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8DB4E2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8DB4E2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9" style:family="table-cell" style:parent-style-name="Percentagem" style:data-style-name="N13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20" style:family="table-cell" style:parent-style-name="Percentagem" style:data-style-name="N1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21" style:family="table-cell" style:parent-style-name="Percentagem" style:data-style-name="N13">
      <style:table-cell-properties style:vertical-align="automatic" style:repeat-content="false"/>
      <style:paragraph-properties fo:text-align="center"/>
    </style:style>
    <style:style style:name="ce22" style:family="table-cell" style:parent-style-name="Percentagem" style:data-style-name="N1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3" style:family="table-cell" style:parent-style-name="Percentagem" style:data-style-name="N13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4" style:family="table-cell" style:parent-style-name="Percentagem" style:data-style-name="N1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8DB4E2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8DB4E2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8DB4E2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4" style:family="table-cell" style:parent-style-name="Percentagem" style:data-style-name="N15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5" style:family="table-cell" style:parent-style-name="Percentagem" style:data-style-name="N13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6" style:family="table-cell" style:parent-style-name="Percentagem" style:data-style-name="N13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11.05958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4.41854166666667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5.794375cm"/>
    </style:style>
    <style:style style:name="co9" style:family="table-column">
      <style:table-column-properties fo:break-before="auto" style:column-width="6.21770833333333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4.63020833333333cm"/>
    </style:style>
    <style:style style:name="co12" style:family="table-column">
      <style:table-column-properties fo:break-before="auto" style:column-width="6.72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6.25pt" style:use-optimal-row-height="false" fo:break-before="auto"/>
    </style:style>
    <style:style style:name="ro3" style:family="table-row">
      <style:table-row-properties style:row-height="77.25pt" style:use-optimal-row-height="false" fo:break-before="auto"/>
    </style:style>
    <style:style style:name="ro4" style:family="table-row">
      <style:table-row-properties style:row-height="7.5pt" style:use-optimal-row-height="false" fo:break-before="auto"/>
    </style:style>
    <style:style style:name="ro5" style:family="table-row">
      <style:table-row-properties style:row-height="140.25pt" style:use-optimal-row-height="false" fo:break-before="auto"/>
    </style:style>
    <style:style style:name="ro6" style:family="table-row">
      <style:table-row-properties style:row-height="114.75pt" style:use-optimal-row-height="false" fo:break-before="auto"/>
    </style:style>
    <style:style style:name="ro7" style:family="table-row">
      <style:table-row-properties style:row-height="22.5pt" style:use-optimal-row-height="false" fo:break-before="auto"/>
    </style:style>
    <style:style style:name="ro8" style:family="table-row">
      <style:table-row-properties style:row-height="79.5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6pt" style:use-optimal-row-height="false" fo:break-before="auto"/>
    </style:style>
    <style:style style:name="ro11" style:family="table-row">
      <style:table-row-properties style:row-height="15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rcursosDiretosSucessoEscola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6374" table:default-cell-style-name="ce5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sultados das escolas no indicador global dos percursos diretos de sucesso: 3.º ciclo do ensino básico geral e cursos artísticos.</text:p>
          </table:table-cell>
          <table:table-cell table:style-name="ce1"/>
          <table:table-cell table:number-columns-repeated="16382" table:style-name="ce5"/>
        </table:table-row>
        <table:table-row table:style-name="ro1">
          <table:table-cell table:number-columns-repeated="2" table:style-name="ce2"/>
          <table:table-cell table:number-columns-repeated="16382" table:style-name="ce5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6" table:style-name="ce5"/>
          <table:table-cell office:value-type="string" table:number-columns-spanned="4" table:number-rows-spanned="1" table:style-name="ce37">
            <text:p>Resultado do último triénio (2017 - 2019)</text:p>
          </table:table-cell>
          <table:covered-table-cell table:number-columns-repeated="3"/>
          <table:table-cell table:number-columns-repeated="16374"/>
        </table:table-row>
        <table:table-row table:style-name="ro3">
          <table:table-cell office:value-type="string" table:style-name="ce11">
            <text:p>Código DGEEC da escola</text:p>
          </table:table-cell>
          <table:table-cell office:value-type="string" table:style-name="ce11">
            <text:p>Código ENEB2019 da escola</text:p>
          </table:table-cell>
          <table:table-cell office:value-type="string" table:style-name="ce11">
            <text:p>Nome da escola</text:p>
          </table:table-cell>
          <table:table-cell office:value-type="string" table:style-name="ce11">
            <text:p>Distrito</text:p>
          </table:table-cell>
          <table:table-cell office:value-type="string" table:style-name="ce11">
            <text:p>Concelho</text:p>
          </table:table-cell>
          <table:table-cell office:value-type="string" table:style-name="ce11">
            <text:p>Natureza</text:p>
          </table:table-cell>
          <table:table-cell office:value-type="string" table:style-name="ce11">
            <text:p>N.º de alunos da escola na amostra<text:s/></text:p>
          </table:table-cell>
          <table:table-cell office:value-type="string" table:style-name="ce11">
            <text:p>Percentagem de percursos diretos de sucesso na escola</text:p>
          </table:table-cell>
          <table:table-cell office:value-type="string" table:style-name="ce12">
            <text:p>Percentagem de percursos diretos de sucesso entre os alunos do país com perfil semelhante (média nacional)</text:p>
          </table:table-cell>
          <table:table-cell office:value-type="string" table:style-name="ce13">
            <text:p>Resultado da escola face à média nacional <text:s text:c="15"/>(diferença entre a percentagem de percursos diretos de sucesso na escola e a média nacional, em pontos percentuais)</text:p>
          </table:table-cell>
          <table:table-cell table:number-columns-repeated="16374"/>
        </table:table-row>
        <table:table-row table:style-name="ro1">
          <table:table-cell office:value-type="float" office:value="1001204" table:style-name="ce27">
            <text:p>1001204</text:p>
          </table:table-cell>
          <table:table-cell office:value-type="float" office:value="344734" table:style-name="ce25">
            <text:p>344734</text:p>
          </table:table-cell>
          <table:table-cell office:value-type="string" table:style-name="ce15">
            <text:p>Escola Básica de Pataias, Alcobaça</text:p>
          </table:table-cell>
          <table:table-cell office:value-type="string" table:style-name="ce15">
            <text:p>Leiria</text:p>
          </table:table-cell>
          <table:table-cell office:value-type="string" table:style-name="ce15">
            <text:p>Alcobaça</text:p>
          </table:table-cell>
          <table:table-cell office:value-type="string" table:style-name="ce15">
            <text:p>Público</text:p>
          </table:table-cell>
          <table:table-cell office:value-type="float" office:value="148" table:style-name="ce25">
            <text:p>148</text:p>
          </table:table-cell>
          <table:table-cell office:value-type="percentage" office:value="0.37162162162162199" table:style-name="ce19">
            <text:p>37%</text:p>
          </table:table-cell>
          <table:table-cell office:value-type="percentage" office:value="0.368343822301686" table:style-name="ce19">
            <text:p>37%</text:p>
          </table:table-cell>
          <table:table-cell office:value-type="percentage" office:value="3.2777993199354801E-3" table:style-name="ce20">
            <text:p>0%</text:p>
          </table:table-cell>
          <table:table-cell table:number-columns-repeated="16374"/>
        </table:table-row>
        <table:table-row table:style-name="ro1">
          <table:table-cell office:value-type="float" office:value="1001452" table:style-name="ce28">
            <text:p>1001452</text:p>
          </table:table-cell>
          <table:table-cell office:value-type="float" office:value="341599" table:style-name="ce4">
            <text:p>341599</text:p>
          </table:table-cell>
          <table:table-cell office:value-type="string" table:style-name="ce3">
            <text:p>Escola Básica Frei Estevão Martins, Alcobaç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Alcobaça</text:p>
          </table:table-cell>
          <table:table-cell office:value-type="string" table:style-name="ce3">
            <text:p>Público</text:p>
          </table:table-cell>
          <table:table-cell office:value-type="float" office:value="414" table:style-name="ce4">
            <text:p>414</text:p>
          </table:table-cell>
          <table:table-cell office:value-type="percentage" office:value="0.46135265700483102" table:style-name="ce21">
            <text:p>46%</text:p>
          </table:table-cell>
          <table:table-cell office:value-type="percentage" office:value="0.47250911909575199" table:style-name="ce21">
            <text:p>47%</text:p>
          </table:table-cell>
          <table:table-cell office:value-type="percentage" office:value="-1.11564620909212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001807" table:style-name="ce28">
            <text:p>1001807</text:p>
          </table:table-cell>
          <table:table-cell office:value-type="float" office:value="380758" table:style-name="ce4">
            <text:p>380758</text:p>
          </table:table-cell>
          <table:table-cell office:value-type="string" table:style-name="ce3">
            <text:p>Externato Cooperativo da Benedit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Alcobaça</text:p>
          </table:table-cell>
          <table:table-cell office:value-type="string" table:style-name="ce3">
            <text:p>Privado</text:p>
          </table:table-cell>
          <table:table-cell office:value-type="float" office:value="493" table:style-name="ce4">
            <text:p>493</text:p>
          </table:table-cell>
          <table:table-cell office:value-type="percentage" office:value="0.43204868154158199" table:style-name="ce21">
            <text:p>43%</text:p>
          </table:table-cell>
          <table:table-cell office:value-type="percentage" office:value="0.46134863840080798" table:style-name="ce21">
            <text:p>46%</text:p>
          </table:table-cell>
          <table:table-cell office:value-type="percentage" office:value="-2.9299956859225401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001811" table:style-name="ce28">
            <text:p>1001811</text:p>
          </table:table-cell>
          <table:table-cell office:value-type="float" office:value="401365" table:style-name="ce4">
            <text:p>401365</text:p>
          </table:table-cell>
          <table:table-cell office:value-type="string" table:style-name="ce3">
            <text:p>Escola Básica e Secundária D. Pedro I, Alcobaç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Alcobaça</text:p>
          </table:table-cell>
          <table:table-cell office:value-type="string" table:style-name="ce3">
            <text:p>Público</text:p>
          </table:table-cell>
          <table:table-cell office:value-type="float" office:value="273" table:style-name="ce4">
            <text:p>273</text:p>
          </table:table-cell>
          <table:table-cell office:value-type="percentage" office:value="0.450549450549451" table:style-name="ce21">
            <text:p>45%</text:p>
          </table:table-cell>
          <table:table-cell office:value-type="percentage" office:value="0.42831468891156199" table:style-name="ce21">
            <text:p>43%</text:p>
          </table:table-cell>
          <table:table-cell office:value-type="percentage" office:value="2.2234761637888099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001951" table:style-name="ce28">
            <text:p>1001951</text:p>
          </table:table-cell>
          <table:table-cell office:value-type="float" office:value="346342" table:style-name="ce4">
            <text:p>346342</text:p>
          </table:table-cell>
          <table:table-cell office:value-type="string" table:style-name="ce3">
            <text:p>Escola Básica e Secundária de São Martinho do Porto, Alcobaç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Alcobaça</text:p>
          </table:table-cell>
          <table:table-cell office:value-type="string" table:style-name="ce3">
            <text:p>Público</text:p>
          </table:table-cell>
          <table:table-cell office:value-type="float" office:value="187" table:style-name="ce4">
            <text:p>187</text:p>
          </table:table-cell>
          <table:table-cell office:value-type="percentage" office:value="0.37433155080213898" table:style-name="ce21">
            <text:p>37%</text:p>
          </table:table-cell>
          <table:table-cell office:value-type="percentage" office:value="0.38497108346674802" table:style-name="ce21">
            <text:p>38%</text:p>
          </table:table-cell>
          <table:table-cell office:value-type="percentage" office:value="-1.06395326646093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002365" table:style-name="ce28">
            <text:p>1002365</text:p>
          </table:table-cell>
          <table:table-cell office:value-type="float" office:value="345829" table:style-name="ce4">
            <text:p>345829</text:p>
          </table:table-cell>
          <table:table-cell office:value-type="string" table:style-name="ce3">
            <text:p>Escola Básica e Secundária Dr. Manuel Ribeiro Ferreira, Alvaiázere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Alvaiázere</text:p>
          </table:table-cell>
          <table:table-cell office:value-type="string" table:style-name="ce3">
            <text:p>Público</text:p>
          </table:table-cell>
          <table:table-cell office:value-type="float" office:value="132" table:style-name="ce4">
            <text:p>132</text:p>
          </table:table-cell>
          <table:table-cell office:value-type="percentage" office:value="0.5" table:style-name="ce21">
            <text:p>50%</text:p>
          </table:table-cell>
          <table:table-cell office:value-type="percentage" office:value="0.48408099587673398" table:style-name="ce21">
            <text:p>48%</text:p>
          </table:table-cell>
          <table:table-cell office:value-type="percentage" office:value="1.59190041232663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003068" table:style-name="ce28">
            <text:p>1003068</text:p>
          </table:table-cell>
          <table:table-cell office:value-type="float" office:value="344436" table:style-name="ce4">
            <text:p>344436</text:p>
          </table:table-cell>
          <table:table-cell office:value-type="string" table:style-name="ce3">
            <text:p>Escola Básica n.º 2 de Avelar, Ansião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Ansião</text:p>
          </table:table-cell>
          <table:table-cell office:value-type="string" table:style-name="ce3">
            <text:p>Público</text:p>
          </table:table-cell>
          <table:table-cell office:value-type="float" office:value="115" table:style-name="ce4">
            <text:p>115</text:p>
          </table:table-cell>
          <table:table-cell office:value-type="percentage" office:value="0.55652173913043501" table:style-name="ce21">
            <text:p>56%</text:p>
          </table:table-cell>
          <table:table-cell office:value-type="percentage" office:value="0.48870855040573902" table:style-name="ce21">
            <text:p>49%</text:p>
          </table:table-cell>
          <table:table-cell office:value-type="percentage" office:value="6.7813188724695703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1003860" table:style-name="ce28">
            <text:p>1003860</text:p>
          </table:table-cell>
          <table:table-cell office:value-type="string" table:style-name="ce4">
            <text:p>*</text:p>
          </table:table-cell>
          <table:table-cell office:value-type="string" table:style-name="ce3">
            <text:p>Instituto "Vasco da Gama"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Ansião</text:p>
          </table:table-cell>
          <table:table-cell office:value-type="string" table:style-name="ce3">
            <text:p>Privado</text:p>
          </table:table-cell>
          <table:table-cell office:value-type="float" office:value="58" table:style-name="ce4">
            <text:p>58</text:p>
          </table:table-cell>
          <table:table-cell office:value-type="percentage" office:value="0.568965517241379" table:style-name="ce21">
            <text:p>57%</text:p>
          </table:table-cell>
          <table:table-cell office:value-type="percentage" office:value="0.60667944224265602" table:style-name="ce21">
            <text:p>61%</text:p>
          </table:table-cell>
          <table:table-cell office:value-type="percentage" office:value="-3.7713925001276197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003989" table:style-name="ce28">
            <text:p>1003989</text:p>
          </table:table-cell>
          <table:table-cell office:value-type="float" office:value="346330" table:style-name="ce4">
            <text:p>346330</text:p>
          </table:table-cell>
          <table:table-cell office:value-type="string" table:style-name="ce3">
            <text:p>Escola Básica e Secundária Dr. Pascoal José de Mello, Ansião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Ansião</text:p>
          </table:table-cell>
          <table:table-cell office:value-type="string" table:style-name="ce3">
            <text:p>Público</text:p>
          </table:table-cell>
          <table:table-cell office:value-type="float" office:value="179" table:style-name="ce4">
            <text:p>179</text:p>
          </table:table-cell>
          <table:table-cell office:value-type="percentage" office:value="0.59217877094972105" table:style-name="ce21">
            <text:p>59%</text:p>
          </table:table-cell>
          <table:table-cell office:value-type="percentage" office:value="0.48613174322705699" table:style-name="ce21">
            <text:p>49%</text:p>
          </table:table-cell>
          <table:table-cell office:value-type="percentage" office:value="0.106047027722664" table:style-name="ce22">
            <text:p>11%</text:p>
          </table:table-cell>
          <table:table-cell table:number-columns-repeated="16374"/>
        </table:table-row>
        <table:table-row table:style-name="ro1">
          <table:table-cell office:value-type="float" office:value="1004191" table:style-name="ce28">
            <text:p>1004191</text:p>
          </table:table-cell>
          <table:table-cell office:value-type="float" office:value="403600" table:style-name="ce4">
            <text:p>403600</text:p>
          </table:table-cell>
          <table:table-cell office:value-type="string" table:style-name="ce3">
            <text:p>Escola Básica e Secundária da Batalh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Batalha</text:p>
          </table:table-cell>
          <table:table-cell office:value-type="string" table:style-name="ce3">
            <text:p>Público</text:p>
          </table:table-cell>
          <table:table-cell office:value-type="float" office:value="333" table:style-name="ce4">
            <text:p>333</text:p>
          </table:table-cell>
          <table:table-cell office:value-type="percentage" office:value="0.55855855855855896" table:style-name="ce21">
            <text:p>56%</text:p>
          </table:table-cell>
          <table:table-cell office:value-type="percentage" office:value="0.51946211152051802" table:style-name="ce21">
            <text:p>52%</text:p>
          </table:table-cell>
          <table:table-cell office:value-type="percentage" office:value="3.9096447038041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004260" table:style-name="ce28">
            <text:p>1004260</text:p>
          </table:table-cell>
          <table:table-cell office:value-type="float" office:value="501580" table:style-name="ce4">
            <text:p>501580</text:p>
          </table:table-cell>
          <table:table-cell office:value-type="string" table:style-name="ce3">
            <text:p>Colégio de S. Mamede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Batalha</text:p>
          </table:table-cell>
          <table:table-cell office:value-type="string" table:style-name="ce3">
            <text:p>Privado</text:p>
          </table:table-cell>
          <table:table-cell office:value-type="float" office:value="132" table:style-name="ce4">
            <text:p>132</text:p>
          </table:table-cell>
          <table:table-cell office:value-type="percentage" office:value="0.29545454545454503" table:style-name="ce21">
            <text:p>30%</text:p>
          </table:table-cell>
          <table:table-cell office:value-type="percentage" office:value="0.36520194596352701" table:style-name="ce21">
            <text:p>37%</text:p>
          </table:table-cell>
          <table:table-cell office:value-type="percentage" office:value="-6.9747400508981303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005666" table:style-name="ce28">
            <text:p>1005666</text:p>
          </table:table-cell>
          <table:table-cell office:value-type="float" office:value="403593" table:style-name="ce4">
            <text:p>403593</text:p>
          </table:table-cell>
          <table:table-cell office:value-type="string" table:style-name="ce3">
            <text:p>Escola Básica e Secundária Fernão do Pó, Bombarral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Bombarral</text:p>
          </table:table-cell>
          <table:table-cell office:value-type="string" table:style-name="ce3">
            <text:p>Público</text:p>
          </table:table-cell>
          <table:table-cell office:value-type="float" office:value="333" table:style-name="ce4">
            <text:p>333</text:p>
          </table:table-cell>
          <table:table-cell office:value-type="percentage" office:value="0.33333333333333298" table:style-name="ce21">
            <text:p>33%</text:p>
          </table:table-cell>
          <table:table-cell office:value-type="percentage" office:value="0.39203890103632899" table:style-name="ce21">
            <text:p>39%</text:p>
          </table:table-cell>
          <table:table-cell office:value-type="percentage" office:value="-5.8705567702995599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006002" table:style-name="ce28">
            <text:p>1006002</text:p>
          </table:table-cell>
          <table:table-cell office:value-type="float" office:value="402667" table:style-name="ce4">
            <text:p>402667</text:p>
          </table:table-cell>
          <table:table-cell office:value-type="string" table:style-name="ce3">
            <text:p>Escola Secundária Raul Proença, Caldas da Rainh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Caldas da Rainha</text:p>
          </table:table-cell>
          <table:table-cell office:value-type="string" table:style-name="ce3">
            <text:p>Público</text:p>
          </table:table-cell>
          <table:table-cell office:value-type="float" office:value="491" table:style-name="ce4">
            <text:p>491</text:p>
          </table:table-cell>
          <table:table-cell office:value-type="percentage" office:value="0.65173116089613004" table:style-name="ce21">
            <text:p>65%</text:p>
          </table:table-cell>
          <table:table-cell office:value-type="percentage" office:value="0.56760605454454804" table:style-name="ce21">
            <text:p>57%</text:p>
          </table:table-cell>
          <table:table-cell office:value-type="percentage" office:value="8.4125106351582796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006011" table:style-name="ce28">
            <text:p>1006011</text:p>
          </table:table-cell>
          <table:table-cell office:value-type="float" office:value="340807" table:style-name="ce4">
            <text:p>340807</text:p>
          </table:table-cell>
          <table:table-cell office:value-type="string" table:style-name="ce3">
            <text:p>Escola Básica D. João II, Caldas da Rainh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Caldas da Rainha</text:p>
          </table:table-cell>
          <table:table-cell office:value-type="string" table:style-name="ce3">
            <text:p>Público</text:p>
          </table:table-cell>
          <table:table-cell office:value-type="float" office:value="496" table:style-name="ce4">
            <text:p>496</text:p>
          </table:table-cell>
          <table:table-cell office:value-type="percentage" office:value="0.375" table:style-name="ce21">
            <text:p>38%</text:p>
          </table:table-cell>
          <table:table-cell office:value-type="percentage" office:value="0.42342288652437599" table:style-name="ce21">
            <text:p>42%</text:p>
          </table:table-cell>
          <table:table-cell office:value-type="percentage" office:value="-4.8422886524375701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006058" table:style-name="ce28">
            <text:p>1006058</text:p>
          </table:table-cell>
          <table:table-cell office:value-type="float" office:value="380210" table:style-name="ce4">
            <text:p>380210</text:p>
          </table:table-cell>
          <table:table-cell office:value-type="string" table:style-name="ce3">
            <text:p>Colégio Rainha D. Leonor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Caldas da Rainha</text:p>
          </table:table-cell>
          <table:table-cell office:value-type="string" table:style-name="ce3">
            <text:p>Privado</text:p>
          </table:table-cell>
          <table:table-cell office:value-type="float" office:value="251" table:style-name="ce4">
            <text:p>251</text:p>
          </table:table-cell>
          <table:table-cell office:value-type="percentage" office:value="0.54581673306772904" table:style-name="ce21">
            <text:p>55%</text:p>
          </table:table-cell>
          <table:table-cell office:value-type="percentage" office:value="0.50068158738497404" table:style-name="ce21">
            <text:p>50%</text:p>
          </table:table-cell>
          <table:table-cell office:value-type="percentage" office:value="4.5135145682754799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006317" table:style-name="ce28">
            <text:p>1006317</text:p>
          </table:table-cell>
          <table:table-cell office:value-type="float" office:value="330152" table:style-name="ce4">
            <text:p>330152</text:p>
          </table:table-cell>
          <table:table-cell office:value-type="string" table:style-name="ce3">
            <text:p>Escola Básica de Santa Catarina, Caldas da Rainh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Caldas da Rainha</text:p>
          </table:table-cell>
          <table:table-cell office:value-type="string" table:style-name="ce3">
            <text:p>Público</text:p>
          </table:table-cell>
          <table:table-cell office:value-type="float" office:value="125" table:style-name="ce4">
            <text:p>125</text:p>
          </table:table-cell>
          <table:table-cell office:value-type="percentage" office:value="0.32" table:style-name="ce21">
            <text:p>32%</text:p>
          </table:table-cell>
          <table:table-cell office:value-type="percentage" office:value="0.31617931016920597" table:style-name="ce21">
            <text:p>32%</text:p>
          </table:table-cell>
          <table:table-cell office:value-type="percentage" office:value="3.8206898307935602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006383" table:style-name="ce28">
            <text:p>1006383</text:p>
          </table:table-cell>
          <table:table-cell office:value-type="float" office:value="402618" table:style-name="ce4">
            <text:p>402618</text:p>
          </table:table-cell>
          <table:table-cell office:value-type="string" table:style-name="ce3">
            <text:p>Escola Secundária Rafael Bordalo Pinheiro, Caldas da Rainh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Caldas da Rainha</text:p>
          </table:table-cell>
          <table:table-cell office:value-type="string" table:style-name="ce3">
            <text:p>Público</text:p>
          </table:table-cell>
          <table:table-cell office:value-type="float" office:value="82" table:style-name="ce4">
            <text:p>82</text:p>
          </table:table-cell>
          <table:table-cell office:value-type="percentage" office:value="0.219512195121951" table:style-name="ce21">
            <text:p>22%</text:p>
          </table:table-cell>
          <table:table-cell office:value-type="percentage" office:value="0.29272721653720801" table:style-name="ce21">
            <text:p>29%</text:p>
          </table:table-cell>
          <table:table-cell office:value-type="percentage" office:value="-7.3215021415256501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006571" table:style-name="ce28">
            <text:p>1006571</text:p>
          </table:table-cell>
          <table:table-cell office:value-type="float" office:value="200754" table:style-name="ce4">
            <text:p>200754</text:p>
          </table:table-cell>
          <table:table-cell office:value-type="string" table:style-name="ce3">
            <text:p>Colégio Frei Cristóvão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Caldas da Rainha</text:p>
          </table:table-cell>
          <table:table-cell office:value-type="string" table:style-name="ce3">
            <text:p>Privado</text:p>
          </table:table-cell>
          <table:table-cell office:value-type="float" office:value="220" table:style-name="ce4">
            <text:p>220</text:p>
          </table:table-cell>
          <table:table-cell office:value-type="percentage" office:value="0.44545454545454499" table:style-name="ce21">
            <text:p>45%</text:p>
          </table:table-cell>
          <table:table-cell office:value-type="percentage" office:value="0.46538496969401899" table:style-name="ce21">
            <text:p>47%</text:p>
          </table:table-cell>
          <table:table-cell office:value-type="percentage" office:value="-1.99304242394732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006719" table:style-name="ce28">
            <text:p>1006719</text:p>
          </table:table-cell>
          <table:table-cell office:value-type="float" office:value="330139" table:style-name="ce4">
            <text:p>330139</text:p>
          </table:table-cell>
          <table:table-cell office:value-type="string" table:style-name="ce3">
            <text:p>Escola Básica de Santo Onofre, Caldas da Rainh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Caldas da Rainha</text:p>
          </table:table-cell>
          <table:table-cell office:value-type="string" table:style-name="ce3">
            <text:p>Público</text:p>
          </table:table-cell>
          <table:table-cell office:value-type="float" office:value="106" table:style-name="ce4">
            <text:p>106</text:p>
          </table:table-cell>
          <table:table-cell office:value-type="percentage" office:value="0.245283018867925" table:style-name="ce21">
            <text:p>25%</text:p>
          </table:table-cell>
          <table:table-cell office:value-type="percentage" office:value="0.296749684924767" table:style-name="ce21">
            <text:p>30%</text:p>
          </table:table-cell>
          <table:table-cell office:value-type="percentage" office:value="-5.1466666056842698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007156" table:style-name="ce28">
            <text:p>1007156</text:p>
          </table:table-cell>
          <table:table-cell office:value-type="float" office:value="341113" table:style-name="ce4">
            <text:p>341113</text:p>
          </table:table-cell>
          <table:table-cell office:value-type="string" table:style-name="ce3">
            <text:p>Escola Básica Dr. Bissaya Barreto, Castanheira de Pêr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Castanheira de Pêra</text:p>
          </table:table-cell>
          <table:table-cell office:value-type="string" table:style-name="ce3">
            <text:p>Público</text:p>
          </table:table-cell>
          <table:table-cell office:value-type="float" office:value="61" table:style-name="ce4">
            <text:p>61</text:p>
          </table:table-cell>
          <table:table-cell office:value-type="percentage" office:value="0.39344262295082" table:style-name="ce21">
            <text:p>39%</text:p>
          </table:table-cell>
          <table:table-cell office:value-type="percentage" office:value="0.36930466596834499" table:style-name="ce21">
            <text:p>37%</text:p>
          </table:table-cell>
          <table:table-cell office:value-type="percentage" office:value="2.41379569824746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008861" table:style-name="ce28">
            <text:p>1008861</text:p>
          </table:table-cell>
          <table:table-cell office:value-type="float" office:value="403581" table:style-name="ce4">
            <text:p>403581</text:p>
          </table:table-cell>
          <table:table-cell office:value-type="string" table:style-name="ce3">
            <text:p>Escola Secundária de Figueiró dos Vinhos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Figueiró dos Vinhos</text:p>
          </table:table-cell>
          <table:table-cell office:value-type="string" table:style-name="ce3">
            <text:p>Público</text:p>
          </table:table-cell>
          <table:table-cell office:value-type="float" office:value="112" table:style-name="ce4">
            <text:p>112</text:p>
          </table:table-cell>
          <table:table-cell office:value-type="percentage" office:value="0.33928571428571402" table:style-name="ce21">
            <text:p>34%</text:p>
          </table:table-cell>
          <table:table-cell office:value-type="percentage" office:value="0.36730321512210701" table:style-name="ce21">
            <text:p>37%</text:p>
          </table:table-cell>
          <table:table-cell office:value-type="percentage" office:value="-2.8017500836392199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009014" table:style-name="ce28">
            <text:p>1009014</text:p>
          </table:table-cell>
          <table:table-cell office:value-type="float" office:value="341137" table:style-name="ce4">
            <text:p>341137</text:p>
          </table:table-cell>
          <table:table-cell office:value-type="string" table:style-name="ce3">
            <text:p>Escola Básica Dr. Correia Mateus, 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úblico</text:p>
          </table:table-cell>
          <table:table-cell office:value-type="float" office:value="282" table:style-name="ce4">
            <text:p>282</text:p>
          </table:table-cell>
          <table:table-cell office:value-type="percentage" office:value="0.45744680851063801" table:style-name="ce21">
            <text:p>46%</text:p>
          </table:table-cell>
          <table:table-cell office:value-type="percentage" office:value="0.472929239004863" table:style-name="ce21">
            <text:p>47%</text:p>
          </table:table-cell>
          <table:table-cell office:value-type="percentage" office:value="-1.54824304942245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009042" table:style-name="ce28">
            <text:p>1009042</text:p>
          </table:table-cell>
          <table:table-cell office:value-type="float" office:value="330255" table:style-name="ce4">
            <text:p>330255</text:p>
          </table:table-cell>
          <table:table-cell office:value-type="string" table:style-name="ce3">
            <text:p>Escola Básica de Santa Catarina da Serra, 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úblico</text:p>
          </table:table-cell>
          <table:table-cell office:value-type="float" office:value="97" table:style-name="ce4">
            <text:p>97</text:p>
          </table:table-cell>
          <table:table-cell office:value-type="percentage" office:value="0.64948453608247403" table:style-name="ce21">
            <text:p>65%</text:p>
          </table:table-cell>
          <table:table-cell office:value-type="percentage" office:value="0.51009226707503796" table:style-name="ce21">
            <text:p>51%</text:p>
          </table:table-cell>
          <table:table-cell office:value-type="percentage" office:value="0.13939226900743601" table:style-name="ce22">
            <text:p>14%</text:p>
          </table:table-cell>
          <table:table-cell table:number-columns-repeated="16374"/>
        </table:table-row>
        <table:table-row table:style-name="ro1">
          <table:table-cell office:value-type="float" office:value="1009075" table:style-name="ce28">
            <text:p>1009075</text:p>
          </table:table-cell>
          <table:table-cell office:value-type="string" table:style-name="ce4">
            <text:p>*</text:p>
          </table:table-cell>
          <table:table-cell office:value-type="string" table:style-name="ce3">
            <text:p>Colégio Senhor dos Milagres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rivado</text:p>
          </table:table-cell>
          <table:table-cell office:value-type="float" office:value="143" table:style-name="ce4">
            <text:p>143</text:p>
          </table:table-cell>
          <table:table-cell office:value-type="percentage" office:value="0.51048951048951097" table:style-name="ce21">
            <text:p>51%</text:p>
          </table:table-cell>
          <table:table-cell office:value-type="percentage" office:value="0.49457311436551998" table:style-name="ce21">
            <text:p>49%</text:p>
          </table:table-cell>
          <table:table-cell office:value-type="percentage" office:value="1.5916396123991001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009116" table:style-name="ce28">
            <text:p>1009116</text:p>
          </table:table-cell>
          <table:table-cell office:value-type="float" office:value="345910" table:style-name="ce4">
            <text:p>345910</text:p>
          </table:table-cell>
          <table:table-cell office:value-type="string" table:style-name="ce3">
            <text:p>Escola Básica e Secundária Henrique Sommer, Maceira, 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úblico</text:p>
          </table:table-cell>
          <table:table-cell office:value-type="float" office:value="218" table:style-name="ce4">
            <text:p>218</text:p>
          </table:table-cell>
          <table:table-cell office:value-type="percentage" office:value="0.60091743119266094" table:style-name="ce21">
            <text:p>60%</text:p>
          </table:table-cell>
          <table:table-cell office:value-type="percentage" office:value="0.56396134178906199" table:style-name="ce21">
            <text:p>56%</text:p>
          </table:table-cell>
          <table:table-cell office:value-type="percentage" office:value="3.6956089403598798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009142" table:style-name="ce28">
            <text:p>1009142</text:p>
          </table:table-cell>
          <table:table-cell office:value-type="float" office:value="344722" table:style-name="ce4">
            <text:p>344722</text:p>
          </table:table-cell>
          <table:table-cell office:value-type="string" table:style-name="ce3">
            <text:p>Escola Básica n.º 2 de Marrazes, 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úblico</text:p>
          </table:table-cell>
          <table:table-cell office:value-type="float" office:value="141" table:style-name="ce4">
            <text:p>141</text:p>
          </table:table-cell>
          <table:table-cell office:value-type="percentage" office:value="0.48936170212766" table:style-name="ce21">
            <text:p>49%</text:p>
          </table:table-cell>
          <table:table-cell office:value-type="percentage" office:value="0.45346698955571502" table:style-name="ce21">
            <text:p>45%</text:p>
          </table:table-cell>
          <table:table-cell office:value-type="percentage" office:value="3.5894712571945001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009182" table:style-name="ce28">
            <text:p>1009182</text:p>
          </table:table-cell>
          <table:table-cell office:value-type="float" office:value="342920" table:style-name="ce4">
            <text:p>342920</text:p>
          </table:table-cell>
          <table:table-cell office:value-type="string" table:style-name="ce3">
            <text:p>Escola Básica e Secundária Rainha Santa Isabel, Carreira, 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úblico</text:p>
          </table:table-cell>
          <table:table-cell office:value-type="float" office:value="207" table:style-name="ce4">
            <text:p>207</text:p>
          </table:table-cell>
          <table:table-cell office:value-type="percentage" office:value="0.58454106280193197" table:style-name="ce21">
            <text:p>58%</text:p>
          </table:table-cell>
          <table:table-cell office:value-type="percentage" office:value="0.472095355722087" table:style-name="ce21">
            <text:p>47%</text:p>
          </table:table-cell>
          <table:table-cell office:value-type="percentage" office:value="0.112445707079845" table:style-name="ce22">
            <text:p>11%</text:p>
          </table:table-cell>
          <table:table-cell table:number-columns-repeated="16374"/>
        </table:table-row>
        <table:table-row table:style-name="ro1">
          <table:table-cell office:value-type="float" office:value="1009234" table:style-name="ce28">
            <text:p>1009234</text:p>
          </table:table-cell>
          <table:table-cell office:value-type="float" office:value="380208" table:style-name="ce4">
            <text:p>380208</text:p>
          </table:table-cell>
          <table:table-cell office:value-type="string" table:style-name="ce3">
            <text:p>Colégio Dinis de Melo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rivado</text:p>
          </table:table-cell>
          <table:table-cell office:value-type="float" office:value="352" table:style-name="ce4">
            <text:p>352</text:p>
          </table:table-cell>
          <table:table-cell office:value-type="percentage" office:value="0.47159090909090901" table:style-name="ce21">
            <text:p>47%</text:p>
          </table:table-cell>
          <table:table-cell office:value-type="percentage" office:value="0.480857405708291" table:style-name="ce21">
            <text:p>48%</text:p>
          </table:table-cell>
          <table:table-cell office:value-type="percentage" office:value="-9.2664966173819901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009346" table:style-name="ce28">
            <text:p>1009346</text:p>
          </table:table-cell>
          <table:table-cell office:value-type="float" office:value="380211" table:style-name="ce4">
            <text:p>380211</text:p>
          </table:table-cell>
          <table:table-cell office:value-type="string" table:style-name="ce3">
            <text:p>Colégio Dr. Luís Pereira da Cost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rivado</text:p>
          </table:table-cell>
          <table:table-cell office:value-type="float" office:value="209" table:style-name="ce4">
            <text:p>209</text:p>
          </table:table-cell>
          <table:table-cell office:value-type="percentage" office:value="0.41148325358851701" table:style-name="ce21">
            <text:p>41%</text:p>
          </table:table-cell>
          <table:table-cell office:value-type="percentage" office:value="0.393363826084768" table:style-name="ce21">
            <text:p>39%</text:p>
          </table:table-cell>
          <table:table-cell office:value-type="percentage" office:value="1.81194275037483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009432" table:style-name="ce28">
            <text:p>1009432</text:p>
          </table:table-cell>
          <table:table-cell office:value-type="float" office:value="501542" table:style-name="ce4">
            <text:p>501542</text:p>
          </table:table-cell>
          <table:table-cell office:value-type="string" table:style-name="ce3">
            <text:p>Colégio Conciliar de Maria Imaculad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rivado</text:p>
          </table:table-cell>
          <table:table-cell office:value-type="float" office:value="248" table:style-name="ce4">
            <text:p>248</text:p>
          </table:table-cell>
          <table:table-cell office:value-type="percentage" office:value="0.85483870967741904" table:style-name="ce21">
            <text:p>85%</text:p>
          </table:table-cell>
          <table:table-cell office:value-type="percentage" office:value="0.72606408392480404" table:style-name="ce21">
            <text:p>73%</text:p>
          </table:table-cell>
          <table:table-cell office:value-type="percentage" office:value="0.128774625752616" table:style-name="ce22">
            <text:p>13%</text:p>
          </table:table-cell>
          <table:table-cell table:number-columns-repeated="16374"/>
        </table:table-row>
        <table:table-row table:style-name="ro1">
          <table:table-cell office:value-type="float" office:value="1009618" table:style-name="ce28">
            <text:p>1009618</text:p>
          </table:table-cell>
          <table:table-cell office:value-type="float" office:value="501530" table:style-name="ce4">
            <text:p>501530</text:p>
          </table:table-cell>
          <table:table-cell office:value-type="string" table:style-name="ce3">
            <text:p>Colégio de Nossa Senhora de Fátim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rivado</text:p>
          </table:table-cell>
          <table:table-cell office:value-type="float" office:value="164" table:style-name="ce4">
            <text:p>164</text:p>
          </table:table-cell>
          <table:table-cell office:value-type="percentage" office:value="0.93902439024390205" table:style-name="ce21">
            <text:p>94%</text:p>
          </table:table-cell>
          <table:table-cell office:value-type="percentage" office:value="0.722127277518542" table:style-name="ce21">
            <text:p>72%</text:p>
          </table:table-cell>
          <table:table-cell office:value-type="percentage" office:value="0.216897112725361" table:style-name="ce22">
            <text:p>22%</text:p>
          </table:table-cell>
          <table:table-cell table:number-columns-repeated="16374"/>
        </table:table-row>
        <table:table-row table:style-name="ro1">
          <table:table-cell office:value-type="float" office:value="1009655" table:style-name="ce28">
            <text:p>1009655</text:p>
          </table:table-cell>
          <table:table-cell office:value-type="float" office:value="400725" table:style-name="ce4">
            <text:p>400725</text:p>
          </table:table-cell>
          <table:table-cell office:value-type="string" table:style-name="ce3">
            <text:p>Escola Secundária Afonso Lopes Vieira, 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úblico</text:p>
          </table:table-cell>
          <table:table-cell office:value-type="float" office:value="238" table:style-name="ce4">
            <text:p>238</text:p>
          </table:table-cell>
          <table:table-cell office:value-type="percentage" office:value="0.40336134453781503" table:style-name="ce21">
            <text:p>40%</text:p>
          </table:table-cell>
          <table:table-cell office:value-type="percentage" office:value="0.41990749825042201" table:style-name="ce21">
            <text:p>42%</text:p>
          </table:table-cell>
          <table:table-cell office:value-type="percentage" office:value="-1.6546153712606902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009684" table:style-name="ce28">
            <text:p>1009684</text:p>
          </table:table-cell>
          <table:table-cell office:value-type="float" office:value="330243" table:style-name="ce4">
            <text:p>330243</text:p>
          </table:table-cell>
          <table:table-cell office:value-type="string" table:style-name="ce3">
            <text:p>Escola Básica de Colmeias, 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úblico</text:p>
          </table:table-cell>
          <table:table-cell office:value-type="float" office:value="170" table:style-name="ce4">
            <text:p>170</text:p>
          </table:table-cell>
          <table:table-cell office:value-type="percentage" office:value="0.41764705882352898" table:style-name="ce21">
            <text:p>42%</text:p>
          </table:table-cell>
          <table:table-cell office:value-type="percentage" office:value="0.44529343922648201" table:style-name="ce21">
            <text:p>45%</text:p>
          </table:table-cell>
          <table:table-cell office:value-type="percentage" office:value="-2.7646380402952898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009694" table:style-name="ce28">
            <text:p>1009694</text:p>
          </table:table-cell>
          <table:table-cell office:value-type="float" office:value="310141" table:style-name="ce4">
            <text:p>310141</text:p>
          </table:table-cell>
          <table:table-cell office:value-type="string" table:style-name="ce3">
            <text:p>Escola Básica José Saraiva, 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úblico</text:p>
          </table:table-cell>
          <table:table-cell office:value-type="float" office:value="490" table:style-name="ce4">
            <text:p>490</text:p>
          </table:table-cell>
          <table:table-cell office:value-type="percentage" office:value="0.59387755102040796" table:style-name="ce21">
            <text:p>59%</text:p>
          </table:table-cell>
          <table:table-cell office:value-type="percentage" office:value="0.56380593163439896" table:style-name="ce21">
            <text:p>56%</text:p>
          </table:table-cell>
          <table:table-cell office:value-type="percentage" office:value="3.0071619386009499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009858" table:style-name="ce28">
            <text:p>1009858</text:p>
          </table:table-cell>
          <table:table-cell office:value-type="float" office:value="340716" table:style-name="ce4">
            <text:p>340716</text:p>
          </table:table-cell>
          <table:table-cell office:value-type="string" table:style-name="ce3">
            <text:p>Escola Básica D. Dinis, 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úblico</text:p>
          </table:table-cell>
          <table:table-cell office:value-type="float" office:value="390" table:style-name="ce4">
            <text:p>390</text:p>
          </table:table-cell>
          <table:table-cell office:value-type="percentage" office:value="0.61794871794871797" table:style-name="ce21">
            <text:p>62%</text:p>
          </table:table-cell>
          <table:table-cell office:value-type="percentage" office:value="0.54170726725088003" table:style-name="ce21">
            <text:p>54%</text:p>
          </table:table-cell>
          <table:table-cell office:value-type="percentage" office:value="7.6241450697838095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009863" table:style-name="ce28">
            <text:p>1009863</text:p>
          </table:table-cell>
          <table:table-cell office:value-type="float" office:value="341125" table:style-name="ce4">
            <text:p>341125</text:p>
          </table:table-cell>
          <table:table-cell office:value-type="string" table:style-name="ce3">
            <text:p>Escola Básica Dr. Correia Alexandre, Caranguejeira, 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úblico</text:p>
          </table:table-cell>
          <table:table-cell office:value-type="float" office:value="146" table:style-name="ce4">
            <text:p>146</text:p>
          </table:table-cell>
          <table:table-cell office:value-type="percentage" office:value="0.51369863013698602" table:style-name="ce21">
            <text:p>51%</text:p>
          </table:table-cell>
          <table:table-cell office:value-type="percentage" office:value="0.461194118050263" table:style-name="ce21">
            <text:p>46%</text:p>
          </table:table-cell>
          <table:table-cell office:value-type="percentage" office:value="5.2504512086723798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010128" table:style-name="ce28">
            <text:p>1010128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Guilherme Stephens, Marinha Grande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Marinha Grande</text:p>
          </table:table-cell>
          <table:table-cell office:value-type="string" table:style-name="ce3">
            <text:p>Público</text:p>
          </table:table-cell>
          <table:table-cell office:value-type="float" office:value="531" table:style-name="ce4">
            <text:p>531</text:p>
          </table:table-cell>
          <table:table-cell office:value-type="percentage" office:value="0.44256120527307002" table:style-name="ce21">
            <text:p>44%</text:p>
          </table:table-cell>
          <table:table-cell office:value-type="percentage" office:value="0.441610384114555" table:style-name="ce21">
            <text:p>44%</text:p>
          </table:table-cell>
          <table:table-cell office:value-type="percentage" office:value="9.5082115851454299E-4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010147" table:style-name="ce28">
            <text:p>1010147</text:p>
          </table:table-cell>
          <table:table-cell office:value-type="float" office:value="401985" table:style-name="ce4">
            <text:p>401985</text:p>
          </table:table-cell>
          <table:table-cell office:value-type="string" table:style-name="ce3">
            <text:p>Escola Secundária José Loureiro Botas, Vieira de Leiria, Marinha Grande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Marinha Grande</text:p>
          </table:table-cell>
          <table:table-cell office:value-type="string" table:style-name="ce3">
            <text:p>Público</text:p>
          </table:table-cell>
          <table:table-cell office:value-type="float" office:value="171" table:style-name="ce4">
            <text:p>171</text:p>
          </table:table-cell>
          <table:table-cell office:value-type="percentage" office:value="0.391812865497076" table:style-name="ce21">
            <text:p>39%</text:p>
          </table:table-cell>
          <table:table-cell office:value-type="percentage" office:value="0.46211287894450498" table:style-name="ce21">
            <text:p>46%</text:p>
          </table:table-cell>
          <table:table-cell office:value-type="percentage" office:value="-7.0300013447428603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010674" table:style-name="ce28">
            <text:p>1010674</text:p>
          </table:table-cell>
          <table:table-cell office:value-type="float" office:value="342713" table:style-name="ce4">
            <text:p>342713</text:p>
          </table:table-cell>
          <table:table-cell office:value-type="string" table:style-name="ce3">
            <text:p>Escola Básica Prof. Alberto Nery Capucho, Marinha Grande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Marinha Grande</text:p>
          </table:table-cell>
          <table:table-cell office:value-type="string" table:style-name="ce3">
            <text:p>Público</text:p>
          </table:table-cell>
          <table:table-cell office:value-type="float" office:value="208" table:style-name="ce4">
            <text:p>208</text:p>
          </table:table-cell>
          <table:table-cell office:value-type="percentage" office:value="0.42788461538461497" table:style-name="ce21">
            <text:p>43%</text:p>
          </table:table-cell>
          <table:table-cell office:value-type="percentage" office:value="0.51986409316851001" table:style-name="ce21">
            <text:p>52%</text:p>
          </table:table-cell>
          <table:table-cell office:value-type="percentage" office:value="-9.1979477783894703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01083" table:style-name="ce28">
            <text:p>101083</text:p>
          </table:table-cell>
          <table:table-cell office:value-type="float" office:value="343493" table:style-name="ce4">
            <text:p>343493</text:p>
          </table:table-cell>
          <table:table-cell office:value-type="string" table:style-name="ce3">
            <text:p>Escola Básica Professor Artur Nunes Vidal, Fermentelos, Águed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Águeda</text:p>
          </table:table-cell>
          <table:table-cell office:value-type="string" table:style-name="ce3">
            <text:p>Público</text:p>
          </table:table-cell>
          <table:table-cell office:value-type="float" office:value="100" table:style-name="ce4">
            <text:p>100</text:p>
          </table:table-cell>
          <table:table-cell office:value-type="percentage" office:value="0.48" table:style-name="ce21">
            <text:p>48%</text:p>
          </table:table-cell>
          <table:table-cell office:value-type="percentage" office:value="0.42112984342823401" table:style-name="ce21">
            <text:p>42%</text:p>
          </table:table-cell>
          <table:table-cell office:value-type="percentage" office:value="5.8870156571766502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010987" table:style-name="ce28">
            <text:p>1010987</text:p>
          </table:table-cell>
          <table:table-cell office:value-type="float" office:value="402503" table:style-name="ce4">
            <text:p>402503</text:p>
          </table:table-cell>
          <table:table-cell office:value-type="string" table:style-name="ce3">
            <text:p>Escola Secundária Pinhal do Rei, Marinha Grande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Marinha Grande</text:p>
          </table:table-cell>
          <table:table-cell office:value-type="string" table:style-name="ce3">
            <text:p>Público</text:p>
          </table:table-cell>
          <table:table-cell office:value-type="float" office:value="214" table:style-name="ce4">
            <text:p>214</text:p>
          </table:table-cell>
          <table:table-cell office:value-type="percentage" office:value="0.41588785046728999" table:style-name="ce21">
            <text:p>42%</text:p>
          </table:table-cell>
          <table:table-cell office:value-type="percentage" office:value="0.51272783743890005" table:style-name="ce21">
            <text:p>51%</text:p>
          </table:table-cell>
          <table:table-cell office:value-type="percentage" office:value="-9.6839986971610406E-2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011314" table:style-name="ce28">
            <text:p>1011314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xternato D. Fuas Roupinho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Nazaré</text:p>
          </table:table-cell>
          <table:table-cell office:value-type="string" table:style-name="ce3">
            <text:p>Privado</text:p>
          </table:table-cell>
          <table:table-cell office:value-type="float" office:value="77" table:style-name="ce4">
            <text:p>77</text:p>
          </table:table-cell>
          <table:table-cell office:value-type="percentage" office:value="0.45454545454545497" table:style-name="ce21">
            <text:p>45%</text:p>
          </table:table-cell>
          <table:table-cell office:value-type="percentage" office:value="0.57083531035630097" table:style-name="ce21">
            <text:p>57%</text:p>
          </table:table-cell>
          <table:table-cell office:value-type="percentage" office:value="-0.116289855810846" table:style-name="ce22">
            <text:p>-12%</text:p>
          </table:table-cell>
          <table:table-cell table:number-columns-repeated="16374"/>
        </table:table-row>
        <table:table-row table:style-name="ro1">
          <table:table-cell office:value-type="float" office:value="101150" table:style-name="ce28">
            <text:p>101150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Fernando Caldeira, Águed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Águeda</text:p>
          </table:table-cell>
          <table:table-cell office:value-type="string" table:style-name="ce3">
            <text:p>Público</text:p>
          </table:table-cell>
          <table:table-cell office:value-type="float" office:value="52" table:style-name="ce4">
            <text:p>52</text:p>
          </table:table-cell>
          <table:table-cell office:value-type="percentage" office:value="0.15384615384615399" table:style-name="ce21">
            <text:p>15%</text:p>
          </table:table-cell>
          <table:table-cell office:value-type="percentage" office:value="0.24861781548909501" table:style-name="ce21">
            <text:p>25%</text:p>
          </table:table-cell>
          <table:table-cell office:value-type="percentage" office:value="-9.4771661642941096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011933" table:style-name="ce28">
            <text:p>1011933</text:p>
          </table:table-cell>
          <table:table-cell office:value-type="float" office:value="340170" table:style-name="ce4">
            <text:p>340170</text:p>
          </table:table-cell>
          <table:table-cell office:value-type="string" table:style-name="ce3">
            <text:p>Escola Básica e Secundária Amadeu Gaudêncio, Nazaré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Nazaré</text:p>
          </table:table-cell>
          <table:table-cell office:value-type="string" table:style-name="ce3">
            <text:p>Público</text:p>
          </table:table-cell>
          <table:table-cell office:value-type="float" office:value="264" table:style-name="ce4">
            <text:p>264</text:p>
          </table:table-cell>
          <table:table-cell office:value-type="percentage" office:value="0.25" table:style-name="ce21">
            <text:p>25%</text:p>
          </table:table-cell>
          <table:table-cell office:value-type="percentage" office:value="0.33202457096392801" table:style-name="ce21">
            <text:p>33%</text:p>
          </table:table-cell>
          <table:table-cell office:value-type="percentage" office:value="-8.2024570963927596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1012003" table:style-name="ce28">
            <text:p>1012003</text:p>
          </table:table-cell>
          <table:table-cell office:value-type="float" office:value="341800" table:style-name="ce4">
            <text:p>341800</text:p>
          </table:table-cell>
          <table:table-cell office:value-type="string" table:style-name="ce3">
            <text:p>Escola Básica e Secundária Josefa de Óbidos, Óbidos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Óbidos</text:p>
          </table:table-cell>
          <table:table-cell office:value-type="string" table:style-name="ce3">
            <text:p>Público</text:p>
          </table:table-cell>
          <table:table-cell office:value-type="float" office:value="267" table:style-name="ce4">
            <text:p>267</text:p>
          </table:table-cell>
          <table:table-cell office:value-type="percentage" office:value="0.367041198501873" table:style-name="ce21">
            <text:p>37%</text:p>
          </table:table-cell>
          <table:table-cell office:value-type="percentage" office:value="0.36311244304200802" table:style-name="ce21">
            <text:p>36%</text:p>
          </table:table-cell>
          <table:table-cell office:value-type="percentage" office:value="3.9287554598641901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01258" table:style-name="ce28">
            <text:p>101258</text:p>
          </table:table-cell>
          <table:table-cell office:value-type="float" office:value="345672" table:style-name="ce4">
            <text:p>345672</text:p>
          </table:table-cell>
          <table:table-cell office:value-type="string" table:style-name="ce3">
            <text:p>Escola Básica de Aguada de Cima, Águed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Águeda</text:p>
          </table:table-cell>
          <table:table-cell office:value-type="string" table:style-name="ce3">
            <text:p>Público</text:p>
          </table:table-cell>
          <table:table-cell office:value-type="float" office:value="176" table:style-name="ce4">
            <text:p>176</text:p>
          </table:table-cell>
          <table:table-cell office:value-type="percentage" office:value="0.34659090909090901" table:style-name="ce21">
            <text:p>35%</text:p>
          </table:table-cell>
          <table:table-cell office:value-type="percentage" office:value="0.42489509214441901" table:style-name="ce21">
            <text:p>42%</text:p>
          </table:table-cell>
          <table:table-cell office:value-type="percentage" office:value="-7.8304183053509405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101356" table:style-name="ce28">
            <text:p>101356</text:p>
          </table:table-cell>
          <table:table-cell office:value-type="string" table:style-name="ce4">
            <text:p>*</text:p>
          </table:table-cell>
          <table:table-cell office:value-type="string" table:style-name="ce3">
            <text:p>Instituto Duarte Lemos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Águeda</text:p>
          </table:table-cell>
          <table:table-cell office:value-type="string" table:style-name="ce3">
            <text:p>Privado</text:p>
          </table:table-cell>
          <table:table-cell office:value-type="float" office:value="223" table:style-name="ce4">
            <text:p>223</text:p>
          </table:table-cell>
          <table:table-cell office:value-type="percentage" office:value="0.52914798206278002" table:style-name="ce21">
            <text:p>53%</text:p>
          </table:table-cell>
          <table:table-cell office:value-type="percentage" office:value="0.50584441929022295" table:style-name="ce21">
            <text:p>51%</text:p>
          </table:table-cell>
          <table:table-cell office:value-type="percentage" office:value="2.3303562772557199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013656" table:style-name="ce28">
            <text:p>1013656</text:p>
          </table:table-cell>
          <table:table-cell office:value-type="float" office:value="345933" table:style-name="ce4">
            <text:p>345933</text:p>
          </table:table-cell>
          <table:table-cell office:value-type="string" table:style-name="ce3">
            <text:p>Escola Básica Miguel Leitão de Andrada, Pedrógão Grande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edrógão Grande</text:p>
          </table:table-cell>
          <table:table-cell office:value-type="string" table:style-name="ce3">
            <text:p>Público</text:p>
          </table:table-cell>
          <table:table-cell office:value-type="float" office:value="82" table:style-name="ce4">
            <text:p>82</text:p>
          </table:table-cell>
          <table:table-cell office:value-type="percentage" office:value="0.31707317073170699" table:style-name="ce21">
            <text:p>32%</text:p>
          </table:table-cell>
          <table:table-cell office:value-type="percentage" office:value="0.33211724122404901" table:style-name="ce21">
            <text:p>33%</text:p>
          </table:table-cell>
          <table:table-cell office:value-type="percentage" office:value="-1.50440704923417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014390" table:style-name="ce28">
            <text:p>1014390</text:p>
          </table:table-cell>
          <table:table-cell office:value-type="float" office:value="340819" table:style-name="ce4">
            <text:p>340819</text:p>
          </table:table-cell>
          <table:table-cell office:value-type="string" table:style-name="ce3">
            <text:p>Escola Básica D. Luís de Ataíde, Peniche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eniche</text:p>
          </table:table-cell>
          <table:table-cell office:value-type="string" table:style-name="ce3">
            <text:p>Público</text:p>
          </table:table-cell>
          <table:table-cell office:value-type="float" office:value="176" table:style-name="ce4">
            <text:p>176</text:p>
          </table:table-cell>
          <table:table-cell office:value-type="percentage" office:value="0.34090909090909099" table:style-name="ce21">
            <text:p>34%</text:p>
          </table:table-cell>
          <table:table-cell office:value-type="percentage" office:value="0.340701902549161" table:style-name="ce21">
            <text:p>34%</text:p>
          </table:table-cell>
          <table:table-cell office:value-type="percentage" office:value="2.07188359929579E-4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014620" table:style-name="ce28">
            <text:p>1014620</text:p>
          </table:table-cell>
          <table:table-cell office:value-type="float" office:value="330103" table:style-name="ce4">
            <text:p>330103</text:p>
          </table:table-cell>
          <table:table-cell office:value-type="string" table:style-name="ce3">
            <text:p>Escola Básica de Peniche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eniche</text:p>
          </table:table-cell>
          <table:table-cell office:value-type="string" table:style-name="ce3">
            <text:p>Público</text:p>
          </table:table-cell>
          <table:table-cell office:value-type="float" office:value="216" table:style-name="ce4">
            <text:p>216</text:p>
          </table:table-cell>
          <table:table-cell office:value-type="percentage" office:value="0.30092592592592599" table:style-name="ce21">
            <text:p>30%</text:p>
          </table:table-cell>
          <table:table-cell office:value-type="percentage" office:value="0.40003455681278199" table:style-name="ce21">
            <text:p>40%</text:p>
          </table:table-cell>
          <table:table-cell office:value-type="percentage" office:value="-9.9108630886855606E-2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014858" table:style-name="ce28">
            <text:p>1014858</text:p>
          </table:table-cell>
          <table:table-cell office:value-type="float" office:value="344710" table:style-name="ce4">
            <text:p>344710</text:p>
          </table:table-cell>
          <table:table-cell office:value-type="string" table:style-name="ce3">
            <text:p>Escola Básica de Atouguia da Baleia, Peniche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eniche</text:p>
          </table:table-cell>
          <table:table-cell office:value-type="string" table:style-name="ce3">
            <text:p>Público</text:p>
          </table:table-cell>
          <table:table-cell office:value-type="float" office:value="295" table:style-name="ce4">
            <text:p>295</text:p>
          </table:table-cell>
          <table:table-cell office:value-type="percentage" office:value="0.38644067796610199" table:style-name="ce21">
            <text:p>39%</text:p>
          </table:table-cell>
          <table:table-cell office:value-type="percentage" office:value="0.41829990963307301" table:style-name="ce21">
            <text:p>42%</text:p>
          </table:table-cell>
          <table:table-cell office:value-type="percentage" office:value="-3.1859231666971202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015017" table:style-name="ce28">
            <text:p>1015017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Marquês de Pombal, Pombal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ombal</text:p>
          </table:table-cell>
          <table:table-cell office:value-type="string" table:style-name="ce3">
            <text:p>Público</text:p>
          </table:table-cell>
          <table:table-cell office:value-type="float" office:value="458" table:style-name="ce4">
            <text:p>458</text:p>
          </table:table-cell>
          <table:table-cell office:value-type="percentage" office:value="0.47379912663755502" table:style-name="ce21">
            <text:p>47%</text:p>
          </table:table-cell>
          <table:table-cell office:value-type="percentage" office:value="0.48102692846235501" table:style-name="ce21">
            <text:p>48%</text:p>
          </table:table-cell>
          <table:table-cell office:value-type="percentage" office:value="-7.2278018248004899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015089" table:style-name="ce28">
            <text:p>1015089</text:p>
          </table:table-cell>
          <table:table-cell office:value-type="float" office:value="330073" table:style-name="ce4">
            <text:p>330073</text:p>
          </table:table-cell>
          <table:table-cell office:value-type="string" table:style-name="ce3">
            <text:p>Escola Básica Gualdim Pais, Pombal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ombal</text:p>
          </table:table-cell>
          <table:table-cell office:value-type="string" table:style-name="ce3">
            <text:p>Público</text:p>
          </table:table-cell>
          <table:table-cell office:value-type="float" office:value="190" table:style-name="ce4">
            <text:p>190</text:p>
          </table:table-cell>
          <table:table-cell office:value-type="percentage" office:value="0.51578947368421102" table:style-name="ce21">
            <text:p>52%</text:p>
          </table:table-cell>
          <table:table-cell office:value-type="percentage" office:value="0.452909370074982" table:style-name="ce21">
            <text:p>45%</text:p>
          </table:table-cell>
          <table:table-cell office:value-type="percentage" office:value="6.2880103609228799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015274" table:style-name="ce28">
            <text:p>1015274</text:p>
          </table:table-cell>
          <table:table-cell office:value-type="float" office:value="380735" table:style-name="ce4">
            <text:p>380735</text:p>
          </table:table-cell>
          <table:table-cell office:value-type="string" table:style-name="ce3">
            <text:p>Instituto "D. João V"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ombal</text:p>
          </table:table-cell>
          <table:table-cell office:value-type="string" table:style-name="ce3">
            <text:p>Privado</text:p>
          </table:table-cell>
          <table:table-cell office:value-type="float" office:value="201" table:style-name="ce4">
            <text:p>201</text:p>
          </table:table-cell>
          <table:table-cell office:value-type="percentage" office:value="0.41791044776119401" table:style-name="ce21">
            <text:p>42%</text:p>
          </table:table-cell>
          <table:table-cell office:value-type="percentage" office:value="0.44887068274216502" table:style-name="ce21">
            <text:p>45%</text:p>
          </table:table-cell>
          <table:table-cell office:value-type="percentage" office:value="-3.0960234980970999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015283" table:style-name="ce28">
            <text:p>1015283</text:p>
          </table:table-cell>
          <table:table-cell office:value-type="float" office:value="380458" table:style-name="ce4">
            <text:p>380458</text:p>
          </table:table-cell>
          <table:table-cell office:value-type="string" table:style-name="ce3">
            <text:p>Externato Liceal de Albergaria dos Doze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ombal</text:p>
          </table:table-cell>
          <table:table-cell office:value-type="string" table:style-name="ce3">
            <text:p>Privado</text:p>
          </table:table-cell>
          <table:table-cell office:value-type="float" office:value="117" table:style-name="ce4">
            <text:p>117</text:p>
          </table:table-cell>
          <table:table-cell office:value-type="percentage" office:value="0.66666666666666696" table:style-name="ce21">
            <text:p>67%</text:p>
          </table:table-cell>
          <table:table-cell office:value-type="percentage" office:value="0.54962985447012602" table:style-name="ce21">
            <text:p>55%</text:p>
          </table:table-cell>
          <table:table-cell office:value-type="percentage" office:value="0.117036812196541" table:style-name="ce22">
            <text:p>12%</text:p>
          </table:table-cell>
          <table:table-cell table:number-columns-repeated="16374"/>
        </table:table-row>
        <table:table-row table:style-name="ro1">
          <table:table-cell office:value-type="float" office:value="1015672" table:style-name="ce28">
            <text:p>1015672</text:p>
          </table:table-cell>
          <table:table-cell office:value-type="float" office:value="380460" table:style-name="ce4">
            <text:p>380460</text:p>
          </table:table-cell>
          <table:table-cell office:value-type="string" table:style-name="ce3">
            <text:p>Colégio "João de Barros"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ombal</text:p>
          </table:table-cell>
          <table:table-cell office:value-type="string" table:style-name="ce3">
            <text:p>Privado</text:p>
          </table:table-cell>
          <table:table-cell office:value-type="float" office:value="243" table:style-name="ce4">
            <text:p>243</text:p>
          </table:table-cell>
          <table:table-cell office:value-type="percentage" office:value="0.52263374485596703" table:style-name="ce21">
            <text:p>52%</text:p>
          </table:table-cell>
          <table:table-cell office:value-type="percentage" office:value="0.457445843465278" table:style-name="ce21">
            <text:p>46%</text:p>
          </table:table-cell>
          <table:table-cell office:value-type="percentage" office:value="6.5187901390689196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1015747" table:style-name="ce28">
            <text:p>1015747</text:p>
          </table:table-cell>
          <table:table-cell office:value-type="float" office:value="346329" table:style-name="ce4">
            <text:p>346329</text:p>
          </table:table-cell>
          <table:table-cell office:value-type="string" table:style-name="ce3">
            <text:p>Escola Básica e Secundária de Guia, Pombal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ombal</text:p>
          </table:table-cell>
          <table:table-cell office:value-type="string" table:style-name="ce3">
            <text:p>Público</text:p>
          </table:table-cell>
          <table:table-cell office:value-type="float" office:value="237" table:style-name="ce4">
            <text:p>237</text:p>
          </table:table-cell>
          <table:table-cell office:value-type="percentage" office:value="0.46413502109704602" table:style-name="ce21">
            <text:p>46%</text:p>
          </table:table-cell>
          <table:table-cell office:value-type="percentage" office:value="0.43308430019947203" table:style-name="ce21">
            <text:p>43%</text:p>
          </table:table-cell>
          <table:table-cell office:value-type="percentage" office:value="3.1050720897574501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015777" table:style-name="ce28">
            <text:p>1015777</text:p>
          </table:table-cell>
          <table:table-cell office:value-type="float" office:value="380459" table:style-name="ce4">
            <text:p>380459</text:p>
          </table:table-cell>
          <table:table-cell office:value-type="string" table:style-name="ce3">
            <text:p>Colégio de Cidade Roda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ombal</text:p>
          </table:table-cell>
          <table:table-cell office:value-type="string" table:style-name="ce3">
            <text:p>Privado</text:p>
          </table:table-cell>
          <table:table-cell office:value-type="float" office:value="110" table:style-name="ce4">
            <text:p>110</text:p>
          </table:table-cell>
          <table:table-cell office:value-type="percentage" office:value="0.29090909090909101" table:style-name="ce21">
            <text:p>29%</text:p>
          </table:table-cell>
          <table:table-cell office:value-type="percentage" office:value="0.48603899436659598" table:style-name="ce21">
            <text:p>49%</text:p>
          </table:table-cell>
          <table:table-cell office:value-type="percentage" office:value="-0.195129903457505" table:style-name="ce22">
            <text:p>-20%</text:p>
          </table:table-cell>
          <table:table-cell table:number-columns-repeated="16374"/>
        </table:table-row>
        <table:table-row table:style-name="ro1">
          <table:table-cell office:value-type="float" office:value="1016010" table:style-name="ce28">
            <text:p>1016010</text:p>
          </table:table-cell>
          <table:table-cell office:value-type="float" office:value="402552" table:style-name="ce4">
            <text:p>402552</text:p>
          </table:table-cell>
          <table:table-cell office:value-type="string" table:style-name="ce3">
            <text:p>Escola Secundária de Porto de Mós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orto de Mós</text:p>
          </table:table-cell>
          <table:table-cell office:value-type="string" table:style-name="ce3">
            <text:p>Público</text:p>
          </table:table-cell>
          <table:table-cell office:value-type="float" office:value="270" table:style-name="ce4">
            <text:p>270</text:p>
          </table:table-cell>
          <table:table-cell office:value-type="percentage" office:value="0.46666666666666701" table:style-name="ce21">
            <text:p>47%</text:p>
          </table:table-cell>
          <table:table-cell office:value-type="percentage" office:value="0.46584060562798801" table:style-name="ce21">
            <text:p>47%</text:p>
          </table:table-cell>
          <table:table-cell office:value-type="percentage" office:value="8.2606103867858595E-4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01607" table:style-name="ce28">
            <text:p>101607</text:p>
          </table:table-cell>
          <table:table-cell office:value-type="float" office:value="343481" table:style-name="ce4">
            <text:p>343481</text:p>
          </table:table-cell>
          <table:table-cell office:value-type="string" table:style-name="ce3">
            <text:p>Escola Básica de Valongo do Vouga, Águed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Águeda</text:p>
          </table:table-cell>
          <table:table-cell office:value-type="string" table:style-name="ce3">
            <text:p>Público</text:p>
          </table:table-cell>
          <table:table-cell office:value-type="float" office:value="135" table:style-name="ce4">
            <text:p>135</text:p>
          </table:table-cell>
          <table:table-cell office:value-type="percentage" office:value="0.32592592592592601" table:style-name="ce21">
            <text:p>33%</text:p>
          </table:table-cell>
          <table:table-cell office:value-type="percentage" office:value="0.41504877010816199" table:style-name="ce21">
            <text:p>42%</text:p>
          </table:table-cell>
          <table:table-cell office:value-type="percentage" office:value="-8.9122844182235594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01615" table:style-name="ce28">
            <text:p>101615</text:p>
          </table:table-cell>
          <table:table-cell office:value-type="float" office:value="402151" table:style-name="ce4">
            <text:p>402151</text:p>
          </table:table-cell>
          <table:table-cell office:value-type="string" table:style-name="ce3">
            <text:p>Escola Secundária Marques de Castilho, Águed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Águeda</text:p>
          </table:table-cell>
          <table:table-cell office:value-type="string" table:style-name="ce3">
            <text:p>Público</text:p>
          </table:table-cell>
          <table:table-cell office:value-type="float" office:value="255" table:style-name="ce4">
            <text:p>255</text:p>
          </table:table-cell>
          <table:table-cell office:value-type="percentage" office:value="0.56078431372548998" table:style-name="ce21">
            <text:p>56%</text:p>
          </table:table-cell>
          <table:table-cell office:value-type="percentage" office:value="0.49498122386543703" table:style-name="ce21">
            <text:p>49%</text:p>
          </table:table-cell>
          <table:table-cell office:value-type="percentage" office:value="6.5803089860053302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1016869" table:style-name="ce28">
            <text:p>1016869</text:p>
          </table:table-cell>
          <table:table-cell office:value-type="float" office:value="380727" table:style-name="ce4">
            <text:p>380727</text:p>
          </table:table-cell>
          <table:table-cell office:value-type="string" table:style-name="ce3">
            <text:p>Instituto Educativo do Juncal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orto de Mós</text:p>
          </table:table-cell>
          <table:table-cell office:value-type="string" table:style-name="ce3">
            <text:p>Privado</text:p>
          </table:table-cell>
          <table:table-cell office:value-type="float" office:value="389" table:style-name="ce4">
            <text:p>389</text:p>
          </table:table-cell>
          <table:table-cell office:value-type="percentage" office:value="0.38560411311053999" table:style-name="ce21">
            <text:p>39%</text:p>
          </table:table-cell>
          <table:table-cell office:value-type="percentage" office:value="0.480469080162651" table:style-name="ce21">
            <text:p>48%</text:p>
          </table:table-cell>
          <table:table-cell office:value-type="percentage" office:value="-9.4864967052111102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016975" table:style-name="ce28">
            <text:p>1016975</text:p>
          </table:table-cell>
          <table:table-cell office:value-type="float" office:value="403570" table:style-name="ce4">
            <text:p>403570</text:p>
          </table:table-cell>
          <table:table-cell office:value-type="string" table:style-name="ce3">
            <text:p>Escola Básica e Secundária de Mira de Aire, Porto de Mós</text:p>
          </table:table-cell>
          <table:table-cell office:value-type="string" table:style-name="ce3">
            <text:p>Leiria</text:p>
          </table:table-cell>
          <table:table-cell office:value-type="string" table:style-name="ce3">
            <text:p>Porto de Mós</text:p>
          </table:table-cell>
          <table:table-cell office:value-type="string" table:style-name="ce3">
            <text:p>Público</text:p>
          </table:table-cell>
          <table:table-cell office:value-type="float" office:value="106" table:style-name="ce4">
            <text:p>106</text:p>
          </table:table-cell>
          <table:table-cell office:value-type="percentage" office:value="0.44339622641509402" table:style-name="ce21">
            <text:p>44%</text:p>
          </table:table-cell>
          <table:table-cell office:value-type="percentage" office:value="0.52570202655049403" table:style-name="ce21">
            <text:p>53%</text:p>
          </table:table-cell>
          <table:table-cell office:value-type="percentage" office:value="-8.2305800135399301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101928" table:style-name="ce28">
            <text:p>101928</text:p>
          </table:table-cell>
          <table:table-cell office:value-type="float" office:value="400695" table:style-name="ce4">
            <text:p>400695</text:p>
          </table:table-cell>
          <table:table-cell office:value-type="string" table:style-name="ce3">
            <text:p>Escola Secundária Adolfo Portela, Águed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Águeda</text:p>
          </table:table-cell>
          <table:table-cell office:value-type="string" table:style-name="ce3">
            <text:p>Público</text:p>
          </table:table-cell>
          <table:table-cell office:value-type="float" office:value="301" table:style-name="ce4">
            <text:p>301</text:p>
          </table:table-cell>
          <table:table-cell office:value-type="percentage" office:value="0.57807308970099702" table:style-name="ce21">
            <text:p>58%</text:p>
          </table:table-cell>
          <table:table-cell office:value-type="percentage" office:value="0.52655352396097099" table:style-name="ce21">
            <text:p>53%</text:p>
          </table:table-cell>
          <table:table-cell office:value-type="percentage" office:value="5.1519565740026002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02419" table:style-name="ce28">
            <text:p>102419</text:p>
          </table:table-cell>
          <table:table-cell office:value-type="float" office:value="344497" table:style-name="ce4">
            <text:p>344497</text:p>
          </table:table-cell>
          <table:table-cell office:value-type="string" table:style-name="ce3">
            <text:p>Escola Básica de Branca, Albergaria-a-Velh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Albergaria-a-Velha</text:p>
          </table:table-cell>
          <table:table-cell office:value-type="string" table:style-name="ce3">
            <text:p>Público</text:p>
          </table:table-cell>
          <table:table-cell office:value-type="float" office:value="198" table:style-name="ce4">
            <text:p>198</text:p>
          </table:table-cell>
          <table:table-cell office:value-type="percentage" office:value="0.55050505050505105" table:style-name="ce21">
            <text:p>55%</text:p>
          </table:table-cell>
          <table:table-cell office:value-type="percentage" office:value="0.52117034894440994" table:style-name="ce21">
            <text:p>52%</text:p>
          </table:table-cell>
          <table:table-cell office:value-type="percentage" office:value="2.93347015606404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02475" table:style-name="ce28">
            <text:p>102475</text:p>
          </table:table-cell>
          <table:table-cell office:value-type="float" office:value="500021" table:style-name="ce4">
            <text:p>500021</text:p>
          </table:table-cell>
          <table:table-cell office:value-type="string" table:style-name="ce3">
            <text:p>Colégio de Albergari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Albergaria-a-Velha</text:p>
          </table:table-cell>
          <table:table-cell office:value-type="string" table:style-name="ce3">
            <text:p>Privado</text:p>
          </table:table-cell>
          <table:table-cell office:value-type="float" office:value="165" table:style-name="ce4">
            <text:p>165</text:p>
          </table:table-cell>
          <table:table-cell office:value-type="percentage" office:value="0.56969696969697003" table:style-name="ce21">
            <text:p>57%</text:p>
          </table:table-cell>
          <table:table-cell office:value-type="percentage" office:value="0.52049609953573905" table:style-name="ce21">
            <text:p>52%</text:p>
          </table:table-cell>
          <table:table-cell office:value-type="percentage" office:value="4.9200870161231001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02604" table:style-name="ce28">
            <text:p>102604</text:p>
          </table:table-cell>
          <table:table-cell office:value-type="float" office:value="402990" table:style-name="ce4">
            <text:p>402990</text:p>
          </table:table-cell>
          <table:table-cell office:value-type="string" table:style-name="ce3">
            <text:p>Escola Secundária de Albergaria-a-Velh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Albergaria-a-Velha</text:p>
          </table:table-cell>
          <table:table-cell office:value-type="string" table:style-name="ce3">
            <text:p>Público</text:p>
          </table:table-cell>
          <table:table-cell office:value-type="float" office:value="343" table:style-name="ce4">
            <text:p>343</text:p>
          </table:table-cell>
          <table:table-cell office:value-type="percentage" office:value="0.311953352769679" table:style-name="ce21">
            <text:p>31%</text:p>
          </table:table-cell>
          <table:table-cell office:value-type="percentage" office:value="0.42139520274282899" table:style-name="ce21">
            <text:p>42%</text:p>
          </table:table-cell>
          <table:table-cell office:value-type="percentage" office:value="-0.10944184997315" table:style-name="ce22">
            <text:p>-11%</text:p>
          </table:table-cell>
          <table:table-cell table:number-columns-repeated="16374"/>
        </table:table-row>
        <table:table-row table:style-name="ro1">
          <table:table-cell office:value-type="float" office:value="103101" table:style-name="ce28">
            <text:p>103101</text:p>
          </table:table-cell>
          <table:table-cell office:value-type="float" office:value="345544" table:style-name="ce4">
            <text:p>345544</text:p>
          </table:table-cell>
          <table:table-cell office:value-type="string" table:style-name="ce3">
            <text:p>Escola Básica de Vilarinho do Bairro, Anadi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Anadia</text:p>
          </table:table-cell>
          <table:table-cell office:value-type="string" table:style-name="ce3">
            <text:p>Público</text:p>
          </table:table-cell>
          <table:table-cell office:value-type="float" office:value="100" table:style-name="ce4">
            <text:p>100</text:p>
          </table:table-cell>
          <table:table-cell office:value-type="percentage" office:value="0.44" table:style-name="ce21">
            <text:p>44%</text:p>
          </table:table-cell>
          <table:table-cell office:value-type="percentage" office:value="0.44959398777812998" table:style-name="ce21">
            <text:p>45%</text:p>
          </table:table-cell>
          <table:table-cell office:value-type="percentage" office:value="-9.5939877781300292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03414" table:style-name="ce28">
            <text:p>103414</text:p>
          </table:table-cell>
          <table:table-cell office:value-type="float" office:value="380474" table:style-name="ce4">
            <text:p>380474</text:p>
          </table:table-cell>
          <table:table-cell office:value-type="string" table:style-name="ce3">
            <text:p>Salesianos de Mogofores - Colégi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Anadia</text:p>
          </table:table-cell>
          <table:table-cell office:value-type="string" table:style-name="ce3">
            <text:p>Privado</text:p>
          </table:table-cell>
          <table:table-cell office:value-type="float" office:value="90" table:style-name="ce4">
            <text:p>90</text:p>
          </table:table-cell>
          <table:table-cell office:value-type="percentage" office:value="0.45555555555555599" table:style-name="ce21">
            <text:p>46%</text:p>
          </table:table-cell>
          <table:table-cell office:value-type="percentage" office:value="0.54657640149593001" table:style-name="ce21">
            <text:p>55%</text:p>
          </table:table-cell>
          <table:table-cell office:value-type="percentage" office:value="-9.1020845940374198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03434" table:style-name="ce28">
            <text:p>103434</text:p>
          </table:table-cell>
          <table:table-cell office:value-type="float" office:value="400841" table:style-name="ce4">
            <text:p>400841</text:p>
          </table:table-cell>
          <table:table-cell office:value-type="string" table:style-name="ce3">
            <text:p>Escola Básica e Secundária de Anadi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Anadia</text:p>
          </table:table-cell>
          <table:table-cell office:value-type="string" table:style-name="ce3">
            <text:p>Público</text:p>
          </table:table-cell>
          <table:table-cell office:value-type="float" office:value="365" table:style-name="ce4">
            <text:p>365</text:p>
          </table:table-cell>
          <table:table-cell office:value-type="percentage" office:value="0.47397260273972602" table:style-name="ce21">
            <text:p>47%</text:p>
          </table:table-cell>
          <table:table-cell office:value-type="percentage" office:value="0.50094721826564004" table:style-name="ce21">
            <text:p>50%</text:p>
          </table:table-cell>
          <table:table-cell office:value-type="percentage" office:value="-2.6974615525913501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03685" table:style-name="ce28">
            <text:p>103685</text:p>
          </table:table-cell>
          <table:table-cell office:value-type="float" office:value="380473" table:style-name="ce4">
            <text:p>380473</text:p>
          </table:table-cell>
          <table:table-cell office:value-type="string" table:style-name="ce3">
            <text:p>Colégio de Nossa Senhora da Assunçã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Anadia</text:p>
          </table:table-cell>
          <table:table-cell office:value-type="string" table:style-name="ce3">
            <text:p>Privado</text:p>
          </table:table-cell>
          <table:table-cell office:value-type="float" office:value="237" table:style-name="ce4">
            <text:p>237</text:p>
          </table:table-cell>
          <table:table-cell office:value-type="percentage" office:value="0.88185654008438796" table:style-name="ce21">
            <text:p>88%</text:p>
          </table:table-cell>
          <table:table-cell office:value-type="percentage" office:value="0.84015429767421501" table:style-name="ce21">
            <text:p>84%</text:p>
          </table:table-cell>
          <table:table-cell office:value-type="percentage" office:value="4.1702242410173597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04118" table:style-name="ce28">
            <text:p>104118</text:p>
          </table:table-cell>
          <table:table-cell office:value-type="float" office:value="346585" table:style-name="ce4">
            <text:p>346585</text:p>
          </table:table-cell>
          <table:table-cell office:value-type="string" table:style-name="ce3">
            <text:p>Escola Básica e Secundária de Escariz, Arouc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Arouca</text:p>
          </table:table-cell>
          <table:table-cell office:value-type="string" table:style-name="ce3">
            <text:p>Público</text:p>
          </table:table-cell>
          <table:table-cell office:value-type="float" office:value="192" table:style-name="ce4">
            <text:p>192</text:p>
          </table:table-cell>
          <table:table-cell office:value-type="percentage" office:value="0.54166666666666696" table:style-name="ce21">
            <text:p>54%</text:p>
          </table:table-cell>
          <table:table-cell office:value-type="percentage" office:value="0.45808154954695002" table:style-name="ce21">
            <text:p>46%</text:p>
          </table:table-cell>
          <table:table-cell office:value-type="percentage" office:value="8.3585117119716404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04548" table:style-name="ce28">
            <text:p>104548</text:p>
          </table:table-cell>
          <table:table-cell office:value-type="float" office:value="403910" table:style-name="ce4">
            <text:p>403910</text:p>
          </table:table-cell>
          <table:table-cell office:value-type="string" table:style-name="ce3">
            <text:p>Escola Secundária de Arouc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Arouca</text:p>
          </table:table-cell>
          <table:table-cell office:value-type="string" table:style-name="ce3">
            <text:p>Público</text:p>
          </table:table-cell>
          <table:table-cell office:value-type="float" office:value="454" table:style-name="ce4">
            <text:p>454</text:p>
          </table:table-cell>
          <table:table-cell office:value-type="percentage" office:value="0.45374449339207001" table:style-name="ce21">
            <text:p>45%</text:p>
          </table:table-cell>
          <table:table-cell office:value-type="percentage" office:value="0.44663226659126098" table:style-name="ce21">
            <text:p>45%</text:p>
          </table:table-cell>
          <table:table-cell office:value-type="percentage" office:value="7.1122268008099298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05232" table:style-name="ce28">
            <text:p>105232</text:p>
          </table:table-cell>
          <table:table-cell office:value-type="float" office:value="341861" table:style-name="ce4">
            <text:p>341861</text:p>
          </table:table-cell>
          <table:table-cell office:value-type="string" table:style-name="ce3">
            <text:p>Escola Básica João Afonso, Aveir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Público</text:p>
          </table:table-cell>
          <table:table-cell office:value-type="float" office:value="246" table:style-name="ce4">
            <text:p>246</text:p>
          </table:table-cell>
          <table:table-cell office:value-type="percentage" office:value="0.54065040650406504" table:style-name="ce21">
            <text:p>54%</text:p>
          </table:table-cell>
          <table:table-cell office:value-type="percentage" office:value="0.533555674294791" table:style-name="ce21">
            <text:p>53%</text:p>
          </table:table-cell>
          <table:table-cell office:value-type="percentage" office:value="7.0947322092739101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05250" table:style-name="ce28">
            <text:p>105250</text:p>
          </table:table-cell>
          <table:table-cell office:value-type="float" office:value="400970" table:style-name="ce4">
            <text:p>400970</text:p>
          </table:table-cell>
          <table:table-cell office:value-type="string" table:style-name="ce3">
            <text:p>Escola Secundária Dr. Mário Sacramento, Aveir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Público</text:p>
          </table:table-cell>
          <table:table-cell office:value-type="float" office:value="310" table:style-name="ce4">
            <text:p>310</text:p>
          </table:table-cell>
          <table:table-cell office:value-type="percentage" office:value="0.87419354838709695" table:style-name="ce21">
            <text:p>87%</text:p>
          </table:table-cell>
          <table:table-cell office:value-type="percentage" office:value="0.74250644226080997" table:style-name="ce21">
            <text:p>74%</text:p>
          </table:table-cell>
          <table:table-cell office:value-type="percentage" office:value="0.13168710612628701" table:style-name="ce22">
            <text:p>13%</text:p>
          </table:table-cell>
          <table:table-cell table:number-columns-repeated="16374"/>
        </table:table-row>
        <table:table-row table:style-name="ro1">
          <table:table-cell office:value-type="float" office:value="105331" table:style-name="ce28">
            <text:p>105331</text:p>
          </table:table-cell>
          <table:table-cell office:value-type="float" office:value="343511" table:style-name="ce4">
            <text:p>343511</text:p>
          </table:table-cell>
          <table:table-cell office:value-type="string" table:style-name="ce3">
            <text:p>Escola Básica de Aradas, Aveir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Público</text:p>
          </table:table-cell>
          <table:table-cell office:value-type="float" office:value="196" table:style-name="ce4">
            <text:p>196</text:p>
          </table:table-cell>
          <table:table-cell office:value-type="percentage" office:value="0.44897959183673503" table:style-name="ce21">
            <text:p>45%</text:p>
          </table:table-cell>
          <table:table-cell office:value-type="percentage" office:value="0.45694336877961" table:style-name="ce21">
            <text:p>46%</text:p>
          </table:table-cell>
          <table:table-cell office:value-type="percentage" office:value="-7.9637769428755802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05337" table:style-name="ce28">
            <text:p>105337</text:p>
          </table:table-cell>
          <table:table-cell office:value-type="float" office:value="330176" table:style-name="ce4">
            <text:p>330176</text:p>
          </table:table-cell>
          <table:table-cell office:value-type="string" table:style-name="ce3">
            <text:p>Escola Básica de Eixo, Aveir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Público</text:p>
          </table:table-cell>
          <table:table-cell office:value-type="float" office:value="133" table:style-name="ce4">
            <text:p>133</text:p>
          </table:table-cell>
          <table:table-cell office:value-type="percentage" office:value="0.360902255639098" table:style-name="ce21">
            <text:p>36%</text:p>
          </table:table-cell>
          <table:table-cell office:value-type="percentage" office:value="0.32528008845571599" table:style-name="ce21">
            <text:p>33%</text:p>
          </table:table-cell>
          <table:table-cell office:value-type="percentage" office:value="3.5622167183381799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05368" table:style-name="ce28">
            <text:p>105368</text:p>
          </table:table-cell>
          <table:table-cell office:value-type="float" office:value="343500" table:style-name="ce4">
            <text:p>343500</text:p>
          </table:table-cell>
          <table:table-cell office:value-type="string" table:style-name="ce3">
            <text:p>Escola Básica n.º 2 de São Bernardo, Aveir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Público</text:p>
          </table:table-cell>
          <table:table-cell office:value-type="float" office:value="226" table:style-name="ce4">
            <text:p>226</text:p>
          </table:table-cell>
          <table:table-cell office:value-type="percentage" office:value="0.52212389380530999" table:style-name="ce21">
            <text:p>52%</text:p>
          </table:table-cell>
          <table:table-cell office:value-type="percentage" office:value="0.50616355301645399" table:style-name="ce21">
            <text:p>51%</text:p>
          </table:table-cell>
          <table:table-cell office:value-type="percentage" office:value="1.5960340788855502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05411" table:style-name="ce28">
            <text:p>105411</text:p>
          </table:table-cell>
          <table:table-cell office:value-type="float" office:value="401456" table:style-name="ce4">
            <text:p>401456</text:p>
          </table:table-cell>
          <table:table-cell office:value-type="string" table:style-name="ce3">
            <text:p>Escola Básica e Secundária Dr. Jaime Magalhães Lima, Esgueira, Aveir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Público</text:p>
          </table:table-cell>
          <table:table-cell office:value-type="float" office:value="380" table:style-name="ce4">
            <text:p>380</text:p>
          </table:table-cell>
          <table:table-cell office:value-type="percentage" office:value="0.49210526315789499" table:style-name="ce21">
            <text:p>49%</text:p>
          </table:table-cell>
          <table:table-cell office:value-type="percentage" office:value="0.49278932554813798" table:style-name="ce21">
            <text:p>49%</text:p>
          </table:table-cell>
          <table:table-cell office:value-type="percentage" office:value="-6.8406239024377895E-4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05610" table:style-name="ce28">
            <text:p>105610</text:p>
          </table:table-cell>
          <table:table-cell office:value-type="float" office:value="344473" table:style-name="ce4">
            <text:p>344473</text:p>
          </table:table-cell>
          <table:table-cell office:value-type="string" table:style-name="ce3">
            <text:p>Escola Básica Castro Matoso, Oliveirinha, Aveir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Público</text:p>
          </table:table-cell>
          <table:table-cell office:value-type="float" office:value="156" table:style-name="ce4">
            <text:p>156</text:p>
          </table:table-cell>
          <table:table-cell office:value-type="percentage" office:value="0.46794871794871801" table:style-name="ce21">
            <text:p>47%</text:p>
          </table:table-cell>
          <table:table-cell office:value-type="percentage" office:value="0.44727686801420102" table:style-name="ce21">
            <text:p>45%</text:p>
          </table:table-cell>
          <table:table-cell office:value-type="percentage" office:value="2.0671849934516599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05730" table:style-name="ce28">
            <text:p>105730</text:p>
          </table:table-cell>
          <table:table-cell office:value-type="string" table:style-name="ce4">
            <text:p>*</text:p>
          </table:table-cell>
          <table:table-cell office:value-type="string" table:style-name="ce3">
            <text:p>Colégio D. José I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Privado</text:p>
          </table:table-cell>
          <table:table-cell office:value-type="float" office:value="226" table:style-name="ce4">
            <text:p>226</text:p>
          </table:table-cell>
          <table:table-cell office:value-type="percentage" office:value="0.44247787610619499" table:style-name="ce21">
            <text:p>44%</text:p>
          </table:table-cell>
          <table:table-cell office:value-type="percentage" office:value="0.39200489696956298" table:style-name="ce21">
            <text:p>39%</text:p>
          </table:table-cell>
          <table:table-cell office:value-type="percentage" office:value="5.0472979136631402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05783" table:style-name="ce28">
            <text:p>105783</text:p>
          </table:table-cell>
          <table:table-cell office:value-type="float" office:value="401961" table:style-name="ce4">
            <text:p>401961</text:p>
          </table:table-cell>
          <table:table-cell office:value-type="string" table:style-name="ce3">
            <text:p>Escola Secundária José Estevão, Aveir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Público</text:p>
          </table:table-cell>
          <table:table-cell office:value-type="float" office:value="325" table:style-name="ce4">
            <text:p>325</text:p>
          </table:table-cell>
          <table:table-cell office:value-type="percentage" office:value="0.77846153846153798" table:style-name="ce21">
            <text:p>78%</text:p>
          </table:table-cell>
          <table:table-cell office:value-type="percentage" office:value="0.68295502917913897" table:style-name="ce21">
            <text:p>68%</text:p>
          </table:table-cell>
          <table:table-cell office:value-type="percentage" office:value="9.5506509282399094E-2" table:style-name="ce22">
            <text:p>10%</text:p>
          </table:table-cell>
          <table:table-cell table:number-columns-repeated="16374"/>
        </table:table-row>
        <table:table-row table:style-name="ro1">
          <table:table-cell office:value-type="float" office:value="105888" table:style-name="ce28">
            <text:p>105888</text:p>
          </table:table-cell>
          <table:table-cell office:value-type="float" office:value="345520" table:style-name="ce4">
            <text:p>345520</text:p>
          </table:table-cell>
          <table:table-cell office:value-type="string" table:style-name="ce3">
            <text:p>Escola Básica Rio Novo do Príncipe, Cacia, Aveir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Público</text:p>
          </table:table-cell>
          <table:table-cell office:value-type="float" office:value="144" table:style-name="ce4">
            <text:p>144</text:p>
          </table:table-cell>
          <table:table-cell office:value-type="percentage" office:value="0.42361111111111099" table:style-name="ce21">
            <text:p>42%</text:p>
          </table:table-cell>
          <table:table-cell office:value-type="percentage" office:value="0.37000298979986102" table:style-name="ce21">
            <text:p>37%</text:p>
          </table:table-cell>
          <table:table-cell office:value-type="percentage" office:value="5.3608121311250499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06146" table:style-name="ce28">
            <text:p>106146</text:p>
          </table:table-cell>
          <table:table-cell office:value-type="float" office:value="340558" table:style-name="ce4">
            <text:p>340558</text:p>
          </table:table-cell>
          <table:table-cell office:value-type="string" table:style-name="ce3">
            <text:p>Escola Básica e Secundária de Castelo de Paiv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Castelo de Paiva</text:p>
          </table:table-cell>
          <table:table-cell office:value-type="string" table:style-name="ce3">
            <text:p>Público</text:p>
          </table:table-cell>
          <table:table-cell office:value-type="float" office:value="444" table:style-name="ce4">
            <text:p>444</text:p>
          </table:table-cell>
          <table:table-cell office:value-type="percentage" office:value="0.37837837837837801" table:style-name="ce21">
            <text:p>38%</text:p>
          </table:table-cell>
          <table:table-cell office:value-type="percentage" office:value="0.417910575202882" table:style-name="ce21">
            <text:p>42%</text:p>
          </table:table-cell>
          <table:table-cell office:value-type="percentage" office:value="-3.9532196824504102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06658" table:style-name="ce28">
            <text:p>106658</text:p>
          </table:table-cell>
          <table:table-cell office:value-type="float" office:value="346688" table:style-name="ce4">
            <text:p>346688</text:p>
          </table:table-cell>
          <table:table-cell office:value-type="string" table:style-name="ce3">
            <text:p>Escola Básica de Couto Mineiro do Pejão, Raiva, Castelo de Paiv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Castelo de Paiva</text:p>
          </table:table-cell>
          <table:table-cell office:value-type="string" table:style-name="ce3">
            <text:p>Público</text:p>
          </table:table-cell>
          <table:table-cell office:value-type="float" office:value="152" table:style-name="ce4">
            <text:p>152</text:p>
          </table:table-cell>
          <table:table-cell office:value-type="percentage" office:value="0.46052631578947401" table:style-name="ce21">
            <text:p>46%</text:p>
          </table:table-cell>
          <table:table-cell office:value-type="percentage" office:value="0.40827923382494402" table:style-name="ce21">
            <text:p>41%</text:p>
          </table:table-cell>
          <table:table-cell office:value-type="percentage" office:value="5.2247081964529998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07083" table:style-name="ce28">
            <text:p>107083</text:p>
          </table:table-cell>
          <table:table-cell office:value-type="float" office:value="401560" table:style-name="ce4">
            <text:p>401560</text:p>
          </table:table-cell>
          <table:table-cell office:value-type="string" table:style-name="ce3">
            <text:p>Escola Básica e Secundária Dr. Manuel Laranjeira, Espinh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Espinho</text:p>
          </table:table-cell>
          <table:table-cell office:value-type="string" table:style-name="ce3">
            <text:p>Público</text:p>
          </table:table-cell>
          <table:table-cell office:value-type="float" office:value="535" table:style-name="ce4">
            <text:p>535</text:p>
          </table:table-cell>
          <table:table-cell office:value-type="percentage" office:value="0.65420560747663503" table:style-name="ce21">
            <text:p>65%</text:p>
          </table:table-cell>
          <table:table-cell office:value-type="percentage" office:value="0.626051977842075" table:style-name="ce21">
            <text:p>63%</text:p>
          </table:table-cell>
          <table:table-cell office:value-type="percentage" office:value="2.81536296345609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07743" table:style-name="ce28">
            <text:p>107743</text:p>
          </table:table-cell>
          <table:table-cell office:value-type="float" office:value="401559" table:style-name="ce4">
            <text:p>401559</text:p>
          </table:table-cell>
          <table:table-cell office:value-type="string" table:style-name="ce3">
            <text:p>Escola Básica e Secundária Dr. Manuel Gomes Almeida, Espinh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Espinho</text:p>
          </table:table-cell>
          <table:table-cell office:value-type="string" table:style-name="ce3">
            <text:p>Público</text:p>
          </table:table-cell>
          <table:table-cell office:value-type="float" office:value="405" table:style-name="ce4">
            <text:p>405</text:p>
          </table:table-cell>
          <table:table-cell office:value-type="percentage" office:value="0.56543209876543199" table:style-name="ce21">
            <text:p>57%</text:p>
          </table:table-cell>
          <table:table-cell office:value-type="percentage" office:value="0.517925353127071" table:style-name="ce21">
            <text:p>52%</text:p>
          </table:table-cell>
          <table:table-cell office:value-type="percentage" office:value="4.7506745638361603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07812" table:style-name="ce28">
            <text:p>107812</text:p>
          </table:table-cell>
          <table:table-cell office:value-type="float" office:value="343183" table:style-name="ce4">
            <text:p>343183</text:p>
          </table:table-cell>
          <table:table-cell office:value-type="string" table:style-name="ce3">
            <text:p>Escola Básica Sá Couto, Espinh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Espinho</text:p>
          </table:table-cell>
          <table:table-cell office:value-type="string" table:style-name="ce3">
            <text:p>Público</text:p>
          </table:table-cell>
          <table:table-cell office:value-type="float" office:value="149" table:style-name="ce4">
            <text:p>149</text:p>
          </table:table-cell>
          <table:table-cell office:value-type="percentage" office:value="0.28187919463087202" table:style-name="ce21">
            <text:p>28%</text:p>
          </table:table-cell>
          <table:table-cell office:value-type="percentage" office:value="0.31827244218141598" table:style-name="ce21">
            <text:p>32%</text:p>
          </table:table-cell>
          <table:table-cell office:value-type="percentage" office:value="-3.63932475505436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07850" table:style-name="ce28">
            <text:p>107850</text:p>
          </table:table-cell>
          <table:table-cell office:value-type="float" office:value="341009" table:style-name="ce4">
            <text:p>341009</text:p>
          </table:table-cell>
          <table:table-cell office:value-type="string" table:style-name="ce3">
            <text:p>Escola Básica e Secundária Domingos Capela, Silvalde, Espinh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Espinho</text:p>
          </table:table-cell>
          <table:table-cell office:value-type="string" table:style-name="ce3">
            <text:p>Público</text:p>
          </table:table-cell>
          <table:table-cell office:value-type="float" office:value="108" table:style-name="ce4">
            <text:p>108</text:p>
          </table:table-cell>
          <table:table-cell office:value-type="percentage" office:value="0.12962962962963001" table:style-name="ce21">
            <text:p>13%</text:p>
          </table:table-cell>
          <table:table-cell office:value-type="percentage" office:value="0.25628422696705999" table:style-name="ce21">
            <text:p>26%</text:p>
          </table:table-cell>
          <table:table-cell office:value-type="percentage" office:value="-0.12665459733743001" table:style-name="ce22">
            <text:p>-13%</text:p>
          </table:table-cell>
          <table:table-cell table:number-columns-repeated="16374"/>
        </table:table-row>
        <table:table-row table:style-name="ro1">
          <table:table-cell office:value-type="float" office:value="108163" table:style-name="ce28">
            <text:p>108163</text:p>
          </table:table-cell>
          <table:table-cell office:value-type="float" office:value="401651" table:style-name="ce4">
            <text:p>401651</text:p>
          </table:table-cell>
          <table:table-cell office:value-type="string" table:style-name="ce3">
            <text:p>Escola Secundária de Estarrej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Estarreja</text:p>
          </table:table-cell>
          <table:table-cell office:value-type="string" table:style-name="ce3">
            <text:p>Público</text:p>
          </table:table-cell>
          <table:table-cell office:value-type="float" office:value="442" table:style-name="ce4">
            <text:p>442</text:p>
          </table:table-cell>
          <table:table-cell office:value-type="percentage" office:value="0.45022624434389102" table:style-name="ce21">
            <text:p>45%</text:p>
          </table:table-cell>
          <table:table-cell office:value-type="percentage" office:value="0.41958156056155299" table:style-name="ce21">
            <text:p>42%</text:p>
          </table:table-cell>
          <table:table-cell office:value-type="percentage" office:value="3.0644683782338599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08614" table:style-name="ce28">
            <text:p>108614</text:p>
          </table:table-cell>
          <table:table-cell office:value-type="float" office:value="346044" table:style-name="ce4">
            <text:p>346044</text:p>
          </table:table-cell>
          <table:table-cell office:value-type="string" table:style-name="ce3">
            <text:p>Escola Básica Professor Doutor Egas Moniz, Avanca, Estarrej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Estarreja</text:p>
          </table:table-cell>
          <table:table-cell office:value-type="string" table:style-name="ce3">
            <text:p>Público</text:p>
          </table:table-cell>
          <table:table-cell office:value-type="float" office:value="128" table:style-name="ce4">
            <text:p>128</text:p>
          </table:table-cell>
          <table:table-cell office:value-type="percentage" office:value="0.609375" table:style-name="ce21">
            <text:p>61%</text:p>
          </table:table-cell>
          <table:table-cell office:value-type="percentage" office:value="0.54036167696501203" table:style-name="ce21">
            <text:p>54%</text:p>
          </table:table-cell>
          <table:table-cell office:value-type="percentage" office:value="6.90133230349885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108767" table:style-name="ce28">
            <text:p>108767</text:p>
          </table:table-cell>
          <table:table-cell office:value-type="float" office:value="330590" table:style-name="ce4">
            <text:p>330590</text:p>
          </table:table-cell>
          <table:table-cell office:value-type="string" table:style-name="ce3">
            <text:p>Escola Básica de Pardilhó, Estarrej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Estarreja</text:p>
          </table:table-cell>
          <table:table-cell office:value-type="string" table:style-name="ce3">
            <text:p>Público</text:p>
          </table:table-cell>
          <table:table-cell office:value-type="float" office:value="101" table:style-name="ce4">
            <text:p>101</text:p>
          </table:table-cell>
          <table:table-cell office:value-type="percentage" office:value="0.33663366336633699" table:style-name="ce21">
            <text:p>34%</text:p>
          </table:table-cell>
          <table:table-cell office:value-type="percentage" office:value="0.35649617540353001" table:style-name="ce21">
            <text:p>36%</text:p>
          </table:table-cell>
          <table:table-cell office:value-type="percentage" office:value="-1.9862512037193799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09070" table:style-name="ce28">
            <text:p>109070</text:p>
          </table:table-cell>
          <table:table-cell office:value-type="float" office:value="340625" table:style-name="ce4">
            <text:p>340625</text:p>
          </table:table-cell>
          <table:table-cell office:value-type="string" table:style-name="ce3">
            <text:p>Escola Básica de Corga do Lobão, Santa Maria da Feir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Santa Maria da Feira</text:p>
          </table:table-cell>
          <table:table-cell office:value-type="string" table:style-name="ce3">
            <text:p>Público</text:p>
          </table:table-cell>
          <table:table-cell office:value-type="float" office:value="310" table:style-name="ce4">
            <text:p>310</text:p>
          </table:table-cell>
          <table:table-cell office:value-type="percentage" office:value="0.49354838709677401" table:style-name="ce21">
            <text:p>49%</text:p>
          </table:table-cell>
          <table:table-cell office:value-type="percentage" office:value="0.41715157487559501" table:style-name="ce21">
            <text:p>42%</text:p>
          </table:table-cell>
          <table:table-cell office:value-type="percentage" office:value="7.6396812221178695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09099" table:style-name="ce28">
            <text:p>109099</text:p>
          </table:table-cell>
          <table:table-cell office:value-type="float" office:value="343535" table:style-name="ce4">
            <text:p>343535</text:p>
          </table:table-cell>
          <table:table-cell office:value-type="string" table:style-name="ce3">
            <text:p>Escola Básica António Alves de Amorim, Lourosa, Santa Maria da Feir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Santa Maria da Feira</text:p>
          </table:table-cell>
          <table:table-cell office:value-type="string" table:style-name="ce3">
            <text:p>Público</text:p>
          </table:table-cell>
          <table:table-cell office:value-type="float" office:value="250" table:style-name="ce4">
            <text:p>250</text:p>
          </table:table-cell>
          <table:table-cell office:value-type="percentage" office:value="0.38" table:style-name="ce21">
            <text:p>38%</text:p>
          </table:table-cell>
          <table:table-cell office:value-type="percentage" office:value="0.39555655577266502" table:style-name="ce21">
            <text:p>40%</text:p>
          </table:table-cell>
          <table:table-cell office:value-type="percentage" office:value="-1.555655577266550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09331" table:style-name="ce28">
            <text:p>109331</text:p>
          </table:table-cell>
          <table:table-cell office:value-type="float" office:value="343584" table:style-name="ce4">
            <text:p>343584</text:p>
          </table:table-cell>
          <table:table-cell office:value-type="string" table:style-name="ce3">
            <text:p>Escola Básica de Canedo, Santa Maria da Feir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Santa Maria da Feira</text:p>
          </table:table-cell>
          <table:table-cell office:value-type="string" table:style-name="ce3">
            <text:p>Público</text:p>
          </table:table-cell>
          <table:table-cell office:value-type="float" office:value="252" table:style-name="ce4">
            <text:p>252</text:p>
          </table:table-cell>
          <table:table-cell office:value-type="percentage" office:value="0.38095238095238099" table:style-name="ce21">
            <text:p>38%</text:p>
          </table:table-cell>
          <table:table-cell office:value-type="percentage" office:value="0.39014604830431798" table:style-name="ce21">
            <text:p>39%</text:p>
          </table:table-cell>
          <table:table-cell office:value-type="percentage" office:value="-9.1936673519373898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09357" table:style-name="ce28">
            <text:p>109357</text:p>
          </table:table-cell>
          <table:table-cell office:value-type="float" office:value="342774" table:style-name="ce4">
            <text:p>342774</text:p>
          </table:table-cell>
          <table:table-cell office:value-type="string" table:style-name="ce3">
            <text:p>Escola Básica Professor Doutor Ferreira de Almeida, Santa Maria da Feir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Santa Maria da Feira</text:p>
          </table:table-cell>
          <table:table-cell office:value-type="string" table:style-name="ce3">
            <text:p>Público</text:p>
          </table:table-cell>
          <table:table-cell office:value-type="float" office:value="167" table:style-name="ce4">
            <text:p>167</text:p>
          </table:table-cell>
          <table:table-cell office:value-type="percentage" office:value="0.25149700598802399" table:style-name="ce21">
            <text:p>25%</text:p>
          </table:table-cell>
          <table:table-cell office:value-type="percentage" office:value="0.34172940671535601" table:style-name="ce21">
            <text:p>34%</text:p>
          </table:table-cell>
          <table:table-cell office:value-type="percentage" office:value="-9.0232400727331893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09416" table:style-name="ce28">
            <text:p>109416</text:p>
          </table:table-cell>
          <table:table-cell office:value-type="float" office:value="380896" table:style-name="ce4">
            <text:p>380896</text:p>
          </table:table-cell>
          <table:table-cell office:value-type="string" table:style-name="ce3">
            <text:p>Colégio das Terras de Santa Mari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Santa Maria da Feira</text:p>
          </table:table-cell>
          <table:table-cell office:value-type="string" table:style-name="ce3">
            <text:p>Privado</text:p>
          </table:table-cell>
          <table:table-cell office:value-type="float" office:value="149" table:style-name="ce4">
            <text:p>149</text:p>
          </table:table-cell>
          <table:table-cell office:value-type="percentage" office:value="0.87248322147651003" table:style-name="ce21">
            <text:p>87%</text:p>
          </table:table-cell>
          <table:table-cell office:value-type="percentage" office:value="0.86251907059008803" table:style-name="ce21">
            <text:p>86%</text:p>
          </table:table-cell>
          <table:table-cell office:value-type="percentage" office:value="9.9641508864222808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09570" table:style-name="ce28">
            <text:p>109570</text:p>
          </table:table-cell>
          <table:table-cell office:value-type="float" office:value="343614" table:style-name="ce4">
            <text:p>343614</text:p>
          </table:table-cell>
          <table:table-cell office:value-type="string" table:style-name="ce3">
            <text:p>Escola Básica e Secundária de Arrifana, Santa Maria da Feir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Santa Maria da Feira</text:p>
          </table:table-cell>
          <table:table-cell office:value-type="string" table:style-name="ce3">
            <text:p>Público</text:p>
          </table:table-cell>
          <table:table-cell office:value-type="float" office:value="129" table:style-name="ce4">
            <text:p>129</text:p>
          </table:table-cell>
          <table:table-cell office:value-type="percentage" office:value="0.27906976744186002" table:style-name="ce21">
            <text:p>28%</text:p>
          </table:table-cell>
          <table:table-cell office:value-type="percentage" office:value="0.40625375008474301" table:style-name="ce21">
            <text:p>41%</text:p>
          </table:table-cell>
          <table:table-cell office:value-type="percentage" office:value="-0.127183982642882" table:style-name="ce22">
            <text:p>-13%</text:p>
          </table:table-cell>
          <table:table-cell table:number-columns-repeated="16374"/>
        </table:table-row>
        <table:table-row table:style-name="ro1">
          <table:table-cell office:value-type="float" office:value="109630" table:style-name="ce28">
            <text:p>109630</text:p>
          </table:table-cell>
          <table:table-cell office:value-type="float" office:value="402813" table:style-name="ce4">
            <text:p>402813</text:p>
          </table:table-cell>
          <table:table-cell office:value-type="string" table:style-name="ce3">
            <text:p>Escola Básica e Secundária de Santa Maria da Feir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Santa Maria da Feira</text:p>
          </table:table-cell>
          <table:table-cell office:value-type="string" table:style-name="ce3">
            <text:p>Público</text:p>
          </table:table-cell>
          <table:table-cell office:value-type="float" office:value="393" table:style-name="ce4">
            <text:p>393</text:p>
          </table:table-cell>
          <table:table-cell office:value-type="percentage" office:value="0.49109414758269698" table:style-name="ce21">
            <text:p>49%</text:p>
          </table:table-cell>
          <table:table-cell office:value-type="percentage" office:value="0.46650602137566" table:style-name="ce21">
            <text:p>47%</text:p>
          </table:table-cell>
          <table:table-cell office:value-type="percentage" office:value="2.4588126207037202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09632" table:style-name="ce28">
            <text:p>109632</text:p>
          </table:table-cell>
          <table:table-cell office:value-type="float" office:value="340900" table:style-name="ce4">
            <text:p>340900</text:p>
          </table:table-cell>
          <table:table-cell office:value-type="string" table:style-name="ce3">
            <text:p>Escola Básica e Secundária Coelho e Castro, Fiães, Santa Maria da Feir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Santa Maria da Feira</text:p>
          </table:table-cell>
          <table:table-cell office:value-type="string" table:style-name="ce3">
            <text:p>Público</text:p>
          </table:table-cell>
          <table:table-cell office:value-type="float" office:value="319" table:style-name="ce4">
            <text:p>319</text:p>
          </table:table-cell>
          <table:table-cell office:value-type="percentage" office:value="0.41379310344827602" table:style-name="ce21">
            <text:p>41%</text:p>
          </table:table-cell>
          <table:table-cell office:value-type="percentage" office:value="0.43979987217372601" table:style-name="ce21">
            <text:p>44%</text:p>
          </table:table-cell>
          <table:table-cell office:value-type="percentage" office:value="-2.6006768725450099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09663" table:style-name="ce28">
            <text:p>109663</text:p>
          </table:table-cell>
          <table:table-cell office:value-type="float" office:value="341472" table:style-name="ce4">
            <text:p>341472</text:p>
          </table:table-cell>
          <table:table-cell office:value-type="string" table:style-name="ce3">
            <text:p>Escola Básica Fernando Pessoa, Santa Maria da Feir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Santa Maria da Feira</text:p>
          </table:table-cell>
          <table:table-cell office:value-type="string" table:style-name="ce3">
            <text:p>Público</text:p>
          </table:table-cell>
          <table:table-cell office:value-type="float" office:value="628" table:style-name="ce4">
            <text:p>628</text:p>
          </table:table-cell>
          <table:table-cell office:value-type="percentage" office:value="0.53503184713375795" table:style-name="ce21">
            <text:p>54%</text:p>
          </table:table-cell>
          <table:table-cell office:value-type="percentage" office:value="0.52234713718269898" table:style-name="ce21">
            <text:p>52%</text:p>
          </table:table-cell>
          <table:table-cell office:value-type="percentage" office:value="1.26847099510594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09681" table:style-name="ce28">
            <text:p>109681</text:p>
          </table:table-cell>
          <table:table-cell office:value-type="float" office:value="343602" table:style-name="ce4">
            <text:p>343602</text:p>
          </table:table-cell>
          <table:table-cell office:value-type="string" table:style-name="ce3">
            <text:p>Escola Básica de Argoncilhe, Santa Maria da Feir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Santa Maria da Feira</text:p>
          </table:table-cell>
          <table:table-cell office:value-type="string" table:style-name="ce3">
            <text:p>Público</text:p>
          </table:table-cell>
          <table:table-cell office:value-type="float" office:value="255" table:style-name="ce4">
            <text:p>255</text:p>
          </table:table-cell>
          <table:table-cell office:value-type="percentage" office:value="0.40784313725490201" table:style-name="ce21">
            <text:p>41%</text:p>
          </table:table-cell>
          <table:table-cell office:value-type="percentage" office:value="0.43850304513680699" table:style-name="ce21">
            <text:p>44%</text:p>
          </table:table-cell>
          <table:table-cell office:value-type="percentage" office:value="-3.0659907881905001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09721" table:style-name="ce28">
            <text:p>109721</text:p>
          </table:table-cell>
          <table:table-cell office:value-type="float" office:value="343596" table:style-name="ce4">
            <text:p>343596</text:p>
          </table:table-cell>
          <table:table-cell office:value-type="string" table:style-name="ce3">
            <text:p>Escola Básica de Milheirós de Poiares, Santa Maria da Feir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Santa Maria da Feira</text:p>
          </table:table-cell>
          <table:table-cell office:value-type="string" table:style-name="ce3">
            <text:p>Público</text:p>
          </table:table-cell>
          <table:table-cell office:value-type="float" office:value="166" table:style-name="ce4">
            <text:p>166</text:p>
          </table:table-cell>
          <table:table-cell office:value-type="percentage" office:value="0.29518072289156599" table:style-name="ce21">
            <text:p>30%</text:p>
          </table:table-cell>
          <table:table-cell office:value-type="percentage" office:value="0.32746235905339999" table:style-name="ce21">
            <text:p>33%</text:p>
          </table:table-cell>
          <table:table-cell office:value-type="percentage" office:value="-3.2281636161834097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09937" table:style-name="ce28">
            <text:p>109937</text:p>
          </table:table-cell>
          <table:table-cell office:value-type="float" office:value="380577" table:style-name="ce4">
            <text:p>380577</text:p>
          </table:table-cell>
          <table:table-cell office:value-type="string" table:style-name="ce3">
            <text:p>Colégio de Lamas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Santa Maria da Feira</text:p>
          </table:table-cell>
          <table:table-cell office:value-type="string" table:style-name="ce3">
            <text:p>Privado</text:p>
          </table:table-cell>
          <table:table-cell office:value-type="float" office:value="519" table:style-name="ce4">
            <text:p>519</text:p>
          </table:table-cell>
          <table:table-cell office:value-type="percentage" office:value="0.54527938342967197" table:style-name="ce21">
            <text:p>55%</text:p>
          </table:table-cell>
          <table:table-cell office:value-type="percentage" office:value="0.56997534709081699" table:style-name="ce21">
            <text:p>57%</text:p>
          </table:table-cell>
          <table:table-cell office:value-type="percentage" office:value="-2.46959636611442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09976" table:style-name="ce28">
            <text:p>109976</text:p>
          </table:table-cell>
          <table:table-cell office:value-type="float" office:value="343523" table:style-name="ce4">
            <text:p>343523</text:p>
          </table:table-cell>
          <table:table-cell office:value-type="string" table:style-name="ce3">
            <text:p>Escola Básica de Paços de Brandão, Santa Maria da Feir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Santa Maria da Feira</text:p>
          </table:table-cell>
          <table:table-cell office:value-type="string" table:style-name="ce3">
            <text:p>Público</text:p>
          </table:table-cell>
          <table:table-cell office:value-type="float" office:value="320" table:style-name="ce4">
            <text:p>320</text:p>
          </table:table-cell>
          <table:table-cell office:value-type="percentage" office:value="0.39687499999999998" table:style-name="ce21">
            <text:p>40%</text:p>
          </table:table-cell>
          <table:table-cell office:value-type="percentage" office:value="0.35525297555680602" table:style-name="ce21">
            <text:p>36%</text:p>
          </table:table-cell>
          <table:table-cell office:value-type="percentage" office:value="4.1622024443194301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101009" table:style-name="ce28">
            <text:p>1101009</text:p>
          </table:table-cell>
          <table:table-cell office:value-type="float" office:value="330220" table:style-name="ce4">
            <text:p>330220</text:p>
          </table:table-cell>
          <table:table-cell office:value-type="string" table:style-name="ce3">
            <text:p>Escola Básica do Carregado, Alenquer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lenquer</text:p>
          </table:table-cell>
          <table:table-cell office:value-type="string" table:style-name="ce3">
            <text:p>Público</text:p>
          </table:table-cell>
          <table:table-cell office:value-type="float" office:value="309" table:style-name="ce4">
            <text:p>309</text:p>
          </table:table-cell>
          <table:table-cell office:value-type="percentage" office:value="0.34304207119741098" table:style-name="ce21">
            <text:p>34%</text:p>
          </table:table-cell>
          <table:table-cell office:value-type="percentage" office:value="0.33084987931336701" table:style-name="ce21">
            <text:p>33%</text:p>
          </table:table-cell>
          <table:table-cell office:value-type="percentage" office:value="1.2192191884043699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0120" table:style-name="ce28">
            <text:p>110120</text:p>
          </table:table-cell>
          <table:table-cell office:value-type="float" office:value="343560" table:style-name="ce4">
            <text:p>343560</text:p>
          </table:table-cell>
          <table:table-cell office:value-type="string" table:style-name="ce3">
            <text:p>Escola Básica de Gafanha da Encarnação, Ílhav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Ílhavo</text:p>
          </table:table-cell>
          <table:table-cell office:value-type="string" table:style-name="ce3">
            <text:p>Público</text:p>
          </table:table-cell>
          <table:table-cell office:value-type="float" office:value="188" table:style-name="ce4">
            <text:p>188</text:p>
          </table:table-cell>
          <table:table-cell office:value-type="percentage" office:value="0.46808510638297901" table:style-name="ce21">
            <text:p>47%</text:p>
          </table:table-cell>
          <table:table-cell office:value-type="percentage" office:value="0.50543651450433003" table:style-name="ce21">
            <text:p>51%</text:p>
          </table:table-cell>
          <table:table-cell office:value-type="percentage" office:value="-3.7351408121351702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101653" table:style-name="ce28">
            <text:p>1101653</text:p>
          </table:table-cell>
          <table:table-cell office:value-type="float" office:value="340091" table:style-name="ce4">
            <text:p>340091</text:p>
          </table:table-cell>
          <table:table-cell office:value-type="string" table:style-name="ce3">
            <text:p>Escola Básica Pêro de Alenquer, Alenquer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lenquer</text:p>
          </table:table-cell>
          <table:table-cell office:value-type="string" table:style-name="ce3">
            <text:p>Público</text:p>
          </table:table-cell>
          <table:table-cell office:value-type="float" office:value="482" table:style-name="ce4">
            <text:p>482</text:p>
          </table:table-cell>
          <table:table-cell office:value-type="percentage" office:value="0.53526970954356801" table:style-name="ce21">
            <text:p>54%</text:p>
          </table:table-cell>
          <table:table-cell office:value-type="percentage" office:value="0.48394237551217001" table:style-name="ce21">
            <text:p>48%</text:p>
          </table:table-cell>
          <table:table-cell office:value-type="percentage" office:value="5.13273340313984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101757" table:style-name="ce28">
            <text:p>1101757</text:p>
          </table:table-cell>
          <table:table-cell office:value-type="float" office:value="342180" table:style-name="ce4">
            <text:p>342180</text:p>
          </table:table-cell>
          <table:table-cell office:value-type="string" table:style-name="ce3">
            <text:p>Escola Básica Visconde de Chanceleiros, Merceana, Alenquer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lenquer</text:p>
          </table:table-cell>
          <table:table-cell office:value-type="string" table:style-name="ce3">
            <text:p>Público</text:p>
          </table:table-cell>
          <table:table-cell office:value-type="float" office:value="172" table:style-name="ce4">
            <text:p>172</text:p>
          </table:table-cell>
          <table:table-cell office:value-type="percentage" office:value="0.29651162790697699" table:style-name="ce21">
            <text:p>30%</text:p>
          </table:table-cell>
          <table:table-cell office:value-type="percentage" office:value="0.38808996949147601" table:style-name="ce21">
            <text:p>39%</text:p>
          </table:table-cell>
          <table:table-cell office:value-type="percentage" office:value="-9.1578341584499498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101992" table:style-name="ce28">
            <text:p>1101992</text:p>
          </table:table-cell>
          <table:table-cell office:value-type="float" office:value="330231" table:style-name="ce4">
            <text:p>330231</text:p>
          </table:table-cell>
          <table:table-cell office:value-type="string" table:style-name="ce3">
            <text:p>Escola Básica de Abrigada, Alenquer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lenquer</text:p>
          </table:table-cell>
          <table:table-cell office:value-type="string" table:style-name="ce3">
            <text:p>Público</text:p>
          </table:table-cell>
          <table:table-cell office:value-type="float" office:value="168" table:style-name="ce4">
            <text:p>168</text:p>
          </table:table-cell>
          <table:table-cell office:value-type="percentage" office:value="0.422619047619048" table:style-name="ce21">
            <text:p>42%</text:p>
          </table:table-cell>
          <table:table-cell office:value-type="percentage" office:value="0.402942488611089" table:style-name="ce21">
            <text:p>40%</text:p>
          </table:table-cell>
          <table:table-cell office:value-type="percentage" office:value="1.9676559007958502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102623" table:style-name="ce28">
            <text:p>1102623</text:p>
          </table:table-cell>
          <table:table-cell office:value-type="float" office:value="380230" table:style-name="ce4">
            <text:p>380230</text:p>
          </table:table-cell>
          <table:table-cell office:value-type="string" table:style-name="ce3">
            <text:p>Externato João Alberto Fari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rruda dos Vinhos</text:p>
          </table:table-cell>
          <table:table-cell office:value-type="string" table:style-name="ce3">
            <text:p>Privado</text:p>
          </table:table-cell>
          <table:table-cell office:value-type="float" office:value="660" table:style-name="ce4">
            <text:p>660</text:p>
          </table:table-cell>
          <table:table-cell office:value-type="percentage" office:value="0.648484848484848" table:style-name="ce21">
            <text:p>65%</text:p>
          </table:table-cell>
          <table:table-cell office:value-type="percentage" office:value="0.61528384111677603" table:style-name="ce21">
            <text:p>62%</text:p>
          </table:table-cell>
          <table:table-cell office:value-type="percentage" office:value="3.3201007368072598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103010" table:style-name="ce28">
            <text:p>1103010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e Azambuj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zambuja</text:p>
          </table:table-cell>
          <table:table-cell office:value-type="string" table:style-name="ce3">
            <text:p>Público</text:p>
          </table:table-cell>
          <table:table-cell office:value-type="float" office:value="235" table:style-name="ce4">
            <text:p>235</text:p>
          </table:table-cell>
          <table:table-cell office:value-type="percentage" office:value="0.33617021276595699" table:style-name="ce21">
            <text:p>34%</text:p>
          </table:table-cell>
          <table:table-cell office:value-type="percentage" office:value="0.36831467790042599" table:style-name="ce21">
            <text:p>37%</text:p>
          </table:table-cell>
          <table:table-cell office:value-type="percentage" office:value="-3.21444651344691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103488" table:style-name="ce28">
            <text:p>1103488</text:p>
          </table:table-cell>
          <table:table-cell office:value-type="float" office:value="342051" table:style-name="ce4">
            <text:p>342051</text:p>
          </table:table-cell>
          <table:table-cell office:value-type="string" table:style-name="ce3">
            <text:p>Escola Básica de Manique do Intendente, Azambuj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zambuja</text:p>
          </table:table-cell>
          <table:table-cell office:value-type="string" table:style-name="ce3">
            <text:p>Público</text:p>
          </table:table-cell>
          <table:table-cell office:value-type="float" office:value="77" table:style-name="ce4">
            <text:p>77</text:p>
          </table:table-cell>
          <table:table-cell office:value-type="percentage" office:value="0.42857142857142899" table:style-name="ce21">
            <text:p>43%</text:p>
          </table:table-cell>
          <table:table-cell office:value-type="percentage" office:value="0.37096434117967803" table:style-name="ce21">
            <text:p>37%</text:p>
          </table:table-cell>
          <table:table-cell office:value-type="percentage" office:value="5.7607087391750099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103801" table:style-name="ce28">
            <text:p>1103801</text:p>
          </table:table-cell>
          <table:table-cell office:value-type="float" office:value="344709" table:style-name="ce4">
            <text:p>344709</text:p>
          </table:table-cell>
          <table:table-cell office:value-type="string" table:style-name="ce3">
            <text:p>Escola Básica Vale Aveiras, Aveiras de Cima, Azambuj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zambuja</text:p>
          </table:table-cell>
          <table:table-cell office:value-type="string" table:style-name="ce3">
            <text:p>Público</text:p>
          </table:table-cell>
          <table:table-cell office:value-type="float" office:value="122" table:style-name="ce4">
            <text:p>122</text:p>
          </table:table-cell>
          <table:table-cell office:value-type="percentage" office:value="0.39344262295082" table:style-name="ce21">
            <text:p>39%</text:p>
          </table:table-cell>
          <table:table-cell office:value-type="percentage" office:value="0.35894257546930403" table:style-name="ce21">
            <text:p>36%</text:p>
          </table:table-cell>
          <table:table-cell office:value-type="percentage" office:value="3.45000474815155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103901" table:style-name="ce28">
            <text:p>1103901</text:p>
          </table:table-cell>
          <table:table-cell office:value-type="float" office:value="403568" table:style-name="ce4">
            <text:p>403568</text:p>
          </table:table-cell>
          <table:table-cell office:value-type="string" table:style-name="ce3">
            <text:p>Escola Secundária da Azambuj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zambuja</text:p>
          </table:table-cell>
          <table:table-cell office:value-type="string" table:style-name="ce3">
            <text:p>Público</text:p>
          </table:table-cell>
          <table:table-cell office:value-type="float" office:value="127" table:style-name="ce4">
            <text:p>127</text:p>
          </table:table-cell>
          <table:table-cell office:value-type="percentage" office:value="0.38582677165354301" table:style-name="ce21">
            <text:p>39%</text:p>
          </table:table-cell>
          <table:table-cell office:value-type="percentage" office:value="0.405008993171243" table:style-name="ce21">
            <text:p>41%</text:p>
          </table:table-cell>
          <table:table-cell office:value-type="percentage" office:value="-1.9182221517699698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10395" table:style-name="ce28">
            <text:p>110395</text:p>
          </table:table-cell>
          <table:table-cell office:value-type="float" office:value="403921" table:style-name="ce4">
            <text:p>403921</text:p>
          </table:table-cell>
          <table:table-cell office:value-type="string" table:style-name="ce3">
            <text:p>Escola Secundária de Gafanha da Nazaré, Ílhav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Ílhavo</text:p>
          </table:table-cell>
          <table:table-cell office:value-type="string" table:style-name="ce3">
            <text:p>Público</text:p>
          </table:table-cell>
          <table:table-cell office:value-type="float" office:value="366" table:style-name="ce4">
            <text:p>366</text:p>
          </table:table-cell>
          <table:table-cell office:value-type="percentage" office:value="0.47814207650273199" table:style-name="ce21">
            <text:p>48%</text:p>
          </table:table-cell>
          <table:table-cell office:value-type="percentage" office:value="0.42542136329267399" table:style-name="ce21">
            <text:p>43%</text:p>
          </table:table-cell>
          <table:table-cell office:value-type="percentage" office:value="5.2720713210058702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104039" table:style-name="ce28">
            <text:p>1104039</text:p>
          </table:table-cell>
          <table:table-cell office:value-type="float" office:value="402278" table:style-name="ce4">
            <text:p>402278</text:p>
          </table:table-cell>
          <table:table-cell office:value-type="string" table:style-name="ce3">
            <text:p>Escola Básica e Secundária do Cadaval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daval</text:p>
          </table:table-cell>
          <table:table-cell office:value-type="string" table:style-name="ce3">
            <text:p>Público</text:p>
          </table:table-cell>
          <table:table-cell office:value-type="float" office:value="285" table:style-name="ce4">
            <text:p>285</text:p>
          </table:table-cell>
          <table:table-cell office:value-type="percentage" office:value="0.266666666666667" table:style-name="ce21">
            <text:p>27%</text:p>
          </table:table-cell>
          <table:table-cell office:value-type="percentage" office:value="0.36280547948224001" table:style-name="ce21">
            <text:p>36%</text:p>
          </table:table-cell>
          <table:table-cell office:value-type="percentage" office:value="-9.6138812815573294E-2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105005" table:style-name="ce28">
            <text:p>1105005</text:p>
          </table:table-cell>
          <table:table-cell office:value-type="float" office:value="502420" table:style-name="ce4">
            <text:p>502420</text:p>
          </table:table-cell>
          <table:table-cell office:value-type="string" table:style-name="ce3">
            <text:p>Colégio Marista de Carcavelo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rivado</text:p>
          </table:table-cell>
          <table:table-cell office:value-type="float" office:value="432" table:style-name="ce4">
            <text:p>432</text:p>
          </table:table-cell>
          <table:table-cell office:value-type="percentage" office:value="0.88425925925925897" table:style-name="ce21">
            <text:p>88%</text:p>
          </table:table-cell>
          <table:table-cell office:value-type="percentage" office:value="0.78821242247858503" table:style-name="ce21">
            <text:p>79%</text:p>
          </table:table-cell>
          <table:table-cell office:value-type="percentage" office:value="9.6046836780673994E-2" table:style-name="ce22">
            <text:p>10%</text:p>
          </table:table-cell>
          <table:table-cell table:number-columns-repeated="16374"/>
        </table:table-row>
        <table:table-row table:style-name="ro1">
          <table:table-cell office:value-type="float" office:value="1105041" table:style-name="ce28">
            <text:p>1105041</text:p>
          </table:table-cell>
          <table:table-cell office:value-type="float" office:value="502005" table:style-name="ce4">
            <text:p>502005</text:p>
          </table:table-cell>
          <table:table-cell office:value-type="string" table:style-name="ce3">
            <text:p>Colégio da Bafurei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rivado</text:p>
          </table:table-cell>
          <table:table-cell office:value-type="float" office:value="82" table:style-name="ce4">
            <text:p>82</text:p>
          </table:table-cell>
          <table:table-cell office:value-type="percentage" office:value="0.85365853658536595" table:style-name="ce21">
            <text:p>85%</text:p>
          </table:table-cell>
          <table:table-cell office:value-type="percentage" office:value="0.88443916475698103" table:style-name="ce21">
            <text:p>88%</text:p>
          </table:table-cell>
          <table:table-cell office:value-type="percentage" office:value="-3.0780628171615001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105105" table:style-name="ce28">
            <text:p>1105105</text:p>
          </table:table-cell>
          <table:table-cell office:value-type="float" office:value="501852" table:style-name="ce4">
            <text:p>501852</text:p>
          </table:table-cell>
          <table:table-cell office:value-type="string" table:style-name="ce3">
            <text:p>Salesianos do Estoril – Escol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rivado</text:p>
          </table:table-cell>
          <table:table-cell office:value-type="float" office:value="492" table:style-name="ce4">
            <text:p>492</text:p>
          </table:table-cell>
          <table:table-cell office:value-type="percentage" office:value="0.87804878048780499" table:style-name="ce21">
            <text:p>88%</text:p>
          </table:table-cell>
          <table:table-cell office:value-type="percentage" office:value="0.78782485627672405" table:style-name="ce21">
            <text:p>79%</text:p>
          </table:table-cell>
          <table:table-cell office:value-type="percentage" office:value="9.0223924211081399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1105116" table:style-name="ce28">
            <text:p>1105116</text:p>
          </table:table-cell>
          <table:table-cell office:value-type="float" office:value="502856" table:style-name="ce4">
            <text:p>502856</text:p>
          </table:table-cell>
          <table:table-cell office:value-type="string" table:style-name="ce3">
            <text:p>Colégio "Amor de Deus"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rivado</text:p>
          </table:table-cell>
          <table:table-cell office:value-type="float" office:value="287" table:style-name="ce4">
            <text:p>287</text:p>
          </table:table-cell>
          <table:table-cell office:value-type="percentage" office:value="0.73867595818815301" table:style-name="ce21">
            <text:p>74%</text:p>
          </table:table-cell>
          <table:table-cell office:value-type="percentage" office:value="0.66668760379205805" table:style-name="ce21">
            <text:p>67%</text:p>
          </table:table-cell>
          <table:table-cell office:value-type="percentage" office:value="7.1988354396095702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1105122" table:style-name="ce28">
            <text:p>1105122</text:p>
          </table:table-cell>
          <table:table-cell office:value-type="float" office:value="400804" table:style-name="ce4">
            <text:p>400804</text:p>
          </table:table-cell>
          <table:table-cell office:value-type="string" table:style-name="ce3">
            <text:p>Escola Básica e Secundária de Alvide, Cascai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úblico</text:p>
          </table:table-cell>
          <table:table-cell office:value-type="float" office:value="201" table:style-name="ce4">
            <text:p>201</text:p>
          </table:table-cell>
          <table:table-cell office:value-type="percentage" office:value="0.20895522388059701" table:style-name="ce21">
            <text:p>21%</text:p>
          </table:table-cell>
          <table:table-cell office:value-type="percentage" office:value="0.27100075765829701" table:style-name="ce21">
            <text:p>27%</text:p>
          </table:table-cell>
          <table:table-cell office:value-type="percentage" office:value="-6.2045533777699897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105158" table:style-name="ce28">
            <text:p>1105158</text:p>
          </table:table-cell>
          <table:table-cell office:value-type="float" office:value="380342" table:style-name="ce4">
            <text:p>380342</text:p>
          </table:table-cell>
          <table:table-cell office:value-type="string" table:style-name="ce3">
            <text:p>Salesianos de Manique - Escol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rivado</text:p>
          </table:table-cell>
          <table:table-cell office:value-type="float" office:value="880" table:style-name="ce4">
            <text:p>880</text:p>
          </table:table-cell>
          <table:table-cell office:value-type="percentage" office:value="0.59204545454545499" table:style-name="ce21">
            <text:p>59%</text:p>
          </table:table-cell>
          <table:table-cell office:value-type="percentage" office:value="0.54281230826084004" table:style-name="ce21">
            <text:p>54%</text:p>
          </table:table-cell>
          <table:table-cell office:value-type="percentage" office:value="4.9233146284614601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105159" table:style-name="ce28">
            <text:p>1105159</text:p>
          </table:table-cell>
          <table:table-cell office:value-type="float" office:value="504877" table:style-name="ce4">
            <text:p>504877</text:p>
          </table:table-cell>
          <table:table-cell office:value-type="string" table:style-name="ce3">
            <text:p>Externato de Nª Srª do Rosário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rivado</text:p>
          </table:table-cell>
          <table:table-cell office:value-type="float" office:value="248" table:style-name="ce4">
            <text:p>248</text:p>
          </table:table-cell>
          <table:table-cell office:value-type="percentage" office:value="0.782258064516129" table:style-name="ce21">
            <text:p>78%</text:p>
          </table:table-cell>
          <table:table-cell office:value-type="percentage" office:value="0.66965942984216997" table:style-name="ce21">
            <text:p>67%</text:p>
          </table:table-cell>
          <table:table-cell office:value-type="percentage" office:value="0.112598634673959" table:style-name="ce22">
            <text:p>11%</text:p>
          </table:table-cell>
          <table:table-cell table:number-columns-repeated="16374"/>
        </table:table-row>
        <table:table-row table:style-name="ro1">
          <table:table-cell office:value-type="float" office:value="1105186" table:style-name="ce28">
            <text:p>1105186</text:p>
          </table:table-cell>
          <table:table-cell office:value-type="float" office:value="342178" table:style-name="ce4">
            <text:p>342178</text:p>
          </table:table-cell>
          <table:table-cell office:value-type="string" table:style-name="ce3">
            <text:p>Escola Básica e Secundária Matilde Rosa Araújo, Matarraque, Cascai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úblico</text:p>
          </table:table-cell>
          <table:table-cell office:value-type="float" office:value="355" table:style-name="ce4">
            <text:p>355</text:p>
          </table:table-cell>
          <table:table-cell office:value-type="percentage" office:value="0.247887323943662" table:style-name="ce21">
            <text:p>25%</text:p>
          </table:table-cell>
          <table:table-cell office:value-type="percentage" office:value="0.30354146668464899" table:style-name="ce21">
            <text:p>30%</text:p>
          </table:table-cell>
          <table:table-cell office:value-type="percentage" office:value="-5.5654142740987102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10525" table:style-name="ce28">
            <text:p>110525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José Ferreira Pinto Basto, Ílhav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Ílhavo</text:p>
          </table:table-cell>
          <table:table-cell office:value-type="string" table:style-name="ce3">
            <text:p>Público</text:p>
          </table:table-cell>
          <table:table-cell office:value-type="float" office:value="277" table:style-name="ce4">
            <text:p>277</text:p>
          </table:table-cell>
          <table:table-cell office:value-type="percentage" office:value="0.46570397111913397" table:style-name="ce21">
            <text:p>47%</text:p>
          </table:table-cell>
          <table:table-cell office:value-type="percentage" office:value="0.42018621105133502" table:style-name="ce21">
            <text:p>42%</text:p>
          </table:table-cell>
          <table:table-cell office:value-type="percentage" office:value="4.55177600677985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105291" table:style-name="ce28">
            <text:p>1105291</text:p>
          </table:table-cell>
          <table:table-cell office:value-type="float" office:value="505020" table:style-name="ce4">
            <text:p>505020</text:p>
          </table:table-cell>
          <table:table-cell office:value-type="string" table:style-name="ce3">
            <text:p>Externato de Dona Luísa Sige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rivado</text:p>
          </table:table-cell>
          <table:table-cell office:value-type="float" office:value="52" table:style-name="ce4">
            <text:p>52</text:p>
          </table:table-cell>
          <table:table-cell office:value-type="percentage" office:value="0.59615384615384603" table:style-name="ce21">
            <text:p>60%</text:p>
          </table:table-cell>
          <table:table-cell office:value-type="percentage" office:value="0.69431822712360203" table:style-name="ce21">
            <text:p>69%</text:p>
          </table:table-cell>
          <table:table-cell office:value-type="percentage" office:value="-9.8164380969756201E-2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105301" table:style-name="ce28">
            <text:p>1105301</text:p>
          </table:table-cell>
          <table:table-cell office:value-type="float" office:value="911008" table:style-name="ce4">
            <text:p>911008</text:p>
          </table:table-cell>
          <table:table-cell office:value-type="string" table:style-name="ce3">
            <text:p>Colégio Senhora da Boa Nov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rivado</text:p>
          </table:table-cell>
          <table:table-cell office:value-type="float" office:value="97" table:style-name="ce4">
            <text:p>97</text:p>
          </table:table-cell>
          <table:table-cell office:value-type="percentage" office:value="0.597938144329897" table:style-name="ce21">
            <text:p>60%</text:p>
          </table:table-cell>
          <table:table-cell office:value-type="percentage" office:value="0.66128594293228105" table:style-name="ce21">
            <text:p>66%</text:p>
          </table:table-cell>
          <table:table-cell office:value-type="percentage" office:value="-6.3347798602383806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105342" table:style-name="ce28">
            <text:p>1105342</text:p>
          </table:table-cell>
          <table:table-cell office:value-type="float" office:value="503400" table:style-name="ce4">
            <text:p>503400</text:p>
          </table:table-cell>
          <table:table-cell office:value-type="string" table:style-name="ce3">
            <text:p>Associação Escola 31 de Janeiro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rivado</text:p>
          </table:table-cell>
          <table:table-cell office:value-type="float" office:value="143" table:style-name="ce4">
            <text:p>143</text:p>
          </table:table-cell>
          <table:table-cell office:value-type="percentage" office:value="0.81118881118881103" table:style-name="ce21">
            <text:p>81%</text:p>
          </table:table-cell>
          <table:table-cell office:value-type="percentage" office:value="0.72788488634267801" table:style-name="ce21">
            <text:p>73%</text:p>
          </table:table-cell>
          <table:table-cell office:value-type="percentage" office:value="8.3303924846133498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105403" table:style-name="ce28">
            <text:p>1105403</text:p>
          </table:table-cell>
          <table:table-cell office:value-type="float" office:value="401912" table:style-name="ce4">
            <text:p>401912</text:p>
          </table:table-cell>
          <table:table-cell office:value-type="string" table:style-name="ce3">
            <text:p>Escola Básica e Secundária Ibn Mucana, Alcabideche, Cascai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úblico</text:p>
          </table:table-cell>
          <table:table-cell office:value-type="float" office:value="510" table:style-name="ce4">
            <text:p>510</text:p>
          </table:table-cell>
          <table:table-cell office:value-type="percentage" office:value="0.415686274509804" table:style-name="ce21">
            <text:p>42%</text:p>
          </table:table-cell>
          <table:table-cell office:value-type="percentage" office:value="0.45079907720513501" table:style-name="ce21">
            <text:p>45%</text:p>
          </table:table-cell>
          <table:table-cell office:value-type="percentage" office:value="-3.5112802695331201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105531" table:style-name="ce28">
            <text:p>1105531</text:p>
          </table:table-cell>
          <table:table-cell office:value-type="float" office:value="401699" table:style-name="ce4">
            <text:p>401699</text:p>
          </table:table-cell>
          <table:table-cell office:value-type="string" table:style-name="ce3">
            <text:p>Escola Secundária Fernando Lopes Graça, Parede, Cascai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úblico</text:p>
          </table:table-cell>
          <table:table-cell office:value-type="float" office:value="252" table:style-name="ce4">
            <text:p>252</text:p>
          </table:table-cell>
          <table:table-cell office:value-type="percentage" office:value="0.46031746031746001" table:style-name="ce21">
            <text:p>46%</text:p>
          </table:table-cell>
          <table:table-cell office:value-type="percentage" office:value="0.478733484968274" table:style-name="ce21">
            <text:p>48%</text:p>
          </table:table-cell>
          <table:table-cell office:value-type="percentage" office:value="-1.8416024650813899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105549" table:style-name="ce28">
            <text:p>1105549</text:p>
          </table:table-cell>
          <table:table-cell office:value-type="float" office:value="503599" table:style-name="ce4">
            <text:p>503599</text:p>
          </table:table-cell>
          <table:table-cell office:value-type="string" table:style-name="ce3">
            <text:p>Colégio "Quinta do Lago"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rivado</text:p>
          </table:table-cell>
          <table:table-cell office:value-type="float" office:value="87" table:style-name="ce4">
            <text:p>87</text:p>
          </table:table-cell>
          <table:table-cell office:value-type="percentage" office:value="0.68965517241379304" table:style-name="ce21">
            <text:p>69%</text:p>
          </table:table-cell>
          <table:table-cell office:value-type="percentage" office:value="0.73011568765435197" table:style-name="ce21">
            <text:p>73%</text:p>
          </table:table-cell>
          <table:table-cell office:value-type="percentage" office:value="-4.0460515240559401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105597" table:style-name="ce28">
            <text:p>1105597</text:p>
          </table:table-cell>
          <table:table-cell office:value-type="float" office:value="341617" table:style-name="ce4">
            <text:p>341617</text:p>
          </table:table-cell>
          <table:table-cell office:value-type="string" table:style-name="ce3">
            <text:p>Escola Básica de São João do Estoril, Cascai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úblico</text:p>
          </table:table-cell>
          <table:table-cell office:value-type="float" office:value="123" table:style-name="ce4">
            <text:p>123</text:p>
          </table:table-cell>
          <table:table-cell office:value-type="percentage" office:value="0.26016260162601601" table:style-name="ce21">
            <text:p>26%</text:p>
          </table:table-cell>
          <table:table-cell office:value-type="percentage" office:value="0.28113199383842102" table:style-name="ce21">
            <text:p>28%</text:p>
          </table:table-cell>
          <table:table-cell office:value-type="percentage" office:value="-2.0969392212405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105601" table:style-name="ce28">
            <text:p>1105601</text:p>
          </table:table-cell>
          <table:table-cell office:value-type="float" office:value="342725" table:style-name="ce4">
            <text:p>342725</text:p>
          </table:table-cell>
          <table:table-cell office:value-type="string" table:style-name="ce3">
            <text:p>Escola Básica de Cascai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úblico</text:p>
          </table:table-cell>
          <table:table-cell office:value-type="float" office:value="254" table:style-name="ce4">
            <text:p>254</text:p>
          </table:table-cell>
          <table:table-cell office:value-type="percentage" office:value="0.32283464566929099" table:style-name="ce21">
            <text:p>32%</text:p>
          </table:table-cell>
          <table:table-cell office:value-type="percentage" office:value="0.377184183921911" table:style-name="ce21">
            <text:p>38%</text:p>
          </table:table-cell>
          <table:table-cell office:value-type="percentage" office:value="-5.4349538252620101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105612" table:style-name="ce28">
            <text:p>1105612</text:p>
          </table:table-cell>
          <table:table-cell office:value-type="float" office:value="403556" table:style-name="ce4">
            <text:p>403556</text:p>
          </table:table-cell>
          <table:table-cell office:value-type="string" table:style-name="ce3">
            <text:p>Escola Básica e Secundária de Carcavelos, Cascai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úblico</text:p>
          </table:table-cell>
          <table:table-cell office:value-type="float" office:value="636" table:style-name="ce4">
            <text:p>636</text:p>
          </table:table-cell>
          <table:table-cell office:value-type="percentage" office:value="0.5" table:style-name="ce21">
            <text:p>50%</text:p>
          </table:table-cell>
          <table:table-cell office:value-type="percentage" office:value="0.48754737685302602" table:style-name="ce21">
            <text:p>49%</text:p>
          </table:table-cell>
          <table:table-cell office:value-type="percentage" office:value="1.2452623146974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05672" table:style-name="ce28">
            <text:p>1105672</text:p>
          </table:table-cell>
          <table:table-cell office:value-type="float" office:value="401201" table:style-name="ce4">
            <text:p>401201</text:p>
          </table:table-cell>
          <table:table-cell office:value-type="string" table:style-name="ce3">
            <text:p>Escola Básica e Secundária da Cidadela, Cascai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úblico</text:p>
          </table:table-cell>
          <table:table-cell office:value-type="float" office:value="258" table:style-name="ce4">
            <text:p>258</text:p>
          </table:table-cell>
          <table:table-cell office:value-type="percentage" office:value="0.37596899224806202" table:style-name="ce21">
            <text:p>38%</text:p>
          </table:table-cell>
          <table:table-cell office:value-type="percentage" office:value="0.38879331303450598" table:style-name="ce21">
            <text:p>39%</text:p>
          </table:table-cell>
          <table:table-cell office:value-type="percentage" office:value="-1.2824320786443501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105820" table:style-name="ce28">
            <text:p>1105820</text:p>
          </table:table-cell>
          <table:table-cell office:value-type="float" office:value="343092" table:style-name="ce4">
            <text:p>343092</text:p>
          </table:table-cell>
          <table:table-cell office:value-type="string" table:style-name="ce3">
            <text:p>Escola Básica Santo António, Parede, Cascai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úblico</text:p>
          </table:table-cell>
          <table:table-cell office:value-type="float" office:value="277" table:style-name="ce4">
            <text:p>277</text:p>
          </table:table-cell>
          <table:table-cell office:value-type="percentage" office:value="0.49819494584837498" table:style-name="ce21">
            <text:p>50%</text:p>
          </table:table-cell>
          <table:table-cell office:value-type="percentage" office:value="0.46781974466647802" table:style-name="ce21">
            <text:p>47%</text:p>
          </table:table-cell>
          <table:table-cell office:value-type="percentage" office:value="3.03752011818979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105860" table:style-name="ce28">
            <text:p>1105860</text:p>
          </table:table-cell>
          <table:table-cell office:value-type="float" office:value="401810" table:style-name="ce4">
            <text:p>401810</text:p>
          </table:table-cell>
          <table:table-cell office:value-type="string" table:style-name="ce3">
            <text:p>Escola Básica e Secundária Frei Gonçalo de Azevedo, São Domingos de Rana, Cascai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úblico</text:p>
          </table:table-cell>
          <table:table-cell office:value-type="float" office:value="429" table:style-name="ce4">
            <text:p>429</text:p>
          </table:table-cell>
          <table:table-cell office:value-type="percentage" office:value="0.29370629370629397" table:style-name="ce21">
            <text:p>29%</text:p>
          </table:table-cell>
          <table:table-cell office:value-type="percentage" office:value="0.34818546763563502" table:style-name="ce21">
            <text:p>35%</text:p>
          </table:table-cell>
          <table:table-cell office:value-type="percentage" office:value="-5.4479173929341297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105889" table:style-name="ce28">
            <text:p>1105889</text:p>
          </table:table-cell>
          <table:table-cell office:value-type="float" office:value="344680" table:style-name="ce4">
            <text:p>344680</text:p>
          </table:table-cell>
          <table:table-cell office:value-type="string" table:style-name="ce3">
            <text:p>Escola Básica e Secundária de Alcabideche, Cascai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úblico</text:p>
          </table:table-cell>
          <table:table-cell office:value-type="float" office:value="94" table:style-name="ce4">
            <text:p>94</text:p>
          </table:table-cell>
          <table:table-cell office:value-type="percentage" office:value="2.1276595744680899E-2" table:style-name="ce21">
            <text:p>2%</text:p>
          </table:table-cell>
          <table:table-cell office:value-type="percentage" office:value="0.115616373812365" table:style-name="ce21">
            <text:p>12%</text:p>
          </table:table-cell>
          <table:table-cell office:value-type="percentage" office:value="-9.4339778067684593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105896" table:style-name="ce28">
            <text:p>1105896</text:p>
          </table:table-cell>
          <table:table-cell office:value-type="float" office:value="340042" table:style-name="ce4">
            <text:p>340042</text:p>
          </table:table-cell>
          <table:table-cell office:value-type="string" table:style-name="ce3">
            <text:p>Escola Básica de Alapraia, Cascai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Cascais</text:p>
          </table:table-cell>
          <table:table-cell office:value-type="string" table:style-name="ce3">
            <text:p>Público</text:p>
          </table:table-cell>
          <table:table-cell office:value-type="float" office:value="357" table:style-name="ce4">
            <text:p>357</text:p>
          </table:table-cell>
          <table:table-cell office:value-type="percentage" office:value="0.40896358543417399" table:style-name="ce21">
            <text:p>41%</text:p>
          </table:table-cell>
          <table:table-cell office:value-type="percentage" office:value="0.43727404747443899" table:style-name="ce21">
            <text:p>44%</text:p>
          </table:table-cell>
          <table:table-cell office:value-type="percentage" office:value="-2.8310462040265699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106010" table:style-name="ce28">
            <text:p>1106010</text:p>
          </table:table-cell>
          <table:table-cell office:value-type="float" office:value="508524" table:style-name="ce4">
            <text:p>508524</text:p>
          </table:table-cell>
          <table:table-cell office:value-type="string" table:style-name="ce3">
            <text:p>Externato de Educação Popular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67" table:style-name="ce4">
            <text:p>67</text:p>
          </table:table-cell>
          <table:table-cell office:value-type="percentage" office:value="0.20895522388059701" table:style-name="ce21">
            <text:p>21%</text:p>
          </table:table-cell>
          <table:table-cell office:value-type="percentage" office:value="0.27903159819122197" table:style-name="ce21">
            <text:p>28%</text:p>
          </table:table-cell>
          <table:table-cell office:value-type="percentage" office:value="-7.00763743106248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106019" table:style-name="ce28">
            <text:p>1106019</text:p>
          </table:table-cell>
          <table:table-cell office:value-type="float" office:value="402436" table:style-name="ce4">
            <text:p>402436</text:p>
          </table:table-cell>
          <table:table-cell office:value-type="string" table:style-name="ce3">
            <text:p>Escola Básica e Secundária Passos Manuel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304" table:style-name="ce4">
            <text:p>304</text:p>
          </table:table-cell>
          <table:table-cell office:value-type="percentage" office:value="0.23355263157894701" table:style-name="ce21">
            <text:p>23%</text:p>
          </table:table-cell>
          <table:table-cell office:value-type="percentage" office:value="0.287498859007427" table:style-name="ce21">
            <text:p>29%</text:p>
          </table:table-cell>
          <table:table-cell office:value-type="percentage" office:value="-5.3946227428479099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106033" table:style-name="ce28">
            <text:p>1106033</text:p>
          </table:table-cell>
          <table:table-cell office:value-type="float" office:value="401250" table:style-name="ce4">
            <text:p>401250</text:p>
          </table:table-cell>
          <table:table-cell office:value-type="string" table:style-name="ce3">
            <text:p>Escola Secundária D. Dinis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269" table:style-name="ce4">
            <text:p>269</text:p>
          </table:table-cell>
          <table:table-cell office:value-type="percentage" office:value="0.19702602230483299" table:style-name="ce21">
            <text:p>20%</text:p>
          </table:table-cell>
          <table:table-cell office:value-type="percentage" office:value="0.29471781152195398" table:style-name="ce21">
            <text:p>29%</text:p>
          </table:table-cell>
          <table:table-cell office:value-type="percentage" office:value="-9.7691789217121197E-2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106046" table:style-name="ce28">
            <text:p>1106046</text:p>
          </table:table-cell>
          <table:table-cell office:value-type="float" office:value="343353" table:style-name="ce4">
            <text:p>343353</text:p>
          </table:table-cell>
          <table:table-cell office:value-type="string" table:style-name="ce3">
            <text:p>Escola Básica Vasco da Gama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304" table:style-name="ce4">
            <text:p>304</text:p>
          </table:table-cell>
          <table:table-cell office:value-type="percentage" office:value="0.81907894736842102" table:style-name="ce21">
            <text:p>82%</text:p>
          </table:table-cell>
          <table:table-cell office:value-type="percentage" office:value="0.733022245526875" table:style-name="ce21">
            <text:p>73%</text:p>
          </table:table-cell>
          <table:table-cell office:value-type="percentage" office:value="8.6056701841545805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1106053" table:style-name="ce28">
            <text:p>1106053</text:p>
          </table:table-cell>
          <table:table-cell office:value-type="float" office:value="401857" table:style-name="ce4">
            <text:p>401857</text:p>
          </table:table-cell>
          <table:table-cell office:value-type="string" table:style-name="ce3">
            <text:p>Escola Básica e Secundária Gil Vicente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286" table:style-name="ce4">
            <text:p>286</text:p>
          </table:table-cell>
          <table:table-cell office:value-type="percentage" office:value="0.230769230769231" table:style-name="ce21">
            <text:p>23%</text:p>
          </table:table-cell>
          <table:table-cell office:value-type="percentage" office:value="0.29001769381751002" table:style-name="ce21">
            <text:p>29%</text:p>
          </table:table-cell>
          <table:table-cell office:value-type="percentage" office:value="-5.9248463048279597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106094" table:style-name="ce28">
            <text:p>1106094</text:p>
          </table:table-cell>
          <table:table-cell office:value-type="float" office:value="504828" table:style-name="ce4">
            <text:p>504828</text:p>
          </table:table-cell>
          <table:table-cell office:value-type="string" table:style-name="ce3">
            <text:p>Colégio Mira Rio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70" table:style-name="ce4">
            <text:p>70</text:p>
          </table:table-cell>
          <table:table-cell office:value-type="percentage" office:value="0.9" table:style-name="ce21">
            <text:p>90%</text:p>
          </table:table-cell>
          <table:table-cell office:value-type="percentage" office:value="0.83876362189189002" table:style-name="ce21">
            <text:p>84%</text:p>
          </table:table-cell>
          <table:table-cell office:value-type="percentage" office:value="6.1236378108110098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106111" table:style-name="ce28">
            <text:p>1106111</text:p>
          </table:table-cell>
          <table:table-cell office:value-type="float" office:value="502832" table:style-name="ce4">
            <text:p>502832</text:p>
          </table:table-cell>
          <table:table-cell office:value-type="string" table:style-name="ce3">
            <text:p>Externato "As Descobertas"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55" table:style-name="ce4">
            <text:p>55</text:p>
          </table:table-cell>
          <table:table-cell office:value-type="percentage" office:value="0.96363636363636396" table:style-name="ce21">
            <text:p>96%</text:p>
          </table:table-cell>
          <table:table-cell office:value-type="percentage" office:value="0.87691770857818496" table:style-name="ce21">
            <text:p>88%</text:p>
          </table:table-cell>
          <table:table-cell office:value-type="percentage" office:value="8.6718655058178495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1106123" table:style-name="ce28">
            <text:p>1106123</text:p>
          </table:table-cell>
          <table:table-cell office:value-type="float" office:value="341526" table:style-name="ce4">
            <text:p>341526</text:p>
          </table:table-cell>
          <table:table-cell office:value-type="string" table:style-name="ce3">
            <text:p>Escola Básica Francisco de Arruda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155" table:style-name="ce4">
            <text:p>155</text:p>
          </table:table-cell>
          <table:table-cell office:value-type="percentage" office:value="8.3870967741935504E-2" table:style-name="ce21">
            <text:p>8%</text:p>
          </table:table-cell>
          <table:table-cell office:value-type="percentage" office:value="0.185137082518878" table:style-name="ce21">
            <text:p>19%</text:p>
          </table:table-cell>
          <table:table-cell office:value-type="percentage" office:value="-0.101266114776943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106126" table:style-name="ce28">
            <text:p>1106126</text:p>
          </table:table-cell>
          <table:table-cell office:value-type="float" office:value="342154" table:style-name="ce4">
            <text:p>342154</text:p>
          </table:table-cell>
          <table:table-cell office:value-type="string" table:style-name="ce3">
            <text:p>Escola Básica de Marvila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145" table:style-name="ce4">
            <text:p>145</text:p>
          </table:table-cell>
          <table:table-cell office:value-type="percentage" office:value="7.5862068965517199E-2" table:style-name="ce21">
            <text:p>8%</text:p>
          </table:table-cell>
          <table:table-cell office:value-type="percentage" office:value="0.16653202951840701" table:style-name="ce21">
            <text:p>17%</text:p>
          </table:table-cell>
          <table:table-cell office:value-type="percentage" office:value="-9.0669960552889395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106157" table:style-name="ce28">
            <text:p>1106157</text:p>
          </table:table-cell>
          <table:table-cell office:value-type="float" office:value="200716" table:style-name="ce4">
            <text:p>200716</text:p>
          </table:table-cell>
          <table:table-cell office:value-type="string" table:style-name="ce3">
            <text:p>Colégio de S. Tomá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311" table:style-name="ce4">
            <text:p>311</text:p>
          </table:table-cell>
          <table:table-cell office:value-type="percentage" office:value="0.87138263665594895" table:style-name="ce21">
            <text:p>87%</text:p>
          </table:table-cell>
          <table:table-cell office:value-type="percentage" office:value="0.78758004620949595" table:style-name="ce21">
            <text:p>79%</text:p>
          </table:table-cell>
          <table:table-cell office:value-type="percentage" office:value="8.3802590446452399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106158" table:style-name="ce28">
            <text:p>1106158</text:p>
          </table:table-cell>
          <table:table-cell office:value-type="float" office:value="346718" table:style-name="ce4">
            <text:p>346718</text:p>
          </table:table-cell>
          <table:table-cell office:value-type="string" table:style-name="ce3">
            <text:p>Escola Básica Patrício Prazeres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168" table:style-name="ce4">
            <text:p>168</text:p>
          </table:table-cell>
          <table:table-cell office:value-type="percentage" office:value="0.15476190476190499" table:style-name="ce21">
            <text:p>15%</text:p>
          </table:table-cell>
          <table:table-cell office:value-type="percentage" office:value="0.236426148812377" table:style-name="ce21">
            <text:p>24%</text:p>
          </table:table-cell>
          <table:table-cell office:value-type="percentage" office:value="-8.1664244050472595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1106161" table:style-name="ce28">
            <text:p>1106161</text:p>
          </table:table-cell>
          <table:table-cell office:value-type="float" office:value="503538" table:style-name="ce4">
            <text:p>503538</text:p>
          </table:table-cell>
          <table:table-cell office:value-type="string" table:style-name="ce3">
            <text:p>Externato "João XXIII"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104" table:style-name="ce4">
            <text:p>104</text:p>
          </table:table-cell>
          <table:table-cell office:value-type="percentage" office:value="0.85576923076923095" table:style-name="ce21">
            <text:p>86%</text:p>
          </table:table-cell>
          <table:table-cell office:value-type="percentage" office:value="0.76980930090446198" table:style-name="ce21">
            <text:p>77%</text:p>
          </table:table-cell>
          <table:table-cell office:value-type="percentage" office:value="8.5959929864768303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1106204" table:style-name="ce28">
            <text:p>1106204</text:p>
          </table:table-cell>
          <table:table-cell office:value-type="float" office:value="342397" table:style-name="ce4">
            <text:p>342397</text:p>
          </table:table-cell>
          <table:table-cell office:value-type="string" table:style-name="ce3">
            <text:p>Escola Básica dos Olivais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206" table:style-name="ce4">
            <text:p>206</text:p>
          </table:table-cell>
          <table:table-cell office:value-type="percentage" office:value="0.28155339805825202" table:style-name="ce21">
            <text:p>28%</text:p>
          </table:table-cell>
          <table:table-cell office:value-type="percentage" office:value="0.29133349405350101" table:style-name="ce21">
            <text:p>29%</text:p>
          </table:table-cell>
          <table:table-cell office:value-type="percentage" office:value="-9.7800959952483602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106215" table:style-name="ce28">
            <text:p>1106215</text:p>
          </table:table-cell>
          <table:table-cell office:value-type="float" office:value="342646" table:style-name="ce4">
            <text:p>342646</text:p>
          </table:table-cell>
          <table:table-cell office:value-type="string" table:style-name="ce3">
            <text:p>Escola Básica Pintor Almada Negreiros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132" table:style-name="ce4">
            <text:p>132</text:p>
          </table:table-cell>
          <table:table-cell office:value-type="percentage" office:value="4.5454545454545497E-2" table:style-name="ce21">
            <text:p>5%</text:p>
          </table:table-cell>
          <table:table-cell office:value-type="percentage" office:value="0.10831179526917201" table:style-name="ce21">
            <text:p>11%</text:p>
          </table:table-cell>
          <table:table-cell office:value-type="percentage" office:value="-6.2857249814626495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106216" table:style-name="ce28">
            <text:p>1106216</text:p>
          </table:table-cell>
          <table:table-cell office:value-type="float" office:value="402965" table:style-name="ce4">
            <text:p>402965</text:p>
          </table:table-cell>
          <table:table-cell office:value-type="string" table:style-name="ce3">
            <text:p>Escola Secundária Vergílio Ferreira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245" table:style-name="ce4">
            <text:p>245</text:p>
          </table:table-cell>
          <table:table-cell office:value-type="percentage" office:value="0.59183673469387799" table:style-name="ce21">
            <text:p>59%</text:p>
          </table:table-cell>
          <table:table-cell office:value-type="percentage" office:value="0.58322251004327996" table:style-name="ce21">
            <text:p>58%</text:p>
          </table:table-cell>
          <table:table-cell office:value-type="percentage" office:value="8.6142246505978605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06235" table:style-name="ce28">
            <text:p>1106235</text:p>
          </table:table-cell>
          <table:table-cell office:value-type="float" office:value="342075" table:style-name="ce4">
            <text:p>342075</text:p>
          </table:table-cell>
          <table:table-cell office:value-type="string" table:style-name="ce3">
            <text:p>Escola Básica Manuel da Maia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196" table:style-name="ce4">
            <text:p>196</text:p>
          </table:table-cell>
          <table:table-cell office:value-type="percentage" office:value="8.1632653061224497E-2" table:style-name="ce21">
            <text:p>8%</text:p>
          </table:table-cell>
          <table:table-cell office:value-type="percentage" office:value="0.18291766263208301" table:style-name="ce21">
            <text:p>18%</text:p>
          </table:table-cell>
          <table:table-cell office:value-type="percentage" office:value="-0.101285009570858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106255" table:style-name="ce28">
            <text:p>1106255</text:p>
          </table:table-cell>
          <table:table-cell office:value-type="float" office:value="342890" table:style-name="ce4">
            <text:p>342890</text:p>
          </table:table-cell>
          <table:table-cell office:value-type="string" table:style-name="ce3">
            <text:p>Escola Básica da Quinta de Marrocos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314" table:style-name="ce4">
            <text:p>314</text:p>
          </table:table-cell>
          <table:table-cell office:value-type="percentage" office:value="0.43312101910827999" table:style-name="ce21">
            <text:p>43%</text:p>
          </table:table-cell>
          <table:table-cell office:value-type="percentage" office:value="0.45185998285071699" table:style-name="ce21">
            <text:p>45%</text:p>
          </table:table-cell>
          <table:table-cell office:value-type="percentage" office:value="-1.873896374243640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106260" table:style-name="ce28">
            <text:p>1106260</text:p>
          </table:table-cell>
          <table:table-cell office:value-type="float" office:value="343274" table:style-name="ce4">
            <text:p>343274</text:p>
          </table:table-cell>
          <table:table-cell office:value-type="string" table:style-name="ce3">
            <text:p>Escola Básica de Telheiras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296" table:style-name="ce4">
            <text:p>296</text:p>
          </table:table-cell>
          <table:table-cell office:value-type="percentage" office:value="0.65878378378378399" table:style-name="ce21">
            <text:p>66%</text:p>
          </table:table-cell>
          <table:table-cell office:value-type="percentage" office:value="0.60280828661046004" table:style-name="ce21">
            <text:p>60%</text:p>
          </table:table-cell>
          <table:table-cell office:value-type="percentage" office:value="5.5975497173323799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106262" table:style-name="ce28">
            <text:p>1106262</text:p>
          </table:table-cell>
          <table:table-cell office:value-type="float" office:value="504580" table:style-name="ce4">
            <text:p>504580</text:p>
          </table:table-cell>
          <table:table-cell office:value-type="string" table:style-name="ce3">
            <text:p>Colégio Planalto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72" table:style-name="ce4">
            <text:p>72</text:p>
          </table:table-cell>
          <table:table-cell office:value-type="percentage" office:value="0.80555555555555602" table:style-name="ce21">
            <text:p>81%</text:p>
          </table:table-cell>
          <table:table-cell office:value-type="percentage" office:value="0.79154536625151795" table:style-name="ce21">
            <text:p>79%</text:p>
          </table:table-cell>
          <table:table-cell office:value-type="percentage" office:value="1.4010189304037199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06271" table:style-name="ce28">
            <text:p>1106271</text:p>
          </table:table-cell>
          <table:table-cell office:value-type="float" office:value="503885" table:style-name="ce4">
            <text:p>503885</text:p>
          </table:table-cell>
          <table:table-cell office:value-type="string" table:style-name="ce3">
            <text:p>Colégio do Sagrado Coração de Mari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412" table:style-name="ce4">
            <text:p>412</text:p>
          </table:table-cell>
          <table:table-cell office:value-type="percentage" office:value="0.92475728155339798" table:style-name="ce21">
            <text:p>92%</text:p>
          </table:table-cell>
          <table:table-cell office:value-type="percentage" office:value="0.84357672549368001" table:style-name="ce21">
            <text:p>84%</text:p>
          </table:table-cell>
          <table:table-cell office:value-type="percentage" office:value="8.1180556059717898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106288" table:style-name="ce28">
            <text:p>1106288</text:p>
          </table:table-cell>
          <table:table-cell office:value-type="float" office:value="502121" table:style-name="ce4">
            <text:p>502121</text:p>
          </table:table-cell>
          <table:table-cell office:value-type="string" table:style-name="ce3">
            <text:p>Colégio Manuel Bernarde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301" table:style-name="ce4">
            <text:p>301</text:p>
          </table:table-cell>
          <table:table-cell office:value-type="percentage" office:value="0.86378737541528205" table:style-name="ce21">
            <text:p>86%</text:p>
          </table:table-cell>
          <table:table-cell office:value-type="percentage" office:value="0.79518229344854696" table:style-name="ce21">
            <text:p>80%</text:p>
          </table:table-cell>
          <table:table-cell office:value-type="percentage" office:value="6.8605081966734996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1106295" table:style-name="ce28">
            <text:p>1106295</text:p>
          </table:table-cell>
          <table:table-cell office:value-type="float" office:value="340583" table:style-name="ce4">
            <text:p>340583</text:p>
          </table:table-cell>
          <table:table-cell office:value-type="string" table:style-name="ce3">
            <text:p>Escola Básica das Olaias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166" table:style-name="ce4">
            <text:p>166</text:p>
          </table:table-cell>
          <table:table-cell office:value-type="percentage" office:value="0.22289156626505999" table:style-name="ce21">
            <text:p>22%</text:p>
          </table:table-cell>
          <table:table-cell office:value-type="percentage" office:value="0.23939518418601899" table:style-name="ce21">
            <text:p>24%</text:p>
          </table:table-cell>
          <table:table-cell office:value-type="percentage" office:value="-1.6503617920958599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106304" table:style-name="ce28">
            <text:p>1106304</text:p>
          </table:table-cell>
          <table:table-cell office:value-type="float" office:value="342014" table:style-name="ce4">
            <text:p>342014</text:p>
          </table:table-cell>
          <table:table-cell office:value-type="string" table:style-name="ce3">
            <text:p>Escola Básica e Secundária Luís António Verney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185" table:style-name="ce4">
            <text:p>185</text:p>
          </table:table-cell>
          <table:table-cell office:value-type="percentage" office:value="0.14054054054054099" table:style-name="ce21">
            <text:p>14%</text:p>
          </table:table-cell>
          <table:table-cell office:value-type="percentage" office:value="0.18799301508643201" table:style-name="ce21">
            <text:p>19%</text:p>
          </table:table-cell>
          <table:table-cell office:value-type="percentage" office:value="-4.7452474545891403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106340" table:style-name="ce28">
            <text:p>1106340</text:p>
          </table:table-cell>
          <table:table-cell office:value-type="float" office:value="380089" table:style-name="ce4">
            <text:p>380089</text:p>
          </table:table-cell>
          <table:table-cell office:value-type="string" table:style-name="ce3">
            <text:p>Salesianos de Lisboa - Colégio Oficinas de São José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726" table:style-name="ce4">
            <text:p>726</text:p>
          </table:table-cell>
          <table:table-cell office:value-type="percentage" office:value="0.91322314049586795" table:style-name="ce21">
            <text:p>91%</text:p>
          </table:table-cell>
          <table:table-cell office:value-type="percentage" office:value="0.81830554245431097" table:style-name="ce21">
            <text:p>82%</text:p>
          </table:table-cell>
          <table:table-cell office:value-type="percentage" office:value="9.4917598041556306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1106344" table:style-name="ce28">
            <text:p>1106344</text:p>
          </table:table-cell>
          <table:table-cell office:value-type="float" office:value="380078" table:style-name="ce4">
            <text:p>380078</text:p>
          </table:table-cell>
          <table:table-cell office:value-type="string" table:style-name="ce3">
            <text:p>Centro de Educação e Desenvolvimento Nossa Senhora da Conceição (Casa Pia)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89" table:style-name="ce4">
            <text:p>89</text:p>
          </table:table-cell>
          <table:table-cell office:value-type="percentage" office:value="0.224719101123595" table:style-name="ce21">
            <text:p>22%</text:p>
          </table:table-cell>
          <table:table-cell office:value-type="percentage" office:value="0.46146108658248802" table:style-name="ce21">
            <text:p>46%</text:p>
          </table:table-cell>
          <table:table-cell office:value-type="percentage" office:value="-0.236741985458893" table:style-name="ce22">
            <text:p>-24%</text:p>
          </table:table-cell>
          <table:table-cell table:number-columns-repeated="16374"/>
        </table:table-row>
        <table:table-row table:style-name="ro1">
          <table:table-cell office:value-type="float" office:value="1106364" table:style-name="ce28">
            <text:p>1106364</text:p>
          </table:table-cell>
          <table:table-cell office:value-type="float" office:value="503587" table:style-name="ce4">
            <text:p>503587</text:p>
          </table:table-cell>
          <table:table-cell office:value-type="string" table:style-name="ce3">
            <text:p>Centro Helen Keller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86" table:style-name="ce4">
            <text:p>86</text:p>
          </table:table-cell>
          <table:table-cell office:value-type="percentage" office:value="0.662790697674419" table:style-name="ce21">
            <text:p>66%</text:p>
          </table:table-cell>
          <table:table-cell office:value-type="percentage" office:value="0.65468287478508502" table:style-name="ce21">
            <text:p>65%</text:p>
          </table:table-cell>
          <table:table-cell office:value-type="percentage" office:value="8.1078228893335606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06365" table:style-name="ce28">
            <text:p>1106365</text:p>
          </table:table-cell>
          <table:table-cell office:value-type="float" office:value="342361" table:style-name="ce4">
            <text:p>342361</text:p>
          </table:table-cell>
          <table:table-cell office:value-type="string" table:style-name="ce3">
            <text:p>Escola Básica Nuno Gonçalves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247" table:style-name="ce4">
            <text:p>247</text:p>
          </table:table-cell>
          <table:table-cell office:value-type="percentage" office:value="0.43319838056680199" table:style-name="ce21">
            <text:p>43%</text:p>
          </table:table-cell>
          <table:table-cell office:value-type="percentage" office:value="0.46057736914150699" table:style-name="ce21">
            <text:p>46%</text:p>
          </table:table-cell>
          <table:table-cell office:value-type="percentage" office:value="-2.7378988574705901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106389" table:style-name="ce28">
            <text:p>1106389</text:p>
          </table:table-cell>
          <table:table-cell office:value-type="float" office:value="404240" table:style-name="ce4">
            <text:p>404240</text:p>
          </table:table-cell>
          <table:table-cell office:value-type="string" table:style-name="ce3">
            <text:p>Escola Artística de Música do Conservatório Nacional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96" table:style-name="ce4">
            <text:p>96</text:p>
          </table:table-cell>
          <table:table-cell office:value-type="percentage" office:value="0.875" table:style-name="ce21">
            <text:p>88%</text:p>
          </table:table-cell>
          <table:table-cell office:value-type="percentage" office:value="0.69243543987897005" table:style-name="ce21">
            <text:p>69%</text:p>
          </table:table-cell>
          <table:table-cell office:value-type="percentage" office:value="0.18256456012103001" table:style-name="ce22">
            <text:p>18%</text:p>
          </table:table-cell>
          <table:table-cell table:number-columns-repeated="16374"/>
        </table:table-row>
        <table:table-row table:style-name="ro1">
          <table:table-cell office:value-type="float" office:value="1106392" table:style-name="ce28">
            <text:p>1106392</text:p>
          </table:table-cell>
          <table:table-cell office:value-type="float" office:value="380136" table:style-name="ce4">
            <text:p>380136</text:p>
          </table:table-cell>
          <table:table-cell office:value-type="string" table:style-name="ce3">
            <text:p>Colégio Militar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254" table:style-name="ce4">
            <text:p>254</text:p>
          </table:table-cell>
          <table:table-cell office:value-type="percentage" office:value="0.77952755905511795" table:style-name="ce21">
            <text:p>78%</text:p>
          </table:table-cell>
          <table:table-cell office:value-type="percentage" office:value="0.62428348517693599" table:style-name="ce21">
            <text:p>62%</text:p>
          </table:table-cell>
          <table:table-cell office:value-type="percentage" office:value="0.15524407387818301" table:style-name="ce22">
            <text:p>16%</text:p>
          </table:table-cell>
          <table:table-cell table:number-columns-repeated="16374"/>
        </table:table-row>
        <table:table-row table:style-name="ro1">
          <table:table-cell office:value-type="float" office:value="1106394" table:style-name="ce28">
            <text:p>1106394</text:p>
          </table:table-cell>
          <table:table-cell office:value-type="float" office:value="401950" table:style-name="ce4">
            <text:p>401950</text:p>
          </table:table-cell>
          <table:table-cell office:value-type="string" table:style-name="ce3">
            <text:p>Escola Básica e Secundária Josefa de Óbidos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405" table:style-name="ce4">
            <text:p>405</text:p>
          </table:table-cell>
          <table:table-cell office:value-type="percentage" office:value="0.47160493827160499" table:style-name="ce21">
            <text:p>47%</text:p>
          </table:table-cell>
          <table:table-cell office:value-type="percentage" office:value="0.40692297043829001" table:style-name="ce21">
            <text:p>41%</text:p>
          </table:table-cell>
          <table:table-cell office:value-type="percentage" office:value="6.4681967833314896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106402" table:style-name="ce28">
            <text:p>1106402</text:p>
          </table:table-cell>
          <table:table-cell office:value-type="float" office:value="401274" table:style-name="ce4">
            <text:p>401274</text:p>
          </table:table-cell>
          <table:table-cell office:value-type="string" table:style-name="ce3">
            <text:p>Escola Básica e Secundária D. Filipa de Lencastre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469" table:style-name="ce4">
            <text:p>469</text:p>
          </table:table-cell>
          <table:table-cell office:value-type="percentage" office:value="0.78678038379530901" table:style-name="ce21">
            <text:p>79%</text:p>
          </table:table-cell>
          <table:table-cell office:value-type="percentage" office:value="0.67767536071227896" table:style-name="ce21">
            <text:p>68%</text:p>
          </table:table-cell>
          <table:table-cell office:value-type="percentage" office:value="0.10910502308302999" table:style-name="ce22">
            <text:p>11%</text:p>
          </table:table-cell>
          <table:table-cell table:number-columns-repeated="16374"/>
        </table:table-row>
        <table:table-row table:style-name="ro1">
          <table:table-cell office:value-type="float" office:value="1106404" table:style-name="ce28">
            <text:p>1106404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Professor Lindley Cintra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390" table:style-name="ce4">
            <text:p>390</text:p>
          </table:table-cell>
          <table:table-cell office:value-type="percentage" office:value="0.21794871794871801" table:style-name="ce21">
            <text:p>22%</text:p>
          </table:table-cell>
          <table:table-cell office:value-type="percentage" office:value="0.29731944652408698" table:style-name="ce21">
            <text:p>30%</text:p>
          </table:table-cell>
          <table:table-cell office:value-type="percentage" office:value="-7.9370728575369406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1106425" table:style-name="ce28">
            <text:p>1106425</text:p>
          </table:table-cell>
          <table:table-cell office:value-type="float" office:value="504221" table:style-name="ce4">
            <text:p>504221</text:p>
          </table:table-cell>
          <table:table-cell office:value-type="string" table:style-name="ce3">
            <text:p>Escola do Grémio de Instrução Liberal de Campo de Ourique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61" table:style-name="ce4">
            <text:p>61</text:p>
          </table:table-cell>
          <table:table-cell office:value-type="percentage" office:value="0.55737704918032804" table:style-name="ce21">
            <text:p>56%</text:p>
          </table:table-cell>
          <table:table-cell office:value-type="percentage" office:value="0.53737821094345894" table:style-name="ce21">
            <text:p>54%</text:p>
          </table:table-cell>
          <table:table-cell office:value-type="percentage" office:value="1.9998838236868901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106449" table:style-name="ce28">
            <text:p>1106449</text:p>
          </table:table-cell>
          <table:table-cell office:value-type="float" office:value="346690" table:style-name="ce4">
            <text:p>346690</text:p>
          </table:table-cell>
          <table:table-cell office:value-type="string" table:style-name="ce3">
            <text:p>Escola Básica do Alto do Lumiar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154" table:style-name="ce4">
            <text:p>154</text:p>
          </table:table-cell>
          <table:table-cell office:value-type="percentage" office:value="5.8441558441558399E-2" table:style-name="ce21">
            <text:p>6%</text:p>
          </table:table-cell>
          <table:table-cell office:value-type="percentage" office:value="0.13443459737057101" table:style-name="ce21">
            <text:p>13%</text:p>
          </table:table-cell>
          <table:table-cell office:value-type="percentage" office:value="-7.5993038929012102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1106454" table:style-name="ce28">
            <text:p>1106454</text:p>
          </table:table-cell>
          <table:table-cell office:value-type="float" office:value="402631" table:style-name="ce4">
            <text:p>402631</text:p>
          </table:table-cell>
          <table:table-cell office:value-type="string" table:style-name="ce3">
            <text:p>Escola Secundária Rainha Dona Leonor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324" table:style-name="ce4">
            <text:p>324</text:p>
          </table:table-cell>
          <table:table-cell office:value-type="percentage" office:value="0.66358024691357997" table:style-name="ce21">
            <text:p>66%</text:p>
          </table:table-cell>
          <table:table-cell office:value-type="percentage" office:value="0.65555979257658203" table:style-name="ce21">
            <text:p>66%</text:p>
          </table:table-cell>
          <table:table-cell office:value-type="percentage" office:value="8.0204543369980195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06458" table:style-name="ce28">
            <text:p>1106458</text:p>
          </table:table-cell>
          <table:table-cell office:value-type="float" office:value="404238" table:style-name="ce4">
            <text:p>404238</text:p>
          </table:table-cell>
          <table:table-cell office:value-type="string" table:style-name="ce3">
            <text:p>Escola Artística de Dança do Conservatório Nacional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84" table:style-name="ce4">
            <text:p>84</text:p>
          </table:table-cell>
          <table:table-cell office:value-type="percentage" office:value="0.65476190476190499" table:style-name="ce21">
            <text:p>65%</text:p>
          </table:table-cell>
          <table:table-cell office:value-type="percentage" office:value="0.59487618091989902" table:style-name="ce21">
            <text:p>59%</text:p>
          </table:table-cell>
          <table:table-cell office:value-type="percentage" office:value="5.9885723842005502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106462" table:style-name="ce28">
            <text:p>1106462</text:p>
          </table:table-cell>
          <table:table-cell office:value-type="float" office:value="522120" table:style-name="ce4">
            <text:p>522120</text:p>
          </table:table-cell>
          <table:table-cell office:value-type="string" table:style-name="ce3">
            <text:p>Real Colégio de Portugal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56" table:style-name="ce4">
            <text:p>56</text:p>
          </table:table-cell>
          <table:table-cell office:value-type="percentage" office:value="0.66071428571428603" table:style-name="ce21">
            <text:p>66%</text:p>
          </table:table-cell>
          <table:table-cell office:value-type="percentage" office:value="0.68608427282241502" table:style-name="ce21">
            <text:p>69%</text:p>
          </table:table-cell>
          <table:table-cell office:value-type="percentage" office:value="-2.53699871081298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106494" table:style-name="ce28">
            <text:p>1106494</text:p>
          </table:table-cell>
          <table:table-cell office:value-type="float" office:value="380155" table:style-name="ce4">
            <text:p>380155</text:p>
          </table:table-cell>
          <table:table-cell office:value-type="string" table:style-name="ce3">
            <text:p>Colégio de Stª Dorotei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336" table:style-name="ce4">
            <text:p>336</text:p>
          </table:table-cell>
          <table:table-cell office:value-type="percentage" office:value="0.875" table:style-name="ce21">
            <text:p>88%</text:p>
          </table:table-cell>
          <table:table-cell office:value-type="percentage" office:value="0.77318366487330703" table:style-name="ce21">
            <text:p>77%</text:p>
          </table:table-cell>
          <table:table-cell office:value-type="percentage" office:value="0.101816335126693" table:style-name="ce22">
            <text:p>10%</text:p>
          </table:table-cell>
          <table:table-cell table:number-columns-repeated="16374"/>
        </table:table-row>
        <table:table-row table:style-name="ro1">
          <table:table-cell office:value-type="float" office:value="1106497" table:style-name="ce28">
            <text:p>1106497</text:p>
          </table:table-cell>
          <table:table-cell office:value-type="float" office:value="402679" table:style-name="ce4">
            <text:p>402679</text:p>
          </table:table-cell>
          <table:table-cell office:value-type="string" table:style-name="ce3">
            <text:p>Escola Secundária do Restelo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413" table:style-name="ce4">
            <text:p>413</text:p>
          </table:table-cell>
          <table:table-cell office:value-type="percentage" office:value="0.70217917675544805" table:style-name="ce21">
            <text:p>70%</text:p>
          </table:table-cell>
          <table:table-cell office:value-type="percentage" office:value="0.67220704742933202" table:style-name="ce21">
            <text:p>67%</text:p>
          </table:table-cell>
          <table:table-cell office:value-type="percentage" office:value="2.99721293261161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106499" table:style-name="ce28">
            <text:p>1106499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Pedro de Santarém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525" table:style-name="ce4">
            <text:p>525</text:p>
          </table:table-cell>
          <table:table-cell office:value-type="percentage" office:value="0.50095238095238104" table:style-name="ce21">
            <text:p>50%</text:p>
          </table:table-cell>
          <table:table-cell office:value-type="percentage" office:value="0.478212412854084" table:style-name="ce21">
            <text:p>48%</text:p>
          </table:table-cell>
          <table:table-cell office:value-type="percentage" office:value="2.2739968098297401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106504" table:style-name="ce28">
            <text:p>1106504</text:p>
          </table:table-cell>
          <table:table-cell office:value-type="float" office:value="505195" table:style-name="ce4">
            <text:p>505195</text:p>
          </table:table-cell>
          <table:table-cell office:value-type="string" table:style-name="ce3">
            <text:p>Colégio Valsassin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292" table:style-name="ce4">
            <text:p>292</text:p>
          </table:table-cell>
          <table:table-cell office:value-type="percentage" office:value="0.88356164383561597" table:style-name="ce21">
            <text:p>88%</text:p>
          </table:table-cell>
          <table:table-cell office:value-type="percentage" office:value="0.85833865620909899" table:style-name="ce21">
            <text:p>86%</text:p>
          </table:table-cell>
          <table:table-cell office:value-type="percentage" office:value="2.5222987626517399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106518" table:style-name="ce28">
            <text:p>1106518</text:p>
          </table:table-cell>
          <table:table-cell office:value-type="float" office:value="340133" table:style-name="ce4">
            <text:p>340133</text:p>
          </table:table-cell>
          <table:table-cell office:value-type="string" table:style-name="ce3">
            <text:p>Escola Básica Almirante Gago Coutinho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126" table:style-name="ce4">
            <text:p>126</text:p>
          </table:table-cell>
          <table:table-cell office:value-type="percentage" office:value="0.341269841269841" table:style-name="ce21">
            <text:p>34%</text:p>
          </table:table-cell>
          <table:table-cell office:value-type="percentage" office:value="0.393346149433695" table:style-name="ce21">
            <text:p>39%</text:p>
          </table:table-cell>
          <table:table-cell office:value-type="percentage" office:value="-5.2076308163853897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106536" table:style-name="ce28">
            <text:p>1106536</text:p>
          </table:table-cell>
          <table:table-cell office:value-type="float" office:value="380726" table:style-name="ce4">
            <text:p>380726</text:p>
          </table:table-cell>
          <table:table-cell office:value-type="string" table:style-name="ce3">
            <text:p>Instituto Militar dos Pupilos do Exército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100" table:style-name="ce4">
            <text:p>100</text:p>
          </table:table-cell>
          <table:table-cell office:value-type="percentage" office:value="0.6" table:style-name="ce21">
            <text:p>60%</text:p>
          </table:table-cell>
          <table:table-cell office:value-type="percentage" office:value="0.51030350066402297" table:style-name="ce21">
            <text:p>51%</text:p>
          </table:table-cell>
          <table:table-cell office:value-type="percentage" office:value="8.9696499335977301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1106569" table:style-name="ce28">
            <text:p>1106569</text:p>
          </table:table-cell>
          <table:table-cell office:value-type="float" office:value="516818" table:style-name="ce4">
            <text:p>516818</text:p>
          </table:table-cell>
          <table:table-cell office:value-type="string" table:style-name="ce3">
            <text:p>Externato Liceal das Casas de S. Vicente de Paulo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66" table:style-name="ce4">
            <text:p>66</text:p>
          </table:table-cell>
          <table:table-cell office:value-type="percentage" office:value="0.69696969696969702" table:style-name="ce21">
            <text:p>70%</text:p>
          </table:table-cell>
          <table:table-cell office:value-type="percentage" office:value="0.67827940783836305" table:style-name="ce21">
            <text:p>68%</text:p>
          </table:table-cell>
          <table:table-cell office:value-type="percentage" office:value="1.86902891313337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106570" table:style-name="ce28">
            <text:p>1106570</text:p>
          </table:table-cell>
          <table:table-cell office:value-type="float" office:value="502558" table:style-name="ce4">
            <text:p>502558</text:p>
          </table:table-cell>
          <table:table-cell office:value-type="string" table:style-name="ce3">
            <text:p>Academia de Música de Santa Cecíli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145" table:style-name="ce4">
            <text:p>145</text:p>
          </table:table-cell>
          <table:table-cell office:value-type="percentage" office:value="0.96551724137931005" table:style-name="ce21">
            <text:p>97%</text:p>
          </table:table-cell>
          <table:table-cell office:value-type="percentage" office:value="0.87218382281151996" table:style-name="ce21">
            <text:p>87%</text:p>
          </table:table-cell>
          <table:table-cell office:value-type="percentage" office:value="9.3333418567790399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1106576" table:style-name="ce28">
            <text:p>1106576</text:p>
          </table:table-cell>
          <table:table-cell office:value-type="float" office:value="502583" table:style-name="ce4">
            <text:p>502583</text:p>
          </table:table-cell>
          <table:table-cell office:value-type="string" table:style-name="ce3">
            <text:p>Externato "Marcelino Champagnat"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96" table:style-name="ce4">
            <text:p>96</text:p>
          </table:table-cell>
          <table:table-cell office:value-type="percentage" office:value="0.76041666666666696" table:style-name="ce21">
            <text:p>76%</text:p>
          </table:table-cell>
          <table:table-cell office:value-type="percentage" office:value="0.789314702941741" table:style-name="ce21">
            <text:p>79%</text:p>
          </table:table-cell>
          <table:table-cell office:value-type="percentage" office:value="-2.8898036275074802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106606" table:style-name="ce28">
            <text:p>1106606</text:p>
          </table:table-cell>
          <table:table-cell office:value-type="float" office:value="380016" table:style-name="ce4">
            <text:p>380016</text:p>
          </table:table-cell>
          <table:table-cell office:value-type="string" table:style-name="ce3">
            <text:p>Colégio Académico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54" table:style-name="ce4">
            <text:p>54</text:p>
          </table:table-cell>
          <table:table-cell office:value-type="percentage" office:value="0.55555555555555602" table:style-name="ce21">
            <text:p>56%</text:p>
          </table:table-cell>
          <table:table-cell office:value-type="percentage" office:value="0.58534135253205499" table:style-name="ce21">
            <text:p>59%</text:p>
          </table:table-cell>
          <table:table-cell office:value-type="percentage" office:value="-2.97857969764991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106607" table:style-name="ce28">
            <text:p>1106607</text:p>
          </table:table-cell>
          <table:table-cell office:value-type="float" office:value="404408" table:style-name="ce4">
            <text:p>404408</text:p>
          </table:table-cell>
          <table:table-cell office:value-type="string" table:style-name="ce3">
            <text:p>Escola Secundária Rainha Dona Amélia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380" table:style-name="ce4">
            <text:p>380</text:p>
          </table:table-cell>
          <table:table-cell office:value-type="percentage" office:value="0.53421052631578902" table:style-name="ce21">
            <text:p>53%</text:p>
          </table:table-cell>
          <table:table-cell office:value-type="percentage" office:value="0.51969696348661598" table:style-name="ce21">
            <text:p>52%</text:p>
          </table:table-cell>
          <table:table-cell office:value-type="percentage" office:value="1.45135628291736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06615" table:style-name="ce28">
            <text:p>1106615</text:p>
          </table:table-cell>
          <table:table-cell office:value-type="float" office:value="404433" table:style-name="ce4">
            <text:p>404433</text:p>
          </table:table-cell>
          <table:table-cell office:value-type="string" table:style-name="ce3">
            <text:p>Escola Secundária Padre António Vieira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260" table:style-name="ce4">
            <text:p>260</text:p>
          </table:table-cell>
          <table:table-cell office:value-type="percentage" office:value="0.35" table:style-name="ce21">
            <text:p>35%</text:p>
          </table:table-cell>
          <table:table-cell office:value-type="percentage" office:value="0.408410196576657" table:style-name="ce21">
            <text:p>41%</text:p>
          </table:table-cell>
          <table:table-cell office:value-type="percentage" office:value="-5.8410196576656699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106620" table:style-name="ce28">
            <text:p>1106620</text:p>
          </table:table-cell>
          <table:table-cell office:value-type="float" office:value="380079" table:style-name="ce4">
            <text:p>380079</text:p>
          </table:table-cell>
          <table:table-cell office:value-type="string" table:style-name="ce3">
            <text:p>Centro de Educação e Desenvolvimento D. Nuno Álvares (Casa Pia)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67" table:style-name="ce4">
            <text:p>67</text:p>
          </table:table-cell>
          <table:table-cell office:value-type="percentage" office:value="0.134328358208955" table:style-name="ce21">
            <text:p>13%</text:p>
          </table:table-cell>
          <table:table-cell office:value-type="percentage" office:value="0.36384259010838299" table:style-name="ce21">
            <text:p>36%</text:p>
          </table:table-cell>
          <table:table-cell office:value-type="percentage" office:value="-0.22951423189942699" table:style-name="ce22">
            <text:p>-23%</text:p>
          </table:table-cell>
          <table:table-cell table:number-columns-repeated="16374"/>
        </table:table-row>
        <table:table-row table:style-name="ro1">
          <table:table-cell office:value-type="float" office:value="1106623" table:style-name="ce28">
            <text:p>1106623</text:p>
          </table:table-cell>
          <table:table-cell office:value-type="float" office:value="404652" table:style-name="ce4">
            <text:p>404652</text:p>
          </table:table-cell>
          <table:table-cell office:value-type="string" table:style-name="ce3">
            <text:p>Escola Secundária Pedro Nunes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381" table:style-name="ce4">
            <text:p>381</text:p>
          </table:table-cell>
          <table:table-cell office:value-type="percentage" office:value="0.73228346456692905" table:style-name="ce21">
            <text:p>73%</text:p>
          </table:table-cell>
          <table:table-cell office:value-type="percentage" office:value="0.67722041938831501" table:style-name="ce21">
            <text:p>68%</text:p>
          </table:table-cell>
          <table:table-cell office:value-type="percentage" office:value="5.5063045178614503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106630" table:style-name="ce28">
            <text:p>1106630</text:p>
          </table:table-cell>
          <table:table-cell office:value-type="float" office:value="342750" table:style-name="ce4">
            <text:p>342750</text:p>
          </table:table-cell>
          <table:table-cell office:value-type="string" table:style-name="ce3">
            <text:p>Escola Básica Prof. Delfim Santos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508" table:style-name="ce4">
            <text:p>508</text:p>
          </table:table-cell>
          <table:table-cell office:value-type="percentage" office:value="0.48622047244094502" table:style-name="ce21">
            <text:p>49%</text:p>
          </table:table-cell>
          <table:table-cell office:value-type="percentage" office:value="0.48617739633505702" table:style-name="ce21">
            <text:p>49%</text:p>
          </table:table-cell>
          <table:table-cell office:value-type="float" office:value="4.3076105887684199E-5" table:style-name="ce34">
            <text:p>4,31E-05</text:p>
          </table:table-cell>
          <table:table-cell table:number-columns-repeated="16374"/>
        </table:table-row>
        <table:table-row table:style-name="ro1">
          <table:table-cell office:value-type="float" office:value="1106646" table:style-name="ce28">
            <text:p>1106646</text:p>
          </table:table-cell>
          <table:table-cell office:value-type="float" office:value="400117" table:style-name="ce4">
            <text:p>400117</text:p>
          </table:table-cell>
          <table:table-cell office:value-type="string" table:style-name="ce3">
            <text:p>Escola Secundária D. Pedro V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84" table:style-name="ce4">
            <text:p>84</text:p>
          </table:table-cell>
          <table:table-cell office:value-type="percentage" office:value="0.17857142857142899" table:style-name="ce21">
            <text:p>18%</text:p>
          </table:table-cell>
          <table:table-cell office:value-type="percentage" office:value="0.29179559905323099" table:style-name="ce21">
            <text:p>29%</text:p>
          </table:table-cell>
          <table:table-cell office:value-type="percentage" office:value="-0.113224170481803" table:style-name="ce22">
            <text:p>-11%</text:p>
          </table:table-cell>
          <table:table-cell table:number-columns-repeated="16374"/>
        </table:table-row>
        <table:table-row table:style-name="ro1">
          <table:table-cell office:value-type="float" office:value="1106672" table:style-name="ce28">
            <text:p>1106672</text:p>
          </table:table-cell>
          <table:table-cell office:value-type="float" office:value="504026" table:style-name="ce4">
            <text:p>504026</text:p>
          </table:table-cell>
          <table:table-cell office:value-type="string" table:style-name="ce3">
            <text:p>Colégio Moderno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445" table:style-name="ce4">
            <text:p>445</text:p>
          </table:table-cell>
          <table:table-cell office:value-type="percentage" office:value="0.919101123595506" table:style-name="ce21">
            <text:p>92%</text:p>
          </table:table-cell>
          <table:table-cell office:value-type="percentage" office:value="0.82918228361366197" table:style-name="ce21">
            <text:p>83%</text:p>
          </table:table-cell>
          <table:table-cell office:value-type="percentage" office:value="8.9918839981843801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1106689" table:style-name="ce28">
            <text:p>1106689</text:p>
          </table:table-cell>
          <table:table-cell office:value-type="float" office:value="310104" table:style-name="ce4">
            <text:p>310104</text:p>
          </table:table-cell>
          <table:table-cell office:value-type="string" table:style-name="ce3">
            <text:p>Escola Básica Damião de Góis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128" table:style-name="ce4">
            <text:p>128</text:p>
          </table:table-cell>
          <table:table-cell office:value-type="percentage" office:value="0.15625" table:style-name="ce21">
            <text:p>16%</text:p>
          </table:table-cell>
          <table:table-cell office:value-type="percentage" office:value="0.14501908596733101" table:style-name="ce21">
            <text:p>15%</text:p>
          </table:table-cell>
          <table:table-cell office:value-type="percentage" office:value="1.1230914032669299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06712" table:style-name="ce28">
            <text:p>1106712</text:p>
          </table:table-cell>
          <table:table-cell office:value-type="float" office:value="503708" table:style-name="ce4">
            <text:p>503708</text:p>
          </table:table-cell>
          <table:table-cell office:value-type="string" table:style-name="ce3">
            <text:p>Externato Marista de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355" table:style-name="ce4">
            <text:p>355</text:p>
          </table:table-cell>
          <table:table-cell office:value-type="percentage" office:value="0.89295774647887305" table:style-name="ce21">
            <text:p>89%</text:p>
          </table:table-cell>
          <table:table-cell office:value-type="percentage" office:value="0.83453865483343104" table:style-name="ce21">
            <text:p>83%</text:p>
          </table:table-cell>
          <table:table-cell office:value-type="percentage" office:value="5.8419091645442199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106713" table:style-name="ce28">
            <text:p>1106713</text:p>
          </table:table-cell>
          <table:table-cell office:value-type="float" office:value="401778" table:style-name="ce4">
            <text:p>401778</text:p>
          </table:table-cell>
          <table:table-cell office:value-type="string" table:style-name="ce3">
            <text:p>Escola Secundária Fonseca Benevides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65" table:style-name="ce4">
            <text:p>65</text:p>
          </table:table-cell>
          <table:table-cell office:value-type="percentage" office:value="1.5384615384615399E-2" table:style-name="ce21">
            <text:p>2%</text:p>
          </table:table-cell>
          <table:table-cell office:value-type="percentage" office:value="0.111699235542726" table:style-name="ce21">
            <text:p>11%</text:p>
          </table:table-cell>
          <table:table-cell office:value-type="percentage" office:value="-9.6314620158110403E-2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106716" table:style-name="ce28">
            <text:p>1106716</text:p>
          </table:table-cell>
          <table:table-cell office:value-type="float" office:value="503472" table:style-name="ce4">
            <text:p>503472</text:p>
          </table:table-cell>
          <table:table-cell office:value-type="string" table:style-name="ce3">
            <text:p>Colégio de Santa Mari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99" table:style-name="ce4">
            <text:p>99</text:p>
          </table:table-cell>
          <table:table-cell office:value-type="percentage" office:value="0.79797979797979801" table:style-name="ce21">
            <text:p>80%</text:p>
          </table:table-cell>
          <table:table-cell office:value-type="percentage" office:value="0.74364169313517103" table:style-name="ce21">
            <text:p>74%</text:p>
          </table:table-cell>
          <table:table-cell office:value-type="percentage" office:value="5.4338104844626998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106718" table:style-name="ce28">
            <text:p>1106718</text:p>
          </table:table-cell>
          <table:table-cell office:value-type="float" office:value="346706" table:style-name="ce4">
            <text:p>346706</text:p>
          </table:table-cell>
          <table:table-cell office:value-type="string" table:style-name="ce3">
            <text:p>Escola Básica de Piscinas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373" table:style-name="ce4">
            <text:p>373</text:p>
          </table:table-cell>
          <table:table-cell office:value-type="percentage" office:value="0.43967828418230598" table:style-name="ce21">
            <text:p>44%</text:p>
          </table:table-cell>
          <table:table-cell office:value-type="percentage" office:value="0.43686157751327298" table:style-name="ce21">
            <text:p>44%</text:p>
          </table:table-cell>
          <table:table-cell office:value-type="percentage" office:value="2.8167066690321699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106730" table:style-name="ce28">
            <text:p>1106730</text:p>
          </table:table-cell>
          <table:table-cell office:value-type="float" office:value="610306" table:style-name="ce4">
            <text:p>610306</text:p>
          </table:table-cell>
          <table:table-cell office:value-type="string" table:style-name="ce3">
            <text:p>Centro de Educação e Desenvolvimento D. Maria Pia (Casa Pia)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80" table:style-name="ce4">
            <text:p>80</text:p>
          </table:table-cell>
          <table:table-cell office:value-type="percentage" office:value="7.4999999999999997E-2" table:style-name="ce21">
            <text:p>8%</text:p>
          </table:table-cell>
          <table:table-cell office:value-type="percentage" office:value="0.25332409307210002" table:style-name="ce21">
            <text:p>25%</text:p>
          </table:table-cell>
          <table:table-cell office:value-type="percentage" office:value="-0.17832409307210001" table:style-name="ce22">
            <text:p>-18%</text:p>
          </table:table-cell>
          <table:table-cell table:number-columns-repeated="16374"/>
        </table:table-row>
        <table:table-row table:style-name="ro1">
          <table:table-cell office:value-type="float" office:value="1106740" table:style-name="ce28">
            <text:p>1106740</text:p>
          </table:table-cell>
          <table:table-cell office:value-type="float" office:value="401663" table:style-name="ce4">
            <text:p>401663</text:p>
          </table:table-cell>
          <table:table-cell office:value-type="string" table:style-name="ce3">
            <text:p>Escola Secundária Eça de Queirós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131" table:style-name="ce4">
            <text:p>131</text:p>
          </table:table-cell>
          <table:table-cell office:value-type="percentage" office:value="0.45038167938931301" table:style-name="ce21">
            <text:p>45%</text:p>
          </table:table-cell>
          <table:table-cell office:value-type="percentage" office:value="0.48533867566357197" table:style-name="ce21">
            <text:p>49%</text:p>
          </table:table-cell>
          <table:table-cell office:value-type="percentage" office:value="-3.4956996274259002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106762" table:style-name="ce28">
            <text:p>1106762</text:p>
          </table:table-cell>
          <table:table-cell office:value-type="float" office:value="400397" table:style-name="ce4">
            <text:p>400397</text:p>
          </table:table-cell>
          <table:table-cell office:value-type="string" table:style-name="ce3">
            <text:p>Escola Secundária António Damásio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120" table:style-name="ce4">
            <text:p>120</text:p>
          </table:table-cell>
          <table:table-cell office:value-type="percentage" office:value="0.45833333333333298" table:style-name="ce21">
            <text:p>46%</text:p>
          </table:table-cell>
          <table:table-cell office:value-type="percentage" office:value="0.49828099770685902" table:style-name="ce21">
            <text:p>50%</text:p>
          </table:table-cell>
          <table:table-cell office:value-type="percentage" office:value="-3.9947664373525399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106769" table:style-name="ce28">
            <text:p>1106769</text:p>
          </table:table-cell>
          <table:table-cell office:value-type="float" office:value="503769" table:style-name="ce4">
            <text:p>503769</text:p>
          </table:table-cell>
          <table:table-cell office:value-type="string" table:style-name="ce3">
            <text:p>Externato da Luz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247" table:style-name="ce4">
            <text:p>247</text:p>
          </table:table-cell>
          <table:table-cell office:value-type="percentage" office:value="0.80566801619433204" table:style-name="ce21">
            <text:p>81%</text:p>
          </table:table-cell>
          <table:table-cell office:value-type="percentage" office:value="0.75649277278234905" table:style-name="ce21">
            <text:p>76%</text:p>
          </table:table-cell>
          <table:table-cell office:value-type="percentage" office:value="4.9175243411983101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106803" table:style-name="ce28">
            <text:p>1106803</text:p>
          </table:table-cell>
          <table:table-cell office:value-type="float" office:value="346470" table:style-name="ce4">
            <text:p>346470</text:p>
          </table:table-cell>
          <table:table-cell office:value-type="string" table:style-name="ce3">
            <text:p>Escola Básica de São Vicente/Telheiras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196" table:style-name="ce4">
            <text:p>196</text:p>
          </table:table-cell>
          <table:table-cell office:value-type="percentage" office:value="0.23469387755102" table:style-name="ce21">
            <text:p>23%</text:p>
          </table:table-cell>
          <table:table-cell office:value-type="percentage" office:value="0.31779440546042098" table:style-name="ce21">
            <text:p>32%</text:p>
          </table:table-cell>
          <table:table-cell office:value-type="percentage" office:value="-8.3100527909400604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1106805" table:style-name="ce28">
            <text:p>1106805</text:p>
          </table:table-cell>
          <table:table-cell office:value-type="float" office:value="341423" table:style-name="ce4">
            <text:p>341423</text:p>
          </table:table-cell>
          <table:table-cell office:value-type="string" table:style-name="ce3">
            <text:p>Escola Básica Eugénio dos Santos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401" table:style-name="ce4">
            <text:p>401</text:p>
          </table:table-cell>
          <table:table-cell office:value-type="percentage" office:value="0.53865336658354102" table:style-name="ce21">
            <text:p>54%</text:p>
          </table:table-cell>
          <table:table-cell office:value-type="percentage" office:value="0.53745712825921399" table:style-name="ce21">
            <text:p>54%</text:p>
          </table:table-cell>
          <table:table-cell office:value-type="percentage" office:value="1.1962383243269399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106812" table:style-name="ce28">
            <text:p>1106812</text:p>
          </table:table-cell>
          <table:table-cell office:value-type="float" office:value="342129" table:style-name="ce4">
            <text:p>342129</text:p>
          </table:table-cell>
          <table:table-cell office:value-type="string" table:style-name="ce3">
            <text:p>Escola Básica Marquesa de Alorna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328" table:style-name="ce4">
            <text:p>328</text:p>
          </table:table-cell>
          <table:table-cell office:value-type="percentage" office:value="0.24695121951219501" table:style-name="ce21">
            <text:p>25%</text:p>
          </table:table-cell>
          <table:table-cell office:value-type="percentage" office:value="0.31912550259526901" table:style-name="ce21">
            <text:p>32%</text:p>
          </table:table-cell>
          <table:table-cell office:value-type="percentage" office:value="-7.2174283083073998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106817" table:style-name="ce28">
            <text:p>1106817</text:p>
          </table:table-cell>
          <table:table-cell office:value-type="float" office:value="401330" table:style-name="ce4">
            <text:p>401330</text:p>
          </table:table-cell>
          <table:table-cell office:value-type="string" table:style-name="ce3">
            <text:p>Escola Secundária D. Luísa de Gusmão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294" table:style-name="ce4">
            <text:p>294</text:p>
          </table:table-cell>
          <table:table-cell office:value-type="percentage" office:value="0.33333333333333298" table:style-name="ce21">
            <text:p>33%</text:p>
          </table:table-cell>
          <table:table-cell office:value-type="percentage" office:value="0.37159116370894502" table:style-name="ce21">
            <text:p>37%</text:p>
          </table:table-cell>
          <table:table-cell office:value-type="percentage" office:value="-3.8257830375611902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106837" table:style-name="ce28">
            <text:p>1106837</text:p>
          </table:table-cell>
          <table:table-cell office:value-type="float" office:value="503575" table:style-name="ce4">
            <text:p>503575</text:p>
          </table:table-cell>
          <table:table-cell office:value-type="string" table:style-name="ce3">
            <text:p>Externato de S. José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207" table:style-name="ce4">
            <text:p>207</text:p>
          </table:table-cell>
          <table:table-cell office:value-type="percentage" office:value="0.893719806763285" table:style-name="ce21">
            <text:p>89%</text:p>
          </table:table-cell>
          <table:table-cell office:value-type="percentage" office:value="0.82906351015040503" table:style-name="ce21">
            <text:p>83%</text:p>
          </table:table-cell>
          <table:table-cell office:value-type="percentage" office:value="6.4656296612880207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106841" table:style-name="ce28">
            <text:p>1106841</text:p>
          </table:table-cell>
          <table:table-cell office:value-type="float" office:value="341460" table:style-name="ce4">
            <text:p>341460</text:p>
          </table:table-cell>
          <table:table-cell office:value-type="string" table:style-name="ce3">
            <text:p>Escola Básica Fernando Pessoa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363" table:style-name="ce4">
            <text:p>363</text:p>
          </table:table-cell>
          <table:table-cell office:value-type="percentage" office:value="0.49862258953167998" table:style-name="ce21">
            <text:p>50%</text:p>
          </table:table-cell>
          <table:table-cell office:value-type="percentage" office:value="0.42335286312492998" table:style-name="ce21">
            <text:p>42%</text:p>
          </table:table-cell>
          <table:table-cell office:value-type="percentage" office:value="7.5269726406750198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106844" table:style-name="ce28">
            <text:p>1106844</text:p>
          </table:table-cell>
          <table:table-cell office:value-type="float" office:value="342038" table:style-name="ce4">
            <text:p>342038</text:p>
          </table:table-cell>
          <table:table-cell office:value-type="string" table:style-name="ce3">
            <text:p>Escola Básica Luís de Camões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265" table:style-name="ce4">
            <text:p>265</text:p>
          </table:table-cell>
          <table:table-cell office:value-type="percentage" office:value="0.39622641509433998" table:style-name="ce21">
            <text:p>40%</text:p>
          </table:table-cell>
          <table:table-cell office:value-type="percentage" office:value="0.44965364432550398" table:style-name="ce21">
            <text:p>45%</text:p>
          </table:table-cell>
          <table:table-cell office:value-type="percentage" office:value="-5.3427229231164199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106863" table:style-name="ce28">
            <text:p>1106863</text:p>
          </table:table-cell>
          <table:table-cell office:value-type="float" office:value="505079" table:style-name="ce4">
            <text:p>505079</text:p>
          </table:table-cell>
          <table:table-cell office:value-type="string" table:style-name="ce3">
            <text:p>Colégio do Bom Sucesso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141" table:style-name="ce4">
            <text:p>141</text:p>
          </table:table-cell>
          <table:table-cell office:value-type="percentage" office:value="0.84397163120567398" table:style-name="ce21">
            <text:p>84%</text:p>
          </table:table-cell>
          <table:table-cell office:value-type="percentage" office:value="0.75678766008668097" table:style-name="ce21">
            <text:p>76%</text:p>
          </table:table-cell>
          <table:table-cell office:value-type="percentage" office:value="8.7183971118992398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1106900" table:style-name="ce28">
            <text:p>1106900</text:p>
          </table:table-cell>
          <table:table-cell office:value-type="float" office:value="502273" table:style-name="ce4">
            <text:p>502273</text:p>
          </table:table-cell>
          <table:table-cell office:value-type="string" table:style-name="ce3">
            <text:p>Colégio de São João de Brito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361" table:style-name="ce4">
            <text:p>361</text:p>
          </table:table-cell>
          <table:table-cell office:value-type="percentage" office:value="0.936288088642659" table:style-name="ce21">
            <text:p>94%</text:p>
          </table:table-cell>
          <table:table-cell office:value-type="percentage" office:value="0.73713174472857501" table:style-name="ce21">
            <text:p>74%</text:p>
          </table:table-cell>
          <table:table-cell office:value-type="percentage" office:value="0.19915634391408499" table:style-name="ce22">
            <text:p>20%</text:p>
          </table:table-cell>
          <table:table-cell table:number-columns-repeated="16374"/>
        </table:table-row>
        <table:table-row table:style-name="ro1">
          <table:table-cell office:value-type="float" office:value="1106922" table:style-name="ce28">
            <text:p>1106922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Paula Vicente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118" table:style-name="ce4">
            <text:p>118</text:p>
          </table:table-cell>
          <table:table-cell office:value-type="percentage" office:value="0.20338983050847501" table:style-name="ce21">
            <text:p>20%</text:p>
          </table:table-cell>
          <table:table-cell office:value-type="percentage" office:value="0.27431435749116201" table:style-name="ce21">
            <text:p>27%</text:p>
          </table:table-cell>
          <table:table-cell office:value-type="percentage" office:value="-7.0924526982686906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106946" table:style-name="ce28">
            <text:p>1106946</text:p>
          </table:table-cell>
          <table:table-cell office:value-type="float" office:value="346548" table:style-name="ce4">
            <text:p>346548</text:p>
          </table:table-cell>
          <table:table-cell office:value-type="string" table:style-name="ce3">
            <text:p>Escola Básica do Bairro Padre Cruz, 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úblico</text:p>
          </table:table-cell>
          <table:table-cell office:value-type="float" office:value="151" table:style-name="ce4">
            <text:p>151</text:p>
          </table:table-cell>
          <table:table-cell office:value-type="percentage" office:value="5.9602649006622502E-2" table:style-name="ce21">
            <text:p>6%</text:p>
          </table:table-cell>
          <table:table-cell office:value-type="percentage" office:value="0.13161039623760701" table:style-name="ce21">
            <text:p>13%</text:p>
          </table:table-cell>
          <table:table-cell office:value-type="percentage" office:value="-7.2007747230984506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107021" table:style-name="ce28">
            <text:p>1107021</text:p>
          </table:table-cell>
          <table:table-cell office:value-type="float" office:value="342117" table:style-name="ce4">
            <text:p>342117</text:p>
          </table:table-cell>
          <table:table-cell office:value-type="string" table:style-name="ce3">
            <text:p>Escola Básica Maria Veleda, Loure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es</text:p>
          </table:table-cell>
          <table:table-cell office:value-type="string" table:style-name="ce3">
            <text:p>Público</text:p>
          </table:table-cell>
          <table:table-cell office:value-type="float" office:value="371" table:style-name="ce4">
            <text:p>371</text:p>
          </table:table-cell>
          <table:table-cell office:value-type="percentage" office:value="0.38814016172506699" table:style-name="ce21">
            <text:p>39%</text:p>
          </table:table-cell>
          <table:table-cell office:value-type="percentage" office:value="0.46001742935971801" table:style-name="ce21">
            <text:p>46%</text:p>
          </table:table-cell>
          <table:table-cell office:value-type="percentage" office:value="-7.1877267634650105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107039" table:style-name="ce28">
            <text:p>1107039</text:p>
          </table:table-cell>
          <table:table-cell office:value-type="float" office:value="344667" table:style-name="ce4">
            <text:p>344667</text:p>
          </table:table-cell>
          <table:table-cell office:value-type="string" table:style-name="ce3">
            <text:p>Escola Básica da Bobadela, Loure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es</text:p>
          </table:table-cell>
          <table:table-cell office:value-type="string" table:style-name="ce3">
            <text:p>Público</text:p>
          </table:table-cell>
          <table:table-cell office:value-type="float" office:value="298" table:style-name="ce4">
            <text:p>298</text:p>
          </table:table-cell>
          <table:table-cell office:value-type="percentage" office:value="0.47315436241610698" table:style-name="ce21">
            <text:p>47%</text:p>
          </table:table-cell>
          <table:table-cell office:value-type="percentage" office:value="0.42177406925448602" table:style-name="ce21">
            <text:p>42%</text:p>
          </table:table-cell>
          <table:table-cell office:value-type="percentage" office:value="5.1380293161621703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107068" table:style-name="ce28">
            <text:p>1107068</text:p>
          </table:table-cell>
          <table:table-cell office:value-type="float" office:value="403490" table:style-name="ce4">
            <text:p>403490</text:p>
          </table:table-cell>
          <table:table-cell office:value-type="string" table:style-name="ce3">
            <text:p>Escola Secundária de Camarate, Loure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es</text:p>
          </table:table-cell>
          <table:table-cell office:value-type="string" table:style-name="ce3">
            <text:p>Público</text:p>
          </table:table-cell>
          <table:table-cell office:value-type="float" office:value="128" table:style-name="ce4">
            <text:p>128</text:p>
          </table:table-cell>
          <table:table-cell office:value-type="percentage" office:value="0.109375" table:style-name="ce21">
            <text:p>11%</text:p>
          </table:table-cell>
          <table:table-cell office:value-type="percentage" office:value="0.179522132764599" table:style-name="ce21">
            <text:p>18%</text:p>
          </table:table-cell>
          <table:table-cell office:value-type="percentage" office:value="-7.0147132764599093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107078" table:style-name="ce28">
            <text:p>1107078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e Castanheiros, Caneças, Odivel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divelas</text:p>
          </table:table-cell>
          <table:table-cell office:value-type="string" table:style-name="ce3">
            <text:p>Público</text:p>
          </table:table-cell>
          <table:table-cell office:value-type="float" office:value="512" table:style-name="ce4">
            <text:p>512</text:p>
          </table:table-cell>
          <table:table-cell office:value-type="percentage" office:value="0.3515625" table:style-name="ce21">
            <text:p>35%</text:p>
          </table:table-cell>
          <table:table-cell office:value-type="percentage" office:value="0.38544449366575201" table:style-name="ce21">
            <text:p>39%</text:p>
          </table:table-cell>
          <table:table-cell office:value-type="percentage" office:value="-3.3881993665752001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107082" table:style-name="ce28">
            <text:p>1107082</text:p>
          </table:table-cell>
          <table:table-cell office:value-type="float" office:value="400609" table:style-name="ce4">
            <text:p>400609</text:p>
          </table:table-cell>
          <table:table-cell office:value-type="string" table:style-name="ce3">
            <text:p>Escola Secundária de Odivel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divelas</text:p>
          </table:table-cell>
          <table:table-cell office:value-type="string" table:style-name="ce3">
            <text:p>Público</text:p>
          </table:table-cell>
          <table:table-cell office:value-type="float" office:value="152" table:style-name="ce4">
            <text:p>152</text:p>
          </table:table-cell>
          <table:table-cell office:value-type="percentage" office:value="0.17105263157894701" table:style-name="ce21">
            <text:p>17%</text:p>
          </table:table-cell>
          <table:table-cell office:value-type="percentage" office:value="0.23182144256690901" table:style-name="ce21">
            <text:p>23%</text:p>
          </table:table-cell>
          <table:table-cell office:value-type="percentage" office:value="-6.0768810987962003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107117" table:style-name="ce28">
            <text:p>1107117</text:p>
          </table:table-cell>
          <table:table-cell office:value-type="float" office:value="404664" table:style-name="ce4">
            <text:p>404664</text:p>
          </table:table-cell>
          <table:table-cell office:value-type="string" table:style-name="ce3">
            <text:p>Escola Secundária de São João da Talha, Loure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es</text:p>
          </table:table-cell>
          <table:table-cell office:value-type="string" table:style-name="ce3">
            <text:p>Público</text:p>
          </table:table-cell>
          <table:table-cell office:value-type="float" office:value="146" table:style-name="ce4">
            <text:p>146</text:p>
          </table:table-cell>
          <table:table-cell office:value-type="percentage" office:value="0.232876712328767" table:style-name="ce21">
            <text:p>23%</text:p>
          </table:table-cell>
          <table:table-cell office:value-type="percentage" office:value="0.32534501481220701" table:style-name="ce21">
            <text:p>33%</text:p>
          </table:table-cell>
          <table:table-cell office:value-type="percentage" office:value="-9.2468302483439499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107183" table:style-name="ce28">
            <text:p>1107183</text:p>
          </table:table-cell>
          <table:table-cell office:value-type="float" office:value="342324" table:style-name="ce4">
            <text:p>342324</text:p>
          </table:table-cell>
          <table:table-cell office:value-type="string" table:style-name="ce3">
            <text:p>Escola Básica de Camarate, Loure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es</text:p>
          </table:table-cell>
          <table:table-cell office:value-type="string" table:style-name="ce3">
            <text:p>Público</text:p>
          </table:table-cell>
          <table:table-cell office:value-type="float" office:value="235" table:style-name="ce4">
            <text:p>235</text:p>
          </table:table-cell>
          <table:table-cell office:value-type="percentage" office:value="0.27659574468085102" table:style-name="ce21">
            <text:p>28%</text:p>
          </table:table-cell>
          <table:table-cell office:value-type="percentage" office:value="0.28687883539173897" table:style-name="ce21">
            <text:p>29%</text:p>
          </table:table-cell>
          <table:table-cell office:value-type="percentage" office:value="-1.02830907108884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107198" table:style-name="ce28">
            <text:p>1107198</text:p>
          </table:table-cell>
          <table:table-cell office:value-type="float" office:value="502911" table:style-name="ce4">
            <text:p>502911</text:p>
          </table:table-cell>
          <table:table-cell office:value-type="string" table:style-name="ce3">
            <text:p>Colégio Bartolomeu Di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es</text:p>
          </table:table-cell>
          <table:table-cell office:value-type="string" table:style-name="ce3">
            <text:p>Privado</text:p>
          </table:table-cell>
          <table:table-cell office:value-type="float" office:value="194" table:style-name="ce4">
            <text:p>194</text:p>
          </table:table-cell>
          <table:table-cell office:value-type="percentage" office:value="0.74742268041237103" table:style-name="ce21">
            <text:p>75%</text:p>
          </table:table-cell>
          <table:table-cell office:value-type="percentage" office:value="0.64499758289221898" table:style-name="ce21">
            <text:p>64%</text:p>
          </table:table-cell>
          <table:table-cell office:value-type="percentage" office:value="0.102425097520152" table:style-name="ce22">
            <text:p>10%</text:p>
          </table:table-cell>
          <table:table-cell table:number-columns-repeated="16374"/>
        </table:table-row>
        <table:table-row table:style-name="ro1">
          <table:table-cell office:value-type="float" office:value="1107214" table:style-name="ce28">
            <text:p>1107214</text:p>
          </table:table-cell>
          <table:table-cell office:value-type="float" office:value="505213" table:style-name="ce4">
            <text:p>505213</text:p>
          </table:table-cell>
          <table:table-cell office:value-type="string" table:style-name="ce3">
            <text:p>Colégio Cesário Verde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103" table:style-name="ce4">
            <text:p>103</text:p>
          </table:table-cell>
          <table:table-cell office:value-type="percentage" office:value="0.73786407766990303" table:style-name="ce21">
            <text:p>74%</text:p>
          </table:table-cell>
          <table:table-cell office:value-type="percentage" office:value="0.69441164601490801" table:style-name="ce21">
            <text:p>69%</text:p>
          </table:table-cell>
          <table:table-cell office:value-type="percentage" office:value="4.3452431654994697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107235" table:style-name="ce28">
            <text:p>1107235</text:p>
          </table:table-cell>
          <table:table-cell office:value-type="float" office:value="341770" table:style-name="ce4">
            <text:p>341770</text:p>
          </table:table-cell>
          <table:table-cell office:value-type="string" table:style-name="ce3">
            <text:p>Escola Básica de Moinhos da Arroja, Odivel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divelas</text:p>
          </table:table-cell>
          <table:table-cell office:value-type="string" table:style-name="ce3">
            <text:p>Público</text:p>
          </table:table-cell>
          <table:table-cell office:value-type="float" office:value="325" table:style-name="ce4">
            <text:p>325</text:p>
          </table:table-cell>
          <table:table-cell office:value-type="percentage" office:value="0.335384615384615" table:style-name="ce21">
            <text:p>34%</text:p>
          </table:table-cell>
          <table:table-cell office:value-type="percentage" office:value="0.40471399757931398" table:style-name="ce21">
            <text:p>40%</text:p>
          </table:table-cell>
          <table:table-cell office:value-type="percentage" office:value="-6.9329382194698794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107239" table:style-name="ce28">
            <text:p>1107239</text:p>
          </table:table-cell>
          <table:table-cell office:value-type="float" office:value="344618" table:style-name="ce4">
            <text:p>344618</text:p>
          </table:table-cell>
          <table:table-cell office:value-type="string" table:style-name="ce3">
            <text:p>Escola Básica General Humberto Delgado, Santo António dos Cavaleiros, Loure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es</text:p>
          </table:table-cell>
          <table:table-cell office:value-type="string" table:style-name="ce3">
            <text:p>Público</text:p>
          </table:table-cell>
          <table:table-cell office:value-type="float" office:value="172" table:style-name="ce4">
            <text:p>172</text:p>
          </table:table-cell>
          <table:table-cell office:value-type="percentage" office:value="0.23837209302325599" table:style-name="ce21">
            <text:p>24%</text:p>
          </table:table-cell>
          <table:table-cell office:value-type="percentage" office:value="0.30853059929211102" table:style-name="ce21">
            <text:p>31%</text:p>
          </table:table-cell>
          <table:table-cell office:value-type="percentage" office:value="-7.0158506268855697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107251" table:style-name="ce28">
            <text:p>1107251</text:p>
          </table:table-cell>
          <table:table-cell office:value-type="float" office:value="342660" table:style-name="ce4">
            <text:p>342660</text:p>
          </table:table-cell>
          <table:table-cell office:value-type="string" table:style-name="ce3">
            <text:p>Escola Básica D. Dinis, Odivel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divelas</text:p>
          </table:table-cell>
          <table:table-cell office:value-type="string" table:style-name="ce3">
            <text:p>Público</text:p>
          </table:table-cell>
          <table:table-cell office:value-type="float" office:value="250" table:style-name="ce4">
            <text:p>250</text:p>
          </table:table-cell>
          <table:table-cell office:value-type="percentage" office:value="0.19600000000000001" table:style-name="ce21">
            <text:p>20%</text:p>
          </table:table-cell>
          <table:table-cell office:value-type="percentage" office:value="0.34813851837186799" table:style-name="ce21">
            <text:p>35%</text:p>
          </table:table-cell>
          <table:table-cell office:value-type="percentage" office:value="-0.15213851837186801" table:style-name="ce22">
            <text:p>-15%</text:p>
          </table:table-cell>
          <table:table-cell table:number-columns-repeated="16374"/>
        </table:table-row>
        <table:table-row table:style-name="ro1">
          <table:table-cell office:value-type="float" office:value="1107296" table:style-name="ce28">
            <text:p>1107296</text:p>
          </table:table-cell>
          <table:table-cell office:value-type="float" office:value="941028" table:style-name="ce4">
            <text:p>941028</text:p>
          </table:table-cell>
          <table:table-cell office:value-type="string" table:style-name="ce3">
            <text:p>Colégio Pedro Arrupe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Privado</text:p>
          </table:table-cell>
          <table:table-cell office:value-type="float" office:value="366" table:style-name="ce4">
            <text:p>366</text:p>
          </table:table-cell>
          <table:table-cell office:value-type="percentage" office:value="0.80054644808743203" table:style-name="ce21">
            <text:p>80%</text:p>
          </table:table-cell>
          <table:table-cell office:value-type="percentage" office:value="0.77101394441422499" table:style-name="ce21">
            <text:p>77%</text:p>
          </table:table-cell>
          <table:table-cell office:value-type="percentage" office:value="2.95325036732067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107313" table:style-name="ce28">
            <text:p>1107313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Carlos Paredes, Póvoa de Santo Adrião, Odivel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divelas</text:p>
          </table:table-cell>
          <table:table-cell office:value-type="string" table:style-name="ce3">
            <text:p>Público</text:p>
          </table:table-cell>
          <table:table-cell office:value-type="float" office:value="139" table:style-name="ce4">
            <text:p>139</text:p>
          </table:table-cell>
          <table:table-cell office:value-type="percentage" office:value="7.1942446043165506E-2" table:style-name="ce21">
            <text:p>7%</text:p>
          </table:table-cell>
          <table:table-cell office:value-type="percentage" office:value="0.193458279754776" table:style-name="ce21">
            <text:p>19%</text:p>
          </table:table-cell>
          <table:table-cell office:value-type="percentage" office:value="-0.121515833711611" table:style-name="ce22">
            <text:p>-12%</text:p>
          </table:table-cell>
          <table:table-cell table:number-columns-repeated="16374"/>
        </table:table-row>
        <table:table-row table:style-name="ro1">
          <table:table-cell office:value-type="float" office:value="1107403" table:style-name="ce28">
            <text:p>1107403</text:p>
          </table:table-cell>
          <table:table-cell office:value-type="float" office:value="403507" table:style-name="ce4">
            <text:p>403507</text:p>
          </table:table-cell>
          <table:table-cell office:value-type="string" table:style-name="ce3">
            <text:p>Escola Secundária da Ramada, Odivel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divelas</text:p>
          </table:table-cell>
          <table:table-cell office:value-type="string" table:style-name="ce3">
            <text:p>Público</text:p>
          </table:table-cell>
          <table:table-cell office:value-type="float" office:value="573" table:style-name="ce4">
            <text:p>573</text:p>
          </table:table-cell>
          <table:table-cell office:value-type="percentage" office:value="0.55497382198952905" table:style-name="ce21">
            <text:p>55%</text:p>
          </table:table-cell>
          <table:table-cell office:value-type="percentage" office:value="0.54391650294890304" table:style-name="ce21">
            <text:p>54%</text:p>
          </table:table-cell>
          <table:table-cell office:value-type="percentage" office:value="1.1057319040625201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07416" table:style-name="ce28">
            <text:p>1107416</text:p>
          </table:table-cell>
          <table:table-cell office:value-type="float" office:value="401390" table:style-name="ce4">
            <text:p>401390</text:p>
          </table:table-cell>
          <table:table-cell office:value-type="string" table:style-name="ce3">
            <text:p>Escola Secundária Dr. António Carvalho Figueiredo, Loure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es</text:p>
          </table:table-cell>
          <table:table-cell office:value-type="string" table:style-name="ce3">
            <text:p>Público</text:p>
          </table:table-cell>
          <table:table-cell office:value-type="float" office:value="372" table:style-name="ce4">
            <text:p>372</text:p>
          </table:table-cell>
          <table:table-cell office:value-type="percentage" office:value="0.40053763440860202" table:style-name="ce21">
            <text:p>40%</text:p>
          </table:table-cell>
          <table:table-cell office:value-type="percentage" office:value="0.45758789766848701" table:style-name="ce21">
            <text:p>46%</text:p>
          </table:table-cell>
          <table:table-cell office:value-type="percentage" office:value="-5.7050263259884701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107453" table:style-name="ce28">
            <text:p>1107453</text:p>
          </table:table-cell>
          <table:table-cell office:value-type="float" office:value="341642" table:style-name="ce4">
            <text:p>341642</text:p>
          </table:table-cell>
          <table:table-cell office:value-type="string" table:style-name="ce3">
            <text:p>Escola Básica Gaspar Correia, Portela, Loure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es</text:p>
          </table:table-cell>
          <table:table-cell office:value-type="string" table:style-name="ce3">
            <text:p>Público</text:p>
          </table:table-cell>
          <table:table-cell office:value-type="float" office:value="176" table:style-name="ce4">
            <text:p>176</text:p>
          </table:table-cell>
          <table:table-cell office:value-type="percentage" office:value="0.39204545454545497" table:style-name="ce21">
            <text:p>39%</text:p>
          </table:table-cell>
          <table:table-cell office:value-type="percentage" office:value="0.44900073683680902" table:style-name="ce21">
            <text:p>45%</text:p>
          </table:table-cell>
          <table:table-cell office:value-type="percentage" office:value="-5.6955282291354097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107474" table:style-name="ce28">
            <text:p>1107474</text:p>
          </table:table-cell>
          <table:table-cell office:value-type="float" office:value="403532" table:style-name="ce4">
            <text:p>403532</text:p>
          </table:table-cell>
          <table:table-cell office:value-type="string" table:style-name="ce3">
            <text:p>Escola Secundária José Cardoso Pires, Loure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es</text:p>
          </table:table-cell>
          <table:table-cell office:value-type="string" table:style-name="ce3">
            <text:p>Público</text:p>
          </table:table-cell>
          <table:table-cell office:value-type="float" office:value="54" table:style-name="ce4">
            <text:p>54</text:p>
          </table:table-cell>
          <table:table-cell office:value-type="percentage" office:value="7.4074074074074098E-2" table:style-name="ce21">
            <text:p>7%</text:p>
          </table:table-cell>
          <table:table-cell office:value-type="percentage" office:value="0.25444129183154102" table:style-name="ce21">
            <text:p>25%</text:p>
          </table:table-cell>
          <table:table-cell office:value-type="percentage" office:value="-0.180367217757467" table:style-name="ce22">
            <text:p>-18%</text:p>
          </table:table-cell>
          <table:table-cell table:number-columns-repeated="16374"/>
        </table:table-row>
        <table:table-row table:style-name="ro1">
          <table:table-cell office:value-type="float" office:value="1107486" table:style-name="ce28">
            <text:p>1107486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a Pontinha, Odivel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divelas</text:p>
          </table:table-cell>
          <table:table-cell office:value-type="string" table:style-name="ce3">
            <text:p>Público</text:p>
          </table:table-cell>
          <table:table-cell office:value-type="float" office:value="330" table:style-name="ce4">
            <text:p>330</text:p>
          </table:table-cell>
          <table:table-cell office:value-type="percentage" office:value="0.27272727272727298" table:style-name="ce21">
            <text:p>27%</text:p>
          </table:table-cell>
          <table:table-cell office:value-type="percentage" office:value="0.36552387007079001" table:style-name="ce21">
            <text:p>37%</text:p>
          </table:table-cell>
          <table:table-cell office:value-type="percentage" office:value="-9.2796597343517501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107534" table:style-name="ce28">
            <text:p>1107534</text:p>
          </table:table-cell>
          <table:table-cell office:value-type="float" office:value="341976" table:style-name="ce4">
            <text:p>341976</text:p>
          </table:table-cell>
          <table:table-cell office:value-type="string" table:style-name="ce3">
            <text:p>Escola Básica Luís de Sttau Monteiro, Loure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es</text:p>
          </table:table-cell>
          <table:table-cell office:value-type="string" table:style-name="ce3">
            <text:p>Público</text:p>
          </table:table-cell>
          <table:table-cell office:value-type="float" office:value="404" table:style-name="ce4">
            <text:p>404</text:p>
          </table:table-cell>
          <table:table-cell office:value-type="percentage" office:value="0.26732673267326701" table:style-name="ce21">
            <text:p>27%</text:p>
          </table:table-cell>
          <table:table-cell office:value-type="percentage" office:value="0.32492755578596899" table:style-name="ce21">
            <text:p>32%</text:p>
          </table:table-cell>
          <table:table-cell office:value-type="percentage" office:value="-5.7600823112701302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107540" table:style-name="ce28">
            <text:p>1107540</text:p>
          </table:table-cell>
          <table:table-cell office:value-type="float" office:value="330371" table:style-name="ce4">
            <text:p>330371</text:p>
          </table:table-cell>
          <table:table-cell office:value-type="string" table:style-name="ce3">
            <text:p>Escola Básica de Apelação, Loure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es</text:p>
          </table:table-cell>
          <table:table-cell office:value-type="string" table:style-name="ce3">
            <text:p>Público</text:p>
          </table:table-cell>
          <table:table-cell office:value-type="float" office:value="67" table:style-name="ce4">
            <text:p>67</text:p>
          </table:table-cell>
          <table:table-cell office:value-type="percentage" office:value="2.9850746268656699E-2" table:style-name="ce21">
            <text:p>3%</text:p>
          </table:table-cell>
          <table:table-cell office:value-type="percentage" office:value="0.105544835933987" table:style-name="ce21">
            <text:p>11%</text:p>
          </table:table-cell>
          <table:table-cell office:value-type="percentage" office:value="-7.56940896653302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1107543" table:style-name="ce28">
            <text:p>1107543</text:p>
          </table:table-cell>
          <table:table-cell office:value-type="float" office:value="200746" table:style-name="ce4">
            <text:p>200746</text:p>
          </table:table-cell>
          <table:table-cell office:value-type="string" table:style-name="ce3">
            <text:p>Colégio Integrado de Monte Maior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es</text:p>
          </table:table-cell>
          <table:table-cell office:value-type="string" table:style-name="ce3">
            <text:p>Privado</text:p>
          </table:table-cell>
          <table:table-cell office:value-type="float" office:value="301" table:style-name="ce4">
            <text:p>301</text:p>
          </table:table-cell>
          <table:table-cell office:value-type="percentage" office:value="0.88039867109634595" table:style-name="ce21">
            <text:p>88%</text:p>
          </table:table-cell>
          <table:table-cell office:value-type="percentage" office:value="0.79994649568797604" table:style-name="ce21">
            <text:p>80%</text:p>
          </table:table-cell>
          <table:table-cell office:value-type="percentage" office:value="8.0452175408369006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107558" table:style-name="ce28">
            <text:p>1107558</text:p>
          </table:table-cell>
          <table:table-cell office:value-type="float" office:value="402450" table:style-name="ce4">
            <text:p>402450</text:p>
          </table:table-cell>
          <table:table-cell office:value-type="string" table:style-name="ce3">
            <text:p>Escola Secundária Pedro Alexandrino, Póvoa de Santo Adrião, Odivel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divelas</text:p>
          </table:table-cell>
          <table:table-cell office:value-type="string" table:style-name="ce3">
            <text:p>Público</text:p>
          </table:table-cell>
          <table:table-cell office:value-type="float" office:value="294" table:style-name="ce4">
            <text:p>294</text:p>
          </table:table-cell>
          <table:table-cell office:value-type="percentage" office:value="0.28571428571428598" table:style-name="ce21">
            <text:p>29%</text:p>
          </table:table-cell>
          <table:table-cell office:value-type="percentage" office:value="0.34443737784110501" table:style-name="ce21">
            <text:p>34%</text:p>
          </table:table-cell>
          <table:table-cell office:value-type="percentage" office:value="-5.8723092126819303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107568" table:style-name="ce28">
            <text:p>1107568</text:p>
          </table:table-cell>
          <table:table-cell office:value-type="float" office:value="403519" table:style-name="ce4">
            <text:p>403519</text:p>
          </table:table-cell>
          <table:table-cell office:value-type="string" table:style-name="ce3">
            <text:p>Escola Secundária de Sacavém, Loure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es</text:p>
          </table:table-cell>
          <table:table-cell office:value-type="string" table:style-name="ce3">
            <text:p>Público</text:p>
          </table:table-cell>
          <table:table-cell office:value-type="float" office:value="259" table:style-name="ce4">
            <text:p>259</text:p>
          </table:table-cell>
          <table:table-cell office:value-type="percentage" office:value="0.21621621621621601" table:style-name="ce21">
            <text:p>22%</text:p>
          </table:table-cell>
          <table:table-cell office:value-type="percentage" office:value="0.294106098896596" table:style-name="ce21">
            <text:p>29%</text:p>
          </table:table-cell>
          <table:table-cell office:value-type="percentage" office:value="-7.7889882680380204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1107632" table:style-name="ce28">
            <text:p>1107632</text:p>
          </table:table-cell>
          <table:table-cell office:value-type="float" office:value="344620" table:style-name="ce4">
            <text:p>344620</text:p>
          </table:table-cell>
          <table:table-cell office:value-type="string" table:style-name="ce3">
            <text:p>Escola Básica Vasco Santana, Ramada, Odivel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divelas</text:p>
          </table:table-cell>
          <table:table-cell office:value-type="string" table:style-name="ce3">
            <text:p>Público</text:p>
          </table:table-cell>
          <table:table-cell office:value-type="float" office:value="359" table:style-name="ce4">
            <text:p>359</text:p>
          </table:table-cell>
          <table:table-cell office:value-type="percentage" office:value="0.46518105849582198" table:style-name="ce21">
            <text:p>47%</text:p>
          </table:table-cell>
          <table:table-cell office:value-type="percentage" office:value="0.50747870924469496" table:style-name="ce21">
            <text:p>51%</text:p>
          </table:table-cell>
          <table:table-cell office:value-type="percentage" office:value="-4.2297650748873601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107720" table:style-name="ce28">
            <text:p>1107720</text:p>
          </table:table-cell>
          <table:table-cell office:value-type="float" office:value="505111" table:style-name="ce4">
            <text:p>505111</text:p>
          </table:table-cell>
          <table:table-cell office:value-type="string" table:style-name="ce3">
            <text:p>Colégio do Oriente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es</text:p>
          </table:table-cell>
          <table:table-cell office:value-type="string" table:style-name="ce3">
            <text:p>Privado</text:p>
          </table:table-cell>
          <table:table-cell office:value-type="float" office:value="74" table:style-name="ce4">
            <text:p>74</text:p>
          </table:table-cell>
          <table:table-cell office:value-type="percentage" office:value="0.82432432432432401" table:style-name="ce21">
            <text:p>82%</text:p>
          </table:table-cell>
          <table:table-cell office:value-type="percentage" office:value="0.80750046624924299" table:style-name="ce21">
            <text:p>81%</text:p>
          </table:table-cell>
          <table:table-cell office:value-type="percentage" office:value="1.6823858075081102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107756" table:style-name="ce28">
            <text:p>1107756</text:p>
          </table:table-cell>
          <table:table-cell office:value-type="float" office:value="340340" table:style-name="ce4">
            <text:p>340340</text:p>
          </table:table-cell>
          <table:table-cell office:value-type="string" table:style-name="ce3">
            <text:p>Escola Básica António Gedeão, Odivel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divelas</text:p>
          </table:table-cell>
          <table:table-cell office:value-type="string" table:style-name="ce3">
            <text:p>Público</text:p>
          </table:table-cell>
          <table:table-cell office:value-type="float" office:value="481" table:style-name="ce4">
            <text:p>481</text:p>
          </table:table-cell>
          <table:table-cell office:value-type="percentage" office:value="0.44490644490644499" table:style-name="ce21">
            <text:p>44%</text:p>
          </table:table-cell>
          <table:table-cell office:value-type="percentage" office:value="0.45198522968275001" table:style-name="ce21">
            <text:p>45%</text:p>
          </table:table-cell>
          <table:table-cell office:value-type="percentage" office:value="-7.0787847763054404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107809" table:style-name="ce28">
            <text:p>1107809</text:p>
          </table:table-cell>
          <table:table-cell office:value-type="float" office:value="502340" table:style-name="ce4">
            <text:p>502340</text:p>
          </table:table-cell>
          <table:table-cell office:value-type="string" table:style-name="ce3">
            <text:p>Externato "Flor do Campo"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divelas</text:p>
          </table:table-cell>
          <table:table-cell office:value-type="string" table:style-name="ce3">
            <text:p>Privado</text:p>
          </table:table-cell>
          <table:table-cell office:value-type="float" office:value="104" table:style-name="ce4">
            <text:p>104</text:p>
          </table:table-cell>
          <table:table-cell office:value-type="percentage" office:value="0.36538461538461497" table:style-name="ce21">
            <text:p>37%</text:p>
          </table:table-cell>
          <table:table-cell office:value-type="percentage" office:value="0.546745638971745" table:style-name="ce21">
            <text:p>55%</text:p>
          </table:table-cell>
          <table:table-cell office:value-type="percentage" office:value="-0.18136102358712999" table:style-name="ce22">
            <text:p>-18%</text:p>
          </table:table-cell>
          <table:table-cell table:number-columns-repeated="16374"/>
        </table:table-row>
        <table:table-row table:style-name="ro1">
          <table:table-cell office:value-type="float" office:value="1107824" table:style-name="ce28">
            <text:p>1107824</text:p>
          </table:table-cell>
          <table:table-cell office:value-type="float" office:value="610005" table:style-name="ce4">
            <text:p>610005</text:p>
          </table:table-cell>
          <table:table-cell office:value-type="string" table:style-name="ce3">
            <text:p>Instituto de Ciências Educativ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divelas</text:p>
          </table:table-cell>
          <table:table-cell office:value-type="string" table:style-name="ce3">
            <text:p>Privado</text:p>
          </table:table-cell>
          <table:table-cell office:value-type="float" office:value="158" table:style-name="ce4">
            <text:p>158</text:p>
          </table:table-cell>
          <table:table-cell office:value-type="percentage" office:value="0.607594936708861" table:style-name="ce21">
            <text:p>61%</text:p>
          </table:table-cell>
          <table:table-cell office:value-type="percentage" office:value="0.69102194554329599" table:style-name="ce21">
            <text:p>69%</text:p>
          </table:table-cell>
          <table:table-cell office:value-type="percentage" office:value="-8.3427008834435198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1107838" table:style-name="ce28">
            <text:p>1107838</text:p>
          </table:table-cell>
          <table:table-cell office:value-type="float" office:value="344643" table:style-name="ce4">
            <text:p>344643</text:p>
          </table:table-cell>
          <table:table-cell office:value-type="string" table:style-name="ce3">
            <text:p>Escola Básica de Santa Iria de Azoia, Loure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es</text:p>
          </table:table-cell>
          <table:table-cell office:value-type="string" table:style-name="ce3">
            <text:p>Público</text:p>
          </table:table-cell>
          <table:table-cell office:value-type="float" office:value="436" table:style-name="ce4">
            <text:p>436</text:p>
          </table:table-cell>
          <table:table-cell office:value-type="percentage" office:value="0.42889908256880699" table:style-name="ce21">
            <text:p>43%</text:p>
          </table:table-cell>
          <table:table-cell office:value-type="percentage" office:value="0.42086068650255098" table:style-name="ce21">
            <text:p>42%</text:p>
          </table:table-cell>
          <table:table-cell office:value-type="percentage" office:value="8.03839606625599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07864" table:style-name="ce28">
            <text:p>1107864</text:p>
          </table:table-cell>
          <table:table-cell office:value-type="float" office:value="341988" table:style-name="ce4">
            <text:p>341988</text:p>
          </table:table-cell>
          <table:table-cell office:value-type="string" table:style-name="ce3">
            <text:p>Escola Básica João Villaret, Loure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es</text:p>
          </table:table-cell>
          <table:table-cell office:value-type="string" table:style-name="ce3">
            <text:p>Público</text:p>
          </table:table-cell>
          <table:table-cell office:value-type="float" office:value="274" table:style-name="ce4">
            <text:p>274</text:p>
          </table:table-cell>
          <table:table-cell office:value-type="percentage" office:value="0.47445255474452602" table:style-name="ce21">
            <text:p>47%</text:p>
          </table:table-cell>
          <table:table-cell office:value-type="percentage" office:value="0.43952912720357001" table:style-name="ce21">
            <text:p>44%</text:p>
          </table:table-cell>
          <table:table-cell office:value-type="percentage" office:value="3.4923427540955197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107905" table:style-name="ce28">
            <text:p>1107905</text:p>
          </table:table-cell>
          <table:table-cell office:value-type="float" office:value="330383" table:style-name="ce4">
            <text:p>330383</text:p>
          </table:table-cell>
          <table:table-cell office:value-type="string" table:style-name="ce3">
            <text:p>Escola Básica de Bucelas, Loure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es</text:p>
          </table:table-cell>
          <table:table-cell office:value-type="string" table:style-name="ce3">
            <text:p>Público</text:p>
          </table:table-cell>
          <table:table-cell office:value-type="float" office:value="112" table:style-name="ce4">
            <text:p>112</text:p>
          </table:table-cell>
          <table:table-cell office:value-type="percentage" office:value="0.375" table:style-name="ce21">
            <text:p>38%</text:p>
          </table:table-cell>
          <table:table-cell office:value-type="percentage" office:value="0.38411099249282799" table:style-name="ce21">
            <text:p>38%</text:p>
          </table:table-cell>
          <table:table-cell office:value-type="percentage" office:value="-9.1109924928279799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107922" table:style-name="ce28">
            <text:p>1107922</text:p>
          </table:table-cell>
          <table:table-cell office:value-type="float" office:value="340157" table:style-name="ce4">
            <text:p>340157</text:p>
          </table:table-cell>
          <table:table-cell office:value-type="string" table:style-name="ce3">
            <text:p>Escola Básica do Catujal, Loure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es</text:p>
          </table:table-cell>
          <table:table-cell office:value-type="string" table:style-name="ce3">
            <text:p>Público</text:p>
          </table:table-cell>
          <table:table-cell office:value-type="float" office:value="244" table:style-name="ce4">
            <text:p>244</text:p>
          </table:table-cell>
          <table:table-cell office:value-type="percentage" office:value="0.17622950819672101" table:style-name="ce21">
            <text:p>18%</text:p>
          </table:table-cell>
          <table:table-cell office:value-type="percentage" office:value="0.26439557829118199" table:style-name="ce21">
            <text:p>26%</text:p>
          </table:table-cell>
          <table:table-cell office:value-type="percentage" office:value="-8.8166070094460994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107926" table:style-name="ce28">
            <text:p>1107926</text:p>
          </table:table-cell>
          <table:table-cell office:value-type="float" office:value="344631" table:style-name="ce4">
            <text:p>344631</text:p>
          </table:table-cell>
          <table:table-cell office:value-type="string" table:style-name="ce3">
            <text:p>Escola Básica de São João da Talha, Bairro do Estacal Novo, Loure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es</text:p>
          </table:table-cell>
          <table:table-cell office:value-type="string" table:style-name="ce3">
            <text:p>Público</text:p>
          </table:table-cell>
          <table:table-cell office:value-type="float" office:value="183" table:style-name="ce4">
            <text:p>183</text:p>
          </table:table-cell>
          <table:table-cell office:value-type="percentage" office:value="0.25136612021857901" table:style-name="ce21">
            <text:p>25%</text:p>
          </table:table-cell>
          <table:table-cell office:value-type="percentage" office:value="0.37056059101445599" table:style-name="ce21">
            <text:p>37%</text:p>
          </table:table-cell>
          <table:table-cell office:value-type="percentage" office:value="-0.119194470795877" table:style-name="ce22">
            <text:p>-12%</text:p>
          </table:table-cell>
          <table:table-cell table:number-columns-repeated="16374"/>
        </table:table-row>
        <table:table-row table:style-name="ro1">
          <table:table-cell office:value-type="float" office:value="1107969" table:style-name="ce28">
            <text:p>1107969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Avelar Brotero, Odivel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divelas</text:p>
          </table:table-cell>
          <table:table-cell office:value-type="string" table:style-name="ce3">
            <text:p>Público</text:p>
          </table:table-cell>
          <table:table-cell office:value-type="float" office:value="196" table:style-name="ce4">
            <text:p>196</text:p>
          </table:table-cell>
          <table:table-cell office:value-type="percentage" office:value="0.19387755102040799" table:style-name="ce21">
            <text:p>19%</text:p>
          </table:table-cell>
          <table:table-cell office:value-type="percentage" office:value="0.31123892292088201" table:style-name="ce21">
            <text:p>31%</text:p>
          </table:table-cell>
          <table:table-cell office:value-type="percentage" office:value="-0.11736137190047401" table:style-name="ce22">
            <text:p>-12%</text:p>
          </table:table-cell>
          <table:table-cell table:number-columns-repeated="16374"/>
        </table:table-row>
        <table:table-row table:style-name="ro1">
          <table:table-cell office:value-type="float" office:value="1107993" table:style-name="ce28">
            <text:p>1107993</text:p>
          </table:table-cell>
          <table:table-cell office:value-type="float" office:value="402540" table:style-name="ce4">
            <text:p>402540</text:p>
          </table:table-cell>
          <table:table-cell office:value-type="string" table:style-name="ce3">
            <text:p>Escola Secundária do Arco-Íris, Portela, Loure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es</text:p>
          </table:table-cell>
          <table:table-cell office:value-type="string" table:style-name="ce3">
            <text:p>Público</text:p>
          </table:table-cell>
          <table:table-cell office:value-type="float" office:value="414" table:style-name="ce4">
            <text:p>414</text:p>
          </table:table-cell>
          <table:table-cell office:value-type="percentage" office:value="0.51690821256038599" table:style-name="ce21">
            <text:p>52%</text:p>
          </table:table-cell>
          <table:table-cell office:value-type="percentage" office:value="0.51161569982388899" table:style-name="ce21">
            <text:p>51%</text:p>
          </table:table-cell>
          <table:table-cell office:value-type="percentage" office:value="5.2925127364970804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08209" table:style-name="ce28">
            <text:p>1108209</text:p>
          </table:table-cell>
          <table:table-cell office:value-type="float" office:value="341228" table:style-name="ce4">
            <text:p>341228</text:p>
          </table:table-cell>
          <table:table-cell office:value-type="string" table:style-name="ce3">
            <text:p>Escola Básica Dr. João das Regras, Lourinhã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inhã</text:p>
          </table:table-cell>
          <table:table-cell office:value-type="string" table:style-name="ce3">
            <text:p>Público</text:p>
          </table:table-cell>
          <table:table-cell office:value-type="float" office:value="237" table:style-name="ce4">
            <text:p>237</text:p>
          </table:table-cell>
          <table:table-cell office:value-type="percentage" office:value="0.38396624472573798" table:style-name="ce21">
            <text:p>38%</text:p>
          </table:table-cell>
          <table:table-cell office:value-type="percentage" office:value="0.44085719684560698" table:style-name="ce21">
            <text:p>44%</text:p>
          </table:table-cell>
          <table:table-cell office:value-type="percentage" office:value="-5.6890952119868603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108468" table:style-name="ce28">
            <text:p>1108468</text:p>
          </table:table-cell>
          <table:table-cell office:value-type="float" office:value="344606" table:style-name="ce4">
            <text:p>344606</text:p>
          </table:table-cell>
          <table:table-cell office:value-type="string" table:style-name="ce3">
            <text:p>Escola Básica de Ribamar, Lourinhã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inhã</text:p>
          </table:table-cell>
          <table:table-cell office:value-type="string" table:style-name="ce3">
            <text:p>Público</text:p>
          </table:table-cell>
          <table:table-cell office:value-type="float" office:value="174" table:style-name="ce4">
            <text:p>174</text:p>
          </table:table-cell>
          <table:table-cell office:value-type="percentage" office:value="0.38505747126436801" table:style-name="ce21">
            <text:p>39%</text:p>
          </table:table-cell>
          <table:table-cell office:value-type="percentage" office:value="0.45187271694410702" table:style-name="ce21">
            <text:p>45%</text:p>
          </table:table-cell>
          <table:table-cell office:value-type="percentage" office:value="-6.6815245679739094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108896" table:style-name="ce28">
            <text:p>1108896</text:p>
          </table:table-cell>
          <table:table-cell office:value-type="float" office:value="341034" table:style-name="ce4">
            <text:p>341034</text:p>
          </table:table-cell>
          <table:table-cell office:value-type="string" table:style-name="ce3">
            <text:p>Escola Básica Dr. Afonso Rodrigues Pereira, Lourinhã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Lourinhã</text:p>
          </table:table-cell>
          <table:table-cell office:value-type="string" table:style-name="ce3">
            <text:p>Público</text:p>
          </table:table-cell>
          <table:table-cell office:value-type="float" office:value="206" table:style-name="ce4">
            <text:p>206</text:p>
          </table:table-cell>
          <table:table-cell office:value-type="percentage" office:value="0.37378640776699001" table:style-name="ce21">
            <text:p>37%</text:p>
          </table:table-cell>
          <table:table-cell office:value-type="percentage" office:value="0.385602649066068" table:style-name="ce21">
            <text:p>39%</text:p>
          </table:table-cell>
          <table:table-cell office:value-type="percentage" office:value="-1.18162412990774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109038" table:style-name="ce28">
            <text:p>1109038</text:p>
          </table:table-cell>
          <table:table-cell office:value-type="float" office:value="342737" table:style-name="ce4">
            <text:p>342737</text:p>
          </table:table-cell>
          <table:table-cell office:value-type="string" table:style-name="ce3">
            <text:p>Escola Básica e Secundária Professor Armando de Lucena, Malveira, Maf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Mafra</text:p>
          </table:table-cell>
          <table:table-cell office:value-type="string" table:style-name="ce3">
            <text:p>Público</text:p>
          </table:table-cell>
          <table:table-cell office:value-type="float" office:value="270" table:style-name="ce4">
            <text:p>270</text:p>
          </table:table-cell>
          <table:table-cell office:value-type="percentage" office:value="0.36296296296296299" table:style-name="ce21">
            <text:p>36%</text:p>
          </table:table-cell>
          <table:table-cell office:value-type="percentage" office:value="0.36782314853852099" table:style-name="ce21">
            <text:p>37%</text:p>
          </table:table-cell>
          <table:table-cell office:value-type="percentage" office:value="-4.8601855755584103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109292" table:style-name="ce28">
            <text:p>1109292</text:p>
          </table:table-cell>
          <table:table-cell office:value-type="float" office:value="344588" table:style-name="ce4">
            <text:p>344588</text:p>
          </table:table-cell>
          <table:table-cell office:value-type="string" table:style-name="ce3">
            <text:p>Escola Básica da Venda do Pinheiro, Maf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Mafra</text:p>
          </table:table-cell>
          <table:table-cell office:value-type="string" table:style-name="ce3">
            <text:p>Público</text:p>
          </table:table-cell>
          <table:table-cell office:value-type="float" office:value="434" table:style-name="ce4">
            <text:p>434</text:p>
          </table:table-cell>
          <table:table-cell office:value-type="percentage" office:value="0.50230414746543794" table:style-name="ce21">
            <text:p>50%</text:p>
          </table:table-cell>
          <table:table-cell office:value-type="percentage" office:value="0.480866705239893" table:style-name="ce21">
            <text:p>48%</text:p>
          </table:table-cell>
          <table:table-cell office:value-type="percentage" office:value="2.14374422255443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109406" table:style-name="ce28">
            <text:p>1109406</text:p>
          </table:table-cell>
          <table:table-cell office:value-type="float" office:value="340236" table:style-name="ce4">
            <text:p>340236</text:p>
          </table:table-cell>
          <table:table-cell office:value-type="string" table:style-name="ce3">
            <text:p>Escola Básica e Secundária António Bento Franco, Ericeira, Maf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Mafra</text:p>
          </table:table-cell>
          <table:table-cell office:value-type="string" table:style-name="ce3">
            <text:p>Público</text:p>
          </table:table-cell>
          <table:table-cell office:value-type="float" office:value="324" table:style-name="ce4">
            <text:p>324</text:p>
          </table:table-cell>
          <table:table-cell office:value-type="percentage" office:value="0.42283950617284" table:style-name="ce21">
            <text:p>42%</text:p>
          </table:table-cell>
          <table:table-cell office:value-type="percentage" office:value="0.46926219486273701" table:style-name="ce21">
            <text:p>47%</text:p>
          </table:table-cell>
          <table:table-cell office:value-type="percentage" office:value="-4.6422688689896997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109507" table:style-name="ce28">
            <text:p>1109507</text:p>
          </table:table-cell>
          <table:table-cell office:value-type="float" office:value="344590" table:style-name="ce4">
            <text:p>344590</text:p>
          </table:table-cell>
          <table:table-cell office:value-type="string" table:style-name="ce3">
            <text:p>Escola Básica de Maf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Mafra</text:p>
          </table:table-cell>
          <table:table-cell office:value-type="string" table:style-name="ce3">
            <text:p>Público</text:p>
          </table:table-cell>
          <table:table-cell office:value-type="float" office:value="635" table:style-name="ce4">
            <text:p>635</text:p>
          </table:table-cell>
          <table:table-cell office:value-type="percentage" office:value="0.47874015748031501" table:style-name="ce21">
            <text:p>48%</text:p>
          </table:table-cell>
          <table:table-cell office:value-type="percentage" office:value="0.476494777358901" table:style-name="ce21">
            <text:p>48%</text:p>
          </table:table-cell>
          <table:table-cell office:value-type="percentage" office:value="2.2453801214139101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109661" table:style-name="ce28">
            <text:p>1109661</text:p>
          </table:table-cell>
          <table:table-cell office:value-type="float" office:value="502031" table:style-name="ce4">
            <text:p>502031</text:p>
          </table:table-cell>
          <table:table-cell office:value-type="string" table:style-name="ce3">
            <text:p>Colégio Miramar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Mafra</text:p>
          </table:table-cell>
          <table:table-cell office:value-type="string" table:style-name="ce3">
            <text:p>Privado</text:p>
          </table:table-cell>
          <table:table-cell office:value-type="float" office:value="539" table:style-name="ce4">
            <text:p>539</text:p>
          </table:table-cell>
          <table:table-cell office:value-type="percentage" office:value="0.57699443413729101" table:style-name="ce21">
            <text:p>58%</text:p>
          </table:table-cell>
          <table:table-cell office:value-type="percentage" office:value="0.58575903509743898" table:style-name="ce21">
            <text:p>59%</text:p>
          </table:table-cell>
          <table:table-cell office:value-type="percentage" office:value="-8.7646009601480591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109902" table:style-name="ce28">
            <text:p>1109902</text:p>
          </table:table-cell>
          <table:table-cell office:value-type="float" office:value="517708" table:style-name="ce4">
            <text:p>517708</text:p>
          </table:table-cell>
          <table:table-cell office:value-type="string" table:style-name="ce3">
            <text:p>Colégio Santo André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Mafra</text:p>
          </table:table-cell>
          <table:table-cell office:value-type="string" table:style-name="ce3">
            <text:p>Privado</text:p>
          </table:table-cell>
          <table:table-cell office:value-type="float" office:value="412" table:style-name="ce4">
            <text:p>412</text:p>
          </table:table-cell>
          <table:table-cell office:value-type="percentage" office:value="0.72330097087378598" table:style-name="ce21">
            <text:p>72%</text:p>
          </table:table-cell>
          <table:table-cell office:value-type="percentage" office:value="0.61903435874739898" table:style-name="ce21">
            <text:p>62%</text:p>
          </table:table-cell>
          <table:table-cell office:value-type="percentage" office:value="0.10426661212638701" table:style-name="ce22">
            <text:p>10%</text:p>
          </table:table-cell>
          <table:table-cell table:number-columns-repeated="16374"/>
        </table:table-row>
        <table:table-row table:style-name="ro1">
          <table:table-cell office:value-type="float" office:value="1110010" table:style-name="ce28">
            <text:p>1110010</text:p>
          </table:table-cell>
          <table:table-cell office:value-type="float" office:value="342828" table:style-name="ce4">
            <text:p>342828</text:p>
          </table:table-cell>
          <table:table-cell office:value-type="string" table:style-name="ce3">
            <text:p>Escola Básica Professor Noronha Feio, Queijas, Oeir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eiras</text:p>
          </table:table-cell>
          <table:table-cell office:value-type="string" table:style-name="ce3">
            <text:p>Público</text:p>
          </table:table-cell>
          <table:table-cell office:value-type="float" office:value="204" table:style-name="ce4">
            <text:p>204</text:p>
          </table:table-cell>
          <table:table-cell office:value-type="percentage" office:value="0.51960784313725505" table:style-name="ce21">
            <text:p>52%</text:p>
          </table:table-cell>
          <table:table-cell office:value-type="percentage" office:value="0.51870821791847099" table:style-name="ce21">
            <text:p>52%</text:p>
          </table:table-cell>
          <table:table-cell office:value-type="percentage" office:value="8.9962521878434701E-4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110044" table:style-name="ce28">
            <text:p>1110044</text:p>
          </table:table-cell>
          <table:table-cell office:value-type="float" office:value="343213" table:style-name="ce4">
            <text:p>343213</text:p>
          </table:table-cell>
          <table:table-cell office:value-type="string" table:style-name="ce3">
            <text:p>Escola Básica de São Julião da Barra, Oeir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eiras</text:p>
          </table:table-cell>
          <table:table-cell office:value-type="string" table:style-name="ce3">
            <text:p>Público</text:p>
          </table:table-cell>
          <table:table-cell office:value-type="float" office:value="197" table:style-name="ce4">
            <text:p>197</text:p>
          </table:table-cell>
          <table:table-cell office:value-type="percentage" office:value="0.38071065989847702" table:style-name="ce21">
            <text:p>38%</text:p>
          </table:table-cell>
          <table:table-cell office:value-type="percentage" office:value="0.44129120124322002" table:style-name="ce21">
            <text:p>44%</text:p>
          </table:table-cell>
          <table:table-cell office:value-type="percentage" office:value="-6.05805413447425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110069" table:style-name="ce28">
            <text:p>1110069</text:p>
          </table:table-cell>
          <table:table-cell office:value-type="float" office:value="402072" table:style-name="ce4">
            <text:p>402072</text:p>
          </table:table-cell>
          <table:table-cell office:value-type="string" table:style-name="ce3">
            <text:p>Escola Secundária Luís de Freitas Branco, Paço de Arcos, Oeir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eiras</text:p>
          </table:table-cell>
          <table:table-cell office:value-type="string" table:style-name="ce3">
            <text:p>Público</text:p>
          </table:table-cell>
          <table:table-cell office:value-type="float" office:value="502" table:style-name="ce4">
            <text:p>502</text:p>
          </table:table-cell>
          <table:table-cell office:value-type="percentage" office:value="0.38247011952191201" table:style-name="ce21">
            <text:p>38%</text:p>
          </table:table-cell>
          <table:table-cell office:value-type="percentage" office:value="0.45236338927083097" table:style-name="ce21">
            <text:p>45%</text:p>
          </table:table-cell>
          <table:table-cell office:value-type="percentage" office:value="-6.9893269748918296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110156" table:style-name="ce28">
            <text:p>1110156</text:p>
          </table:table-cell>
          <table:table-cell office:value-type="float" office:value="330140" table:style-name="ce4">
            <text:p>330140</text:p>
          </table:table-cell>
          <table:table-cell office:value-type="string" table:style-name="ce3">
            <text:p>Escola Básica Sophia de Mello Breyner, Portela, Oeir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eiras</text:p>
          </table:table-cell>
          <table:table-cell office:value-type="string" table:style-name="ce3">
            <text:p>Público</text:p>
          </table:table-cell>
          <table:table-cell office:value-type="float" office:value="89" table:style-name="ce4">
            <text:p>89</text:p>
          </table:table-cell>
          <table:table-cell office:value-type="percentage" office:value="4.49438202247191E-2" table:style-name="ce21">
            <text:p>4%</text:p>
          </table:table-cell>
          <table:table-cell office:value-type="percentage" office:value="0.116993132334241" table:style-name="ce21">
            <text:p>12%</text:p>
          </table:table-cell>
          <table:table-cell office:value-type="percentage" office:value="-7.2049312109521493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110238" table:style-name="ce28">
            <text:p>1110238</text:p>
          </table:table-cell>
          <table:table-cell office:value-type="float" office:value="403489" table:style-name="ce4">
            <text:p>403489</text:p>
          </table:table-cell>
          <table:table-cell office:value-type="string" table:style-name="ce3">
            <text:p>Escola Secundária Professor José Augusto Lucas, Linda-a-Velha, Oeir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eiras</text:p>
          </table:table-cell>
          <table:table-cell office:value-type="string" table:style-name="ce3">
            <text:p>Público</text:p>
          </table:table-cell>
          <table:table-cell office:value-type="float" office:value="431" table:style-name="ce4">
            <text:p>431</text:p>
          </table:table-cell>
          <table:table-cell office:value-type="percentage" office:value="0.55220417633410701" table:style-name="ce21">
            <text:p>55%</text:p>
          </table:table-cell>
          <table:table-cell office:value-type="percentage" office:value="0.532676421417978" table:style-name="ce21">
            <text:p>53%</text:p>
          </table:table-cell>
          <table:table-cell office:value-type="percentage" office:value="1.9527754916129202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110273" table:style-name="ce28">
            <text:p>1110273</text:p>
          </table:table-cell>
          <table:table-cell office:value-type="float" office:value="340601" table:style-name="ce4">
            <text:p>340601</text:p>
          </table:table-cell>
          <table:table-cell office:value-type="string" table:style-name="ce3">
            <text:p>Escola Básica Conde de Oeiras, Oeir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eiras</text:p>
          </table:table-cell>
          <table:table-cell office:value-type="string" table:style-name="ce3">
            <text:p>Público</text:p>
          </table:table-cell>
          <table:table-cell office:value-type="float" office:value="261" table:style-name="ce4">
            <text:p>261</text:p>
          </table:table-cell>
          <table:table-cell office:value-type="percentage" office:value="0.46360153256705" table:style-name="ce21">
            <text:p>46%</text:p>
          </table:table-cell>
          <table:table-cell office:value-type="percentage" office:value="0.47160435356749802" table:style-name="ce21">
            <text:p>47%</text:p>
          </table:table-cell>
          <table:table-cell office:value-type="percentage" office:value="-8.0028210004479197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110309" table:style-name="ce28">
            <text:p>1110309</text:p>
          </table:table-cell>
          <table:table-cell office:value-type="float" office:value="340560" table:style-name="ce4">
            <text:p>340560</text:p>
          </table:table-cell>
          <table:table-cell office:value-type="string" table:style-name="ce3">
            <text:p>Escola Básica de São Bruno, Caxias, Oeir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eiras</text:p>
          </table:table-cell>
          <table:table-cell office:value-type="string" table:style-name="ce3">
            <text:p>Público</text:p>
          </table:table-cell>
          <table:table-cell office:value-type="float" office:value="263" table:style-name="ce4">
            <text:p>263</text:p>
          </table:table-cell>
          <table:table-cell office:value-type="percentage" office:value="0.43726235741444902" table:style-name="ce21">
            <text:p>44%</text:p>
          </table:table-cell>
          <table:table-cell office:value-type="percentage" office:value="0.45271764075815402" table:style-name="ce21">
            <text:p>45%</text:p>
          </table:table-cell>
          <table:table-cell office:value-type="percentage" office:value="-1.5455283343705099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110531" table:style-name="ce28">
            <text:p>1110531</text:p>
          </table:table-cell>
          <table:table-cell office:value-type="float" office:value="401067" table:style-name="ce4">
            <text:p>401067</text:p>
          </table:table-cell>
          <table:table-cell office:value-type="string" table:style-name="ce3">
            <text:p>Escola Secundária Camilo Castelo Branco, Carnaxide, Oeir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eiras</text:p>
          </table:table-cell>
          <table:table-cell office:value-type="string" table:style-name="ce3">
            <text:p>Público</text:p>
          </table:table-cell>
          <table:table-cell office:value-type="float" office:value="557" table:style-name="ce4">
            <text:p>557</text:p>
          </table:table-cell>
          <table:table-cell office:value-type="percentage" office:value="0.457809694793537" table:style-name="ce21">
            <text:p>46%</text:p>
          </table:table-cell>
          <table:table-cell office:value-type="percentage" office:value="0.466513999583754" table:style-name="ce21">
            <text:p>47%</text:p>
          </table:table-cell>
          <table:table-cell office:value-type="percentage" office:value="-8.7043047902175905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110579" table:style-name="ce28">
            <text:p>1110579</text:p>
          </table:table-cell>
          <table:table-cell office:value-type="float" office:value="346767" table:style-name="ce4">
            <text:p>346767</text:p>
          </table:table-cell>
          <table:table-cell office:value-type="string" table:style-name="ce3">
            <text:p>Escola Básica e Secundária Aquilino Ribeiro, Leião, Oeir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eiras</text:p>
          </table:table-cell>
          <table:table-cell office:value-type="string" table:style-name="ce3">
            <text:p>Público</text:p>
          </table:table-cell>
          <table:table-cell office:value-type="float" office:value="269" table:style-name="ce4">
            <text:p>269</text:p>
          </table:table-cell>
          <table:table-cell office:value-type="percentage" office:value="0.237918215613383" table:style-name="ce21">
            <text:p>24%</text:p>
          </table:table-cell>
          <table:table-cell office:value-type="percentage" office:value="0.25900393562386498" table:style-name="ce21">
            <text:p>26%</text:p>
          </table:table-cell>
          <table:table-cell office:value-type="percentage" office:value="-2.1085720010482499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110646" table:style-name="ce28">
            <text:p>1110646</text:p>
          </table:table-cell>
          <table:table-cell office:value-type="float" office:value="400439" table:style-name="ce4">
            <text:p>400439</text:p>
          </table:table-cell>
          <table:table-cell office:value-type="string" table:style-name="ce3">
            <text:p>Escola Secundária Sebastião e Silva, Oeir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eiras</text:p>
          </table:table-cell>
          <table:table-cell office:value-type="string" table:style-name="ce3">
            <text:p>Público</text:p>
          </table:table-cell>
          <table:table-cell office:value-type="float" office:value="348" table:style-name="ce4">
            <text:p>348</text:p>
          </table:table-cell>
          <table:table-cell office:value-type="percentage" office:value="0.68390804597701105" table:style-name="ce21">
            <text:p>68%</text:p>
          </table:table-cell>
          <table:table-cell office:value-type="percentage" office:value="0.64159886651348996" table:style-name="ce21">
            <text:p>64%</text:p>
          </table:table-cell>
          <table:table-cell office:value-type="percentage" office:value="4.2309179463521099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110737" table:style-name="ce28">
            <text:p>1110737</text:p>
          </table:table-cell>
          <table:table-cell office:value-type="float" office:value="402242" table:style-name="ce4">
            <text:p>402242</text:p>
          </table:table-cell>
          <table:table-cell office:value-type="string" table:style-name="ce3">
            <text:p>Escola Secundária de Miraflores, Algés, Oeir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eiras</text:p>
          </table:table-cell>
          <table:table-cell office:value-type="string" table:style-name="ce3">
            <text:p>Público</text:p>
          </table:table-cell>
          <table:table-cell office:value-type="float" office:value="571" table:style-name="ce4">
            <text:p>571</text:p>
          </table:table-cell>
          <table:table-cell office:value-type="percentage" office:value="0.60595446584938695" table:style-name="ce21">
            <text:p>61%</text:p>
          </table:table-cell>
          <table:table-cell office:value-type="percentage" office:value="0.60435046545830795" table:style-name="ce21">
            <text:p>60%</text:p>
          </table:table-cell>
          <table:table-cell office:value-type="percentage" office:value="1.60400039107877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110746" table:style-name="ce28">
            <text:p>1110746</text:p>
          </table:table-cell>
          <table:table-cell office:value-type="float" office:value="400038" table:style-name="ce4">
            <text:p>400038</text:p>
          </table:table-cell>
          <table:table-cell office:value-type="string" table:style-name="ce3">
            <text:p>Escola Básica e Secundária Amélia Rey Colaço, Linda-a-Velha, Oeir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eiras</text:p>
          </table:table-cell>
          <table:table-cell office:value-type="string" table:style-name="ce3">
            <text:p>Público</text:p>
          </table:table-cell>
          <table:table-cell office:value-type="float" office:value="506" table:style-name="ce4">
            <text:p>506</text:p>
          </table:table-cell>
          <table:table-cell office:value-type="percentage" office:value="0.48616600790513798" table:style-name="ce21">
            <text:p>49%</text:p>
          </table:table-cell>
          <table:table-cell office:value-type="percentage" office:value="0.53681988060597197" table:style-name="ce21">
            <text:p>54%</text:p>
          </table:table-cell>
          <table:table-cell office:value-type="percentage" office:value="-5.0653872700833297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110885" table:style-name="ce28">
            <text:p>1110885</text:p>
          </table:table-cell>
          <table:table-cell office:value-type="float" office:value="402606" table:style-name="ce4">
            <text:p>402606</text:p>
          </table:table-cell>
          <table:table-cell office:value-type="string" table:style-name="ce3">
            <text:p>Escola Secundária da Quinta do Marquês, Oeir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Oeiras</text:p>
          </table:table-cell>
          <table:table-cell office:value-type="string" table:style-name="ce3">
            <text:p>Público</text:p>
          </table:table-cell>
          <table:table-cell office:value-type="float" office:value="496" table:style-name="ce4">
            <text:p>496</text:p>
          </table:table-cell>
          <table:table-cell office:value-type="percentage" office:value="0.79032258064516103" table:style-name="ce21">
            <text:p>79%</text:p>
          </table:table-cell>
          <table:table-cell office:value-type="percentage" office:value="0.71387688272654704" table:style-name="ce21">
            <text:p>71%</text:p>
          </table:table-cell>
          <table:table-cell office:value-type="percentage" office:value="7.64456979186139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111050" table:style-name="ce28">
            <text:p>1111050</text:p>
          </table:table-cell>
          <table:table-cell office:value-type="float" office:value="504592" table:style-name="ce4">
            <text:p>504592</text:p>
          </table:table-cell>
          <table:table-cell office:value-type="string" table:style-name="ce3">
            <text:p>Colégio dos Plátano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rivado</text:p>
          </table:table-cell>
          <table:table-cell office:value-type="float" office:value="237" table:style-name="ce4">
            <text:p>237</text:p>
          </table:table-cell>
          <table:table-cell office:value-type="percentage" office:value="0.92827004219409304" table:style-name="ce21">
            <text:p>93%</text:p>
          </table:table-cell>
          <table:table-cell office:value-type="percentage" office:value="0.89959095392958" table:style-name="ce21">
            <text:p>90%</text:p>
          </table:table-cell>
          <table:table-cell office:value-type="percentage" office:value="2.8679088264513201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111163" table:style-name="ce28">
            <text:p>1111163</text:p>
          </table:table-cell>
          <table:table-cell office:value-type="float" office:value="340285" table:style-name="ce4">
            <text:p>340285</text:p>
          </table:table-cell>
          <table:table-cell office:value-type="string" table:style-name="ce3">
            <text:p>Escola Básica António Sérgio, Cacém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436" table:style-name="ce4">
            <text:p>436</text:p>
          </table:table-cell>
          <table:table-cell office:value-type="percentage" office:value="0.20871559633027501" table:style-name="ce21">
            <text:p>21%</text:p>
          </table:table-cell>
          <table:table-cell office:value-type="percentage" office:value="0.29630089216750299" table:style-name="ce21">
            <text:p>30%</text:p>
          </table:table-cell>
          <table:table-cell office:value-type="percentage" office:value="-8.7585295837227503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111202" table:style-name="ce28">
            <text:p>1111202</text:p>
          </table:table-cell>
          <table:table-cell office:value-type="float" office:value="342919" table:style-name="ce4">
            <text:p>342919</text:p>
          </table:table-cell>
          <table:table-cell office:value-type="string" table:style-name="ce3">
            <text:p>Escola Básica e Secundária Rainha D. Leonor de Lencastre, São Marcos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330" table:style-name="ce4">
            <text:p>330</text:p>
          </table:table-cell>
          <table:table-cell office:value-type="percentage" office:value="0.25757575757575801" table:style-name="ce21">
            <text:p>26%</text:p>
          </table:table-cell>
          <table:table-cell office:value-type="percentage" office:value="0.32277291584040602" table:style-name="ce21">
            <text:p>32%</text:p>
          </table:table-cell>
          <table:table-cell office:value-type="percentage" office:value="-6.51971582646486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111203" table:style-name="ce28">
            <text:p>1111203</text:p>
          </table:table-cell>
          <table:table-cell office:value-type="float" office:value="342415" table:style-name="ce4">
            <text:p>342415</text:p>
          </table:table-cell>
          <table:table-cell office:value-type="string" table:style-name="ce3">
            <text:p>Escola Básica Padre Alberto Neto, Rio de Mouro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457" table:style-name="ce4">
            <text:p>457</text:p>
          </table:table-cell>
          <table:table-cell office:value-type="percentage" office:value="0.266958424507659" table:style-name="ce21">
            <text:p>27%</text:p>
          </table:table-cell>
          <table:table-cell office:value-type="percentage" office:value="0.31833992542170098" table:style-name="ce21">
            <text:p>32%</text:p>
          </table:table-cell>
          <table:table-cell office:value-type="percentage" office:value="-5.1381500914042401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111215" table:style-name="ce28">
            <text:p>1111215</text:p>
          </table:table-cell>
          <table:table-cell office:value-type="float" office:value="401833" table:style-name="ce4">
            <text:p>401833</text:p>
          </table:table-cell>
          <table:table-cell office:value-type="string" table:style-name="ce3">
            <text:p>Escola Básica e Secundária Gama Barros, Cacém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467" table:style-name="ce4">
            <text:p>467</text:p>
          </table:table-cell>
          <table:table-cell office:value-type="percentage" office:value="0.35117773019271897" table:style-name="ce21">
            <text:p>35%</text:p>
          </table:table-cell>
          <table:table-cell office:value-type="percentage" office:value="0.38253690620402703" table:style-name="ce21">
            <text:p>38%</text:p>
          </table:table-cell>
          <table:table-cell office:value-type="percentage" office:value="-3.1359176011307298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111226" table:style-name="ce28">
            <text:p>1111226</text:p>
          </table:table-cell>
          <table:table-cell office:value-type="float" office:value="402369" table:style-name="ce4">
            <text:p>402369</text:p>
          </table:table-cell>
          <table:table-cell office:value-type="string" table:style-name="ce3">
            <text:p>Escola Básica e Secundária Padre Alberto Neto, Queluz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489" table:style-name="ce4">
            <text:p>489</text:p>
          </table:table-cell>
          <table:table-cell office:value-type="percentage" office:value="0.25357873210633902" table:style-name="ce21">
            <text:p>25%</text:p>
          </table:table-cell>
          <table:table-cell office:value-type="percentage" office:value="0.34015994033588698" table:style-name="ce21">
            <text:p>34%</text:p>
          </table:table-cell>
          <table:table-cell office:value-type="percentage" office:value="-8.6581208229547402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111311" table:style-name="ce28">
            <text:p>1111311</text:p>
          </table:table-cell>
          <table:table-cell office:value-type="float" office:value="340741" table:style-name="ce4">
            <text:p>340741</text:p>
          </table:table-cell>
          <table:table-cell office:value-type="string" table:style-name="ce3">
            <text:p>Escola Básica D. Fernando II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333" table:style-name="ce4">
            <text:p>333</text:p>
          </table:table-cell>
          <table:table-cell office:value-type="percentage" office:value="0.42942942942942902" table:style-name="ce21">
            <text:p>43%</text:p>
          </table:table-cell>
          <table:table-cell office:value-type="percentage" office:value="0.478116065880138" table:style-name="ce21">
            <text:p>48%</text:p>
          </table:table-cell>
          <table:table-cell office:value-type="percentage" office:value="-4.86866364507084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111360" table:style-name="ce28">
            <text:p>1111360</text:p>
          </table:table-cell>
          <table:table-cell office:value-type="float" office:value="342166" table:style-name="ce4">
            <text:p>342166</text:p>
          </table:table-cell>
          <table:table-cell office:value-type="string" table:style-name="ce3">
            <text:p>Escola Básica Professor Egas Moniz, Massamá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125" table:style-name="ce4">
            <text:p>125</text:p>
          </table:table-cell>
          <table:table-cell office:value-type="percentage" office:value="0.45600000000000002" table:style-name="ce21">
            <text:p>46%</text:p>
          </table:table-cell>
          <table:table-cell office:value-type="percentage" office:value="0.40771446229234698" table:style-name="ce21">
            <text:p>41%</text:p>
          </table:table-cell>
          <table:table-cell office:value-type="percentage" office:value="4.8285537707652502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111403" table:style-name="ce28">
            <text:p>1111403</text:p>
          </table:table-cell>
          <table:table-cell office:value-type="float" office:value="342245" table:style-name="ce4">
            <text:p>342245</text:p>
          </table:table-cell>
          <table:table-cell office:value-type="string" table:style-name="ce3">
            <text:p>Escola Básica Ruy Belo, Queluz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294" table:style-name="ce4">
            <text:p>294</text:p>
          </table:table-cell>
          <table:table-cell office:value-type="percentage" office:value="0.19387755102040799" table:style-name="ce21">
            <text:p>19%</text:p>
          </table:table-cell>
          <table:table-cell office:value-type="percentage" office:value="0.28920028051943197" table:style-name="ce21">
            <text:p>29%</text:p>
          </table:table-cell>
          <table:table-cell office:value-type="float" office:value="-9.5322729499024206E-2" table:style-name="ce34">
            <text:p>-9,53E-02</text:p>
          </table:table-cell>
          <table:table-cell table:number-columns-repeated="16374"/>
        </table:table-row>
        <table:table-row table:style-name="ro1">
          <table:table-cell office:value-type="float" office:value="1111424" table:style-name="ce28">
            <text:p>1111424</text:p>
          </table:table-cell>
          <table:table-cell office:value-type="float" office:value="346792" table:style-name="ce4">
            <text:p>346792</text:p>
          </table:table-cell>
          <table:table-cell office:value-type="string" table:style-name="ce3">
            <text:p>Escola Básica D. Carlos I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470" table:style-name="ce4">
            <text:p>470</text:p>
          </table:table-cell>
          <table:table-cell office:value-type="percentage" office:value="0.38936170212766003" table:style-name="ce21">
            <text:p>39%</text:p>
          </table:table-cell>
          <table:table-cell office:value-type="percentage" office:value="0.42201084352655699" table:style-name="ce21">
            <text:p>42%</text:p>
          </table:table-cell>
          <table:table-cell office:value-type="percentage" office:value="-3.2649141398897102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111471" table:style-name="ce28">
            <text:p>1111471</text:p>
          </table:table-cell>
          <table:table-cell office:value-type="float" office:value="340935" table:style-name="ce4">
            <text:p>340935</text:p>
          </table:table-cell>
          <table:table-cell office:value-type="string" table:style-name="ce3">
            <text:p>Escola Básica D. Pedro IV, Monte Abraão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491" table:style-name="ce4">
            <text:p>491</text:p>
          </table:table-cell>
          <table:table-cell office:value-type="percentage" office:value="0.56211812627291202" table:style-name="ce21">
            <text:p>56%</text:p>
          </table:table-cell>
          <table:table-cell office:value-type="percentage" office:value="0.57429248008264699" table:style-name="ce21">
            <text:p>57%</text:p>
          </table:table-cell>
          <table:table-cell office:value-type="percentage" office:value="-1.2174353809734299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111487" table:style-name="ce28">
            <text:p>1111487</text:p>
          </table:table-cell>
          <table:table-cell office:value-type="float" office:value="402199" table:style-name="ce4">
            <text:p>402199</text:p>
          </table:table-cell>
          <table:table-cell office:value-type="string" table:style-name="ce3">
            <text:p>Escola Secundária Matias Aires, Agualva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145" table:style-name="ce4">
            <text:p>145</text:p>
          </table:table-cell>
          <table:table-cell office:value-type="percentage" office:value="7.5862068965517199E-2" table:style-name="ce21">
            <text:p>8%</text:p>
          </table:table-cell>
          <table:table-cell office:value-type="percentage" office:value="0.17803491263891399" table:style-name="ce21">
            <text:p>18%</text:p>
          </table:table-cell>
          <table:table-cell office:value-type="percentage" office:value="-0.102172843673397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111505" table:style-name="ce28">
            <text:p>1111505</text:p>
          </table:table-cell>
          <table:table-cell office:value-type="float" office:value="402825" table:style-name="ce4">
            <text:p>402825</text:p>
          </table:table-cell>
          <table:table-cell office:value-type="string" table:style-name="ce3">
            <text:p>Escola Secundária Stuart Carvalhais, Massamá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595" table:style-name="ce4">
            <text:p>595</text:p>
          </table:table-cell>
          <table:table-cell office:value-type="percentage" office:value="0.51596638655462201" table:style-name="ce21">
            <text:p>52%</text:p>
          </table:table-cell>
          <table:table-cell office:value-type="percentage" office:value="0.53836979964350196" table:style-name="ce21">
            <text:p>54%</text:p>
          </table:table-cell>
          <table:table-cell office:value-type="percentage" office:value="-2.24034130888804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111507" table:style-name="ce28">
            <text:p>1111507</text:p>
          </table:table-cell>
          <table:table-cell office:value-type="float" office:value="401754" table:style-name="ce4">
            <text:p>401754</text:p>
          </table:table-cell>
          <table:table-cell office:value-type="string" table:style-name="ce3">
            <text:p>Escola Secundária Ferreira Dias, Agualva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405" table:style-name="ce4">
            <text:p>405</text:p>
          </table:table-cell>
          <table:table-cell office:value-type="percentage" office:value="0.35555555555555601" table:style-name="ce21">
            <text:p>36%</text:p>
          </table:table-cell>
          <table:table-cell office:value-type="percentage" office:value="0.39054977226191001" table:style-name="ce21">
            <text:p>39%</text:p>
          </table:table-cell>
          <table:table-cell office:value-type="percentage" office:value="-3.4994216706354303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111519" table:style-name="ce28">
            <text:p>1111519</text:p>
          </table:table-cell>
          <table:table-cell office:value-type="float" office:value="342701" table:style-name="ce4">
            <text:p>342701</text:p>
          </table:table-cell>
          <table:table-cell office:value-type="string" table:style-name="ce3">
            <text:p>Escola Básica Professor Agostinho da Silva, Casal de Cambra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305" table:style-name="ce4">
            <text:p>305</text:p>
          </table:table-cell>
          <table:table-cell office:value-type="percentage" office:value="0.236065573770492" table:style-name="ce21">
            <text:p>24%</text:p>
          </table:table-cell>
          <table:table-cell office:value-type="percentage" office:value="0.326877856767887" table:style-name="ce21">
            <text:p>33%</text:p>
          </table:table-cell>
          <table:table-cell office:value-type="percentage" office:value="-9.0812282997395105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111592" table:style-name="ce28">
            <text:p>1111592</text:p>
          </table:table-cell>
          <table:table-cell office:value-type="float" office:value="342191" table:style-name="ce4">
            <text:p>342191</text:p>
          </table:table-cell>
          <table:table-cell office:value-type="string" table:style-name="ce3">
            <text:p>Escola Básica e Secundária Mestre Domingos Saraiva, Algueirão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335" table:style-name="ce4">
            <text:p>335</text:p>
          </table:table-cell>
          <table:table-cell office:value-type="percentage" office:value="0.328358208955224" table:style-name="ce21">
            <text:p>33%</text:p>
          </table:table-cell>
          <table:table-cell office:value-type="percentage" office:value="0.38110678638742301" table:style-name="ce21">
            <text:p>38%</text:p>
          </table:table-cell>
          <table:table-cell office:value-type="percentage" office:value="-5.2748577432198802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111602" table:style-name="ce28">
            <text:p>1111602</text:p>
          </table:table-cell>
          <table:table-cell office:value-type="float" office:value="344576" table:style-name="ce4">
            <text:p>344576</text:p>
          </table:table-cell>
          <table:table-cell office:value-type="string" table:style-name="ce3">
            <text:p>Escola Básica Professor Galopim de Carvalho, Pendão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264" table:style-name="ce4">
            <text:p>264</text:p>
          </table:table-cell>
          <table:table-cell office:value-type="percentage" office:value="0.15909090909090901" table:style-name="ce21">
            <text:p>16%</text:p>
          </table:table-cell>
          <table:table-cell office:value-type="percentage" office:value="0.26791678623916398" table:style-name="ce21">
            <text:p>27%</text:p>
          </table:table-cell>
          <table:table-cell office:value-type="percentage" office:value="-0.10882587714825501" table:style-name="ce22">
            <text:p>-11%</text:p>
          </table:table-cell>
          <table:table-cell table:number-columns-repeated="16374"/>
        </table:table-row>
        <table:table-row table:style-name="ro1">
          <table:table-cell office:value-type="float" office:value="1111612" table:style-name="ce28">
            <text:p>1111612</text:p>
          </table:table-cell>
          <table:table-cell office:value-type="float" office:value="346081" table:style-name="ce4">
            <text:p>346081</text:p>
          </table:table-cell>
          <table:table-cell office:value-type="string" table:style-name="ce3">
            <text:p>Escola Básica de Colares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238" table:style-name="ce4">
            <text:p>238</text:p>
          </table:table-cell>
          <table:table-cell office:value-type="percentage" office:value="0.44537815126050401" table:style-name="ce21">
            <text:p>45%</text:p>
          </table:table-cell>
          <table:table-cell office:value-type="percentage" office:value="0.49024518985271998" table:style-name="ce21">
            <text:p>49%</text:p>
          </table:table-cell>
          <table:table-cell office:value-type="percentage" office:value="-4.4867038592215802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111613" table:style-name="ce28">
            <text:p>1111613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Maria Alberta Menéres, Tapada das Mercês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403" table:style-name="ce4">
            <text:p>403</text:p>
          </table:table-cell>
          <table:table-cell office:value-type="percentage" office:value="0.28039702233250602" table:style-name="ce21">
            <text:p>28%</text:p>
          </table:table-cell>
          <table:table-cell office:value-type="percentage" office:value="0.37430140541663698" table:style-name="ce21">
            <text:p>37%</text:p>
          </table:table-cell>
          <table:table-cell office:value-type="percentage" office:value="-9.3904383084130905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111625" table:style-name="ce28">
            <text:p>1111625</text:p>
          </table:table-cell>
          <table:table-cell office:value-type="float" office:value="344564" table:style-name="ce4">
            <text:p>344564</text:p>
          </table:table-cell>
          <table:table-cell office:value-type="string" table:style-name="ce3">
            <text:p>Escola Básica do Alto dos Moinhos, Terrugem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424" table:style-name="ce4">
            <text:p>424</text:p>
          </table:table-cell>
          <table:table-cell office:value-type="percentage" office:value="0.43867924528301899" table:style-name="ce21">
            <text:p>44%</text:p>
          </table:table-cell>
          <table:table-cell office:value-type="percentage" office:value="0.45116924846377998" table:style-name="ce21">
            <text:p>45%</text:p>
          </table:table-cell>
          <table:table-cell office:value-type="percentage" office:value="-1.24900031807614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111637" table:style-name="ce28">
            <text:p>1111637</text:p>
          </table:table-cell>
          <table:table-cell office:value-type="float" office:value="346743" table:style-name="ce4">
            <text:p>346743</text:p>
          </table:table-cell>
          <table:table-cell office:value-type="string" table:style-name="ce3">
            <text:p>Escola Básica Escultor Francisco dos Santos, Fitares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354" table:style-name="ce4">
            <text:p>354</text:p>
          </table:table-cell>
          <table:table-cell office:value-type="percentage" office:value="0.24011299435028199" table:style-name="ce21">
            <text:p>24%</text:p>
          </table:table-cell>
          <table:table-cell office:value-type="percentage" office:value="0.34008531231411698" table:style-name="ce21">
            <text:p>34%</text:p>
          </table:table-cell>
          <table:table-cell office:value-type="percentage" office:value="-9.9972317963834198E-2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111712" table:style-name="ce28">
            <text:p>1111712</text:p>
          </table:table-cell>
          <table:table-cell office:value-type="float" office:value="343419" table:style-name="ce4">
            <text:p>343419</text:p>
          </table:table-cell>
          <table:table-cell office:value-type="string" table:style-name="ce3">
            <text:p>Escola Básica Visconde de Juromenha, Mem Martins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421" table:style-name="ce4">
            <text:p>421</text:p>
          </table:table-cell>
          <table:table-cell office:value-type="percentage" office:value="0.17102137767220901" table:style-name="ce21">
            <text:p>17%</text:p>
          </table:table-cell>
          <table:table-cell office:value-type="percentage" office:value="0.279155973031738" table:style-name="ce21">
            <text:p>28%</text:p>
          </table:table-cell>
          <table:table-cell office:value-type="percentage" office:value="-0.108134595359529" table:style-name="ce22">
            <text:p>-11%</text:p>
          </table:table-cell>
          <table:table-cell table:number-columns-repeated="16374"/>
        </table:table-row>
        <table:table-row table:style-name="ro1">
          <table:table-cell office:value-type="float" office:value="1111724" table:style-name="ce28">
            <text:p>1111724</text:p>
          </table:table-cell>
          <table:table-cell office:value-type="float" office:value="380226" table:style-name="ce4">
            <text:p>380226</text:p>
          </table:table-cell>
          <table:table-cell office:value-type="string" table:style-name="ce3">
            <text:p>Colégio "Vasco da Gama"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rivado</text:p>
          </table:table-cell>
          <table:table-cell office:value-type="float" office:value="163" table:style-name="ce4">
            <text:p>163</text:p>
          </table:table-cell>
          <table:table-cell office:value-type="percentage" office:value="0.79754601226993904" table:style-name="ce21">
            <text:p>80%</text:p>
          </table:table-cell>
          <table:table-cell office:value-type="percentage" office:value="0.74947721279271395" table:style-name="ce21">
            <text:p>75%</text:p>
          </table:table-cell>
          <table:table-cell office:value-type="percentage" office:value="4.8068799477225102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111734" table:style-name="ce28">
            <text:p>1111734</text:p>
          </table:table-cell>
          <table:table-cell office:value-type="float" office:value="402229" table:style-name="ce4">
            <text:p>402229</text:p>
          </table:table-cell>
          <table:table-cell office:value-type="string" table:style-name="ce3">
            <text:p>Escola Secundária Miguel Torga, Monte Abraão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302" table:style-name="ce4">
            <text:p>302</text:p>
          </table:table-cell>
          <table:table-cell office:value-type="percentage" office:value="0.22847682119205301" table:style-name="ce21">
            <text:p>23%</text:p>
          </table:table-cell>
          <table:table-cell office:value-type="percentage" office:value="0.28315023686434698" table:style-name="ce21">
            <text:p>28%</text:p>
          </table:table-cell>
          <table:table-cell office:value-type="percentage" office:value="-5.4673415672294397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111883" table:style-name="ce28">
            <text:p>1111883</text:p>
          </table:table-cell>
          <table:table-cell office:value-type="float" office:value="341502" table:style-name="ce4">
            <text:p>341502</text:p>
          </table:table-cell>
          <table:table-cell office:value-type="string" table:style-name="ce3">
            <text:p>Escola Básica Ferreira de Castro, Ouressa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618" table:style-name="ce4">
            <text:p>618</text:p>
          </table:table-cell>
          <table:table-cell office:value-type="percentage" office:value="0.33009708737864102" table:style-name="ce21">
            <text:p>33%</text:p>
          </table:table-cell>
          <table:table-cell office:value-type="percentage" office:value="0.37062263080925001" table:style-name="ce21">
            <text:p>37%</text:p>
          </table:table-cell>
          <table:table-cell office:value-type="percentage" office:value="-4.0525543430609601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111892" table:style-name="ce28">
            <text:p>1111892</text:p>
          </table:table-cell>
          <table:table-cell office:value-type="float" office:value="341307" table:style-name="ce4">
            <text:p>341307</text:p>
          </table:table-cell>
          <table:table-cell office:value-type="string" table:style-name="ce3">
            <text:p>Escola Básica e Secundária Dr. Rui Grácio, Montelavar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340" table:style-name="ce4">
            <text:p>340</text:p>
          </table:table-cell>
          <table:table-cell office:value-type="percentage" office:value="0.33235294117647102" table:style-name="ce21">
            <text:p>33%</text:p>
          </table:table-cell>
          <table:table-cell office:value-type="percentage" office:value="0.34106349165553002" table:style-name="ce21">
            <text:p>34%</text:p>
          </table:table-cell>
          <table:table-cell office:value-type="percentage" office:value="-8.7105504790591093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111898" table:style-name="ce28">
            <text:p>1111898</text:p>
          </table:table-cell>
          <table:table-cell office:value-type="float" office:value="340728" table:style-name="ce4">
            <text:p>340728</text:p>
          </table:table-cell>
          <table:table-cell office:value-type="string" table:style-name="ce3">
            <text:p>Escola Básica D. Domingos Jardo, Mira Sintra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357" table:style-name="ce4">
            <text:p>357</text:p>
          </table:table-cell>
          <table:table-cell office:value-type="percentage" office:value="0.31372549019607798" table:style-name="ce21">
            <text:p>31%</text:p>
          </table:table-cell>
          <table:table-cell office:value-type="percentage" office:value="0.377819211865422" table:style-name="ce21">
            <text:p>38%</text:p>
          </table:table-cell>
          <table:table-cell office:value-type="percentage" office:value="-6.4093721669343601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111905" table:style-name="ce28">
            <text:p>1111905</text:p>
          </table:table-cell>
          <table:table-cell office:value-type="float" office:value="503563" table:style-name="ce4">
            <text:p>503563</text:p>
          </table:table-cell>
          <table:table-cell office:value-type="string" table:style-name="ce3">
            <text:p>Colégio de São José - Ramalhão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rivado</text:p>
          </table:table-cell>
          <table:table-cell office:value-type="float" office:value="156" table:style-name="ce4">
            <text:p>156</text:p>
          </table:table-cell>
          <table:table-cell office:value-type="percentage" office:value="0.75641025641025605" table:style-name="ce21">
            <text:p>76%</text:p>
          </table:table-cell>
          <table:table-cell office:value-type="percentage" office:value="0.65208629153416897" table:style-name="ce21">
            <text:p>65%</text:p>
          </table:table-cell>
          <table:table-cell office:value-type="percentage" office:value="0.104323964876087" table:style-name="ce22">
            <text:p>10%</text:p>
          </table:table-cell>
          <table:table-cell table:number-columns-repeated="16374"/>
        </table:table-row>
        <table:table-row table:style-name="ro1">
          <table:table-cell office:value-type="float" office:value="1111993" table:style-name="ce28">
            <text:p>1111993</text:p>
          </table:table-cell>
          <table:table-cell office:value-type="float" office:value="346720" table:style-name="ce4">
            <text:p>346720</text:p>
          </table:table-cell>
          <table:table-cell office:value-type="string" table:style-name="ce3">
            <text:p>Escola Básica Alfredo da Silva, Albarraque, Sint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intra</text:p>
          </table:table-cell>
          <table:table-cell office:value-type="string" table:style-name="ce3">
            <text:p>Público</text:p>
          </table:table-cell>
          <table:table-cell office:value-type="float" office:value="386" table:style-name="ce4">
            <text:p>386</text:p>
          </table:table-cell>
          <table:table-cell office:value-type="percentage" office:value="0.51295336787564805" table:style-name="ce21">
            <text:p>51%</text:p>
          </table:table-cell>
          <table:table-cell office:value-type="percentage" office:value="0.47440508631359002" table:style-name="ce21">
            <text:p>47%</text:p>
          </table:table-cell>
          <table:table-cell office:value-type="percentage" office:value="3.8548281562058001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11232" table:style-name="ce28">
            <text:p>111232</text:p>
          </table:table-cell>
          <table:table-cell office:value-type="float" office:value="342506" table:style-name="ce4">
            <text:p>342506</text:p>
          </table:table-cell>
          <table:table-cell office:value-type="string" table:style-name="ce3">
            <text:p>Escola Básica n.º 2 de Pampilhosa, Mealhad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Mealhada</text:p>
          </table:table-cell>
          <table:table-cell office:value-type="string" table:style-name="ce3">
            <text:p>Público</text:p>
          </table:table-cell>
          <table:table-cell office:value-type="float" office:value="152" table:style-name="ce4">
            <text:p>152</text:p>
          </table:table-cell>
          <table:table-cell office:value-type="percentage" office:value="0.58552631578947401" table:style-name="ce21">
            <text:p>59%</text:p>
          </table:table-cell>
          <table:table-cell office:value-type="percentage" office:value="0.468851228108697" table:style-name="ce21">
            <text:p>47%</text:p>
          </table:table-cell>
          <table:table-cell office:value-type="percentage" office:value="0.116675087680777" table:style-name="ce22">
            <text:p>12%</text:p>
          </table:table-cell>
          <table:table-cell table:number-columns-repeated="16374"/>
        </table:table-row>
        <table:table-row table:style-name="ro1">
          <table:table-cell office:value-type="float" office:value="1112383" table:style-name="ce28">
            <text:p>1112383</text:p>
          </table:table-cell>
          <table:table-cell office:value-type="float" office:value="404573" table:style-name="ce4">
            <text:p>404573</text:p>
          </table:table-cell>
          <table:table-cell office:value-type="string" table:style-name="ce3">
            <text:p>Escola Básica e Secundária Joaquim Inácio da Cruz Sobral, Sobral de Monte Agraço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Sobral de Monte Agraço</text:p>
          </table:table-cell>
          <table:table-cell office:value-type="string" table:style-name="ce3">
            <text:p>Público</text:p>
          </table:table-cell>
          <table:table-cell office:value-type="float" office:value="298" table:style-name="ce4">
            <text:p>298</text:p>
          </table:table-cell>
          <table:table-cell office:value-type="percentage" office:value="0.389261744966443" table:style-name="ce21">
            <text:p>39%</text:p>
          </table:table-cell>
          <table:table-cell office:value-type="percentage" office:value="0.40866423017857301" table:style-name="ce21">
            <text:p>41%</text:p>
          </table:table-cell>
          <table:table-cell office:value-type="percentage" office:value="-1.94024852121298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113045" table:style-name="ce28">
            <text:p>1113045</text:p>
          </table:table-cell>
          <table:table-cell office:value-type="float" office:value="380217" table:style-name="ce4">
            <text:p>380217</text:p>
          </table:table-cell>
          <table:table-cell office:value-type="string" table:style-name="ce3">
            <text:p>Externato de Penafirme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Torres Vedras</text:p>
          </table:table-cell>
          <table:table-cell office:value-type="string" table:style-name="ce3">
            <text:p>Privado</text:p>
          </table:table-cell>
          <table:table-cell office:value-type="float" office:value="717" table:style-name="ce4">
            <text:p>717</text:p>
          </table:table-cell>
          <table:table-cell office:value-type="percentage" office:value="0.47001394700139498" table:style-name="ce21">
            <text:p>47%</text:p>
          </table:table-cell>
          <table:table-cell office:value-type="percentage" office:value="0.45184203388663602" table:style-name="ce21">
            <text:p>45%</text:p>
          </table:table-cell>
          <table:table-cell office:value-type="percentage" office:value="1.81719131147586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113120" table:style-name="ce28">
            <text:p>1113120</text:p>
          </table:table-cell>
          <table:table-cell office:value-type="float" office:value="341630" table:style-name="ce4">
            <text:p>341630</text:p>
          </table:table-cell>
          <table:table-cell office:value-type="string" table:style-name="ce3">
            <text:p>Escola Básica de Campelos, Torres Vedr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Torres Vedras</text:p>
          </table:table-cell>
          <table:table-cell office:value-type="string" table:style-name="ce3">
            <text:p>Público</text:p>
          </table:table-cell>
          <table:table-cell office:value-type="float" office:value="129" table:style-name="ce4">
            <text:p>129</text:p>
          </table:table-cell>
          <table:table-cell office:value-type="percentage" office:value="0.31782945736434098" table:style-name="ce21">
            <text:p>32%</text:p>
          </table:table-cell>
          <table:table-cell office:value-type="percentage" office:value="0.273147835805023" table:style-name="ce21">
            <text:p>27%</text:p>
          </table:table-cell>
          <table:table-cell office:value-type="percentage" office:value="4.4681621559318298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113335" table:style-name="ce28">
            <text:p>1113335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Padre Francisco Soares, Torres Vedr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Torres Vedras</text:p>
          </table:table-cell>
          <table:table-cell office:value-type="string" table:style-name="ce3">
            <text:p>Público</text:p>
          </table:table-cell>
          <table:table-cell office:value-type="float" office:value="608" table:style-name="ce4">
            <text:p>608</text:p>
          </table:table-cell>
          <table:table-cell office:value-type="percentage" office:value="0.52467105263157898" table:style-name="ce21">
            <text:p>52%</text:p>
          </table:table-cell>
          <table:table-cell office:value-type="percentage" office:value="0.50519489325933997" table:style-name="ce21">
            <text:p>51%</text:p>
          </table:table-cell>
          <table:table-cell office:value-type="percentage" office:value="1.9476159372238799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113451" table:style-name="ce28">
            <text:p>1113451</text:p>
          </table:table-cell>
          <table:table-cell office:value-type="float" office:value="344552" table:style-name="ce4">
            <text:p>344552</text:p>
          </table:table-cell>
          <table:table-cell office:value-type="string" table:style-name="ce3">
            <text:p>Escola Básica de Freiria, Torres Vedr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Torres Vedras</text:p>
          </table:table-cell>
          <table:table-cell office:value-type="string" table:style-name="ce3">
            <text:p>Público</text:p>
          </table:table-cell>
          <table:table-cell office:value-type="float" office:value="316" table:style-name="ce4">
            <text:p>316</text:p>
          </table:table-cell>
          <table:table-cell office:value-type="percentage" office:value="0.332278481012658" table:style-name="ce21">
            <text:p>33%</text:p>
          </table:table-cell>
          <table:table-cell office:value-type="percentage" office:value="0.395737022849661" table:style-name="ce21">
            <text:p>40%</text:p>
          </table:table-cell>
          <table:table-cell office:value-type="percentage" office:value="-6.3458541837002502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113692" table:style-name="ce28">
            <text:p>1113692</text:p>
          </table:table-cell>
          <table:table-cell office:value-type="float" office:value="401894" table:style-name="ce4">
            <text:p>401894</text:p>
          </table:table-cell>
          <table:table-cell office:value-type="string" table:style-name="ce3">
            <text:p>Escola Secundária Henriques Nogueira, Torres Vedr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Torres Vedras</text:p>
          </table:table-cell>
          <table:table-cell office:value-type="string" table:style-name="ce3">
            <text:p>Público</text:p>
          </table:table-cell>
          <table:table-cell office:value-type="float" office:value="170" table:style-name="ce4">
            <text:p>170</text:p>
          </table:table-cell>
          <table:table-cell office:value-type="percentage" office:value="0.35882352941176499" table:style-name="ce21">
            <text:p>36%</text:p>
          </table:table-cell>
          <table:table-cell office:value-type="percentage" office:value="0.38957519222382803" table:style-name="ce21">
            <text:p>39%</text:p>
          </table:table-cell>
          <table:table-cell office:value-type="percentage" office:value="-3.0751662812063599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113789" table:style-name="ce28">
            <text:p>1113789</text:p>
          </table:table-cell>
          <table:table-cell office:value-type="float" office:value="342970" table:style-name="ce4">
            <text:p>342970</text:p>
          </table:table-cell>
          <table:table-cell office:value-type="string" table:style-name="ce3">
            <text:p>Escola Básica São Gonçalo, Torres Vedr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Torres Vedras</text:p>
          </table:table-cell>
          <table:table-cell office:value-type="string" table:style-name="ce3">
            <text:p>Público</text:p>
          </table:table-cell>
          <table:table-cell office:value-type="float" office:value="364" table:style-name="ce4">
            <text:p>364</text:p>
          </table:table-cell>
          <table:table-cell office:value-type="percentage" office:value="0.55494505494505497" table:style-name="ce21">
            <text:p>55%</text:p>
          </table:table-cell>
          <table:table-cell office:value-type="percentage" office:value="0.55046857061596399" table:style-name="ce21">
            <text:p>55%</text:p>
          </table:table-cell>
          <table:table-cell office:value-type="percentage" office:value="4.4764843290908598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113881" table:style-name="ce28">
            <text:p>1113881</text:p>
          </table:table-cell>
          <table:table-cell office:value-type="float" office:value="344540" table:style-name="ce4">
            <text:p>344540</text:p>
          </table:table-cell>
          <table:table-cell office:value-type="string" table:style-name="ce3">
            <text:p>Escola Básica do Maxial, Torres Vedr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Torres Vedras</text:p>
          </table:table-cell>
          <table:table-cell office:value-type="string" table:style-name="ce3">
            <text:p>Público</text:p>
          </table:table-cell>
          <table:table-cell office:value-type="float" office:value="161" table:style-name="ce4">
            <text:p>161</text:p>
          </table:table-cell>
          <table:table-cell office:value-type="percentage" office:value="0.18633540372670801" table:style-name="ce21">
            <text:p>19%</text:p>
          </table:table-cell>
          <table:table-cell office:value-type="percentage" office:value="0.29443138720595402" table:style-name="ce21">
            <text:p>29%</text:p>
          </table:table-cell>
          <table:table-cell office:value-type="percentage" office:value="-0.108095983479246" table:style-name="ce22">
            <text:p>-11%</text:p>
          </table:table-cell>
          <table:table-cell table:number-columns-repeated="16374"/>
        </table:table-row>
        <table:table-row table:style-name="ro1">
          <table:table-cell office:value-type="float" office:value="1113952" table:style-name="ce28">
            <text:p>1113952</text:p>
          </table:table-cell>
          <table:table-cell office:value-type="float" office:value="343286" table:style-name="ce4">
            <text:p>343286</text:p>
          </table:table-cell>
          <table:table-cell office:value-type="string" table:style-name="ce3">
            <text:p>Escola Básica Padre Vítor Melícias, Torres Vedr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Torres Vedras</text:p>
          </table:table-cell>
          <table:table-cell office:value-type="string" table:style-name="ce3">
            <text:p>Público</text:p>
          </table:table-cell>
          <table:table-cell office:value-type="float" office:value="186" table:style-name="ce4">
            <text:p>186</text:p>
          </table:table-cell>
          <table:table-cell office:value-type="percentage" office:value="0.241935483870968" table:style-name="ce21">
            <text:p>24%</text:p>
          </table:table-cell>
          <table:table-cell office:value-type="percentage" office:value="0.25260038209385999" table:style-name="ce21">
            <text:p>25%</text:p>
          </table:table-cell>
          <table:table-cell office:value-type="percentage" office:value="-1.0664898222892599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113977" table:style-name="ce28">
            <text:p>1113977</text:p>
          </table:table-cell>
          <table:table-cell office:value-type="float" office:value="502754" table:style-name="ce4">
            <text:p>502754</text:p>
          </table:table-cell>
          <table:table-cell office:value-type="string" table:style-name="ce3">
            <text:p>Escola Internacional de Torres Vedras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Torres Vedras</text:p>
          </table:table-cell>
          <table:table-cell office:value-type="string" table:style-name="ce3">
            <text:p>Privado</text:p>
          </table:table-cell>
          <table:table-cell office:value-type="float" office:value="80" table:style-name="ce4">
            <text:p>80</text:p>
          </table:table-cell>
          <table:table-cell office:value-type="percentage" office:value="0.71250000000000002" table:style-name="ce21">
            <text:p>71%</text:p>
          </table:table-cell>
          <table:table-cell office:value-type="percentage" office:value="0.71310759075659003" table:style-name="ce21">
            <text:p>71%</text:p>
          </table:table-cell>
          <table:table-cell office:value-type="percentage" office:value="-6.0759075658971501E-4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114251" table:style-name="ce28">
            <text:p>1114251</text:p>
          </table:table-cell>
          <table:table-cell office:value-type="float" office:value="400014" table:style-name="ce4">
            <text:p>400014</text:p>
          </table:table-cell>
          <table:table-cell office:value-type="string" table:style-name="ce3">
            <text:p>Escola Secundária Alves Redol, Vila Franca de Xi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Vila Franca de Xira</text:p>
          </table:table-cell>
          <table:table-cell office:value-type="string" table:style-name="ce3">
            <text:p>Público</text:p>
          </table:table-cell>
          <table:table-cell office:value-type="float" office:value="252" table:style-name="ce4">
            <text:p>252</text:p>
          </table:table-cell>
          <table:table-cell office:value-type="percentage" office:value="0.27777777777777801" table:style-name="ce21">
            <text:p>28%</text:p>
          </table:table-cell>
          <table:table-cell office:value-type="percentage" office:value="0.31000935092897097" table:style-name="ce21">
            <text:p>31%</text:p>
          </table:table-cell>
          <table:table-cell office:value-type="percentage" office:value="-3.22315731511933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114277" table:style-name="ce28">
            <text:p>1114277</text:p>
          </table:table-cell>
          <table:table-cell office:value-type="float" office:value="344539" table:style-name="ce4">
            <text:p>344539</text:p>
          </table:table-cell>
          <table:table-cell office:value-type="string" table:style-name="ce3">
            <text:p>Escola Básica Pedro Jacques de Magalhães, Alverca do Ribatejo, Vila Franca de Xi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Vila Franca de Xira</text:p>
          </table:table-cell>
          <table:table-cell office:value-type="string" table:style-name="ce3">
            <text:p>Público</text:p>
          </table:table-cell>
          <table:table-cell office:value-type="float" office:value="571" table:style-name="ce4">
            <text:p>571</text:p>
          </table:table-cell>
          <table:table-cell office:value-type="percentage" office:value="0.42206654991243397" table:style-name="ce21">
            <text:p>42%</text:p>
          </table:table-cell>
          <table:table-cell office:value-type="percentage" office:value="0.49071818126799699" table:style-name="ce21">
            <text:p>49%</text:p>
          </table:table-cell>
          <table:table-cell office:value-type="percentage" office:value="-6.8651631355562903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114301" table:style-name="ce28">
            <text:p>1114301</text:p>
          </table:table-cell>
          <table:table-cell office:value-type="float" office:value="330024" table:style-name="ce4">
            <text:p>330024</text:p>
          </table:table-cell>
          <table:table-cell office:value-type="string" table:style-name="ce3">
            <text:p>Escola Básica do Bom Sucesso, Alverca do Ribatejo, Vila Franca de Xi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Vila Franca de Xira</text:p>
          </table:table-cell>
          <table:table-cell office:value-type="string" table:style-name="ce3">
            <text:p>Público</text:p>
          </table:table-cell>
          <table:table-cell office:value-type="float" office:value="226" table:style-name="ce4">
            <text:p>226</text:p>
          </table:table-cell>
          <table:table-cell office:value-type="percentage" office:value="0.32300884955752202" table:style-name="ce21">
            <text:p>32%</text:p>
          </table:table-cell>
          <table:table-cell office:value-type="percentage" office:value="0.344142868436697" table:style-name="ce21">
            <text:p>34%</text:p>
          </table:table-cell>
          <table:table-cell office:value-type="percentage" office:value="-2.113401887917440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114316" table:style-name="ce28">
            <text:p>1114316</text:p>
          </table:table-cell>
          <table:table-cell office:value-type="float" office:value="340881" table:style-name="ce4">
            <text:p>340881</text:p>
          </table:table-cell>
          <table:table-cell office:value-type="string" table:style-name="ce3">
            <text:p>Escola Básica e Secundária D. Martinho Vaz de Castelo Branco, Póvoa de Santa Iria, Vila Franca de Xi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Vila Franca de Xira</text:p>
          </table:table-cell>
          <table:table-cell office:value-type="string" table:style-name="ce3">
            <text:p>Público</text:p>
          </table:table-cell>
          <table:table-cell office:value-type="float" office:value="924" table:style-name="ce4">
            <text:p>924</text:p>
          </table:table-cell>
          <table:table-cell office:value-type="percentage" office:value="0.40692640692640702" table:style-name="ce21">
            <text:p>41%</text:p>
          </table:table-cell>
          <table:table-cell office:value-type="percentage" office:value="0.45928509586946697" table:style-name="ce21">
            <text:p>46%</text:p>
          </table:table-cell>
          <table:table-cell office:value-type="percentage" office:value="-5.2358688943060103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114483" table:style-name="ce28">
            <text:p>1114483</text:p>
          </table:table-cell>
          <table:table-cell office:value-type="float" office:value="400403" table:style-name="ce4">
            <text:p>400403</text:p>
          </table:table-cell>
          <table:table-cell office:value-type="string" table:style-name="ce3">
            <text:p>Escola Básica e Secundária Professor Reynaldo dos Santos, Vila Franca de Xi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Vila Franca de Xira</text:p>
          </table:table-cell>
          <table:table-cell office:value-type="string" table:style-name="ce3">
            <text:p>Público</text:p>
          </table:table-cell>
          <table:table-cell office:value-type="float" office:value="349" table:style-name="ce4">
            <text:p>349</text:p>
          </table:table-cell>
          <table:table-cell office:value-type="percentage" office:value="0.472779369627507" table:style-name="ce21">
            <text:p>47%</text:p>
          </table:table-cell>
          <table:table-cell office:value-type="percentage" office:value="0.46025280965031801" table:style-name="ce21">
            <text:p>46%</text:p>
          </table:table-cell>
          <table:table-cell office:value-type="percentage" office:value="1.2526559977188999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14540" table:style-name="ce28">
            <text:p>1114540</text:p>
          </table:table-cell>
          <table:table-cell office:value-type="float" office:value="346676" table:style-name="ce4">
            <text:p>346676</text:p>
          </table:table-cell>
          <table:table-cell office:value-type="string" table:style-name="ce3">
            <text:p>Escola Básica Padre José Rota, Forte da Casa, Vila Franca de Xi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Vila Franca de Xira</text:p>
          </table:table-cell>
          <table:table-cell office:value-type="string" table:style-name="ce3">
            <text:p>Público</text:p>
          </table:table-cell>
          <table:table-cell office:value-type="float" office:value="272" table:style-name="ce4">
            <text:p>272</text:p>
          </table:table-cell>
          <table:table-cell office:value-type="percentage" office:value="0.29044117647058798" table:style-name="ce21">
            <text:p>29%</text:p>
          </table:table-cell>
          <table:table-cell office:value-type="percentage" office:value="0.34554164739938298" table:style-name="ce21">
            <text:p>35%</text:p>
          </table:table-cell>
          <table:table-cell office:value-type="percentage" office:value="-5.5100470928794498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114544" table:style-name="ce28">
            <text:p>1114544</text:p>
          </table:table-cell>
          <table:table-cell office:value-type="float" office:value="501773" table:style-name="ce4">
            <text:p>501773</text:p>
          </table:table-cell>
          <table:table-cell office:value-type="string" table:style-name="ce3">
            <text:p>Fundação CEBI - Colégio José Álvaro Vidal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Vila Franca de Xira</text:p>
          </table:table-cell>
          <table:table-cell office:value-type="string" table:style-name="ce3">
            <text:p>Privado</text:p>
          </table:table-cell>
          <table:table-cell office:value-type="float" office:value="239" table:style-name="ce4">
            <text:p>239</text:p>
          </table:table-cell>
          <table:table-cell office:value-type="percentage" office:value="0.65690376569037701" table:style-name="ce21">
            <text:p>66%</text:p>
          </table:table-cell>
          <table:table-cell office:value-type="percentage" office:value="0.627762273603929" table:style-name="ce21">
            <text:p>63%</text:p>
          </table:table-cell>
          <table:table-cell office:value-type="percentage" office:value="2.9141492086447202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114607" table:style-name="ce28">
            <text:p>1114607</text:p>
          </table:table-cell>
          <table:table-cell office:value-type="float" office:value="346639" table:style-name="ce4">
            <text:p>346639</text:p>
          </table:table-cell>
          <table:table-cell office:value-type="string" table:style-name="ce3">
            <text:p>Escola Básica D. António de Ataíde, Castanheira do Ribatejo, Vila Franca de Xi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Vila Franca de Xira</text:p>
          </table:table-cell>
          <table:table-cell office:value-type="string" table:style-name="ce3">
            <text:p>Público</text:p>
          </table:table-cell>
          <table:table-cell office:value-type="float" office:value="225" table:style-name="ce4">
            <text:p>225</text:p>
          </table:table-cell>
          <table:table-cell office:value-type="percentage" office:value="0.37333333333333302" table:style-name="ce21">
            <text:p>37%</text:p>
          </table:table-cell>
          <table:table-cell office:value-type="percentage" office:value="0.37492164157096702" table:style-name="ce21">
            <text:p>37%</text:p>
          </table:table-cell>
          <table:table-cell office:value-type="percentage" office:value="-1.588308237634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114678" table:style-name="ce28">
            <text:p>1114678</text:p>
          </table:table-cell>
          <table:table-cell office:value-type="float" office:value="343146" table:style-name="ce4">
            <text:p>343146</text:p>
          </table:table-cell>
          <table:table-cell office:value-type="string" table:style-name="ce3">
            <text:p>Escola Básica Soeiro Pereira Gomes, Alhandra, Vila Franca de Xi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Vila Franca de Xira</text:p>
          </table:table-cell>
          <table:table-cell office:value-type="string" table:style-name="ce3">
            <text:p>Público</text:p>
          </table:table-cell>
          <table:table-cell office:value-type="float" office:value="320" table:style-name="ce4">
            <text:p>320</text:p>
          </table:table-cell>
          <table:table-cell office:value-type="percentage" office:value="0.36875000000000002" table:style-name="ce21">
            <text:p>37%</text:p>
          </table:table-cell>
          <table:table-cell office:value-type="percentage" office:value="0.38015017008873198" table:style-name="ce21">
            <text:p>38%</text:p>
          </table:table-cell>
          <table:table-cell office:value-type="percentage" office:value="-1.1400170088732099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114761" table:style-name="ce28">
            <text:p>1114761</text:p>
          </table:table-cell>
          <table:table-cell office:value-type="float" office:value="344527" table:style-name="ce4">
            <text:p>344527</text:p>
          </table:table-cell>
          <table:table-cell office:value-type="string" table:style-name="ce3">
            <text:p>Escola Básica e Secundária de Vialonga, Vila Franca de Xi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Vila Franca de Xira</text:p>
          </table:table-cell>
          <table:table-cell office:value-type="string" table:style-name="ce3">
            <text:p>Público</text:p>
          </table:table-cell>
          <table:table-cell office:value-type="float" office:value="454" table:style-name="ce4">
            <text:p>454</text:p>
          </table:table-cell>
          <table:table-cell office:value-type="percentage" office:value="0.24229074889867799" table:style-name="ce21">
            <text:p>24%</text:p>
          </table:table-cell>
          <table:table-cell office:value-type="percentage" office:value="0.358942758981254" table:style-name="ce21">
            <text:p>36%</text:p>
          </table:table-cell>
          <table:table-cell office:value-type="percentage" office:value="-0.116652010082576" table:style-name="ce22">
            <text:p>-12%</text:p>
          </table:table-cell>
          <table:table-cell table:number-columns-repeated="16374"/>
        </table:table-row>
        <table:table-row table:style-name="ro1">
          <table:table-cell office:value-type="float" office:value="1115029" table:style-name="ce28">
            <text:p>1115029</text:p>
          </table:table-cell>
          <table:table-cell office:value-type="float" office:value="340492" table:style-name="ce4">
            <text:p>340492</text:p>
          </table:table-cell>
          <table:table-cell office:value-type="string" table:style-name="ce3">
            <text:p>Escola Básica Cardoso Lopes, Amado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madora</text:p>
          </table:table-cell>
          <table:table-cell office:value-type="string" table:style-name="ce3">
            <text:p>Público</text:p>
          </table:table-cell>
          <table:table-cell office:value-type="float" office:value="199" table:style-name="ce4">
            <text:p>199</text:p>
          </table:table-cell>
          <table:table-cell office:value-type="percentage" office:value="0.39195979899497502" table:style-name="ce21">
            <text:p>39%</text:p>
          </table:table-cell>
          <table:table-cell office:value-type="percentage" office:value="0.426810069543124" table:style-name="ce21">
            <text:p>43%</text:p>
          </table:table-cell>
          <table:table-cell office:value-type="percentage" office:value="-3.4850270548149202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115234" table:style-name="ce28">
            <text:p>1115234</text:p>
          </table:table-cell>
          <table:table-cell office:value-type="float" office:value="310220" table:style-name="ce4">
            <text:p>310220</text:p>
          </table:table-cell>
          <table:table-cell office:value-type="string" table:style-name="ce3">
            <text:p>Escola Básica Prof. Pedro d’Orey da Cunha, Damaia, Amado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madora</text:p>
          </table:table-cell>
          <table:table-cell office:value-type="string" table:style-name="ce3">
            <text:p>Público</text:p>
          </table:table-cell>
          <table:table-cell office:value-type="float" office:value="303" table:style-name="ce4">
            <text:p>303</text:p>
          </table:table-cell>
          <table:table-cell office:value-type="percentage" office:value="0.24752475247524799" table:style-name="ce21">
            <text:p>25%</text:p>
          </table:table-cell>
          <table:table-cell office:value-type="percentage" office:value="0.31389134164527299" table:style-name="ce21">
            <text:p>31%</text:p>
          </table:table-cell>
          <table:table-cell office:value-type="percentage" office:value="-6.6366589170025303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115235" table:style-name="ce28">
            <text:p>1115235</text:p>
          </table:table-cell>
          <table:table-cell office:value-type="float" office:value="342968" table:style-name="ce4">
            <text:p>342968</text:p>
          </table:table-cell>
          <table:table-cell office:value-type="string" table:style-name="ce3">
            <text:p>Escola Básica Roque Gameiro, Reboleira, Amado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madora</text:p>
          </table:table-cell>
          <table:table-cell office:value-type="string" table:style-name="ce3">
            <text:p>Público</text:p>
          </table:table-cell>
          <table:table-cell office:value-type="float" office:value="631" table:style-name="ce4">
            <text:p>631</text:p>
          </table:table-cell>
          <table:table-cell office:value-type="percentage" office:value="0.47860538827258298" table:style-name="ce21">
            <text:p>48%</text:p>
          </table:table-cell>
          <table:table-cell office:value-type="percentage" office:value="0.49087606331119299" table:style-name="ce21">
            <text:p>49%</text:p>
          </table:table-cell>
          <table:table-cell office:value-type="percentage" office:value="-1.2270675038610001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115267" table:style-name="ce28">
            <text:p>1115267</text:p>
          </table:table-cell>
          <table:table-cell office:value-type="float" office:value="521942" table:style-name="ce4">
            <text:p>521942</text:p>
          </table:table-cell>
          <table:table-cell office:value-type="string" table:style-name="ce3">
            <text:p>Escola Luis Madureira (Stª Casa Misericórdia da Amadora)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madora</text:p>
          </table:table-cell>
          <table:table-cell office:value-type="string" table:style-name="ce3">
            <text:p>Privado</text:p>
          </table:table-cell>
          <table:table-cell office:value-type="float" office:value="130" table:style-name="ce4">
            <text:p>130</text:p>
          </table:table-cell>
          <table:table-cell office:value-type="percentage" office:value="0.72307692307692295" table:style-name="ce21">
            <text:p>72%</text:p>
          </table:table-cell>
          <table:table-cell office:value-type="percentage" office:value="0.671147405451478" table:style-name="ce21">
            <text:p>67%</text:p>
          </table:table-cell>
          <table:table-cell office:value-type="percentage" office:value="5.1929517625445398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115390" table:style-name="ce28">
            <text:p>1115390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. Francisco Manuel Melo, Venteira, Amado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madora</text:p>
          </table:table-cell>
          <table:table-cell office:value-type="string" table:style-name="ce3">
            <text:p>Público</text:p>
          </table:table-cell>
          <table:table-cell office:value-type="float" office:value="351" table:style-name="ce4">
            <text:p>351</text:p>
          </table:table-cell>
          <table:table-cell office:value-type="percentage" office:value="0.230769230769231" table:style-name="ce21">
            <text:p>23%</text:p>
          </table:table-cell>
          <table:table-cell office:value-type="percentage" office:value="0.31096779704716299" table:style-name="ce21">
            <text:p>31%</text:p>
          </table:table-cell>
          <table:table-cell office:value-type="percentage" office:value="-8.0198566277932204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1115424" table:style-name="ce28">
            <text:p>1115424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Sophia de Mello Breyner Andresen, Brandoa, Amado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madora</text:p>
          </table:table-cell>
          <table:table-cell office:value-type="string" table:style-name="ce3">
            <text:p>Público</text:p>
          </table:table-cell>
          <table:table-cell office:value-type="float" office:value="191" table:style-name="ce4">
            <text:p>191</text:p>
          </table:table-cell>
          <table:table-cell office:value-type="percentage" office:value="0.17277486910994799" table:style-name="ce21">
            <text:p>17%</text:p>
          </table:table-cell>
          <table:table-cell office:value-type="percentage" office:value="0.25820224606939501" table:style-name="ce21">
            <text:p>26%</text:p>
          </table:table-cell>
          <table:table-cell office:value-type="percentage" office:value="-8.5427376959446896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115431" table:style-name="ce28">
            <text:p>1115431</text:p>
          </table:table-cell>
          <table:table-cell office:value-type="float" office:value="401705" table:style-name="ce4">
            <text:p>401705</text:p>
          </table:table-cell>
          <table:table-cell office:value-type="string" table:style-name="ce3">
            <text:p>Escola Secundária Fernando Namora, Amado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madora</text:p>
          </table:table-cell>
          <table:table-cell office:value-type="string" table:style-name="ce3">
            <text:p>Público</text:p>
          </table:table-cell>
          <table:table-cell office:value-type="float" office:value="272" table:style-name="ce4">
            <text:p>272</text:p>
          </table:table-cell>
          <table:table-cell office:value-type="percentage" office:value="0.38602941176470601" table:style-name="ce21">
            <text:p>39%</text:p>
          </table:table-cell>
          <table:table-cell office:value-type="percentage" office:value="0.37296953506185199" table:style-name="ce21">
            <text:p>37%</text:p>
          </table:table-cell>
          <table:table-cell office:value-type="percentage" office:value="1.3059876702854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15498" table:style-name="ce28">
            <text:p>1115498</text:p>
          </table:table-cell>
          <table:table-cell office:value-type="float" office:value="342208" table:style-name="ce4">
            <text:p>342208</text:p>
          </table:table-cell>
          <table:table-cell office:value-type="string" table:style-name="ce3">
            <text:p>Escola Básica Miguel Torga, São Brás, Amado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madora</text:p>
          </table:table-cell>
          <table:table-cell office:value-type="string" table:style-name="ce3">
            <text:p>Público</text:p>
          </table:table-cell>
          <table:table-cell office:value-type="float" office:value="299" table:style-name="ce4">
            <text:p>299</text:p>
          </table:table-cell>
          <table:table-cell office:value-type="percentage" office:value="0.21070234113712399" table:style-name="ce21">
            <text:p>21%</text:p>
          </table:table-cell>
          <table:table-cell office:value-type="percentage" office:value="0.29501035730236502" table:style-name="ce21">
            <text:p>30%</text:p>
          </table:table-cell>
          <table:table-cell office:value-type="percentage" office:value="-8.4308016165241403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1115554" table:style-name="ce28">
            <text:p>1115554</text:p>
          </table:table-cell>
          <table:table-cell office:value-type="float" office:value="340121" table:style-name="ce4">
            <text:p>340121</text:p>
          </table:table-cell>
          <table:table-cell office:value-type="string" table:style-name="ce3">
            <text:p>Escola Básica Almeida Garrett, Alfragide, Amado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madora</text:p>
          </table:table-cell>
          <table:table-cell office:value-type="string" table:style-name="ce3">
            <text:p>Público</text:p>
          </table:table-cell>
          <table:table-cell office:value-type="float" office:value="271" table:style-name="ce4">
            <text:p>271</text:p>
          </table:table-cell>
          <table:table-cell office:value-type="percentage" office:value="0.40590405904059002" table:style-name="ce21">
            <text:p>41%</text:p>
          </table:table-cell>
          <table:table-cell office:value-type="percentage" office:value="0.44954822188067001" table:style-name="ce21">
            <text:p>45%</text:p>
          </table:table-cell>
          <table:table-cell office:value-type="percentage" office:value="-4.3644162840079298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115606" table:style-name="ce28">
            <text:p>1115606</text:p>
          </table:table-cell>
          <table:table-cell office:value-type="float" office:value="401420" table:style-name="ce4">
            <text:p>401420</text:p>
          </table:table-cell>
          <table:table-cell office:value-type="string" table:style-name="ce3">
            <text:p>Escola Básica e Secundária Dr. Azevedo Neves, Damaia, Amado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madora</text:p>
          </table:table-cell>
          <table:table-cell office:value-type="string" table:style-name="ce3">
            <text:p>Público</text:p>
          </table:table-cell>
          <table:table-cell office:value-type="float" office:value="204" table:style-name="ce4">
            <text:p>204</text:p>
          </table:table-cell>
          <table:table-cell office:value-type="percentage" office:value="0.15196078431372501" table:style-name="ce21">
            <text:p>15%</text:p>
          </table:table-cell>
          <table:table-cell office:value-type="percentage" office:value="0.270171167799026" table:style-name="ce21">
            <text:p>27%</text:p>
          </table:table-cell>
          <table:table-cell office:value-type="percentage" office:value="-0.1182103834853" table:style-name="ce22">
            <text:p>-12%</text:p>
          </table:table-cell>
          <table:table-cell table:number-columns-repeated="16374"/>
        </table:table-row>
        <table:table-row table:style-name="ro1">
          <table:table-cell office:value-type="float" office:value="1115817" table:style-name="ce28">
            <text:p>1115817</text:p>
          </table:table-cell>
          <table:table-cell office:value-type="float" office:value="503162" table:style-name="ce4">
            <text:p>503162</text:p>
          </table:table-cell>
          <table:table-cell office:value-type="string" table:style-name="ce3">
            <text:p>Colégio "Dona Filipa"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madora</text:p>
          </table:table-cell>
          <table:table-cell office:value-type="string" table:style-name="ce3">
            <text:p>Privado</text:p>
          </table:table-cell>
          <table:table-cell office:value-type="float" office:value="69" table:style-name="ce4">
            <text:p>69</text:p>
          </table:table-cell>
          <table:table-cell office:value-type="percentage" office:value="0.27536231884057999" table:style-name="ce21">
            <text:p>28%</text:p>
          </table:table-cell>
          <table:table-cell office:value-type="percentage" office:value="0.55039458077262504" table:style-name="ce21">
            <text:p>55%</text:p>
          </table:table-cell>
          <table:table-cell office:value-type="percentage" office:value="-0.275032261932045" table:style-name="ce22">
            <text:p>-28%</text:p>
          </table:table-cell>
          <table:table-cell table:number-columns-repeated="16374"/>
        </table:table-row>
        <table:table-row table:style-name="ro1">
          <table:table-cell office:value-type="float" office:value="1115822" table:style-name="ce28">
            <text:p>1115822</text:p>
          </table:table-cell>
          <table:table-cell office:value-type="float" office:value="403477" table:style-name="ce4">
            <text:p>403477</text:p>
          </table:table-cell>
          <table:table-cell office:value-type="string" table:style-name="ce3">
            <text:p>Escola Básica e Secundária de Mães d’Água, Falagueira, Amado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madora</text:p>
          </table:table-cell>
          <table:table-cell office:value-type="string" table:style-name="ce3">
            <text:p>Público</text:p>
          </table:table-cell>
          <table:table-cell office:value-type="float" office:value="128" table:style-name="ce4">
            <text:p>128</text:p>
          </table:table-cell>
          <table:table-cell office:value-type="percentage" office:value="0.21875" table:style-name="ce21">
            <text:p>22%</text:p>
          </table:table-cell>
          <table:table-cell office:value-type="percentage" office:value="0.25029219477622899" table:style-name="ce21">
            <text:p>25%</text:p>
          </table:table-cell>
          <table:table-cell office:value-type="percentage" office:value="-3.1542194776229202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115839" table:style-name="ce28">
            <text:p>1115839</text:p>
          </table:table-cell>
          <table:table-cell office:value-type="float" office:value="340522" table:style-name="ce4">
            <text:p>340522</text:p>
          </table:table-cell>
          <table:table-cell office:value-type="string" table:style-name="ce3">
            <text:p>Escola Básica José Cardoso Pires, São Brás, Amado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madora</text:p>
          </table:table-cell>
          <table:table-cell office:value-type="string" table:style-name="ce3">
            <text:p>Público</text:p>
          </table:table-cell>
          <table:table-cell office:value-type="float" office:value="249" table:style-name="ce4">
            <text:p>249</text:p>
          </table:table-cell>
          <table:table-cell office:value-type="percentage" office:value="0.32530120481927699" table:style-name="ce21">
            <text:p>33%</text:p>
          </table:table-cell>
          <table:table-cell office:value-type="percentage" office:value="0.397897810316165" table:style-name="ce21">
            <text:p>40%</text:p>
          </table:table-cell>
          <table:table-cell office:value-type="percentage" office:value="-7.2596605496887998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115905" table:style-name="ce28">
            <text:p>1115905</text:p>
          </table:table-cell>
          <table:table-cell office:value-type="float" office:value="344515" table:style-name="ce4">
            <text:p>344515</text:p>
          </table:table-cell>
          <table:table-cell office:value-type="string" table:style-name="ce3">
            <text:p>Escola Básica de Alfornelos, Amado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madora</text:p>
          </table:table-cell>
          <table:table-cell office:value-type="string" table:style-name="ce3">
            <text:p>Público</text:p>
          </table:table-cell>
          <table:table-cell office:value-type="float" office:value="210" table:style-name="ce4">
            <text:p>210</text:p>
          </table:table-cell>
          <table:table-cell office:value-type="percentage" office:value="0.371428571428571" table:style-name="ce21">
            <text:p>37%</text:p>
          </table:table-cell>
          <table:table-cell office:value-type="percentage" office:value="0.32210117964045198" table:style-name="ce21">
            <text:p>32%</text:p>
          </table:table-cell>
          <table:table-cell office:value-type="percentage" office:value="4.9327391788119297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115984" table:style-name="ce28">
            <text:p>1115984</text:p>
          </table:table-cell>
          <table:table-cell office:value-type="float" office:value="401328" table:style-name="ce4">
            <text:p>401328</text:p>
          </table:table-cell>
          <table:table-cell office:value-type="string" table:style-name="ce3">
            <text:p>Escola Básica e Secundária D. João V, Damaia, Amadora</text:p>
          </table:table-cell>
          <table:table-cell office:value-type="string" table:style-name="ce3">
            <text:p>Lisboa</text:p>
          </table:table-cell>
          <table:table-cell office:value-type="string" table:style-name="ce3">
            <text:p>Amadora</text:p>
          </table:table-cell>
          <table:table-cell office:value-type="string" table:style-name="ce3">
            <text:p>Público</text:p>
          </table:table-cell>
          <table:table-cell office:value-type="float" office:value="126" table:style-name="ce4">
            <text:p>126</text:p>
          </table:table-cell>
          <table:table-cell office:value-type="percentage" office:value="0.214285714285714" table:style-name="ce21">
            <text:p>21%</text:p>
          </table:table-cell>
          <table:table-cell office:value-type="percentage" office:value="0.22955855894268401" table:style-name="ce21">
            <text:p>23%</text:p>
          </table:table-cell>
          <table:table-cell office:value-type="percentage" office:value="-1.52728446569697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11869" table:style-name="ce28">
            <text:p>111869</text:p>
          </table:table-cell>
          <table:table-cell office:value-type="float" office:value="343559" table:style-name="ce4">
            <text:p>343559</text:p>
          </table:table-cell>
          <table:table-cell office:value-type="string" table:style-name="ce3">
            <text:p>Escola Básica n.º 2 de Mealhad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Mealhada</text:p>
          </table:table-cell>
          <table:table-cell office:value-type="string" table:style-name="ce3">
            <text:p>Público</text:p>
          </table:table-cell>
          <table:table-cell office:value-type="float" office:value="166" table:style-name="ce4">
            <text:p>166</text:p>
          </table:table-cell>
          <table:table-cell office:value-type="percentage" office:value="0.53614457831325302" table:style-name="ce21">
            <text:p>54%</text:p>
          </table:table-cell>
          <table:table-cell office:value-type="percentage" office:value="0.50936116348843496" table:style-name="ce21">
            <text:p>51%</text:p>
          </table:table-cell>
          <table:table-cell office:value-type="percentage" office:value="2.6783414824818198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11920" table:style-name="ce28">
            <text:p>111920</text:p>
          </table:table-cell>
          <table:table-cell office:value-type="float" office:value="403908" table:style-name="ce4">
            <text:p>403908</text:p>
          </table:table-cell>
          <table:table-cell office:value-type="string" table:style-name="ce3">
            <text:p>Escola Secundária de Mealhad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Mealhada</text:p>
          </table:table-cell>
          <table:table-cell office:value-type="string" table:style-name="ce3">
            <text:p>Público</text:p>
          </table:table-cell>
          <table:table-cell office:value-type="float" office:value="126" table:style-name="ce4">
            <text:p>126</text:p>
          </table:table-cell>
          <table:table-cell office:value-type="percentage" office:value="0.53968253968253999" table:style-name="ce21">
            <text:p>54%</text:p>
          </table:table-cell>
          <table:table-cell office:value-type="percentage" office:value="0.52935476423269701" table:style-name="ce21">
            <text:p>53%</text:p>
          </table:table-cell>
          <table:table-cell office:value-type="percentage" office:value="1.03277754498432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2010" table:style-name="ce28">
            <text:p>112010</text:p>
          </table:table-cell>
          <table:table-cell office:value-type="float" office:value="330747" table:style-name="ce4">
            <text:p>330747</text:p>
          </table:table-cell>
          <table:table-cell office:value-type="string" table:style-name="ce3">
            <text:p>Escola Básica de Torreira, Murtos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Murtosa</text:p>
          </table:table-cell>
          <table:table-cell office:value-type="string" table:style-name="ce3">
            <text:p>Público</text:p>
          </table:table-cell>
          <table:table-cell office:value-type="float" office:value="80" table:style-name="ce4">
            <text:p>80</text:p>
          </table:table-cell>
          <table:table-cell office:value-type="percentage" office:value="0.32500000000000001" table:style-name="ce21">
            <text:p>33%</text:p>
          </table:table-cell>
          <table:table-cell office:value-type="percentage" office:value="0.31437890825346898" table:style-name="ce21">
            <text:p>31%</text:p>
          </table:table-cell>
          <table:table-cell office:value-type="percentage" office:value="1.0621091746531299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2573" table:style-name="ce28">
            <text:p>112573</text:p>
          </table:table-cell>
          <table:table-cell office:value-type="float" office:value="342439" table:style-name="ce4">
            <text:p>342439</text:p>
          </table:table-cell>
          <table:table-cell office:value-type="string" table:style-name="ce3">
            <text:p>Escola Básica e Secundária Padre António Morais da Fonseca, Murtos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Murtosa</text:p>
          </table:table-cell>
          <table:table-cell office:value-type="string" table:style-name="ce3">
            <text:p>Público</text:p>
          </table:table-cell>
          <table:table-cell office:value-type="float" office:value="206" table:style-name="ce4">
            <text:p>206</text:p>
          </table:table-cell>
          <table:table-cell office:value-type="percentage" office:value="0.38349514563106801" table:style-name="ce21">
            <text:p>38%</text:p>
          </table:table-cell>
          <table:table-cell office:value-type="percentage" office:value="0.382592561474629" table:style-name="ce21">
            <text:p>38%</text:p>
          </table:table-cell>
          <table:table-cell office:value-type="percentage" office:value="9.0258415643846104E-4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13009" table:style-name="ce28">
            <text:p>113009</text:p>
          </table:table-cell>
          <table:table-cell office:value-type="float" office:value="330050" table:style-name="ce4">
            <text:p>330050</text:p>
          </table:table-cell>
          <table:table-cell office:value-type="string" table:style-name="ce3">
            <text:p>Escola Básica Dr. José Pereira Tavares, Pinheiro da Bemposta, Oliveira de Azeméis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Oliveira de Azeméis</text:p>
          </table:table-cell>
          <table:table-cell office:value-type="string" table:style-name="ce3">
            <text:p>Público</text:p>
          </table:table-cell>
          <table:table-cell office:value-type="float" office:value="145" table:style-name="ce4">
            <text:p>145</text:p>
          </table:table-cell>
          <table:table-cell office:value-type="percentage" office:value="0.53103448275862097" table:style-name="ce21">
            <text:p>53%</text:p>
          </table:table-cell>
          <table:table-cell office:value-type="percentage" office:value="0.44199204385021601" table:style-name="ce21">
            <text:p>44%</text:p>
          </table:table-cell>
          <table:table-cell office:value-type="percentage" office:value="8.9042438908404797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113010" table:style-name="ce28">
            <text:p>113010</text:p>
          </table:table-cell>
          <table:table-cell office:value-type="float" office:value="330188" table:style-name="ce4">
            <text:p>330188</text:p>
          </table:table-cell>
          <table:table-cell office:value-type="string" table:style-name="ce3">
            <text:p>Escola Básica de Loureiro, Alumieira, Oliveira de Azeméis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Oliveira de Azeméis</text:p>
          </table:table-cell>
          <table:table-cell office:value-type="string" table:style-name="ce3">
            <text:p>Público</text:p>
          </table:table-cell>
          <table:table-cell office:value-type="float" office:value="148" table:style-name="ce4">
            <text:p>148</text:p>
          </table:table-cell>
          <table:table-cell office:value-type="percentage" office:value="0.51351351351351304" table:style-name="ce21">
            <text:p>51%</text:p>
          </table:table-cell>
          <table:table-cell office:value-type="percentage" office:value="0.40376258772923601" table:style-name="ce21">
            <text:p>40%</text:p>
          </table:table-cell>
          <table:table-cell office:value-type="percentage" office:value="0.109750925784278" table:style-name="ce22">
            <text:p>11%</text:p>
          </table:table-cell>
          <table:table-cell table:number-columns-repeated="16374"/>
        </table:table-row>
        <table:table-row table:style-name="ro1">
          <table:table-cell office:value-type="float" office:value="113147" table:style-name="ce28">
            <text:p>113147</text:p>
          </table:table-cell>
          <table:table-cell office:value-type="float" office:value="401742" table:style-name="ce4">
            <text:p>401742</text:p>
          </table:table-cell>
          <table:table-cell office:value-type="string" table:style-name="ce3">
            <text:p>Escola Básica e Secundária Ferreira de Castro, Oliveira de Azeméis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Oliveira de Azeméis</text:p>
          </table:table-cell>
          <table:table-cell office:value-type="string" table:style-name="ce3">
            <text:p>Público</text:p>
          </table:table-cell>
          <table:table-cell office:value-type="float" office:value="300" table:style-name="ce4">
            <text:p>300</text:p>
          </table:table-cell>
          <table:table-cell office:value-type="percentage" office:value="0.483333333333333" table:style-name="ce21">
            <text:p>48%</text:p>
          </table:table-cell>
          <table:table-cell office:value-type="percentage" office:value="0.47484175812502499" table:style-name="ce21">
            <text:p>47%</text:p>
          </table:table-cell>
          <table:table-cell office:value-type="percentage" office:value="8.4915752083082503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3176" table:style-name="ce28">
            <text:p>113176</text:p>
          </table:table-cell>
          <table:table-cell office:value-type="float" office:value="346603" table:style-name="ce4">
            <text:p>346603</text:p>
          </table:table-cell>
          <table:table-cell office:value-type="string" table:style-name="ce3">
            <text:p>Escola Básica Comendador Ângelo Azevedo, Oliveira de Azeméis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Oliveira de Azeméis</text:p>
          </table:table-cell>
          <table:table-cell office:value-type="string" table:style-name="ce3">
            <text:p>Público</text:p>
          </table:table-cell>
          <table:table-cell office:value-type="float" office:value="179" table:style-name="ce4">
            <text:p>179</text:p>
          </table:table-cell>
          <table:table-cell office:value-type="percentage" office:value="0.491620111731844" table:style-name="ce21">
            <text:p>49%</text:p>
          </table:table-cell>
          <table:table-cell office:value-type="percentage" office:value="0.47296721872085201" table:style-name="ce21">
            <text:p>47%</text:p>
          </table:table-cell>
          <table:table-cell office:value-type="percentage" office:value="1.8652893010991899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13278" table:style-name="ce28">
            <text:p>113278</text:p>
          </table:table-cell>
          <table:table-cell office:value-type="float" office:value="403003" table:style-name="ce4">
            <text:p>403003</text:p>
          </table:table-cell>
          <table:table-cell office:value-type="string" table:style-name="ce3">
            <text:p>Escola Básica e Secundária Soares Basto, Oliveira de Azeméis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Oliveira de Azeméis</text:p>
          </table:table-cell>
          <table:table-cell office:value-type="string" table:style-name="ce3">
            <text:p>Público</text:p>
          </table:table-cell>
          <table:table-cell office:value-type="float" office:value="403" table:style-name="ce4">
            <text:p>403</text:p>
          </table:table-cell>
          <table:table-cell office:value-type="percentage" office:value="0.49875930521091799" table:style-name="ce21">
            <text:p>50%</text:p>
          </table:table-cell>
          <table:table-cell office:value-type="percentage" office:value="0.48553123740222198" table:style-name="ce21">
            <text:p>49%</text:p>
          </table:table-cell>
          <table:table-cell office:value-type="percentage" office:value="1.32280678086957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3401" table:style-name="ce28">
            <text:p>113401</text:p>
          </table:table-cell>
          <table:table-cell office:value-type="float" office:value="343547" table:style-name="ce4">
            <text:p>343547</text:p>
          </table:table-cell>
          <table:table-cell office:value-type="string" table:style-name="ce3">
            <text:p>Escola Básica e Secundária de Fajões, Oliveira de Azeméis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Oliveira de Azeméis</text:p>
          </table:table-cell>
          <table:table-cell office:value-type="string" table:style-name="ce3">
            <text:p>Público</text:p>
          </table:table-cell>
          <table:table-cell office:value-type="float" office:value="211" table:style-name="ce4">
            <text:p>211</text:p>
          </table:table-cell>
          <table:table-cell office:value-type="percentage" office:value="0.56872037914691898" table:style-name="ce21">
            <text:p>57%</text:p>
          </table:table-cell>
          <table:table-cell office:value-type="percentage" office:value="0.46001113368906099" table:style-name="ce21">
            <text:p>46%</text:p>
          </table:table-cell>
          <table:table-cell office:value-type="percentage" office:value="0.108709245457859" table:style-name="ce22">
            <text:p>11%</text:p>
          </table:table-cell>
          <table:table-cell table:number-columns-repeated="16374"/>
        </table:table-row>
        <table:table-row table:style-name="ro1">
          <table:table-cell office:value-type="float" office:value="113470" table:style-name="ce28">
            <text:p>113470</text:p>
          </table:table-cell>
          <table:table-cell office:value-type="float" office:value="346597" table:style-name="ce4">
            <text:p>346597</text:p>
          </table:table-cell>
          <table:table-cell office:value-type="string" table:style-name="ce3">
            <text:p>Escola Básica de Carregosa, Oliveira de Azeméis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Oliveira de Azeméis</text:p>
          </table:table-cell>
          <table:table-cell office:value-type="string" table:style-name="ce3">
            <text:p>Público</text:p>
          </table:table-cell>
          <table:table-cell office:value-type="float" office:value="149" table:style-name="ce4">
            <text:p>149</text:p>
          </table:table-cell>
          <table:table-cell office:value-type="percentage" office:value="0.46308724832214798" table:style-name="ce21">
            <text:p>46%</text:p>
          </table:table-cell>
          <table:table-cell office:value-type="percentage" office:value="0.394756614249337" table:style-name="ce21">
            <text:p>39%</text:p>
          </table:table-cell>
          <table:table-cell office:value-type="percentage" office:value="6.83306340728108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113513" table:style-name="ce28">
            <text:p>113513</text:p>
          </table:table-cell>
          <table:table-cell office:value-type="float" office:value="345763" table:style-name="ce4">
            <text:p>345763</text:p>
          </table:table-cell>
          <table:table-cell office:value-type="string" table:style-name="ce3">
            <text:p>Escola Básica e Secundária Dr. Ferreira da Silva, Cucujães, Oliveira de Azeméis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Oliveira de Azeméis</text:p>
          </table:table-cell>
          <table:table-cell office:value-type="string" table:style-name="ce3">
            <text:p>Público</text:p>
          </table:table-cell>
          <table:table-cell office:value-type="float" office:value="227" table:style-name="ce4">
            <text:p>227</text:p>
          </table:table-cell>
          <table:table-cell office:value-type="percentage" office:value="0.44052863436123302" table:style-name="ce21">
            <text:p>44%</text:p>
          </table:table-cell>
          <table:table-cell office:value-type="percentage" office:value="0.43828486448605702" table:style-name="ce21">
            <text:p>44%</text:p>
          </table:table-cell>
          <table:table-cell office:value-type="percentage" office:value="2.2437698751768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14354" table:style-name="ce28">
            <text:p>114354</text:p>
          </table:table-cell>
          <table:table-cell office:value-type="float" office:value="341022" table:style-name="ce4">
            <text:p>341022</text:p>
          </table:table-cell>
          <table:table-cell office:value-type="string" table:style-name="ce3">
            <text:p>Escola Básica Dr. Acácio de Azevedo, Oliveira do Bairr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Oliveira do Bairro</text:p>
          </table:table-cell>
          <table:table-cell office:value-type="string" table:style-name="ce3">
            <text:p>Público</text:p>
          </table:table-cell>
          <table:table-cell office:value-type="float" office:value="334" table:style-name="ce4">
            <text:p>334</text:p>
          </table:table-cell>
          <table:table-cell office:value-type="percentage" office:value="0.46107784431137699" table:style-name="ce21">
            <text:p>46%</text:p>
          </table:table-cell>
          <table:table-cell office:value-type="percentage" office:value="0.45752579194436899" table:style-name="ce21">
            <text:p>46%</text:p>
          </table:table-cell>
          <table:table-cell office:value-type="percentage" office:value="3.5520523670079501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14711" table:style-name="ce28">
            <text:p>114711</text:p>
          </table:table-cell>
          <table:table-cell office:value-type="string" table:style-name="ce4">
            <text:p>*</text:p>
          </table:table-cell>
          <table:table-cell office:value-type="string" table:style-name="ce3">
            <text:p>Instituto de Promoção Social de Bustos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Oliveira do Bairro</text:p>
          </table:table-cell>
          <table:table-cell office:value-type="string" table:style-name="ce3">
            <text:p>Privado</text:p>
          </table:table-cell>
          <table:table-cell office:value-type="float" office:value="202" table:style-name="ce4">
            <text:p>202</text:p>
          </table:table-cell>
          <table:table-cell office:value-type="percentage" office:value="0.53960396039603997" table:style-name="ce21">
            <text:p>54%</text:p>
          </table:table-cell>
          <table:table-cell office:value-type="percentage" office:value="0.52639477138805901" table:style-name="ce21">
            <text:p>53%</text:p>
          </table:table-cell>
          <table:table-cell office:value-type="percentage" office:value="1.32091890079806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4766" table:style-name="ce28">
            <text:p>114766</text:p>
          </table:table-cell>
          <table:table-cell office:value-type="float" office:value="345519" table:style-name="ce4">
            <text:p>345519</text:p>
          </table:table-cell>
          <table:table-cell office:value-type="string" table:style-name="ce3">
            <text:p>Escola Básica Dr. Fernando Peixinho, Oiã, Oliveira do Bairr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Oliveira do Bairro</text:p>
          </table:table-cell>
          <table:table-cell office:value-type="string" table:style-name="ce3">
            <text:p>Público</text:p>
          </table:table-cell>
          <table:table-cell office:value-type="float" office:value="124" table:style-name="ce4">
            <text:p>124</text:p>
          </table:table-cell>
          <table:table-cell office:value-type="percentage" office:value="0.37096774193548399" table:style-name="ce21">
            <text:p>37%</text:p>
          </table:table-cell>
          <table:table-cell office:value-type="percentage" office:value="0.43838228587371297" table:style-name="ce21">
            <text:p>44%</text:p>
          </table:table-cell>
          <table:table-cell office:value-type="percentage" office:value="-6.7414543938229404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15039" table:style-name="ce28">
            <text:p>115039</text:p>
          </table:table-cell>
          <table:table-cell office:value-type="float" office:value="345507" table:style-name="ce4">
            <text:p>345507</text:p>
          </table:table-cell>
          <table:table-cell office:value-type="string" table:style-name="ce3">
            <text:p>Escola Básica de Maceda, Ovar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Ovar</text:p>
          </table:table-cell>
          <table:table-cell office:value-type="string" table:style-name="ce3">
            <text:p>Público</text:p>
          </table:table-cell>
          <table:table-cell office:value-type="float" office:value="132" table:style-name="ce4">
            <text:p>132</text:p>
          </table:table-cell>
          <table:table-cell office:value-type="percentage" office:value="0.46212121212121199" table:style-name="ce21">
            <text:p>46%</text:p>
          </table:table-cell>
          <table:table-cell office:value-type="percentage" office:value="0.401662747991824" table:style-name="ce21">
            <text:p>40%</text:p>
          </table:table-cell>
          <table:table-cell office:value-type="percentage" office:value="6.0458464129387997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15212" table:style-name="ce28">
            <text:p>115212</text:p>
          </table:table-cell>
          <table:table-cell office:value-type="float" office:value="345490" table:style-name="ce4">
            <text:p>345490</text:p>
          </table:table-cell>
          <table:table-cell office:value-type="string" table:style-name="ce3">
            <text:p>Escola Básica Monsenhor Miguel de Oliveira, Válega, Ovar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Ovar</text:p>
          </table:table-cell>
          <table:table-cell office:value-type="string" table:style-name="ce3">
            <text:p>Público</text:p>
          </table:table-cell>
          <table:table-cell office:value-type="float" office:value="147" table:style-name="ce4">
            <text:p>147</text:p>
          </table:table-cell>
          <table:table-cell office:value-type="percentage" office:value="0.42857142857142899" table:style-name="ce21">
            <text:p>43%</text:p>
          </table:table-cell>
          <table:table-cell office:value-type="percentage" office:value="0.40035112827862301" table:style-name="ce21">
            <text:p>40%</text:p>
          </table:table-cell>
          <table:table-cell office:value-type="percentage" office:value="2.82203002928051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15226" table:style-name="ce28">
            <text:p>115226</text:p>
          </table:table-cell>
          <table:table-cell office:value-type="float" office:value="401493" table:style-name="ce4">
            <text:p>401493</text:p>
          </table:table-cell>
          <table:table-cell office:value-type="string" table:style-name="ce3">
            <text:p>Escola Secundária Dr. José Macedo Fragateiro, Ovar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Ovar</text:p>
          </table:table-cell>
          <table:table-cell office:value-type="string" table:style-name="ce3">
            <text:p>Público</text:p>
          </table:table-cell>
          <table:table-cell office:value-type="float" office:value="484" table:style-name="ce4">
            <text:p>484</text:p>
          </table:table-cell>
          <table:table-cell office:value-type="percentage" office:value="0.46900826446281002" table:style-name="ce21">
            <text:p>47%</text:p>
          </table:table-cell>
          <table:table-cell office:value-type="percentage" office:value="0.46225914447238098" table:style-name="ce21">
            <text:p>46%</text:p>
          </table:table-cell>
          <table:table-cell office:value-type="percentage" office:value="6.7491199904288496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5308" table:style-name="ce28">
            <text:p>115308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Florbela Espanca, Esmoriz, Ovar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Ovar</text:p>
          </table:table-cell>
          <table:table-cell office:value-type="string" table:style-name="ce3">
            <text:p>Público</text:p>
          </table:table-cell>
          <table:table-cell office:value-type="float" office:value="447" table:style-name="ce4">
            <text:p>447</text:p>
          </table:table-cell>
          <table:table-cell office:value-type="percentage" office:value="0.43847874720357899" table:style-name="ce21">
            <text:p>44%</text:p>
          </table:table-cell>
          <table:table-cell office:value-type="percentage" office:value="0.42280768253851297" table:style-name="ce21">
            <text:p>42%</text:p>
          </table:table-cell>
          <table:table-cell office:value-type="percentage" office:value="1.56710646650665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15490" table:style-name="ce28">
            <text:p>115490</text:p>
          </table:table-cell>
          <table:table-cell office:value-type="float" office:value="402035" table:style-name="ce4">
            <text:p>402035</text:p>
          </table:table-cell>
          <table:table-cell office:value-type="string" table:style-name="ce3">
            <text:p>Escola Secundária Júlio Dinis, Ovar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Ovar</text:p>
          </table:table-cell>
          <table:table-cell office:value-type="string" table:style-name="ce3">
            <text:p>Público</text:p>
          </table:table-cell>
          <table:table-cell office:value-type="float" office:value="258" table:style-name="ce4">
            <text:p>258</text:p>
          </table:table-cell>
          <table:table-cell office:value-type="percentage" office:value="0.50387596899224796" table:style-name="ce21">
            <text:p>50%</text:p>
          </table:table-cell>
          <table:table-cell office:value-type="percentage" office:value="0.49320156153261002" table:style-name="ce21">
            <text:p>49%</text:p>
          </table:table-cell>
          <table:table-cell office:value-type="percentage" office:value="1.0674407459637899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5704" table:style-name="ce28">
            <text:p>115704</text:p>
          </table:table-cell>
          <table:table-cell office:value-type="float" office:value="330772" table:style-name="ce4">
            <text:p>330772</text:p>
          </table:table-cell>
          <table:table-cell office:value-type="string" table:style-name="ce3">
            <text:p>Escola Básica de São Vicente de Pereira Jusã, Ovar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Ovar</text:p>
          </table:table-cell>
          <table:table-cell office:value-type="string" table:style-name="ce3">
            <text:p>Público</text:p>
          </table:table-cell>
          <table:table-cell office:value-type="float" office:value="87" table:style-name="ce4">
            <text:p>87</text:p>
          </table:table-cell>
          <table:table-cell office:value-type="percentage" office:value="0.49425287356321801" table:style-name="ce21">
            <text:p>49%</text:p>
          </table:table-cell>
          <table:table-cell office:value-type="percentage" office:value="0.34134918683132398" table:style-name="ce21">
            <text:p>34%</text:p>
          </table:table-cell>
          <table:table-cell office:value-type="percentage" office:value="0.152903686731895" table:style-name="ce22">
            <text:p>15%</text:p>
          </table:table-cell>
          <table:table-cell table:number-columns-repeated="16374"/>
        </table:table-row>
        <table:table-row table:style-name="ro1">
          <table:table-cell office:value-type="float" office:value="116286" table:style-name="ce28">
            <text:p>116286</text:p>
          </table:table-cell>
          <table:table-cell office:value-type="float" office:value="402023" table:style-name="ce4">
            <text:p>402023</text:p>
          </table:table-cell>
          <table:table-cell office:value-type="string" table:style-name="ce3">
            <text:p>Escola Secundária João Silva Correia, São João da Madeir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São João da Madeira</text:p>
          </table:table-cell>
          <table:table-cell office:value-type="string" table:style-name="ce3">
            <text:p>Público</text:p>
          </table:table-cell>
          <table:table-cell office:value-type="float" office:value="252" table:style-name="ce4">
            <text:p>252</text:p>
          </table:table-cell>
          <table:table-cell office:value-type="percentage" office:value="0.69841269841269804" table:style-name="ce21">
            <text:p>70%</text:p>
          </table:table-cell>
          <table:table-cell office:value-type="percentage" office:value="0.64535570553786903" table:style-name="ce21">
            <text:p>65%</text:p>
          </table:table-cell>
          <table:table-cell office:value-type="percentage" office:value="5.3056992874829699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16374" table:style-name="ce28">
            <text:p>116374</text:p>
          </table:table-cell>
          <table:table-cell office:value-type="float" office:value="402850" table:style-name="ce4">
            <text:p>402850</text:p>
          </table:table-cell>
          <table:table-cell office:value-type="string" table:style-name="ce3">
            <text:p>Escola Básica e Secundária Oliveira Júnior, São João da Madeir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São João da Madeira</text:p>
          </table:table-cell>
          <table:table-cell office:value-type="string" table:style-name="ce3">
            <text:p>Público</text:p>
          </table:table-cell>
          <table:table-cell office:value-type="float" office:value="438" table:style-name="ce4">
            <text:p>438</text:p>
          </table:table-cell>
          <table:table-cell office:value-type="percentage" office:value="0.54337899543378998" table:style-name="ce21">
            <text:p>54%</text:p>
          </table:table-cell>
          <table:table-cell office:value-type="percentage" office:value="0.52847741674562199" table:style-name="ce21">
            <text:p>53%</text:p>
          </table:table-cell>
          <table:table-cell office:value-type="percentage" office:value="1.4901578688168099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6386" table:style-name="ce28">
            <text:p>116386</text:p>
          </table:table-cell>
          <table:table-cell office:value-type="float" office:value="310244" table:style-name="ce4">
            <text:p>310244</text:p>
          </table:table-cell>
          <table:table-cell office:value-type="string" table:style-name="ce3">
            <text:p>Escola Básica e Secundária de São João da Madeir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São João da Madeira</text:p>
          </table:table-cell>
          <table:table-cell office:value-type="string" table:style-name="ce3">
            <text:p>Público</text:p>
          </table:table-cell>
          <table:table-cell office:value-type="float" office:value="244" table:style-name="ce4">
            <text:p>244</text:p>
          </table:table-cell>
          <table:table-cell office:value-type="percentage" office:value="0.47950819672131101" table:style-name="ce21">
            <text:p>48%</text:p>
          </table:table-cell>
          <table:table-cell office:value-type="percentage" office:value="0.51821661741949299" table:style-name="ce21">
            <text:p>52%</text:p>
          </table:table-cell>
          <table:table-cell office:value-type="percentage" office:value="-3.8708420698181999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16413" table:style-name="ce28">
            <text:p>116413</text:p>
          </table:table-cell>
          <table:table-cell office:value-type="float" office:value="402771" table:style-name="ce4">
            <text:p>402771</text:p>
          </table:table-cell>
          <table:table-cell office:value-type="string" table:style-name="ce3">
            <text:p>Escola Básica e Secundária Dr. Serafim Leite, São João da Madeir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São João da Madeira</text:p>
          </table:table-cell>
          <table:table-cell office:value-type="string" table:style-name="ce3">
            <text:p>Público</text:p>
          </table:table-cell>
          <table:table-cell office:value-type="float" office:value="142" table:style-name="ce4">
            <text:p>142</text:p>
          </table:table-cell>
          <table:table-cell office:value-type="percentage" office:value="0.40140845070422498" table:style-name="ce21">
            <text:p>40%</text:p>
          </table:table-cell>
          <table:table-cell office:value-type="percentage" office:value="0.43768160090436398" table:style-name="ce21">
            <text:p>44%</text:p>
          </table:table-cell>
          <table:table-cell office:value-type="percentage" office:value="-3.6273150200138403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17431" table:style-name="ce28">
            <text:p>117431</text:p>
          </table:table-cell>
          <table:table-cell office:value-type="float" office:value="403015" table:style-name="ce4">
            <text:p>403015</text:p>
          </table:table-cell>
          <table:table-cell office:value-type="string" table:style-name="ce3">
            <text:p>Escola Básica e Secundária de Sever do Voug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Sever do Vouga</text:p>
          </table:table-cell>
          <table:table-cell office:value-type="string" table:style-name="ce3">
            <text:p>Público</text:p>
          </table:table-cell>
          <table:table-cell office:value-type="float" office:value="335" table:style-name="ce4">
            <text:p>335</text:p>
          </table:table-cell>
          <table:table-cell office:value-type="percentage" office:value="0.51641791044776097" table:style-name="ce21">
            <text:p>52%</text:p>
          </table:table-cell>
          <table:table-cell office:value-type="percentage" office:value="0.46372505539334702" table:style-name="ce21">
            <text:p>46%</text:p>
          </table:table-cell>
          <table:table-cell office:value-type="percentage" office:value="5.2692855054414199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18484" table:style-name="ce28">
            <text:p>118484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r. João Rocha - Pai, Vagos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Vagos</text:p>
          </table:table-cell>
          <table:table-cell office:value-type="string" table:style-name="ce3">
            <text:p>Público</text:p>
          </table:table-cell>
          <table:table-cell office:value-type="float" office:value="343" table:style-name="ce4">
            <text:p>343</text:p>
          </table:table-cell>
          <table:table-cell office:value-type="percentage" office:value="0.472303206997085" table:style-name="ce21">
            <text:p>47%</text:p>
          </table:table-cell>
          <table:table-cell office:value-type="percentage" office:value="0.489994998543403" table:style-name="ce21">
            <text:p>49%</text:p>
          </table:table-cell>
          <table:table-cell office:value-type="percentage" office:value="-1.7691791546318902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18500" table:style-name="ce28">
            <text:p>118500</text:p>
          </table:table-cell>
          <table:table-cell office:value-type="float" office:value="380477" table:style-name="ce4">
            <text:p>380477</text:p>
          </table:table-cell>
          <table:table-cell office:value-type="string" table:style-name="ce3">
            <text:p>Colégio Diocesano de Nossa Senhora da Apresentação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Vagos</text:p>
          </table:table-cell>
          <table:table-cell office:value-type="string" table:style-name="ce3">
            <text:p>Privado</text:p>
          </table:table-cell>
          <table:table-cell office:value-type="float" office:value="330" table:style-name="ce4">
            <text:p>330</text:p>
          </table:table-cell>
          <table:table-cell office:value-type="percentage" office:value="0.47575757575757599" table:style-name="ce21">
            <text:p>48%</text:p>
          </table:table-cell>
          <table:table-cell office:value-type="percentage" office:value="0.43824727815655301" table:style-name="ce21">
            <text:p>44%</text:p>
          </table:table-cell>
          <table:table-cell office:value-type="percentage" office:value="3.7510297601023299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19542" table:style-name="ce28">
            <text:p>119542</text:p>
          </table:table-cell>
          <table:table-cell office:value-type="float" office:value="340960" table:style-name="ce4">
            <text:p>340960</text:p>
          </table:table-cell>
          <table:table-cell office:value-type="string" table:style-name="ce3">
            <text:p>Escola Básica das Dairas, Vale de Cambr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Vale de Cambra</text:p>
          </table:table-cell>
          <table:table-cell office:value-type="string" table:style-name="ce3">
            <text:p>Público</text:p>
          </table:table-cell>
          <table:table-cell office:value-type="float" office:value="239" table:style-name="ce4">
            <text:p>239</text:p>
          </table:table-cell>
          <table:table-cell office:value-type="percentage" office:value="0.51046025104602499" table:style-name="ce21">
            <text:p>51%</text:p>
          </table:table-cell>
          <table:table-cell office:value-type="percentage" office:value="0.50164622329873598" table:style-name="ce21">
            <text:p>50%</text:p>
          </table:table-cell>
          <table:table-cell office:value-type="percentage" office:value="8.8140277472889602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19684" table:style-name="ce28">
            <text:p>119684</text:p>
          </table:table-cell>
          <table:table-cell office:value-type="float" office:value="343328" table:style-name="ce4">
            <text:p>343328</text:p>
          </table:table-cell>
          <table:table-cell office:value-type="string" table:style-name="ce3">
            <text:p>Escola Básica e Secundária de Búzio, Vale de Cambra</text:p>
          </table:table-cell>
          <table:table-cell office:value-type="string" table:style-name="ce3">
            <text:p>Aveiro</text:p>
          </table:table-cell>
          <table:table-cell office:value-type="string" table:style-name="ce3">
            <text:p>Vale de Cambra</text:p>
          </table:table-cell>
          <table:table-cell office:value-type="string" table:style-name="ce3">
            <text:p>Público</text:p>
          </table:table-cell>
          <table:table-cell office:value-type="float" office:value="339" table:style-name="ce4">
            <text:p>339</text:p>
          </table:table-cell>
          <table:table-cell office:value-type="percentage" office:value="0.56342182890855497" table:style-name="ce21">
            <text:p>56%</text:p>
          </table:table-cell>
          <table:table-cell office:value-type="percentage" office:value="0.48508507399150502" table:style-name="ce21">
            <text:p>49%</text:p>
          </table:table-cell>
          <table:table-cell office:value-type="percentage" office:value="7.833675491705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201458" table:style-name="ce28">
            <text:p>1201458</text:p>
          </table:table-cell>
          <table:table-cell office:value-type="float" office:value="345982" table:style-name="ce4">
            <text:p>345982</text:p>
          </table:table-cell>
          <table:table-cell office:value-type="string" table:style-name="ce3">
            <text:p>Escola Básica e Secundária Padre José Agostinho Rodrigues, Alter do Chão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Alter do Chão</text:p>
          </table:table-cell>
          <table:table-cell office:value-type="string" table:style-name="ce3">
            <text:p>Público</text:p>
          </table:table-cell>
          <table:table-cell office:value-type="float" office:value="72" table:style-name="ce4">
            <text:p>72</text:p>
          </table:table-cell>
          <table:table-cell office:value-type="percentage" office:value="0.34722222222222199" table:style-name="ce21">
            <text:p>35%</text:p>
          </table:table-cell>
          <table:table-cell office:value-type="percentage" office:value="0.363799143255019" table:style-name="ce21">
            <text:p>36%</text:p>
          </table:table-cell>
          <table:table-cell office:value-type="percentage" office:value="-1.6576921032797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202143" table:style-name="ce28">
            <text:p>1202143</text:p>
          </table:table-cell>
          <table:table-cell office:value-type="float" office:value="330437" table:style-name="ce4">
            <text:p>330437</text:p>
          </table:table-cell>
          <table:table-cell office:value-type="string" table:style-name="ce3">
            <text:p>Escola Básica e Secundária Nossa Senhora da Luz, Arronches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Arronches</text:p>
          </table:table-cell>
          <table:table-cell office:value-type="string" table:style-name="ce3">
            <text:p>Público</text:p>
          </table:table-cell>
          <table:table-cell office:value-type="float" office:value="52" table:style-name="ce4">
            <text:p>52</text:p>
          </table:table-cell>
          <table:table-cell office:value-type="percentage" office:value="0.42307692307692302" table:style-name="ce21">
            <text:p>42%</text:p>
          </table:table-cell>
          <table:table-cell office:value-type="percentage" office:value="0.38867942919715198" table:style-name="ce21">
            <text:p>39%</text:p>
          </table:table-cell>
          <table:table-cell office:value-type="percentage" office:value="3.4397493879770702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203036" table:style-name="ce28">
            <text:p>1203036</text:p>
          </table:table-cell>
          <table:table-cell office:value-type="float" office:value="330541" table:style-name="ce4">
            <text:p>330541</text:p>
          </table:table-cell>
          <table:table-cell office:value-type="string" table:style-name="ce3">
            <text:p>Escola Básica Mestre de Avis, Avis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Avis</text:p>
          </table:table-cell>
          <table:table-cell office:value-type="string" table:style-name="ce3">
            <text:p>Público</text:p>
          </table:table-cell>
          <table:table-cell office:value-type="float" office:value="82" table:style-name="ce4">
            <text:p>82</text:p>
          </table:table-cell>
          <table:table-cell office:value-type="percentage" office:value="0.18292682926829301" table:style-name="ce21">
            <text:p>18%</text:p>
          </table:table-cell>
          <table:table-cell office:value-type="percentage" office:value="0.29977457561207799" table:style-name="ce21">
            <text:p>30%</text:p>
          </table:table-cell>
          <table:table-cell office:value-type="percentage" office:value="-0.116847746343785" table:style-name="ce22">
            <text:p>-12%</text:p>
          </table:table-cell>
          <table:table-cell table:number-columns-repeated="16374"/>
        </table:table-row>
        <table:table-row table:style-name="ro1">
          <table:table-cell office:value-type="float" office:value="1204743" table:style-name="ce28">
            <text:p>1204743</text:p>
          </table:table-cell>
          <table:table-cell office:value-type="float" office:value="401080" table:style-name="ce4">
            <text:p>401080</text:p>
          </table:table-cell>
          <table:table-cell office:value-type="string" table:style-name="ce3">
            <text:p>Escola Secundária de Campo Maior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Campo Maior</text:p>
          </table:table-cell>
          <table:table-cell office:value-type="string" table:style-name="ce3">
            <text:p>Público</text:p>
          </table:table-cell>
          <table:table-cell office:value-type="float" office:value="242" table:style-name="ce4">
            <text:p>242</text:p>
          </table:table-cell>
          <table:table-cell office:value-type="percentage" office:value="0.44214876033057898" table:style-name="ce21">
            <text:p>44%</text:p>
          </table:table-cell>
          <table:table-cell office:value-type="percentage" office:value="0.35406560344584398" table:style-name="ce21">
            <text:p>35%</text:p>
          </table:table-cell>
          <table:table-cell office:value-type="percentage" office:value="8.8083156884734795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1205172" table:style-name="ce28">
            <text:p>1205172</text:p>
          </table:table-cell>
          <table:table-cell office:value-type="float" office:value="330530" table:style-name="ce4">
            <text:p>330530</text:p>
          </table:table-cell>
          <table:table-cell office:value-type="string" table:style-name="ce3">
            <text:p>Escola Básica Garcia da Orta, Castelo de Vide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Castelo de Vide</text:p>
          </table:table-cell>
          <table:table-cell office:value-type="string" table:style-name="ce3">
            <text:p>Público</text:p>
          </table:table-cell>
          <table:table-cell office:value-type="float" office:value="53" table:style-name="ce4">
            <text:p>53</text:p>
          </table:table-cell>
          <table:table-cell office:value-type="percentage" office:value="0.43396226415094302" table:style-name="ce21">
            <text:p>43%</text:p>
          </table:table-cell>
          <table:table-cell office:value-type="percentage" office:value="0.40222457472183198" table:style-name="ce21">
            <text:p>40%</text:p>
          </table:table-cell>
          <table:table-cell office:value-type="percentage" office:value="3.1737689429111399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206960" table:style-name="ce28">
            <text:p>1206960</text:p>
          </table:table-cell>
          <table:table-cell office:value-type="float" office:value="330991" table:style-name="ce4">
            <text:p>330991</text:p>
          </table:table-cell>
          <table:table-cell office:value-type="string" table:style-name="ce3">
            <text:p>Escola Básica Ana Maria Ferreira Gordo, Crato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Crato</text:p>
          </table:table-cell>
          <table:table-cell office:value-type="string" table:style-name="ce3">
            <text:p>Público</text:p>
          </table:table-cell>
          <table:table-cell office:value-type="float" office:value="72" table:style-name="ce4">
            <text:p>72</text:p>
          </table:table-cell>
          <table:table-cell office:value-type="percentage" office:value="0.31944444444444398" table:style-name="ce21">
            <text:p>32%</text:p>
          </table:table-cell>
          <table:table-cell office:value-type="percentage" office:value="0.34839142514409199" table:style-name="ce21">
            <text:p>35%</text:p>
          </table:table-cell>
          <table:table-cell office:value-type="percentage" office:value="-2.8946980699647101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207010" table:style-name="ce28">
            <text:p>1207010</text:p>
          </table:table-cell>
          <table:table-cell office:value-type="float" office:value="341381" table:style-name="ce4">
            <text:p>341381</text:p>
          </table:table-cell>
          <table:table-cell office:value-type="string" table:style-name="ce3">
            <text:p>Escola Básica n.º 2 de Elvas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Elvas</text:p>
          </table:table-cell>
          <table:table-cell office:value-type="string" table:style-name="ce3">
            <text:p>Público</text:p>
          </table:table-cell>
          <table:table-cell office:value-type="float" office:value="148" table:style-name="ce4">
            <text:p>148</text:p>
          </table:table-cell>
          <table:table-cell office:value-type="percentage" office:value="0.108108108108108" table:style-name="ce21">
            <text:p>11%</text:p>
          </table:table-cell>
          <table:table-cell office:value-type="percentage" office:value="0.20484661957158801" table:style-name="ce21">
            <text:p>20%</text:p>
          </table:table-cell>
          <table:table-cell office:value-type="percentage" office:value="-9.6738511463479601E-2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207112" table:style-name="ce28">
            <text:p>1207112</text:p>
          </table:table-cell>
          <table:table-cell office:value-type="float" office:value="505316" table:style-name="ce4">
            <text:p>505316</text:p>
          </table:table-cell>
          <table:table-cell office:value-type="string" table:style-name="ce3">
            <text:p>Colégio Luso-Britânico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Elvas</text:p>
          </table:table-cell>
          <table:table-cell office:value-type="string" table:style-name="ce3">
            <text:p>Privado</text:p>
          </table:table-cell>
          <table:table-cell office:value-type="float" office:value="71" table:style-name="ce4">
            <text:p>71</text:p>
          </table:table-cell>
          <table:table-cell office:value-type="percentage" office:value="0.78873239436619702" table:style-name="ce21">
            <text:p>79%</text:p>
          </table:table-cell>
          <table:table-cell office:value-type="percentage" office:value="0.75224958380085005" table:style-name="ce21">
            <text:p>75%</text:p>
          </table:table-cell>
          <table:table-cell office:value-type="percentage" office:value="3.64828105653476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207287" table:style-name="ce28">
            <text:p>1207287</text:p>
          </table:table-cell>
          <table:table-cell office:value-type="float" office:value="341393" table:style-name="ce4">
            <text:p>341393</text:p>
          </table:table-cell>
          <table:table-cell office:value-type="string" table:style-name="ce3">
            <text:p>Escola Básica n.º 1 de Elvas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Elvas</text:p>
          </table:table-cell>
          <table:table-cell office:value-type="string" table:style-name="ce3">
            <text:p>Público</text:p>
          </table:table-cell>
          <table:table-cell office:value-type="float" office:value="282" table:style-name="ce4">
            <text:p>282</text:p>
          </table:table-cell>
          <table:table-cell office:value-type="percentage" office:value="0.43617021276595702" table:style-name="ce21">
            <text:p>44%</text:p>
          </table:table-cell>
          <table:table-cell office:value-type="percentage" office:value="0.406491581284806" table:style-name="ce21">
            <text:p>41%</text:p>
          </table:table-cell>
          <table:table-cell office:value-type="percentage" office:value="2.9678631481151501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207836" table:style-name="ce28">
            <text:p>1207836</text:p>
          </table:table-cell>
          <table:table-cell office:value-type="float" office:value="330700" table:style-name="ce4">
            <text:p>330700</text:p>
          </table:table-cell>
          <table:table-cell office:value-type="string" table:style-name="ce3">
            <text:p>Escola Básica de Vila Boim, Elvas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Elvas</text:p>
          </table:table-cell>
          <table:table-cell office:value-type="string" table:style-name="ce3">
            <text:p>Público</text:p>
          </table:table-cell>
          <table:table-cell office:value-type="float" office:value="104" table:style-name="ce4">
            <text:p>104</text:p>
          </table:table-cell>
          <table:table-cell office:value-type="percentage" office:value="0.33653846153846201" table:style-name="ce21">
            <text:p>34%</text:p>
          </table:table-cell>
          <table:table-cell office:value-type="percentage" office:value="0.39771041732905699" table:style-name="ce21">
            <text:p>40%</text:p>
          </table:table-cell>
          <table:table-cell office:value-type="percentage" office:value="-6.1171955790595901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208312" table:style-name="ce28">
            <text:p>1208312</text:p>
          </table:table-cell>
          <table:table-cell office:value-type="float" office:value="330930" table:style-name="ce4">
            <text:p>330930</text:p>
          </table:table-cell>
          <table:table-cell office:value-type="string" table:style-name="ce3">
            <text:p>Escola Básica Frei Manuel Cardoso, Fronteira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Fronteira</text:p>
          </table:table-cell>
          <table:table-cell office:value-type="string" table:style-name="ce3">
            <text:p>Público</text:p>
          </table:table-cell>
          <table:table-cell office:value-type="float" office:value="66" table:style-name="ce4">
            <text:p>66</text:p>
          </table:table-cell>
          <table:table-cell office:value-type="percentage" office:value="0.37878787878787901" table:style-name="ce21">
            <text:p>38%</text:p>
          </table:table-cell>
          <table:table-cell office:value-type="percentage" office:value="0.35007994190077502" table:style-name="ce21">
            <text:p>35%</text:p>
          </table:table-cell>
          <table:table-cell office:value-type="percentage" office:value="2.87079368871038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209689" table:style-name="ce28">
            <text:p>1209689</text:p>
          </table:table-cell>
          <table:table-cell office:value-type="float" office:value="330360" table:style-name="ce4">
            <text:p>330360</text:p>
          </table:table-cell>
          <table:table-cell office:value-type="string" table:style-name="ce3">
            <text:p>Escola Básica e Secundária de Gavião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Gavião</text:p>
          </table:table-cell>
          <table:table-cell office:value-type="string" table:style-name="ce3">
            <text:p>Público</text:p>
          </table:table-cell>
          <table:table-cell office:value-type="float" office:value="90" table:style-name="ce4">
            <text:p>90</text:p>
          </table:table-cell>
          <table:table-cell office:value-type="percentage" office:value="0.31111111111111101" table:style-name="ce21">
            <text:p>31%</text:p>
          </table:table-cell>
          <table:table-cell office:value-type="percentage" office:value="0.31077821563754299" table:style-name="ce21">
            <text:p>31%</text:p>
          </table:table-cell>
          <table:table-cell office:value-type="percentage" office:value="3.3289547356794299E-4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210789" table:style-name="ce28">
            <text:p>1210789</text:p>
          </table:table-cell>
          <table:table-cell office:value-type="float" office:value="330565" table:style-name="ce4">
            <text:p>330565</text:p>
          </table:table-cell>
          <table:table-cell office:value-type="string" table:style-name="ce3">
            <text:p>Escola Básica de Ammaia, Portagem, Marvão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Marvão</text:p>
          </table:table-cell>
          <table:table-cell office:value-type="string" table:style-name="ce3">
            <text:p>Público</text:p>
          </table:table-cell>
          <table:table-cell office:value-type="float" office:value="65" table:style-name="ce4">
            <text:p>65</text:p>
          </table:table-cell>
          <table:table-cell office:value-type="percentage" office:value="0.35384615384615398" table:style-name="ce21">
            <text:p>35%</text:p>
          </table:table-cell>
          <table:table-cell office:value-type="percentage" office:value="0.33273817521325899" table:style-name="ce21">
            <text:p>33%</text:p>
          </table:table-cell>
          <table:table-cell office:value-type="percentage" office:value="2.1107978632894601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211428" table:style-name="ce28">
            <text:p>1211428</text:p>
          </table:table-cell>
          <table:table-cell office:value-type="float" office:value="330619" table:style-name="ce4">
            <text:p>330619</text:p>
          </table:table-cell>
          <table:table-cell office:value-type="string" table:style-name="ce3">
            <text:p>Escola Básica n.º 1 de Monforte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Monforte</text:p>
          </table:table-cell>
          <table:table-cell office:value-type="string" table:style-name="ce3">
            <text:p>Público</text:p>
          </table:table-cell>
          <table:table-cell office:value-type="float" office:value="63" table:style-name="ce4">
            <text:p>63</text:p>
          </table:table-cell>
          <table:table-cell office:value-type="percentage" office:value="0.25396825396825401" table:style-name="ce21">
            <text:p>25%</text:p>
          </table:table-cell>
          <table:table-cell office:value-type="percentage" office:value="0.36971311834668602" table:style-name="ce21">
            <text:p>37%</text:p>
          </table:table-cell>
          <table:table-cell office:value-type="percentage" office:value="-0.115744864378432" table:style-name="ce22">
            <text:p>-12%</text:p>
          </table:table-cell>
          <table:table-cell table:number-columns-repeated="16374"/>
        </table:table-row>
        <table:table-row table:style-name="ro1">
          <table:table-cell office:value-type="float" office:value="1212795" table:style-name="ce28">
            <text:p>1212795</text:p>
          </table:table-cell>
          <table:table-cell office:value-type="float" office:value="346056" table:style-name="ce4">
            <text:p>346056</text:p>
          </table:table-cell>
          <table:table-cell office:value-type="string" table:style-name="ce3">
            <text:p>Escola Básica e Secundária Prof. Mendes dos Remédios, Nisa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Nisa</text:p>
          </table:table-cell>
          <table:table-cell office:value-type="string" table:style-name="ce3">
            <text:p>Público</text:p>
          </table:table-cell>
          <table:table-cell office:value-type="float" office:value="122" table:style-name="ce4">
            <text:p>122</text:p>
          </table:table-cell>
          <table:table-cell office:value-type="percentage" office:value="0.27049180327868899" table:style-name="ce21">
            <text:p>27%</text:p>
          </table:table-cell>
          <table:table-cell office:value-type="percentage" office:value="0.40174805137150998" table:style-name="ce21">
            <text:p>40%</text:p>
          </table:table-cell>
          <table:table-cell office:value-type="percentage" office:value="-0.13125624809282099" table:style-name="ce22">
            <text:p>-13%</text:p>
          </table:table-cell>
          <table:table-cell table:number-columns-repeated="16374"/>
        </table:table-row>
        <table:table-row table:style-name="ro1">
          <table:table-cell office:value-type="float" office:value="1213106" table:style-name="ce28">
            <text:p>1213106</text:p>
          </table:table-cell>
          <table:table-cell office:value-type="float" office:value="330607" table:style-name="ce4">
            <text:p>330607</text:p>
          </table:table-cell>
          <table:table-cell office:value-type="string" table:style-name="ce3">
            <text:p>Escola Básica n.º 1 de Montargil, Ponte de Sor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Ponte de Sor</text:p>
          </table:table-cell>
          <table:table-cell office:value-type="string" table:style-name="ce3">
            <text:p>Público</text:p>
          </table:table-cell>
          <table:table-cell office:value-type="float" office:value="64" table:style-name="ce4">
            <text:p>64</text:p>
          </table:table-cell>
          <table:table-cell office:value-type="percentage" office:value="0.203125" table:style-name="ce21">
            <text:p>20%</text:p>
          </table:table-cell>
          <table:table-cell office:value-type="percentage" office:value="0.28154896134055502" table:style-name="ce21">
            <text:p>28%</text:p>
          </table:table-cell>
          <table:table-cell office:value-type="percentage" office:value="-7.8423961340554793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1213791" table:style-name="ce28">
            <text:p>1213791</text:p>
          </table:table-cell>
          <table:table-cell office:value-type="float" office:value="403441" table:style-name="ce4">
            <text:p>403441</text:p>
          </table:table-cell>
          <table:table-cell office:value-type="string" table:style-name="ce3">
            <text:p>Escola Secundária de Ponte de Sor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Ponte de Sor</text:p>
          </table:table-cell>
          <table:table-cell office:value-type="string" table:style-name="ce3">
            <text:p>Público</text:p>
          </table:table-cell>
          <table:table-cell office:value-type="float" office:value="321" table:style-name="ce4">
            <text:p>321</text:p>
          </table:table-cell>
          <table:table-cell office:value-type="percentage" office:value="0.39563862928348897" table:style-name="ce21">
            <text:p>40%</text:p>
          </table:table-cell>
          <table:table-cell office:value-type="percentage" office:value="0.43634234150887302" table:style-name="ce21">
            <text:p>44%</text:p>
          </table:table-cell>
          <table:table-cell office:value-type="percentage" office:value="-4.0703712225383597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214002" table:style-name="ce28">
            <text:p>1214002</text:p>
          </table:table-cell>
          <table:table-cell office:value-type="float" office:value="402310" table:style-name="ce4">
            <text:p>402310</text:p>
          </table:table-cell>
          <table:table-cell office:value-type="string" table:style-name="ce3">
            <text:p>Escola Secundária Mouzinho da Silveira, Portalegre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Público</text:p>
          </table:table-cell>
          <table:table-cell office:value-type="float" office:value="326" table:style-name="ce4">
            <text:p>326</text:p>
          </table:table-cell>
          <table:table-cell office:value-type="percentage" office:value="0.57361963190184095" table:style-name="ce21">
            <text:p>57%</text:p>
          </table:table-cell>
          <table:table-cell office:value-type="percentage" office:value="0.55111439003140805" table:style-name="ce21">
            <text:p>55%</text:p>
          </table:table-cell>
          <table:table-cell office:value-type="percentage" office:value="2.25052418704326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214234" table:style-name="ce28">
            <text:p>1214234</text:p>
          </table:table-cell>
          <table:table-cell office:value-type="float" office:value="402862" table:style-name="ce4">
            <text:p>402862</text:p>
          </table:table-cell>
          <table:table-cell office:value-type="string" table:style-name="ce3">
            <text:p>Escola Secundária de S. Lourenço, Portalegre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Público</text:p>
          </table:table-cell>
          <table:table-cell office:value-type="float" office:value="128" table:style-name="ce4">
            <text:p>128</text:p>
          </table:table-cell>
          <table:table-cell office:value-type="percentage" office:value="0.34375" table:style-name="ce21">
            <text:p>34%</text:p>
          </table:table-cell>
          <table:table-cell office:value-type="percentage" office:value="0.37105388221957503" table:style-name="ce21">
            <text:p>37%</text:p>
          </table:table-cell>
          <table:table-cell office:value-type="percentage" office:value="-2.7303882219574999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214630" table:style-name="ce28">
            <text:p>1214630</text:p>
          </table:table-cell>
          <table:table-cell office:value-type="float" office:value="341848" table:style-name="ce4">
            <text:p>341848</text:p>
          </table:table-cell>
          <table:table-cell office:value-type="string" table:style-name="ce3">
            <text:p>Escola Básica José Régio, Portalegre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Público</text:p>
          </table:table-cell>
          <table:table-cell office:value-type="float" office:value="208" table:style-name="ce4">
            <text:p>208</text:p>
          </table:table-cell>
          <table:table-cell office:value-type="percentage" office:value="0.38942307692307698" table:style-name="ce21">
            <text:p>39%</text:p>
          </table:table-cell>
          <table:table-cell office:value-type="percentage" office:value="0.39884276832179399" table:style-name="ce21">
            <text:p>40%</text:p>
          </table:table-cell>
          <table:table-cell office:value-type="percentage" office:value="-9.4196913987175598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215987" table:style-name="ce28">
            <text:p>1215987</text:p>
          </table:table-cell>
          <table:table-cell office:value-type="float" office:value="330553" table:style-name="ce4">
            <text:p>330553</text:p>
          </table:table-cell>
          <table:table-cell office:value-type="string" table:style-name="ce3">
            <text:p>Escola Básica e Secundária Padre Joaquim Maria Fernandes, Sousel</text:p>
          </table:table-cell>
          <table:table-cell office:value-type="string" table:style-name="ce3">
            <text:p>Portalegre</text:p>
          </table:table-cell>
          <table:table-cell office:value-type="string" table:style-name="ce3">
            <text:p>Sousel</text:p>
          </table:table-cell>
          <table:table-cell office:value-type="string" table:style-name="ce3">
            <text:p>Público</text:p>
          </table:table-cell>
          <table:table-cell office:value-type="float" office:value="113" table:style-name="ce4">
            <text:p>113</text:p>
          </table:table-cell>
          <table:table-cell office:value-type="percentage" office:value="0.221238938053097" table:style-name="ce21">
            <text:p>22%</text:p>
          </table:table-cell>
          <table:table-cell office:value-type="percentage" office:value="0.28880850633030802" table:style-name="ce21">
            <text:p>29%</text:p>
          </table:table-cell>
          <table:table-cell office:value-type="percentage" office:value="-6.7569568277210099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301013" table:style-name="ce28">
            <text:p>1301013</text:p>
          </table:table-cell>
          <table:table-cell office:value-type="float" office:value="330097" table:style-name="ce4">
            <text:p>330097</text:p>
          </table:table-cell>
          <table:table-cell office:value-type="string" table:style-name="ce3">
            <text:p>Escola Básica do Marão, Várzea, Amarante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Amarante</text:p>
          </table:table-cell>
          <table:table-cell office:value-type="string" table:style-name="ce3">
            <text:p>Público</text:p>
          </table:table-cell>
          <table:table-cell office:value-type="float" office:value="66" table:style-name="ce4">
            <text:p>66</text:p>
          </table:table-cell>
          <table:table-cell office:value-type="percentage" office:value="0.34848484848484901" table:style-name="ce21">
            <text:p>35%</text:p>
          </table:table-cell>
          <table:table-cell office:value-type="percentage" office:value="0.33407679353192299" table:style-name="ce21">
            <text:p>33%</text:p>
          </table:table-cell>
          <table:table-cell office:value-type="percentage" office:value="1.4408054952925501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301064" table:style-name="ce28">
            <text:p>1301064</text:p>
          </table:table-cell>
          <table:table-cell office:value-type="float" office:value="400828" table:style-name="ce4">
            <text:p>400828</text:p>
          </table:table-cell>
          <table:table-cell office:value-type="string" table:style-name="ce3">
            <text:p>Escola Secundária de Amarante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Amarante</text:p>
          </table:table-cell>
          <table:table-cell office:value-type="string" table:style-name="ce3">
            <text:p>Público</text:p>
          </table:table-cell>
          <table:table-cell office:value-type="float" office:value="321" table:style-name="ce4">
            <text:p>321</text:p>
          </table:table-cell>
          <table:table-cell office:value-type="percentage" office:value="0.46417445482865999" table:style-name="ce21">
            <text:p>46%</text:p>
          </table:table-cell>
          <table:table-cell office:value-type="percentage" office:value="0.46750768031881501" table:style-name="ce21">
            <text:p>47%</text:p>
          </table:table-cell>
          <table:table-cell office:value-type="percentage" office:value="-3.3332254901545099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301086" table:style-name="ce28">
            <text:p>1301086</text:p>
          </table:table-cell>
          <table:table-cell office:value-type="float" office:value="346858" table:style-name="ce4">
            <text:p>346858</text:p>
          </table:table-cell>
          <table:table-cell office:value-type="string" table:style-name="ce3">
            <text:p>Escola Básica Amadeo de Souza Cardoso, Telões, Amarante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Amarante</text:p>
          </table:table-cell>
          <table:table-cell office:value-type="string" table:style-name="ce3">
            <text:p>Público</text:p>
          </table:table-cell>
          <table:table-cell office:value-type="float" office:value="233" table:style-name="ce4">
            <text:p>233</text:p>
          </table:table-cell>
          <table:table-cell office:value-type="percentage" office:value="0.44635193133047202" table:style-name="ce21">
            <text:p>45%</text:p>
          </table:table-cell>
          <table:table-cell office:value-type="percentage" office:value="0.40109208077331199" table:style-name="ce21">
            <text:p>40%</text:p>
          </table:table-cell>
          <table:table-cell office:value-type="percentage" office:value="4.5259850557160503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301129" table:style-name="ce28">
            <text:p>1301129</text:p>
          </table:table-cell>
          <table:table-cell office:value-type="float" office:value="510350" table:style-name="ce4">
            <text:p>510350</text:p>
          </table:table-cell>
          <table:table-cell office:value-type="string" table:style-name="ce3">
            <text:p>Colégio de S. Gonçalo de Amarante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Amarante</text:p>
          </table:table-cell>
          <table:table-cell office:value-type="string" table:style-name="ce3">
            <text:p>Privado</text:p>
          </table:table-cell>
          <table:table-cell office:value-type="float" office:value="271" table:style-name="ce4">
            <text:p>271</text:p>
          </table:table-cell>
          <table:table-cell office:value-type="percentage" office:value="0.56088560885608896" table:style-name="ce21">
            <text:p>56%</text:p>
          </table:table-cell>
          <table:table-cell office:value-type="percentage" office:value="0.53629121170564398" table:style-name="ce21">
            <text:p>54%</text:p>
          </table:table-cell>
          <table:table-cell office:value-type="percentage" office:value="2.4594397150444699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301405" table:style-name="ce28">
            <text:p>1301405</text:p>
          </table:table-cell>
          <table:table-cell office:value-type="float" office:value="344503" table:style-name="ce4">
            <text:p>344503</text:p>
          </table:table-cell>
          <table:table-cell office:value-type="string" table:style-name="ce3">
            <text:p>Escola Básica de Vila Caiz, Amarante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Amarante</text:p>
          </table:table-cell>
          <table:table-cell office:value-type="string" table:style-name="ce3">
            <text:p>Público</text:p>
          </table:table-cell>
          <table:table-cell office:value-type="float" office:value="124" table:style-name="ce4">
            <text:p>124</text:p>
          </table:table-cell>
          <table:table-cell office:value-type="percentage" office:value="0.29838709677419401" table:style-name="ce21">
            <text:p>30%</text:p>
          </table:table-cell>
          <table:table-cell office:value-type="percentage" office:value="0.339098106913858" table:style-name="ce21">
            <text:p>34%</text:p>
          </table:table-cell>
          <table:table-cell office:value-type="percentage" office:value="-4.07110101396643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301633" table:style-name="ce28">
            <text:p>1301633</text:p>
          </table:table-cell>
          <table:table-cell office:value-type="float" office:value="380581" table:style-name="ce4">
            <text:p>380581</text:p>
          </table:table-cell>
          <table:table-cell office:value-type="string" table:style-name="ce3">
            <text:p>Externato de Vila Meã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Amarante</text:p>
          </table:table-cell>
          <table:table-cell office:value-type="string" table:style-name="ce3">
            <text:p>Privado</text:p>
          </table:table-cell>
          <table:table-cell office:value-type="float" office:value="559" table:style-name="ce4">
            <text:p>559</text:p>
          </table:table-cell>
          <table:table-cell office:value-type="percentage" office:value="0.39713774597495499" table:style-name="ce21">
            <text:p>40%</text:p>
          </table:table-cell>
          <table:table-cell office:value-type="percentage" office:value="0.452661062988712" table:style-name="ce21">
            <text:p>45%</text:p>
          </table:table-cell>
          <table:table-cell office:value-type="percentage" office:value="-5.55233170137567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301968" table:style-name="ce28">
            <text:p>1301968</text:p>
          </table:table-cell>
          <table:table-cell office:value-type="float" office:value="340182" table:style-name="ce4">
            <text:p>340182</text:p>
          </table:table-cell>
          <table:table-cell office:value-type="string" table:style-name="ce3">
            <text:p>Escola Básica de Amarante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Amarante</text:p>
          </table:table-cell>
          <table:table-cell office:value-type="string" table:style-name="ce3">
            <text:p>Público</text:p>
          </table:table-cell>
          <table:table-cell office:value-type="float" office:value="278" table:style-name="ce4">
            <text:p>278</text:p>
          </table:table-cell>
          <table:table-cell office:value-type="percentage" office:value="0.43165467625899301" table:style-name="ce21">
            <text:p>43%</text:p>
          </table:table-cell>
          <table:table-cell office:value-type="percentage" office:value="0.45208084317878799" table:style-name="ce21">
            <text:p>45%</text:p>
          </table:table-cell>
          <table:table-cell office:value-type="percentage" office:value="-2.042616691979530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302182" table:style-name="ce28">
            <text:p>1302182</text:p>
          </table:table-cell>
          <table:table-cell office:value-type="float" office:value="344394" table:style-name="ce4">
            <text:p>344394</text:p>
          </table:table-cell>
          <table:table-cell office:value-type="string" table:style-name="ce3">
            <text:p>Escola Básica de Eiriz, Baiã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Baião</text:p>
          </table:table-cell>
          <table:table-cell office:value-type="string" table:style-name="ce3">
            <text:p>Público</text:p>
          </table:table-cell>
          <table:table-cell office:value-type="float" office:value="180" table:style-name="ce4">
            <text:p>180</text:p>
          </table:table-cell>
          <table:table-cell office:value-type="percentage" office:value="0.172222222222222" table:style-name="ce21">
            <text:p>17%</text:p>
          </table:table-cell>
          <table:table-cell office:value-type="percentage" office:value="0.28940186801398698" table:style-name="ce21">
            <text:p>29%</text:p>
          </table:table-cell>
          <table:table-cell office:value-type="percentage" office:value="-0.117179645791765" table:style-name="ce22">
            <text:p>-12%</text:p>
          </table:table-cell>
          <table:table-cell table:number-columns-repeated="16374"/>
        </table:table-row>
        <table:table-row table:style-name="ro1">
          <table:table-cell office:value-type="float" office:value="1302721" table:style-name="ce28">
            <text:p>1302721</text:p>
          </table:table-cell>
          <table:table-cell office:value-type="float" office:value="345702" table:style-name="ce4">
            <text:p>345702</text:p>
          </table:table-cell>
          <table:table-cell office:value-type="string" table:style-name="ce3">
            <text:p>Escola Básica e Secundária de Vale de Ovil, Baiã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Baião</text:p>
          </table:table-cell>
          <table:table-cell office:value-type="string" table:style-name="ce3">
            <text:p>Público</text:p>
          </table:table-cell>
          <table:table-cell office:value-type="float" office:value="207" table:style-name="ce4">
            <text:p>207</text:p>
          </table:table-cell>
          <table:table-cell office:value-type="percentage" office:value="0.34782608695652201" table:style-name="ce21">
            <text:p>35%</text:p>
          </table:table-cell>
          <table:table-cell office:value-type="percentage" office:value="0.41298415831500701" table:style-name="ce21">
            <text:p>41%</text:p>
          </table:table-cell>
          <table:table-cell office:value-type="percentage" office:value="-6.5158071358485101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302882" table:style-name="ce28">
            <text:p>1302882</text:p>
          </table:table-cell>
          <table:table-cell office:value-type="float" office:value="344400" table:style-name="ce4">
            <text:p>344400</text:p>
          </table:table-cell>
          <table:table-cell office:value-type="string" table:style-name="ce3">
            <text:p>Escola Básica do Sudeste de Baiã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Baião</text:p>
          </table:table-cell>
          <table:table-cell office:value-type="string" table:style-name="ce3">
            <text:p>Público</text:p>
          </table:table-cell>
          <table:table-cell office:value-type="float" office:value="159" table:style-name="ce4">
            <text:p>159</text:p>
          </table:table-cell>
          <table:table-cell office:value-type="percentage" office:value="0.26415094339622602" table:style-name="ce21">
            <text:p>26%</text:p>
          </table:table-cell>
          <table:table-cell office:value-type="percentage" office:value="0.29091530730043103" table:style-name="ce21">
            <text:p>29%</text:p>
          </table:table-cell>
          <table:table-cell office:value-type="percentage" office:value="-2.6764363904204599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303011" table:style-name="ce28">
            <text:p>1303011</text:p>
          </table:table-cell>
          <table:table-cell office:value-type="float" office:value="346925" table:style-name="ce4">
            <text:p>346925</text:p>
          </table:table-cell>
          <table:table-cell office:value-type="string" table:style-name="ce3">
            <text:p>Escola Básica e Secundária Dr. Machado de Matos, Felgueira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Felgueiras</text:p>
          </table:table-cell>
          <table:table-cell office:value-type="string" table:style-name="ce3">
            <text:p>Público</text:p>
          </table:table-cell>
          <table:table-cell office:value-type="float" office:value="188" table:style-name="ce4">
            <text:p>188</text:p>
          </table:table-cell>
          <table:table-cell office:value-type="percentage" office:value="0.34574468085106402" table:style-name="ce21">
            <text:p>35%</text:p>
          </table:table-cell>
          <table:table-cell office:value-type="percentage" office:value="0.32195976486999001" table:style-name="ce21">
            <text:p>32%</text:p>
          </table:table-cell>
          <table:table-cell office:value-type="percentage" office:value="2.3784915981074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303127" table:style-name="ce28">
            <text:p>1303127</text:p>
          </table:table-cell>
          <table:table-cell office:value-type="float" office:value="401687" table:style-name="ce4">
            <text:p>401687</text:p>
          </table:table-cell>
          <table:table-cell office:value-type="string" table:style-name="ce3">
            <text:p>Escola Secundária de Felgueira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Felgueiras</text:p>
          </table:table-cell>
          <table:table-cell office:value-type="string" table:style-name="ce3">
            <text:p>Público</text:p>
          </table:table-cell>
          <table:table-cell office:value-type="float" office:value="199" table:style-name="ce4">
            <text:p>199</text:p>
          </table:table-cell>
          <table:table-cell office:value-type="percentage" office:value="0.34673366834170899" table:style-name="ce21">
            <text:p>35%</text:p>
          </table:table-cell>
          <table:table-cell office:value-type="percentage" office:value="0.389442622758294" table:style-name="ce21">
            <text:p>39%</text:p>
          </table:table-cell>
          <table:table-cell office:value-type="percentage" office:value="-4.2708954416585398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303465" table:style-name="ce28">
            <text:p>1303465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r. Leonardo Coimbra, Lixa, Felgueira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Felgueiras</text:p>
          </table:table-cell>
          <table:table-cell office:value-type="string" table:style-name="ce3">
            <text:p>Público</text:p>
          </table:table-cell>
          <table:table-cell office:value-type="float" office:value="450" table:style-name="ce4">
            <text:p>450</text:p>
          </table:table-cell>
          <table:table-cell office:value-type="percentage" office:value="0.40666666666666701" table:style-name="ce21">
            <text:p>41%</text:p>
          </table:table-cell>
          <table:table-cell office:value-type="percentage" office:value="0.41546101302836902" table:style-name="ce21">
            <text:p>42%</text:p>
          </table:table-cell>
          <table:table-cell office:value-type="percentage" office:value="-8.7943463617025201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303635" table:style-name="ce28">
            <text:p>1303635</text:p>
          </table:table-cell>
          <table:table-cell office:value-type="float" office:value="344382" table:style-name="ce4">
            <text:p>344382</text:p>
          </table:table-cell>
          <table:table-cell office:value-type="string" table:style-name="ce3">
            <text:p>Escola Básica e Secundária de Idães, Felgueira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Felgueiras</text:p>
          </table:table-cell>
          <table:table-cell office:value-type="string" table:style-name="ce3">
            <text:p>Público</text:p>
          </table:table-cell>
          <table:table-cell office:value-type="float" office:value="265" table:style-name="ce4">
            <text:p>265</text:p>
          </table:table-cell>
          <table:table-cell office:value-type="percentage" office:value="0.26037735849056598" table:style-name="ce21">
            <text:p>26%</text:p>
          </table:table-cell>
          <table:table-cell office:value-type="percentage" office:value="0.40671812907649502" table:style-name="ce21">
            <text:p>41%</text:p>
          </table:table-cell>
          <table:table-cell office:value-type="percentage" office:value="-0.14634077058592901" table:style-name="ce22">
            <text:p>-15%</text:p>
          </table:table-cell>
          <table:table-cell table:number-columns-repeated="16374"/>
        </table:table-row>
        <table:table-row table:style-name="ro1">
          <table:table-cell office:value-type="float" office:value="1303819" table:style-name="ce28">
            <text:p>1303819</text:p>
          </table:table-cell>
          <table:table-cell office:value-type="float" office:value="346640" table:style-name="ce4">
            <text:p>346640</text:p>
          </table:table-cell>
          <table:table-cell office:value-type="string" table:style-name="ce3">
            <text:p>Escola Básica e Secundária de Airães, Felgueira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Felgueiras</text:p>
          </table:table-cell>
          <table:table-cell office:value-type="string" table:style-name="ce3">
            <text:p>Público</text:p>
          </table:table-cell>
          <table:table-cell office:value-type="float" office:value="239" table:style-name="ce4">
            <text:p>239</text:p>
          </table:table-cell>
          <table:table-cell office:value-type="percentage" office:value="0.39330543933054402" table:style-name="ce21">
            <text:p>39%</text:p>
          </table:table-cell>
          <table:table-cell office:value-type="percentage" office:value="0.35386807517840302" table:style-name="ce21">
            <text:p>35%</text:p>
          </table:table-cell>
          <table:table-cell office:value-type="percentage" office:value="3.9437364152141302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303844" table:style-name="ce28">
            <text:p>1303844</text:p>
          </table:table-cell>
          <table:table-cell office:value-type="float" office:value="344370" table:style-name="ce4">
            <text:p>344370</text:p>
          </table:table-cell>
          <table:table-cell office:value-type="string" table:style-name="ce3">
            <text:p>Escola Básica de Lagares, Felgueira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Felgueiras</text:p>
          </table:table-cell>
          <table:table-cell office:value-type="string" table:style-name="ce3">
            <text:p>Público</text:p>
          </table:table-cell>
          <table:table-cell office:value-type="float" office:value="190" table:style-name="ce4">
            <text:p>190</text:p>
          </table:table-cell>
          <table:table-cell office:value-type="percentage" office:value="0.24210526315789499" table:style-name="ce21">
            <text:p>24%</text:p>
          </table:table-cell>
          <table:table-cell office:value-type="percentage" office:value="0.40548537845195098" table:style-name="ce21">
            <text:p>41%</text:p>
          </table:table-cell>
          <table:table-cell office:value-type="percentage" office:value="-0.16338011529405599" table:style-name="ce22">
            <text:p>-16%</text:p>
          </table:table-cell>
          <table:table-cell table:number-columns-repeated="16374"/>
        </table:table-row>
        <table:table-row table:style-name="ro1">
          <table:table-cell office:value-type="float" office:value="1303850" table:style-name="ce28">
            <text:p>1303850</text:p>
          </table:table-cell>
          <table:table-cell office:value-type="float" office:value="310098" table:style-name="ce4">
            <text:p>310098</text:p>
          </table:table-cell>
          <table:table-cell office:value-type="string" table:style-name="ce3">
            <text:p>Escola Básica D. Manuel de Faria e Sousa, Margaride, Felgueira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Felgueiras</text:p>
          </table:table-cell>
          <table:table-cell office:value-type="string" table:style-name="ce3">
            <text:p>Público</text:p>
          </table:table-cell>
          <table:table-cell office:value-type="float" office:value="305" table:style-name="ce4">
            <text:p>305</text:p>
          </table:table-cell>
          <table:table-cell office:value-type="percentage" office:value="0.44590163934426202" table:style-name="ce21">
            <text:p>45%</text:p>
          </table:table-cell>
          <table:table-cell office:value-type="percentage" office:value="0.39853037144895997" table:style-name="ce21">
            <text:p>40%</text:p>
          </table:table-cell>
          <table:table-cell office:value-type="percentage" office:value="4.7371267895302098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304119" table:style-name="ce28">
            <text:p>1304119</text:p>
          </table:table-cell>
          <table:table-cell office:value-type="float" office:value="505547" table:style-name="ce4">
            <text:p>505547</text:p>
          </table:table-cell>
          <table:table-cell office:value-type="string" table:style-name="ce3">
            <text:p>Externato "Camões"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Gondomar</text:p>
          </table:table-cell>
          <table:table-cell office:value-type="string" table:style-name="ce3">
            <text:p>Privado</text:p>
          </table:table-cell>
          <table:table-cell office:value-type="float" office:value="86" table:style-name="ce4">
            <text:p>86</text:p>
          </table:table-cell>
          <table:table-cell office:value-type="percentage" office:value="0.74418604651162801" table:style-name="ce21">
            <text:p>74%</text:p>
          </table:table-cell>
          <table:table-cell office:value-type="percentage" office:value="0.69652297735319302" table:style-name="ce21">
            <text:p>70%</text:p>
          </table:table-cell>
          <table:table-cell office:value-type="percentage" office:value="4.7663069158434802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304279" table:style-name="ce28">
            <text:p>1304279</text:p>
          </table:table-cell>
          <table:table-cell office:value-type="float" office:value="344310" table:style-name="ce4">
            <text:p>344310</text:p>
          </table:table-cell>
          <table:table-cell office:value-type="string" table:style-name="ce3">
            <text:p>Escola Básica de Jovim e Foz do Sousa, Gondomar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Gondomar</text:p>
          </table:table-cell>
          <table:table-cell office:value-type="string" table:style-name="ce3">
            <text:p>Público</text:p>
          </table:table-cell>
          <table:table-cell office:value-type="float" office:value="209" table:style-name="ce4">
            <text:p>209</text:p>
          </table:table-cell>
          <table:table-cell office:value-type="percentage" office:value="0.45933014354066998" table:style-name="ce21">
            <text:p>46%</text:p>
          </table:table-cell>
          <table:table-cell office:value-type="percentage" office:value="0.45819365023932501" table:style-name="ce21">
            <text:p>46%</text:p>
          </table:table-cell>
          <table:table-cell office:value-type="percentage" office:value="1.1364933013453299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304322" table:style-name="ce28">
            <text:p>1304322</text:p>
          </table:table-cell>
          <table:table-cell office:value-type="float" office:value="344333" table:style-name="ce4">
            <text:p>344333</text:p>
          </table:table-cell>
          <table:table-cell office:value-type="string" table:style-name="ce3">
            <text:p>Escola Básica Santa Bárbara, Fânzeres, Gondomar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Gondomar</text:p>
          </table:table-cell>
          <table:table-cell office:value-type="string" table:style-name="ce3">
            <text:p>Público</text:p>
          </table:table-cell>
          <table:table-cell office:value-type="float" office:value="352" table:style-name="ce4">
            <text:p>352</text:p>
          </table:table-cell>
          <table:table-cell office:value-type="percentage" office:value="0.31534090909090901" table:style-name="ce21">
            <text:p>32%</text:p>
          </table:table-cell>
          <table:table-cell office:value-type="percentage" office:value="0.38634732802149602" table:style-name="ce21">
            <text:p>39%</text:p>
          </table:table-cell>
          <table:table-cell office:value-type="percentage" office:value="-7.1006418930587095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304335" table:style-name="ce28">
            <text:p>1304335</text:p>
          </table:table-cell>
          <table:table-cell office:value-type="float" office:value="341680" table:style-name="ce4">
            <text:p>341680</text:p>
          </table:table-cell>
          <table:table-cell office:value-type="string" table:style-name="ce3">
            <text:p>Escola Básica Júlio Dinis, Gondomar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Gondomar</text:p>
          </table:table-cell>
          <table:table-cell office:value-type="string" table:style-name="ce3">
            <text:p>Público</text:p>
          </table:table-cell>
          <table:table-cell office:value-type="float" office:value="599" table:style-name="ce4">
            <text:p>599</text:p>
          </table:table-cell>
          <table:table-cell office:value-type="percentage" office:value="0.50250417362270505" table:style-name="ce21">
            <text:p>50%</text:p>
          </table:table-cell>
          <table:table-cell office:value-type="percentage" office:value="0.46025848990410501" table:style-name="ce21">
            <text:p>46%</text:p>
          </table:table-cell>
          <table:table-cell office:value-type="percentage" office:value="4.2245683718599401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304516" table:style-name="ce28">
            <text:p>1304516</text:p>
          </table:table-cell>
          <table:table-cell office:value-type="float" office:value="340390" table:style-name="ce4">
            <text:p>340390</text:p>
          </table:table-cell>
          <table:table-cell office:value-type="string" table:style-name="ce3">
            <text:p>Escola Básica Frei Manuel de Santa Inês, Baguim do Monte, Gondomar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Gondomar</text:p>
          </table:table-cell>
          <table:table-cell office:value-type="string" table:style-name="ce3">
            <text:p>Público</text:p>
          </table:table-cell>
          <table:table-cell office:value-type="float" office:value="295" table:style-name="ce4">
            <text:p>295</text:p>
          </table:table-cell>
          <table:table-cell office:value-type="percentage" office:value="0.471186440677966" table:style-name="ce21">
            <text:p>47%</text:p>
          </table:table-cell>
          <table:table-cell office:value-type="percentage" office:value="0.41855604165396099" table:style-name="ce21">
            <text:p>42%</text:p>
          </table:table-cell>
          <table:table-cell office:value-type="percentage" office:value="5.2630399024005098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304553" table:style-name="ce28">
            <text:p>1304553</text:p>
          </table:table-cell>
          <table:table-cell office:value-type="float" office:value="403416" table:style-name="ce4">
            <text:p>403416</text:p>
          </table:table-cell>
          <table:table-cell office:value-type="string" table:style-name="ce3">
            <text:p>Escola Secundária de Rio Tinto, Gondomar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Gondomar</text:p>
          </table:table-cell>
          <table:table-cell office:value-type="string" table:style-name="ce3">
            <text:p>Público</text:p>
          </table:table-cell>
          <table:table-cell office:value-type="float" office:value="323" table:style-name="ce4">
            <text:p>323</text:p>
          </table:table-cell>
          <table:table-cell office:value-type="percentage" office:value="0.51083591331269396" table:style-name="ce21">
            <text:p>51%</text:p>
          </table:table-cell>
          <table:table-cell office:value-type="percentage" office:value="0.50272949114119103" table:style-name="ce21">
            <text:p>50%</text:p>
          </table:table-cell>
          <table:table-cell office:value-type="percentage" office:value="8.1064221715026197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304679" table:style-name="ce28">
            <text:p>1304679</text:p>
          </table:table-cell>
          <table:table-cell office:value-type="float" office:value="344321" table:style-name="ce4">
            <text:p>344321</text:p>
          </table:table-cell>
          <table:table-cell office:value-type="string" table:style-name="ce3">
            <text:p>Escola Básica e Secundária À Beira Douro, Gondomar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Gondomar</text:p>
          </table:table-cell>
          <table:table-cell office:value-type="string" table:style-name="ce3">
            <text:p>Público</text:p>
          </table:table-cell>
          <table:table-cell office:value-type="float" office:value="311" table:style-name="ce4">
            <text:p>311</text:p>
          </table:table-cell>
          <table:table-cell office:value-type="percentage" office:value="0.49517684887459801" table:style-name="ce21">
            <text:p>50%</text:p>
          </table:table-cell>
          <table:table-cell office:value-type="percentage" office:value="0.46092306545497003" table:style-name="ce21">
            <text:p>46%</text:p>
          </table:table-cell>
          <table:table-cell office:value-type="percentage" office:value="3.4253783419628099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304727" table:style-name="ce28">
            <text:p>1304727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Marques Leitão, Valbom, Gondomar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Gondomar</text:p>
          </table:table-cell>
          <table:table-cell office:value-type="string" table:style-name="ce3">
            <text:p>Público</text:p>
          </table:table-cell>
          <table:table-cell office:value-type="float" office:value="280" table:style-name="ce4">
            <text:p>280</text:p>
          </table:table-cell>
          <table:table-cell office:value-type="percentage" office:value="0.35714285714285698" table:style-name="ce21">
            <text:p>36%</text:p>
          </table:table-cell>
          <table:table-cell office:value-type="percentage" office:value="0.38048522719579198" table:style-name="ce21">
            <text:p>38%</text:p>
          </table:table-cell>
          <table:table-cell office:value-type="percentage" office:value="-2.334237005293490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304775" table:style-name="ce28">
            <text:p>1304775</text:p>
          </table:table-cell>
          <table:table-cell office:value-type="float" office:value="346664" table:style-name="ce4">
            <text:p>346664</text:p>
          </table:table-cell>
          <table:table-cell office:value-type="string" table:style-name="ce3">
            <text:p>Escola Básica Infanta D. Mafalda, Rio Tinto, Gondomar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Gondomar</text:p>
          </table:table-cell>
          <table:table-cell office:value-type="string" table:style-name="ce3">
            <text:p>Público</text:p>
          </table:table-cell>
          <table:table-cell office:value-type="float" office:value="385" table:style-name="ce4">
            <text:p>385</text:p>
          </table:table-cell>
          <table:table-cell office:value-type="percentage" office:value="0.46753246753246802" table:style-name="ce21">
            <text:p>47%</text:p>
          </table:table-cell>
          <table:table-cell office:value-type="percentage" office:value="0.465750323708294" table:style-name="ce21">
            <text:p>47%</text:p>
          </table:table-cell>
          <table:table-cell office:value-type="percentage" office:value="1.7821438241731899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304792" table:style-name="ce28">
            <text:p>1304792</text:p>
          </table:table-cell>
          <table:table-cell office:value-type="float" office:value="506291" table:style-name="ce4">
            <text:p>506291</text:p>
          </table:table-cell>
          <table:table-cell office:value-type="string" table:style-name="ce3">
            <text:p>Colégio Paulo VI de Gondomar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Gondomar</text:p>
          </table:table-cell>
          <table:table-cell office:value-type="string" table:style-name="ce3">
            <text:p>Privado</text:p>
          </table:table-cell>
          <table:table-cell office:value-type="float" office:value="301" table:style-name="ce4">
            <text:p>301</text:p>
          </table:table-cell>
          <table:table-cell office:value-type="percentage" office:value="0.837209302325581" table:style-name="ce21">
            <text:p>84%</text:p>
          </table:table-cell>
          <table:table-cell office:value-type="percentage" office:value="0.76106456236208198" table:style-name="ce21">
            <text:p>76%</text:p>
          </table:table-cell>
          <table:table-cell office:value-type="percentage" office:value="7.6144739963499394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304823" table:style-name="ce28">
            <text:p>1304823</text:p>
          </table:table-cell>
          <table:table-cell office:value-type="float" office:value="344369" table:style-name="ce4">
            <text:p>344369</text:p>
          </table:table-cell>
          <table:table-cell office:value-type="string" table:style-name="ce3">
            <text:p>Escola Básica de Rio Tinto, Gondomar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Gondomar</text:p>
          </table:table-cell>
          <table:table-cell office:value-type="string" table:style-name="ce3">
            <text:p>Público</text:p>
          </table:table-cell>
          <table:table-cell office:value-type="float" office:value="454" table:style-name="ce4">
            <text:p>454</text:p>
          </table:table-cell>
          <table:table-cell office:value-type="percentage" office:value="0.33480176211453699" table:style-name="ce21">
            <text:p>33%</text:p>
          </table:table-cell>
          <table:table-cell office:value-type="percentage" office:value="0.37685529484952002" table:style-name="ce21">
            <text:p>38%</text:p>
          </table:table-cell>
          <table:table-cell office:value-type="percentage" office:value="-4.2053532734982801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304945" table:style-name="ce28">
            <text:p>1304945</text:p>
          </table:table-cell>
          <table:table-cell office:value-type="float" office:value="344357" table:style-name="ce4">
            <text:p>344357</text:p>
          </table:table-cell>
          <table:table-cell office:value-type="string" table:style-name="ce3">
            <text:p>Escola Básica de São Pedro da Cova, Gondomar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Gondomar</text:p>
          </table:table-cell>
          <table:table-cell office:value-type="string" table:style-name="ce3">
            <text:p>Público</text:p>
          </table:table-cell>
          <table:table-cell office:value-type="float" office:value="344" table:style-name="ce4">
            <text:p>344</text:p>
          </table:table-cell>
          <table:table-cell office:value-type="percentage" office:value="0.26162790697674398" table:style-name="ce21">
            <text:p>26%</text:p>
          </table:table-cell>
          <table:table-cell office:value-type="percentage" office:value="0.28154136286417702" table:style-name="ce21">
            <text:p>28%</text:p>
          </table:table-cell>
          <table:table-cell office:value-type="percentage" office:value="-1.991345588743280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304960" table:style-name="ce28">
            <text:p>1304960</text:p>
          </table:table-cell>
          <table:table-cell office:value-type="float" office:value="401869" table:style-name="ce4">
            <text:p>401869</text:p>
          </table:table-cell>
          <table:table-cell office:value-type="string" table:style-name="ce3">
            <text:p>Escola Secundária de Gondomar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Gondomar</text:p>
          </table:table-cell>
          <table:table-cell office:value-type="string" table:style-name="ce3">
            <text:p>Público</text:p>
          </table:table-cell>
          <table:table-cell office:value-type="float" office:value="218" table:style-name="ce4">
            <text:p>218</text:p>
          </table:table-cell>
          <table:table-cell office:value-type="percentage" office:value="0.52293577981651396" table:style-name="ce21">
            <text:p>52%</text:p>
          </table:table-cell>
          <table:table-cell office:value-type="percentage" office:value="0.47423103601554301" table:style-name="ce21">
            <text:p>47%</text:p>
          </table:table-cell>
          <table:table-cell office:value-type="percentage" office:value="4.8704743800971097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305004" table:style-name="ce28">
            <text:p>1305004</text:p>
          </table:table-cell>
          <table:table-cell office:value-type="float" office:value="346937" table:style-name="ce4">
            <text:p>346937</text:p>
          </table:table-cell>
          <table:table-cell office:value-type="string" table:style-name="ce3">
            <text:p>Escola Básica e Secundária Dr. Mário Fonseca, Nogueira, Lousad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Lousada</text:p>
          </table:table-cell>
          <table:table-cell office:value-type="string" table:style-name="ce3">
            <text:p>Público</text:p>
          </table:table-cell>
          <table:table-cell office:value-type="float" office:value="221" table:style-name="ce4">
            <text:p>221</text:p>
          </table:table-cell>
          <table:table-cell office:value-type="percentage" office:value="0.31674208144796401" table:style-name="ce21">
            <text:p>32%</text:p>
          </table:table-cell>
          <table:table-cell office:value-type="percentage" office:value="0.38122386360338401" table:style-name="ce21">
            <text:p>38%</text:p>
          </table:table-cell>
          <table:table-cell office:value-type="percentage" office:value="-6.4481782155420705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305009" table:style-name="ce28">
            <text:p>1305009</text:p>
          </table:table-cell>
          <table:table-cell office:value-type="float" office:value="344308" table:style-name="ce4">
            <text:p>344308</text:p>
          </table:table-cell>
          <table:table-cell office:value-type="string" table:style-name="ce3">
            <text:p>Escola Básica de Lousada Este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Lousada</text:p>
          </table:table-cell>
          <table:table-cell office:value-type="string" table:style-name="ce3">
            <text:p>Público</text:p>
          </table:table-cell>
          <table:table-cell office:value-type="float" office:value="218" table:style-name="ce4">
            <text:p>218</text:p>
          </table:table-cell>
          <table:table-cell office:value-type="percentage" office:value="0.32568807339449501" table:style-name="ce21">
            <text:p>33%</text:p>
          </table:table-cell>
          <table:table-cell office:value-type="percentage" office:value="0.38649088979377699" table:style-name="ce21">
            <text:p>39%</text:p>
          </table:table-cell>
          <table:table-cell office:value-type="percentage" office:value="-6.0802816399281902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305010" table:style-name="ce28">
            <text:p>1305010</text:p>
          </table:table-cell>
          <table:table-cell office:value-type="float" office:value="505559" table:style-name="ce4">
            <text:p>505559</text:p>
          </table:table-cell>
          <table:table-cell office:value-type="string" table:style-name="ce3">
            <text:p>Externato Senhora do Carm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Lousada</text:p>
          </table:table-cell>
          <table:table-cell office:value-type="string" table:style-name="ce3">
            <text:p>Privado</text:p>
          </table:table-cell>
          <table:table-cell office:value-type="float" office:value="102" table:style-name="ce4">
            <text:p>102</text:p>
          </table:table-cell>
          <table:table-cell office:value-type="percentage" office:value="0.92156862745098" table:style-name="ce21">
            <text:p>92%</text:p>
          </table:table-cell>
          <table:table-cell office:value-type="percentage" office:value="0.75295283185723305" table:style-name="ce21">
            <text:p>75%</text:p>
          </table:table-cell>
          <table:table-cell office:value-type="percentage" office:value="0.16861579559374701" table:style-name="ce22">
            <text:p>17%</text:p>
          </table:table-cell>
          <table:table-cell table:number-columns-repeated="16374"/>
        </table:table-row>
        <table:table-row table:style-name="ro1">
          <table:table-cell office:value-type="float" office:value="1305015" table:style-name="ce28">
            <text:p>1305015</text:p>
          </table:table-cell>
          <table:table-cell office:value-type="float" office:value="402060" table:style-name="ce4">
            <text:p>402060</text:p>
          </table:table-cell>
          <table:table-cell office:value-type="string" table:style-name="ce3">
            <text:p>Escola Secundária de Lousad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Lousada</text:p>
          </table:table-cell>
          <table:table-cell office:value-type="string" table:style-name="ce3">
            <text:p>Público</text:p>
          </table:table-cell>
          <table:table-cell office:value-type="float" office:value="404" table:style-name="ce4">
            <text:p>404</text:p>
          </table:table-cell>
          <table:table-cell office:value-type="percentage" office:value="0.58415841584158401" table:style-name="ce21">
            <text:p>58%</text:p>
          </table:table-cell>
          <table:table-cell office:value-type="percentage" office:value="0.51363082746171196" table:style-name="ce21">
            <text:p>51%</text:p>
          </table:table-cell>
          <table:table-cell office:value-type="percentage" office:value="7.0527588379872497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1305606" table:style-name="ce28">
            <text:p>1305606</text:p>
          </table:table-cell>
          <table:table-cell office:value-type="float" office:value="341990" table:style-name="ce4">
            <text:p>341990</text:p>
          </table:table-cell>
          <table:table-cell office:value-type="string" table:style-name="ce3">
            <text:p>Escola Básica de Lousada Centr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Lousada</text:p>
          </table:table-cell>
          <table:table-cell office:value-type="string" table:style-name="ce3">
            <text:p>Público</text:p>
          </table:table-cell>
          <table:table-cell office:value-type="float" office:value="109" table:style-name="ce4">
            <text:p>109</text:p>
          </table:table-cell>
          <table:table-cell office:value-type="percentage" office:value="0.22018348623853201" table:style-name="ce21">
            <text:p>22%</text:p>
          </table:table-cell>
          <table:table-cell office:value-type="percentage" office:value="0.28056533400363698" table:style-name="ce21">
            <text:p>28%</text:p>
          </table:table-cell>
          <table:table-cell office:value-type="percentage" office:value="-6.0381847765105398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305904" table:style-name="ce28">
            <text:p>1305904</text:p>
          </table:table-cell>
          <table:table-cell office:value-type="float" office:value="344291" table:style-name="ce4">
            <text:p>344291</text:p>
          </table:table-cell>
          <table:table-cell office:value-type="string" table:style-name="ce3">
            <text:p>Escola Básica e Secundária de Lousada Norte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Lousada</text:p>
          </table:table-cell>
          <table:table-cell office:value-type="string" table:style-name="ce3">
            <text:p>Público</text:p>
          </table:table-cell>
          <table:table-cell office:value-type="float" office:value="252" table:style-name="ce4">
            <text:p>252</text:p>
          </table:table-cell>
          <table:table-cell office:value-type="percentage" office:value="0.317460317460317" table:style-name="ce21">
            <text:p>32%</text:p>
          </table:table-cell>
          <table:table-cell office:value-type="percentage" office:value="0.31837942852358703" table:style-name="ce21">
            <text:p>32%</text:p>
          </table:table-cell>
          <table:table-cell office:value-type="float" office:value="-9.1911106326973398E-4" table:style-name="ce34">
            <text:p>-9,19E-04</text:p>
          </table:table-cell>
          <table:table-cell table:number-columns-repeated="16374"/>
        </table:table-row>
        <table:table-row table:style-name="ro1">
          <table:table-cell office:value-type="float" office:value="1305928" table:style-name="ce28">
            <text:p>1305928</text:p>
          </table:table-cell>
          <table:table-cell office:value-type="float" office:value="344280" table:style-name="ce4">
            <text:p>344280</text:p>
          </table:table-cell>
          <table:table-cell office:value-type="string" table:style-name="ce3">
            <text:p>Escola Básica e Secundária de Lousada Oeste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Lousada</text:p>
          </table:table-cell>
          <table:table-cell office:value-type="string" table:style-name="ce3">
            <text:p>Público</text:p>
          </table:table-cell>
          <table:table-cell office:value-type="float" office:value="250" table:style-name="ce4">
            <text:p>250</text:p>
          </table:table-cell>
          <table:table-cell office:value-type="percentage" office:value="0.25600000000000001" table:style-name="ce21">
            <text:p>26%</text:p>
          </table:table-cell>
          <table:table-cell office:value-type="percentage" office:value="0.36033395893858899" table:style-name="ce21">
            <text:p>36%</text:p>
          </table:table-cell>
          <table:table-cell office:value-type="percentage" office:value="-0.104333958938589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306017" table:style-name="ce28">
            <text:p>1306017</text:p>
          </table:table-cell>
          <table:table-cell office:value-type="float" office:value="401171" table:style-name="ce4">
            <text:p>401171</text:p>
          </table:table-cell>
          <table:table-cell office:value-type="string" table:style-name="ce3">
            <text:p>Escola Secundária do Castêlo da Maia, M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ia</text:p>
          </table:table-cell>
          <table:table-cell office:value-type="string" table:style-name="ce3">
            <text:p>Público</text:p>
          </table:table-cell>
          <table:table-cell office:value-type="float" office:value="256" table:style-name="ce4">
            <text:p>256</text:p>
          </table:table-cell>
          <table:table-cell office:value-type="percentage" office:value="0.546875" table:style-name="ce21">
            <text:p>55%</text:p>
          </table:table-cell>
          <table:table-cell office:value-type="percentage" office:value="0.47518818070186403" table:style-name="ce21">
            <text:p>48%</text:p>
          </table:table-cell>
          <table:table-cell office:value-type="percentage" office:value="7.1686819298135904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1306058" table:style-name="ce28">
            <text:p>1306058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o Castêlo da Maia, M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ia</text:p>
          </table:table-cell>
          <table:table-cell office:value-type="string" table:style-name="ce3">
            <text:p>Público</text:p>
          </table:table-cell>
          <table:table-cell office:value-type="float" office:value="384" table:style-name="ce4">
            <text:p>384</text:p>
          </table:table-cell>
          <table:table-cell office:value-type="percentage" office:value="0.51822916666666696" table:style-name="ce21">
            <text:p>52%</text:p>
          </table:table-cell>
          <table:table-cell office:value-type="percentage" office:value="0.51143018058477596" table:style-name="ce21">
            <text:p>51%</text:p>
          </table:table-cell>
          <table:table-cell office:value-type="percentage" office:value="6.79898608189032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306342" table:style-name="ce28">
            <text:p>1306342</text:p>
          </table:table-cell>
          <table:table-cell office:value-type="float" office:value="344278" table:style-name="ce4">
            <text:p>344278</text:p>
          </table:table-cell>
          <table:table-cell office:value-type="string" table:style-name="ce3">
            <text:p>Escola Básica Gonçalo Mendes da Maia, Vermoim, M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ia</text:p>
          </table:table-cell>
          <table:table-cell office:value-type="string" table:style-name="ce3">
            <text:p>Público</text:p>
          </table:table-cell>
          <table:table-cell office:value-type="float" office:value="520" table:style-name="ce4">
            <text:p>520</text:p>
          </table:table-cell>
          <table:table-cell office:value-type="percentage" office:value="0.50576923076923097" table:style-name="ce21">
            <text:p>51%</text:p>
          </table:table-cell>
          <table:table-cell office:value-type="percentage" office:value="0.47191325221549202" table:style-name="ce21">
            <text:p>47%</text:p>
          </table:table-cell>
          <table:table-cell office:value-type="percentage" office:value="3.3855978553738703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306561" table:style-name="ce28">
            <text:p>1306561</text:p>
          </table:table-cell>
          <table:table-cell office:value-type="float" office:value="344254" table:style-name="ce4">
            <text:p>344254</text:p>
          </table:table-cell>
          <table:table-cell office:value-type="string" table:style-name="ce3">
            <text:p>Escola Básica de Gueifães, M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ia</text:p>
          </table:table-cell>
          <table:table-cell office:value-type="string" table:style-name="ce3">
            <text:p>Público</text:p>
          </table:table-cell>
          <table:table-cell office:value-type="float" office:value="420" table:style-name="ce4">
            <text:p>420</text:p>
          </table:table-cell>
          <table:table-cell office:value-type="percentage" office:value="0.55476190476190501" table:style-name="ce21">
            <text:p>55%</text:p>
          </table:table-cell>
          <table:table-cell office:value-type="percentage" office:value="0.58618352503464" table:style-name="ce21">
            <text:p>59%</text:p>
          </table:table-cell>
          <table:table-cell office:value-type="percentage" office:value="-3.1421620272735401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306564" table:style-name="ce28">
            <text:p>1306564</text:p>
          </table:table-cell>
          <table:table-cell office:value-type="float" office:value="342270" table:style-name="ce4">
            <text:p>342270</text:p>
          </table:table-cell>
          <table:table-cell office:value-type="string" table:style-name="ce3">
            <text:p>Escola Básica e Secundária Dr. Vieira de Carvalho, Moreira da Maia, M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ia</text:p>
          </table:table-cell>
          <table:table-cell office:value-type="string" table:style-name="ce3">
            <text:p>Público</text:p>
          </table:table-cell>
          <table:table-cell office:value-type="float" office:value="444" table:style-name="ce4">
            <text:p>444</text:p>
          </table:table-cell>
          <table:table-cell office:value-type="percentage" office:value="0.38963963963963999" table:style-name="ce21">
            <text:p>39%</text:p>
          </table:table-cell>
          <table:table-cell office:value-type="percentage" office:value="0.42005845590583302" table:style-name="ce21">
            <text:p>42%</text:p>
          </table:table-cell>
          <table:table-cell office:value-type="percentage" office:value="-3.0418816266192999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306608" table:style-name="ce28">
            <text:p>1306608</text:p>
          </table:table-cell>
          <table:table-cell office:value-type="float" office:value="403386" table:style-name="ce4">
            <text:p>403386</text:p>
          </table:table-cell>
          <table:table-cell office:value-type="string" table:style-name="ce3">
            <text:p>Escola Secundária da M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ia</text:p>
          </table:table-cell>
          <table:table-cell office:value-type="string" table:style-name="ce3">
            <text:p>Público</text:p>
          </table:table-cell>
          <table:table-cell office:value-type="float" office:value="444" table:style-name="ce4">
            <text:p>444</text:p>
          </table:table-cell>
          <table:table-cell office:value-type="percentage" office:value="0.68468468468468502" table:style-name="ce21">
            <text:p>68%</text:p>
          </table:table-cell>
          <table:table-cell office:value-type="percentage" office:value="0.64155770707648796" table:style-name="ce21">
            <text:p>64%</text:p>
          </table:table-cell>
          <table:table-cell office:value-type="percentage" office:value="4.3126977608197198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306753" table:style-name="ce28">
            <text:p>1306753</text:p>
          </table:table-cell>
          <table:table-cell office:value-type="float" office:value="344266" table:style-name="ce4">
            <text:p>344266</text:p>
          </table:table-cell>
          <table:table-cell office:value-type="string" table:style-name="ce3">
            <text:p>Escola Básica e Secundária de Pedrouços, M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ia</text:p>
          </table:table-cell>
          <table:table-cell office:value-type="string" table:style-name="ce3">
            <text:p>Público</text:p>
          </table:table-cell>
          <table:table-cell office:value-type="float" office:value="377" table:style-name="ce4">
            <text:p>377</text:p>
          </table:table-cell>
          <table:table-cell office:value-type="percentage" office:value="0.27320954907161799" table:style-name="ce21">
            <text:p>27%</text:p>
          </table:table-cell>
          <table:table-cell office:value-type="percentage" office:value="0.33736001869673299" table:style-name="ce21">
            <text:p>34%</text:p>
          </table:table-cell>
          <table:table-cell office:value-type="percentage" office:value="-6.4150469625114795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306885" table:style-name="ce28">
            <text:p>1306885</text:p>
          </table:table-cell>
          <table:table-cell office:value-type="float" office:value="913006" table:style-name="ce4">
            <text:p>913006</text:p>
          </table:table-cell>
          <table:table-cell office:value-type="string" table:style-name="ce3">
            <text:p>Colégio Novo da M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ia</text:p>
          </table:table-cell>
          <table:table-cell office:value-type="string" table:style-name="ce3">
            <text:p>Privado</text:p>
          </table:table-cell>
          <table:table-cell office:value-type="float" office:value="186" table:style-name="ce4">
            <text:p>186</text:p>
          </table:table-cell>
          <table:table-cell office:value-type="percentage" office:value="0.95161290322580605" table:style-name="ce21">
            <text:p>95%</text:p>
          </table:table-cell>
          <table:table-cell office:value-type="percentage" office:value="0.83878411226152005" table:style-name="ce21">
            <text:p>84%</text:p>
          </table:table-cell>
          <table:table-cell office:value-type="percentage" office:value="0.112828790964286" table:style-name="ce22">
            <text:p>11%</text:p>
          </table:table-cell>
          <table:table-cell table:number-columns-repeated="16374"/>
        </table:table-row>
        <table:table-row table:style-name="ro1">
          <table:table-cell office:value-type="float" office:value="1306933" table:style-name="ce28">
            <text:p>1306933</text:p>
          </table:table-cell>
          <table:table-cell office:value-type="float" office:value="342350" table:style-name="ce4">
            <text:p>342350</text:p>
          </table:table-cell>
          <table:table-cell office:value-type="string" table:style-name="ce3">
            <text:p>Escola Básica e Secundária do Levante da Maia, Nogueira da Maia, M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ia</text:p>
          </table:table-cell>
          <table:table-cell office:value-type="string" table:style-name="ce3">
            <text:p>Público</text:p>
          </table:table-cell>
          <table:table-cell office:value-type="float" office:value="266" table:style-name="ce4">
            <text:p>266</text:p>
          </table:table-cell>
          <table:table-cell office:value-type="percentage" office:value="0.406015037593985" table:style-name="ce21">
            <text:p>41%</text:p>
          </table:table-cell>
          <table:table-cell office:value-type="percentage" office:value="0.43443691610492002" table:style-name="ce21">
            <text:p>43%</text:p>
          </table:table-cell>
          <table:table-cell office:value-type="percentage" office:value="-2.84218785109349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306934" table:style-name="ce28">
            <text:p>1306934</text:p>
          </table:table-cell>
          <table:table-cell office:value-type="float" office:value="403398" table:style-name="ce4">
            <text:p>403398</text:p>
          </table:table-cell>
          <table:table-cell office:value-type="string" table:style-name="ce3">
            <text:p>Escola Básica e Secundária de Águas Santas, M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ia</text:p>
          </table:table-cell>
          <table:table-cell office:value-type="string" table:style-name="ce3">
            <text:p>Público</text:p>
          </table:table-cell>
          <table:table-cell office:value-type="float" office:value="806" table:style-name="ce4">
            <text:p>806</text:p>
          </table:table-cell>
          <table:table-cell office:value-type="percentage" office:value="0.48635235732009902" table:style-name="ce21">
            <text:p>49%</text:p>
          </table:table-cell>
          <table:table-cell office:value-type="percentage" office:value="0.500586526123873" table:style-name="ce21">
            <text:p>50%</text:p>
          </table:table-cell>
          <table:table-cell office:value-type="percentage" office:value="-1.4234168803773701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307248" table:style-name="ce28">
            <text:p>1307248</text:p>
          </table:table-cell>
          <table:table-cell office:value-type="float" office:value="402138" table:style-name="ce4">
            <text:p>402138</text:p>
          </table:table-cell>
          <table:table-cell office:value-type="string" table:style-name="ce3">
            <text:p>Escola Secundária de Marco de Canavese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rco de Canaveses</text:p>
          </table:table-cell>
          <table:table-cell office:value-type="string" table:style-name="ce3">
            <text:p>Público</text:p>
          </table:table-cell>
          <table:table-cell office:value-type="float" office:value="408" table:style-name="ce4">
            <text:p>408</text:p>
          </table:table-cell>
          <table:table-cell office:value-type="percentage" office:value="0.43137254901960798" table:style-name="ce21">
            <text:p>43%</text:p>
          </table:table-cell>
          <table:table-cell office:value-type="percentage" office:value="0.41144698635738902" table:style-name="ce21">
            <text:p>41%</text:p>
          </table:table-cell>
          <table:table-cell office:value-type="percentage" office:value="1.9925562662218701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307502" table:style-name="ce28">
            <text:p>1307502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e Alpendurada, Marco de Canavese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rco de Canaveses</text:p>
          </table:table-cell>
          <table:table-cell office:value-type="string" table:style-name="ce3">
            <text:p>Público</text:p>
          </table:table-cell>
          <table:table-cell office:value-type="float" office:value="470" table:style-name="ce4">
            <text:p>470</text:p>
          </table:table-cell>
          <table:table-cell office:value-type="percentage" office:value="0.402127659574468" table:style-name="ce21">
            <text:p>40%</text:p>
          </table:table-cell>
          <table:table-cell office:value-type="percentage" office:value="0.424133584736612" table:style-name="ce21">
            <text:p>42%</text:p>
          </table:table-cell>
          <table:table-cell office:value-type="percentage" office:value="-2.2005925162143999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307664" table:style-name="ce28">
            <text:p>1307664</text:p>
          </table:table-cell>
          <table:table-cell office:value-type="float" office:value="344242" table:style-name="ce4">
            <text:p>344242</text:p>
          </table:table-cell>
          <table:table-cell office:value-type="string" table:style-name="ce3">
            <text:p>Escola Básica de Toutosa, Marco de Canavese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rco de Canaveses</text:p>
          </table:table-cell>
          <table:table-cell office:value-type="string" table:style-name="ce3">
            <text:p>Público</text:p>
          </table:table-cell>
          <table:table-cell office:value-type="float" office:value="230" table:style-name="ce4">
            <text:p>230</text:p>
          </table:table-cell>
          <table:table-cell office:value-type="percentage" office:value="0.32173913043478303" table:style-name="ce21">
            <text:p>32%</text:p>
          </table:table-cell>
          <table:table-cell office:value-type="percentage" office:value="0.35117073855279901" table:style-name="ce21">
            <text:p>35%</text:p>
          </table:table-cell>
          <table:table-cell office:value-type="percentage" office:value="-2.9431608118016601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307787" table:style-name="ce28">
            <text:p>1307787</text:p>
          </table:table-cell>
          <table:table-cell office:value-type="float" office:value="342099" table:style-name="ce4">
            <text:p>342099</text:p>
          </table:table-cell>
          <table:table-cell office:value-type="string" table:style-name="ce3">
            <text:p>Escola Básica de Marco de Canavese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rco de Canaveses</text:p>
          </table:table-cell>
          <table:table-cell office:value-type="string" table:style-name="ce3">
            <text:p>Público</text:p>
          </table:table-cell>
          <table:table-cell office:value-type="float" office:value="326" table:style-name="ce4">
            <text:p>326</text:p>
          </table:table-cell>
          <table:table-cell office:value-type="percentage" office:value="0.40490797546012303" table:style-name="ce21">
            <text:p>40%</text:p>
          </table:table-cell>
          <table:table-cell office:value-type="percentage" office:value="0.41297526387870898" table:style-name="ce21">
            <text:p>41%</text:p>
          </table:table-cell>
          <table:table-cell office:value-type="percentage" office:value="-8.0672884185862999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307907" table:style-name="ce28">
            <text:p>1307907</text:p>
          </table:table-cell>
          <table:table-cell office:value-type="float" office:value="344230" table:style-name="ce4">
            <text:p>344230</text:p>
          </table:table-cell>
          <table:table-cell office:value-type="string" table:style-name="ce3">
            <text:p>Escola Básica de Sande, Marco de Canavese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rco de Canaveses</text:p>
          </table:table-cell>
          <table:table-cell office:value-type="string" table:style-name="ce3">
            <text:p>Público</text:p>
          </table:table-cell>
          <table:table-cell office:value-type="float" office:value="260" table:style-name="ce4">
            <text:p>260</text:p>
          </table:table-cell>
          <table:table-cell office:value-type="percentage" office:value="0.32692307692307698" table:style-name="ce21">
            <text:p>33%</text:p>
          </table:table-cell>
          <table:table-cell office:value-type="percentage" office:value="0.33870904519081702" table:style-name="ce21">
            <text:p>34%</text:p>
          </table:table-cell>
          <table:table-cell office:value-type="percentage" office:value="-1.1785968267739699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308021" table:style-name="ce28">
            <text:p>1308021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Maria Manuela Sá, São Mamede de Infesta, Matosinho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tosinhos</text:p>
          </table:table-cell>
          <table:table-cell office:value-type="string" table:style-name="ce3">
            <text:p>Público</text:p>
          </table:table-cell>
          <table:table-cell office:value-type="float" office:value="496" table:style-name="ce4">
            <text:p>496</text:p>
          </table:table-cell>
          <table:table-cell office:value-type="percentage" office:value="0.42741935483871002" table:style-name="ce21">
            <text:p>43%</text:p>
          </table:table-cell>
          <table:table-cell office:value-type="percentage" office:value="0.44968702652639803" table:style-name="ce21">
            <text:p>45%</text:p>
          </table:table-cell>
          <table:table-cell office:value-type="percentage" office:value="-2.2267671687688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308069" table:style-name="ce28">
            <text:p>1308069</text:p>
          </table:table-cell>
          <table:table-cell office:value-type="float" office:value="344205" table:style-name="ce4">
            <text:p>344205</text:p>
          </table:table-cell>
          <table:table-cell office:value-type="string" table:style-name="ce3">
            <text:p>Escola Básica da Senhora da Hora, Matosinho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tosinhos</text:p>
          </table:table-cell>
          <table:table-cell office:value-type="string" table:style-name="ce3">
            <text:p>Público</text:p>
          </table:table-cell>
          <table:table-cell office:value-type="float" office:value="279" table:style-name="ce4">
            <text:p>279</text:p>
          </table:table-cell>
          <table:table-cell office:value-type="percentage" office:value="0.56272401433691799" table:style-name="ce21">
            <text:p>56%</text:p>
          </table:table-cell>
          <table:table-cell office:value-type="percentage" office:value="0.51760120444504698" table:style-name="ce21">
            <text:p>52%</text:p>
          </table:table-cell>
          <table:table-cell office:value-type="percentage" office:value="4.5122809891870702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308100" table:style-name="ce28">
            <text:p>1308100</text:p>
          </table:table-cell>
          <table:table-cell office:value-type="float" office:value="340650" table:style-name="ce4">
            <text:p>340650</text:p>
          </table:table-cell>
          <table:table-cell office:value-type="string" table:style-name="ce3">
            <text:p>Escola Básica Professor Óscar Lopes, Matosinho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tosinhos</text:p>
          </table:table-cell>
          <table:table-cell office:value-type="string" table:style-name="ce3">
            <text:p>Público</text:p>
          </table:table-cell>
          <table:table-cell office:value-type="float" office:value="106" table:style-name="ce4">
            <text:p>106</text:p>
          </table:table-cell>
          <table:table-cell office:value-type="percentage" office:value="0.18867924528301899" table:style-name="ce21">
            <text:p>19%</text:p>
          </table:table-cell>
          <table:table-cell office:value-type="percentage" office:value="0.23695947980463899" table:style-name="ce21">
            <text:p>24%</text:p>
          </table:table-cell>
          <table:table-cell office:value-type="percentage" office:value="-4.8280234521620398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308245" table:style-name="ce28">
            <text:p>1308245</text:p>
          </table:table-cell>
          <table:table-cell office:value-type="float" office:value="344175" table:style-name="ce4">
            <text:p>344175</text:p>
          </table:table-cell>
          <table:table-cell office:value-type="string" table:style-name="ce3">
            <text:p>Escola Básica de Leça do Balio, Matosinho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tosinhos</text:p>
          </table:table-cell>
          <table:table-cell office:value-type="string" table:style-name="ce3">
            <text:p>Público</text:p>
          </table:table-cell>
          <table:table-cell office:value-type="float" office:value="218" table:style-name="ce4">
            <text:p>218</text:p>
          </table:table-cell>
          <table:table-cell office:value-type="percentage" office:value="0.42201834862385301" table:style-name="ce21">
            <text:p>42%</text:p>
          </table:table-cell>
          <table:table-cell office:value-type="percentage" office:value="0.39969839982236699" table:style-name="ce21">
            <text:p>40%</text:p>
          </table:table-cell>
          <table:table-cell office:value-type="percentage" office:value="2.2319948801486598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308261" table:style-name="ce28">
            <text:p>1308261</text:p>
          </table:table-cell>
          <table:table-cell office:value-type="float" office:value="402412" table:style-name="ce4">
            <text:p>402412</text:p>
          </table:table-cell>
          <table:table-cell office:value-type="string" table:style-name="ce3">
            <text:p>Escola Básica e Secundária de Padrão da Légua, Matosinho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tosinhos</text:p>
          </table:table-cell>
          <table:table-cell office:value-type="string" table:style-name="ce3">
            <text:p>Público</text:p>
          </table:table-cell>
          <table:table-cell office:value-type="float" office:value="221" table:style-name="ce4">
            <text:p>221</text:p>
          </table:table-cell>
          <table:table-cell office:value-type="percentage" office:value="0.40723981900452499" table:style-name="ce21">
            <text:p>41%</text:p>
          </table:table-cell>
          <table:table-cell office:value-type="percentage" office:value="0.410740378223307" table:style-name="ce21">
            <text:p>41%</text:p>
          </table:table-cell>
          <table:table-cell office:value-type="percentage" office:value="-3.5005592187816498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308280" table:style-name="ce28">
            <text:p>1308280</text:p>
          </table:table-cell>
          <table:table-cell office:value-type="float" office:value="344187" table:style-name="ce4">
            <text:p>344187</text:p>
          </table:table-cell>
          <table:table-cell office:value-type="string" table:style-name="ce3">
            <text:p>Escola Básica Dr. José Domingues dos Santos, Cabanelas, Matosinho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tosinhos</text:p>
          </table:table-cell>
          <table:table-cell office:value-type="string" table:style-name="ce3">
            <text:p>Público</text:p>
          </table:table-cell>
          <table:table-cell office:value-type="float" office:value="259" table:style-name="ce4">
            <text:p>259</text:p>
          </table:table-cell>
          <table:table-cell office:value-type="percentage" office:value="0.45945945945945899" table:style-name="ce21">
            <text:p>46%</text:p>
          </table:table-cell>
          <table:table-cell office:value-type="percentage" office:value="0.474728250977766" table:style-name="ce21">
            <text:p>47%</text:p>
          </table:table-cell>
          <table:table-cell office:value-type="percentage" office:value="-1.5268791518306899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308345" table:style-name="ce28">
            <text:p>1308345</text:p>
          </table:table-cell>
          <table:table-cell office:value-type="float" office:value="402011" table:style-name="ce4">
            <text:p>402011</text:p>
          </table:table-cell>
          <table:table-cell office:value-type="string" table:style-name="ce3">
            <text:p>Escola Secundária João Gonçalves Zarco, Matosinho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tosinhos</text:p>
          </table:table-cell>
          <table:table-cell office:value-type="string" table:style-name="ce3">
            <text:p>Público</text:p>
          </table:table-cell>
          <table:table-cell office:value-type="float" office:value="444" table:style-name="ce4">
            <text:p>444</text:p>
          </table:table-cell>
          <table:table-cell office:value-type="percentage" office:value="0.68243243243243201" table:style-name="ce21">
            <text:p>68%</text:p>
          </table:table-cell>
          <table:table-cell office:value-type="percentage" office:value="0.59817598460727295" table:style-name="ce21">
            <text:p>60%</text:p>
          </table:table-cell>
          <table:table-cell office:value-type="percentage" office:value="8.4256447825159203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308419" table:style-name="ce28">
            <text:p>1308419</text:p>
          </table:table-cell>
          <table:table-cell office:value-type="float" office:value="401006" table:style-name="ce4">
            <text:p>401006</text:p>
          </table:table-cell>
          <table:table-cell office:value-type="string" table:style-name="ce3">
            <text:p>Escola Secundária da Boa Nova, Leça da Palmeira, Matosinho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tosinhos</text:p>
          </table:table-cell>
          <table:table-cell office:value-type="string" table:style-name="ce3">
            <text:p>Público</text:p>
          </table:table-cell>
          <table:table-cell office:value-type="float" office:value="91" table:style-name="ce4">
            <text:p>91</text:p>
          </table:table-cell>
          <table:table-cell office:value-type="percentage" office:value="0.56043956043956" table:style-name="ce21">
            <text:p>56%</text:p>
          </table:table-cell>
          <table:table-cell office:value-type="percentage" office:value="0.61136136180470702" table:style-name="ce21">
            <text:p>61%</text:p>
          </table:table-cell>
          <table:table-cell office:value-type="percentage" office:value="-5.0921801365146499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308589" table:style-name="ce28">
            <text:p>1308589</text:p>
          </table:table-cell>
          <table:table-cell office:value-type="float" office:value="343079" table:style-name="ce4">
            <text:p>343079</text:p>
          </table:table-cell>
          <table:table-cell office:value-type="string" table:style-name="ce3">
            <text:p>Escola Básica de Custóias, Matosinho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tosinhos</text:p>
          </table:table-cell>
          <table:table-cell office:value-type="string" table:style-name="ce3">
            <text:p>Público</text:p>
          </table:table-cell>
          <table:table-cell office:value-type="float" office:value="235" table:style-name="ce4">
            <text:p>235</text:p>
          </table:table-cell>
          <table:table-cell office:value-type="percentage" office:value="0.32765957446808502" table:style-name="ce21">
            <text:p>33%</text:p>
          </table:table-cell>
          <table:table-cell office:value-type="percentage" office:value="0.34025628378656703" table:style-name="ce21">
            <text:p>34%</text:p>
          </table:table-cell>
          <table:table-cell office:value-type="percentage" office:value="-1.25967093184817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308615" table:style-name="ce28">
            <text:p>1308615</text:p>
          </table:table-cell>
          <table:table-cell office:value-type="float" office:value="344424" table:style-name="ce4">
            <text:p>344424</text:p>
          </table:table-cell>
          <table:table-cell office:value-type="string" table:style-name="ce3">
            <text:p>Escola Básica Eng. Fernando Pinto de Oliveira, Leça da Palmeira, Matosinho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tosinhos</text:p>
          </table:table-cell>
          <table:table-cell office:value-type="string" table:style-name="ce3">
            <text:p>Público</text:p>
          </table:table-cell>
          <table:table-cell office:value-type="float" office:value="539" table:style-name="ce4">
            <text:p>539</text:p>
          </table:table-cell>
          <table:table-cell office:value-type="percentage" office:value="0.46011131725417398" table:style-name="ce21">
            <text:p>46%</text:p>
          </table:table-cell>
          <table:table-cell office:value-type="percentage" office:value="0.47137163962302198" table:style-name="ce21">
            <text:p>47%</text:p>
          </table:table-cell>
          <table:table-cell office:value-type="percentage" office:value="-1.1260322368847799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308641" table:style-name="ce28">
            <text:p>1308641</text:p>
          </table:table-cell>
          <table:table-cell office:value-type="float" office:value="344199" table:style-name="ce4">
            <text:p>344199</text:p>
          </table:table-cell>
          <table:table-cell office:value-type="string" table:style-name="ce3">
            <text:p>Escola Básica Irmãos Passos, Guifões, Matosinho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tosinhos</text:p>
          </table:table-cell>
          <table:table-cell office:value-type="string" table:style-name="ce3">
            <text:p>Público</text:p>
          </table:table-cell>
          <table:table-cell office:value-type="float" office:value="223" table:style-name="ce4">
            <text:p>223</text:p>
          </table:table-cell>
          <table:table-cell office:value-type="percentage" office:value="0.14798206278026901" table:style-name="ce21">
            <text:p>15%</text:p>
          </table:table-cell>
          <table:table-cell office:value-type="percentage" office:value="0.29222510579600502" table:style-name="ce21">
            <text:p>29%</text:p>
          </table:table-cell>
          <table:table-cell office:value-type="percentage" office:value="-0.14424304301573601" table:style-name="ce22">
            <text:p>-14%</text:p>
          </table:table-cell>
          <table:table-cell table:number-columns-repeated="16374"/>
        </table:table-row>
        <table:table-row table:style-name="ro1">
          <table:table-cell office:value-type="float" office:value="1308675" table:style-name="ce28">
            <text:p>1308675</text:p>
          </table:table-cell>
          <table:table-cell office:value-type="float" office:value="404380" table:style-name="ce4">
            <text:p>404380</text:p>
          </table:table-cell>
          <table:table-cell office:value-type="string" table:style-name="ce3">
            <text:p>Escola Secundária de Senhora da Hora, Matosinho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tosinhos</text:p>
          </table:table-cell>
          <table:table-cell office:value-type="string" table:style-name="ce3">
            <text:p>Público</text:p>
          </table:table-cell>
          <table:table-cell office:value-type="float" office:value="316" table:style-name="ce4">
            <text:p>316</text:p>
          </table:table-cell>
          <table:table-cell office:value-type="percentage" office:value="0.408227848101266" table:style-name="ce21">
            <text:p>41%</text:p>
          </table:table-cell>
          <table:table-cell office:value-type="percentage" office:value="0.442834702039485" table:style-name="ce21">
            <text:p>44%</text:p>
          </table:table-cell>
          <table:table-cell office:value-type="percentage" office:value="-3.4606853938219301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308693" table:style-name="ce28">
            <text:p>1308693</text:p>
          </table:table-cell>
          <table:table-cell office:value-type="float" office:value="344163" table:style-name="ce4">
            <text:p>344163</text:p>
          </table:table-cell>
          <table:table-cell office:value-type="string" table:style-name="ce3">
            <text:p>Escola Básica de Perafita, Matosinho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tosinhos</text:p>
          </table:table-cell>
          <table:table-cell office:value-type="string" table:style-name="ce3">
            <text:p>Público</text:p>
          </table:table-cell>
          <table:table-cell office:value-type="float" office:value="253" table:style-name="ce4">
            <text:p>253</text:p>
          </table:table-cell>
          <table:table-cell office:value-type="percentage" office:value="0.29644268774703603" table:style-name="ce21">
            <text:p>30%</text:p>
          </table:table-cell>
          <table:table-cell office:value-type="percentage" office:value="0.328983133450649" table:style-name="ce21">
            <text:p>33%</text:p>
          </table:table-cell>
          <table:table-cell office:value-type="percentage" office:value="-3.2540445703613197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308792" table:style-name="ce28">
            <text:p>1308792</text:p>
          </table:table-cell>
          <table:table-cell office:value-type="float" office:value="400956" table:style-name="ce4">
            <text:p>400956</text:p>
          </table:table-cell>
          <table:table-cell office:value-type="string" table:style-name="ce3">
            <text:p>Escola Secundária Augusto Gomes, Matosinho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tosinhos</text:p>
          </table:table-cell>
          <table:table-cell office:value-type="string" table:style-name="ce3">
            <text:p>Público</text:p>
          </table:table-cell>
          <table:table-cell office:value-type="float" office:value="293" table:style-name="ce4">
            <text:p>293</text:p>
          </table:table-cell>
          <table:table-cell office:value-type="percentage" office:value="0.64846416382252603" table:style-name="ce21">
            <text:p>65%</text:p>
          </table:table-cell>
          <table:table-cell office:value-type="percentage" office:value="0.57665005561218896" table:style-name="ce21">
            <text:p>58%</text:p>
          </table:table-cell>
          <table:table-cell office:value-type="percentage" office:value="7.1814108210336403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1308886" table:style-name="ce28">
            <text:p>1308886</text:p>
          </table:table-cell>
          <table:table-cell office:value-type="float" office:value="506497" table:style-name="ce4">
            <text:p>506497</text:p>
          </table:table-cell>
          <table:table-cell office:value-type="string" table:style-name="ce3">
            <text:p>Colégio Euro Atlântic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tosinhos</text:p>
          </table:table-cell>
          <table:table-cell office:value-type="string" table:style-name="ce3">
            <text:p>Privado</text:p>
          </table:table-cell>
          <table:table-cell office:value-type="float" office:value="57" table:style-name="ce4">
            <text:p>57</text:p>
          </table:table-cell>
          <table:table-cell office:value-type="percentage" office:value="0.80701754385964897" table:style-name="ce21">
            <text:p>81%</text:p>
          </table:table-cell>
          <table:table-cell office:value-type="percentage" office:value="0.82980634701568201" table:style-name="ce21">
            <text:p>83%</text:p>
          </table:table-cell>
          <table:table-cell office:value-type="percentage" office:value="-2.2788803156032999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308930" table:style-name="ce28">
            <text:p>1308930</text:p>
          </table:table-cell>
          <table:table-cell office:value-type="float" office:value="344229" table:style-name="ce4">
            <text:p>344229</text:p>
          </table:table-cell>
          <table:table-cell office:value-type="string" table:style-name="ce3">
            <text:p>Escola Básica de Matosinho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Matosinhos</text:p>
          </table:table-cell>
          <table:table-cell office:value-type="string" table:style-name="ce3">
            <text:p>Público</text:p>
          </table:table-cell>
          <table:table-cell office:value-type="float" office:value="229" table:style-name="ce4">
            <text:p>229</text:p>
          </table:table-cell>
          <table:table-cell office:value-type="percentage" office:value="0.13537117903930099" table:style-name="ce21">
            <text:p>14%</text:p>
          </table:table-cell>
          <table:table-cell office:value-type="percentage" office:value="0.20630476344168" table:style-name="ce21">
            <text:p>21%</text:p>
          </table:table-cell>
          <table:table-cell office:value-type="percentage" office:value="-7.0933584402379096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309008" table:style-name="ce28">
            <text:p>1309008</text:p>
          </table:table-cell>
          <table:table-cell office:value-type="float" office:value="344151" table:style-name="ce4">
            <text:p>344151</text:p>
          </table:table-cell>
          <table:table-cell office:value-type="string" table:style-name="ce3">
            <text:p>Escola Básica de Paços de Ferreir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aços de Ferreira</text:p>
          </table:table-cell>
          <table:table-cell office:value-type="string" table:style-name="ce3">
            <text:p>Público</text:p>
          </table:table-cell>
          <table:table-cell office:value-type="float" office:value="384" table:style-name="ce4">
            <text:p>384</text:p>
          </table:table-cell>
          <table:table-cell office:value-type="percentage" office:value="0.4453125" table:style-name="ce21">
            <text:p>45%</text:p>
          </table:table-cell>
          <table:table-cell office:value-type="percentage" office:value="0.41073697156926298" table:style-name="ce21">
            <text:p>41%</text:p>
          </table:table-cell>
          <table:table-cell office:value-type="percentage" office:value="3.45755284307371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309093" table:style-name="ce28">
            <text:p>1309093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e Secundária Dr. Manuel Pinto de Vasconcelos, Freamunde, Paços de Ferreir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aços de Ferreira</text:p>
          </table:table-cell>
          <table:table-cell office:value-type="string" table:style-name="ce3">
            <text:p>Público</text:p>
          </table:table-cell>
          <table:table-cell office:value-type="float" office:value="407" table:style-name="ce4">
            <text:p>407</text:p>
          </table:table-cell>
          <table:table-cell office:value-type="percentage" office:value="0.373464373464373" table:style-name="ce21">
            <text:p>37%</text:p>
          </table:table-cell>
          <table:table-cell office:value-type="percentage" office:value="0.455361931367051" table:style-name="ce21">
            <text:p>46%</text:p>
          </table:table-cell>
          <table:table-cell office:value-type="percentage" office:value="-8.1897557902677401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1309245" table:style-name="ce28">
            <text:p>1309245</text:p>
          </table:table-cell>
          <table:table-cell office:value-type="float" office:value="344138" table:style-name="ce4">
            <text:p>344138</text:p>
          </table:table-cell>
          <table:table-cell office:value-type="string" table:style-name="ce3">
            <text:p>Escola Básica de Eiriz, Paços de Ferreir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aços de Ferreira</text:p>
          </table:table-cell>
          <table:table-cell office:value-type="string" table:style-name="ce3">
            <text:p>Público</text:p>
          </table:table-cell>
          <table:table-cell office:value-type="float" office:value="371" table:style-name="ce4">
            <text:p>371</text:p>
          </table:table-cell>
          <table:table-cell office:value-type="percentage" office:value="0.29649595687331498" table:style-name="ce21">
            <text:p>30%</text:p>
          </table:table-cell>
          <table:table-cell office:value-type="percentage" office:value="0.34068203508351602" table:style-name="ce21">
            <text:p>34%</text:p>
          </table:table-cell>
          <table:table-cell office:value-type="percentage" office:value="-4.4186078210201103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309479" table:style-name="ce28">
            <text:p>1309479</text:p>
          </table:table-cell>
          <table:table-cell office:value-type="float" office:value="943019" table:style-name="ce4">
            <text:p>943019</text:p>
          </table:table-cell>
          <table:table-cell office:value-type="string" table:style-name="ce3">
            <text:p>Colégio Nova Encost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aços de Ferreira</text:p>
          </table:table-cell>
          <table:table-cell office:value-type="string" table:style-name="ce3">
            <text:p>Privado</text:p>
          </table:table-cell>
          <table:table-cell office:value-type="float" office:value="55" table:style-name="ce4">
            <text:p>55</text:p>
          </table:table-cell>
          <table:table-cell office:value-type="percentage" office:value="0.81818181818181801" table:style-name="ce21">
            <text:p>82%</text:p>
          </table:table-cell>
          <table:table-cell office:value-type="percentage" office:value="0.76976288970279505" table:style-name="ce21">
            <text:p>77%</text:p>
          </table:table-cell>
          <table:table-cell office:value-type="percentage" office:value="4.8418928479023203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309528" table:style-name="ce28">
            <text:p>1309528</text:p>
          </table:table-cell>
          <table:table-cell office:value-type="float" office:value="403374" table:style-name="ce4">
            <text:p>403374</text:p>
          </table:table-cell>
          <table:table-cell office:value-type="string" table:style-name="ce3">
            <text:p>Escola Secundária de Paços de Ferreir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aços de Ferreira</text:p>
          </table:table-cell>
          <table:table-cell office:value-type="string" table:style-name="ce3">
            <text:p>Público</text:p>
          </table:table-cell>
          <table:table-cell office:value-type="float" office:value="372" table:style-name="ce4">
            <text:p>372</text:p>
          </table:table-cell>
          <table:table-cell office:value-type="percentage" office:value="0.59139784946236595" table:style-name="ce21">
            <text:p>59%</text:p>
          </table:table-cell>
          <table:table-cell office:value-type="percentage" office:value="0.49917372435813201" table:style-name="ce21">
            <text:p>50%</text:p>
          </table:table-cell>
          <table:table-cell office:value-type="percentage" office:value="9.2224125104233695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1309931" table:style-name="ce28">
            <text:p>1309931</text:p>
          </table:table-cell>
          <table:table-cell office:value-type="float" office:value="344140" table:style-name="ce4">
            <text:p>344140</text:p>
          </table:table-cell>
          <table:table-cell office:value-type="string" table:style-name="ce3">
            <text:p>Escola Básica de Frazão, Paços de Ferreir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aços de Ferreira</text:p>
          </table:table-cell>
          <table:table-cell office:value-type="string" table:style-name="ce3">
            <text:p>Público</text:p>
          </table:table-cell>
          <table:table-cell office:value-type="float" office:value="259" table:style-name="ce4">
            <text:p>259</text:p>
          </table:table-cell>
          <table:table-cell office:value-type="percentage" office:value="0.451737451737452" table:style-name="ce21">
            <text:p>45%</text:p>
          </table:table-cell>
          <table:table-cell office:value-type="percentage" office:value="0.47963115774683801" table:style-name="ce21">
            <text:p>48%</text:p>
          </table:table-cell>
          <table:table-cell office:value-type="percentage" office:value="-2.7893706009386302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310041" table:style-name="ce28">
            <text:p>1310041</text:p>
          </table:table-cell>
          <table:table-cell office:value-type="float" office:value="344096" table:style-name="ce4">
            <text:p>344096</text:p>
          </table:table-cell>
          <table:table-cell office:value-type="string" table:style-name="ce3">
            <text:p>Escola Básica de Cristelo, Parede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aredes</text:p>
          </table:table-cell>
          <table:table-cell office:value-type="string" table:style-name="ce3">
            <text:p>Público</text:p>
          </table:table-cell>
          <table:table-cell office:value-type="float" office:value="319" table:style-name="ce4">
            <text:p>319</text:p>
          </table:table-cell>
          <table:table-cell office:value-type="percentage" office:value="0.35736677115987497" table:style-name="ce21">
            <text:p>36%</text:p>
          </table:table-cell>
          <table:table-cell office:value-type="percentage" office:value="0.30530605988030102" table:style-name="ce21">
            <text:p>31%</text:p>
          </table:table-cell>
          <table:table-cell office:value-type="percentage" office:value="5.2060711279573298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310046" table:style-name="ce28">
            <text:p>1310046</text:p>
          </table:table-cell>
          <table:table-cell office:value-type="float" office:value="346391" table:style-name="ce4">
            <text:p>346391</text:p>
          </table:table-cell>
          <table:table-cell office:value-type="string" table:style-name="ce3">
            <text:p>Escola Básica e Secundária de Lordelo, Parede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aredes</text:p>
          </table:table-cell>
          <table:table-cell office:value-type="string" table:style-name="ce3">
            <text:p>Público</text:p>
          </table:table-cell>
          <table:table-cell office:value-type="float" office:value="265" table:style-name="ce4">
            <text:p>265</text:p>
          </table:table-cell>
          <table:table-cell office:value-type="percentage" office:value="0.33207547169811302" table:style-name="ce21">
            <text:p>33%</text:p>
          </table:table-cell>
          <table:table-cell office:value-type="percentage" office:value="0.34712993709627998" table:style-name="ce21">
            <text:p>35%</text:p>
          </table:table-cell>
          <table:table-cell office:value-type="percentage" office:value="-1.505446539816730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310115" table:style-name="ce28">
            <text:p>1310115</text:p>
          </table:table-cell>
          <table:table-cell office:value-type="float" office:value="344102" table:style-name="ce4">
            <text:p>344102</text:p>
          </table:table-cell>
          <table:table-cell office:value-type="string" table:style-name="ce3">
            <text:p>Escola Básica e Secundária de Sobreira, Parede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aredes</text:p>
          </table:table-cell>
          <table:table-cell office:value-type="string" table:style-name="ce3">
            <text:p>Público</text:p>
          </table:table-cell>
          <table:table-cell office:value-type="float" office:value="293" table:style-name="ce4">
            <text:p>293</text:p>
          </table:table-cell>
          <table:table-cell office:value-type="percentage" office:value="0.48805460750853202" table:style-name="ce21">
            <text:p>49%</text:p>
          </table:table-cell>
          <table:table-cell office:value-type="percentage" office:value="0.38650424568847802" table:style-name="ce21">
            <text:p>39%</text:p>
          </table:table-cell>
          <table:table-cell office:value-type="percentage" office:value="0.101550361820054" table:style-name="ce22">
            <text:p>10%</text:p>
          </table:table-cell>
          <table:table-cell table:number-columns-repeated="16374"/>
        </table:table-row>
        <table:table-row table:style-name="ro1">
          <table:table-cell office:value-type="float" office:value="1310500" table:style-name="ce28">
            <text:p>1310500</text:p>
          </table:table-cell>
          <table:table-cell office:value-type="float" office:value="342518" table:style-name="ce4">
            <text:p>342518</text:p>
          </table:table-cell>
          <table:table-cell office:value-type="string" table:style-name="ce3">
            <text:p>Escola Básica e Secundária de Parede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aredes</text:p>
          </table:table-cell>
          <table:table-cell office:value-type="string" table:style-name="ce3">
            <text:p>Público</text:p>
          </table:table-cell>
          <table:table-cell office:value-type="float" office:value="74" table:style-name="ce4">
            <text:p>74</text:p>
          </table:table-cell>
          <table:table-cell office:value-type="percentage" office:value="1.35135135135135E-2" table:style-name="ce21">
            <text:p>1%</text:p>
          </table:table-cell>
          <table:table-cell office:value-type="percentage" office:value="0.18904189202161101" table:style-name="ce21">
            <text:p>19%</text:p>
          </table:table-cell>
          <table:table-cell office:value-type="percentage" office:value="-0.17552837850809699" table:style-name="ce22">
            <text:p>-18%</text:p>
          </table:table-cell>
          <table:table-cell table:number-columns-repeated="16374"/>
        </table:table-row>
        <table:table-row table:style-name="ro1">
          <table:table-cell office:value-type="float" office:value="1310527" table:style-name="ce28">
            <text:p>1310527</text:p>
          </table:table-cell>
          <table:table-cell office:value-type="float" office:value="403465" table:style-name="ce4">
            <text:p>403465</text:p>
          </table:table-cell>
          <table:table-cell office:value-type="string" table:style-name="ce3">
            <text:p>Escola Secundária Daniel Faria, Baltar, Parede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aredes</text:p>
          </table:table-cell>
          <table:table-cell office:value-type="string" table:style-name="ce3">
            <text:p>Público</text:p>
          </table:table-cell>
          <table:table-cell office:value-type="float" office:value="211" table:style-name="ce4">
            <text:p>211</text:p>
          </table:table-cell>
          <table:table-cell office:value-type="percentage" office:value="0.22748815165876801" table:style-name="ce21">
            <text:p>23%</text:p>
          </table:table-cell>
          <table:table-cell office:value-type="percentage" office:value="0.30871259380916399" table:style-name="ce21">
            <text:p>31%</text:p>
          </table:table-cell>
          <table:table-cell office:value-type="percentage" office:value="-8.12244421503963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1310582" table:style-name="ce28">
            <text:p>1310582</text:p>
          </table:table-cell>
          <table:table-cell office:value-type="float" office:value="402424" table:style-name="ce4">
            <text:p>402424</text:p>
          </table:table-cell>
          <table:table-cell office:value-type="string" table:style-name="ce3">
            <text:p>Escola Secundária de Parede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aredes</text:p>
          </table:table-cell>
          <table:table-cell office:value-type="string" table:style-name="ce3">
            <text:p>Público</text:p>
          </table:table-cell>
          <table:table-cell office:value-type="float" office:value="822" table:style-name="ce4">
            <text:p>822</text:p>
          </table:table-cell>
          <table:table-cell office:value-type="percentage" office:value="0.52919708029197099" table:style-name="ce21">
            <text:p>53%</text:p>
          </table:table-cell>
          <table:table-cell office:value-type="percentage" office:value="0.53503088126204201" table:style-name="ce21">
            <text:p>54%</text:p>
          </table:table-cell>
          <table:table-cell office:value-type="percentage" office:value="-5.8338009700714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310758" table:style-name="ce28">
            <text:p>1310758</text:p>
          </table:table-cell>
          <table:table-cell office:value-type="float" office:value="344114" table:style-name="ce4">
            <text:p>344114</text:p>
          </table:table-cell>
          <table:table-cell office:value-type="string" table:style-name="ce3">
            <text:p>Escola Básica e Secundária de Rebordosa, Parede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aredes</text:p>
          </table:table-cell>
          <table:table-cell office:value-type="string" table:style-name="ce3">
            <text:p>Público</text:p>
          </table:table-cell>
          <table:table-cell office:value-type="float" office:value="293" table:style-name="ce4">
            <text:p>293</text:p>
          </table:table-cell>
          <table:table-cell office:value-type="percentage" office:value="0.38566552901023898" table:style-name="ce21">
            <text:p>39%</text:p>
          </table:table-cell>
          <table:table-cell office:value-type="percentage" office:value="0.37172144930133999" table:style-name="ce21">
            <text:p>37%</text:p>
          </table:table-cell>
          <table:table-cell office:value-type="percentage" office:value="1.3944079708899401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310869" table:style-name="ce28">
            <text:p>1310869</text:p>
          </table:table-cell>
          <table:table-cell office:value-type="float" office:value="344126" table:style-name="ce4">
            <text:p>344126</text:p>
          </table:table-cell>
          <table:table-cell office:value-type="string" table:style-name="ce3">
            <text:p>Escola Básica de Baltar, Parede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aredes</text:p>
          </table:table-cell>
          <table:table-cell office:value-type="string" table:style-name="ce3">
            <text:p>Público</text:p>
          </table:table-cell>
          <table:table-cell office:value-type="float" office:value="270" table:style-name="ce4">
            <text:p>270</text:p>
          </table:table-cell>
          <table:table-cell office:value-type="percentage" office:value="0.50370370370370399" table:style-name="ce21">
            <text:p>50%</text:p>
          </table:table-cell>
          <table:table-cell office:value-type="percentage" office:value="0.44989742644715303" table:style-name="ce21">
            <text:p>45%</text:p>
          </table:table-cell>
          <table:table-cell office:value-type="percentage" office:value="5.3806277256551197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310955" table:style-name="ce28">
            <text:p>1310955</text:p>
          </table:table-cell>
          <table:table-cell office:value-type="float" office:value="403453" table:style-name="ce4">
            <text:p>403453</text:p>
          </table:table-cell>
          <table:table-cell office:value-type="string" table:style-name="ce3">
            <text:p>Escola Básica e Secundária de Vilela, Parede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aredes</text:p>
          </table:table-cell>
          <table:table-cell office:value-type="string" table:style-name="ce3">
            <text:p>Público</text:p>
          </table:table-cell>
          <table:table-cell office:value-type="float" office:value="228" table:style-name="ce4">
            <text:p>228</text:p>
          </table:table-cell>
          <table:table-cell office:value-type="percentage" office:value="0.46929824561403499" table:style-name="ce21">
            <text:p>47%</text:p>
          </table:table-cell>
          <table:table-cell office:value-type="percentage" office:value="0.39339282065687697" table:style-name="ce21">
            <text:p>39%</text:p>
          </table:table-cell>
          <table:table-cell office:value-type="percentage" office:value="7.5905424957158393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310973" table:style-name="ce28">
            <text:p>1310973</text:p>
          </table:table-cell>
          <table:table-cell office:value-type="float" office:value="506084" table:style-name="ce4">
            <text:p>506084</text:p>
          </table:table-cell>
          <table:table-cell office:value-type="string" table:style-name="ce3">
            <text:p>Colégio "Casa Mãe"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aredes</text:p>
          </table:table-cell>
          <table:table-cell office:value-type="string" table:style-name="ce3">
            <text:p>Privado</text:p>
          </table:table-cell>
          <table:table-cell office:value-type="float" office:value="116" table:style-name="ce4">
            <text:p>116</text:p>
          </table:table-cell>
          <table:table-cell office:value-type="percentage" office:value="0.89655172413793105" table:style-name="ce21">
            <text:p>90%</text:p>
          </table:table-cell>
          <table:table-cell office:value-type="percentage" office:value="0.84151034275884995" table:style-name="ce21">
            <text:p>84%</text:p>
          </table:table-cell>
          <table:table-cell office:value-type="percentage" office:value="5.5041381379081503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311034" table:style-name="ce28">
            <text:p>1311034</text:p>
          </table:table-cell>
          <table:table-cell office:value-type="float" office:value="402473" table:style-name="ce4">
            <text:p>402473</text:p>
          </table:table-cell>
          <table:table-cell office:value-type="string" table:style-name="ce3">
            <text:p>Escola Secundária de Penafiel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enafiel</text:p>
          </table:table-cell>
          <table:table-cell office:value-type="string" table:style-name="ce3">
            <text:p>Público</text:p>
          </table:table-cell>
          <table:table-cell office:value-type="float" office:value="600" table:style-name="ce4">
            <text:p>600</text:p>
          </table:table-cell>
          <table:table-cell office:value-type="percentage" office:value="0.55833333333333302" table:style-name="ce21">
            <text:p>56%</text:p>
          </table:table-cell>
          <table:table-cell office:value-type="percentage" office:value="0.53057779728166798" table:style-name="ce21">
            <text:p>53%</text:p>
          </table:table-cell>
          <table:table-cell office:value-type="percentage" office:value="2.7755536051664999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311212" table:style-name="ce28">
            <text:p>1311212</text:p>
          </table:table-cell>
          <table:table-cell office:value-type="float" office:value="344084" table:style-name="ce4">
            <text:p>344084</text:p>
          </table:table-cell>
          <table:table-cell office:value-type="string" table:style-name="ce3">
            <text:p>Escola Básica e Secundária de Pinheiro, Penafiel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enafiel</text:p>
          </table:table-cell>
          <table:table-cell office:value-type="string" table:style-name="ce3">
            <text:p>Público</text:p>
          </table:table-cell>
          <table:table-cell office:value-type="float" office:value="385" table:style-name="ce4">
            <text:p>385</text:p>
          </table:table-cell>
          <table:table-cell office:value-type="percentage" office:value="0.381818181818182" table:style-name="ce21">
            <text:p>38%</text:p>
          </table:table-cell>
          <table:table-cell office:value-type="percentage" office:value="0.401892740351179" table:style-name="ce21">
            <text:p>40%</text:p>
          </table:table-cell>
          <table:table-cell office:value-type="percentage" office:value="-2.0074558532996702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311314" table:style-name="ce28">
            <text:p>1311314</text:p>
          </table:table-cell>
          <table:table-cell office:value-type="float" office:value="342609" table:style-name="ce4">
            <text:p>342609</text:p>
          </table:table-cell>
          <table:table-cell office:value-type="string" table:style-name="ce3">
            <text:p>Escola Básica de Penafiel Sul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enafiel</text:p>
          </table:table-cell>
          <table:table-cell office:value-type="string" table:style-name="ce3">
            <text:p>Público</text:p>
          </table:table-cell>
          <table:table-cell office:value-type="float" office:value="280" table:style-name="ce4">
            <text:p>280</text:p>
          </table:table-cell>
          <table:table-cell office:value-type="percentage" office:value="0.51428571428571401" table:style-name="ce21">
            <text:p>51%</text:p>
          </table:table-cell>
          <table:table-cell office:value-type="percentage" office:value="0.503998183366273" table:style-name="ce21">
            <text:p>50%</text:p>
          </table:table-cell>
          <table:table-cell office:value-type="percentage" office:value="1.0287530919440801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311524" table:style-name="ce28">
            <text:p>1311524</text:p>
          </table:table-cell>
          <table:table-cell office:value-type="float" office:value="342592" table:style-name="ce4">
            <text:p>342592</text:p>
          </table:table-cell>
          <table:table-cell office:value-type="string" table:style-name="ce3">
            <text:p>Escola Básica D. António Ferreira Gomes, Milhundos, Penafiel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enafiel</text:p>
          </table:table-cell>
          <table:table-cell office:value-type="string" table:style-name="ce3">
            <text:p>Público</text:p>
          </table:table-cell>
          <table:table-cell office:value-type="float" office:value="219" table:style-name="ce4">
            <text:p>219</text:p>
          </table:table-cell>
          <table:table-cell office:value-type="percentage" office:value="0.28767123287671198" table:style-name="ce21">
            <text:p>29%</text:p>
          </table:table-cell>
          <table:table-cell office:value-type="percentage" office:value="0.29733981436826401" table:style-name="ce21">
            <text:p>30%</text:p>
          </table:table-cell>
          <table:table-cell office:value-type="percentage" office:value="-9.6685814915515606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311567" table:style-name="ce28">
            <text:p>1311567</text:p>
          </table:table-cell>
          <table:table-cell office:value-type="float" office:value="402485" table:style-name="ce4">
            <text:p>402485</text:p>
          </table:table-cell>
          <table:table-cell office:value-type="string" table:style-name="ce3">
            <text:p>Escola Secundária Joaquim de Araújo, Guilhufe, Penafiel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enafiel</text:p>
          </table:table-cell>
          <table:table-cell office:value-type="string" table:style-name="ce3">
            <text:p>Público</text:p>
          </table:table-cell>
          <table:table-cell office:value-type="float" office:value="191" table:style-name="ce4">
            <text:p>191</text:p>
          </table:table-cell>
          <table:table-cell office:value-type="percentage" office:value="0.115183246073298" table:style-name="ce21">
            <text:p>12%</text:p>
          </table:table-cell>
          <table:table-cell office:value-type="percentage" office:value="0.236024715762781" table:style-name="ce21">
            <text:p>24%</text:p>
          </table:table-cell>
          <table:table-cell office:value-type="percentage" office:value="-0.12084146968948201" table:style-name="ce22">
            <text:p>-12%</text:p>
          </table:table-cell>
          <table:table-cell table:number-columns-repeated="16374"/>
        </table:table-row>
        <table:table-row table:style-name="ro1">
          <table:table-cell office:value-type="float" office:value="1311754" table:style-name="ce28">
            <text:p>1311754</text:p>
          </table:table-cell>
          <table:table-cell office:value-type="float" office:value="344072" table:style-name="ce4">
            <text:p>344072</text:p>
          </table:table-cell>
          <table:table-cell office:value-type="string" table:style-name="ce3">
            <text:p>Escola Básica de Paço de Sousa, Penafiel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enafiel</text:p>
          </table:table-cell>
          <table:table-cell office:value-type="string" table:style-name="ce3">
            <text:p>Público</text:p>
          </table:table-cell>
          <table:table-cell office:value-type="float" office:value="376" table:style-name="ce4">
            <text:p>376</text:p>
          </table:table-cell>
          <table:table-cell office:value-type="percentage" office:value="0.48138297872340402" table:style-name="ce21">
            <text:p>48%</text:p>
          </table:table-cell>
          <table:table-cell office:value-type="percentage" office:value="0.42074021477588902" table:style-name="ce21">
            <text:p>42%</text:p>
          </table:table-cell>
          <table:table-cell office:value-type="percentage" office:value="6.0642763947515603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311784" table:style-name="ce28">
            <text:p>1311784</text:p>
          </table:table-cell>
          <table:table-cell office:value-type="float" office:value="346512" table:style-name="ce4">
            <text:p>346512</text:p>
          </table:table-cell>
          <table:table-cell office:value-type="string" table:style-name="ce3">
            <text:p>Escola Básica de Penafiel Sudeste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enafiel</text:p>
          </table:table-cell>
          <table:table-cell office:value-type="string" table:style-name="ce3">
            <text:p>Público</text:p>
          </table:table-cell>
          <table:table-cell office:value-type="float" office:value="309" table:style-name="ce4">
            <text:p>309</text:p>
          </table:table-cell>
          <table:table-cell office:value-type="percentage" office:value="0.28478964401294499" table:style-name="ce21">
            <text:p>28%</text:p>
          </table:table-cell>
          <table:table-cell office:value-type="percentage" office:value="0.29715617026582097" table:style-name="ce21">
            <text:p>30%</text:p>
          </table:table-cell>
          <table:table-cell office:value-type="percentage" office:value="-1.2366526252875499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312002" table:style-name="ce28">
            <text:p>1312002</text:p>
          </table:table-cell>
          <table:table-cell office:value-type="float" office:value="346779" table:style-name="ce4">
            <text:p>346779</text:p>
          </table:table-cell>
          <table:table-cell office:value-type="string" table:style-name="ce3">
            <text:p>Escola Básica e Secundária Clara de Resende,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518" table:style-name="ce4">
            <text:p>518</text:p>
          </table:table-cell>
          <table:table-cell office:value-type="percentage" office:value="0.65637065637065595" table:style-name="ce21">
            <text:p>66%</text:p>
          </table:table-cell>
          <table:table-cell office:value-type="percentage" office:value="0.65578880664060102" table:style-name="ce21">
            <text:p>66%</text:p>
          </table:table-cell>
          <table:table-cell office:value-type="percentage" office:value="5.8184973005542405E-4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312010" table:style-name="ce28">
            <text:p>1312010</text:p>
          </table:table-cell>
          <table:table-cell office:value-type="float" office:value="344059" table:style-name="ce4">
            <text:p>344059</text:p>
          </table:table-cell>
          <table:table-cell office:value-type="string" table:style-name="ce3">
            <text:p>Escola Básica Manoel de Oliveira,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146" table:style-name="ce4">
            <text:p>146</text:p>
          </table:table-cell>
          <table:table-cell office:value-type="percentage" office:value="0.102739726027397" table:style-name="ce21">
            <text:p>10%</text:p>
          </table:table-cell>
          <table:table-cell office:value-type="percentage" office:value="0.19969384850899499" table:style-name="ce21">
            <text:p>20%</text:p>
          </table:table-cell>
          <table:table-cell office:value-type="percentage" office:value="-9.6954122481597904E-2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312027" table:style-name="ce28">
            <text:p>1312027</text:p>
          </table:table-cell>
          <table:table-cell office:value-type="float" office:value="342348" table:style-name="ce4">
            <text:p>342348</text:p>
          </table:table-cell>
          <table:table-cell office:value-type="string" table:style-name="ce3">
            <text:p>Escola Básica Nicolau Nasoni,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71" table:style-name="ce4">
            <text:p>71</text:p>
          </table:table-cell>
          <table:table-cell office:value-type="percentage" office:value="0.183098591549296" table:style-name="ce21">
            <text:p>18%</text:p>
          </table:table-cell>
          <table:table-cell office:value-type="percentage" office:value="0.20781945506331001" table:style-name="ce21">
            <text:p>21%</text:p>
          </table:table-cell>
          <table:table-cell office:value-type="percentage" office:value="-2.47208635140139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312054" table:style-name="ce28">
            <text:p>1312054</text:p>
          </table:table-cell>
          <table:table-cell office:value-type="float" office:value="401134" table:style-name="ce4">
            <text:p>401134</text:p>
          </table:table-cell>
          <table:table-cell office:value-type="string" table:style-name="ce3">
            <text:p>Escola Básica e Secundária Carolina Michaelis,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172" table:style-name="ce4">
            <text:p>172</text:p>
          </table:table-cell>
          <table:table-cell office:value-type="percentage" office:value="0.54651162790697705" table:style-name="ce21">
            <text:p>55%</text:p>
          </table:table-cell>
          <table:table-cell office:value-type="percentage" office:value="0.51866678186859005" table:style-name="ce21">
            <text:p>52%</text:p>
          </table:table-cell>
          <table:table-cell office:value-type="percentage" office:value="2.7844846038386401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312109" table:style-name="ce28">
            <text:p>1312109</text:p>
          </table:table-cell>
          <table:table-cell office:value-type="float" office:value="380517" table:style-name="ce4">
            <text:p>380517</text:p>
          </table:table-cell>
          <table:table-cell office:value-type="string" table:style-name="ce3">
            <text:p>Externato "Nossa Senhora do Perpétuo Socorro"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rivado</text:p>
          </table:table-cell>
          <table:table-cell office:value-type="float" office:value="53" table:style-name="ce4">
            <text:p>53</text:p>
          </table:table-cell>
          <table:table-cell office:value-type="percentage" office:value="0.50943396226415105" table:style-name="ce21">
            <text:p>51%</text:p>
          </table:table-cell>
          <table:table-cell office:value-type="percentage" office:value="0.52069024596503" table:style-name="ce21">
            <text:p>52%</text:p>
          </table:table-cell>
          <table:table-cell office:value-type="percentage" office:value="-1.12562837008794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312113" table:style-name="ce28">
            <text:p>1312113</text:p>
          </table:table-cell>
          <table:table-cell office:value-type="float" office:value="344060" table:style-name="ce4">
            <text:p>344060</text:p>
          </table:table-cell>
          <table:table-cell office:value-type="string" table:style-name="ce3">
            <text:p>Escola Básica Eugénio de Andrade,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106" table:style-name="ce4">
            <text:p>106</text:p>
          </table:table-cell>
          <table:table-cell office:value-type="percentage" office:value="0.245283018867925" table:style-name="ce21">
            <text:p>25%</text:p>
          </table:table-cell>
          <table:table-cell office:value-type="percentage" office:value="0.24617316525601701" table:style-name="ce21">
            <text:p>25%</text:p>
          </table:table-cell>
          <table:table-cell office:value-type="percentage" office:value="-8.9014638809261097E-4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312121" table:style-name="ce28">
            <text:p>1312121</text:p>
          </table:table-cell>
          <table:table-cell office:value-type="float" office:value="523963" table:style-name="ce4">
            <text:p>523963</text:p>
          </table:table-cell>
          <table:table-cell office:value-type="string" table:style-name="ce3">
            <text:p>Academia de Música de Costa Cabral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rivado</text:p>
          </table:table-cell>
          <table:table-cell office:value-type="float" office:value="86" table:style-name="ce4">
            <text:p>86</text:p>
          </table:table-cell>
          <table:table-cell office:value-type="percentage" office:value="0.76744186046511598" table:style-name="ce21">
            <text:p>77%</text:p>
          </table:table-cell>
          <table:table-cell office:value-type="percentage" office:value="0.66416852046248998" table:style-name="ce21">
            <text:p>66%</text:p>
          </table:table-cell>
          <table:table-cell office:value-type="percentage" office:value="0.103273340002626" table:style-name="ce22">
            <text:p>10%</text:p>
          </table:table-cell>
          <table:table-cell table:number-columns-repeated="16374"/>
        </table:table-row>
        <table:table-row table:style-name="ro1">
          <table:table-cell office:value-type="float" office:value="1312146" table:style-name="ce28">
            <text:p>1312146</text:p>
          </table:table-cell>
          <table:table-cell office:value-type="float" office:value="508202" table:style-name="ce4">
            <text:p>508202</text:p>
          </table:table-cell>
          <table:table-cell office:value-type="string" table:style-name="ce3">
            <text:p>Colégio de Nossa Senhora da Esperanç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rivado</text:p>
          </table:table-cell>
          <table:table-cell office:value-type="float" office:value="112" table:style-name="ce4">
            <text:p>112</text:p>
          </table:table-cell>
          <table:table-cell office:value-type="percentage" office:value="0.72321428571428603" table:style-name="ce21">
            <text:p>72%</text:p>
          </table:table-cell>
          <table:table-cell office:value-type="percentage" office:value="0.57647141872848695" table:style-name="ce21">
            <text:p>58%</text:p>
          </table:table-cell>
          <table:table-cell office:value-type="percentage" office:value="0.146742866985799" table:style-name="ce22">
            <text:p>15%</text:p>
          </table:table-cell>
          <table:table-cell table:number-columns-repeated="16374"/>
        </table:table-row>
        <table:table-row table:style-name="ro1">
          <table:table-cell office:value-type="float" office:value="1312156" table:style-name="ce28">
            <text:p>1312156</text:p>
          </table:table-cell>
          <table:table-cell office:value-type="float" office:value="505810" table:style-name="ce4">
            <text:p>505810</text:p>
          </table:table-cell>
          <table:table-cell office:value-type="string" table:style-name="ce3">
            <text:p>Colégio "Luso Francês"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rivado</text:p>
          </table:table-cell>
          <table:table-cell office:value-type="float" office:value="297" table:style-name="ce4">
            <text:p>297</text:p>
          </table:table-cell>
          <table:table-cell office:value-type="percentage" office:value="0.94276094276094302" table:style-name="ce21">
            <text:p>94%</text:p>
          </table:table-cell>
          <table:table-cell office:value-type="percentage" office:value="0.87889263547266305" table:style-name="ce21">
            <text:p>88%</text:p>
          </table:table-cell>
          <table:table-cell office:value-type="percentage" office:value="6.3868307288279802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312165" table:style-name="ce28">
            <text:p>1312165</text:p>
          </table:table-cell>
          <table:table-cell office:value-type="float" office:value="505961" table:style-name="ce4">
            <text:p>505961</text:p>
          </table:table-cell>
          <table:table-cell office:value-type="string" table:style-name="ce3">
            <text:p>Externato das Escravas do Sagrado Coração de Jesu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rivado</text:p>
          </table:table-cell>
          <table:table-cell office:value-type="float" office:value="129" table:style-name="ce4">
            <text:p>129</text:p>
          </table:table-cell>
          <table:table-cell office:value-type="percentage" office:value="0.91472868217054304" table:style-name="ce21">
            <text:p>91%</text:p>
          </table:table-cell>
          <table:table-cell office:value-type="percentage" office:value="0.82941670270693302" table:style-name="ce21">
            <text:p>83%</text:p>
          </table:table-cell>
          <table:table-cell office:value-type="percentage" office:value="8.5311979463609397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1312289" table:style-name="ce28">
            <text:p>1312289</text:p>
          </table:table-cell>
          <table:table-cell office:value-type="float" office:value="341265" table:style-name="ce4">
            <text:p>341265</text:p>
          </table:table-cell>
          <table:table-cell office:value-type="string" table:style-name="ce3">
            <text:p>Escola Básica e Secundária Leonardo Coimbra - Filho,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121" table:style-name="ce4">
            <text:p>121</text:p>
          </table:table-cell>
          <table:table-cell office:value-type="percentage" office:value="9.9173553719008295E-2" table:style-name="ce21">
            <text:p>10%</text:p>
          </table:table-cell>
          <table:table-cell office:value-type="percentage" office:value="0.18295596668497999" table:style-name="ce21">
            <text:p>18%</text:p>
          </table:table-cell>
          <table:table-cell office:value-type="percentage" office:value="-8.3782412965972095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1312346" table:style-name="ce28">
            <text:p>1312346</text:p>
          </table:table-cell>
          <table:table-cell office:value-type="float" office:value="340571" table:style-name="ce4">
            <text:p>340571</text:p>
          </table:table-cell>
          <table:table-cell office:value-type="string" table:style-name="ce3">
            <text:p>Escola Básica e Secundária do Cerco do Porto,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365" table:style-name="ce4">
            <text:p>365</text:p>
          </table:table-cell>
          <table:table-cell office:value-type="percentage" office:value="0.18082191780821899" table:style-name="ce21">
            <text:p>18%</text:p>
          </table:table-cell>
          <table:table-cell office:value-type="percentage" office:value="0.24192573046060101" table:style-name="ce21">
            <text:p>24%</text:p>
          </table:table-cell>
          <table:table-cell office:value-type="percentage" office:value="-6.1103812652381802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312351" table:style-name="ce28">
            <text:p>1312351</text:p>
          </table:table-cell>
          <table:table-cell office:value-type="float" office:value="340352" table:style-name="ce4">
            <text:p>340352</text:p>
          </table:table-cell>
          <table:table-cell office:value-type="string" table:style-name="ce3">
            <text:p>Escola Básica Augusto Gil,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194" table:style-name="ce4">
            <text:p>194</text:p>
          </table:table-cell>
          <table:table-cell office:value-type="percentage" office:value="0.21134020618556701" table:style-name="ce21">
            <text:p>21%</text:p>
          </table:table-cell>
          <table:table-cell office:value-type="percentage" office:value="0.28119742833319999" table:style-name="ce21">
            <text:p>28%</text:p>
          </table:table-cell>
          <table:table-cell office:value-type="percentage" office:value="-6.9857222147632902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312398" table:style-name="ce28">
            <text:p>1312398</text:p>
          </table:table-cell>
          <table:table-cell office:value-type="float" office:value="506576" table:style-name="ce4">
            <text:p>506576</text:p>
          </table:table-cell>
          <table:table-cell office:value-type="string" table:style-name="ce3">
            <text:p>Colégio "Nossa Senhora do Rosário"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rivado</text:p>
          </table:table-cell>
          <table:table-cell office:value-type="float" office:value="423" table:style-name="ce4">
            <text:p>423</text:p>
          </table:table-cell>
          <table:table-cell office:value-type="percentage" office:value="0.94799054373522496" table:style-name="ce21">
            <text:p>95%</text:p>
          </table:table-cell>
          <table:table-cell office:value-type="percentage" office:value="0.85483314168477198" table:style-name="ce21">
            <text:p>85%</text:p>
          </table:table-cell>
          <table:table-cell office:value-type="percentage" office:value="9.3157402050452698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1312412" table:style-name="ce28">
            <text:p>1312412</text:p>
          </table:table-cell>
          <table:table-cell office:value-type="float" office:value="505675" table:style-name="ce4">
            <text:p>505675</text:p>
          </table:table-cell>
          <table:table-cell office:value-type="string" table:style-name="ce3">
            <text:p>Colégio "Júlio Dinis"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rivado</text:p>
          </table:table-cell>
          <table:table-cell office:value-type="float" office:value="125" table:style-name="ce4">
            <text:p>125</text:p>
          </table:table-cell>
          <table:table-cell office:value-type="percentage" office:value="0.54400000000000004" table:style-name="ce21">
            <text:p>54%</text:p>
          </table:table-cell>
          <table:table-cell office:value-type="percentage" office:value="0.63768646577726695" table:style-name="ce21">
            <text:p>64%</text:p>
          </table:table-cell>
          <table:table-cell office:value-type="percentage" office:value="-9.3686465777266803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312414" table:style-name="ce28">
            <text:p>1312414</text:p>
          </table:table-cell>
          <table:table-cell office:value-type="float" office:value="341678" table:style-name="ce4">
            <text:p>341678</text:p>
          </table:table-cell>
          <table:table-cell office:value-type="string" table:style-name="ce3">
            <text:p>Escola Básica Gomes Teixeira,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113" table:style-name="ce4">
            <text:p>113</text:p>
          </table:table-cell>
          <table:table-cell office:value-type="percentage" office:value="0.23008849557522101" table:style-name="ce21">
            <text:p>23%</text:p>
          </table:table-cell>
          <table:table-cell office:value-type="percentage" office:value="0.33020230850999199" table:style-name="ce21">
            <text:p>33%</text:p>
          </table:table-cell>
          <table:table-cell office:value-type="percentage" office:value="-0.10011381293476999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312419" table:style-name="ce28">
            <text:p>1312419</text:p>
          </table:table-cell>
          <table:table-cell office:value-type="float" office:value="506655" table:style-name="ce4">
            <text:p>506655</text:p>
          </table:table-cell>
          <table:table-cell office:value-type="string" table:style-name="ce3">
            <text:p>Grande Colégio "Universal"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rivado</text:p>
          </table:table-cell>
          <table:table-cell office:value-type="float" office:value="185" table:style-name="ce4">
            <text:p>185</text:p>
          </table:table-cell>
          <table:table-cell office:value-type="percentage" office:value="0.93513513513513502" table:style-name="ce21">
            <text:p>94%</text:p>
          </table:table-cell>
          <table:table-cell office:value-type="percentage" office:value="0.85225843558680703" table:style-name="ce21">
            <text:p>85%</text:p>
          </table:table-cell>
          <table:table-cell office:value-type="percentage" office:value="8.2876699548328006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312436" table:style-name="ce28">
            <text:p>1312436</text:p>
          </table:table-cell>
          <table:table-cell office:value-type="float" office:value="401766" table:style-name="ce4">
            <text:p>401766</text:p>
          </table:table-cell>
          <table:table-cell office:value-type="string" table:style-name="ce3">
            <text:p>Escola Secundária Filipa de Vilhena,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391" table:style-name="ce4">
            <text:p>391</text:p>
          </table:table-cell>
          <table:table-cell office:value-type="percentage" office:value="0.61381074168798" table:style-name="ce21">
            <text:p>61%</text:p>
          </table:table-cell>
          <table:table-cell office:value-type="percentage" office:value="0.55327896162839296" table:style-name="ce21">
            <text:p>55%</text:p>
          </table:table-cell>
          <table:table-cell office:value-type="percentage" office:value="6.0531780059587099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312477" table:style-name="ce28">
            <text:p>1312477</text:p>
          </table:table-cell>
          <table:table-cell office:value-type="float" office:value="506540" table:style-name="ce4">
            <text:p>506540</text:p>
          </table:table-cell>
          <table:table-cell office:value-type="string" table:style-name="ce3">
            <text:p>Externato "Ribadouro"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rivado</text:p>
          </table:table-cell>
          <table:table-cell office:value-type="float" office:value="131" table:style-name="ce4">
            <text:p>131</text:p>
          </table:table-cell>
          <table:table-cell office:value-type="percentage" office:value="0.87786259541984701" table:style-name="ce21">
            <text:p>88%</text:p>
          </table:table-cell>
          <table:table-cell office:value-type="percentage" office:value="0.79874059083580995" table:style-name="ce21">
            <text:p>80%</text:p>
          </table:table-cell>
          <table:table-cell office:value-type="percentage" office:value="7.9122004584037203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312511" table:style-name="ce28">
            <text:p>1312511</text:p>
          </table:table-cell>
          <table:table-cell office:value-type="float" office:value="401780" table:style-name="ce4">
            <text:p>401780</text:p>
          </table:table-cell>
          <table:table-cell office:value-type="string" table:style-name="ce3">
            <text:p>Escola Básica e Secundária Fontes Pereira de Melo,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340" table:style-name="ce4">
            <text:p>340</text:p>
          </table:table-cell>
          <table:table-cell office:value-type="percentage" office:value="0.67647058823529405" table:style-name="ce21">
            <text:p>68%</text:p>
          </table:table-cell>
          <table:table-cell office:value-type="percentage" office:value="0.62763952523072197" table:style-name="ce21">
            <text:p>63%</text:p>
          </table:table-cell>
          <table:table-cell office:value-type="percentage" office:value="4.8831063004572101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312528" table:style-name="ce28">
            <text:p>1312528</text:p>
          </table:table-cell>
          <table:table-cell office:value-type="float" office:value="506060" table:style-name="ce4">
            <text:p>506060</text:p>
          </table:table-cell>
          <table:table-cell office:value-type="string" table:style-name="ce3">
            <text:p>Colégio de Nossa Senhora de Lurde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rivado</text:p>
          </table:table-cell>
          <table:table-cell office:value-type="float" office:value="165" table:style-name="ce4">
            <text:p>165</text:p>
          </table:table-cell>
          <table:table-cell office:value-type="percentage" office:value="0.87878787878787901" table:style-name="ce21">
            <text:p>88%</text:p>
          </table:table-cell>
          <table:table-cell office:value-type="percentage" office:value="0.75859277302868799" table:style-name="ce21">
            <text:p>76%</text:p>
          </table:table-cell>
          <table:table-cell office:value-type="percentage" office:value="0.12019510575919" table:style-name="ce22">
            <text:p>12%</text:p>
          </table:table-cell>
          <table:table-cell table:number-columns-repeated="16374"/>
        </table:table-row>
        <table:table-row table:style-name="ro1">
          <table:table-cell office:value-type="float" office:value="1312553" table:style-name="ce28">
            <text:p>1312553</text:p>
          </table:table-cell>
          <table:table-cell office:value-type="float" office:value="343432" table:style-name="ce4">
            <text:p>343432</text:p>
          </table:table-cell>
          <table:table-cell office:value-type="string" table:style-name="ce3">
            <text:p>Escola Básica do Viso,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155" table:style-name="ce4">
            <text:p>155</text:p>
          </table:table-cell>
          <table:table-cell office:value-type="percentage" office:value="0.135483870967742" table:style-name="ce21">
            <text:p>14%</text:p>
          </table:table-cell>
          <table:table-cell office:value-type="percentage" office:value="0.24485339737443701" table:style-name="ce21">
            <text:p>24%</text:p>
          </table:table-cell>
          <table:table-cell office:value-type="percentage" office:value="-0.10936952640669501" table:style-name="ce22">
            <text:p>-11%</text:p>
          </table:table-cell>
          <table:table-cell table:number-columns-repeated="16374"/>
        </table:table-row>
        <table:table-row table:style-name="ro1">
          <table:table-cell office:value-type="float" office:value="1312563" table:style-name="ce28">
            <text:p>1312563</text:p>
          </table:table-cell>
          <table:table-cell office:value-type="float" office:value="342105" table:style-name="ce4">
            <text:p>342105</text:p>
          </table:table-cell>
          <table:table-cell office:value-type="string" table:style-name="ce3">
            <text:p>Escola Básica e Secundária Maria Lamas,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132" table:style-name="ce4">
            <text:p>132</text:p>
          </table:table-cell>
          <table:table-cell office:value-type="percentage" office:value="0.15909090909090901" table:style-name="ce21">
            <text:p>16%</text:p>
          </table:table-cell>
          <table:table-cell office:value-type="percentage" office:value="0.20795759797251301" table:style-name="ce21">
            <text:p>21%</text:p>
          </table:table-cell>
          <table:table-cell office:value-type="percentage" office:value="-4.8866688881603601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312576" table:style-name="ce28">
            <text:p>1312576</text:p>
          </table:table-cell>
          <table:table-cell office:value-type="string" table:style-name="ce4">
            <text:p>*</text:p>
          </table:table-cell>
          <table:table-cell office:value-type="string" table:style-name="ce3">
            <text:p>Colégio de Liverpool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rivado</text:p>
          </table:table-cell>
          <table:table-cell office:value-type="float" office:value="61" table:style-name="ce4">
            <text:p>61</text:p>
          </table:table-cell>
          <table:table-cell office:value-type="percentage" office:value="0.114754098360656" table:style-name="ce21">
            <text:p>11%</text:p>
          </table:table-cell>
          <table:table-cell office:value-type="percentage" office:value="0.297535633213383" table:style-name="ce21">
            <text:p>30%</text:p>
          </table:table-cell>
          <table:table-cell office:value-type="percentage" office:value="-0.182781534852727" table:style-name="ce22">
            <text:p>-18%</text:p>
          </table:table-cell>
          <table:table-cell table:number-columns-repeated="16374"/>
        </table:table-row>
        <table:table-row table:style-name="ro1">
          <table:table-cell office:value-type="float" office:value="1312592" table:style-name="ce28">
            <text:p>1312592</text:p>
          </table:table-cell>
          <table:table-cell office:value-type="float" office:value="341551" table:style-name="ce4">
            <text:p>341551</text:p>
          </table:table-cell>
          <table:table-cell office:value-type="string" table:style-name="ce3">
            <text:p>Escola Básica Francisco Torrinha,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495" table:style-name="ce4">
            <text:p>495</text:p>
          </table:table-cell>
          <table:table-cell office:value-type="percentage" office:value="0.70101010101010097" table:style-name="ce21">
            <text:p>70%</text:p>
          </table:table-cell>
          <table:table-cell office:value-type="percentage" office:value="0.59538108243604304" table:style-name="ce21">
            <text:p>60%</text:p>
          </table:table-cell>
          <table:table-cell office:value-type="percentage" office:value="0.105629018574058" table:style-name="ce22">
            <text:p>11%</text:p>
          </table:table-cell>
          <table:table-cell table:number-columns-repeated="16374"/>
        </table:table-row>
        <table:table-row table:style-name="ro1">
          <table:table-cell office:value-type="float" office:value="1312593" table:style-name="ce28">
            <text:p>1312593</text:p>
          </table:table-cell>
          <table:table-cell office:value-type="float" office:value="400968" table:style-name="ce4">
            <text:p>400968</text:p>
          </table:table-cell>
          <table:table-cell office:value-type="string" table:style-name="ce3">
            <text:p>Escola Secundária Aurélia de Sousa,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420" table:style-name="ce4">
            <text:p>420</text:p>
          </table:table-cell>
          <table:table-cell office:value-type="percentage" office:value="0.71428571428571397" table:style-name="ce21">
            <text:p>71%</text:p>
          </table:table-cell>
          <table:table-cell office:value-type="percentage" office:value="0.67110197979003505" table:style-name="ce21">
            <text:p>67%</text:p>
          </table:table-cell>
          <table:table-cell office:value-type="percentage" office:value="4.3183734495679499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312640" table:style-name="ce28">
            <text:p>1312640</text:p>
          </table:table-cell>
          <table:table-cell office:value-type="float" office:value="404214" table:style-name="ce4">
            <text:p>404214</text:p>
          </table:table-cell>
          <table:table-cell office:value-type="string" table:style-name="ce3">
            <text:p>Escola Artística do Conservatório de Música do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138" table:style-name="ce4">
            <text:p>138</text:p>
          </table:table-cell>
          <table:table-cell office:value-type="percentage" office:value="0.86956521739130399" table:style-name="ce21">
            <text:p>87%</text:p>
          </table:table-cell>
          <table:table-cell office:value-type="percentage" office:value="0.70550317449315003" table:style-name="ce21">
            <text:p>71%</text:p>
          </table:table-cell>
          <table:table-cell office:value-type="percentage" office:value="0.16406204289815501" table:style-name="ce22">
            <text:p>16%</text:p>
          </table:table-cell>
          <table:table-cell table:number-columns-repeated="16374"/>
        </table:table-row>
        <table:table-row table:style-name="ro1">
          <table:table-cell office:value-type="float" office:value="1312643" table:style-name="ce28">
            <text:p>1312643</text:p>
          </table:table-cell>
          <table:table-cell office:value-type="float" office:value="380015" table:style-name="ce4">
            <text:p>380015</text:p>
          </table:table-cell>
          <table:table-cell office:value-type="string" table:style-name="ce3">
            <text:p>Colégio INED - Polo II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rivado</text:p>
          </table:table-cell>
          <table:table-cell office:value-type="float" office:value="142" table:style-name="ce4">
            <text:p>142</text:p>
          </table:table-cell>
          <table:table-cell office:value-type="percentage" office:value="0.76760563380281699" table:style-name="ce21">
            <text:p>77%</text:p>
          </table:table-cell>
          <table:table-cell office:value-type="percentage" office:value="0.78859097527472899" table:style-name="ce21">
            <text:p>79%</text:p>
          </table:table-cell>
          <table:table-cell office:value-type="percentage" office:value="-2.0985341471911698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312658" table:style-name="ce28">
            <text:p>1312658</text:p>
          </table:table-cell>
          <table:table-cell office:value-type="float" office:value="404445" table:style-name="ce4">
            <text:p>404445</text:p>
          </table:table-cell>
          <table:table-cell office:value-type="string" table:style-name="ce3">
            <text:p>Escola Secundária Alexandre Herculano,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267" table:style-name="ce4">
            <text:p>267</text:p>
          </table:table-cell>
          <table:table-cell office:value-type="percentage" office:value="0.15730337078651699" table:style-name="ce21">
            <text:p>16%</text:p>
          </table:table-cell>
          <table:table-cell office:value-type="percentage" office:value="0.246115780959966" table:style-name="ce21">
            <text:p>25%</text:p>
          </table:table-cell>
          <table:table-cell office:value-type="percentage" office:value="-8.8812410173448805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312772" table:style-name="ce28">
            <text:p>1312772</text:p>
          </table:table-cell>
          <table:table-cell office:value-type="float" office:value="401845" table:style-name="ce4">
            <text:p>401845</text:p>
          </table:table-cell>
          <table:table-cell office:value-type="string" table:style-name="ce3">
            <text:p>Escola Secundária Garcia de Orta,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189" table:style-name="ce4">
            <text:p>189</text:p>
          </table:table-cell>
          <table:table-cell office:value-type="percentage" office:value="0.68783068783068801" table:style-name="ce21">
            <text:p>69%</text:p>
          </table:table-cell>
          <table:table-cell office:value-type="percentage" office:value="0.61859356719608505" table:style-name="ce21">
            <text:p>62%</text:p>
          </table:table-cell>
          <table:table-cell office:value-type="percentage" office:value="6.9237120634602398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1312798" table:style-name="ce28">
            <text:p>1312798</text:p>
          </table:table-cell>
          <table:table-cell office:value-type="float" office:value="506461" table:style-name="ce4">
            <text:p>506461</text:p>
          </table:table-cell>
          <table:table-cell office:value-type="string" table:style-name="ce3">
            <text:p>Salesianos do Porto - Colégi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rivado</text:p>
          </table:table-cell>
          <table:table-cell office:value-type="float" office:value="72" table:style-name="ce4">
            <text:p>72</text:p>
          </table:table-cell>
          <table:table-cell office:value-type="percentage" office:value="0.66666666666666696" table:style-name="ce21">
            <text:p>67%</text:p>
          </table:table-cell>
          <table:table-cell office:value-type="percentage" office:value="0.58632613247765597" table:style-name="ce21">
            <text:p>59%</text:p>
          </table:table-cell>
          <table:table-cell office:value-type="percentage" office:value="8.0340534189011006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312811" table:style-name="ce28">
            <text:p>1312811</text:p>
          </table:table-cell>
          <table:table-cell office:value-type="float" office:value="342853" table:style-name="ce4">
            <text:p>342853</text:p>
          </table:table-cell>
          <table:table-cell office:value-type="string" table:style-name="ce3">
            <text:p>Escola Básica Pêro Vaz de Caminha,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209" table:style-name="ce4">
            <text:p>209</text:p>
          </table:table-cell>
          <table:table-cell office:value-type="percentage" office:value="0.16267942583732101" table:style-name="ce21">
            <text:p>16%</text:p>
          </table:table-cell>
          <table:table-cell office:value-type="percentage" office:value="0.222867903067483" table:style-name="ce21">
            <text:p>22%</text:p>
          </table:table-cell>
          <table:table-cell office:value-type="percentage" office:value="-6.0188477230162699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312833" table:style-name="ce28">
            <text:p>1312833</text:p>
          </table:table-cell>
          <table:table-cell office:value-type="float" office:value="340327" table:style-name="ce4">
            <text:p>340327</text:p>
          </table:table-cell>
          <table:table-cell office:value-type="string" table:style-name="ce3">
            <text:p>Escola Básica da Areosa,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168" table:style-name="ce4">
            <text:p>168</text:p>
          </table:table-cell>
          <table:table-cell office:value-type="percentage" office:value="0.26190476190476197" table:style-name="ce21">
            <text:p>26%</text:p>
          </table:table-cell>
          <table:table-cell office:value-type="percentage" office:value="0.306022645800473" table:style-name="ce21">
            <text:p>31%</text:p>
          </table:table-cell>
          <table:table-cell office:value-type="percentage" office:value="-4.4117883895711099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312840" table:style-name="ce28">
            <text:p>1312840</text:p>
          </table:table-cell>
          <table:table-cell office:value-type="float" office:value="341769" table:style-name="ce4">
            <text:p>341769</text:p>
          </table:table-cell>
          <table:table-cell office:value-type="string" table:style-name="ce3">
            <text:p>Escola Básica Irene Lisboa,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193" table:style-name="ce4">
            <text:p>193</text:p>
          </table:table-cell>
          <table:table-cell office:value-type="percentage" office:value="0.409326424870466" table:style-name="ce21">
            <text:p>41%</text:p>
          </table:table-cell>
          <table:table-cell office:value-type="percentage" office:value="0.38071635797855202" table:style-name="ce21">
            <text:p>38%</text:p>
          </table:table-cell>
          <table:table-cell office:value-type="percentage" office:value="2.86100668919139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312958" table:style-name="ce28">
            <text:p>1312958</text:p>
          </table:table-cell>
          <table:table-cell office:value-type="float" office:value="402709" table:style-name="ce4">
            <text:p>402709</text:p>
          </table:table-cell>
          <table:table-cell office:value-type="string" table:style-name="ce3">
            <text:p>Escola Básica e Secundária Rodrigues de Freitas, 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úblico</text:p>
          </table:table-cell>
          <table:table-cell office:value-type="float" office:value="344" table:style-name="ce4">
            <text:p>344</text:p>
          </table:table-cell>
          <table:table-cell office:value-type="percentage" office:value="0.34593023255813998" table:style-name="ce21">
            <text:p>35%</text:p>
          </table:table-cell>
          <table:table-cell office:value-type="percentage" office:value="0.45066050125332002" table:style-name="ce21">
            <text:p>45%</text:p>
          </table:table-cell>
          <table:table-cell office:value-type="percentage" office:value="-0.104730268695181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312990" table:style-name="ce28">
            <text:p>1312990</text:p>
          </table:table-cell>
          <table:table-cell office:value-type="float" office:value="506308" table:style-name="ce4">
            <text:p>506308</text:p>
          </table:table-cell>
          <table:table-cell office:value-type="string" table:style-name="ce3">
            <text:p>Colégio de Nossa Senhora da Paz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rivado</text:p>
          </table:table-cell>
          <table:table-cell office:value-type="float" office:value="122" table:style-name="ce4">
            <text:p>122</text:p>
          </table:table-cell>
          <table:table-cell office:value-type="percentage" office:value="0.92622950819672101" table:style-name="ce21">
            <text:p>93%</text:p>
          </table:table-cell>
          <table:table-cell office:value-type="percentage" office:value="0.80845870254382601" table:style-name="ce21">
            <text:p>81%</text:p>
          </table:table-cell>
          <table:table-cell office:value-type="percentage" office:value="0.11777080565289499" table:style-name="ce22">
            <text:p>12%</text:p>
          </table:table-cell>
          <table:table-cell table:number-columns-repeated="16374"/>
        </table:table-row>
        <table:table-row table:style-name="ro1">
          <table:table-cell office:value-type="float" office:value="1313003" table:style-name="ce28">
            <text:p>1313003</text:p>
          </table:table-cell>
          <table:table-cell office:value-type="float" office:value="402680" table:style-name="ce4">
            <text:p>402680</text:p>
          </table:table-cell>
          <table:table-cell office:value-type="string" table:style-name="ce3">
            <text:p>Escola Secundária Rocha Peixoto, Póvoa de Varzim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óvoa de Varzim</text:p>
          </table:table-cell>
          <table:table-cell office:value-type="string" table:style-name="ce3">
            <text:p>Público</text:p>
          </table:table-cell>
          <table:table-cell office:value-type="float" office:value="374" table:style-name="ce4">
            <text:p>374</text:p>
          </table:table-cell>
          <table:table-cell office:value-type="percentage" office:value="0.74331550802139001" table:style-name="ce21">
            <text:p>74%</text:p>
          </table:table-cell>
          <table:table-cell office:value-type="percentage" office:value="0.63434822867231" table:style-name="ce21">
            <text:p>63%</text:p>
          </table:table-cell>
          <table:table-cell office:value-type="percentage" office:value="0.10896727934908" table:style-name="ce22">
            <text:p>11%</text:p>
          </table:table-cell>
          <table:table-cell table:number-columns-repeated="16374"/>
        </table:table-row>
        <table:table-row table:style-name="ro1">
          <table:table-cell office:value-type="float" office:value="1313186" table:style-name="ce28">
            <text:p>1313186</text:p>
          </table:table-cell>
          <table:table-cell office:value-type="float" office:value="344011" table:style-name="ce4">
            <text:p>344011</text:p>
          </table:table-cell>
          <table:table-cell office:value-type="string" table:style-name="ce3">
            <text:p>Escola Básica e Secundária Campo Aberto, Beiriz, Póvoa de Varzim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óvoa de Varzim</text:p>
          </table:table-cell>
          <table:table-cell office:value-type="string" table:style-name="ce3">
            <text:p>Público</text:p>
          </table:table-cell>
          <table:table-cell office:value-type="float" office:value="251" table:style-name="ce4">
            <text:p>251</text:p>
          </table:table-cell>
          <table:table-cell office:value-type="percentage" office:value="0.50199203187250996" table:style-name="ce21">
            <text:p>50%</text:p>
          </table:table-cell>
          <table:table-cell office:value-type="percentage" office:value="0.59601451872691003" table:style-name="ce21">
            <text:p>60%</text:p>
          </table:table-cell>
          <table:table-cell office:value-type="percentage" office:value="-9.4022486854400303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313333" table:style-name="ce28">
            <text:p>1313333</text:p>
          </table:table-cell>
          <table:table-cell office:value-type="float" office:value="344035" table:style-name="ce4">
            <text:p>344035</text:p>
          </table:table-cell>
          <table:table-cell office:value-type="string" table:style-name="ce3">
            <text:p>Escola Básica de Rates, Póvoa de Varzim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óvoa de Varzim</text:p>
          </table:table-cell>
          <table:table-cell office:value-type="string" table:style-name="ce3">
            <text:p>Público</text:p>
          </table:table-cell>
          <table:table-cell office:value-type="float" office:value="272" table:style-name="ce4">
            <text:p>272</text:p>
          </table:table-cell>
          <table:table-cell office:value-type="percentage" office:value="0.64705882352941202" table:style-name="ce21">
            <text:p>65%</text:p>
          </table:table-cell>
          <table:table-cell office:value-type="percentage" office:value="0.56373604953360901" table:style-name="ce21">
            <text:p>56%</text:p>
          </table:table-cell>
          <table:table-cell office:value-type="percentage" office:value="8.3322773995802998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313365" table:style-name="ce28">
            <text:p>1313365</text:p>
          </table:table-cell>
          <table:table-cell office:value-type="float" office:value="344023" table:style-name="ce4">
            <text:p>344023</text:p>
          </table:table-cell>
          <table:table-cell office:value-type="string" table:style-name="ce3">
            <text:p>Escola Básica de Aver-o-Mar, Póvoa de Varzim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óvoa de Varzim</text:p>
          </table:table-cell>
          <table:table-cell office:value-type="string" table:style-name="ce3">
            <text:p>Público</text:p>
          </table:table-cell>
          <table:table-cell office:value-type="float" office:value="335" table:style-name="ce4">
            <text:p>335</text:p>
          </table:table-cell>
          <table:table-cell office:value-type="percentage" office:value="0.42985074626865699" table:style-name="ce21">
            <text:p>43%</text:p>
          </table:table-cell>
          <table:table-cell office:value-type="percentage" office:value="0.38139690786140201" table:style-name="ce21">
            <text:p>38%</text:p>
          </table:table-cell>
          <table:table-cell office:value-type="percentage" office:value="4.8453838407254597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313392" table:style-name="ce28">
            <text:p>1313392</text:p>
          </table:table-cell>
          <table:table-cell office:value-type="float" office:value="401675" table:style-name="ce4">
            <text:p>401675</text:p>
          </table:table-cell>
          <table:table-cell office:value-type="string" table:style-name="ce3">
            <text:p>Escola Secundária Eça de Queirós, Póvoa de Varzim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óvoa de Varzim</text:p>
          </table:table-cell>
          <table:table-cell office:value-type="string" table:style-name="ce3">
            <text:p>Público</text:p>
          </table:table-cell>
          <table:table-cell office:value-type="float" office:value="161" table:style-name="ce4">
            <text:p>161</text:p>
          </table:table-cell>
          <table:table-cell office:value-type="percentage" office:value="0.87577639751552805" table:style-name="ce21">
            <text:p>88%</text:p>
          </table:table-cell>
          <table:table-cell office:value-type="percentage" office:value="0.71305545134412496" table:style-name="ce21">
            <text:p>71%</text:p>
          </table:table-cell>
          <table:table-cell office:value-type="percentage" office:value="0.16272094617140301" table:style-name="ce22">
            <text:p>16%</text:p>
          </table:table-cell>
          <table:table-cell table:number-columns-repeated="16374"/>
        </table:table-row>
        <table:table-row table:style-name="ro1">
          <table:table-cell office:value-type="float" office:value="1313582" table:style-name="ce28">
            <text:p>1313582</text:p>
          </table:table-cell>
          <table:table-cell office:value-type="float" office:value="505638" table:style-name="ce4">
            <text:p>505638</text:p>
          </table:table-cell>
          <table:table-cell office:value-type="string" table:style-name="ce3">
            <text:p>Colégio de Amorim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óvoa de Varzim</text:p>
          </table:table-cell>
          <table:table-cell office:value-type="string" table:style-name="ce3">
            <text:p>Privado</text:p>
          </table:table-cell>
          <table:table-cell office:value-type="float" office:value="142" table:style-name="ce4">
            <text:p>142</text:p>
          </table:table-cell>
          <table:table-cell office:value-type="percentage" office:value="0.71830985915492995" table:style-name="ce21">
            <text:p>72%</text:p>
          </table:table-cell>
          <table:table-cell office:value-type="percentage" office:value="0.72458926727006401" table:style-name="ce21">
            <text:p>72%</text:p>
          </table:table-cell>
          <table:table-cell office:value-type="percentage" office:value="-6.2794081151343302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313649" table:style-name="ce28">
            <text:p>1313649</text:p>
          </table:table-cell>
          <table:table-cell office:value-type="float" office:value="341150" table:style-name="ce4">
            <text:p>341150</text:p>
          </table:table-cell>
          <table:table-cell office:value-type="string" table:style-name="ce3">
            <text:p>Escola Básica Dr. Flávio Gonçalves, Povoa de Varzim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óvoa de Varzim</text:p>
          </table:table-cell>
          <table:table-cell office:value-type="string" table:style-name="ce3">
            <text:p>Público</text:p>
          </table:table-cell>
          <table:table-cell office:value-type="float" office:value="498" table:style-name="ce4">
            <text:p>498</text:p>
          </table:table-cell>
          <table:table-cell office:value-type="percentage" office:value="0.55823293172690802" table:style-name="ce21">
            <text:p>56%</text:p>
          </table:table-cell>
          <table:table-cell office:value-type="percentage" office:value="0.52036323694532505" table:style-name="ce21">
            <text:p>52%</text:p>
          </table:table-cell>
          <table:table-cell office:value-type="percentage" office:value="3.7869694781582801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313691" table:style-name="ce28">
            <text:p>1313691</text:p>
          </table:table-cell>
          <table:table-cell office:value-type="float" office:value="342610" table:style-name="ce4">
            <text:p>342610</text:p>
          </table:table-cell>
          <table:table-cell office:value-type="string" table:style-name="ce3">
            <text:p>Escola Básica Cego do Maio, Póvoa de Varzim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Póvoa de Varzim</text:p>
          </table:table-cell>
          <table:table-cell office:value-type="string" table:style-name="ce3">
            <text:p>Público</text:p>
          </table:table-cell>
          <table:table-cell office:value-type="float" office:value="275" table:style-name="ce4">
            <text:p>275</text:p>
          </table:table-cell>
          <table:table-cell office:value-type="percentage" office:value="0.24727272727272701" table:style-name="ce21">
            <text:p>25%</text:p>
          </table:table-cell>
          <table:table-cell office:value-type="percentage" office:value="0.32617223948283203" table:style-name="ce21">
            <text:p>33%</text:p>
          </table:table-cell>
          <table:table-cell office:value-type="percentage" office:value="-7.8899512210104897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1314002" table:style-name="ce28">
            <text:p>1314002</text:p>
          </table:table-cell>
          <table:table-cell office:value-type="float" office:value="296454" table:style-name="ce4">
            <text:p>296454</text:p>
          </table:table-cell>
          <table:table-cell office:value-type="string" table:style-name="ce3">
            <text:p>Escola Básica de S. Tomé de Negrelos, Santo Tirs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Santo Tirso</text:p>
          </table:table-cell>
          <table:table-cell office:value-type="string" table:style-name="ce3">
            <text:p>Público</text:p>
          </table:table-cell>
          <table:table-cell office:value-type="float" office:value="195" table:style-name="ce4">
            <text:p>195</text:p>
          </table:table-cell>
          <table:table-cell office:value-type="percentage" office:value="0.512820512820513" table:style-name="ce21">
            <text:p>51%</text:p>
          </table:table-cell>
          <table:table-cell office:value-type="percentage" office:value="0.49465357662695703" table:style-name="ce21">
            <text:p>49%</text:p>
          </table:table-cell>
          <table:table-cell office:value-type="percentage" office:value="1.81669361935561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314011" table:style-name="ce28">
            <text:p>1314011</text:p>
          </table:table-cell>
          <table:table-cell office:value-type="float" office:value="343018" table:style-name="ce4">
            <text:p>343018</text:p>
          </table:table-cell>
          <table:table-cell office:value-type="string" table:style-name="ce3">
            <text:p>Escola Básica de Santo Tirs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Santo Tirso</text:p>
          </table:table-cell>
          <table:table-cell office:value-type="string" table:style-name="ce3">
            <text:p>Público</text:p>
          </table:table-cell>
          <table:table-cell office:value-type="float" office:value="63" table:style-name="ce4">
            <text:p>63</text:p>
          </table:table-cell>
          <table:table-cell office:value-type="percentage" office:value="0.11111111111111099" table:style-name="ce21">
            <text:p>11%</text:p>
          </table:table-cell>
          <table:table-cell office:value-type="percentage" office:value="0.122434026100952" table:style-name="ce21">
            <text:p>12%</text:p>
          </table:table-cell>
          <table:table-cell office:value-type="percentage" office:value="-1.13229149898411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314179" table:style-name="ce28">
            <text:p>1314179</text:p>
          </table:table-cell>
          <table:table-cell office:value-type="float" office:value="344000" table:style-name="ce4">
            <text:p>344000</text:p>
          </table:table-cell>
          <table:table-cell office:value-type="string" table:style-name="ce3">
            <text:p>Escola Básica do Castro, Alvarelhos, Trof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Trofa</text:p>
          </table:table-cell>
          <table:table-cell office:value-type="string" table:style-name="ce3">
            <text:p>Público</text:p>
          </table:table-cell>
          <table:table-cell office:value-type="float" office:value="208" table:style-name="ce4">
            <text:p>208</text:p>
          </table:table-cell>
          <table:table-cell office:value-type="percentage" office:value="0.59134615384615397" table:style-name="ce21">
            <text:p>59%</text:p>
          </table:table-cell>
          <table:table-cell office:value-type="percentage" office:value="0.47072248499373698" table:style-name="ce21">
            <text:p>47%</text:p>
          </table:table-cell>
          <table:table-cell office:value-type="percentage" office:value="0.120623668852417" table:style-name="ce22">
            <text:p>12%</text:p>
          </table:table-cell>
          <table:table-cell table:number-columns-repeated="16374"/>
        </table:table-row>
        <table:table-row table:style-name="ro1">
          <table:table-cell office:value-type="float" office:value="1314257" table:style-name="ce28">
            <text:p>1314257</text:p>
          </table:table-cell>
          <table:table-cell office:value-type="float" office:value="505948" table:style-name="ce4">
            <text:p>505948</text:p>
          </table:table-cell>
          <table:table-cell office:value-type="string" table:style-name="ce3">
            <text:p>Colégio "Santa Teresa de Jesus"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Santo Tirso</text:p>
          </table:table-cell>
          <table:table-cell office:value-type="string" table:style-name="ce3">
            <text:p>Privado</text:p>
          </table:table-cell>
          <table:table-cell office:value-type="float" office:value="120" table:style-name="ce4">
            <text:p>120</text:p>
          </table:table-cell>
          <table:table-cell office:value-type="percentage" office:value="0.85833333333333295" table:style-name="ce21">
            <text:p>86%</text:p>
          </table:table-cell>
          <table:table-cell office:value-type="percentage" office:value="0.70862695585251001" table:style-name="ce21">
            <text:p>71%</text:p>
          </table:table-cell>
          <table:table-cell office:value-type="percentage" office:value="0.14970637748082299" table:style-name="ce22">
            <text:p>15%</text:p>
          </table:table-cell>
          <table:table-cell table:number-columns-repeated="16374"/>
        </table:table-row>
        <table:table-row table:style-name="ro1">
          <table:table-cell office:value-type="float" office:value="1314466" table:style-name="ce28">
            <text:p>1314466</text:p>
          </table:table-cell>
          <table:table-cell office:value-type="float" office:value="402930" table:style-name="ce4">
            <text:p>402930</text:p>
          </table:table-cell>
          <table:table-cell office:value-type="string" table:style-name="ce3">
            <text:p>Escola Secundária da Trof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Trofa</text:p>
          </table:table-cell>
          <table:table-cell office:value-type="string" table:style-name="ce3">
            <text:p>Público</text:p>
          </table:table-cell>
          <table:table-cell office:value-type="float" office:value="478" table:style-name="ce4">
            <text:p>478</text:p>
          </table:table-cell>
          <table:table-cell office:value-type="percentage" office:value="0.44351464435146398" table:style-name="ce21">
            <text:p>44%</text:p>
          </table:table-cell>
          <table:table-cell office:value-type="percentage" office:value="0.429852019054007" table:style-name="ce21">
            <text:p>43%</text:p>
          </table:table-cell>
          <table:table-cell office:value-type="percentage" office:value="1.36626252974577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314529" table:style-name="ce28">
            <text:p>1314529</text:p>
          </table:table-cell>
          <table:table-cell office:value-type="float" office:value="346550" table:style-name="ce4">
            <text:p>346550</text:p>
          </table:table-cell>
          <table:table-cell office:value-type="string" table:style-name="ce3">
            <text:p>Escola Básica da Agrela e Vale do Leça, Santo Tirs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Santo Tirso</text:p>
          </table:table-cell>
          <table:table-cell office:value-type="string" table:style-name="ce3">
            <text:p>Público</text:p>
          </table:table-cell>
          <table:table-cell office:value-type="float" office:value="206" table:style-name="ce4">
            <text:p>206</text:p>
          </table:table-cell>
          <table:table-cell office:value-type="percentage" office:value="0.5" table:style-name="ce21">
            <text:p>50%</text:p>
          </table:table-cell>
          <table:table-cell office:value-type="percentage" office:value="0.46858830775349303" table:style-name="ce21">
            <text:p>47%</text:p>
          </table:table-cell>
          <table:table-cell office:value-type="percentage" office:value="3.1411692246506598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314540" table:style-name="ce28">
            <text:p>1314540</text:p>
          </table:table-cell>
          <table:table-cell office:value-type="float" office:value="505687" table:style-name="ce4">
            <text:p>505687</text:p>
          </table:table-cell>
          <table:table-cell office:value-type="string" table:style-name="ce3">
            <text:p>Colégio da Trof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Trofa</text:p>
          </table:table-cell>
          <table:table-cell office:value-type="string" table:style-name="ce3">
            <text:p>Privado</text:p>
          </table:table-cell>
          <table:table-cell office:value-type="float" office:value="127" table:style-name="ce4">
            <text:p>127</text:p>
          </table:table-cell>
          <table:table-cell office:value-type="percentage" office:value="0.85826771653543299" table:style-name="ce21">
            <text:p>86%</text:p>
          </table:table-cell>
          <table:table-cell office:value-type="percentage" office:value="0.80271659514984395" table:style-name="ce21">
            <text:p>80%</text:p>
          </table:table-cell>
          <table:table-cell office:value-type="percentage" office:value="5.5551121385588799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314554" table:style-name="ce28">
            <text:p>1314554</text:p>
          </table:table-cell>
          <table:table-cell office:value-type="float" office:value="343407" table:style-name="ce4">
            <text:p>343407</text:p>
          </table:table-cell>
          <table:table-cell office:value-type="string" table:style-name="ce3">
            <text:p>Escola Básica Ave, Vila das Aves, Santo Tirs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Santo Tirso</text:p>
          </table:table-cell>
          <table:table-cell office:value-type="string" table:style-name="ce3">
            <text:p>Público</text:p>
          </table:table-cell>
          <table:table-cell office:value-type="float" office:value="197" table:style-name="ce4">
            <text:p>197</text:p>
          </table:table-cell>
          <table:table-cell office:value-type="percentage" office:value="0.47715736040609102" table:style-name="ce21">
            <text:p>48%</text:p>
          </table:table-cell>
          <table:table-cell office:value-type="percentage" office:value="0.48468451207004098" table:style-name="ce21">
            <text:p>48%</text:p>
          </table:table-cell>
          <table:table-cell office:value-type="percentage" office:value="-7.5271516639491796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314556" table:style-name="ce28">
            <text:p>1314556</text:p>
          </table:table-cell>
          <table:table-cell office:value-type="float" office:value="343006" table:style-name="ce4">
            <text:p>343006</text:p>
          </table:table-cell>
          <table:table-cell office:value-type="string" table:style-name="ce3">
            <text:p>Escola Básica e Secundária de Coronado e Castro, São Romão do Coronado, Trof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Trofa</text:p>
          </table:table-cell>
          <table:table-cell office:value-type="string" table:style-name="ce3">
            <text:p>Público</text:p>
          </table:table-cell>
          <table:table-cell office:value-type="float" office:value="291" table:style-name="ce4">
            <text:p>291</text:p>
          </table:table-cell>
          <table:table-cell office:value-type="percentage" office:value="0.33333333333333298" table:style-name="ce21">
            <text:p>33%</text:p>
          </table:table-cell>
          <table:table-cell office:value-type="percentage" office:value="0.33445957848649699" table:style-name="ce21">
            <text:p>33%</text:p>
          </table:table-cell>
          <table:table-cell office:value-type="percentage" office:value="-1.1262451531638901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314647" table:style-name="ce28">
            <text:p>1314647</text:p>
          </table:table-cell>
          <table:table-cell office:value-type="float" office:value="380747" table:style-name="ce4">
            <text:p>380747</text:p>
          </table:table-cell>
          <table:table-cell office:value-type="string" table:style-name="ce3">
            <text:p>Instituto Nun´ Álvre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Santo Tirso</text:p>
          </table:table-cell>
          <table:table-cell office:value-type="string" table:style-name="ce3">
            <text:p>Privado</text:p>
          </table:table-cell>
          <table:table-cell office:value-type="float" office:value="342" table:style-name="ce4">
            <text:p>342</text:p>
          </table:table-cell>
          <table:table-cell office:value-type="percentage" office:value="0.55555555555555602" table:style-name="ce21">
            <text:p>56%</text:p>
          </table:table-cell>
          <table:table-cell office:value-type="percentage" office:value="0.537413144200384" table:style-name="ce21">
            <text:p>54%</text:p>
          </table:table-cell>
          <table:table-cell office:value-type="percentage" office:value="1.8142411355171899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314752" table:style-name="ce28">
            <text:p>1314752</text:p>
          </table:table-cell>
          <table:table-cell office:value-type="float" office:value="402916" table:style-name="ce4">
            <text:p>402916</text:p>
          </table:table-cell>
          <table:table-cell office:value-type="string" table:style-name="ce3">
            <text:p>Escola Secundária Tomaz Pelayo, Santo Tirs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Santo Tirso</text:p>
          </table:table-cell>
          <table:table-cell office:value-type="string" table:style-name="ce3">
            <text:p>Público</text:p>
          </table:table-cell>
          <table:table-cell office:value-type="float" office:value="452" table:style-name="ce4">
            <text:p>452</text:p>
          </table:table-cell>
          <table:table-cell office:value-type="percentage" office:value="0.54646017699115002" table:style-name="ce21">
            <text:p>55%</text:p>
          </table:table-cell>
          <table:table-cell office:value-type="percentage" office:value="0.45402587871764" table:style-name="ce21">
            <text:p>45%</text:p>
          </table:table-cell>
          <table:table-cell office:value-type="percentage" office:value="9.2434298273510102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1314807" table:style-name="ce28">
            <text:p>1314807</text:p>
          </table:table-cell>
          <table:table-cell office:value-type="float" office:value="343225" table:style-name="ce4">
            <text:p>343225</text:p>
          </table:table-cell>
          <table:table-cell office:value-type="string" table:style-name="ce3">
            <text:p>Escola Básica de São Martinho, São Martinho do Campo, Santo Tirs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Santo Tirso</text:p>
          </table:table-cell>
          <table:table-cell office:value-type="string" table:style-name="ce3">
            <text:p>Público</text:p>
          </table:table-cell>
          <table:table-cell office:value-type="float" office:value="354" table:style-name="ce4">
            <text:p>354</text:p>
          </table:table-cell>
          <table:table-cell office:value-type="percentage" office:value="0.49152542372881403" table:style-name="ce21">
            <text:p>49%</text:p>
          </table:table-cell>
          <table:table-cell office:value-type="percentage" office:value="0.42769461273689502" table:style-name="ce21">
            <text:p>43%</text:p>
          </table:table-cell>
          <table:table-cell office:value-type="percentage" office:value="6.3830810991918299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314986" table:style-name="ce28">
            <text:p>1314986</text:p>
          </table:table-cell>
          <table:table-cell office:value-type="float" office:value="401237" table:style-name="ce4">
            <text:p>401237</text:p>
          </table:table-cell>
          <table:table-cell office:value-type="string" table:style-name="ce3">
            <text:p>Escola Básica e Secundária D. Dinis, Santo Tirs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Santo Tirso</text:p>
          </table:table-cell>
          <table:table-cell office:value-type="string" table:style-name="ce3">
            <text:p>Público</text:p>
          </table:table-cell>
          <table:table-cell office:value-type="float" office:value="250" table:style-name="ce4">
            <text:p>250</text:p>
          </table:table-cell>
          <table:table-cell office:value-type="percentage" office:value="0.5" table:style-name="ce21">
            <text:p>50%</text:p>
          </table:table-cell>
          <table:table-cell office:value-type="percentage" office:value="0.45285922789008198" table:style-name="ce21">
            <text:p>45%</text:p>
          </table:table-cell>
          <table:table-cell office:value-type="percentage" office:value="4.71407721099181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315042" table:style-name="ce28">
            <text:p>1315042</text:p>
          </table:table-cell>
          <table:table-cell office:value-type="float" office:value="403362" table:style-name="ce4">
            <text:p>403362</text:p>
          </table:table-cell>
          <table:table-cell office:value-type="string" table:style-name="ce3">
            <text:p>Escola Básica e Secundária de Ermesinde, Valong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alongo</text:p>
          </table:table-cell>
          <table:table-cell office:value-type="string" table:style-name="ce3">
            <text:p>Público</text:p>
          </table:table-cell>
          <table:table-cell office:value-type="float" office:value="302" table:style-name="ce4">
            <text:p>302</text:p>
          </table:table-cell>
          <table:table-cell office:value-type="percentage" office:value="0.387417218543046" table:style-name="ce21">
            <text:p>39%</text:p>
          </table:table-cell>
          <table:table-cell office:value-type="percentage" office:value="0.426295104712692" table:style-name="ce21">
            <text:p>43%</text:p>
          </table:table-cell>
          <table:table-cell office:value-type="percentage" office:value="-3.8877886169645597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315058" table:style-name="ce28">
            <text:p>1315058</text:p>
          </table:table-cell>
          <table:table-cell office:value-type="float" office:value="340704" table:style-name="ce4">
            <text:p>340704</text:p>
          </table:table-cell>
          <table:table-cell office:value-type="string" table:style-name="ce3">
            <text:p>Escola Básica D. António Ferreira Gomes, Ermesinde, Valong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alongo</text:p>
          </table:table-cell>
          <table:table-cell office:value-type="string" table:style-name="ce3">
            <text:p>Público</text:p>
          </table:table-cell>
          <table:table-cell office:value-type="float" office:value="221" table:style-name="ce4">
            <text:p>221</text:p>
          </table:table-cell>
          <table:table-cell office:value-type="percentage" office:value="0.29411764705882398" table:style-name="ce21">
            <text:p>29%</text:p>
          </table:table-cell>
          <table:table-cell office:value-type="percentage" office:value="0.40361851175775698" table:style-name="ce21">
            <text:p>40%</text:p>
          </table:table-cell>
          <table:table-cell office:value-type="percentage" office:value="-0.109500864698933" table:style-name="ce22">
            <text:p>-11%</text:p>
          </table:table-cell>
          <table:table-cell table:number-columns-repeated="16374"/>
        </table:table-row>
        <table:table-row table:style-name="ro1">
          <table:table-cell office:value-type="float" office:value="1315134" table:style-name="ce28">
            <text:p>1315134</text:p>
          </table:table-cell>
          <table:table-cell office:value-type="float" office:value="403350" table:style-name="ce4">
            <text:p>403350</text:p>
          </table:table-cell>
          <table:table-cell office:value-type="string" table:style-name="ce3">
            <text:p>Escola Secundária de Valong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alongo</text:p>
          </table:table-cell>
          <table:table-cell office:value-type="string" table:style-name="ce3">
            <text:p>Público</text:p>
          </table:table-cell>
          <table:table-cell office:value-type="float" office:value="249" table:style-name="ce4">
            <text:p>249</text:p>
          </table:table-cell>
          <table:table-cell office:value-type="percentage" office:value="0.40562248995983902" table:style-name="ce21">
            <text:p>41%</text:p>
          </table:table-cell>
          <table:table-cell office:value-type="percentage" office:value="0.38911465380507798" table:style-name="ce21">
            <text:p>39%</text:p>
          </table:table-cell>
          <table:table-cell office:value-type="percentage" office:value="1.6507836154761601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315153" table:style-name="ce28">
            <text:p>1315153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e Alfena, Valong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alongo</text:p>
          </table:table-cell>
          <table:table-cell office:value-type="string" table:style-name="ce3">
            <text:p>Público</text:p>
          </table:table-cell>
          <table:table-cell office:value-type="float" office:value="395" table:style-name="ce4">
            <text:p>395</text:p>
          </table:table-cell>
          <table:table-cell office:value-type="percentage" office:value="0.30886075949367098" table:style-name="ce21">
            <text:p>31%</text:p>
          </table:table-cell>
          <table:table-cell office:value-type="percentage" office:value="0.337548905632721" table:style-name="ce21">
            <text:p>34%</text:p>
          </table:table-cell>
          <table:table-cell office:value-type="percentage" office:value="-2.8688146139050099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315189" table:style-name="ce28">
            <text:p>1315189</text:p>
          </table:table-cell>
          <table:table-cell office:value-type="float" office:value="342993" table:style-name="ce4">
            <text:p>342993</text:p>
          </table:table-cell>
          <table:table-cell office:value-type="string" table:style-name="ce3">
            <text:p>Escola Básica de São Lourenço, Ermesinde, Valong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alongo</text:p>
          </table:table-cell>
          <table:table-cell office:value-type="string" table:style-name="ce3">
            <text:p>Público</text:p>
          </table:table-cell>
          <table:table-cell office:value-type="float" office:value="466" table:style-name="ce4">
            <text:p>466</text:p>
          </table:table-cell>
          <table:table-cell office:value-type="percentage" office:value="0.32403433476394899" table:style-name="ce21">
            <text:p>32%</text:p>
          </table:table-cell>
          <table:table-cell office:value-type="percentage" office:value="0.36438677973333899" table:style-name="ce21">
            <text:p>36%</text:p>
          </table:table-cell>
          <table:table-cell office:value-type="percentage" office:value="-4.03524449693905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315574" table:style-name="ce28">
            <text:p>1315574</text:p>
          </table:table-cell>
          <table:table-cell office:value-type="float" office:value="505973" table:style-name="ce4">
            <text:p>505973</text:p>
          </table:table-cell>
          <table:table-cell office:value-type="string" table:style-name="ce3">
            <text:p>Externato "Santa Joana"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alongo</text:p>
          </table:table-cell>
          <table:table-cell office:value-type="string" table:style-name="ce3">
            <text:p>Privado</text:p>
          </table:table-cell>
          <table:table-cell office:value-type="float" office:value="77" table:style-name="ce4">
            <text:p>77</text:p>
          </table:table-cell>
          <table:table-cell office:value-type="percentage" office:value="0.71428571428571397" table:style-name="ce21">
            <text:p>71%</text:p>
          </table:table-cell>
          <table:table-cell office:value-type="percentage" office:value="0.78651718349149702" table:style-name="ce21">
            <text:p>79%</text:p>
          </table:table-cell>
          <table:table-cell office:value-type="percentage" office:value="-7.2231469205782203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315577" table:style-name="ce28">
            <text:p>1315577</text:p>
          </table:table-cell>
          <table:table-cell office:value-type="float" office:value="342452" table:style-name="ce4">
            <text:p>342452</text:p>
          </table:table-cell>
          <table:table-cell office:value-type="string" table:style-name="ce3">
            <text:p>Escola Básica e Secundária de Campo, Valong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alongo</text:p>
          </table:table-cell>
          <table:table-cell office:value-type="string" table:style-name="ce3">
            <text:p>Público</text:p>
          </table:table-cell>
          <table:table-cell office:value-type="float" office:value="356" table:style-name="ce4">
            <text:p>356</text:p>
          </table:table-cell>
          <table:table-cell office:value-type="percentage" office:value="0.32865168539325801" table:style-name="ce21">
            <text:p>33%</text:p>
          </table:table-cell>
          <table:table-cell office:value-type="percentage" office:value="0.39931478540107901" table:style-name="ce21">
            <text:p>40%</text:p>
          </table:table-cell>
          <table:table-cell office:value-type="percentage" office:value="-7.0663100007820195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315595" table:style-name="ce28">
            <text:p>1315595</text:p>
          </table:table-cell>
          <table:table-cell office:value-type="float" office:value="343997" table:style-name="ce4">
            <text:p>343997</text:p>
          </table:table-cell>
          <table:table-cell office:value-type="string" table:style-name="ce3">
            <text:p>Escola Básica de Vallis Longus, Valong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alongo</text:p>
          </table:table-cell>
          <table:table-cell office:value-type="string" table:style-name="ce3">
            <text:p>Público</text:p>
          </table:table-cell>
          <table:table-cell office:value-type="float" office:value="512" table:style-name="ce4">
            <text:p>512</text:p>
          </table:table-cell>
          <table:table-cell office:value-type="percentage" office:value="0.49609375" table:style-name="ce21">
            <text:p>50%</text:p>
          </table:table-cell>
          <table:table-cell office:value-type="percentage" office:value="0.49183598207421497" table:style-name="ce21">
            <text:p>49%</text:p>
          </table:table-cell>
          <table:table-cell office:value-type="percentage" office:value="4.2577679257849799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315777" table:style-name="ce28">
            <text:p>1315777</text:p>
          </table:table-cell>
          <table:table-cell office:value-type="float" office:value="343973" table:style-name="ce4">
            <text:p>343973</text:p>
          </table:table-cell>
          <table:table-cell office:value-type="string" table:style-name="ce3">
            <text:p>Escola Básica de São João do Sobrado, Sobrado, Valong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alongo</text:p>
          </table:table-cell>
          <table:table-cell office:value-type="string" table:style-name="ce3">
            <text:p>Público</text:p>
          </table:table-cell>
          <table:table-cell office:value-type="float" office:value="243" table:style-name="ce4">
            <text:p>243</text:p>
          </table:table-cell>
          <table:table-cell office:value-type="percentage" office:value="0.41563786008230502" table:style-name="ce21">
            <text:p>42%</text:p>
          </table:table-cell>
          <table:table-cell office:value-type="percentage" office:value="0.36616651543866102" table:style-name="ce21">
            <text:p>37%</text:p>
          </table:table-cell>
          <table:table-cell office:value-type="percentage" office:value="4.9471344643643701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315877" table:style-name="ce28">
            <text:p>1315877</text:p>
          </table:table-cell>
          <table:table-cell office:value-type="float" office:value="505729" table:style-name="ce4">
            <text:p>505729</text:p>
          </table:table-cell>
          <table:table-cell office:value-type="string" table:style-name="ce3">
            <text:p>Colégio de Ermesinde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alongo</text:p>
          </table:table-cell>
          <table:table-cell office:value-type="string" table:style-name="ce3">
            <text:p>Privado</text:p>
          </table:table-cell>
          <table:table-cell office:value-type="float" office:value="112" table:style-name="ce4">
            <text:p>112</text:p>
          </table:table-cell>
          <table:table-cell office:value-type="percentage" office:value="0.86607142857142905" table:style-name="ce21">
            <text:p>87%</text:p>
          </table:table-cell>
          <table:table-cell office:value-type="percentage" office:value="0.85456283425156798" table:style-name="ce21">
            <text:p>85%</text:p>
          </table:table-cell>
          <table:table-cell office:value-type="percentage" office:value="1.15085943198611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316007" table:style-name="ce28">
            <text:p>1316007</text:p>
          </table:table-cell>
          <table:table-cell office:value-type="float" office:value="401997" table:style-name="ce4">
            <text:p>401997</text:p>
          </table:table-cell>
          <table:table-cell office:value-type="string" table:style-name="ce3">
            <text:p>Escola Secundária José Régio, Vila do Conde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do Conde</text:p>
          </table:table-cell>
          <table:table-cell office:value-type="string" table:style-name="ce3">
            <text:p>Público</text:p>
          </table:table-cell>
          <table:table-cell office:value-type="float" office:value="238" table:style-name="ce4">
            <text:p>238</text:p>
          </table:table-cell>
          <table:table-cell office:value-type="percentage" office:value="0.34453781512604997" table:style-name="ce21">
            <text:p>34%</text:p>
          </table:table-cell>
          <table:table-cell office:value-type="percentage" office:value="0.38460768758084402" table:style-name="ce21">
            <text:p>38%</text:p>
          </table:table-cell>
          <table:table-cell office:value-type="percentage" office:value="-4.0069872454794001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316010" table:style-name="ce28">
            <text:p>1316010</text:p>
          </table:table-cell>
          <table:table-cell office:value-type="float" office:value="340005" table:style-name="ce4">
            <text:p>340005</text:p>
          </table:table-cell>
          <table:table-cell office:value-type="string" table:style-name="ce3">
            <text:p>Escola Básica Maria Pais Ribeiro - A Ribeirinha, Macieira, Vila do Conde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do Conde</text:p>
          </table:table-cell>
          <table:table-cell office:value-type="string" table:style-name="ce3">
            <text:p>Público</text:p>
          </table:table-cell>
          <table:table-cell office:value-type="float" office:value="358" table:style-name="ce4">
            <text:p>358</text:p>
          </table:table-cell>
          <table:table-cell office:value-type="percentage" office:value="0.50279329608938605" table:style-name="ce21">
            <text:p>50%</text:p>
          </table:table-cell>
          <table:table-cell office:value-type="percentage" office:value="0.396024133293985" table:style-name="ce21">
            <text:p>40%</text:p>
          </table:table-cell>
          <table:table-cell office:value-type="percentage" office:value="0.106769162795401" table:style-name="ce22">
            <text:p>11%</text:p>
          </table:table-cell>
          <table:table-cell table:number-columns-repeated="16374"/>
        </table:table-row>
        <table:table-row table:style-name="ro1">
          <table:table-cell office:value-type="float" office:value="1316433" table:style-name="ce28">
            <text:p>1316433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Júlio Saúl Dias, Vila do Conde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do Conde</text:p>
          </table:table-cell>
          <table:table-cell office:value-type="string" table:style-name="ce3">
            <text:p>Público</text:p>
          </table:table-cell>
          <table:table-cell office:value-type="float" office:value="326" table:style-name="ce4">
            <text:p>326</text:p>
          </table:table-cell>
          <table:table-cell office:value-type="percentage" office:value="0.38957055214723901" table:style-name="ce21">
            <text:p>39%</text:p>
          </table:table-cell>
          <table:table-cell office:value-type="percentage" office:value="0.42397475853713201" table:style-name="ce21">
            <text:p>42%</text:p>
          </table:table-cell>
          <table:table-cell office:value-type="percentage" office:value="-3.4404206389893201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316517" table:style-name="ce28">
            <text:p>1316517</text:p>
          </table:table-cell>
          <table:table-cell office:value-type="float" office:value="341605" table:style-name="ce4">
            <text:p>341605</text:p>
          </table:table-cell>
          <table:table-cell office:value-type="string" table:style-name="ce3">
            <text:p>Escola Básica Frei João de Vila do Conde, Vila do Conde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do Conde</text:p>
          </table:table-cell>
          <table:table-cell office:value-type="string" table:style-name="ce3">
            <text:p>Público</text:p>
          </table:table-cell>
          <table:table-cell office:value-type="float" office:value="568" table:style-name="ce4">
            <text:p>568</text:p>
          </table:table-cell>
          <table:table-cell office:value-type="percentage" office:value="0.46478873239436602" table:style-name="ce21">
            <text:p>46%</text:p>
          </table:table-cell>
          <table:table-cell office:value-type="percentage" office:value="0.50523143799270698" table:style-name="ce21">
            <text:p>51%</text:p>
          </table:table-cell>
          <table:table-cell office:value-type="percentage" office:value="-4.0442705598340498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316798" table:style-name="ce28">
            <text:p>1316798</text:p>
          </table:table-cell>
          <table:table-cell office:value-type="float" office:value="340947" table:style-name="ce4">
            <text:p>340947</text:p>
          </table:table-cell>
          <table:table-cell office:value-type="string" table:style-name="ce3">
            <text:p>Escola Básica D. Pedro IV, Mindelo, Vila do Conde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do Conde</text:p>
          </table:table-cell>
          <table:table-cell office:value-type="string" table:style-name="ce3">
            <text:p>Público</text:p>
          </table:table-cell>
          <table:table-cell office:value-type="float" office:value="376" table:style-name="ce4">
            <text:p>376</text:p>
          </table:table-cell>
          <table:table-cell office:value-type="percentage" office:value="0.41489361702127697" table:style-name="ce21">
            <text:p>41%</text:p>
          </table:table-cell>
          <table:table-cell office:value-type="percentage" office:value="0.41026175280300498" table:style-name="ce21">
            <text:p>41%</text:p>
          </table:table-cell>
          <table:table-cell office:value-type="percentage" office:value="4.6318642182714403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316922" table:style-name="ce28">
            <text:p>1316922</text:p>
          </table:table-cell>
          <table:table-cell office:value-type="float" office:value="343961" table:style-name="ce4">
            <text:p>343961</text:p>
          </table:table-cell>
          <table:table-cell office:value-type="string" table:style-name="ce3">
            <text:p>Escola Básica Dr. Carlos Pinto Ferreira, Junqueira, Vila do Conde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do Conde</text:p>
          </table:table-cell>
          <table:table-cell office:value-type="string" table:style-name="ce3">
            <text:p>Público</text:p>
          </table:table-cell>
          <table:table-cell office:value-type="float" office:value="270" table:style-name="ce4">
            <text:p>270</text:p>
          </table:table-cell>
          <table:table-cell office:value-type="percentage" office:value="0.68518518518518501" table:style-name="ce21">
            <text:p>69%</text:p>
          </table:table-cell>
          <table:table-cell office:value-type="percentage" office:value="0.46206297341339497" table:style-name="ce21">
            <text:p>46%</text:p>
          </table:table-cell>
          <table:table-cell office:value-type="percentage" office:value="0.22312221177179001" table:style-name="ce22">
            <text:p>22%</text:p>
          </table:table-cell>
          <table:table-cell table:number-columns-repeated="16374"/>
        </table:table-row>
        <table:table-row table:style-name="ro1">
          <table:table-cell office:value-type="float" office:value="1317009" table:style-name="ce28">
            <text:p>1317009</text:p>
          </table:table-cell>
          <table:table-cell office:value-type="float" office:value="524013" table:style-name="ce4">
            <text:p>524013</text:p>
          </table:table-cell>
          <table:table-cell office:value-type="string" table:style-name="ce3">
            <text:p>Academia de Música de Vilar do Paraíso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rivado</text:p>
          </table:table-cell>
          <table:table-cell office:value-type="float" office:value="237" table:style-name="ce4">
            <text:p>237</text:p>
          </table:table-cell>
          <table:table-cell office:value-type="percentage" office:value="0.92827004219409304" table:style-name="ce21">
            <text:p>93%</text:p>
          </table:table-cell>
          <table:table-cell office:value-type="percentage" office:value="0.75836865093328698" table:style-name="ce21">
            <text:p>76%</text:p>
          </table:table-cell>
          <table:table-cell office:value-type="percentage" office:value="0.169901391260805" table:style-name="ce22">
            <text:p>17%</text:p>
          </table:table-cell>
          <table:table-cell table:number-columns-repeated="16374"/>
        </table:table-row>
        <table:table-row table:style-name="ro1">
          <table:table-cell office:value-type="float" office:value="1317082" table:style-name="ce28">
            <text:p>1317082</text:p>
          </table:table-cell>
          <table:table-cell office:value-type="float" office:value="505523" table:style-name="ce4">
            <text:p>505523</text:p>
          </table:table-cell>
          <table:table-cell office:value-type="string" table:style-name="ce3">
            <text:p>Colégio de Nossa Senhora da Bonanç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rivado</text:p>
          </table:table-cell>
          <table:table-cell office:value-type="float" office:value="161" table:style-name="ce4">
            <text:p>161</text:p>
          </table:table-cell>
          <table:table-cell office:value-type="percentage" office:value="0.80124223602484501" table:style-name="ce21">
            <text:p>80%</text:p>
          </table:table-cell>
          <table:table-cell office:value-type="percentage" office:value="0.76541119580093298" table:style-name="ce21">
            <text:p>77%</text:p>
          </table:table-cell>
          <table:table-cell office:value-type="percentage" office:value="3.5831040223911301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317163" table:style-name="ce28">
            <text:p>1317163</text:p>
          </table:table-cell>
          <table:table-cell office:value-type="float" office:value="343948" table:style-name="ce4">
            <text:p>343948</text:p>
          </table:table-cell>
          <table:table-cell office:value-type="string" table:style-name="ce3">
            <text:p>Escola Básica Anes de Cernache, Vilar de Andorinho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266" table:style-name="ce4">
            <text:p>266</text:p>
          </table:table-cell>
          <table:table-cell office:value-type="percentage" office:value="0.360902255639098" table:style-name="ce21">
            <text:p>36%</text:p>
          </table:table-cell>
          <table:table-cell office:value-type="percentage" office:value="0.37268474063298701" table:style-name="ce21">
            <text:p>37%</text:p>
          </table:table-cell>
          <table:table-cell office:value-type="percentage" office:value="-1.17824849938888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317178" table:style-name="ce28">
            <text:p>1317178</text:p>
          </table:table-cell>
          <table:table-cell office:value-type="float" office:value="343900" table:style-name="ce4">
            <text:p>343900</text:p>
          </table:table-cell>
          <table:table-cell office:value-type="string" table:style-name="ce3">
            <text:p>Escola Básica Adriano Correia de Oliveira, Avintes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296" table:style-name="ce4">
            <text:p>296</text:p>
          </table:table-cell>
          <table:table-cell office:value-type="percentage" office:value="0.28378378378378399" table:style-name="ce21">
            <text:p>28%</text:p>
          </table:table-cell>
          <table:table-cell office:value-type="percentage" office:value="0.34163985136956299" table:style-name="ce21">
            <text:p>34%</text:p>
          </table:table-cell>
          <table:table-cell office:value-type="percentage" office:value="-5.7856067585779603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317187" table:style-name="ce28">
            <text:p>1317187</text:p>
          </table:table-cell>
          <table:table-cell office:value-type="float" office:value="346561" table:style-name="ce4">
            <text:p>346561</text:p>
          </table:table-cell>
          <table:table-cell office:value-type="string" table:style-name="ce3">
            <text:p>Escola Básica da Madalena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182" table:style-name="ce4">
            <text:p>182</text:p>
          </table:table-cell>
          <table:table-cell office:value-type="percentage" office:value="0.33516483516483497" table:style-name="ce21">
            <text:p>34%</text:p>
          </table:table-cell>
          <table:table-cell office:value-type="percentage" office:value="0.37583420349229102" table:style-name="ce21">
            <text:p>38%</text:p>
          </table:table-cell>
          <table:table-cell office:value-type="percentage" office:value="-4.0669368327455699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317245" table:style-name="ce28">
            <text:p>1317245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o Olival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501" table:style-name="ce4">
            <text:p>501</text:p>
          </table:table-cell>
          <table:table-cell office:value-type="percentage" office:value="0.39321357285429098" table:style-name="ce21">
            <text:p>39%</text:p>
          </table:table-cell>
          <table:table-cell office:value-type="percentage" office:value="0.39043701386781599" table:style-name="ce21">
            <text:p>39%</text:p>
          </table:table-cell>
          <table:table-cell office:value-type="percentage" office:value="2.7765589864751001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317256" table:style-name="ce28">
            <text:p>1317256</text:p>
          </table:table-cell>
          <table:table-cell office:value-type="float" office:value="343950" table:style-name="ce4">
            <text:p>343950</text:p>
          </table:table-cell>
          <table:table-cell office:value-type="string" table:style-name="ce3">
            <text:p>Escola Básica de Valadares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278" table:style-name="ce4">
            <text:p>278</text:p>
          </table:table-cell>
          <table:table-cell office:value-type="percentage" office:value="0.31294964028777" table:style-name="ce21">
            <text:p>31%</text:p>
          </table:table-cell>
          <table:table-cell office:value-type="percentage" office:value="0.35040409880238799" table:style-name="ce21">
            <text:p>35%</text:p>
          </table:table-cell>
          <table:table-cell office:value-type="percentage" office:value="-3.7454458514618198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317332" table:style-name="ce28">
            <text:p>1317332</text:p>
          </table:table-cell>
          <table:table-cell office:value-type="float" office:value="505821" table:style-name="ce4">
            <text:p>505821</text:p>
          </table:table-cell>
          <table:table-cell office:value-type="string" table:style-name="ce3">
            <text:p>Colégio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rivado</text:p>
          </table:table-cell>
          <table:table-cell office:value-type="float" office:value="116" table:style-name="ce4">
            <text:p>116</text:p>
          </table:table-cell>
          <table:table-cell office:value-type="percentage" office:value="0.62068965517241403" table:style-name="ce21">
            <text:p>62%</text:p>
          </table:table-cell>
          <table:table-cell office:value-type="percentage" office:value="0.69252463033236" table:style-name="ce21">
            <text:p>69%</text:p>
          </table:table-cell>
          <table:table-cell office:value-type="percentage" office:value="-7.1834975159946204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317380" table:style-name="ce28">
            <text:p>1317380</text:p>
          </table:table-cell>
          <table:table-cell office:value-type="float" office:value="403349" table:style-name="ce4">
            <text:p>403349</text:p>
          </table:table-cell>
          <table:table-cell office:value-type="string" table:style-name="ce3">
            <text:p>Escola Secundária Gaia Nascente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77" table:style-name="ce4">
            <text:p>77</text:p>
          </table:table-cell>
          <table:table-cell office:value-type="percentage" office:value="0.23376623376623401" table:style-name="ce21">
            <text:p>23%</text:p>
          </table:table-cell>
          <table:table-cell office:value-type="percentage" office:value="0.352181849752702" table:style-name="ce21">
            <text:p>35%</text:p>
          </table:table-cell>
          <table:table-cell office:value-type="percentage" office:value="-0.11841561598646801" table:style-name="ce22">
            <text:p>-12%</text:p>
          </table:table-cell>
          <table:table-cell table:number-columns-repeated="16374"/>
        </table:table-row>
        <table:table-row table:style-name="ro1">
          <table:table-cell office:value-type="float" office:value="1317381" table:style-name="ce28">
            <text:p>1317381</text:p>
          </table:table-cell>
          <table:table-cell office:value-type="float" office:value="401468" table:style-name="ce4">
            <text:p>401468</text:p>
          </table:table-cell>
          <table:table-cell office:value-type="string" table:style-name="ce3">
            <text:p>Escola Secundária Dr. Joaquim Gomes Ferreira Alves, Valadares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588" table:style-name="ce4">
            <text:p>588</text:p>
          </table:table-cell>
          <table:table-cell office:value-type="percentage" office:value="0.61224489795918402" table:style-name="ce21">
            <text:p>61%</text:p>
          </table:table-cell>
          <table:table-cell office:value-type="percentage" office:value="0.54334378169014397" table:style-name="ce21">
            <text:p>54%</text:p>
          </table:table-cell>
          <table:table-cell office:value-type="percentage" office:value="6.8901116269039303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1317481" table:style-name="ce28">
            <text:p>1317481</text:p>
          </table:table-cell>
          <table:table-cell office:value-type="string" table:style-name="ce4">
            <text:p>*</text:p>
          </table:table-cell>
          <table:table-cell office:value-type="string" table:style-name="ce3">
            <text:p>Colégio Internato dos Carvalho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rivado</text:p>
          </table:table-cell>
          <table:table-cell office:value-type="float" office:value="268" table:style-name="ce4">
            <text:p>268</text:p>
          </table:table-cell>
          <table:table-cell office:value-type="percentage" office:value="0.787313432835821" table:style-name="ce21">
            <text:p>79%</text:p>
          </table:table-cell>
          <table:table-cell office:value-type="percentage" office:value="0.72847506023036002" table:style-name="ce21">
            <text:p>73%</text:p>
          </table:table-cell>
          <table:table-cell office:value-type="percentage" office:value="5.8838372605461299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317553" table:style-name="ce28">
            <text:p>1317553</text:p>
          </table:table-cell>
          <table:table-cell office:value-type="float" office:value="342427" table:style-name="ce4">
            <text:p>342427</text:p>
          </table:table-cell>
          <table:table-cell office:value-type="string" table:style-name="ce3">
            <text:p>Escola Básica Padre António Luis Moreira, Carvalhos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206" table:style-name="ce4">
            <text:p>206</text:p>
          </table:table-cell>
          <table:table-cell office:value-type="percentage" office:value="0.29126213592233002" table:style-name="ce21">
            <text:p>29%</text:p>
          </table:table-cell>
          <table:table-cell office:value-type="percentage" office:value="0.331782182470923" table:style-name="ce21">
            <text:p>33%</text:p>
          </table:table-cell>
          <table:table-cell office:value-type="percentage" office:value="-4.0520046548592599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317562" table:style-name="ce28">
            <text:p>1317562</text:p>
          </table:table-cell>
          <table:table-cell office:value-type="float" office:value="310323" table:style-name="ce4">
            <text:p>310323</text:p>
          </table:table-cell>
          <table:table-cell office:value-type="string" table:style-name="ce3">
            <text:p>Escola Básica e Secundária de Canelas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524" table:style-name="ce4">
            <text:p>524</text:p>
          </table:table-cell>
          <table:table-cell office:value-type="percentage" office:value="0.32061068702290102" table:style-name="ce21">
            <text:p>32%</text:p>
          </table:table-cell>
          <table:table-cell office:value-type="percentage" office:value="0.354316412691356" table:style-name="ce21">
            <text:p>35%</text:p>
          </table:table-cell>
          <table:table-cell office:value-type="percentage" office:value="-3.3705725668454797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317564" table:style-name="ce28">
            <text:p>1317564</text:p>
          </table:table-cell>
          <table:table-cell office:value-type="float" office:value="343390" table:style-name="ce4">
            <text:p>343390</text:p>
          </table:table-cell>
          <table:table-cell office:value-type="string" table:style-name="ce3">
            <text:p>Escola Básica de Vila d’Este, Vilar de Andorinho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266" table:style-name="ce4">
            <text:p>266</text:p>
          </table:table-cell>
          <table:table-cell office:value-type="percentage" office:value="0.214285714285714" table:style-name="ce21">
            <text:p>21%</text:p>
          </table:table-cell>
          <table:table-cell office:value-type="percentage" office:value="0.24777344214805899" table:style-name="ce21">
            <text:p>25%</text:p>
          </table:table-cell>
          <table:table-cell office:value-type="percentage" office:value="-3.3487727862345003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317570" table:style-name="ce28">
            <text:p>1317570</text:p>
          </table:table-cell>
          <table:table-cell office:value-type="float" office:value="401158" table:style-name="ce4">
            <text:p>401158</text:p>
          </table:table-cell>
          <table:table-cell office:value-type="string" table:style-name="ce3">
            <text:p>Escola Secundária de Carvalhos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316" table:style-name="ce4">
            <text:p>316</text:p>
          </table:table-cell>
          <table:table-cell office:value-type="percentage" office:value="0.433544303797468" table:style-name="ce21">
            <text:p>43%</text:p>
          </table:table-cell>
          <table:table-cell office:value-type="percentage" office:value="0.43597199055399699" table:style-name="ce21">
            <text:p>44%</text:p>
          </table:table-cell>
          <table:table-cell office:value-type="percentage" office:value="-2.4276867565285699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317573" table:style-name="ce28">
            <text:p>1317573</text:p>
          </table:table-cell>
          <table:table-cell office:value-type="float" office:value="343171" table:style-name="ce4">
            <text:p>343171</text:p>
          </table:table-cell>
          <table:table-cell office:value-type="string" table:style-name="ce3">
            <text:p>Escola Básica de Santa Marinha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157" table:style-name="ce4">
            <text:p>157</text:p>
          </table:table-cell>
          <table:table-cell office:value-type="percentage" office:value="0.13375796178343899" table:style-name="ce21">
            <text:p>13%</text:p>
          </table:table-cell>
          <table:table-cell office:value-type="percentage" office:value="0.29494986339004597" table:style-name="ce21">
            <text:p>29%</text:p>
          </table:table-cell>
          <table:table-cell office:value-type="percentage" office:value="-0.16119190160660701" table:style-name="ce22">
            <text:p>-16%</text:p>
          </table:table-cell>
          <table:table-cell table:number-columns-repeated="16374"/>
        </table:table-row>
        <table:table-row table:style-name="ro1">
          <table:table-cell office:value-type="float" office:value="1317651" table:style-name="ce28">
            <text:p>1317651</text:p>
          </table:table-cell>
          <table:table-cell office:value-type="float" office:value="343158" table:style-name="ce4">
            <text:p>343158</text:p>
          </table:table-cell>
          <table:table-cell office:value-type="string" table:style-name="ce3">
            <text:p>Escola Básica Sophia de Mello Breyner, Corvo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363" table:style-name="ce4">
            <text:p>363</text:p>
          </table:table-cell>
          <table:table-cell office:value-type="percentage" office:value="0.57300275482093699" table:style-name="ce21">
            <text:p>57%</text:p>
          </table:table-cell>
          <table:table-cell office:value-type="percentage" office:value="0.52927595003302097" table:style-name="ce21">
            <text:p>53%</text:p>
          </table:table-cell>
          <table:table-cell office:value-type="percentage" office:value="4.3726804787915602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317671" table:style-name="ce28">
            <text:p>1317671</text:p>
          </table:table-cell>
          <table:table-cell office:value-type="float" office:value="400919" table:style-name="ce4">
            <text:p>400919</text:p>
          </table:table-cell>
          <table:table-cell office:value-type="string" table:style-name="ce3">
            <text:p>Escola Secundária António Sérgio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154" table:style-name="ce4">
            <text:p>154</text:p>
          </table:table-cell>
          <table:table-cell office:value-type="percentage" office:value="0.24025974025974001" table:style-name="ce21">
            <text:p>24%</text:p>
          </table:table-cell>
          <table:table-cell office:value-type="percentage" office:value="0.29525201936381101" table:style-name="ce21">
            <text:p>30%</text:p>
          </table:table-cell>
          <table:table-cell office:value-type="percentage" office:value="-5.4992279104070202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317689" table:style-name="ce28">
            <text:p>1317689</text:p>
          </table:table-cell>
          <table:table-cell office:value-type="float" office:value="341654" table:style-name="ce4">
            <text:p>341654</text:p>
          </table:table-cell>
          <table:table-cell office:value-type="string" table:style-name="ce3">
            <text:p>Escola Básica Escultor António Fernandes Sá, Gervide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272" table:style-name="ce4">
            <text:p>272</text:p>
          </table:table-cell>
          <table:table-cell office:value-type="percentage" office:value="0.161764705882353" table:style-name="ce21">
            <text:p>16%</text:p>
          </table:table-cell>
          <table:table-cell office:value-type="percentage" office:value="0.27428041937863601" table:style-name="ce21">
            <text:p>27%</text:p>
          </table:table-cell>
          <table:table-cell office:value-type="percentage" office:value="-0.112515713496283" table:style-name="ce22">
            <text:p>-11%</text:p>
          </table:table-cell>
          <table:table-cell table:number-columns-repeated="16374"/>
        </table:table-row>
        <table:table-row table:style-name="ro1">
          <table:table-cell office:value-type="float" office:value="1317697" table:style-name="ce28">
            <text:p>1317697</text:p>
          </table:table-cell>
          <table:table-cell office:value-type="float" office:value="343262" table:style-name="ce4">
            <text:p>343262</text:p>
          </table:table-cell>
          <table:table-cell office:value-type="string" table:style-name="ce3">
            <text:p>Escola Básica Dr. Costa Matos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462" table:style-name="ce4">
            <text:p>462</text:p>
          </table:table-cell>
          <table:table-cell office:value-type="percentage" office:value="0.39826839826839799" table:style-name="ce21">
            <text:p>40%</text:p>
          </table:table-cell>
          <table:table-cell office:value-type="percentage" office:value="0.37736746386665898" table:style-name="ce21">
            <text:p>38%</text:p>
          </table:table-cell>
          <table:table-cell office:value-type="percentage" office:value="2.09009344017397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317738" table:style-name="ce28">
            <text:p>1317738</text:p>
          </table:table-cell>
          <table:table-cell office:value-type="float" office:value="400798" table:style-name="ce4">
            <text:p>400798</text:p>
          </table:table-cell>
          <table:table-cell office:value-type="string" table:style-name="ce3">
            <text:p>Escola Secundária Almeida Garrett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584" table:style-name="ce4">
            <text:p>584</text:p>
          </table:table-cell>
          <table:table-cell office:value-type="percentage" office:value="0.659246575342466" table:style-name="ce21">
            <text:p>66%</text:p>
          </table:table-cell>
          <table:table-cell office:value-type="percentage" office:value="0.61261915563578795" table:style-name="ce21">
            <text:p>61%</text:p>
          </table:table-cell>
          <table:table-cell office:value-type="percentage" office:value="4.6627419706678198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317742" table:style-name="ce28">
            <text:p>1317742</text:p>
          </table:table-cell>
          <table:table-cell office:value-type="float" office:value="343134" table:style-name="ce4">
            <text:p>343134</text:p>
          </table:table-cell>
          <table:table-cell office:value-type="string" table:style-name="ce3">
            <text:p>Escola Básica Soares dos Reis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495" table:style-name="ce4">
            <text:p>495</text:p>
          </table:table-cell>
          <table:table-cell office:value-type="percentage" office:value="0.58585858585858597" table:style-name="ce21">
            <text:p>59%</text:p>
          </table:table-cell>
          <table:table-cell office:value-type="percentage" office:value="0.57531463260437699" table:style-name="ce21">
            <text:p>58%</text:p>
          </table:table-cell>
          <table:table-cell office:value-type="percentage" office:value="1.0543953254209299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317790" table:style-name="ce28">
            <text:p>1317790</text:p>
          </table:table-cell>
          <table:table-cell office:value-type="float" office:value="343936" table:style-name="ce4">
            <text:p>343936</text:p>
          </table:table-cell>
          <table:table-cell office:value-type="string" table:style-name="ce3">
            <text:p>Escola Básica Júlio Dinis, Grijó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261" table:style-name="ce4">
            <text:p>261</text:p>
          </table:table-cell>
          <table:table-cell office:value-type="percentage" office:value="0.31034482758620702" table:style-name="ce21">
            <text:p>31%</text:p>
          </table:table-cell>
          <table:table-cell office:value-type="percentage" office:value="0.35138525345848398" table:style-name="ce21">
            <text:p>35%</text:p>
          </table:table-cell>
          <table:table-cell office:value-type="percentage" office:value="-4.1040425872276999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317811" table:style-name="ce28">
            <text:p>1317811</text:p>
          </table:table-cell>
          <table:table-cell office:value-type="float" office:value="343924" table:style-name="ce4">
            <text:p>343924</text:p>
          </table:table-cell>
          <table:table-cell office:value-type="string" table:style-name="ce3">
            <text:p>Escola Básica D. Pedro I, Canidelo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357" table:style-name="ce4">
            <text:p>357</text:p>
          </table:table-cell>
          <table:table-cell office:value-type="percentage" office:value="0.73669467787114895" table:style-name="ce21">
            <text:p>74%</text:p>
          </table:table-cell>
          <table:table-cell office:value-type="percentage" office:value="0.59433334611264999" table:style-name="ce21">
            <text:p>59%</text:p>
          </table:table-cell>
          <table:table-cell office:value-type="percentage" office:value="0.14236133175849799" table:style-name="ce22">
            <text:p>14%</text:p>
          </table:table-cell>
          <table:table-cell table:number-columns-repeated="16374"/>
        </table:table-row>
        <table:table-row table:style-name="ro1">
          <table:table-cell office:value-type="float" office:value="1317837" table:style-name="ce28">
            <text:p>1317837</text:p>
          </table:table-cell>
          <table:table-cell office:value-type="float" office:value="401936" table:style-name="ce4">
            <text:p>401936</text:p>
          </table:table-cell>
          <table:table-cell office:value-type="string" table:style-name="ce3">
            <text:p>Escola Secundária Inês de Castro, Canidelo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533" table:style-name="ce4">
            <text:p>533</text:p>
          </table:table-cell>
          <table:table-cell office:value-type="percentage" office:value="0.12570356472795499" table:style-name="ce21">
            <text:p>13%</text:p>
          </table:table-cell>
          <table:table-cell office:value-type="percentage" office:value="0.28067622102990297" table:style-name="ce21">
            <text:p>28%</text:p>
          </table:table-cell>
          <table:table-cell office:value-type="percentage" office:value="-0.15497265630194801" table:style-name="ce22">
            <text:p>-15%</text:p>
          </table:table-cell>
          <table:table-cell table:number-columns-repeated="16374"/>
        </table:table-row>
        <table:table-row table:style-name="ro1">
          <table:table-cell office:value-type="float" office:value="1317929" table:style-name="ce28">
            <text:p>1317929</text:p>
          </table:table-cell>
          <table:table-cell office:value-type="float" office:value="380542" table:style-name="ce4">
            <text:p>380542</text:p>
          </table:table-cell>
          <table:table-cell office:value-type="string" table:style-name="ce3">
            <text:p>Colégio Cedros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rivado</text:p>
          </table:table-cell>
          <table:table-cell office:value-type="float" office:value="56" table:style-name="ce4">
            <text:p>56</text:p>
          </table:table-cell>
          <table:table-cell office:value-type="percentage" office:value="0.91071428571428603" table:style-name="ce21">
            <text:p>91%</text:p>
          </table:table-cell>
          <table:table-cell office:value-type="percentage" office:value="0.86509114050040903" table:style-name="ce21">
            <text:p>87%</text:p>
          </table:table-cell>
          <table:table-cell office:value-type="percentage" office:value="4.5623145213876497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317975" table:style-name="ce28">
            <text:p>1317975</text:p>
          </table:table-cell>
          <table:table-cell office:value-type="float" office:value="403337" table:style-name="ce4">
            <text:p>403337</text:p>
          </table:table-cell>
          <table:table-cell office:value-type="string" table:style-name="ce3">
            <text:p>Escola Secundária Arquitecto Oliveira Ferreira, Praia da Granja, Vila Nova de Gaia</text:p>
          </table:table-cell>
          <table:table-cell office:value-type="string" table:style-name="ce3">
            <text:p>Porto</text:p>
          </table:table-cell>
          <table:table-cell office:value-type="string" table:style-name="ce3">
            <text:p>Vila Nova de Gaia</text:p>
          </table:table-cell>
          <table:table-cell office:value-type="string" table:style-name="ce3">
            <text:p>Público</text:p>
          </table:table-cell>
          <table:table-cell office:value-type="float" office:value="333" table:style-name="ce4">
            <text:p>333</text:p>
          </table:table-cell>
          <table:table-cell office:value-type="percentage" office:value="0.17717717717717699" table:style-name="ce21">
            <text:p>18%</text:p>
          </table:table-cell>
          <table:table-cell office:value-type="percentage" office:value="0.28697901723133901" table:style-name="ce21">
            <text:p>29%</text:p>
          </table:table-cell>
          <table:table-cell office:value-type="percentage" office:value="-0.10980184005416201" table:style-name="ce22">
            <text:p>-11%</text:p>
          </table:table-cell>
          <table:table-cell table:number-columns-repeated="16374"/>
        </table:table-row>
        <table:table-row table:style-name="ro1">
          <table:table-cell office:value-type="float" office:value="1401539" table:style-name="ce28">
            <text:p>1401539</text:p>
          </table:table-cell>
          <table:table-cell office:value-type="float" office:value="401547" table:style-name="ce4">
            <text:p>401547</text:p>
          </table:table-cell>
          <table:table-cell office:value-type="string" table:style-name="ce3">
            <text:p>Escola Básica e Secundária Dr. Manuel Fernandes, Abrantes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Abrantes</text:p>
          </table:table-cell>
          <table:table-cell office:value-type="string" table:style-name="ce3">
            <text:p>Público</text:p>
          </table:table-cell>
          <table:table-cell office:value-type="float" office:value="364" table:style-name="ce4">
            <text:p>364</text:p>
          </table:table-cell>
          <table:table-cell office:value-type="percentage" office:value="0.43131868131868101" table:style-name="ce21">
            <text:p>43%</text:p>
          </table:table-cell>
          <table:table-cell office:value-type="percentage" office:value="0.48727447812493802" table:style-name="ce21">
            <text:p>49%</text:p>
          </table:table-cell>
          <table:table-cell office:value-type="percentage" office:value="-5.5955796806256203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401565" table:style-name="ce28">
            <text:p>1401565</text:p>
          </table:table-cell>
          <table:table-cell office:value-type="float" office:value="340893" table:style-name="ce4">
            <text:p>340893</text:p>
          </table:table-cell>
          <table:table-cell office:value-type="string" table:style-name="ce3">
            <text:p>Escola Básica e Secundária D. Miguel de Almeida, Abrantes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Abrantes</text:p>
          </table:table-cell>
          <table:table-cell office:value-type="string" table:style-name="ce3">
            <text:p>Público</text:p>
          </table:table-cell>
          <table:table-cell office:value-type="float" office:value="130" table:style-name="ce4">
            <text:p>130</text:p>
          </table:table-cell>
          <table:table-cell office:value-type="percentage" office:value="0.230769230769231" table:style-name="ce21">
            <text:p>23%</text:p>
          </table:table-cell>
          <table:table-cell office:value-type="percentage" office:value="0.27372462916117501" table:style-name="ce21">
            <text:p>27%</text:p>
          </table:table-cell>
          <table:table-cell office:value-type="percentage" office:value="-4.2955398391944198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401588" table:style-name="ce28">
            <text:p>1401588</text:p>
          </table:table-cell>
          <table:table-cell office:value-type="float" office:value="402801" table:style-name="ce4">
            <text:p>402801</text:p>
          </table:table-cell>
          <table:table-cell office:value-type="string" table:style-name="ce3">
            <text:p>Escola Básica e Secundária Dr. Solano de Abreu, Abrantes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Abrantes</text:p>
          </table:table-cell>
          <table:table-cell office:value-type="string" table:style-name="ce3">
            <text:p>Público</text:p>
          </table:table-cell>
          <table:table-cell office:value-type="float" office:value="259" table:style-name="ce4">
            <text:p>259</text:p>
          </table:table-cell>
          <table:table-cell office:value-type="percentage" office:value="0.44787644787644798" table:style-name="ce21">
            <text:p>45%</text:p>
          </table:table-cell>
          <table:table-cell office:value-type="percentage" office:value="0.43986754698991298" table:style-name="ce21">
            <text:p>44%</text:p>
          </table:table-cell>
          <table:table-cell office:value-type="percentage" office:value="8.0089008865349403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401606" table:style-name="ce28">
            <text:p>1401606</text:p>
          </table:table-cell>
          <table:table-cell office:value-type="float" office:value="345969" table:style-name="ce4">
            <text:p>345969</text:p>
          </table:table-cell>
          <table:table-cell office:value-type="string" table:style-name="ce3">
            <text:p>Escola Básica e Secundária Octávio Duarte Ferreira, Tramagal, Abrantes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Abrantes</text:p>
          </table:table-cell>
          <table:table-cell office:value-type="string" table:style-name="ce3">
            <text:p>Público</text:p>
          </table:table-cell>
          <table:table-cell office:value-type="float" office:value="94" table:style-name="ce4">
            <text:p>94</text:p>
          </table:table-cell>
          <table:table-cell office:value-type="percentage" office:value="0.23404255319148901" table:style-name="ce21">
            <text:p>23%</text:p>
          </table:table-cell>
          <table:table-cell office:value-type="percentage" office:value="0.33455719268720702" table:style-name="ce21">
            <text:p>33%</text:p>
          </table:table-cell>
          <table:table-cell office:value-type="percentage" office:value="-0.100514639495717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402627" table:style-name="ce28">
            <text:p>1402627</text:p>
          </table:table-cell>
          <table:table-cell office:value-type="float" office:value="403313" table:style-name="ce4">
            <text:p>403313</text:p>
          </table:table-cell>
          <table:table-cell office:value-type="string" table:style-name="ce3">
            <text:p>Escola Secundária de Alcanena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Alcanena</text:p>
          </table:table-cell>
          <table:table-cell office:value-type="string" table:style-name="ce3">
            <text:p>Público</text:p>
          </table:table-cell>
          <table:table-cell office:value-type="float" office:value="261" table:style-name="ce4">
            <text:p>261</text:p>
          </table:table-cell>
          <table:table-cell office:value-type="percentage" office:value="0.54022988505747105" table:style-name="ce21">
            <text:p>54%</text:p>
          </table:table-cell>
          <table:table-cell office:value-type="percentage" office:value="0.51105642182807698" table:style-name="ce21">
            <text:p>51%</text:p>
          </table:table-cell>
          <table:table-cell office:value-type="percentage" office:value="2.9173463229394202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402827" table:style-name="ce28">
            <text:p>1402827</text:p>
          </table:table-cell>
          <table:table-cell office:value-type="float" office:value="343894" table:style-name="ce4">
            <text:p>343894</text:p>
          </table:table-cell>
          <table:table-cell office:value-type="string" table:style-name="ce3">
            <text:p>Escola Básica de Minde, Alcanena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Alcanena</text:p>
          </table:table-cell>
          <table:table-cell office:value-type="string" table:style-name="ce3">
            <text:p>Público</text:p>
          </table:table-cell>
          <table:table-cell office:value-type="float" office:value="55" table:style-name="ce4">
            <text:p>55</text:p>
          </table:table-cell>
          <table:table-cell office:value-type="percentage" office:value="0.61818181818181805" table:style-name="ce21">
            <text:p>62%</text:p>
          </table:table-cell>
          <table:table-cell office:value-type="percentage" office:value="0.477882717630076" table:style-name="ce21">
            <text:p>48%</text:p>
          </table:table-cell>
          <table:table-cell office:value-type="percentage" office:value="0.14029910055174299" table:style-name="ce22">
            <text:p>14%</text:p>
          </table:table-cell>
          <table:table-cell table:number-columns-repeated="16374"/>
        </table:table-row>
        <table:table-row table:style-name="ro1">
          <table:table-cell office:value-type="float" office:value="1403002" table:style-name="ce28">
            <text:p>1403002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Febo Moniz, Almeirim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Almeirim</text:p>
          </table:table-cell>
          <table:table-cell office:value-type="string" table:style-name="ce3">
            <text:p>Público</text:p>
          </table:table-cell>
          <table:table-cell office:value-type="float" office:value="439" table:style-name="ce4">
            <text:p>439</text:p>
          </table:table-cell>
          <table:table-cell office:value-type="percentage" office:value="0.41457858769931699" table:style-name="ce21">
            <text:p>41%</text:p>
          </table:table-cell>
          <table:table-cell office:value-type="percentage" office:value="0.44394569225845598" table:style-name="ce21">
            <text:p>44%</text:p>
          </table:table-cell>
          <table:table-cell office:value-type="percentage" office:value="-2.9367104559139798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403646" table:style-name="ce28">
            <text:p>1403646</text:p>
          </table:table-cell>
          <table:table-cell office:value-type="float" office:value="343882" table:style-name="ce4">
            <text:p>343882</text:p>
          </table:table-cell>
          <table:table-cell office:value-type="string" table:style-name="ce3">
            <text:p>Escola Básica de Fazendas de Almeirim, Almeirim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Almeirim</text:p>
          </table:table-cell>
          <table:table-cell office:value-type="string" table:style-name="ce3">
            <text:p>Público</text:p>
          </table:table-cell>
          <table:table-cell office:value-type="float" office:value="171" table:style-name="ce4">
            <text:p>171</text:p>
          </table:table-cell>
          <table:table-cell office:value-type="percentage" office:value="0.52046783625730997" table:style-name="ce21">
            <text:p>52%</text:p>
          </table:table-cell>
          <table:table-cell office:value-type="percentage" office:value="0.47314636149976402" table:style-name="ce21">
            <text:p>47%</text:p>
          </table:table-cell>
          <table:table-cell office:value-type="percentage" office:value="4.7321474757546299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404524" table:style-name="ce28">
            <text:p>1404524</text:p>
          </table:table-cell>
          <table:table-cell office:value-type="float" office:value="345854" table:style-name="ce4">
            <text:p>345854</text:p>
          </table:table-cell>
          <table:table-cell office:value-type="string" table:style-name="ce3">
            <text:p>Escola Básica e Secundária José Relvas, Alpiarça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Alpiarça</text:p>
          </table:table-cell>
          <table:table-cell office:value-type="string" table:style-name="ce3">
            <text:p>Público</text:p>
          </table:table-cell>
          <table:table-cell office:value-type="float" office:value="192" table:style-name="ce4">
            <text:p>192</text:p>
          </table:table-cell>
          <table:table-cell office:value-type="percentage" office:value="0.34375" table:style-name="ce21">
            <text:p>34%</text:p>
          </table:table-cell>
          <table:table-cell office:value-type="percentage" office:value="0.38334845948476598" table:style-name="ce21">
            <text:p>38%</text:p>
          </table:table-cell>
          <table:table-cell office:value-type="percentage" office:value="-3.9598459484766403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405396" table:style-name="ce28">
            <text:p>1405396</text:p>
          </table:table-cell>
          <table:table-cell office:value-type="float" office:value="342683" table:style-name="ce4">
            <text:p>342683</text:p>
          </table:table-cell>
          <table:table-cell office:value-type="string" table:style-name="ce3">
            <text:p>Escola Básica de Porto Alto, Benavente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Benavente</text:p>
          </table:table-cell>
          <table:table-cell office:value-type="string" table:style-name="ce3">
            <text:p>Público</text:p>
          </table:table-cell>
          <table:table-cell office:value-type="float" office:value="154" table:style-name="ce4">
            <text:p>154</text:p>
          </table:table-cell>
          <table:table-cell office:value-type="percentage" office:value="0.253246753246753" table:style-name="ce21">
            <text:p>25%</text:p>
          </table:table-cell>
          <table:table-cell office:value-type="percentage" office:value="0.31956219813203302" table:style-name="ce21">
            <text:p>32%</text:p>
          </table:table-cell>
          <table:table-cell office:value-type="percentage" office:value="-6.6315444885279407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405484" table:style-name="ce28">
            <text:p>1405484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uarte Lopes, Benavente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Benavente</text:p>
          </table:table-cell>
          <table:table-cell office:value-type="string" table:style-name="ce3">
            <text:p>Público</text:p>
          </table:table-cell>
          <table:table-cell office:value-type="float" office:value="353" table:style-name="ce4">
            <text:p>353</text:p>
          </table:table-cell>
          <table:table-cell office:value-type="percentage" office:value="0.376770538243626" table:style-name="ce21">
            <text:p>38%</text:p>
          </table:table-cell>
          <table:table-cell office:value-type="percentage" office:value="0.40264863171073501" table:style-name="ce21">
            <text:p>40%</text:p>
          </table:table-cell>
          <table:table-cell office:value-type="percentage" office:value="-2.5878093467108801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405897" table:style-name="ce28">
            <text:p>1405897</text:p>
          </table:table-cell>
          <table:table-cell office:value-type="float" office:value="342798" table:style-name="ce4">
            <text:p>342798</text:p>
          </table:table-cell>
          <table:table-cell office:value-type="string" table:style-name="ce3">
            <text:p>Escola Básica e Secundária Professor João Fernandes Pratas, Samora Correia, Benavente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Benavente</text:p>
          </table:table-cell>
          <table:table-cell office:value-type="string" table:style-name="ce3">
            <text:p>Público</text:p>
          </table:table-cell>
          <table:table-cell office:value-type="float" office:value="394" table:style-name="ce4">
            <text:p>394</text:p>
          </table:table-cell>
          <table:table-cell office:value-type="percentage" office:value="0.31725888324873103" table:style-name="ce21">
            <text:p>32%</text:p>
          </table:table-cell>
          <table:table-cell office:value-type="percentage" office:value="0.360644399226836" table:style-name="ce21">
            <text:p>36%</text:p>
          </table:table-cell>
          <table:table-cell office:value-type="percentage" office:value="-4.3385515978104798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406809" table:style-name="ce28">
            <text:p>1406809</text:p>
          </table:table-cell>
          <table:table-cell office:value-type="float" office:value="345295" table:style-name="ce4">
            <text:p>345295</text:p>
          </table:table-cell>
          <table:table-cell office:value-type="string" table:style-name="ce3">
            <text:p>Escola Básica D. Sancho I, Pontével, Cartaxo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Cartaxo</text:p>
          </table:table-cell>
          <table:table-cell office:value-type="string" table:style-name="ce3">
            <text:p>Público</text:p>
          </table:table-cell>
          <table:table-cell office:value-type="float" office:value="151" table:style-name="ce4">
            <text:p>151</text:p>
          </table:table-cell>
          <table:table-cell office:value-type="percentage" office:value="0.35761589403973498" table:style-name="ce21">
            <text:p>36%</text:p>
          </table:table-cell>
          <table:table-cell office:value-type="percentage" office:value="0.28111916819301702" table:style-name="ce21">
            <text:p>28%</text:p>
          </table:table-cell>
          <table:table-cell office:value-type="percentage" office:value="7.6496725846717906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406964" table:style-name="ce28">
            <text:p>1406964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Marcelino Mesquita, Cartaxo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Cartaxo</text:p>
          </table:table-cell>
          <table:table-cell office:value-type="string" table:style-name="ce3">
            <text:p>Público</text:p>
          </table:table-cell>
          <table:table-cell office:value-type="float" office:value="478" table:style-name="ce4">
            <text:p>478</text:p>
          </table:table-cell>
          <table:table-cell office:value-type="percentage" office:value="0.410041841004184" table:style-name="ce21">
            <text:p>41%</text:p>
          </table:table-cell>
          <table:table-cell office:value-type="percentage" office:value="0.45463043965361399" table:style-name="ce21">
            <text:p>45%</text:p>
          </table:table-cell>
          <table:table-cell office:value-type="percentage" office:value="-4.4588598649430197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407450" table:style-name="ce28">
            <text:p>1407450</text:p>
          </table:table-cell>
          <table:table-cell office:value-type="float" office:value="346263" table:style-name="ce4">
            <text:p>346263</text:p>
          </table:table-cell>
          <table:table-cell office:value-type="string" table:style-name="ce3">
            <text:p>Escola Básica e Secundária da Chamusca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Chamusca</text:p>
          </table:table-cell>
          <table:table-cell office:value-type="string" table:style-name="ce3">
            <text:p>Público</text:p>
          </table:table-cell>
          <table:table-cell office:value-type="float" office:value="208" table:style-name="ce4">
            <text:p>208</text:p>
          </table:table-cell>
          <table:table-cell office:value-type="percentage" office:value="0.456730769230769" table:style-name="ce21">
            <text:p>46%</text:p>
          </table:table-cell>
          <table:table-cell office:value-type="percentage" office:value="0.42264447318209197" table:style-name="ce21">
            <text:p>42%</text:p>
          </table:table-cell>
          <table:table-cell office:value-type="percentage" office:value="3.4086296048676801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408875" table:style-name="ce28">
            <text:p>1408875</text:p>
          </table:table-cell>
          <table:table-cell office:value-type="float" office:value="342026" table:style-name="ce4">
            <text:p>342026</text:p>
          </table:table-cell>
          <table:table-cell office:value-type="string" table:style-name="ce3">
            <text:p>Escola Básica e Secundária Luís de Camões, Constância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Constância</text:p>
          </table:table-cell>
          <table:table-cell office:value-type="string" table:style-name="ce3">
            <text:p>Público</text:p>
          </table:table-cell>
          <table:table-cell office:value-type="float" office:value="145" table:style-name="ce4">
            <text:p>145</text:p>
          </table:table-cell>
          <table:table-cell office:value-type="percentage" office:value="0.48965517241379303" table:style-name="ce21">
            <text:p>49%</text:p>
          </table:table-cell>
          <table:table-cell office:value-type="percentage" office:value="0.43719373269602002" table:style-name="ce21">
            <text:p>44%</text:p>
          </table:table-cell>
          <table:table-cell office:value-type="percentage" office:value="5.2461439717772902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409574" table:style-name="ce28">
            <text:p>1409574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r. Armando Lizardo, Coruche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Coruche</text:p>
          </table:table-cell>
          <table:table-cell office:value-type="string" table:style-name="ce3">
            <text:p>Público</text:p>
          </table:table-cell>
          <table:table-cell office:value-type="float" office:value="382" table:style-name="ce4">
            <text:p>382</text:p>
          </table:table-cell>
          <table:table-cell office:value-type="percentage" office:value="0.42146596858638702" table:style-name="ce21">
            <text:p>42%</text:p>
          </table:table-cell>
          <table:table-cell office:value-type="percentage" office:value="0.41566866343932102" table:style-name="ce21">
            <text:p>42%</text:p>
          </table:table-cell>
          <table:table-cell office:value-type="percentage" office:value="5.79730514706685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410171" table:style-name="ce28">
            <text:p>1410171</text:p>
          </table:table-cell>
          <table:table-cell office:value-type="float" office:value="341319" table:style-name="ce4">
            <text:p>341319</text:p>
          </table:table-cell>
          <table:table-cell office:value-type="string" table:style-name="ce3">
            <text:p>Escola Básica Dr. Ruy de Andrade, Entroncamento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Entroncamento</text:p>
          </table:table-cell>
          <table:table-cell office:value-type="string" table:style-name="ce3">
            <text:p>Público</text:p>
          </table:table-cell>
          <table:table-cell office:value-type="float" office:value="248" table:style-name="ce4">
            <text:p>248</text:p>
          </table:table-cell>
          <table:table-cell office:value-type="percentage" office:value="0.60483870967741904" table:style-name="ce21">
            <text:p>60%</text:p>
          </table:table-cell>
          <table:table-cell office:value-type="percentage" office:value="0.51992812152832502" table:style-name="ce21">
            <text:p>52%</text:p>
          </table:table-cell>
          <table:table-cell office:value-type="percentage" office:value="8.4910588149094093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410447" table:style-name="ce28">
            <text:p>1410447</text:p>
          </table:table-cell>
          <table:table-cell office:value-type="float" office:value="401640" table:style-name="ce4">
            <text:p>401640</text:p>
          </table:table-cell>
          <table:table-cell office:value-type="string" table:style-name="ce3">
            <text:p>Escola Secundária do Entroncamento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Entroncamento</text:p>
          </table:table-cell>
          <table:table-cell office:value-type="string" table:style-name="ce3">
            <text:p>Público</text:p>
          </table:table-cell>
          <table:table-cell office:value-type="float" office:value="356" table:style-name="ce4">
            <text:p>356</text:p>
          </table:table-cell>
          <table:table-cell office:value-type="percentage" office:value="0.51966292134831504" table:style-name="ce21">
            <text:p>52%</text:p>
          </table:table-cell>
          <table:table-cell office:value-type="percentage" office:value="0.52140139323258095" table:style-name="ce21">
            <text:p>52%</text:p>
          </table:table-cell>
          <table:table-cell office:value-type="percentage" office:value="-1.7384718842664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411566" table:style-name="ce28">
            <text:p>1411566</text:p>
          </table:table-cell>
          <table:table-cell office:value-type="float" office:value="346251" table:style-name="ce4">
            <text:p>346251</text:p>
          </table:table-cell>
          <table:table-cell office:value-type="string" table:style-name="ce3">
            <text:p>Escola Básica e Secundária Pedro Ferreiro, Ferreira do Zêzere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Ferreira do Zêzere</text:p>
          </table:table-cell>
          <table:table-cell office:value-type="string" table:style-name="ce3">
            <text:p>Público</text:p>
          </table:table-cell>
          <table:table-cell office:value-type="float" office:value="185" table:style-name="ce4">
            <text:p>185</text:p>
          </table:table-cell>
          <table:table-cell office:value-type="percentage" office:value="0.43783783783783797" table:style-name="ce21">
            <text:p>44%</text:p>
          </table:table-cell>
          <table:table-cell office:value-type="percentage" office:value="0.353648264980847" table:style-name="ce21">
            <text:p>35%</text:p>
          </table:table-cell>
          <table:table-cell office:value-type="percentage" office:value="8.4189572856990399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412567" table:style-name="ce28">
            <text:p>1412567</text:p>
          </table:table-cell>
          <table:table-cell office:value-type="float" office:value="346240" table:style-name="ce4">
            <text:p>346240</text:p>
          </table:table-cell>
          <table:table-cell office:value-type="string" table:style-name="ce3">
            <text:p>Escola Básica e Secundária Mestre Martins Correia, Golegã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Golegã</text:p>
          </table:table-cell>
          <table:table-cell office:value-type="string" table:style-name="ce3">
            <text:p>Público</text:p>
          </table:table-cell>
          <table:table-cell office:value-type="float" office:value="122" table:style-name="ce4">
            <text:p>122</text:p>
          </table:table-cell>
          <table:table-cell office:value-type="percentage" office:value="0.36885245901639302" table:style-name="ce21">
            <text:p>37%</text:p>
          </table:table-cell>
          <table:table-cell office:value-type="percentage" office:value="0.37748673252409398" table:style-name="ce21">
            <text:p>38%</text:p>
          </table:table-cell>
          <table:table-cell office:value-type="percentage" office:value="-8.6342735077006398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413450" table:style-name="ce28">
            <text:p>1413450</text:p>
          </table:table-cell>
          <table:table-cell office:value-type="float" office:value="310372" table:style-name="ce4">
            <text:p>310372</text:p>
          </table:table-cell>
          <table:table-cell office:value-type="string" table:style-name="ce3">
            <text:p>Escola Básica e Secundária de Mação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Mação</text:p>
          </table:table-cell>
          <table:table-cell office:value-type="string" table:style-name="ce3">
            <text:p>Público</text:p>
          </table:table-cell>
          <table:table-cell office:value-type="float" office:value="119" table:style-name="ce4">
            <text:p>119</text:p>
          </table:table-cell>
          <table:table-cell office:value-type="percentage" office:value="0.35294117647058798" table:style-name="ce21">
            <text:p>35%</text:p>
          </table:table-cell>
          <table:table-cell office:value-type="percentage" office:value="0.381059681635398" table:style-name="ce21">
            <text:p>38%</text:p>
          </table:table-cell>
          <table:table-cell office:value-type="percentage" office:value="-2.8118505164809401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414071" table:style-name="ce28">
            <text:p>1414071</text:p>
          </table:table-cell>
          <table:table-cell office:value-type="float" office:value="401419" table:style-name="ce4">
            <text:p>401419</text:p>
          </table:table-cell>
          <table:table-cell office:value-type="string" table:style-name="ce3">
            <text:p>Escola Secundária Dr. Augusto César da Silva Ferreira, Rio Maior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Rio Maior</text:p>
          </table:table-cell>
          <table:table-cell office:value-type="string" table:style-name="ce3">
            <text:p>Público</text:p>
          </table:table-cell>
          <table:table-cell office:value-type="float" office:value="102" table:style-name="ce4">
            <text:p>102</text:p>
          </table:table-cell>
          <table:table-cell office:value-type="percentage" office:value="0.23529411764705899" table:style-name="ce21">
            <text:p>24%</text:p>
          </table:table-cell>
          <table:table-cell office:value-type="percentage" office:value="0.35044286604673403" table:style-name="ce21">
            <text:p>35%</text:p>
          </table:table-cell>
          <table:table-cell office:value-type="percentage" office:value="-0.115148748399675" table:style-name="ce22">
            <text:p>-12%</text:p>
          </table:table-cell>
          <table:table-cell table:number-columns-repeated="16374"/>
        </table:table-row>
        <table:table-row table:style-name="ro1">
          <table:table-cell office:value-type="float" office:value="1414335" table:style-name="ce28">
            <text:p>1414335</text:p>
          </table:table-cell>
          <table:table-cell office:value-type="float" office:value="330061" table:style-name="ce4">
            <text:p>330061</text:p>
          </table:table-cell>
          <table:table-cell office:value-type="string" table:style-name="ce3">
            <text:p>Escola Básica Fernando Casimiro Pereira da Silva, Rio Maior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Rio Maior</text:p>
          </table:table-cell>
          <table:table-cell office:value-type="string" table:style-name="ce3">
            <text:p>Público</text:p>
          </table:table-cell>
          <table:table-cell office:value-type="float" office:value="193" table:style-name="ce4">
            <text:p>193</text:p>
          </table:table-cell>
          <table:table-cell office:value-type="percentage" office:value="0.55440414507771996" table:style-name="ce21">
            <text:p>55%</text:p>
          </table:table-cell>
          <table:table-cell office:value-type="percentage" office:value="0.51388693628480098" table:style-name="ce21">
            <text:p>51%</text:p>
          </table:table-cell>
          <table:table-cell office:value-type="percentage" office:value="4.0517208792919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414553" table:style-name="ce28">
            <text:p>1414553</text:p>
          </table:table-cell>
          <table:table-cell office:value-type="float" office:value="330358" table:style-name="ce4">
            <text:p>330358</text:p>
          </table:table-cell>
          <table:table-cell office:value-type="string" table:style-name="ce3">
            <text:p>Escola Básica de Marinhas do Sal, Rio Maior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Rio Maior</text:p>
          </table:table-cell>
          <table:table-cell office:value-type="string" table:style-name="ce3">
            <text:p>Público</text:p>
          </table:table-cell>
          <table:table-cell office:value-type="float" office:value="212" table:style-name="ce4">
            <text:p>212</text:p>
          </table:table-cell>
          <table:table-cell office:value-type="percentage" office:value="0.54245283018867896" table:style-name="ce21">
            <text:p>54%</text:p>
          </table:table-cell>
          <table:table-cell office:value-type="percentage" office:value="0.478387275115085" table:style-name="ce21">
            <text:p>48%</text:p>
          </table:table-cell>
          <table:table-cell office:value-type="percentage" office:value="6.4065555073594196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415949" table:style-name="ce28">
            <text:p>1415949</text:p>
          </table:table-cell>
          <table:table-cell office:value-type="float" office:value="403271" table:style-name="ce4">
            <text:p>403271</text:p>
          </table:table-cell>
          <table:table-cell office:value-type="string" table:style-name="ce3">
            <text:p>Escola Básica e Secundária de Salvaterra de Magos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Salvaterra de Magos</text:p>
          </table:table-cell>
          <table:table-cell office:value-type="string" table:style-name="ce3">
            <text:p>Público</text:p>
          </table:table-cell>
          <table:table-cell office:value-type="float" office:value="304" table:style-name="ce4">
            <text:p>304</text:p>
          </table:table-cell>
          <table:table-cell office:value-type="percentage" office:value="0.35855263157894701" table:style-name="ce21">
            <text:p>36%</text:p>
          </table:table-cell>
          <table:table-cell office:value-type="percentage" office:value="0.398233091336548" table:style-name="ce21">
            <text:p>40%</text:p>
          </table:table-cell>
          <table:table-cell office:value-type="percentage" office:value="-3.9680459757600303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415969" table:style-name="ce28">
            <text:p>1415969</text:p>
          </table:table-cell>
          <table:table-cell office:value-type="float" office:value="345271" table:style-name="ce4">
            <text:p>345271</text:p>
          </table:table-cell>
          <table:table-cell office:value-type="string" table:style-name="ce3">
            <text:p>Escola Básica de Marinhais, Salvaterra de Magos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Salvaterra de Magos</text:p>
          </table:table-cell>
          <table:table-cell office:value-type="string" table:style-name="ce3">
            <text:p>Público</text:p>
          </table:table-cell>
          <table:table-cell office:value-type="float" office:value="275" table:style-name="ce4">
            <text:p>275</text:p>
          </table:table-cell>
          <table:table-cell office:value-type="percentage" office:value="0.37090909090909102" table:style-name="ce21">
            <text:p>37%</text:p>
          </table:table-cell>
          <table:table-cell office:value-type="percentage" office:value="0.39846800212424699" table:style-name="ce21">
            <text:p>40%</text:p>
          </table:table-cell>
          <table:table-cell office:value-type="percentage" office:value="-2.7558911215155999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416075" table:style-name="ce28">
            <text:p>1416075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Mem Ramires, Santarém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Público</text:p>
          </table:table-cell>
          <table:table-cell office:value-type="float" office:value="260" table:style-name="ce4">
            <text:p>260</text:p>
          </table:table-cell>
          <table:table-cell office:value-type="percentage" office:value="0.43076923076923102" table:style-name="ce21">
            <text:p>43%</text:p>
          </table:table-cell>
          <table:table-cell office:value-type="percentage" office:value="0.44546733421693002" table:style-name="ce21">
            <text:p>45%</text:p>
          </table:table-cell>
          <table:table-cell office:value-type="percentage" office:value="-1.4698103447699401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416130" table:style-name="ce28">
            <text:p>1416130</text:p>
          </table:table-cell>
          <table:table-cell office:value-type="float" office:value="401444" table:style-name="ce4">
            <text:p>401444</text:p>
          </table:table-cell>
          <table:table-cell office:value-type="string" table:style-name="ce3">
            <text:p>Escola Secundária Dr. Ginestal Machado, Santarém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Público</text:p>
          </table:table-cell>
          <table:table-cell office:value-type="float" office:value="148" table:style-name="ce4">
            <text:p>148</text:p>
          </table:table-cell>
          <table:table-cell office:value-type="percentage" office:value="0.61486486486486502" table:style-name="ce21">
            <text:p>61%</text:p>
          </table:table-cell>
          <table:table-cell office:value-type="percentage" office:value="0.549719573200388" table:style-name="ce21">
            <text:p>55%</text:p>
          </table:table-cell>
          <table:table-cell office:value-type="percentage" office:value="6.5145291664476607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1416367" table:style-name="ce28">
            <text:p>1416367</text:p>
          </table:table-cell>
          <table:table-cell office:value-type="float" office:value="402837" table:style-name="ce4">
            <text:p>402837</text:p>
          </table:table-cell>
          <table:table-cell office:value-type="string" table:style-name="ce3">
            <text:p>Escola Secundária Sá da Bandeira, Santarém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Público</text:p>
          </table:table-cell>
          <table:table-cell office:value-type="float" office:value="208" table:style-name="ce4">
            <text:p>208</text:p>
          </table:table-cell>
          <table:table-cell office:value-type="percentage" office:value="0.625" table:style-name="ce21">
            <text:p>63%</text:p>
          </table:table-cell>
          <table:table-cell office:value-type="percentage" office:value="0.60134059427897701" table:style-name="ce21">
            <text:p>60%</text:p>
          </table:table-cell>
          <table:table-cell office:value-type="percentage" office:value="2.3659405721023499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416552" table:style-name="ce28">
            <text:p>1416552</text:p>
          </table:table-cell>
          <table:table-cell office:value-type="float" office:value="340832" table:style-name="ce4">
            <text:p>340832</text:p>
          </table:table-cell>
          <table:table-cell office:value-type="string" table:style-name="ce3">
            <text:p>Escola Básica D. Manuel I, Pernes, Santarém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Público</text:p>
          </table:table-cell>
          <table:table-cell office:value-type="float" office:value="101" table:style-name="ce4">
            <text:p>101</text:p>
          </table:table-cell>
          <table:table-cell office:value-type="percentage" office:value="0.33663366336633699" table:style-name="ce21">
            <text:p>34%</text:p>
          </table:table-cell>
          <table:table-cell office:value-type="percentage" office:value="0.33383791807634899" table:style-name="ce21">
            <text:p>33%</text:p>
          </table:table-cell>
          <table:table-cell office:value-type="percentage" office:value="2.7957452899872301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416687" table:style-name="ce28">
            <text:p>1416687</text:p>
          </table:table-cell>
          <table:table-cell office:value-type="float" office:value="340078" table:style-name="ce4">
            <text:p>340078</text:p>
          </table:table-cell>
          <table:table-cell office:value-type="string" table:style-name="ce3">
            <text:p>Escola Básica de Alcanede, Santarém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Público</text:p>
          </table:table-cell>
          <table:table-cell office:value-type="float" office:value="132" table:style-name="ce4">
            <text:p>132</text:p>
          </table:table-cell>
          <table:table-cell office:value-type="percentage" office:value="0.48484848484848497" table:style-name="ce21">
            <text:p>48%</text:p>
          </table:table-cell>
          <table:table-cell office:value-type="percentage" office:value="0.51002145865460602" table:style-name="ce21">
            <text:p>51%</text:p>
          </table:table-cell>
          <table:table-cell office:value-type="percentage" office:value="-2.5172973806121299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416762" table:style-name="ce28">
            <text:p>1416762</text:p>
          </table:table-cell>
          <table:table-cell office:value-type="float" office:value="340108" table:style-name="ce4">
            <text:p>340108</text:p>
          </table:table-cell>
          <table:table-cell office:value-type="string" table:style-name="ce3">
            <text:p>Escola Básica Alexandre Herculano, Santarém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Público</text:p>
          </table:table-cell>
          <table:table-cell office:value-type="float" office:value="271" table:style-name="ce4">
            <text:p>271</text:p>
          </table:table-cell>
          <table:table-cell office:value-type="percentage" office:value="0.46125461254612499" table:style-name="ce21">
            <text:p>46%</text:p>
          </table:table-cell>
          <table:table-cell office:value-type="percentage" office:value="0.47096202619661398" table:style-name="ce21">
            <text:p>47%</text:p>
          </table:table-cell>
          <table:table-cell office:value-type="percentage" office:value="-9.7074136504883193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416829" table:style-name="ce28">
            <text:p>1416829</text:p>
          </table:table-cell>
          <table:table-cell office:value-type="float" office:value="340790" table:style-name="ce4">
            <text:p>340790</text:p>
          </table:table-cell>
          <table:table-cell office:value-type="string" table:style-name="ce3">
            <text:p>Escola Básica D. João II, Santarém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Público</text:p>
          </table:table-cell>
          <table:table-cell office:value-type="float" office:value="347" table:style-name="ce4">
            <text:p>347</text:p>
          </table:table-cell>
          <table:table-cell office:value-type="percentage" office:value="0.48414985590778098" table:style-name="ce21">
            <text:p>48%</text:p>
          </table:table-cell>
          <table:table-cell office:value-type="percentage" office:value="0.51097752685023201" table:style-name="ce21">
            <text:p>51%</text:p>
          </table:table-cell>
          <table:table-cell office:value-type="percentage" office:value="-2.6827670942450799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416918" table:style-name="ce28">
            <text:p>1416918</text:p>
          </table:table-cell>
          <table:table-cell office:value-type="float" office:value="381092" table:style-name="ce4">
            <text:p>381092</text:p>
          </table:table-cell>
          <table:table-cell office:value-type="string" table:style-name="ce3">
            <text:p>Colégio Infante Santo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Privado</text:p>
          </table:table-cell>
          <table:table-cell office:value-type="float" office:value="311" table:style-name="ce4">
            <text:p>311</text:p>
          </table:table-cell>
          <table:table-cell office:value-type="percentage" office:value="0.69131832797427695" table:style-name="ce21">
            <text:p>69%</text:p>
          </table:table-cell>
          <table:table-cell office:value-type="percentage" office:value="0.64626277461722803" table:style-name="ce21">
            <text:p>65%</text:p>
          </table:table-cell>
          <table:table-cell office:value-type="percentage" office:value="4.5055553357048798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417797" table:style-name="ce28">
            <text:p>1417797</text:p>
          </table:table-cell>
          <table:table-cell office:value-type="float" office:value="346111" table:style-name="ce4">
            <text:p>346111</text:p>
          </table:table-cell>
          <table:table-cell office:value-type="string" table:style-name="ce3">
            <text:p>Escola Básica e Secundária Dr.ª Judite Andrade, Sardoal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Sardoal</text:p>
          </table:table-cell>
          <table:table-cell office:value-type="string" table:style-name="ce3">
            <text:p>Público</text:p>
          </table:table-cell>
          <table:table-cell office:value-type="float" office:value="108" table:style-name="ce4">
            <text:p>108</text:p>
          </table:table-cell>
          <table:table-cell office:value-type="percentage" office:value="0.49074074074074098" table:style-name="ce21">
            <text:p>49%</text:p>
          </table:table-cell>
          <table:table-cell office:value-type="percentage" office:value="0.34781003790672699" table:style-name="ce21">
            <text:p>35%</text:p>
          </table:table-cell>
          <table:table-cell office:value-type="percentage" office:value="0.14293070283401399" table:style-name="ce22">
            <text:p>14%</text:p>
          </table:table-cell>
          <table:table-cell table:number-columns-repeated="16374"/>
        </table:table-row>
        <table:table-row table:style-name="ro1">
          <table:table-cell office:value-type="float" office:value="1418344" table:style-name="ce28">
            <text:p>1418344</text:p>
          </table:table-cell>
          <table:table-cell office:value-type="float" office:value="402734" table:style-name="ce4">
            <text:p>402734</text:p>
          </table:table-cell>
          <table:table-cell office:value-type="string" table:style-name="ce3">
            <text:p>Escola Secundária de Santa Maria do Olival, Tomar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Tomar</text:p>
          </table:table-cell>
          <table:table-cell office:value-type="string" table:style-name="ce3">
            <text:p>Público</text:p>
          </table:table-cell>
          <table:table-cell office:value-type="float" office:value="226" table:style-name="ce4">
            <text:p>226</text:p>
          </table:table-cell>
          <table:table-cell office:value-type="percentage" office:value="0.61504424778761102" table:style-name="ce21">
            <text:p>62%</text:p>
          </table:table-cell>
          <table:table-cell office:value-type="percentage" office:value="0.57563500826958802" table:style-name="ce21">
            <text:p>58%</text:p>
          </table:table-cell>
          <table:table-cell office:value-type="percentage" office:value="3.9409239518022499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418445" table:style-name="ce28">
            <text:p>1418445</text:p>
          </table:table-cell>
          <table:table-cell office:value-type="float" office:value="343031" table:style-name="ce4">
            <text:p>343031</text:p>
          </table:table-cell>
          <table:table-cell office:value-type="string" table:style-name="ce3">
            <text:p>Escola Básica de Santa Iria, Tomar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Tomar</text:p>
          </table:table-cell>
          <table:table-cell office:value-type="string" table:style-name="ce3">
            <text:p>Público</text:p>
          </table:table-cell>
          <table:table-cell office:value-type="float" office:value="130" table:style-name="ce4">
            <text:p>130</text:p>
          </table:table-cell>
          <table:table-cell office:value-type="percentage" office:value="0.41538461538461502" table:style-name="ce21">
            <text:p>42%</text:p>
          </table:table-cell>
          <table:table-cell office:value-type="percentage" office:value="0.40793340907514097" table:style-name="ce21">
            <text:p>41%</text:p>
          </table:table-cell>
          <table:table-cell office:value-type="percentage" office:value="7.4512063094745304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418819" table:style-name="ce28">
            <text:p>1418819</text:p>
          </table:table-cell>
          <table:table-cell office:value-type="float" office:value="400270" table:style-name="ce4">
            <text:p>400270</text:p>
          </table:table-cell>
          <table:table-cell office:value-type="string" table:style-name="ce3">
            <text:p>Escola Secundária Jacôme Ratton, Tomar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Tomar</text:p>
          </table:table-cell>
          <table:table-cell office:value-type="string" table:style-name="ce3">
            <text:p>Público</text:p>
          </table:table-cell>
          <table:table-cell office:value-type="float" office:value="140" table:style-name="ce4">
            <text:p>140</text:p>
          </table:table-cell>
          <table:table-cell office:value-type="percentage" office:value="0.56428571428571395" table:style-name="ce21">
            <text:p>56%</text:p>
          </table:table-cell>
          <table:table-cell office:value-type="percentage" office:value="0.502044799832711" table:style-name="ce21">
            <text:p>50%</text:p>
          </table:table-cell>
          <table:table-cell office:value-type="percentage" office:value="6.22409144530034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418940" table:style-name="ce28">
            <text:p>1418940</text:p>
          </table:table-cell>
          <table:table-cell office:value-type="float" office:value="341721" table:style-name="ce4">
            <text:p>341721</text:p>
          </table:table-cell>
          <table:table-cell office:value-type="string" table:style-name="ce3">
            <text:p>Escola Básica Gualdim Pais, Tomar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Tomar</text:p>
          </table:table-cell>
          <table:table-cell office:value-type="string" table:style-name="ce3">
            <text:p>Público</text:p>
          </table:table-cell>
          <table:table-cell office:value-type="float" office:value="195" table:style-name="ce4">
            <text:p>195</text:p>
          </table:table-cell>
          <table:table-cell office:value-type="percentage" office:value="0.30256410256410299" table:style-name="ce21">
            <text:p>30%</text:p>
          </table:table-cell>
          <table:table-cell office:value-type="percentage" office:value="0.37168788578807199" table:style-name="ce21">
            <text:p>37%</text:p>
          </table:table-cell>
          <table:table-cell office:value-type="percentage" office:value="-6.9123783223969004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418942" table:style-name="ce28">
            <text:p>1418942</text:p>
          </table:table-cell>
          <table:table-cell office:value-type="float" office:value="346731" table:style-name="ce4">
            <text:p>346731</text:p>
          </table:table-cell>
          <table:table-cell office:value-type="string" table:style-name="ce3">
            <text:p>Escola Básica D. Nuno Álvares Pereira, Tomar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Tomar</text:p>
          </table:table-cell>
          <table:table-cell office:value-type="string" table:style-name="ce3">
            <text:p>Público</text:p>
          </table:table-cell>
          <table:table-cell office:value-type="float" office:value="316" table:style-name="ce4">
            <text:p>316</text:p>
          </table:table-cell>
          <table:table-cell office:value-type="percentage" office:value="0.414556962025316" table:style-name="ce21">
            <text:p>41%</text:p>
          </table:table-cell>
          <table:table-cell office:value-type="percentage" office:value="0.44353546423670598" table:style-name="ce21">
            <text:p>44%</text:p>
          </table:table-cell>
          <table:table-cell office:value-type="percentage" office:value="-2.8978502211389399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419229" table:style-name="ce28">
            <text:p>1419229</text:p>
          </table:table-cell>
          <table:table-cell office:value-type="float" office:value="342087" table:style-name="ce4">
            <text:p>342087</text:p>
          </table:table-cell>
          <table:table-cell office:value-type="string" table:style-name="ce3">
            <text:p>Escola Básica Manuel Figueiredo, Torres Novas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Torres Novas</text:p>
          </table:table-cell>
          <table:table-cell office:value-type="string" table:style-name="ce3">
            <text:p>Público</text:p>
          </table:table-cell>
          <table:table-cell office:value-type="float" office:value="224" table:style-name="ce4">
            <text:p>224</text:p>
          </table:table-cell>
          <table:table-cell office:value-type="percentage" office:value="0.55803571428571397" table:style-name="ce21">
            <text:p>56%</text:p>
          </table:table-cell>
          <table:table-cell office:value-type="percentage" office:value="0.48375859077306099" table:style-name="ce21">
            <text:p>48%</text:p>
          </table:table-cell>
          <table:table-cell office:value-type="percentage" office:value="7.4277123512653406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1419522" table:style-name="ce28">
            <text:p>1419522</text:p>
          </table:table-cell>
          <table:table-cell office:value-type="float" office:value="400944" table:style-name="ce4">
            <text:p>400944</text:p>
          </table:table-cell>
          <table:table-cell office:value-type="string" table:style-name="ce3">
            <text:p>Escola Básica e Secundária Artur Gonçalves, Torres Novas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Torres Novas</text:p>
          </table:table-cell>
          <table:table-cell office:value-type="string" table:style-name="ce3">
            <text:p>Público</text:p>
          </table:table-cell>
          <table:table-cell office:value-type="float" office:value="322" table:style-name="ce4">
            <text:p>322</text:p>
          </table:table-cell>
          <table:table-cell office:value-type="percentage" office:value="0.55900621118012395" table:style-name="ce21">
            <text:p>56%</text:p>
          </table:table-cell>
          <table:table-cell office:value-type="percentage" office:value="0.53325194418782895" table:style-name="ce21">
            <text:p>53%</text:p>
          </table:table-cell>
          <table:table-cell office:value-type="percentage" office:value="2.5754266992295001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419654" table:style-name="ce28">
            <text:p>1419654</text:p>
          </table:table-cell>
          <table:table-cell office:value-type="float" office:value="341071" table:style-name="ce4">
            <text:p>341071</text:p>
          </table:table-cell>
          <table:table-cell office:value-type="string" table:style-name="ce3">
            <text:p>Escola Básica Dr. António Chora Barroso, Torres Novas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Torres Novas</text:p>
          </table:table-cell>
          <table:table-cell office:value-type="string" table:style-name="ce3">
            <text:p>Público</text:p>
          </table:table-cell>
          <table:table-cell office:value-type="float" office:value="180" table:style-name="ce4">
            <text:p>180</text:p>
          </table:table-cell>
          <table:table-cell office:value-type="percentage" office:value="0.45" table:style-name="ce21">
            <text:p>45%</text:p>
          </table:table-cell>
          <table:table-cell office:value-type="percentage" office:value="0.43368188574972899" table:style-name="ce21">
            <text:p>43%</text:p>
          </table:table-cell>
          <table:table-cell office:value-type="percentage" office:value="1.6318114250270899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419797" table:style-name="ce28">
            <text:p>1419797</text:p>
          </table:table-cell>
          <table:table-cell office:value-type="float" office:value="402140" table:style-name="ce4">
            <text:p>402140</text:p>
          </table:table-cell>
          <table:table-cell office:value-type="string" table:style-name="ce3">
            <text:p>Escola Secundária Maria Lamas, Torres Novas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Torres Novas</text:p>
          </table:table-cell>
          <table:table-cell office:value-type="string" table:style-name="ce3">
            <text:p>Público</text:p>
          </table:table-cell>
          <table:table-cell office:value-type="float" office:value="141" table:style-name="ce4">
            <text:p>141</text:p>
          </table:table-cell>
          <table:table-cell office:value-type="percentage" office:value="0.28368794326241098" table:style-name="ce21">
            <text:p>28%</text:p>
          </table:table-cell>
          <table:table-cell office:value-type="percentage" office:value="0.38244592742543199" table:style-name="ce21">
            <text:p>38%</text:p>
          </table:table-cell>
          <table:table-cell office:value-type="percentage" office:value="-9.8757984163020507E-2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420382" table:style-name="ce28">
            <text:p>1420382</text:p>
          </table:table-cell>
          <table:table-cell office:value-type="float" office:value="346238" table:style-name="ce4">
            <text:p>346238</text:p>
          </table:table-cell>
          <table:table-cell office:value-type="string" table:style-name="ce3">
            <text:p>Escola Básica e Secundária D. Maria II, Vila Nova da Barquinha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Vila Nova da Barquinha</text:p>
          </table:table-cell>
          <table:table-cell office:value-type="string" table:style-name="ce3">
            <text:p>Público</text:p>
          </table:table-cell>
          <table:table-cell office:value-type="float" office:value="180" table:style-name="ce4">
            <text:p>180</text:p>
          </table:table-cell>
          <table:table-cell office:value-type="percentage" office:value="0.46111111111111103" table:style-name="ce21">
            <text:p>46%</text:p>
          </table:table-cell>
          <table:table-cell office:value-type="percentage" office:value="0.42031863363544503" table:style-name="ce21">
            <text:p>42%</text:p>
          </table:table-cell>
          <table:table-cell office:value-type="percentage" office:value="4.0792477475665799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421117" table:style-name="ce28">
            <text:p>1421117</text:p>
          </table:table-cell>
          <table:table-cell office:value-type="float" office:value="200749" table:style-name="ce4">
            <text:p>200749</text:p>
          </table:table-cell>
          <table:table-cell office:value-type="string" table:style-name="ce3">
            <text:p>Colégio de São Miguel de Fátima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Ourém</text:p>
          </table:table-cell>
          <table:table-cell office:value-type="string" table:style-name="ce3">
            <text:p>Privado</text:p>
          </table:table-cell>
          <table:table-cell office:value-type="float" office:value="386" table:style-name="ce4">
            <text:p>386</text:p>
          </table:table-cell>
          <table:table-cell office:value-type="percentage" office:value="0.5" table:style-name="ce21">
            <text:p>50%</text:p>
          </table:table-cell>
          <table:table-cell office:value-type="percentage" office:value="0.47832594581416199" table:style-name="ce21">
            <text:p>48%</text:p>
          </table:table-cell>
          <table:table-cell office:value-type="percentage" office:value="2.16740541858375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421201" table:style-name="ce28">
            <text:p>1421201</text:p>
          </table:table-cell>
          <table:table-cell office:value-type="float" office:value="380216" table:style-name="ce4">
            <text:p>380216</text:p>
          </table:table-cell>
          <table:table-cell office:value-type="string" table:style-name="ce3">
            <text:p>Colégio do Sagrado Coração de Maria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Ourém</text:p>
          </table:table-cell>
          <table:table-cell office:value-type="string" table:style-name="ce3">
            <text:p>Privado</text:p>
          </table:table-cell>
          <table:table-cell office:value-type="float" office:value="287" table:style-name="ce4">
            <text:p>287</text:p>
          </table:table-cell>
          <table:table-cell office:value-type="percentage" office:value="0.57839721254355403" table:style-name="ce21">
            <text:p>58%</text:p>
          </table:table-cell>
          <table:table-cell office:value-type="percentage" office:value="0.46694229144966598" table:style-name="ce21">
            <text:p>47%</text:p>
          </table:table-cell>
          <table:table-cell office:value-type="percentage" office:value="0.11145492109388799" table:style-name="ce22">
            <text:p>11%</text:p>
          </table:table-cell>
          <table:table-cell table:number-columns-repeated="16374"/>
        </table:table-row>
        <table:table-row table:style-name="ro1">
          <table:table-cell office:value-type="float" office:value="1421400" table:style-name="ce28">
            <text:p>1421400</text:p>
          </table:table-cell>
          <table:table-cell office:value-type="float" office:value="402357" table:style-name="ce4">
            <text:p>402357</text:p>
          </table:table-cell>
          <table:table-cell office:value-type="string" table:style-name="ce3">
            <text:p>Escola Básica e Secundária de Ourém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Ourém</text:p>
          </table:table-cell>
          <table:table-cell office:value-type="string" table:style-name="ce3">
            <text:p>Público</text:p>
          </table:table-cell>
          <table:table-cell office:value-type="float" office:value="209" table:style-name="ce4">
            <text:p>209</text:p>
          </table:table-cell>
          <table:table-cell office:value-type="percentage" office:value="0.44976076555023897" table:style-name="ce21">
            <text:p>45%</text:p>
          </table:table-cell>
          <table:table-cell office:value-type="percentage" office:value="0.48259950432290399" table:style-name="ce21">
            <text:p>48%</text:p>
          </table:table-cell>
          <table:table-cell office:value-type="percentage" office:value="-3.2838738772664397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421670" table:style-name="ce28">
            <text:p>1421670</text:p>
          </table:table-cell>
          <table:table-cell office:value-type="float" office:value="342403" table:style-name="ce4">
            <text:p>342403</text:p>
          </table:table-cell>
          <table:table-cell office:value-type="string" table:style-name="ce3">
            <text:p>Escola Básica 4.º Conde de Ourém, Ourém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Ourém</text:p>
          </table:table-cell>
          <table:table-cell office:value-type="string" table:style-name="ce3">
            <text:p>Público</text:p>
          </table:table-cell>
          <table:table-cell office:value-type="float" office:value="237" table:style-name="ce4">
            <text:p>237</text:p>
          </table:table-cell>
          <table:table-cell office:value-type="percentage" office:value="0.48945147679324902" table:style-name="ce21">
            <text:p>49%</text:p>
          </table:table-cell>
          <table:table-cell office:value-type="percentage" office:value="0.44749831868929901" table:style-name="ce21">
            <text:p>45%</text:p>
          </table:table-cell>
          <table:table-cell office:value-type="percentage" office:value="4.1953158103949402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421722" table:style-name="ce28">
            <text:p>1421722</text:p>
          </table:table-cell>
          <table:table-cell office:value-type="float" office:value="345258" table:style-name="ce4">
            <text:p>345258</text:p>
          </table:table-cell>
          <table:table-cell office:value-type="string" table:style-name="ce3">
            <text:p>Escola Básica de Freixianda, Ourém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Ourém</text:p>
          </table:table-cell>
          <table:table-cell office:value-type="string" table:style-name="ce3">
            <text:p>Público</text:p>
          </table:table-cell>
          <table:table-cell office:value-type="float" office:value="68" table:style-name="ce4">
            <text:p>68</text:p>
          </table:table-cell>
          <table:table-cell office:value-type="percentage" office:value="0.51470588235294101" table:style-name="ce21">
            <text:p>51%</text:p>
          </table:table-cell>
          <table:table-cell office:value-type="percentage" office:value="0.47382639656618403" table:style-name="ce21">
            <text:p>47%</text:p>
          </table:table-cell>
          <table:table-cell office:value-type="percentage" office:value="4.0879485786756702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421966" table:style-name="ce28">
            <text:p>1421966</text:p>
          </table:table-cell>
          <table:table-cell office:value-type="float" office:value="340662" table:style-name="ce4">
            <text:p>340662</text:p>
          </table:table-cell>
          <table:table-cell office:value-type="string" table:style-name="ce3">
            <text:p>Escola Básica Cónego Dr. Manuel Lopes Perdigão, Caxarias, Ourém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Ourém</text:p>
          </table:table-cell>
          <table:table-cell office:value-type="string" table:style-name="ce3">
            <text:p>Público</text:p>
          </table:table-cell>
          <table:table-cell office:value-type="float" office:value="115" table:style-name="ce4">
            <text:p>115</text:p>
          </table:table-cell>
          <table:table-cell office:value-type="percentage" office:value="0.37391304347826099" table:style-name="ce21">
            <text:p>37%</text:p>
          </table:table-cell>
          <table:table-cell office:value-type="percentage" office:value="0.40358562482730898" table:style-name="ce21">
            <text:p>40%</text:p>
          </table:table-cell>
          <table:table-cell office:value-type="percentage" office:value="-2.9672581349048401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421978" table:style-name="ce28">
            <text:p>1421978</text:p>
          </table:table-cell>
          <table:table-cell office:value-type="float" office:value="380783" table:style-name="ce4">
            <text:p>380783</text:p>
          </table:table-cell>
          <table:table-cell office:value-type="string" table:style-name="ce3">
            <text:p>Centro de Estudos de Fátima</text:p>
          </table:table-cell>
          <table:table-cell office:value-type="string" table:style-name="ce3">
            <text:p>Santarém</text:p>
          </table:table-cell>
          <table:table-cell office:value-type="string" table:style-name="ce3">
            <text:p>Ourém</text:p>
          </table:table-cell>
          <table:table-cell office:value-type="string" table:style-name="ce3">
            <text:p>Privado</text:p>
          </table:table-cell>
          <table:table-cell office:value-type="float" office:value="304" table:style-name="ce4">
            <text:p>304</text:p>
          </table:table-cell>
          <table:table-cell office:value-type="percentage" office:value="0.50328947368421095" table:style-name="ce21">
            <text:p>50%</text:p>
          </table:table-cell>
          <table:table-cell office:value-type="percentage" office:value="0.467497524576241" table:style-name="ce21">
            <text:p>47%</text:p>
          </table:table-cell>
          <table:table-cell office:value-type="percentage" office:value="3.5791949107970102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501557" table:style-name="ce28">
            <text:p>1501557</text:p>
          </table:table-cell>
          <table:table-cell office:value-type="float" office:value="400749" table:style-name="ce4">
            <text:p>400749</text:p>
          </table:table-cell>
          <table:table-cell office:value-type="string" table:style-name="ce3">
            <text:p>Escola Secundária de Alcácer do S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Alcácer do Sal</text:p>
          </table:table-cell>
          <table:table-cell office:value-type="string" table:style-name="ce3">
            <text:p>Público</text:p>
          </table:table-cell>
          <table:table-cell office:value-type="float" office:value="243" table:style-name="ce4">
            <text:p>243</text:p>
          </table:table-cell>
          <table:table-cell office:value-type="percentage" office:value="0.27160493827160498" table:style-name="ce21">
            <text:p>27%</text:p>
          </table:table-cell>
          <table:table-cell office:value-type="percentage" office:value="0.32650693939694603" table:style-name="ce21">
            <text:p>33%</text:p>
          </table:table-cell>
          <table:table-cell office:value-type="percentage" office:value="-5.4902001125341097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502779" table:style-name="ce28">
            <text:p>1502779</text:p>
          </table:table-cell>
          <table:table-cell office:value-type="float" office:value="345830" table:style-name="ce4">
            <text:p>345830</text:p>
          </table:table-cell>
          <table:table-cell office:value-type="string" table:style-name="ce3">
            <text:p>Escola Básica El Rei D. Manuel I, Alcochete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Alcochete</text:p>
          </table:table-cell>
          <table:table-cell office:value-type="string" table:style-name="ce3">
            <text:p>Público</text:p>
          </table:table-cell>
          <table:table-cell office:value-type="float" office:value="606" table:style-name="ce4">
            <text:p>606</text:p>
          </table:table-cell>
          <table:table-cell office:value-type="percentage" office:value="0.45049504950495101" table:style-name="ce21">
            <text:p>45%</text:p>
          </table:table-cell>
          <table:table-cell office:value-type="percentage" office:value="0.47714807126861197" table:style-name="ce21">
            <text:p>48%</text:p>
          </table:table-cell>
          <table:table-cell office:value-type="percentage" office:value="-2.66530217636613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503009" table:style-name="ce28">
            <text:p>1503009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e Alembrança, Feijó, Almad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Almada</text:p>
          </table:table-cell>
          <table:table-cell office:value-type="string" table:style-name="ce3">
            <text:p>Público</text:p>
          </table:table-cell>
          <table:table-cell office:value-type="float" office:value="382" table:style-name="ce4">
            <text:p>382</text:p>
          </table:table-cell>
          <table:table-cell office:value-type="percentage" office:value="0.36910994764397898" table:style-name="ce21">
            <text:p>37%</text:p>
          </table:table-cell>
          <table:table-cell office:value-type="percentage" office:value="0.45905781829278902" table:style-name="ce21">
            <text:p>46%</text:p>
          </table:table-cell>
          <table:table-cell office:value-type="percentage" office:value="-8.99478706488097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503057" table:style-name="ce28">
            <text:p>1503057</text:p>
          </table:table-cell>
          <table:table-cell office:value-type="float" office:value="400877" table:style-name="ce4">
            <text:p>400877</text:p>
          </table:table-cell>
          <table:table-cell office:value-type="string" table:style-name="ce3">
            <text:p>Escola Básica e Secundária Anselmo de Andrade, Almad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Almada</text:p>
          </table:table-cell>
          <table:table-cell office:value-type="string" table:style-name="ce3">
            <text:p>Público</text:p>
          </table:table-cell>
          <table:table-cell office:value-type="float" office:value="325" table:style-name="ce4">
            <text:p>325</text:p>
          </table:table-cell>
          <table:table-cell office:value-type="percentage" office:value="0.40923076923076901" table:style-name="ce21">
            <text:p>41%</text:p>
          </table:table-cell>
          <table:table-cell office:value-type="percentage" office:value="0.471752445932964" table:style-name="ce21">
            <text:p>47%</text:p>
          </table:table-cell>
          <table:table-cell office:value-type="percentage" office:value="-6.2521676702195106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503233" table:style-name="ce28">
            <text:p>1503233</text:p>
          </table:table-cell>
          <table:table-cell office:value-type="float" office:value="342257" table:style-name="ce4">
            <text:p>342257</text:p>
          </table:table-cell>
          <table:table-cell office:value-type="string" table:style-name="ce3">
            <text:p>Escola Básica de Monte da Caparica, Almad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Almada</text:p>
          </table:table-cell>
          <table:table-cell office:value-type="string" table:style-name="ce3">
            <text:p>Público</text:p>
          </table:table-cell>
          <table:table-cell office:value-type="float" office:value="278" table:style-name="ce4">
            <text:p>278</text:p>
          </table:table-cell>
          <table:table-cell office:value-type="percentage" office:value="0.18705035971223" table:style-name="ce21">
            <text:p>19%</text:p>
          </table:table-cell>
          <table:table-cell office:value-type="percentage" office:value="0.22543721861006" table:style-name="ce21">
            <text:p>23%</text:p>
          </table:table-cell>
          <table:table-cell office:value-type="percentage" office:value="-3.8386858897830098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503308" table:style-name="ce28">
            <text:p>1503308</text:p>
          </table:table-cell>
          <table:table-cell office:value-type="float" office:value="507751" table:style-name="ce4">
            <text:p>507751</text:p>
          </table:table-cell>
          <table:table-cell office:value-type="string" table:style-name="ce3">
            <text:p>Externato "Frei Luís de Sousa"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Almada</text:p>
          </table:table-cell>
          <table:table-cell office:value-type="string" table:style-name="ce3">
            <text:p>Privado</text:p>
          </table:table-cell>
          <table:table-cell office:value-type="float" office:value="98" table:style-name="ce4">
            <text:p>98</text:p>
          </table:table-cell>
          <table:table-cell office:value-type="percentage" office:value="0.79591836734693899" table:style-name="ce21">
            <text:p>80%</text:p>
          </table:table-cell>
          <table:table-cell office:value-type="percentage" office:value="0.749668952284818" table:style-name="ce21">
            <text:p>75%</text:p>
          </table:table-cell>
          <table:table-cell office:value-type="percentage" office:value="4.6249415062121199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503325" table:style-name="ce28">
            <text:p>1503325</text:p>
          </table:table-cell>
          <table:table-cell office:value-type="float" office:value="507246" table:style-name="ce4">
            <text:p>507246</text:p>
          </table:table-cell>
          <table:table-cell office:value-type="string" table:style-name="ce3">
            <text:p>Colégio Campo de Flores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Almada</text:p>
          </table:table-cell>
          <table:table-cell office:value-type="string" table:style-name="ce3">
            <text:p>Privado</text:p>
          </table:table-cell>
          <table:table-cell office:value-type="float" office:value="287" table:style-name="ce4">
            <text:p>287</text:p>
          </table:table-cell>
          <table:table-cell office:value-type="percentage" office:value="0.87456445993031395" table:style-name="ce21">
            <text:p>87%</text:p>
          </table:table-cell>
          <table:table-cell office:value-type="percentage" office:value="0.76067048727597597" table:style-name="ce21">
            <text:p>76%</text:p>
          </table:table-cell>
          <table:table-cell office:value-type="percentage" office:value="0.113893972654338" table:style-name="ce22">
            <text:p>11%</text:p>
          </table:table-cell>
          <table:table-cell table:number-columns-repeated="16374"/>
        </table:table-row>
        <table:table-row table:style-name="ro1">
          <table:table-cell office:value-type="float" office:value="1503436" table:style-name="ce28">
            <text:p>1503436</text:p>
          </table:table-cell>
          <table:table-cell office:value-type="float" office:value="341370" table:style-name="ce4">
            <text:p>341370</text:p>
          </table:table-cell>
          <table:table-cell office:value-type="string" table:style-name="ce3">
            <text:p>Escola Básica Elias Garcia, Sobreda, Almad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Almada</text:p>
          </table:table-cell>
          <table:table-cell office:value-type="string" table:style-name="ce3">
            <text:p>Público</text:p>
          </table:table-cell>
          <table:table-cell office:value-type="float" office:value="352" table:style-name="ce4">
            <text:p>352</text:p>
          </table:table-cell>
          <table:table-cell office:value-type="percentage" office:value="0.42897727272727298" table:style-name="ce21">
            <text:p>43%</text:p>
          </table:table-cell>
          <table:table-cell office:value-type="percentage" office:value="0.46369970314874298" table:style-name="ce21">
            <text:p>46%</text:p>
          </table:table-cell>
          <table:table-cell office:value-type="percentage" office:value="-3.4722430421469802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503523" table:style-name="ce28">
            <text:p>1503523</text:p>
          </table:table-cell>
          <table:table-cell office:value-type="float" office:value="400889" table:style-name="ce4">
            <text:p>400889</text:p>
          </table:table-cell>
          <table:table-cell office:value-type="string" table:style-name="ce3">
            <text:p>Escola Secundária António Gedeão, Cova da Piedade, Almad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Almada</text:p>
          </table:table-cell>
          <table:table-cell office:value-type="string" table:style-name="ce3">
            <text:p>Público</text:p>
          </table:table-cell>
          <table:table-cell office:value-type="float" office:value="365" table:style-name="ce4">
            <text:p>365</text:p>
          </table:table-cell>
          <table:table-cell office:value-type="percentage" office:value="0.35068493150684898" table:style-name="ce21">
            <text:p>35%</text:p>
          </table:table-cell>
          <table:table-cell office:value-type="percentage" office:value="0.41518457653733198" table:style-name="ce21">
            <text:p>42%</text:p>
          </table:table-cell>
          <table:table-cell office:value-type="percentage" office:value="-6.44996450304825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503524" table:style-name="ce28">
            <text:p>1503524</text:p>
          </table:table-cell>
          <table:table-cell office:value-type="float" office:value="330814" table:style-name="ce4">
            <text:p>330814</text:p>
          </table:table-cell>
          <table:table-cell office:value-type="string" table:style-name="ce3">
            <text:p>Escola Básica do Miradouro de Alfazina, Monte de Caparica, Almad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Almada</text:p>
          </table:table-cell>
          <table:table-cell office:value-type="string" table:style-name="ce3">
            <text:p>Público</text:p>
          </table:table-cell>
          <table:table-cell office:value-type="float" office:value="121" table:style-name="ce4">
            <text:p>121</text:p>
          </table:table-cell>
          <table:table-cell office:value-type="percentage" office:value="3.3057851239669402E-2" table:style-name="ce21">
            <text:p>3%</text:p>
          </table:table-cell>
          <table:table-cell office:value-type="percentage" office:value="0.10762590921413299" table:style-name="ce21">
            <text:p>11%</text:p>
          </table:table-cell>
          <table:table-cell office:value-type="percentage" office:value="-7.45680579744636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503581" table:style-name="ce28">
            <text:p>1503581</text:p>
          </table:table-cell>
          <table:table-cell office:value-type="float" office:value="401808" table:style-name="ce4">
            <text:p>401808</text:p>
          </table:table-cell>
          <table:table-cell office:value-type="string" table:style-name="ce3">
            <text:p>Escola Básica e Secundária Francisco Simões, Laranjeiro, Almad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Almada</text:p>
          </table:table-cell>
          <table:table-cell office:value-type="string" table:style-name="ce3">
            <text:p>Público</text:p>
          </table:table-cell>
          <table:table-cell office:value-type="float" office:value="257" table:style-name="ce4">
            <text:p>257</text:p>
          </table:table-cell>
          <table:table-cell office:value-type="percentage" office:value="0.18677042801556401" table:style-name="ce21">
            <text:p>19%</text:p>
          </table:table-cell>
          <table:table-cell office:value-type="percentage" office:value="0.28183254082578602" table:style-name="ce21">
            <text:p>28%</text:p>
          </table:table-cell>
          <table:table-cell office:value-type="percentage" office:value="-9.5062112810222102E-2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503632" table:style-name="ce28">
            <text:p>1503632</text:p>
          </table:table-cell>
          <table:table-cell office:value-type="float" office:value="345222" table:style-name="ce4">
            <text:p>345222</text:p>
          </table:table-cell>
          <table:table-cell office:value-type="string" table:style-name="ce3">
            <text:p>Escola Básica da Costa da Caparica, Almad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Almada</text:p>
          </table:table-cell>
          <table:table-cell office:value-type="string" table:style-name="ce3">
            <text:p>Público</text:p>
          </table:table-cell>
          <table:table-cell office:value-type="float" office:value="342" table:style-name="ce4">
            <text:p>342</text:p>
          </table:table-cell>
          <table:table-cell office:value-type="percentage" office:value="0.286549707602339" table:style-name="ce21">
            <text:p>29%</text:p>
          </table:table-cell>
          <table:table-cell office:value-type="percentage" office:value="0.29695516725662802" table:style-name="ce21">
            <text:p>30%</text:p>
          </table:table-cell>
          <table:table-cell office:value-type="percentage" office:value="-1.0405459654288801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503636" table:style-name="ce28">
            <text:p>1503636</text:p>
          </table:table-cell>
          <table:table-cell office:value-type="float" office:value="331030" table:style-name="ce4">
            <text:p>331030</text:p>
          </table:table-cell>
          <table:table-cell office:value-type="string" table:style-name="ce3">
            <text:p>Escola Básica de Vale Rosal, Vale Fetal, Almad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Almada</text:p>
          </table:table-cell>
          <table:table-cell office:value-type="string" table:style-name="ce3">
            <text:p>Público</text:p>
          </table:table-cell>
          <table:table-cell office:value-type="float" office:value="298" table:style-name="ce4">
            <text:p>298</text:p>
          </table:table-cell>
          <table:table-cell office:value-type="percentage" office:value="0.41275167785234901" table:style-name="ce21">
            <text:p>41%</text:p>
          </table:table-cell>
          <table:table-cell office:value-type="percentage" office:value="0.43540036405096399" table:style-name="ce21">
            <text:p>44%</text:p>
          </table:table-cell>
          <table:table-cell office:value-type="percentage" office:value="-2.26486861986154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503734" table:style-name="ce28">
            <text:p>1503734</text:p>
          </table:table-cell>
          <table:table-cell office:value-type="float" office:value="403260" table:style-name="ce4">
            <text:p>403260</text:p>
          </table:table-cell>
          <table:table-cell office:value-type="string" table:style-name="ce3">
            <text:p>Escola Secundária Daniel Sampaio, Sobreda, Almad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Almada</text:p>
          </table:table-cell>
          <table:table-cell office:value-type="string" table:style-name="ce3">
            <text:p>Público</text:p>
          </table:table-cell>
          <table:table-cell office:value-type="float" office:value="328" table:style-name="ce4">
            <text:p>328</text:p>
          </table:table-cell>
          <table:table-cell office:value-type="percentage" office:value="0.51219512195121997" table:style-name="ce21">
            <text:p>51%</text:p>
          </table:table-cell>
          <table:table-cell office:value-type="percentage" office:value="0.50785943250130094" table:style-name="ce21">
            <text:p>51%</text:p>
          </table:table-cell>
          <table:table-cell office:value-type="percentage" office:value="4.3356894499182001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503751" table:style-name="ce28">
            <text:p>1503751</text:p>
          </table:table-cell>
          <table:table-cell office:value-type="float" office:value="507829" table:style-name="ce4">
            <text:p>507829</text:p>
          </table:table-cell>
          <table:table-cell office:value-type="string" table:style-name="ce3">
            <text:p>Colégio do Vale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Almada</text:p>
          </table:table-cell>
          <table:table-cell office:value-type="string" table:style-name="ce3">
            <text:p>Privado</text:p>
          </table:table-cell>
          <table:table-cell office:value-type="float" office:value="77" table:style-name="ce4">
            <text:p>77</text:p>
          </table:table-cell>
          <table:table-cell office:value-type="percentage" office:value="0.85714285714285698" table:style-name="ce21">
            <text:p>86%</text:p>
          </table:table-cell>
          <table:table-cell office:value-type="percentage" office:value="0.73574980689828495" table:style-name="ce21">
            <text:p>74%</text:p>
          </table:table-cell>
          <table:table-cell office:value-type="percentage" office:value="0.121393050244572" table:style-name="ce22">
            <text:p>12%</text:p>
          </table:table-cell>
          <table:table-cell table:number-columns-repeated="16374"/>
        </table:table-row>
        <table:table-row table:style-name="ro1">
          <table:table-cell office:value-type="float" office:value="1503763" table:style-name="ce28">
            <text:p>1503763</text:p>
          </table:table-cell>
          <table:table-cell office:value-type="float" office:value="330346" table:style-name="ce4">
            <text:p>330346</text:p>
          </table:table-cell>
          <table:table-cell office:value-type="string" table:style-name="ce3">
            <text:p>Escola Básica Carlos Gargaté, Charneca de Caparica, Almad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Almada</text:p>
          </table:table-cell>
          <table:table-cell office:value-type="string" table:style-name="ce3">
            <text:p>Público</text:p>
          </table:table-cell>
          <table:table-cell office:value-type="float" office:value="334" table:style-name="ce4">
            <text:p>334</text:p>
          </table:table-cell>
          <table:table-cell office:value-type="percentage" office:value="0.55389221556886203" table:style-name="ce21">
            <text:p>55%</text:p>
          </table:table-cell>
          <table:table-cell office:value-type="percentage" office:value="0.49302532162926799" table:style-name="ce21">
            <text:p>49%</text:p>
          </table:table-cell>
          <table:table-cell office:value-type="percentage" office:value="6.0866893939593901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503812" table:style-name="ce28">
            <text:p>1503812</text:p>
          </table:table-cell>
          <table:table-cell office:value-type="float" office:value="401729" table:style-name="ce4">
            <text:p>401729</text:p>
          </table:table-cell>
          <table:table-cell office:value-type="string" table:style-name="ce3">
            <text:p>Escola Secundária Fernão Mendes Pinto, Pragal, Almad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Almada</text:p>
          </table:table-cell>
          <table:table-cell office:value-type="string" table:style-name="ce3">
            <text:p>Público</text:p>
          </table:table-cell>
          <table:table-cell office:value-type="float" office:value="227" table:style-name="ce4">
            <text:p>227</text:p>
          </table:table-cell>
          <table:table-cell office:value-type="percentage" office:value="0.50220264317180596" table:style-name="ce21">
            <text:p>50%</text:p>
          </table:table-cell>
          <table:table-cell office:value-type="percentage" office:value="0.45778930397927597" table:style-name="ce21">
            <text:p>46%</text:p>
          </table:table-cell>
          <table:table-cell office:value-type="percentage" office:value="4.4413339192529898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503825" table:style-name="ce28">
            <text:p>1503825</text:p>
          </table:table-cell>
          <table:table-cell office:value-type="float" office:value="345234" table:style-name="ce4">
            <text:p>345234</text:p>
          </table:table-cell>
          <table:table-cell office:value-type="string" table:style-name="ce3">
            <text:p>Escola Básica da Trafaria, Almad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Almada</text:p>
          </table:table-cell>
          <table:table-cell office:value-type="string" table:style-name="ce3">
            <text:p>Público</text:p>
          </table:table-cell>
          <table:table-cell office:value-type="float" office:value="104" table:style-name="ce4">
            <text:p>104</text:p>
          </table:table-cell>
          <table:table-cell office:value-type="percentage" office:value="4.80769230769231E-2" table:style-name="ce21">
            <text:p>5%</text:p>
          </table:table-cell>
          <table:table-cell office:value-type="percentage" office:value="0.155957036664431" table:style-name="ce21">
            <text:p>16%</text:p>
          </table:table-cell>
          <table:table-cell office:value-type="percentage" office:value="-0.107880113587508" table:style-name="ce22">
            <text:p>-11%</text:p>
          </table:table-cell>
          <table:table-cell table:number-columns-repeated="16374"/>
        </table:table-row>
        <table:table-row table:style-name="ro1">
          <table:table-cell office:value-type="float" office:value="1503869" table:style-name="ce28">
            <text:p>1503869</text:p>
          </table:table-cell>
          <table:table-cell office:value-type="float" office:value="340698" table:style-name="ce4">
            <text:p>340698</text:p>
          </table:table-cell>
          <table:table-cell office:value-type="string" table:style-name="ce3">
            <text:p>Escola Básica D. António da Costa, Almad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Almada</text:p>
          </table:table-cell>
          <table:table-cell office:value-type="string" table:style-name="ce3">
            <text:p>Público</text:p>
          </table:table-cell>
          <table:table-cell office:value-type="float" office:value="361" table:style-name="ce4">
            <text:p>361</text:p>
          </table:table-cell>
          <table:table-cell office:value-type="percentage" office:value="0.43213296398891998" table:style-name="ce21">
            <text:p>43%</text:p>
          </table:table-cell>
          <table:table-cell office:value-type="percentage" office:value="0.43592341139146801" table:style-name="ce21">
            <text:p>44%</text:p>
          </table:table-cell>
          <table:table-cell office:value-type="percentage" office:value="-3.7904474025487402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503888" table:style-name="ce28">
            <text:p>1503888</text:p>
          </table:table-cell>
          <table:table-cell office:value-type="float" office:value="403258" table:style-name="ce4">
            <text:p>403258</text:p>
          </table:table-cell>
          <table:table-cell office:value-type="string" table:style-name="ce3">
            <text:p>Escola Básica e Secundária Professor Ruy Luís Gomes, Laranjeiro, Almad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Almada</text:p>
          </table:table-cell>
          <table:table-cell office:value-type="string" table:style-name="ce3">
            <text:p>Público</text:p>
          </table:table-cell>
          <table:table-cell office:value-type="float" office:value="246" table:style-name="ce4">
            <text:p>246</text:p>
          </table:table-cell>
          <table:table-cell office:value-type="percentage" office:value="0.17886178861788599" table:style-name="ce21">
            <text:p>18%</text:p>
          </table:table-cell>
          <table:table-cell office:value-type="percentage" office:value="0.22890773281591401" table:style-name="ce21">
            <text:p>23%</text:p>
          </table:table-cell>
          <table:table-cell office:value-type="percentage" office:value="-5.0045944198028103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503927" table:style-name="ce28">
            <text:p>1503927</text:p>
          </table:table-cell>
          <table:table-cell office:value-type="float" office:value="401614" table:style-name="ce4">
            <text:p>401614</text:p>
          </table:table-cell>
          <table:table-cell office:value-type="string" table:style-name="ce3">
            <text:p>Escola Secundária Emídio Navarro, Almad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Almada</text:p>
          </table:table-cell>
          <table:table-cell office:value-type="string" table:style-name="ce3">
            <text:p>Público</text:p>
          </table:table-cell>
          <table:table-cell office:value-type="float" office:value="313" table:style-name="ce4">
            <text:p>313</text:p>
          </table:table-cell>
          <table:table-cell office:value-type="percentage" office:value="0.63578274760383402" table:style-name="ce21">
            <text:p>64%</text:p>
          </table:table-cell>
          <table:table-cell office:value-type="percentage" office:value="0.55970886082790305" table:style-name="ce21">
            <text:p>56%</text:p>
          </table:table-cell>
          <table:table-cell office:value-type="percentage" office:value="7.6073886775930494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504009" table:style-name="ce28">
            <text:p>1504009</text:p>
          </table:table-cell>
          <table:table-cell office:value-type="float" office:value="507465" table:style-name="ce4">
            <text:p>507465</text:p>
          </table:table-cell>
          <table:table-cell office:value-type="string" table:style-name="ce3">
            <text:p>Colégio Minerv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Barreiro</text:p>
          </table:table-cell>
          <table:table-cell office:value-type="string" table:style-name="ce3">
            <text:p>Privado</text:p>
          </table:table-cell>
          <table:table-cell office:value-type="float" office:value="130" table:style-name="ce4">
            <text:p>130</text:p>
          </table:table-cell>
          <table:table-cell office:value-type="percentage" office:value="0.75384615384615405" table:style-name="ce21">
            <text:p>75%</text:p>
          </table:table-cell>
          <table:table-cell office:value-type="percentage" office:value="0.77234591296083499" table:style-name="ce21">
            <text:p>77%</text:p>
          </table:table-cell>
          <table:table-cell office:value-type="percentage" office:value="-1.84997591146813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504010" table:style-name="ce28">
            <text:p>1504010</text:p>
          </table:table-cell>
          <table:table-cell office:value-type="float" office:value="342889" table:style-name="ce4">
            <text:p>342889</text:p>
          </table:table-cell>
          <table:table-cell office:value-type="string" table:style-name="ce3">
            <text:p>Escola Básica da Quinta da Lomba, Barreiro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Barreiro</text:p>
          </table:table-cell>
          <table:table-cell office:value-type="string" table:style-name="ce3">
            <text:p>Público</text:p>
          </table:table-cell>
          <table:table-cell office:value-type="float" office:value="429" table:style-name="ce4">
            <text:p>429</text:p>
          </table:table-cell>
          <table:table-cell office:value-type="percentage" office:value="0.53146853146853101" table:style-name="ce21">
            <text:p>53%</text:p>
          </table:table-cell>
          <table:table-cell office:value-type="percentage" office:value="0.46905984415892099" table:style-name="ce21">
            <text:p>47%</text:p>
          </table:table-cell>
          <table:table-cell office:value-type="percentage" office:value="6.2408687309610703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504299" table:style-name="ce28">
            <text:p>1504299</text:p>
          </table:table-cell>
          <table:table-cell office:value-type="float" office:value="310086" table:style-name="ce4">
            <text:p>310086</text:p>
          </table:table-cell>
          <table:table-cell office:value-type="string" table:style-name="ce3">
            <text:p>Escola Básica D. Luís de Mendonça Furtado, Barreiro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Barreiro</text:p>
          </table:table-cell>
          <table:table-cell office:value-type="string" table:style-name="ce3">
            <text:p>Público</text:p>
          </table:table-cell>
          <table:table-cell office:value-type="float" office:value="360" table:style-name="ce4">
            <text:p>360</text:p>
          </table:table-cell>
          <table:table-cell office:value-type="percentage" office:value="0.32500000000000001" table:style-name="ce21">
            <text:p>33%</text:p>
          </table:table-cell>
          <table:table-cell office:value-type="percentage" office:value="0.387335922517487" table:style-name="ce21">
            <text:p>39%</text:p>
          </table:table-cell>
          <table:table-cell office:value-type="percentage" office:value="-6.2335922517486597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504438" table:style-name="ce28">
            <text:p>1504438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a Quinta Nova da Telha, Alto do Seixalinho, Barreiro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Barreiro</text:p>
          </table:table-cell>
          <table:table-cell office:value-type="string" table:style-name="ce3">
            <text:p>Público</text:p>
          </table:table-cell>
          <table:table-cell office:value-type="float" office:value="292" table:style-name="ce4">
            <text:p>292</text:p>
          </table:table-cell>
          <table:table-cell office:value-type="percentage" office:value="0.33219178082191803" table:style-name="ce21">
            <text:p>33%</text:p>
          </table:table-cell>
          <table:table-cell office:value-type="percentage" office:value="0.40488080816566302" table:style-name="ce21">
            <text:p>40%</text:p>
          </table:table-cell>
          <table:table-cell office:value-type="percentage" office:value="-7.2689027343744994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504565" table:style-name="ce28">
            <text:p>1504565</text:p>
          </table:table-cell>
          <table:table-cell office:value-type="float" office:value="400774" table:style-name="ce4">
            <text:p>400774</text:p>
          </table:table-cell>
          <table:table-cell office:value-type="string" table:style-name="ce3">
            <text:p>Escola Básica e Secundária Alfredo da Silva, Barreiro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Barreiro</text:p>
          </table:table-cell>
          <table:table-cell office:value-type="string" table:style-name="ce3">
            <text:p>Público</text:p>
          </table:table-cell>
          <table:table-cell office:value-type="float" office:value="151" table:style-name="ce4">
            <text:p>151</text:p>
          </table:table-cell>
          <table:table-cell office:value-type="percentage" office:value="0.41059602649006599" table:style-name="ce21">
            <text:p>41%</text:p>
          </table:table-cell>
          <table:table-cell office:value-type="percentage" office:value="0.45983665571136501" table:style-name="ce21">
            <text:p>46%</text:p>
          </table:table-cell>
          <table:table-cell office:value-type="percentage" office:value="-4.9240629221298501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504723" table:style-name="ce28">
            <text:p>1504723</text:p>
          </table:table-cell>
          <table:table-cell office:value-type="float" office:value="402746" table:style-name="ce4">
            <text:p>402746</text:p>
          </table:table-cell>
          <table:table-cell office:value-type="string" table:style-name="ce3">
            <text:p>Escola Básica e Secundária de Santo António, Barreiro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Barreiro</text:p>
          </table:table-cell>
          <table:table-cell office:value-type="string" table:style-name="ce3">
            <text:p>Público</text:p>
          </table:table-cell>
          <table:table-cell office:value-type="float" office:value="231" table:style-name="ce4">
            <text:p>231</text:p>
          </table:table-cell>
          <table:table-cell office:value-type="percentage" office:value="0.23376623376623401" table:style-name="ce21">
            <text:p>23%</text:p>
          </table:table-cell>
          <table:table-cell office:value-type="percentage" office:value="0.351367072108074" table:style-name="ce21">
            <text:p>35%</text:p>
          </table:table-cell>
          <table:table-cell office:value-type="percentage" office:value="-0.11760083834184" table:style-name="ce22">
            <text:p>-12%</text:p>
          </table:table-cell>
          <table:table-cell table:number-columns-repeated="16374"/>
        </table:table-row>
        <table:table-row table:style-name="ro1">
          <table:table-cell office:value-type="float" office:value="1504784" table:style-name="ce28">
            <text:p>1504784</text:p>
          </table:table-cell>
          <table:table-cell office:value-type="float" office:value="340169" table:style-name="ce4">
            <text:p>340169</text:p>
          </table:table-cell>
          <table:table-cell office:value-type="string" table:style-name="ce3">
            <text:p>Escola Básica Álvaro Velho, Lavradio, Barreiro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Barreiro</text:p>
          </table:table-cell>
          <table:table-cell office:value-type="string" table:style-name="ce3">
            <text:p>Público</text:p>
          </table:table-cell>
          <table:table-cell office:value-type="float" office:value="545" table:style-name="ce4">
            <text:p>545</text:p>
          </table:table-cell>
          <table:table-cell office:value-type="percentage" office:value="0.343119266055046" table:style-name="ce21">
            <text:p>34%</text:p>
          </table:table-cell>
          <table:table-cell office:value-type="percentage" office:value="0.39199449501704298" table:style-name="ce21">
            <text:p>39%</text:p>
          </table:table-cell>
          <table:table-cell office:value-type="percentage" office:value="-4.8875228961997301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504880" table:style-name="ce28">
            <text:p>1504880</text:p>
          </table:table-cell>
          <table:table-cell office:value-type="float" office:value="342440" table:style-name="ce4">
            <text:p>342440</text:p>
          </table:table-cell>
          <table:table-cell office:value-type="string" table:style-name="ce3">
            <text:p>Escola Básica Padre Abílio Mendes, Barreiro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Barreiro</text:p>
          </table:table-cell>
          <table:table-cell office:value-type="string" table:style-name="ce3">
            <text:p>Público</text:p>
          </table:table-cell>
          <table:table-cell office:value-type="float" office:value="306" table:style-name="ce4">
            <text:p>306</text:p>
          </table:table-cell>
          <table:table-cell office:value-type="percentage" office:value="0.29738562091503301" table:style-name="ce21">
            <text:p>30%</text:p>
          </table:table-cell>
          <table:table-cell office:value-type="percentage" office:value="0.40648048447986501" table:style-name="ce21">
            <text:p>41%</text:p>
          </table:table-cell>
          <table:table-cell office:value-type="percentage" office:value="-0.109094863564832" table:style-name="ce22">
            <text:p>-11%</text:p>
          </table:table-cell>
          <table:table-cell table:number-columns-repeated="16374"/>
        </table:table-row>
        <table:table-row table:style-name="ro1">
          <table:table-cell office:value-type="float" office:value="1505207" table:style-name="ce28">
            <text:p>1505207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. Jorge de Lencastre, Grândol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Grândola</text:p>
          </table:table-cell>
          <table:table-cell office:value-type="string" table:style-name="ce3">
            <text:p>Público</text:p>
          </table:table-cell>
          <table:table-cell office:value-type="float" office:value="393" table:style-name="ce4">
            <text:p>393</text:p>
          </table:table-cell>
          <table:table-cell office:value-type="percentage" office:value="0.300254452926209" table:style-name="ce21">
            <text:p>30%</text:p>
          </table:table-cell>
          <table:table-cell office:value-type="percentage" office:value="0.38639797505461199" table:style-name="ce21">
            <text:p>39%</text:p>
          </table:table-cell>
          <table:table-cell office:value-type="percentage" office:value="-8.61435221284029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506010" table:style-name="ce28">
            <text:p>1506010</text:p>
          </table:table-cell>
          <table:table-cell office:value-type="float" office:value="340777" table:style-name="ce4">
            <text:p>340777</text:p>
          </table:table-cell>
          <table:table-cell office:value-type="string" table:style-name="ce3">
            <text:p>Escola Básica D. João I, Baixa da Banheira, Moit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Moita</text:p>
          </table:table-cell>
          <table:table-cell office:value-type="string" table:style-name="ce3">
            <text:p>Público</text:p>
          </table:table-cell>
          <table:table-cell office:value-type="float" office:value="265" table:style-name="ce4">
            <text:p>265</text:p>
          </table:table-cell>
          <table:table-cell office:value-type="percentage" office:value="0.4" table:style-name="ce21">
            <text:p>40%</text:p>
          </table:table-cell>
          <table:table-cell office:value-type="percentage" office:value="0.38314746206616601" table:style-name="ce21">
            <text:p>38%</text:p>
          </table:table-cell>
          <table:table-cell office:value-type="percentage" office:value="1.6852537933834399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506116" table:style-name="ce28">
            <text:p>1506116</text:p>
          </table:table-cell>
          <table:table-cell office:value-type="float" office:value="342300" table:style-name="ce4">
            <text:p>342300</text:p>
          </table:table-cell>
          <table:table-cell office:value-type="string" table:style-name="ce3">
            <text:p>Escola Básica Mouzinho da Silveira, Baixa da Banheira, Moit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Moita</text:p>
          </table:table-cell>
          <table:table-cell office:value-type="string" table:style-name="ce3">
            <text:p>Público</text:p>
          </table:table-cell>
          <table:table-cell office:value-type="float" office:value="340" table:style-name="ce4">
            <text:p>340</text:p>
          </table:table-cell>
          <table:table-cell office:value-type="percentage" office:value="0.19705882352941201" table:style-name="ce21">
            <text:p>20%</text:p>
          </table:table-cell>
          <table:table-cell office:value-type="percentage" office:value="0.30869184550547302" table:style-name="ce21">
            <text:p>31%</text:p>
          </table:table-cell>
          <table:table-cell office:value-type="percentage" office:value="-0.11163302197606099" table:style-name="ce22">
            <text:p>-11%</text:p>
          </table:table-cell>
          <table:table-cell table:number-columns-repeated="16374"/>
        </table:table-row>
        <table:table-row table:style-name="ro1">
          <table:table-cell office:value-type="float" office:value="1506392" table:style-name="ce28">
            <text:p>1506392</text:p>
          </table:table-cell>
          <table:table-cell office:value-type="float" office:value="340923" table:style-name="ce4">
            <text:p>340923</text:p>
          </table:table-cell>
          <table:table-cell office:value-type="string" table:style-name="ce3">
            <text:p>Escola Básica D. Pedro II, Moit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Moita</text:p>
          </table:table-cell>
          <table:table-cell office:value-type="string" table:style-name="ce3">
            <text:p>Público</text:p>
          </table:table-cell>
          <table:table-cell office:value-type="float" office:value="327" table:style-name="ce4">
            <text:p>327</text:p>
          </table:table-cell>
          <table:table-cell office:value-type="percentage" office:value="0.33027522935779802" table:style-name="ce21">
            <text:p>33%</text:p>
          </table:table-cell>
          <table:table-cell office:value-type="percentage" office:value="0.36404125760746298" table:style-name="ce21">
            <text:p>36%</text:p>
          </table:table-cell>
          <table:table-cell office:value-type="percentage" office:value="-3.3766028249664799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506629" table:style-name="ce28">
            <text:p>1506629</text:p>
          </table:table-cell>
          <table:table-cell office:value-type="float" office:value="341812" table:style-name="ce4">
            <text:p>341812</text:p>
          </table:table-cell>
          <table:table-cell office:value-type="string" table:style-name="ce3">
            <text:p>Escola Básica José Afonso, Alhos Vedros, Moit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Moita</text:p>
          </table:table-cell>
          <table:table-cell office:value-type="string" table:style-name="ce3">
            <text:p>Público</text:p>
          </table:table-cell>
          <table:table-cell office:value-type="float" office:value="348" table:style-name="ce4">
            <text:p>348</text:p>
          </table:table-cell>
          <table:table-cell office:value-type="percentage" office:value="0.229885057471264" table:style-name="ce21">
            <text:p>23%</text:p>
          </table:table-cell>
          <table:table-cell office:value-type="percentage" office:value="0.32691598213964901" table:style-name="ce21">
            <text:p>33%</text:p>
          </table:table-cell>
          <table:table-cell office:value-type="percentage" office:value="-9.7030924668384894E-2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506687" table:style-name="ce28">
            <text:p>1506687</text:p>
          </table:table-cell>
          <table:table-cell office:value-type="float" office:value="342221" table:style-name="ce4">
            <text:p>342221</text:p>
          </table:table-cell>
          <table:table-cell office:value-type="string" table:style-name="ce3">
            <text:p>Escola Básica de Fragata do Tejo, Moit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Moita</text:p>
          </table:table-cell>
          <table:table-cell office:value-type="string" table:style-name="ce3">
            <text:p>Público</text:p>
          </table:table-cell>
          <table:table-cell office:value-type="float" office:value="313" table:style-name="ce4">
            <text:p>313</text:p>
          </table:table-cell>
          <table:table-cell office:value-type="percentage" office:value="0.31309904153354601" table:style-name="ce21">
            <text:p>31%</text:p>
          </table:table-cell>
          <table:table-cell office:value-type="percentage" office:value="0.367722124621641" table:style-name="ce21">
            <text:p>37%</text:p>
          </table:table-cell>
          <table:table-cell office:value-type="percentage" office:value="-5.4623083088094597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506877" table:style-name="ce28">
            <text:p>1506877</text:p>
          </table:table-cell>
          <table:table-cell office:value-type="float" office:value="345209" table:style-name="ce4">
            <text:p>345209</text:p>
          </table:table-cell>
          <table:table-cell office:value-type="string" table:style-name="ce3">
            <text:p>Escola Básica de Vale da Amoreira, Moit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Moita</text:p>
          </table:table-cell>
          <table:table-cell office:value-type="string" table:style-name="ce3">
            <text:p>Público</text:p>
          </table:table-cell>
          <table:table-cell office:value-type="float" office:value="111" table:style-name="ce4">
            <text:p>111</text:p>
          </table:table-cell>
          <table:table-cell office:value-type="percentage" office:value="6.3063063063063099E-2" table:style-name="ce21">
            <text:p>6%</text:p>
          </table:table-cell>
          <table:table-cell office:value-type="percentage" office:value="0.128219626267701" table:style-name="ce21">
            <text:p>13%</text:p>
          </table:table-cell>
          <table:table-cell office:value-type="percentage" office:value="-6.5156563204638404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507001" table:style-name="ce28">
            <text:p>1507001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o Esteval, Montijo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Montijo</text:p>
          </table:table-cell>
          <table:table-cell office:value-type="string" table:style-name="ce3">
            <text:p>Público</text:p>
          </table:table-cell>
          <table:table-cell office:value-type="float" office:value="164" table:style-name="ce4">
            <text:p>164</text:p>
          </table:table-cell>
          <table:table-cell office:value-type="percentage" office:value="0.37195121951219501" table:style-name="ce21">
            <text:p>37%</text:p>
          </table:table-cell>
          <table:table-cell office:value-type="percentage" office:value="0.38956177650861001" table:style-name="ce21">
            <text:p>39%</text:p>
          </table:table-cell>
          <table:table-cell office:value-type="percentage" office:value="-1.761055699641480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507032" table:style-name="ce28">
            <text:p>1507032</text:p>
          </table:table-cell>
          <table:table-cell office:value-type="float" office:value="401948" table:style-name="ce4">
            <text:p>401948</text:p>
          </table:table-cell>
          <table:table-cell office:value-type="string" table:style-name="ce3">
            <text:p>Escola Secundária Jorge Peixinho, Montijo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Montijo</text:p>
          </table:table-cell>
          <table:table-cell office:value-type="string" table:style-name="ce3">
            <text:p>Público</text:p>
          </table:table-cell>
          <table:table-cell office:value-type="float" office:value="598" table:style-name="ce4">
            <text:p>598</text:p>
          </table:table-cell>
          <table:table-cell office:value-type="percentage" office:value="0.50501672240802697" table:style-name="ce21">
            <text:p>51%</text:p>
          </table:table-cell>
          <table:table-cell office:value-type="percentage" office:value="0.50604928690974105" table:style-name="ce21">
            <text:p>51%</text:p>
          </table:table-cell>
          <table:table-cell office:value-type="percentage" office:value="-1.03256450171463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507675" table:style-name="ce28">
            <text:p>1507675</text:p>
          </table:table-cell>
          <table:table-cell office:value-type="float" office:value="345192" table:style-name="ce4">
            <text:p>345192</text:p>
          </table:table-cell>
          <table:table-cell office:value-type="string" table:style-name="ce3">
            <text:p>Escola Básica de Pegões, Canha e Santo Isidro, Montijo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Montijo</text:p>
          </table:table-cell>
          <table:table-cell office:value-type="string" table:style-name="ce3">
            <text:p>Público</text:p>
          </table:table-cell>
          <table:table-cell office:value-type="float" office:value="185" table:style-name="ce4">
            <text:p>185</text:p>
          </table:table-cell>
          <table:table-cell office:value-type="percentage" office:value="0.26486486486486499" table:style-name="ce21">
            <text:p>26%</text:p>
          </table:table-cell>
          <table:table-cell office:value-type="percentage" office:value="0.30862097188219501" table:style-name="ce21">
            <text:p>31%</text:p>
          </table:table-cell>
          <table:table-cell office:value-type="percentage" office:value="-4.3756107017330403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507684" table:style-name="ce28">
            <text:p>1507684</text:p>
          </table:table-cell>
          <table:table-cell office:value-type="float" office:value="402539" table:style-name="ce4">
            <text:p>402539</text:p>
          </table:table-cell>
          <table:table-cell office:value-type="string" table:style-name="ce3">
            <text:p>Escola Secundária Poeta Joaquim Serra, Montijo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Montijo</text:p>
          </table:table-cell>
          <table:table-cell office:value-type="string" table:style-name="ce3">
            <text:p>Público</text:p>
          </table:table-cell>
          <table:table-cell office:value-type="float" office:value="391" table:style-name="ce4">
            <text:p>391</text:p>
          </table:table-cell>
          <table:table-cell office:value-type="percentage" office:value="0.33503836317135499" table:style-name="ce21">
            <text:p>34%</text:p>
          </table:table-cell>
          <table:table-cell office:value-type="percentage" office:value="0.34115852048161999" table:style-name="ce21">
            <text:p>34%</text:p>
          </table:table-cell>
          <table:table-cell office:value-type="percentage" office:value="-6.1201573102640499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507782" table:style-name="ce28">
            <text:p>1507782</text:p>
          </table:table-cell>
          <table:table-cell office:value-type="float" office:value="310438" table:style-name="ce4">
            <text:p>310438</text:p>
          </table:table-cell>
          <table:table-cell office:value-type="string" table:style-name="ce3">
            <text:p>Escola Básica D. Pedro Varela, Montijo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Montijo</text:p>
          </table:table-cell>
          <table:table-cell office:value-type="string" table:style-name="ce3">
            <text:p>Público</text:p>
          </table:table-cell>
          <table:table-cell office:value-type="float" office:value="100" table:style-name="ce4">
            <text:p>100</text:p>
          </table:table-cell>
          <table:table-cell office:value-type="percentage" office:value="0.05" table:style-name="ce21">
            <text:p>5%</text:p>
          </table:table-cell>
          <table:table-cell office:value-type="percentage" office:value="0.187803783303893" table:style-name="ce21">
            <text:p>19%</text:p>
          </table:table-cell>
          <table:table-cell office:value-type="percentage" office:value="-0.13780378330389301" table:style-name="ce22">
            <text:p>-14%</text:p>
          </table:table-cell>
          <table:table-cell table:number-columns-repeated="16374"/>
        </table:table-row>
        <table:table-row table:style-name="ro1">
          <table:table-cell office:value-type="float" office:value="1508020" table:style-name="ce28">
            <text:p>1508020</text:p>
          </table:table-cell>
          <table:table-cell office:value-type="float" office:value="507702" table:style-name="ce4">
            <text:p>507702</text:p>
          </table:table-cell>
          <table:table-cell office:value-type="string" table:style-name="ce3">
            <text:p>St. Peter`s International Schoo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Palmela</text:p>
          </table:table-cell>
          <table:table-cell office:value-type="string" table:style-name="ce3">
            <text:p>Privado</text:p>
          </table:table-cell>
          <table:table-cell office:value-type="float" office:value="270" table:style-name="ce4">
            <text:p>270</text:p>
          </table:table-cell>
          <table:table-cell office:value-type="percentage" office:value="0.89629629629629604" table:style-name="ce21">
            <text:p>90%</text:p>
          </table:table-cell>
          <table:table-cell office:value-type="percentage" office:value="0.84471229336217601" table:style-name="ce21">
            <text:p>84%</text:p>
          </table:table-cell>
          <table:table-cell office:value-type="percentage" office:value="5.1584002934119903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508057" table:style-name="ce28">
            <text:p>1508057</text:p>
          </table:table-cell>
          <table:table-cell office:value-type="float" office:value="345180" table:style-name="ce4">
            <text:p>345180</text:p>
          </table:table-cell>
          <table:table-cell office:value-type="string" table:style-name="ce3">
            <text:p>Escola Básica Hermenegildo Capelo, Palmel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Palmela</text:p>
          </table:table-cell>
          <table:table-cell office:value-type="string" table:style-name="ce3">
            <text:p>Público</text:p>
          </table:table-cell>
          <table:table-cell office:value-type="float" office:value="318" table:style-name="ce4">
            <text:p>318</text:p>
          </table:table-cell>
          <table:table-cell office:value-type="percentage" office:value="0.330188679245283" table:style-name="ce21">
            <text:p>33%</text:p>
          </table:table-cell>
          <table:table-cell office:value-type="percentage" office:value="0.37298079973679799" table:style-name="ce21">
            <text:p>37%</text:p>
          </table:table-cell>
          <table:table-cell office:value-type="percentage" office:value="-4.27921204915147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508166" table:style-name="ce28">
            <text:p>1508166</text:p>
          </table:table-cell>
          <table:table-cell office:value-type="float" office:value="346871" table:style-name="ce4">
            <text:p>346871</text:p>
          </table:table-cell>
          <table:table-cell office:value-type="string" table:style-name="ce3">
            <text:p>Escola Básica e Secundária José Saramago, Poceirão, Palmel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Palmela</text:p>
          </table:table-cell>
          <table:table-cell office:value-type="string" table:style-name="ce3">
            <text:p>Público</text:p>
          </table:table-cell>
          <table:table-cell office:value-type="float" office:value="186" table:style-name="ce4">
            <text:p>186</text:p>
          </table:table-cell>
          <table:table-cell office:value-type="percentage" office:value="0.247311827956989" table:style-name="ce21">
            <text:p>25%</text:p>
          </table:table-cell>
          <table:table-cell office:value-type="percentage" office:value="0.27141653930801302" table:style-name="ce21">
            <text:p>27%</text:p>
          </table:table-cell>
          <table:table-cell office:value-type="percentage" office:value="-2.410471135102380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508395" table:style-name="ce28">
            <text:p>1508395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José Maria dos Santos, Pinhal Novo, Palmel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Palmela</text:p>
          </table:table-cell>
          <table:table-cell office:value-type="string" table:style-name="ce3">
            <text:p>Público</text:p>
          </table:table-cell>
          <table:table-cell office:value-type="float" office:value="79" table:style-name="ce4">
            <text:p>79</text:p>
          </table:table-cell>
          <table:table-cell office:value-type="percentage" office:value="0.151898734177215" table:style-name="ce21">
            <text:p>15%</text:p>
          </table:table-cell>
          <table:table-cell office:value-type="percentage" office:value="0.204096311345211" table:style-name="ce21">
            <text:p>20%</text:p>
          </table:table-cell>
          <table:table-cell office:value-type="percentage" office:value="-5.2197577167995397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508411" table:style-name="ce28">
            <text:p>1508411</text:p>
          </table:table-cell>
          <table:table-cell office:value-type="float" office:value="403222" table:style-name="ce4">
            <text:p>403222</text:p>
          </table:table-cell>
          <table:table-cell office:value-type="string" table:style-name="ce3">
            <text:p>Escola Secundária de Pinhal Novo, Palmel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Palmela</text:p>
          </table:table-cell>
          <table:table-cell office:value-type="string" table:style-name="ce3">
            <text:p>Público</text:p>
          </table:table-cell>
          <table:table-cell office:value-type="float" office:value="769" table:style-name="ce4">
            <text:p>769</text:p>
          </table:table-cell>
          <table:table-cell office:value-type="percentage" office:value="0.43563068920676201" table:style-name="ce21">
            <text:p>44%</text:p>
          </table:table-cell>
          <table:table-cell office:value-type="percentage" office:value="0.39698811853842503" table:style-name="ce21">
            <text:p>40%</text:p>
          </table:table-cell>
          <table:table-cell office:value-type="percentage" office:value="3.8642570668336901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508789" table:style-name="ce28">
            <text:p>1508789</text:p>
          </table:table-cell>
          <table:table-cell office:value-type="float" office:value="403210" table:style-name="ce4">
            <text:p>403210</text:p>
          </table:table-cell>
          <table:table-cell office:value-type="string" table:style-name="ce3">
            <text:p>Escola Secundária de Palmel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Palmela</text:p>
          </table:table-cell>
          <table:table-cell office:value-type="string" table:style-name="ce3">
            <text:p>Público</text:p>
          </table:table-cell>
          <table:table-cell office:value-type="float" office:value="376" table:style-name="ce4">
            <text:p>376</text:p>
          </table:table-cell>
          <table:table-cell office:value-type="percentage" office:value="0.534574468085106" table:style-name="ce21">
            <text:p>53%</text:p>
          </table:table-cell>
          <table:table-cell office:value-type="percentage" office:value="0.48705553235631099" table:style-name="ce21">
            <text:p>49%</text:p>
          </table:table-cell>
          <table:table-cell office:value-type="percentage" office:value="4.7518935728795203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509053" table:style-name="ce28">
            <text:p>1509053</text:p>
          </table:table-cell>
          <table:table-cell office:value-type="float" office:value="344412" table:style-name="ce4">
            <text:p>344412</text:p>
          </table:table-cell>
          <table:table-cell office:value-type="string" table:style-name="ce3">
            <text:p>Escola Básica n.º 1 de Cercal do Alentejo, Santiago do Cacém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antiago do Cacém</text:p>
          </table:table-cell>
          <table:table-cell office:value-type="string" table:style-name="ce3">
            <text:p>Público</text:p>
          </table:table-cell>
          <table:table-cell office:value-type="float" office:value="51" table:style-name="ce4">
            <text:p>51</text:p>
          </table:table-cell>
          <table:table-cell office:value-type="percentage" office:value="0.54901960784313697" table:style-name="ce21">
            <text:p>55%</text:p>
          </table:table-cell>
          <table:table-cell office:value-type="percentage" office:value="0.48584021383514903" table:style-name="ce21">
            <text:p>49%</text:p>
          </table:table-cell>
          <table:table-cell office:value-type="percentage" office:value="6.3179394007987805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509127" table:style-name="ce28">
            <text:p>1509127</text:p>
          </table:table-cell>
          <table:table-cell office:value-type="float" office:value="402370" table:style-name="ce4">
            <text:p>402370</text:p>
          </table:table-cell>
          <table:table-cell office:value-type="string" table:style-name="ce3">
            <text:p>Escola Secundária Padre António Macedo, Santiago do Cacém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antiago do Cacém</text:p>
          </table:table-cell>
          <table:table-cell office:value-type="string" table:style-name="ce3">
            <text:p>Público</text:p>
          </table:table-cell>
          <table:table-cell office:value-type="float" office:value="249" table:style-name="ce4">
            <text:p>249</text:p>
          </table:table-cell>
          <table:table-cell office:value-type="percentage" office:value="0.42570281124498" table:style-name="ce21">
            <text:p>43%</text:p>
          </table:table-cell>
          <table:table-cell office:value-type="percentage" office:value="0.41720200684059899" table:style-name="ce21">
            <text:p>42%</text:p>
          </table:table-cell>
          <table:table-cell office:value-type="percentage" office:value="8.5008044043811508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509172" table:style-name="ce28">
            <text:p>1509172</text:p>
          </table:table-cell>
          <table:table-cell office:value-type="float" office:value="402126" table:style-name="ce4">
            <text:p>402126</text:p>
          </table:table-cell>
          <table:table-cell office:value-type="string" table:style-name="ce3">
            <text:p>Escola Secundária Manuel da Fonseca, Santiago do Cacém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antiago do Cacém</text:p>
          </table:table-cell>
          <table:table-cell office:value-type="string" table:style-name="ce3">
            <text:p>Público</text:p>
          </table:table-cell>
          <table:table-cell office:value-type="float" office:value="306" table:style-name="ce4">
            <text:p>306</text:p>
          </table:table-cell>
          <table:table-cell office:value-type="percentage" office:value="0.54248366013071903" table:style-name="ce21">
            <text:p>54%</text:p>
          </table:table-cell>
          <table:table-cell office:value-type="percentage" office:value="0.44555047105435103" table:style-name="ce21">
            <text:p>45%</text:p>
          </table:table-cell>
          <table:table-cell office:value-type="percentage" office:value="9.6933189076368304E-2" table:style-name="ce22">
            <text:p>10%</text:p>
          </table:table-cell>
          <table:table-cell table:number-columns-repeated="16374"/>
        </table:table-row>
        <table:table-row table:style-name="ro1">
          <table:table-cell office:value-type="float" office:value="1509985" table:style-name="ce28">
            <text:p>1509985</text:p>
          </table:table-cell>
          <table:table-cell office:value-type="float" office:value="330425" table:style-name="ce4">
            <text:p>330425</text:p>
          </table:table-cell>
          <table:table-cell office:value-type="string" table:style-name="ce3">
            <text:p>Escola Básica Prof. Arménio Lança, Alvalade do Sado, Santiago do Cacém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antiago do Cacém</text:p>
          </table:table-cell>
          <table:table-cell office:value-type="string" table:style-name="ce3">
            <text:p>Público</text:p>
          </table:table-cell>
          <table:table-cell office:value-type="float" office:value="94" table:style-name="ce4">
            <text:p>94</text:p>
          </table:table-cell>
          <table:table-cell office:value-type="percentage" office:value="0.28723404255319201" table:style-name="ce21">
            <text:p>29%</text:p>
          </table:table-cell>
          <table:table-cell office:value-type="percentage" office:value="0.32554135074627" table:style-name="ce21">
            <text:p>33%</text:p>
          </table:table-cell>
          <table:table-cell office:value-type="percentage" office:value="-3.8307308193078898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510009" table:style-name="ce28">
            <text:p>1510009</text:p>
          </table:table-cell>
          <table:table-cell office:value-type="float" office:value="341060" table:style-name="ce4">
            <text:p>341060</text:p>
          </table:table-cell>
          <table:table-cell office:value-type="string" table:style-name="ce3">
            <text:p>Escola Básica Dr. António Augusto Louro, Arrentela, Seix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ixal</text:p>
          </table:table-cell>
          <table:table-cell office:value-type="string" table:style-name="ce3">
            <text:p>Público</text:p>
          </table:table-cell>
          <table:table-cell office:value-type="float" office:value="198" table:style-name="ce4">
            <text:p>198</text:p>
          </table:table-cell>
          <table:table-cell office:value-type="percentage" office:value="0.21717171717171699" table:style-name="ce21">
            <text:p>22%</text:p>
          </table:table-cell>
          <table:table-cell office:value-type="percentage" office:value="0.32930516069564503" table:style-name="ce21">
            <text:p>33%</text:p>
          </table:table-cell>
          <table:table-cell office:value-type="percentage" office:value="-0.112133443523928" table:style-name="ce22">
            <text:p>-11%</text:p>
          </table:table-cell>
          <table:table-cell table:number-columns-repeated="16374"/>
        </table:table-row>
        <table:table-row table:style-name="ro1">
          <table:table-cell office:value-type="float" office:value="1510226" table:style-name="ce28">
            <text:p>1510226</text:p>
          </table:table-cell>
          <table:table-cell office:value-type="float" office:value="401481" table:style-name="ce4">
            <text:p>401481</text:p>
          </table:table-cell>
          <table:table-cell office:value-type="string" table:style-name="ce3">
            <text:p>Escola Secundária Dr. José Afonso, Arrentela, Seix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ixal</text:p>
          </table:table-cell>
          <table:table-cell office:value-type="string" table:style-name="ce3">
            <text:p>Público</text:p>
          </table:table-cell>
          <table:table-cell office:value-type="float" office:value="409" table:style-name="ce4">
            <text:p>409</text:p>
          </table:table-cell>
          <table:table-cell office:value-type="percentage" office:value="0.53545232273838606" table:style-name="ce21">
            <text:p>54%</text:p>
          </table:table-cell>
          <table:table-cell office:value-type="percentage" office:value="0.52776673078835301" table:style-name="ce21">
            <text:p>53%</text:p>
          </table:table-cell>
          <table:table-cell office:value-type="percentage" office:value="7.6855919500337403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510332" table:style-name="ce28">
            <text:p>1510332</text:p>
          </table:table-cell>
          <table:table-cell office:value-type="float" office:value="400786" table:style-name="ce4">
            <text:p>400786</text:p>
          </table:table-cell>
          <table:table-cell office:value-type="string" table:style-name="ce3">
            <text:p>Escola Secundária Alfredo dos Reis Silveira, Cavadas, Seix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ixal</text:p>
          </table:table-cell>
          <table:table-cell office:value-type="string" table:style-name="ce3">
            <text:p>Público</text:p>
          </table:table-cell>
          <table:table-cell office:value-type="float" office:value="313" table:style-name="ce4">
            <text:p>313</text:p>
          </table:table-cell>
          <table:table-cell office:value-type="percentage" office:value="0.246006389776358" table:style-name="ce21">
            <text:p>25%</text:p>
          </table:table-cell>
          <table:table-cell office:value-type="percentage" office:value="0.34161783650037703" table:style-name="ce21">
            <text:p>34%</text:p>
          </table:table-cell>
          <table:table-cell office:value-type="percentage" office:value="-9.56114467240195E-2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510410" table:style-name="ce28">
            <text:p>1510410</text:p>
          </table:table-cell>
          <table:table-cell office:value-type="float" office:value="402000" table:style-name="ce4">
            <text:p>402000</text:p>
          </table:table-cell>
          <table:table-cell office:value-type="string" table:style-name="ce3">
            <text:p>Escola Secundária João de Barros, Corroios, Seix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ixal</text:p>
          </table:table-cell>
          <table:table-cell office:value-type="string" table:style-name="ce3">
            <text:p>Público</text:p>
          </table:table-cell>
          <table:table-cell office:value-type="float" office:value="448" table:style-name="ce4">
            <text:p>448</text:p>
          </table:table-cell>
          <table:table-cell office:value-type="percentage" office:value="0.40625" table:style-name="ce21">
            <text:p>41%</text:p>
          </table:table-cell>
          <table:table-cell office:value-type="percentage" office:value="0.47305273320535801" table:style-name="ce21">
            <text:p>47%</text:p>
          </table:table-cell>
          <table:table-cell office:value-type="percentage" office:value="-6.68027332053584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510499" table:style-name="ce28">
            <text:p>1510499</text:p>
          </table:table-cell>
          <table:table-cell office:value-type="float" office:value="342634" table:style-name="ce4">
            <text:p>342634</text:p>
          </table:table-cell>
          <table:table-cell office:value-type="string" table:style-name="ce3">
            <text:p>Escola Básica Carlos Ribeiro, Pinhal de Frades, Seix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ixal</text:p>
          </table:table-cell>
          <table:table-cell office:value-type="string" table:style-name="ce3">
            <text:p>Público</text:p>
          </table:table-cell>
          <table:table-cell office:value-type="float" office:value="541" table:style-name="ce4">
            <text:p>541</text:p>
          </table:table-cell>
          <table:table-cell office:value-type="percentage" office:value="0.43992606284657998" table:style-name="ce21">
            <text:p>44%</text:p>
          </table:table-cell>
          <table:table-cell office:value-type="percentage" office:value="0.48500875006972" table:style-name="ce21">
            <text:p>49%</text:p>
          </table:table-cell>
          <table:table-cell office:value-type="percentage" office:value="-4.5082687223139503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510603" table:style-name="ce28">
            <text:p>1510603</text:p>
          </table:table-cell>
          <table:table-cell office:value-type="float" office:value="403209" table:style-name="ce4">
            <text:p>403209</text:p>
          </table:table-cell>
          <table:table-cell office:value-type="string" table:style-name="ce3">
            <text:p>Escola Secundária da Amora, Seix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ixal</text:p>
          </table:table-cell>
          <table:table-cell office:value-type="string" table:style-name="ce3">
            <text:p>Público</text:p>
          </table:table-cell>
          <table:table-cell office:value-type="float" office:value="135" table:style-name="ce4">
            <text:p>135</text:p>
          </table:table-cell>
          <table:table-cell office:value-type="percentage" office:value="0.30370370370370398" table:style-name="ce21">
            <text:p>30%</text:p>
          </table:table-cell>
          <table:table-cell office:value-type="percentage" office:value="0.36084134105325799" table:style-name="ce21">
            <text:p>36%</text:p>
          </table:table-cell>
          <table:table-cell office:value-type="percentage" office:value="-5.71376373495543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510770" table:style-name="ce28">
            <text:p>1510770</text:p>
          </table:table-cell>
          <table:table-cell office:value-type="float" office:value="340649" table:style-name="ce4">
            <text:p>340649</text:p>
          </table:table-cell>
          <table:table-cell office:value-type="string" table:style-name="ce3">
            <text:p>Escola Básica da Cruz de Pau, Seix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ixal</text:p>
          </table:table-cell>
          <table:table-cell office:value-type="string" table:style-name="ce3">
            <text:p>Público</text:p>
          </table:table-cell>
          <table:table-cell office:value-type="float" office:value="246" table:style-name="ce4">
            <text:p>246</text:p>
          </table:table-cell>
          <table:table-cell office:value-type="percentage" office:value="0.18699186991869901" table:style-name="ce21">
            <text:p>19%</text:p>
          </table:table-cell>
          <table:table-cell office:value-type="percentage" office:value="0.30140460410554598" table:style-name="ce21">
            <text:p>30%</text:p>
          </table:table-cell>
          <table:table-cell office:value-type="percentage" office:value="-0.114412734186847" table:style-name="ce22">
            <text:p>-11%</text:p>
          </table:table-cell>
          <table:table-cell table:number-columns-repeated="16374"/>
        </table:table-row>
        <table:table-row table:style-name="ro1">
          <table:table-cell office:value-type="float" office:value="1510775" table:style-name="ce28">
            <text:p>1510775</text:p>
          </table:table-cell>
          <table:table-cell office:value-type="float" office:value="507570" table:style-name="ce4">
            <text:p>507570</text:p>
          </table:table-cell>
          <table:table-cell office:value-type="string" table:style-name="ce3">
            <text:p>Colégio Atlântico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ixal</text:p>
          </table:table-cell>
          <table:table-cell office:value-type="string" table:style-name="ce3">
            <text:p>Privado</text:p>
          </table:table-cell>
          <table:table-cell office:value-type="float" office:value="242" table:style-name="ce4">
            <text:p>242</text:p>
          </table:table-cell>
          <table:table-cell office:value-type="percentage" office:value="0.79752066115702502" table:style-name="ce21">
            <text:p>80%</text:p>
          </table:table-cell>
          <table:table-cell office:value-type="percentage" office:value="0.70550281247579705" table:style-name="ce21">
            <text:p>71%</text:p>
          </table:table-cell>
          <table:table-cell office:value-type="percentage" office:value="9.2017848681227296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1510784" table:style-name="ce28">
            <text:p>1510784</text:p>
          </table:table-cell>
          <table:table-cell office:value-type="float" office:value="343330" table:style-name="ce4">
            <text:p>343330</text:p>
          </table:table-cell>
          <table:table-cell office:value-type="string" table:style-name="ce3">
            <text:p>Escola Básica de Vale de Milhaços, Seix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ixal</text:p>
          </table:table-cell>
          <table:table-cell office:value-type="string" table:style-name="ce3">
            <text:p>Público</text:p>
          </table:table-cell>
          <table:table-cell office:value-type="float" office:value="305" table:style-name="ce4">
            <text:p>305</text:p>
          </table:table-cell>
          <table:table-cell office:value-type="percentage" office:value="0.54098360655737698" table:style-name="ce21">
            <text:p>54%</text:p>
          </table:table-cell>
          <table:table-cell office:value-type="percentage" office:value="0.50803198153595197" table:style-name="ce21">
            <text:p>51%</text:p>
          </table:table-cell>
          <table:table-cell office:value-type="percentage" office:value="3.2951625021425499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510791" table:style-name="ce28">
            <text:p>1510791</text:p>
          </table:table-cell>
          <table:table-cell office:value-type="float" office:value="310190" table:style-name="ce4">
            <text:p>310190</text:p>
          </table:table-cell>
          <table:table-cell office:value-type="string" table:style-name="ce3">
            <text:p>Escola Básica Nun’Álvares, Arrentela, Seix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ixal</text:p>
          </table:table-cell>
          <table:table-cell office:value-type="string" table:style-name="ce3">
            <text:p>Público</text:p>
          </table:table-cell>
          <table:table-cell office:value-type="float" office:value="142" table:style-name="ce4">
            <text:p>142</text:p>
          </table:table-cell>
          <table:table-cell office:value-type="percentage" office:value="7.0422535211267595E-2" table:style-name="ce21">
            <text:p>7%</text:p>
          </table:table-cell>
          <table:table-cell office:value-type="percentage" office:value="0.16783168536050999" table:style-name="ce21">
            <text:p>17%</text:p>
          </table:table-cell>
          <table:table-cell office:value-type="percentage" office:value="-9.7409150149241994E-2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510811" table:style-name="ce28">
            <text:p>1510811</text:p>
          </table:table-cell>
          <table:table-cell office:value-type="float" office:value="523379" table:style-name="ce4">
            <text:p>523379</text:p>
          </table:table-cell>
          <table:table-cell office:value-type="string" table:style-name="ce3">
            <text:p>Colégio Guadalupe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ixal</text:p>
          </table:table-cell>
          <table:table-cell office:value-type="string" table:style-name="ce3">
            <text:p>Privado</text:p>
          </table:table-cell>
          <table:table-cell office:value-type="float" office:value="194" table:style-name="ce4">
            <text:p>194</text:p>
          </table:table-cell>
          <table:table-cell office:value-type="percentage" office:value="0.71134020618556704" table:style-name="ce21">
            <text:p>71%</text:p>
          </table:table-cell>
          <table:table-cell office:value-type="percentage" office:value="0.73334611061021604" table:style-name="ce21">
            <text:p>73%</text:p>
          </table:table-cell>
          <table:table-cell office:value-type="percentage" office:value="-2.2005904424649399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510845" table:style-name="ce28">
            <text:p>1510845</text:p>
          </table:table-cell>
          <table:table-cell office:value-type="float" office:value="342531" table:style-name="ce4">
            <text:p>342531</text:p>
          </table:table-cell>
          <table:table-cell office:value-type="string" table:style-name="ce3">
            <text:p>Escola Básica Paulo da Gama, Amora, Seix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ixal</text:p>
          </table:table-cell>
          <table:table-cell office:value-type="string" table:style-name="ce3">
            <text:p>Público</text:p>
          </table:table-cell>
          <table:table-cell office:value-type="float" office:value="270" table:style-name="ce4">
            <text:p>270</text:p>
          </table:table-cell>
          <table:table-cell office:value-type="percentage" office:value="0.32962962962962999" table:style-name="ce21">
            <text:p>33%</text:p>
          </table:table-cell>
          <table:table-cell office:value-type="percentage" office:value="0.30464990065634101" table:style-name="ce21">
            <text:p>30%</text:p>
          </table:table-cell>
          <table:table-cell office:value-type="percentage" office:value="2.4979728973288401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510882" table:style-name="ce28">
            <text:p>1510882</text:p>
          </table:table-cell>
          <table:table-cell office:value-type="float" office:value="402114" table:style-name="ce4">
            <text:p>402114</text:p>
          </table:table-cell>
          <table:table-cell office:value-type="string" table:style-name="ce3">
            <text:p>Escola Secundária Manuel Cargaleiro, Amora, Seix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ixal</text:p>
          </table:table-cell>
          <table:table-cell office:value-type="string" table:style-name="ce3">
            <text:p>Público</text:p>
          </table:table-cell>
          <table:table-cell office:value-type="float" office:value="219" table:style-name="ce4">
            <text:p>219</text:p>
          </table:table-cell>
          <table:table-cell office:value-type="percentage" office:value="0.420091324200913" table:style-name="ce21">
            <text:p>42%</text:p>
          </table:table-cell>
          <table:table-cell office:value-type="percentage" office:value="0.43488987243437299" table:style-name="ce21">
            <text:p>43%</text:p>
          </table:table-cell>
          <table:table-cell office:value-type="percentage" office:value="-1.4798548233459399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510907" table:style-name="ce28">
            <text:p>1510907</text:p>
          </table:table-cell>
          <table:table-cell office:value-type="float" office:value="342567" table:style-name="ce4">
            <text:p>342567</text:p>
          </table:table-cell>
          <table:table-cell office:value-type="string" table:style-name="ce3">
            <text:p>Escola Básica Pedro Eanes Lobato, Amora, Seix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ixal</text:p>
          </table:table-cell>
          <table:table-cell office:value-type="string" table:style-name="ce3">
            <text:p>Público</text:p>
          </table:table-cell>
          <table:table-cell office:value-type="float" office:value="341" table:style-name="ce4">
            <text:p>341</text:p>
          </table:table-cell>
          <table:table-cell office:value-type="percentage" office:value="0.23460410557184799" table:style-name="ce21">
            <text:p>23%</text:p>
          </table:table-cell>
          <table:table-cell office:value-type="percentage" office:value="0.35255453758260102" table:style-name="ce21">
            <text:p>35%</text:p>
          </table:table-cell>
          <table:table-cell office:value-type="percentage" office:value="-0.117950432010753" table:style-name="ce22">
            <text:p>-12%</text:p>
          </table:table-cell>
          <table:table-cell table:number-columns-repeated="16374"/>
        </table:table-row>
        <table:table-row table:style-name="ro1">
          <table:table-cell office:value-type="float" office:value="1510944" table:style-name="ce28">
            <text:p>1510944</text:p>
          </table:table-cell>
          <table:table-cell office:value-type="float" office:value="343869" table:style-name="ce4">
            <text:p>343869</text:p>
          </table:table-cell>
          <table:table-cell office:value-type="string" table:style-name="ce3">
            <text:p>Escola Básica de Corroios, Seix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ixal</text:p>
          </table:table-cell>
          <table:table-cell office:value-type="string" table:style-name="ce3">
            <text:p>Público</text:p>
          </table:table-cell>
          <table:table-cell office:value-type="float" office:value="289" table:style-name="ce4">
            <text:p>289</text:p>
          </table:table-cell>
          <table:table-cell office:value-type="percentage" office:value="0.32871972318339099" table:style-name="ce21">
            <text:p>33%</text:p>
          </table:table-cell>
          <table:table-cell office:value-type="percentage" office:value="0.32266045637832902" table:style-name="ce21">
            <text:p>32%</text:p>
          </table:table-cell>
          <table:table-cell office:value-type="percentage" office:value="6.0592668050623404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511640" table:style-name="ce28">
            <text:p>1511640</text:p>
          </table:table-cell>
          <table:table-cell office:value-type="float" office:value="346226" table:style-name="ce4">
            <text:p>346226</text:p>
          </table:table-cell>
          <table:table-cell office:value-type="string" table:style-name="ce3">
            <text:p>Escola Básica e Secundária Michel Giacometti, Quinta do Conde, Sesimbr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simbra</text:p>
          </table:table-cell>
          <table:table-cell office:value-type="string" table:style-name="ce3">
            <text:p>Público</text:p>
          </table:table-cell>
          <table:table-cell office:value-type="float" office:value="307" table:style-name="ce4">
            <text:p>307</text:p>
          </table:table-cell>
          <table:table-cell office:value-type="percentage" office:value="0.244299674267101" table:style-name="ce21">
            <text:p>24%</text:p>
          </table:table-cell>
          <table:table-cell office:value-type="percentage" office:value="0.37224736403499398" table:style-name="ce21">
            <text:p>37%</text:p>
          </table:table-cell>
          <table:table-cell office:value-type="percentage" office:value="-0.127947689767893" table:style-name="ce22">
            <text:p>-13%</text:p>
          </table:table-cell>
          <table:table-cell table:number-columns-repeated="16374"/>
        </table:table-row>
        <table:table-row table:style-name="ro1">
          <table:table-cell office:value-type="float" office:value="1511820" table:style-name="ce28">
            <text:p>1511820</text:p>
          </table:table-cell>
          <table:table-cell office:value-type="float" office:value="343110" table:style-name="ce4">
            <text:p>343110</text:p>
          </table:table-cell>
          <table:table-cell office:value-type="string" table:style-name="ce3">
            <text:p>Escola Básica Navegador Rodrigues Soromenho, Sesimbr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simbra</text:p>
          </table:table-cell>
          <table:table-cell office:value-type="string" table:style-name="ce3">
            <text:p>Público</text:p>
          </table:table-cell>
          <table:table-cell office:value-type="float" office:value="299" table:style-name="ce4">
            <text:p>299</text:p>
          </table:table-cell>
          <table:table-cell office:value-type="percentage" office:value="0.34448160535117101" table:style-name="ce21">
            <text:p>34%</text:p>
          </table:table-cell>
          <table:table-cell office:value-type="percentage" office:value="0.41016907260996299" table:style-name="ce21">
            <text:p>41%</text:p>
          </table:table-cell>
          <table:table-cell office:value-type="percentage" office:value="-6.5687467258792695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511856" table:style-name="ce28">
            <text:p>1511856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o Castelo, Sesimbr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simbra</text:p>
          </table:table-cell>
          <table:table-cell office:value-type="string" table:style-name="ce3">
            <text:p>Público</text:p>
          </table:table-cell>
          <table:table-cell office:value-type="float" office:value="367" table:style-name="ce4">
            <text:p>367</text:p>
          </table:table-cell>
          <table:table-cell office:value-type="percentage" office:value="0.35694822888283401" table:style-name="ce21">
            <text:p>36%</text:p>
          </table:table-cell>
          <table:table-cell office:value-type="percentage" office:value="0.382536687570395" table:style-name="ce21">
            <text:p>38%</text:p>
          </table:table-cell>
          <table:table-cell office:value-type="percentage" office:value="-2.5588458687561301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511966" table:style-name="ce28">
            <text:p>1511966</text:p>
          </table:table-cell>
          <table:table-cell office:value-type="float" office:value="330334" table:style-name="ce4">
            <text:p>330334</text:p>
          </table:table-cell>
          <table:table-cell office:value-type="string" table:style-name="ce3">
            <text:p>Escola Básica da Quinta do Conde, Sesimbr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simbra</text:p>
          </table:table-cell>
          <table:table-cell office:value-type="string" table:style-name="ce3">
            <text:p>Público</text:p>
          </table:table-cell>
          <table:table-cell office:value-type="float" office:value="317" table:style-name="ce4">
            <text:p>317</text:p>
          </table:table-cell>
          <table:table-cell office:value-type="percentage" office:value="0.29337539432176701" table:style-name="ce21">
            <text:p>29%</text:p>
          </table:table-cell>
          <table:table-cell office:value-type="percentage" office:value="0.39661595500132601" table:style-name="ce21">
            <text:p>40%</text:p>
          </table:table-cell>
          <table:table-cell office:value-type="percentage" office:value="-0.10324056067956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511988" table:style-name="ce28">
            <text:p>1511988</text:p>
          </table:table-cell>
          <table:table-cell office:value-type="float" office:value="331041" table:style-name="ce4">
            <text:p>331041</text:p>
          </table:table-cell>
          <table:table-cell office:value-type="string" table:style-name="ce3">
            <text:p>Escola Básica da Boa Água, Quinta do Conde, Sesimbra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simbra</text:p>
          </table:table-cell>
          <table:table-cell office:value-type="string" table:style-name="ce3">
            <text:p>Público</text:p>
          </table:table-cell>
          <table:table-cell office:value-type="float" office:value="362" table:style-name="ce4">
            <text:p>362</text:p>
          </table:table-cell>
          <table:table-cell office:value-type="percentage" office:value="0.32320441988950299" table:style-name="ce21">
            <text:p>32%</text:p>
          </table:table-cell>
          <table:table-cell office:value-type="percentage" office:value="0.37292550846213901" table:style-name="ce21">
            <text:p>37%</text:p>
          </table:table-cell>
          <table:table-cell office:value-type="percentage" office:value="-4.9721088572636699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512060" table:style-name="ce28">
            <text:p>1512060</text:p>
          </table:table-cell>
          <table:table-cell office:value-type="float" office:value="402989" table:style-name="ce4">
            <text:p>402989</text:p>
          </table:table-cell>
          <table:table-cell office:value-type="string" table:style-name="ce3">
            <text:p>Escola Básica e Secundária Lima de Freitas, Setúb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Público</text:p>
          </table:table-cell>
          <table:table-cell office:value-type="float" office:value="239" table:style-name="ce4">
            <text:p>239</text:p>
          </table:table-cell>
          <table:table-cell office:value-type="percentage" office:value="0.22175732217573199" table:style-name="ce21">
            <text:p>22%</text:p>
          </table:table-cell>
          <table:table-cell office:value-type="percentage" office:value="0.22959293404303799" table:style-name="ce21">
            <text:p>23%</text:p>
          </table:table-cell>
          <table:table-cell office:value-type="percentage" office:value="-7.8356118673054108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512114" table:style-name="ce28">
            <text:p>1512114</text:p>
          </table:table-cell>
          <table:table-cell office:value-type="float" office:value="340431" table:style-name="ce4">
            <text:p>340431</text:p>
          </table:table-cell>
          <table:table-cell office:value-type="string" table:style-name="ce3">
            <text:p>Escola Básica Barbosa du Bocage, Setúb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Público</text:p>
          </table:table-cell>
          <table:table-cell office:value-type="float" office:value="270" table:style-name="ce4">
            <text:p>270</text:p>
          </table:table-cell>
          <table:table-cell office:value-type="percentage" office:value="0.27777777777777801" table:style-name="ce21">
            <text:p>28%</text:p>
          </table:table-cell>
          <table:table-cell office:value-type="percentage" office:value="0.40838018126709802" table:style-name="ce21">
            <text:p>41%</text:p>
          </table:table-cell>
          <table:table-cell office:value-type="percentage" office:value="-0.13060240348932001" table:style-name="ce22">
            <text:p>-13%</text:p>
          </table:table-cell>
          <table:table-cell table:number-columns-repeated="16374"/>
        </table:table-row>
        <table:table-row table:style-name="ro1">
          <table:table-cell office:value-type="float" office:value="1512202" table:style-name="ce28">
            <text:p>1512202</text:p>
          </table:table-cell>
          <table:table-cell office:value-type="float" office:value="340388" table:style-name="ce4">
            <text:p>340388</text:p>
          </table:table-cell>
          <table:table-cell office:value-type="string" table:style-name="ce3">
            <text:p>Escola Básica de Azeitão, Vila Nogueira de Azeitão, Setúb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Público</text:p>
          </table:table-cell>
          <table:table-cell office:value-type="float" office:value="462" table:style-name="ce4">
            <text:p>462</text:p>
          </table:table-cell>
          <table:table-cell office:value-type="percentage" office:value="0.48917748917748899" table:style-name="ce21">
            <text:p>49%</text:p>
          </table:table-cell>
          <table:table-cell office:value-type="percentage" office:value="0.49941889719045401" table:style-name="ce21">
            <text:p>50%</text:p>
          </table:table-cell>
          <table:table-cell office:value-type="percentage" office:value="-1.02414080129651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512251" table:style-name="ce28">
            <text:p>1512251</text:p>
          </table:table-cell>
          <table:table-cell office:value-type="float" office:value="401018" table:style-name="ce4">
            <text:p>401018</text:p>
          </table:table-cell>
          <table:table-cell office:value-type="string" table:style-name="ce3">
            <text:p>Escola Secundária du Bocage, Setúb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Público</text:p>
          </table:table-cell>
          <table:table-cell office:value-type="float" office:value="600" table:style-name="ce4">
            <text:p>600</text:p>
          </table:table-cell>
          <table:table-cell office:value-type="percentage" office:value="0.76833333333333298" table:style-name="ce21">
            <text:p>77%</text:p>
          </table:table-cell>
          <table:table-cell office:value-type="percentage" office:value="0.66355905733342802" table:style-name="ce21">
            <text:p>66%</text:p>
          </table:table-cell>
          <table:table-cell office:value-type="percentage" office:value="0.10477427599990501" table:style-name="ce22">
            <text:p>10%</text:p>
          </table:table-cell>
          <table:table-cell table:number-columns-repeated="16374"/>
        </table:table-row>
        <table:table-row table:style-name="ro1">
          <table:table-cell office:value-type="float" office:value="1512304" table:style-name="ce28">
            <text:p>1512304</text:p>
          </table:table-cell>
          <table:table-cell office:value-type="float" office:value="340303" table:style-name="ce4">
            <text:p>340303</text:p>
          </table:table-cell>
          <table:table-cell office:value-type="string" table:style-name="ce3">
            <text:p>Escola Básica de Aranguez, Setúb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Público</text:p>
          </table:table-cell>
          <table:table-cell office:value-type="float" office:value="289" table:style-name="ce4">
            <text:p>289</text:p>
          </table:table-cell>
          <table:table-cell office:value-type="percentage" office:value="0.228373702422145" table:style-name="ce21">
            <text:p>23%</text:p>
          </table:table-cell>
          <table:table-cell office:value-type="percentage" office:value="0.32221183500747902" table:style-name="ce21">
            <text:p>32%</text:p>
          </table:table-cell>
          <table:table-cell office:value-type="percentage" office:value="-9.3838132585333703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512333" table:style-name="ce28">
            <text:p>1512333</text:p>
          </table:table-cell>
          <table:table-cell office:value-type="float" office:value="400105" table:style-name="ce4">
            <text:p>400105</text:p>
          </table:table-cell>
          <table:table-cell office:value-type="string" table:style-name="ce3">
            <text:p>Escola Secundária Dom Manuel Martins, Setúb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Público</text:p>
          </table:table-cell>
          <table:table-cell office:value-type="float" office:value="117" table:style-name="ce4">
            <text:p>117</text:p>
          </table:table-cell>
          <table:table-cell office:value-type="percentage" office:value="0.188034188034188" table:style-name="ce21">
            <text:p>19%</text:p>
          </table:table-cell>
          <table:table-cell office:value-type="percentage" office:value="0.28011828403850397" table:style-name="ce21">
            <text:p>28%</text:p>
          </table:table-cell>
          <table:table-cell office:value-type="percentage" office:value="-9.2084096004315497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1512456" table:style-name="ce28">
            <text:p>1512456</text:p>
          </table:table-cell>
          <table:table-cell office:value-type="float" office:value="401316" table:style-name="ce4">
            <text:p>401316</text:p>
          </table:table-cell>
          <table:table-cell office:value-type="string" table:style-name="ce3">
            <text:p>Escola Secundária D. João II, Setúb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Público</text:p>
          </table:table-cell>
          <table:table-cell office:value-type="float" office:value="522" table:style-name="ce4">
            <text:p>522</text:p>
          </table:table-cell>
          <table:table-cell office:value-type="percentage" office:value="0.31226053639846701" table:style-name="ce21">
            <text:p>31%</text:p>
          </table:table-cell>
          <table:table-cell office:value-type="percentage" office:value="0.37482002557434002" table:style-name="ce21">
            <text:p>37%</text:p>
          </table:table-cell>
          <table:table-cell office:value-type="percentage" office:value="-6.2559489175873007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512623" table:style-name="ce28">
            <text:p>1512623</text:p>
          </table:table-cell>
          <table:table-cell office:value-type="float" office:value="310153" table:style-name="ce4">
            <text:p>310153</text:p>
          </table:table-cell>
          <table:table-cell office:value-type="string" table:style-name="ce3">
            <text:p>Escola Básica Luísa Todi, Setúb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Público</text:p>
          </table:table-cell>
          <table:table-cell office:value-type="float" office:value="276" table:style-name="ce4">
            <text:p>276</text:p>
          </table:table-cell>
          <table:table-cell office:value-type="percentage" office:value="0.29347826086956502" table:style-name="ce21">
            <text:p>29%</text:p>
          </table:table-cell>
          <table:table-cell office:value-type="percentage" office:value="0.36128751519562302" table:style-name="ce21">
            <text:p>36%</text:p>
          </table:table-cell>
          <table:table-cell office:value-type="percentage" office:value="-6.7809254326058194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512728" table:style-name="ce28">
            <text:p>1512728</text:p>
          </table:table-cell>
          <table:table-cell office:value-type="float" office:value="402758" table:style-name="ce4">
            <text:p>402758</text:p>
          </table:table-cell>
          <table:table-cell office:value-type="string" table:style-name="ce3">
            <text:p>Escola Secundária Sebastião da Gama, Setúb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Público</text:p>
          </table:table-cell>
          <table:table-cell office:value-type="float" office:value="370" table:style-name="ce4">
            <text:p>370</text:p>
          </table:table-cell>
          <table:table-cell office:value-type="percentage" office:value="0.47027027027027002" table:style-name="ce21">
            <text:p>47%</text:p>
          </table:table-cell>
          <table:table-cell office:value-type="percentage" office:value="0.54580222871397999" table:style-name="ce21">
            <text:p>55%</text:p>
          </table:table-cell>
          <table:table-cell office:value-type="percentage" office:value="-7.5531958443709593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1512911" table:style-name="ce28">
            <text:p>1512911</text:p>
          </table:table-cell>
          <table:table-cell office:value-type="float" office:value="400981" table:style-name="ce4">
            <text:p>400981</text:p>
          </table:table-cell>
          <table:table-cell office:value-type="string" table:style-name="ce3">
            <text:p>Escola Básica e Secundária Ordem de Sant´Iago, Setúb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Público</text:p>
          </table:table-cell>
          <table:table-cell office:value-type="float" office:value="312" table:style-name="ce4">
            <text:p>312</text:p>
          </table:table-cell>
          <table:table-cell office:value-type="percentage" office:value="0.102564102564103" table:style-name="ce21">
            <text:p>10%</text:p>
          </table:table-cell>
          <table:table-cell office:value-type="percentage" office:value="0.212724961514795" table:style-name="ce21">
            <text:p>21%</text:p>
          </table:table-cell>
          <table:table-cell office:value-type="percentage" office:value="-0.110160858950693" table:style-name="ce22">
            <text:p>-11%</text:p>
          </table:table-cell>
          <table:table-cell table:number-columns-repeated="16374"/>
        </table:table-row>
        <table:table-row table:style-name="ro1">
          <table:table-cell office:value-type="float" office:value="1513632" table:style-name="ce28">
            <text:p>1513632</text:p>
          </table:table-cell>
          <table:table-cell office:value-type="float" office:value="343341" table:style-name="ce4">
            <text:p>343341</text:p>
          </table:table-cell>
          <table:table-cell office:value-type="string" table:style-name="ce3">
            <text:p>Escola Básica Vasco da Gama, Sines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ines</text:p>
          </table:table-cell>
          <table:table-cell office:value-type="string" table:style-name="ce3">
            <text:p>Público</text:p>
          </table:table-cell>
          <table:table-cell office:value-type="float" office:value="174" table:style-name="ce4">
            <text:p>174</text:p>
          </table:table-cell>
          <table:table-cell office:value-type="percentage" office:value="0.37931034482758602" table:style-name="ce21">
            <text:p>38%</text:p>
          </table:table-cell>
          <table:table-cell office:value-type="percentage" office:value="0.37458232179163897" table:style-name="ce21">
            <text:p>37%</text:p>
          </table:table-cell>
          <table:table-cell office:value-type="percentage" office:value="4.7280230359473497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513749" table:style-name="ce28">
            <text:p>1513749</text:p>
          </table:table-cell>
          <table:table-cell office:value-type="float" office:value="403192" table:style-name="ce4">
            <text:p>403192</text:p>
          </table:table-cell>
          <table:table-cell office:value-type="string" table:style-name="ce3">
            <text:p>Escola Secundária Poeta Al Berto, Sines</text:p>
          </table:table-cell>
          <table:table-cell office:value-type="string" table:style-name="ce3">
            <text:p>Setúbal</text:p>
          </table:table-cell>
          <table:table-cell office:value-type="string" table:style-name="ce3">
            <text:p>Sines</text:p>
          </table:table-cell>
          <table:table-cell office:value-type="string" table:style-name="ce3">
            <text:p>Público</text:p>
          </table:table-cell>
          <table:table-cell office:value-type="float" office:value="209" table:style-name="ce4">
            <text:p>209</text:p>
          </table:table-cell>
          <table:table-cell office:value-type="percentage" office:value="0.44976076555023897" table:style-name="ce21">
            <text:p>45%</text:p>
          </table:table-cell>
          <table:table-cell office:value-type="percentage" office:value="0.457837681600058" table:style-name="ce21">
            <text:p>46%</text:p>
          </table:table-cell>
          <table:table-cell office:value-type="percentage" office:value="-8.0769160498189493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601073" table:style-name="ce28">
            <text:p>1601073</text:p>
          </table:table-cell>
          <table:table-cell office:value-type="float" office:value="331016" table:style-name="ce4">
            <text:p>331016</text:p>
          </table:table-cell>
          <table:table-cell office:value-type="string" table:style-name="ce3">
            <text:p>Escola Básica Padre Himalaya, Távora, Arcos de Valdevez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Arcos de Valdevez</text:p>
          </table:table-cell>
          <table:table-cell office:value-type="string" table:style-name="ce3">
            <text:p>Público</text:p>
          </table:table-cell>
          <table:table-cell office:value-type="float" office:value="95" table:style-name="ce4">
            <text:p>95</text:p>
          </table:table-cell>
          <table:table-cell office:value-type="percentage" office:value="0.54736842105263195" table:style-name="ce21">
            <text:p>55%</text:p>
          </table:table-cell>
          <table:table-cell office:value-type="percentage" office:value="0.387010958066422" table:style-name="ce21">
            <text:p>39%</text:p>
          </table:table-cell>
          <table:table-cell office:value-type="percentage" office:value="0.16035746298620901" table:style-name="ce22">
            <text:p>16%</text:p>
          </table:table-cell>
          <table:table-cell table:number-columns-repeated="16374"/>
        </table:table-row>
        <table:table-row table:style-name="ro1">
          <table:table-cell office:value-type="float" office:value="1601521" table:style-name="ce28">
            <text:p>1601521</text:p>
          </table:table-cell>
          <table:table-cell office:value-type="float" office:value="340315" table:style-name="ce4">
            <text:p>340315</text:p>
          </table:table-cell>
          <table:table-cell office:value-type="string" table:style-name="ce3">
            <text:p>Escola Básica e Secundária de Valdevez, Arcos de Valdevez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Arcos de Valdevez</text:p>
          </table:table-cell>
          <table:table-cell office:value-type="string" table:style-name="ce3">
            <text:p>Público</text:p>
          </table:table-cell>
          <table:table-cell office:value-type="float" office:value="343" table:style-name="ce4">
            <text:p>343</text:p>
          </table:table-cell>
          <table:table-cell office:value-type="percentage" office:value="0.425655976676385" table:style-name="ce21">
            <text:p>43%</text:p>
          </table:table-cell>
          <table:table-cell office:value-type="percentage" office:value="0.41255532959912899" table:style-name="ce21">
            <text:p>41%</text:p>
          </table:table-cell>
          <table:table-cell office:value-type="percentage" office:value="1.31006470772554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601602" table:style-name="ce28">
            <text:p>1601602</text:p>
          </table:table-cell>
          <table:table-cell office:value-type="float" office:value="294275" table:style-name="ce4">
            <text:p>294275</text:p>
          </table:table-cell>
          <table:table-cell office:value-type="string" table:style-name="ce3">
            <text:p>Escola Básica Dr. Manuel da Costa Brandão, Sabadim, Arcos de Valdevez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Arcos de Valdevez</text:p>
          </table:table-cell>
          <table:table-cell office:value-type="string" table:style-name="ce3">
            <text:p>Público</text:p>
          </table:table-cell>
          <table:table-cell office:value-type="float" office:value="66" table:style-name="ce4">
            <text:p>66</text:p>
          </table:table-cell>
          <table:table-cell office:value-type="percentage" office:value="0.33333333333333298" table:style-name="ce21">
            <text:p>33%</text:p>
          </table:table-cell>
          <table:table-cell office:value-type="percentage" office:value="0.33419390438387198" table:style-name="ce21">
            <text:p>33%</text:p>
          </table:table-cell>
          <table:table-cell office:value-type="percentage" office:value="-8.60571050538272E-4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602097" table:style-name="ce28">
            <text:p>1602097</text:p>
          </table:table-cell>
          <table:table-cell office:value-type="float" office:value="345714" table:style-name="ce4">
            <text:p>345714</text:p>
          </table:table-cell>
          <table:table-cell office:value-type="string" table:style-name="ce3">
            <text:p>Escola Básica e Secundária Sidónio Pais, Vilarelho, Caminha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Caminha</text:p>
          </table:table-cell>
          <table:table-cell office:value-type="string" table:style-name="ce3">
            <text:p>Público</text:p>
          </table:table-cell>
          <table:table-cell office:value-type="float" office:value="219" table:style-name="ce4">
            <text:p>219</text:p>
          </table:table-cell>
          <table:table-cell office:value-type="percentage" office:value="0.52968036529680396" table:style-name="ce21">
            <text:p>53%</text:p>
          </table:table-cell>
          <table:table-cell office:value-type="percentage" office:value="0.52689110348191004" table:style-name="ce21">
            <text:p>53%</text:p>
          </table:table-cell>
          <table:table-cell office:value-type="percentage" office:value="2.7892618148932001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602658" table:style-name="ce28">
            <text:p>1602658</text:p>
          </table:table-cell>
          <table:table-cell office:value-type="string" table:style-name="ce4">
            <text:p>*</text:p>
          </table:table-cell>
          <table:table-cell office:value-type="string" table:style-name="ce3">
            <text:p>ANCORENSIS - "Cooperativa de Ensino"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Caminha</text:p>
          </table:table-cell>
          <table:table-cell office:value-type="string" table:style-name="ce3">
            <text:p>Privado</text:p>
          </table:table-cell>
          <table:table-cell office:value-type="float" office:value="123" table:style-name="ce4">
            <text:p>123</text:p>
          </table:table-cell>
          <table:table-cell office:value-type="percentage" office:value="0.422764227642276" table:style-name="ce21">
            <text:p>42%</text:p>
          </table:table-cell>
          <table:table-cell office:value-type="percentage" office:value="0.55612307715862397" table:style-name="ce21">
            <text:p>56%</text:p>
          </table:table-cell>
          <table:table-cell office:value-type="percentage" office:value="-0.13335884951634699" table:style-name="ce22">
            <text:p>-13%</text:p>
          </table:table-cell>
          <table:table-cell table:number-columns-repeated="16374"/>
        </table:table-row>
        <table:table-row table:style-name="ro1">
          <table:table-cell office:value-type="float" office:value="1603190" table:style-name="ce28">
            <text:p>1603190</text:p>
          </table:table-cell>
          <table:table-cell office:value-type="float" office:value="345921" table:style-name="ce4">
            <text:p>345921</text:p>
          </table:table-cell>
          <table:table-cell office:value-type="string" table:style-name="ce3">
            <text:p>Escola Básica e Secundária de Melgaç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Melgaço</text:p>
          </table:table-cell>
          <table:table-cell office:value-type="string" table:style-name="ce3">
            <text:p>Público</text:p>
          </table:table-cell>
          <table:table-cell office:value-type="float" office:value="162" table:style-name="ce4">
            <text:p>162</text:p>
          </table:table-cell>
          <table:table-cell office:value-type="percentage" office:value="0.54320987654320996" table:style-name="ce21">
            <text:p>54%</text:p>
          </table:table-cell>
          <table:table-cell office:value-type="percentage" office:value="0.47044725124071901" table:style-name="ce21">
            <text:p>47%</text:p>
          </table:table-cell>
          <table:table-cell office:value-type="percentage" office:value="7.2762625302491293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1604090" table:style-name="ce28">
            <text:p>1604090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eu-la-Deu Martins, Monçã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Monção</text:p>
          </table:table-cell>
          <table:table-cell office:value-type="string" table:style-name="ce3">
            <text:p>Público</text:p>
          </table:table-cell>
          <table:table-cell office:value-type="float" office:value="345" table:style-name="ce4">
            <text:p>345</text:p>
          </table:table-cell>
          <table:table-cell office:value-type="percentage" office:value="0.48115942028985498" table:style-name="ce21">
            <text:p>48%</text:p>
          </table:table-cell>
          <table:table-cell office:value-type="percentage" office:value="0.47553125891240899" table:style-name="ce21">
            <text:p>48%</text:p>
          </table:table-cell>
          <table:table-cell office:value-type="percentage" office:value="5.6281613774463298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604918" table:style-name="ce28">
            <text:p>1604918</text:p>
          </table:table-cell>
          <table:table-cell office:value-type="float" office:value="343857" table:style-name="ce4">
            <text:p>343857</text:p>
          </table:table-cell>
          <table:table-cell office:value-type="string" table:style-name="ce3">
            <text:p>Escola Básica de Vale do Mouro, Tangil, Monçã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Monção</text:p>
          </table:table-cell>
          <table:table-cell office:value-type="string" table:style-name="ce3">
            <text:p>Público</text:p>
          </table:table-cell>
          <table:table-cell office:value-type="float" office:value="52" table:style-name="ce4">
            <text:p>52</text:p>
          </table:table-cell>
          <table:table-cell office:value-type="percentage" office:value="0.46153846153846201" table:style-name="ce21">
            <text:p>46%</text:p>
          </table:table-cell>
          <table:table-cell office:value-type="percentage" office:value="0.43280971181788103" table:style-name="ce21">
            <text:p>43%</text:p>
          </table:table-cell>
          <table:table-cell office:value-type="percentage" office:value="2.8728749720580499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605387" table:style-name="ce28">
            <text:p>1605387</text:p>
          </table:table-cell>
          <table:table-cell office:value-type="float" office:value="343833" table:style-name="ce4">
            <text:p>343833</text:p>
          </table:table-cell>
          <table:table-cell office:value-type="string" table:style-name="ce3">
            <text:p>Escola Básica e Secundária de Paredes de Coura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Paredes de Coura</text:p>
          </table:table-cell>
          <table:table-cell office:value-type="string" table:style-name="ce3">
            <text:p>Público</text:p>
          </table:table-cell>
          <table:table-cell office:value-type="float" office:value="227" table:style-name="ce4">
            <text:p>227</text:p>
          </table:table-cell>
          <table:table-cell office:value-type="percentage" office:value="0.444933920704846" table:style-name="ce21">
            <text:p>44%</text:p>
          </table:table-cell>
          <table:table-cell office:value-type="percentage" office:value="0.38340368906245098" table:style-name="ce21">
            <text:p>38%</text:p>
          </table:table-cell>
          <table:table-cell office:value-type="percentage" office:value="6.1530231642394802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606743" table:style-name="ce28">
            <text:p>1606743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Secundária de Ponte da Barca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Ponte da Barca</text:p>
          </table:table-cell>
          <table:table-cell office:value-type="string" table:style-name="ce3">
            <text:p>Público</text:p>
          </table:table-cell>
          <table:table-cell office:value-type="float" office:value="279" table:style-name="ce4">
            <text:p>279</text:p>
          </table:table-cell>
          <table:table-cell office:value-type="percentage" office:value="0.38709677419354799" table:style-name="ce21">
            <text:p>39%</text:p>
          </table:table-cell>
          <table:table-cell office:value-type="percentage" office:value="0.38104771188571801" table:style-name="ce21">
            <text:p>38%</text:p>
          </table:table-cell>
          <table:table-cell office:value-type="percentage" office:value="6.0490623078302197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607040" table:style-name="ce28">
            <text:p>1607040</text:p>
          </table:table-cell>
          <table:table-cell office:value-type="float" office:value="346573" table:style-name="ce4">
            <text:p>346573</text:p>
          </table:table-cell>
          <table:table-cell office:value-type="string" table:style-name="ce3">
            <text:p>Escola Básica da Correlhã, Ponte de Lima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Ponte de Lima</text:p>
          </table:table-cell>
          <table:table-cell office:value-type="string" table:style-name="ce3">
            <text:p>Público</text:p>
          </table:table-cell>
          <table:table-cell office:value-type="float" office:value="187" table:style-name="ce4">
            <text:p>187</text:p>
          </table:table-cell>
          <table:table-cell office:value-type="percentage" office:value="0.64171122994652396" table:style-name="ce21">
            <text:p>64%</text:p>
          </table:table-cell>
          <table:table-cell office:value-type="percentage" office:value="0.47847011534349299" table:style-name="ce21">
            <text:p>48%</text:p>
          </table:table-cell>
          <table:table-cell office:value-type="percentage" office:value="0.16324111460303101" table:style-name="ce22">
            <text:p>16%</text:p>
          </table:table-cell>
          <table:table-cell table:number-columns-repeated="16374"/>
        </table:table-row>
        <table:table-row table:style-name="ro1">
          <table:table-cell office:value-type="float" office:value="1607085" table:style-name="ce28">
            <text:p>1607085</text:p>
          </table:table-cell>
          <table:table-cell office:value-type="float" office:value="346214" table:style-name="ce4">
            <text:p>346214</text:p>
          </table:table-cell>
          <table:table-cell office:value-type="string" table:style-name="ce3">
            <text:p>Escola Básica e Secundária de Arcozelo, Ponte de Lima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Ponte de Lima</text:p>
          </table:table-cell>
          <table:table-cell office:value-type="string" table:style-name="ce3">
            <text:p>Público</text:p>
          </table:table-cell>
          <table:table-cell office:value-type="float" office:value="246" table:style-name="ce4">
            <text:p>246</text:p>
          </table:table-cell>
          <table:table-cell office:value-type="percentage" office:value="0.47560975609756101" table:style-name="ce21">
            <text:p>48%</text:p>
          </table:table-cell>
          <table:table-cell office:value-type="percentage" office:value="0.39502578295110202" table:style-name="ce21">
            <text:p>40%</text:p>
          </table:table-cell>
          <table:table-cell office:value-type="percentage" office:value="8.05839731464595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607424" table:style-name="ce28">
            <text:p>1607424</text:p>
          </table:table-cell>
          <table:table-cell office:value-type="float" office:value="403039" table:style-name="ce4">
            <text:p>403039</text:p>
          </table:table-cell>
          <table:table-cell office:value-type="string" table:style-name="ce3">
            <text:p>Escola Secundária de Ponte de Lima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Ponte de Lima</text:p>
          </table:table-cell>
          <table:table-cell office:value-type="string" table:style-name="ce3">
            <text:p>Público</text:p>
          </table:table-cell>
          <table:table-cell office:value-type="float" office:value="102" table:style-name="ce4">
            <text:p>102</text:p>
          </table:table-cell>
          <table:table-cell office:value-type="percentage" office:value="0.55882352941176505" table:style-name="ce21">
            <text:p>56%</text:p>
          </table:table-cell>
          <table:table-cell office:value-type="percentage" office:value="0.47905309026748799" table:style-name="ce21">
            <text:p>48%</text:p>
          </table:table-cell>
          <table:table-cell office:value-type="percentage" office:value="7.9770439144276201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607471" table:style-name="ce28">
            <text:p>1607471</text:p>
          </table:table-cell>
          <table:table-cell office:value-type="float" office:value="343821" table:style-name="ce4">
            <text:p>343821</text:p>
          </table:table-cell>
          <table:table-cell office:value-type="string" table:style-name="ce3">
            <text:p>Escola Básica de Freixo, Ponte de Lima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Ponte de Lima</text:p>
          </table:table-cell>
          <table:table-cell office:value-type="string" table:style-name="ce3">
            <text:p>Público</text:p>
          </table:table-cell>
          <table:table-cell office:value-type="float" office:value="176" table:style-name="ce4">
            <text:p>176</text:p>
          </table:table-cell>
          <table:table-cell office:value-type="percentage" office:value="0.375" table:style-name="ce21">
            <text:p>38%</text:p>
          </table:table-cell>
          <table:table-cell office:value-type="percentage" office:value="0.39349895395316098" table:style-name="ce21">
            <text:p>39%</text:p>
          </table:table-cell>
          <table:table-cell office:value-type="percentage" office:value="-1.849895395316120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607788" table:style-name="ce28">
            <text:p>1607788</text:p>
          </table:table-cell>
          <table:table-cell office:value-type="float" office:value="340261" table:style-name="ce4">
            <text:p>340261</text:p>
          </table:table-cell>
          <table:table-cell office:value-type="string" table:style-name="ce3">
            <text:p>Escola Básica António Feijó, Ponte de Lima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Ponte de Lima</text:p>
          </table:table-cell>
          <table:table-cell office:value-type="string" table:style-name="ce3">
            <text:p>Público</text:p>
          </table:table-cell>
          <table:table-cell office:value-type="float" office:value="554" table:style-name="ce4">
            <text:p>554</text:p>
          </table:table-cell>
          <table:table-cell office:value-type="percentage" office:value="0.58303249097472898" table:style-name="ce21">
            <text:p>58%</text:p>
          </table:table-cell>
          <table:table-cell office:value-type="percentage" office:value="0.48784002865673498" table:style-name="ce21">
            <text:p>49%</text:p>
          </table:table-cell>
          <table:table-cell office:value-type="percentage" office:value="9.5192462317994497E-2" table:style-name="ce22">
            <text:p>10%</text:p>
          </table:table-cell>
          <table:table-cell table:number-columns-repeated="16374"/>
        </table:table-row>
        <table:table-row table:style-name="ro1">
          <table:table-cell office:value-type="float" office:value="1608480" table:style-name="ce28">
            <text:p>1608480</text:p>
          </table:table-cell>
          <table:table-cell office:value-type="float" office:value="343810" table:style-name="ce4">
            <text:p>343810</text:p>
          </table:table-cell>
          <table:table-cell office:value-type="string" table:style-name="ce3">
            <text:p>Escola Básica e Secundária de Muralhas do Minho, Valença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Valença</text:p>
          </table:table-cell>
          <table:table-cell office:value-type="string" table:style-name="ce3">
            <text:p>Público</text:p>
          </table:table-cell>
          <table:table-cell office:value-type="float" office:value="264" table:style-name="ce4">
            <text:p>264</text:p>
          </table:table-cell>
          <table:table-cell office:value-type="percentage" office:value="0.38257575757575801" table:style-name="ce21">
            <text:p>38%</text:p>
          </table:table-cell>
          <table:table-cell office:value-type="percentage" office:value="0.41100798682978801" table:style-name="ce21">
            <text:p>41%</text:p>
          </table:table-cell>
          <table:table-cell office:value-type="percentage" office:value="-2.8432229254030401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609085" table:style-name="ce28">
            <text:p>1609085</text:p>
          </table:table-cell>
          <table:table-cell office:value-type="float" office:value="345957" table:style-name="ce4">
            <text:p>345957</text:p>
          </table:table-cell>
          <table:table-cell office:value-type="string" table:style-name="ce3">
            <text:p>Escola Básica e Secundária de Monte da Ola, Viana do Castel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Público</text:p>
          </table:table-cell>
          <table:table-cell office:value-type="float" office:value="265" table:style-name="ce4">
            <text:p>265</text:p>
          </table:table-cell>
          <table:table-cell office:value-type="percentage" office:value="0.52075471698113196" table:style-name="ce21">
            <text:p>52%</text:p>
          </table:table-cell>
          <table:table-cell office:value-type="percentage" office:value="0.52422302494097495" table:style-name="ce21">
            <text:p>52%</text:p>
          </table:table-cell>
          <table:table-cell office:value-type="percentage" office:value="-3.4683079598429099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609086" table:style-name="ce28">
            <text:p>1609086</text:p>
          </table:table-cell>
          <table:table-cell office:value-type="float" office:value="380614" table:style-name="ce4">
            <text:p>380614</text:p>
          </table:table-cell>
          <table:table-cell office:value-type="string" table:style-name="ce3">
            <text:p>Colégio do Minh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Privado</text:p>
          </table:table-cell>
          <table:table-cell office:value-type="float" office:value="125" table:style-name="ce4">
            <text:p>125</text:p>
          </table:table-cell>
          <table:table-cell office:value-type="percentage" office:value="0.69599999999999995" table:style-name="ce21">
            <text:p>70%</text:p>
          </table:table-cell>
          <table:table-cell office:value-type="percentage" office:value="0.706913137794005" table:style-name="ce21">
            <text:p>71%</text:p>
          </table:table-cell>
          <table:table-cell office:value-type="percentage" office:value="-1.09131377940055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609118" table:style-name="ce28">
            <text:p>1609118</text:p>
          </table:table-cell>
          <table:table-cell office:value-type="float" office:value="346020" table:style-name="ce4">
            <text:p>346020</text:p>
          </table:table-cell>
          <table:table-cell office:value-type="string" table:style-name="ce3">
            <text:p>Escola Básica e Secundária Pintor José de Brito, Santa Marta de Portuzelo, Viana do Castel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Público</text:p>
          </table:table-cell>
          <table:table-cell office:value-type="float" office:value="244" table:style-name="ce4">
            <text:p>244</text:p>
          </table:table-cell>
          <table:table-cell office:value-type="percentage" office:value="0.56147540983606603" table:style-name="ce21">
            <text:p>56%</text:p>
          </table:table-cell>
          <table:table-cell office:value-type="percentage" office:value="0.51845399921512403" table:style-name="ce21">
            <text:p>52%</text:p>
          </table:table-cell>
          <table:table-cell office:value-type="percentage" office:value="4.3021410620941697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609141" table:style-name="ce28">
            <text:p>1609141</text:p>
          </table:table-cell>
          <table:table-cell office:value-type="float" office:value="346123" table:style-name="ce4">
            <text:p>346123</text:p>
          </table:table-cell>
          <table:table-cell office:value-type="string" table:style-name="ce3">
            <text:p>Escola Básica e Secundária de Arga e Lima, Lanheses, Viana do Castel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Público</text:p>
          </table:table-cell>
          <table:table-cell office:value-type="float" office:value="243" table:style-name="ce4">
            <text:p>243</text:p>
          </table:table-cell>
          <table:table-cell office:value-type="percentage" office:value="0.47736625514403302" table:style-name="ce21">
            <text:p>48%</text:p>
          </table:table-cell>
          <table:table-cell office:value-type="percentage" office:value="0.50677357209780105" table:style-name="ce21">
            <text:p>51%</text:p>
          </table:table-cell>
          <table:table-cell office:value-type="percentage" office:value="-2.94073169537684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609401" table:style-name="ce28">
            <text:p>1609401</text:p>
          </table:table-cell>
          <table:table-cell office:value-type="float" office:value="343365" table:style-name="ce4">
            <text:p>343365</text:p>
          </table:table-cell>
          <table:table-cell office:value-type="string" table:style-name="ce3">
            <text:p>Escola Básica da Abelheira, Viana do Castel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Público</text:p>
          </table:table-cell>
          <table:table-cell office:value-type="float" office:value="387" table:style-name="ce4">
            <text:p>387</text:p>
          </table:table-cell>
          <table:table-cell office:value-type="percentage" office:value="0.71834625322997403" table:style-name="ce21">
            <text:p>72%</text:p>
          </table:table-cell>
          <table:table-cell office:value-type="percentage" office:value="0.62186897598608804" table:style-name="ce21">
            <text:p>62%</text:p>
          </table:table-cell>
          <table:table-cell office:value-type="percentage" office:value="9.64772772438863E-2" table:style-name="ce22">
            <text:p>10%</text:p>
          </table:table-cell>
          <table:table-cell table:number-columns-repeated="16374"/>
        </table:table-row>
        <table:table-row table:style-name="ro1">
          <table:table-cell office:value-type="float" office:value="1609598" table:style-name="ce28">
            <text:p>1609598</text:p>
          </table:table-cell>
          <table:table-cell office:value-type="float" office:value="343808" table:style-name="ce4">
            <text:p>343808</text:p>
          </table:table-cell>
          <table:table-cell office:value-type="string" table:style-name="ce3">
            <text:p>Escola Básica da Foz do Neiva, Castelo do Neiva, Viana do Castel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Público</text:p>
          </table:table-cell>
          <table:table-cell office:value-type="float" office:value="164" table:style-name="ce4">
            <text:p>164</text:p>
          </table:table-cell>
          <table:table-cell office:value-type="percentage" office:value="0.457317073170732" table:style-name="ce21">
            <text:p>46%</text:p>
          </table:table-cell>
          <table:table-cell office:value-type="percentage" office:value="0.46809044532292998" table:style-name="ce21">
            <text:p>47%</text:p>
          </table:table-cell>
          <table:table-cell office:value-type="percentage" office:value="-1.07733721521984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609783" table:style-name="ce28">
            <text:p>1609783</text:p>
          </table:table-cell>
          <table:table-cell office:value-type="float" office:value="341289" table:style-name="ce4">
            <text:p>341289</text:p>
          </table:table-cell>
          <table:table-cell office:value-type="string" table:style-name="ce3">
            <text:p>Escola Básica Dr. Pedro Barbosa, Viana do Castel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Público</text:p>
          </table:table-cell>
          <table:table-cell office:value-type="float" office:value="249" table:style-name="ce4">
            <text:p>249</text:p>
          </table:table-cell>
          <table:table-cell office:value-type="percentage" office:value="0.49397590361445798" table:style-name="ce21">
            <text:p>49%</text:p>
          </table:table-cell>
          <table:table-cell office:value-type="percentage" office:value="0.48080815091124701" table:style-name="ce21">
            <text:p>48%</text:p>
          </table:table-cell>
          <table:table-cell office:value-type="percentage" office:value="1.3167752703210699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609802" table:style-name="ce28">
            <text:p>1609802</text:p>
          </table:table-cell>
          <table:table-cell office:value-type="float" office:value="341575" table:style-name="ce4">
            <text:p>341575</text:p>
          </table:table-cell>
          <table:table-cell office:value-type="string" table:style-name="ce3">
            <text:p>Escola Básica Frei Bartolomeu dos Mártires, Viana do Castel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Público</text:p>
          </table:table-cell>
          <table:table-cell office:value-type="float" office:value="316" table:style-name="ce4">
            <text:p>316</text:p>
          </table:table-cell>
          <table:table-cell office:value-type="percentage" office:value="0.661392405063291" table:style-name="ce21">
            <text:p>66%</text:p>
          </table:table-cell>
          <table:table-cell office:value-type="percentage" office:value="0.53251137387174297" table:style-name="ce21">
            <text:p>53%</text:p>
          </table:table-cell>
          <table:table-cell office:value-type="percentage" office:value="0.12888103119154901" table:style-name="ce22">
            <text:p>13%</text:p>
          </table:table-cell>
          <table:table-cell table:number-columns-repeated="16374"/>
        </table:table-row>
        <table:table-row table:style-name="ro1">
          <table:table-cell office:value-type="float" office:value="1609846" table:style-name="ce28">
            <text:p>1609846</text:p>
          </table:table-cell>
          <table:table-cell office:value-type="float" office:value="340510" table:style-name="ce4">
            <text:p>340510</text:p>
          </table:table-cell>
          <table:table-cell office:value-type="string" table:style-name="ce3">
            <text:p>Escola Básica de Darque, Viana do Castel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Público</text:p>
          </table:table-cell>
          <table:table-cell office:value-type="float" office:value="136" table:style-name="ce4">
            <text:p>136</text:p>
          </table:table-cell>
          <table:table-cell office:value-type="percentage" office:value="0.27205882352941202" table:style-name="ce21">
            <text:p>27%</text:p>
          </table:table-cell>
          <table:table-cell office:value-type="percentage" office:value="0.33902091045229499" table:style-name="ce21">
            <text:p>34%</text:p>
          </table:table-cell>
          <table:table-cell office:value-type="percentage" office:value="-6.6962086922883607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1609922" table:style-name="ce28">
            <text:p>1609922</text:p>
          </table:table-cell>
          <table:table-cell office:value-type="float" office:value="346202" table:style-name="ce4">
            <text:p>346202</text:p>
          </table:table-cell>
          <table:table-cell office:value-type="string" table:style-name="ce3">
            <text:p>Escola Básica e Secundária de Barroselas, Viana do Castel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Público</text:p>
          </table:table-cell>
          <table:table-cell office:value-type="float" office:value="260" table:style-name="ce4">
            <text:p>260</text:p>
          </table:table-cell>
          <table:table-cell office:value-type="percentage" office:value="0.41153846153846202" table:style-name="ce21">
            <text:p>41%</text:p>
          </table:table-cell>
          <table:table-cell office:value-type="percentage" office:value="0.407636593276204" table:style-name="ce21">
            <text:p>41%</text:p>
          </table:table-cell>
          <table:table-cell office:value-type="percentage" office:value="3.90186826225793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610453" table:style-name="ce28">
            <text:p>1610453</text:p>
          </table:table-cell>
          <table:table-cell office:value-type="string" table:style-name="ce4">
            <text:p>*</text:p>
          </table:table-cell>
          <table:table-cell office:value-type="string" table:style-name="ce3">
            <text:p>Colégio de Campos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Vila Nova de Cerveira</text:p>
          </table:table-cell>
          <table:table-cell office:value-type="string" table:style-name="ce3">
            <text:p>Privado</text:p>
          </table:table-cell>
          <table:table-cell office:value-type="float" office:value="111" table:style-name="ce4">
            <text:p>111</text:p>
          </table:table-cell>
          <table:table-cell office:value-type="percentage" office:value="0.21621621621621601" table:style-name="ce21">
            <text:p>22%</text:p>
          </table:table-cell>
          <table:table-cell office:value-type="percentage" office:value="0.39094212709093201" table:style-name="ce21">
            <text:p>39%</text:p>
          </table:table-cell>
          <table:table-cell office:value-type="percentage" office:value="-0.17472591087471601" table:style-name="ce22">
            <text:p>-17%</text:p>
          </table:table-cell>
          <table:table-cell table:number-columns-repeated="16374"/>
        </table:table-row>
        <table:table-row table:style-name="ro1">
          <table:table-cell office:value-type="float" office:value="1610981" table:style-name="ce28">
            <text:p>1610981</text:p>
          </table:table-cell>
          <table:table-cell office:value-type="float" office:value="346093" table:style-name="ce4">
            <text:p>346093</text:p>
          </table:table-cell>
          <table:table-cell office:value-type="string" table:style-name="ce3">
            <text:p>Escola Básica e Secundária de Vila Nova de Cerveira</text:p>
          </table:table-cell>
          <table:table-cell office:value-type="string" table:style-name="ce3">
            <text:p>Viana do Castelo</text:p>
          </table:table-cell>
          <table:table-cell office:value-type="string" table:style-name="ce3">
            <text:p>Vila Nova de Cerveira</text:p>
          </table:table-cell>
          <table:table-cell office:value-type="string" table:style-name="ce3">
            <text:p>Público</text:p>
          </table:table-cell>
          <table:table-cell office:value-type="float" office:value="174" table:style-name="ce4">
            <text:p>174</text:p>
          </table:table-cell>
          <table:table-cell office:value-type="percentage" office:value="0.43678160919540199" table:style-name="ce21">
            <text:p>44%</text:p>
          </table:table-cell>
          <table:table-cell office:value-type="percentage" office:value="0.49668087023952401" table:style-name="ce21">
            <text:p>50%</text:p>
          </table:table-cell>
          <table:table-cell office:value-type="percentage" office:value="-5.9899261044121903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701770" table:style-name="ce28">
            <text:p>1701770</text:p>
          </table:table-cell>
          <table:table-cell office:value-type="float" office:value="340959" table:style-name="ce4">
            <text:p>340959</text:p>
          </table:table-cell>
          <table:table-cell office:value-type="string" table:style-name="ce3">
            <text:p>Escola Básica e Secundária D. Sancho II, Alijó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Alijó</text:p>
          </table:table-cell>
          <table:table-cell office:value-type="string" table:style-name="ce3">
            <text:p>Público</text:p>
          </table:table-cell>
          <table:table-cell office:value-type="float" office:value="223" table:style-name="ce4">
            <text:p>223</text:p>
          </table:table-cell>
          <table:table-cell office:value-type="percentage" office:value="0.452914798206278" table:style-name="ce21">
            <text:p>45%</text:p>
          </table:table-cell>
          <table:table-cell office:value-type="percentage" office:value="0.36832152686650099" table:style-name="ce21">
            <text:p>37%</text:p>
          </table:table-cell>
          <table:table-cell office:value-type="percentage" office:value="8.4593271339777204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702965" table:style-name="ce28">
            <text:p>1702965</text:p>
          </table:table-cell>
          <table:table-cell office:value-type="float" office:value="343780" table:style-name="ce4">
            <text:p>343780</text:p>
          </table:table-cell>
          <table:table-cell office:value-type="string" table:style-name="ce3">
            <text:p>Escola Básica Gomes Monteiro, Boticas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Boticas</text:p>
          </table:table-cell>
          <table:table-cell office:value-type="string" table:style-name="ce3">
            <text:p>Público</text:p>
          </table:table-cell>
          <table:table-cell office:value-type="float" office:value="130" table:style-name="ce4">
            <text:p>130</text:p>
          </table:table-cell>
          <table:table-cell office:value-type="percentage" office:value="0.35384615384615398" table:style-name="ce21">
            <text:p>35%</text:p>
          </table:table-cell>
          <table:table-cell office:value-type="percentage" office:value="0.40627893436059398" table:style-name="ce21">
            <text:p>41%</text:p>
          </table:table-cell>
          <table:table-cell office:value-type="percentage" office:value="-5.2432780514440197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703072" table:style-name="ce28">
            <text:p>1703072</text:p>
          </table:table-cell>
          <table:table-cell office:value-type="float" office:value="343778" table:style-name="ce4">
            <text:p>343778</text:p>
          </table:table-cell>
          <table:table-cell office:value-type="string" table:style-name="ce3">
            <text:p>Escola Básica de Vidago, Chaves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Chaves</text:p>
          </table:table-cell>
          <table:table-cell office:value-type="string" table:style-name="ce3">
            <text:p>Público</text:p>
          </table:table-cell>
          <table:table-cell office:value-type="float" office:value="80" table:style-name="ce4">
            <text:p>80</text:p>
          </table:table-cell>
          <table:table-cell office:value-type="percentage" office:value="0.25" table:style-name="ce21">
            <text:p>25%</text:p>
          </table:table-cell>
          <table:table-cell office:value-type="percentage" office:value="0.30322051052646698" table:style-name="ce21">
            <text:p>30%</text:p>
          </table:table-cell>
          <table:table-cell office:value-type="percentage" office:value="-5.3220510526466702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703324" table:style-name="ce28">
            <text:p>1703324</text:p>
          </table:table-cell>
          <table:table-cell office:value-type="float" office:value="401717" table:style-name="ce4">
            <text:p>401717</text:p>
          </table:table-cell>
          <table:table-cell office:value-type="string" table:style-name="ce3">
            <text:p>Escola Básica e Secundária Fernão de Magalhães, Chaves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Chaves</text:p>
          </table:table-cell>
          <table:table-cell office:value-type="string" table:style-name="ce3">
            <text:p>Público</text:p>
          </table:table-cell>
          <table:table-cell office:value-type="float" office:value="254" table:style-name="ce4">
            <text:p>254</text:p>
          </table:table-cell>
          <table:table-cell office:value-type="percentage" office:value="0.62204724409448797" table:style-name="ce21">
            <text:p>62%</text:p>
          </table:table-cell>
          <table:table-cell office:value-type="percentage" office:value="0.55030031850746697" table:style-name="ce21">
            <text:p>55%</text:p>
          </table:table-cell>
          <table:table-cell office:value-type="percentage" office:value="7.1746925587021407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1703325" table:style-name="ce28">
            <text:p>1703325</text:p>
          </table:table-cell>
          <table:table-cell office:value-type="float" office:value="401407" table:style-name="ce4">
            <text:p>401407</text:p>
          </table:table-cell>
          <table:table-cell office:value-type="string" table:style-name="ce3">
            <text:p>Escola Secundária Dr. António Granjo, Chaves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Chaves</text:p>
          </table:table-cell>
          <table:table-cell office:value-type="string" table:style-name="ce3">
            <text:p>Público</text:p>
          </table:table-cell>
          <table:table-cell office:value-type="float" office:value="248" table:style-name="ce4">
            <text:p>248</text:p>
          </table:table-cell>
          <table:table-cell office:value-type="percentage" office:value="0.43548387096774199" table:style-name="ce21">
            <text:p>44%</text:p>
          </table:table-cell>
          <table:table-cell office:value-type="percentage" office:value="0.428630814231305" table:style-name="ce21">
            <text:p>43%</text:p>
          </table:table-cell>
          <table:table-cell office:value-type="percentage" office:value="6.85305673643703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703358" table:style-name="ce28">
            <text:p>1703358</text:p>
          </table:table-cell>
          <table:table-cell office:value-type="float" office:value="401535" table:style-name="ce4">
            <text:p>401535</text:p>
          </table:table-cell>
          <table:table-cell office:value-type="string" table:style-name="ce3">
            <text:p>Escola Secundária Dr. Júlio Martins, Chaves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Chaves</text:p>
          </table:table-cell>
          <table:table-cell office:value-type="string" table:style-name="ce3">
            <text:p>Público</text:p>
          </table:table-cell>
          <table:table-cell office:value-type="float" office:value="461" table:style-name="ce4">
            <text:p>461</text:p>
          </table:table-cell>
          <table:table-cell office:value-type="percentage" office:value="0.481561822125813" table:style-name="ce21">
            <text:p>48%</text:p>
          </table:table-cell>
          <table:table-cell office:value-type="percentage" office:value="0.52444959801941204" table:style-name="ce21">
            <text:p>52%</text:p>
          </table:table-cell>
          <table:table-cell office:value-type="percentage" office:value="-4.2887775893598497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704848" table:style-name="ce28">
            <text:p>1704848</text:p>
          </table:table-cell>
          <table:table-cell office:value-type="float" office:value="346032" table:style-name="ce4">
            <text:p>346032</text:p>
          </table:table-cell>
          <table:table-cell office:value-type="string" table:style-name="ce3">
            <text:p>Escola Básica e Secundária Professor António da Natividade, Mesão Frio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Mesão Frio</text:p>
          </table:table-cell>
          <table:table-cell office:value-type="string" table:style-name="ce3">
            <text:p>Público</text:p>
          </table:table-cell>
          <table:table-cell office:value-type="float" office:value="163" table:style-name="ce4">
            <text:p>163</text:p>
          </table:table-cell>
          <table:table-cell office:value-type="percentage" office:value="0.220858895705521" table:style-name="ce21">
            <text:p>22%</text:p>
          </table:table-cell>
          <table:table-cell office:value-type="percentage" office:value="0.24755720961966099" table:style-name="ce21">
            <text:p>25%</text:p>
          </table:table-cell>
          <table:table-cell office:value-type="percentage" office:value="-2.6698313914139401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705801" table:style-name="ce28">
            <text:p>1705801</text:p>
          </table:table-cell>
          <table:table-cell office:value-type="float" office:value="346196" table:style-name="ce4">
            <text:p>346196</text:p>
          </table:table-cell>
          <table:table-cell office:value-type="string" table:style-name="ce3">
            <text:p>Escola Básica e Secundária de Mondim de Basto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Mondim de Basto</text:p>
          </table:table-cell>
          <table:table-cell office:value-type="string" table:style-name="ce3">
            <text:p>Público</text:p>
          </table:table-cell>
          <table:table-cell office:value-type="float" office:value="214" table:style-name="ce4">
            <text:p>214</text:p>
          </table:table-cell>
          <table:table-cell office:value-type="percentage" office:value="0.38785046728972" table:style-name="ce21">
            <text:p>39%</text:p>
          </table:table-cell>
          <table:table-cell office:value-type="percentage" office:value="0.432913097483759" table:style-name="ce21">
            <text:p>43%</text:p>
          </table:table-cell>
          <table:table-cell office:value-type="percentage" office:value="-4.50626301940397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706541" table:style-name="ce28">
            <text:p>1706541</text:p>
          </table:table-cell>
          <table:table-cell office:value-type="float" office:value="345696" table:style-name="ce4">
            <text:p>345696</text:p>
          </table:table-cell>
          <table:table-cell office:value-type="string" table:style-name="ce3">
            <text:p>Escola Básica e Secundária do Baixo Barroso, Venda Nova, Montalegre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Montalegre</text:p>
          </table:table-cell>
          <table:table-cell office:value-type="string" table:style-name="ce3">
            <text:p>Público</text:p>
          </table:table-cell>
          <table:table-cell office:value-type="float" office:value="58" table:style-name="ce4">
            <text:p>58</text:p>
          </table:table-cell>
          <table:table-cell office:value-type="percentage" office:value="0.41379310344827602" table:style-name="ce21">
            <text:p>41%</text:p>
          </table:table-cell>
          <table:table-cell office:value-type="percentage" office:value="0.30040465476425998" table:style-name="ce21">
            <text:p>30%</text:p>
          </table:table-cell>
          <table:table-cell office:value-type="percentage" office:value="0.113388448684016" table:style-name="ce22">
            <text:p>11%</text:p>
          </table:table-cell>
          <table:table-cell table:number-columns-repeated="16374"/>
        </table:table-row>
        <table:table-row table:style-name="ro1">
          <table:table-cell office:value-type="float" office:value="1706742" table:style-name="ce28">
            <text:p>1706742</text:p>
          </table:table-cell>
          <table:table-cell office:value-type="float" office:value="346780" table:style-name="ce4">
            <text:p>346780</text:p>
          </table:table-cell>
          <table:table-cell office:value-type="string" table:style-name="ce3">
            <text:p>Escola Básica e Secundária Dr. Bento da Cruz, Montalegre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Montalegre</text:p>
          </table:table-cell>
          <table:table-cell office:value-type="string" table:style-name="ce3">
            <text:p>Público</text:p>
          </table:table-cell>
          <table:table-cell office:value-type="float" office:value="141" table:style-name="ce4">
            <text:p>141</text:p>
          </table:table-cell>
          <table:table-cell office:value-type="percentage" office:value="0.37588652482269502" table:style-name="ce21">
            <text:p>38%</text:p>
          </table:table-cell>
          <table:table-cell office:value-type="percentage" office:value="0.38671517442014602" table:style-name="ce21">
            <text:p>39%</text:p>
          </table:table-cell>
          <table:table-cell office:value-type="percentage" office:value="-1.08286495974508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707142" table:style-name="ce28">
            <text:p>1707142</text:p>
          </table:table-cell>
          <table:table-cell office:value-type="float" office:value="346305" table:style-name="ce4">
            <text:p>346305</text:p>
          </table:table-cell>
          <table:table-cell office:value-type="string" table:style-name="ce3">
            <text:p>Escola Básica e Secundária de Murça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Murça</text:p>
          </table:table-cell>
          <table:table-cell office:value-type="string" table:style-name="ce3">
            <text:p>Público</text:p>
          </table:table-cell>
          <table:table-cell office:value-type="float" office:value="150" table:style-name="ce4">
            <text:p>150</text:p>
          </table:table-cell>
          <table:table-cell office:value-type="percentage" office:value="0.30666666666666698" table:style-name="ce21">
            <text:p>31%</text:p>
          </table:table-cell>
          <table:table-cell office:value-type="percentage" office:value="0.35566289684726798" table:style-name="ce21">
            <text:p>36%</text:p>
          </table:table-cell>
          <table:table-cell office:value-type="percentage" office:value="-4.8996230180601397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708193" table:style-name="ce28">
            <text:p>1708193</text:p>
          </table:table-cell>
          <table:table-cell office:value-type="float" office:value="401511" table:style-name="ce4">
            <text:p>401511</text:p>
          </table:table-cell>
          <table:table-cell office:value-type="string" table:style-name="ce3">
            <text:p>Escola Secundária Dr. João de Araújo Correia, Peso da Régua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Peso da Régua</text:p>
          </table:table-cell>
          <table:table-cell office:value-type="string" table:style-name="ce3">
            <text:p>Público</text:p>
          </table:table-cell>
          <table:table-cell office:value-type="float" office:value="325" table:style-name="ce4">
            <text:p>325</text:p>
          </table:table-cell>
          <table:table-cell office:value-type="percentage" office:value="0.54769230769230803" table:style-name="ce21">
            <text:p>55%</text:p>
          </table:table-cell>
          <table:table-cell office:value-type="percentage" office:value="0.49786594378307603" table:style-name="ce21">
            <text:p>50%</text:p>
          </table:table-cell>
          <table:table-cell office:value-type="percentage" office:value="4.9826363909231397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708233" table:style-name="ce28">
            <text:p>1708233</text:p>
          </table:table-cell>
          <table:table-cell office:value-type="string" table:style-name="ce4">
            <text:p>*</text:p>
          </table:table-cell>
          <table:table-cell office:value-type="string" table:style-name="ce3">
            <text:p>Salesianos de Poiares - Colégio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Peso da Régua</text:p>
          </table:table-cell>
          <table:table-cell office:value-type="string" table:style-name="ce3">
            <text:p>Privado</text:p>
          </table:table-cell>
          <table:table-cell office:value-type="float" office:value="193" table:style-name="ce4">
            <text:p>193</text:p>
          </table:table-cell>
          <table:table-cell office:value-type="percentage" office:value="0.38860103626942999" table:style-name="ce21">
            <text:p>39%</text:p>
          </table:table-cell>
          <table:table-cell office:value-type="percentage" office:value="0.420066731008362" table:style-name="ce21">
            <text:p>42%</text:p>
          </table:table-cell>
          <table:table-cell office:value-type="percentage" office:value="-3.1465694738931897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709092" table:style-name="ce28">
            <text:p>1709092</text:p>
          </table:table-cell>
          <table:table-cell office:value-type="float" office:value="346068" table:style-name="ce4">
            <text:p>346068</text:p>
          </table:table-cell>
          <table:table-cell office:value-type="string" table:style-name="ce3">
            <text:p>Escola Básica e Secundária de Ribeira de Pena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Ribeira de Pena</text:p>
          </table:table-cell>
          <table:table-cell office:value-type="string" table:style-name="ce3">
            <text:p>Público</text:p>
          </table:table-cell>
          <table:table-cell office:value-type="float" office:value="95" table:style-name="ce4">
            <text:p>95</text:p>
          </table:table-cell>
          <table:table-cell office:value-type="percentage" office:value="0.4" table:style-name="ce21">
            <text:p>40%</text:p>
          </table:table-cell>
          <table:table-cell office:value-type="percentage" office:value="0.379525995033409" table:style-name="ce21">
            <text:p>38%</text:p>
          </table:table-cell>
          <table:table-cell office:value-type="percentage" office:value="2.0474004966591498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709707" table:style-name="ce28">
            <text:p>1709707</text:p>
          </table:table-cell>
          <table:table-cell office:value-type="float" office:value="343754" table:style-name="ce4">
            <text:p>343754</text:p>
          </table:table-cell>
          <table:table-cell office:value-type="string" table:style-name="ce3">
            <text:p>Escola Básica de Cerva, Ribeira de Pena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Ribeira de Pena</text:p>
          </table:table-cell>
          <table:table-cell office:value-type="string" table:style-name="ce3">
            <text:p>Público</text:p>
          </table:table-cell>
          <table:table-cell office:value-type="float" office:value="68" table:style-name="ce4">
            <text:p>68</text:p>
          </table:table-cell>
          <table:table-cell office:value-type="percentage" office:value="0.45588235294117602" table:style-name="ce21">
            <text:p>46%</text:p>
          </table:table-cell>
          <table:table-cell office:value-type="percentage" office:value="0.40025504161577102" table:style-name="ce21">
            <text:p>40%</text:p>
          </table:table-cell>
          <table:table-cell office:value-type="percentage" office:value="5.5627311325405798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710636" table:style-name="ce28">
            <text:p>1710636</text:p>
          </table:table-cell>
          <table:table-cell office:value-type="float" office:value="345945" table:style-name="ce4">
            <text:p>345945</text:p>
          </table:table-cell>
          <table:table-cell office:value-type="string" table:style-name="ce3">
            <text:p>Escola Básica e Secundária Miguel Torga, Sabrosa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Sabrosa</text:p>
          </table:table-cell>
          <table:table-cell office:value-type="string" table:style-name="ce3">
            <text:p>Público</text:p>
          </table:table-cell>
          <table:table-cell office:value-type="float" office:value="134" table:style-name="ce4">
            <text:p>134</text:p>
          </table:table-cell>
          <table:table-cell office:value-type="percentage" office:value="0.402985074626866" table:style-name="ce21">
            <text:p>40%</text:p>
          </table:table-cell>
          <table:table-cell office:value-type="percentage" office:value="0.39318311661889399" table:style-name="ce21">
            <text:p>39%</text:p>
          </table:table-cell>
          <table:table-cell office:value-type="percentage" office:value="9.8019580079714893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1711226" table:style-name="ce28">
            <text:p>1711226</text:p>
          </table:table-cell>
          <table:table-cell office:value-type="float" office:value="343055" table:style-name="ce4">
            <text:p>343055</text:p>
          </table:table-cell>
          <table:table-cell office:value-type="string" table:style-name="ce3">
            <text:p>Escola Básica de Santa Marta de Penaguião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Santa Marta de Penaguião</text:p>
          </table:table-cell>
          <table:table-cell office:value-type="string" table:style-name="ce3">
            <text:p>Público</text:p>
          </table:table-cell>
          <table:table-cell office:value-type="float" office:value="130" table:style-name="ce4">
            <text:p>130</text:p>
          </table:table-cell>
          <table:table-cell office:value-type="percentage" office:value="0.17692307692307699" table:style-name="ce21">
            <text:p>18%</text:p>
          </table:table-cell>
          <table:table-cell office:value-type="percentage" office:value="0.299617660521587" table:style-name="ce21">
            <text:p>30%</text:p>
          </table:table-cell>
          <table:table-cell office:value-type="percentage" office:value="-0.12269458359851" table:style-name="ce22">
            <text:p>-12%</text:p>
          </table:table-cell>
          <table:table-cell table:number-columns-repeated="16374"/>
        </table:table-row>
        <table:table-row table:style-name="ro1">
          <table:table-cell office:value-type="float" office:value="1712744" table:style-name="ce28">
            <text:p>1712744</text:p>
          </table:table-cell>
          <table:table-cell office:value-type="float" office:value="403131" table:style-name="ce4">
            <text:p>403131</text:p>
          </table:table-cell>
          <table:table-cell office:value-type="string" table:style-name="ce3">
            <text:p>Escola Secundária de Valpaços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Valpaços</text:p>
          </table:table-cell>
          <table:table-cell office:value-type="string" table:style-name="ce3">
            <text:p>Público</text:p>
          </table:table-cell>
          <table:table-cell office:value-type="float" office:value="232" table:style-name="ce4">
            <text:p>232</text:p>
          </table:table-cell>
          <table:table-cell office:value-type="percentage" office:value="0.375" table:style-name="ce21">
            <text:p>38%</text:p>
          </table:table-cell>
          <table:table-cell office:value-type="percentage" office:value="0.39394647630526203" table:style-name="ce21">
            <text:p>39%</text:p>
          </table:table-cell>
          <table:table-cell office:value-type="percentage" office:value="-1.894647630526210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712854" table:style-name="ce28">
            <text:p>1712854</text:p>
          </table:table-cell>
          <table:table-cell office:value-type="float" office:value="341824" table:style-name="ce4">
            <text:p>341824</text:p>
          </table:table-cell>
          <table:table-cell office:value-type="string" table:style-name="ce3">
            <text:p>Escola Básica José dos Anjos, Carrazedo de Montenegro, Valpaços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Valpaços</text:p>
          </table:table-cell>
          <table:table-cell office:value-type="string" table:style-name="ce3">
            <text:p>Público</text:p>
          </table:table-cell>
          <table:table-cell office:value-type="float" office:value="74" table:style-name="ce4">
            <text:p>74</text:p>
          </table:table-cell>
          <table:table-cell office:value-type="percentage" office:value="0.41891891891891903" table:style-name="ce21">
            <text:p>42%</text:p>
          </table:table-cell>
          <table:table-cell office:value-type="percentage" office:value="0.32432756828453302" table:style-name="ce21">
            <text:p>32%</text:p>
          </table:table-cell>
          <table:table-cell office:value-type="percentage" office:value="9.4591350634386395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1713108" table:style-name="ce28">
            <text:p>1713108</text:p>
          </table:table-cell>
          <table:table-cell office:value-type="float" office:value="331028" table:style-name="ce4">
            <text:p>331028</text:p>
          </table:table-cell>
          <table:table-cell office:value-type="string" table:style-name="ce3">
            <text:p>Escola Básica de Pedras Salgadas, Vila Pouca de Aguiar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Vila Pouca de Aguiar</text:p>
          </table:table-cell>
          <table:table-cell office:value-type="string" table:style-name="ce3">
            <text:p>Público</text:p>
          </table:table-cell>
          <table:table-cell office:value-type="float" office:value="112" table:style-name="ce4">
            <text:p>112</text:p>
          </table:table-cell>
          <table:table-cell office:value-type="percentage" office:value="0.53571428571428603" table:style-name="ce21">
            <text:p>54%</text:p>
          </table:table-cell>
          <table:table-cell office:value-type="percentage" office:value="0.50519841095950802" table:style-name="ce21">
            <text:p>51%</text:p>
          </table:table-cell>
          <table:table-cell office:value-type="percentage" office:value="3.0515874754777399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713703" table:style-name="ce28">
            <text:p>1713703</text:p>
          </table:table-cell>
          <table:table-cell office:value-type="float" office:value="343730" table:style-name="ce4">
            <text:p>343730</text:p>
          </table:table-cell>
          <table:table-cell office:value-type="string" table:style-name="ce3">
            <text:p>Escola Básica e Secundária de Vila Pouca de Aguiar - Sul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Vila Pouca de Aguiar</text:p>
          </table:table-cell>
          <table:table-cell office:value-type="string" table:style-name="ce3">
            <text:p>Público</text:p>
          </table:table-cell>
          <table:table-cell office:value-type="float" office:value="178" table:style-name="ce4">
            <text:p>178</text:p>
          </table:table-cell>
          <table:table-cell office:value-type="percentage" office:value="0.42134831460674199" table:style-name="ce21">
            <text:p>42%</text:p>
          </table:table-cell>
          <table:table-cell office:value-type="percentage" office:value="0.36161356760198898" table:style-name="ce21">
            <text:p>36%</text:p>
          </table:table-cell>
          <table:table-cell office:value-type="percentage" office:value="5.9734747004752502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714112" table:style-name="ce28">
            <text:p>1714112</text:p>
          </table:table-cell>
          <table:table-cell office:value-type="string" table:style-name="ce4">
            <text:p>*</text:p>
          </table:table-cell>
          <table:table-cell office:value-type="string" table:style-name="ce3">
            <text:p>Colégio "Nossa Senhora da Boavista"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Privado</text:p>
          </table:table-cell>
          <table:table-cell office:value-type="float" office:value="132" table:style-name="ce4">
            <text:p>132</text:p>
          </table:table-cell>
          <table:table-cell office:value-type="percentage" office:value="0.48484848484848497" table:style-name="ce21">
            <text:p>48%</text:p>
          </table:table-cell>
          <table:table-cell office:value-type="percentage" office:value="0.41207715173730203" table:style-name="ce21">
            <text:p>41%</text:p>
          </table:table-cell>
          <table:table-cell office:value-type="percentage" office:value="7.2771333111182807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1714183" table:style-name="ce28">
            <text:p>1714183</text:p>
          </table:table-cell>
          <table:table-cell office:value-type="float" office:value="340996" table:style-name="ce4">
            <text:p>340996</text:p>
          </table:table-cell>
          <table:table-cell office:value-type="string" table:style-name="ce3">
            <text:p>Escola Básica Diogo Cão, Vila Real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Público</text:p>
          </table:table-cell>
          <table:table-cell office:value-type="float" office:value="167" table:style-name="ce4">
            <text:p>167</text:p>
          </table:table-cell>
          <table:table-cell office:value-type="percentage" office:value="0.239520958083832" table:style-name="ce21">
            <text:p>24%</text:p>
          </table:table-cell>
          <table:table-cell office:value-type="percentage" office:value="0.299970549019906" table:style-name="ce21">
            <text:p>30%</text:p>
          </table:table-cell>
          <table:table-cell office:value-type="percentage" office:value="-6.0449590936074001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714208" table:style-name="ce28">
            <text:p>1714208</text:p>
          </table:table-cell>
          <table:table-cell office:value-type="float" office:value="401079" table:style-name="ce4">
            <text:p>401079</text:p>
          </table:table-cell>
          <table:table-cell office:value-type="string" table:style-name="ce3">
            <text:p>Escola Secundária Camilo Castelo Branco, Vila Real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Público</text:p>
          </table:table-cell>
          <table:table-cell office:value-type="float" office:value="455" table:style-name="ce4">
            <text:p>455</text:p>
          </table:table-cell>
          <table:table-cell office:value-type="percentage" office:value="0.67252747252747302" table:style-name="ce21">
            <text:p>67%</text:p>
          </table:table-cell>
          <table:table-cell office:value-type="percentage" office:value="0.61508502444329405" table:style-name="ce21">
            <text:p>62%</text:p>
          </table:table-cell>
          <table:table-cell office:value-type="percentage" office:value="5.7442448084178199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714320" table:style-name="ce28">
            <text:p>1714320</text:p>
          </table:table-cell>
          <table:table-cell office:value-type="float" office:value="402874" table:style-name="ce4">
            <text:p>402874</text:p>
          </table:table-cell>
          <table:table-cell office:value-type="string" table:style-name="ce3">
            <text:p>Escola Secundária São Pedro, Vila Real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Público</text:p>
          </table:table-cell>
          <table:table-cell office:value-type="float" office:value="399" table:style-name="ce4">
            <text:p>399</text:p>
          </table:table-cell>
          <table:table-cell office:value-type="percentage" office:value="0.68421052631578905" table:style-name="ce21">
            <text:p>68%</text:p>
          </table:table-cell>
          <table:table-cell office:value-type="percentage" office:value="0.61514831666869196" table:style-name="ce21">
            <text:p>62%</text:p>
          </table:table-cell>
          <table:table-cell office:value-type="percentage" office:value="6.9062209647097306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1714600" table:style-name="ce28">
            <text:p>1714600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Monsenhor Jerónimo do Amaral, Vila Real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Vila Real</text:p>
          </table:table-cell>
          <table:table-cell office:value-type="string" table:style-name="ce3">
            <text:p>Público</text:p>
          </table:table-cell>
          <table:table-cell office:value-type="float" office:value="359" table:style-name="ce4">
            <text:p>359</text:p>
          </table:table-cell>
          <table:table-cell office:value-type="percentage" office:value="0.42339832869080801" table:style-name="ce21">
            <text:p>42%</text:p>
          </table:table-cell>
          <table:table-cell office:value-type="percentage" office:value="0.46546523823465902" table:style-name="ce21">
            <text:p>47%</text:p>
          </table:table-cell>
          <table:table-cell office:value-type="percentage" office:value="-4.20669095438512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801278" table:style-name="ce28">
            <text:p>1801278</text:p>
          </table:table-cell>
          <table:table-cell office:value-type="float" office:value="343729" table:style-name="ce4">
            <text:p>343729</text:p>
          </table:table-cell>
          <table:table-cell office:value-type="string" table:style-name="ce3">
            <text:p>Escola Básica e Secundária Gomes Teixeira, Armamar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Armamar</text:p>
          </table:table-cell>
          <table:table-cell office:value-type="string" table:style-name="ce3">
            <text:p>Público</text:p>
          </table:table-cell>
          <table:table-cell office:value-type="float" office:value="168" table:style-name="ce4">
            <text:p>168</text:p>
          </table:table-cell>
          <table:table-cell office:value-type="percentage" office:value="0.32142857142857101" table:style-name="ce21">
            <text:p>32%</text:p>
          </table:table-cell>
          <table:table-cell office:value-type="percentage" office:value="0.35580741461642901" table:style-name="ce21">
            <text:p>36%</text:p>
          </table:table-cell>
          <table:table-cell office:value-type="percentage" office:value="-3.4378843187857999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802221" table:style-name="ce28">
            <text:p>1802221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e Carregal do Sal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Carregal do Sal</text:p>
          </table:table-cell>
          <table:table-cell office:value-type="string" table:style-name="ce3">
            <text:p>Público</text:p>
          </table:table-cell>
          <table:table-cell office:value-type="float" office:value="194" table:style-name="ce4">
            <text:p>194</text:p>
          </table:table-cell>
          <table:table-cell office:value-type="percentage" office:value="0.43298969072165" table:style-name="ce21">
            <text:p>43%</text:p>
          </table:table-cell>
          <table:table-cell office:value-type="percentage" office:value="0.442840957552047" table:style-name="ce21">
            <text:p>44%</text:p>
          </table:table-cell>
          <table:table-cell office:value-type="percentage" office:value="-9.8512668303973195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802519" table:style-name="ce28">
            <text:p>1802519</text:p>
          </table:table-cell>
          <table:table-cell office:value-type="float" office:value="330711" table:style-name="ce4">
            <text:p>330711</text:p>
          </table:table-cell>
          <table:table-cell office:value-type="string" table:style-name="ce3">
            <text:p>Escola Básica Aristides de Sousa Mendes, Cabanas de Viriato, Carregal do Sal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Carregal do Sal</text:p>
          </table:table-cell>
          <table:table-cell office:value-type="string" table:style-name="ce3">
            <text:p>Público</text:p>
          </table:table-cell>
          <table:table-cell office:value-type="float" office:value="56" table:style-name="ce4">
            <text:p>56</text:p>
          </table:table-cell>
          <table:table-cell office:value-type="percentage" office:value="0.48214285714285698" table:style-name="ce21">
            <text:p>48%</text:p>
          </table:table-cell>
          <table:table-cell office:value-type="percentage" office:value="0.53911282351729295" table:style-name="ce21">
            <text:p>54%</text:p>
          </table:table-cell>
          <table:table-cell office:value-type="percentage" office:value="-5.6969966374436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1803126" table:style-name="ce28">
            <text:p>1803126</text:p>
          </table:table-cell>
          <table:table-cell office:value-type="float" office:value="330322" table:style-name="ce4">
            <text:p>330322</text:p>
          </table:table-cell>
          <table:table-cell office:value-type="string" table:style-name="ce3">
            <text:p>Escola Básica de Mões, Castro Daire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Castro Daire</text:p>
          </table:table-cell>
          <table:table-cell office:value-type="string" table:style-name="ce3">
            <text:p>Público</text:p>
          </table:table-cell>
          <table:table-cell office:value-type="float" office:value="121" table:style-name="ce4">
            <text:p>121</text:p>
          </table:table-cell>
          <table:table-cell office:value-type="percentage" office:value="0.38016528925619802" table:style-name="ce21">
            <text:p>38%</text:p>
          </table:table-cell>
          <table:table-cell office:value-type="percentage" office:value="0.48533534751999202" table:style-name="ce21">
            <text:p>49%</text:p>
          </table:table-cell>
          <table:table-cell office:value-type="percentage" office:value="-0.105170058263793" table:style-name="ce22">
            <text:p>-11%</text:p>
          </table:table-cell>
          <table:table-cell table:number-columns-repeated="16374"/>
        </table:table-row>
        <table:table-row table:style-name="ro1">
          <table:table-cell office:value-type="float" office:value="1803270" table:style-name="ce28">
            <text:p>1803270</text:p>
          </table:table-cell>
          <table:table-cell office:value-type="float" office:value="343717" table:style-name="ce4">
            <text:p>343717</text:p>
          </table:table-cell>
          <table:table-cell office:value-type="string" table:style-name="ce3">
            <text:p>Escola Básica de Castro Daire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Castro Daire</text:p>
          </table:table-cell>
          <table:table-cell office:value-type="string" table:style-name="ce3">
            <text:p>Público</text:p>
          </table:table-cell>
          <table:table-cell office:value-type="float" office:value="175" table:style-name="ce4">
            <text:p>175</text:p>
          </table:table-cell>
          <table:table-cell office:value-type="percentage" office:value="0.44" table:style-name="ce21">
            <text:p>44%</text:p>
          </table:table-cell>
          <table:table-cell office:value-type="percentage" office:value="0.46270453541175499" table:style-name="ce21">
            <text:p>46%</text:p>
          </table:table-cell>
          <table:table-cell office:value-type="percentage" office:value="-2.27045354117545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803914" table:style-name="ce28">
            <text:p>1803914</text:p>
          </table:table-cell>
          <table:table-cell office:value-type="float" office:value="403118" table:style-name="ce4">
            <text:p>403118</text:p>
          </table:table-cell>
          <table:table-cell office:value-type="string" table:style-name="ce3">
            <text:p>Escola Secundária de Castro Daire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Castro Daire</text:p>
          </table:table-cell>
          <table:table-cell office:value-type="string" table:style-name="ce3">
            <text:p>Público</text:p>
          </table:table-cell>
          <table:table-cell office:value-type="float" office:value="114" table:style-name="ce4">
            <text:p>114</text:p>
          </table:table-cell>
          <table:table-cell office:value-type="percentage" office:value="0.41228070175438603" table:style-name="ce21">
            <text:p>41%</text:p>
          </table:table-cell>
          <table:table-cell office:value-type="percentage" office:value="0.496548575742083" table:style-name="ce21">
            <text:p>50%</text:p>
          </table:table-cell>
          <table:table-cell office:value-type="percentage" office:value="-8.4267873987697001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1804372" table:style-name="ce28">
            <text:p>1804372</text:p>
          </table:table-cell>
          <table:table-cell office:value-type="float" office:value="343705" table:style-name="ce4">
            <text:p>343705</text:p>
          </table:table-cell>
          <table:table-cell office:value-type="string" table:style-name="ce3">
            <text:p>Escola Básica General Serpa Pinto, Cinfães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Cinfães</text:p>
          </table:table-cell>
          <table:table-cell office:value-type="string" table:style-name="ce3">
            <text:p>Público</text:p>
          </table:table-cell>
          <table:table-cell office:value-type="float" office:value="298" table:style-name="ce4">
            <text:p>298</text:p>
          </table:table-cell>
          <table:table-cell office:value-type="percentage" office:value="0.39261744966443002" table:style-name="ce21">
            <text:p>39%</text:p>
          </table:table-cell>
          <table:table-cell office:value-type="percentage" office:value="0.43206969114774402" table:style-name="ce21">
            <text:p>43%</text:p>
          </table:table-cell>
          <table:table-cell office:value-type="percentage" office:value="-3.9452241483314499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804553" table:style-name="ce28">
            <text:p>1804553</text:p>
          </table:table-cell>
          <table:table-cell office:value-type="float" office:value="345179" table:style-name="ce4">
            <text:p>345179</text:p>
          </table:table-cell>
          <table:table-cell office:value-type="string" table:style-name="ce3">
            <text:p>Escola Básica de Souselo, Cinfães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Cinfães</text:p>
          </table:table-cell>
          <table:table-cell office:value-type="string" table:style-name="ce3">
            <text:p>Público</text:p>
          </table:table-cell>
          <table:table-cell office:value-type="float" office:value="220" table:style-name="ce4">
            <text:p>220</text:p>
          </table:table-cell>
          <table:table-cell office:value-type="percentage" office:value="0.21363636363636401" table:style-name="ce21">
            <text:p>21%</text:p>
          </table:table-cell>
          <table:table-cell office:value-type="percentage" office:value="0.39367795706813602" table:style-name="ce21">
            <text:p>39%</text:p>
          </table:table-cell>
          <table:table-cell office:value-type="percentage" office:value="-0.18004159343177201" table:style-name="ce22">
            <text:p>-18%</text:p>
          </table:table-cell>
          <table:table-cell table:number-columns-repeated="16374"/>
        </table:table-row>
        <table:table-row table:style-name="ro1">
          <table:table-cell office:value-type="float" office:value="1804942" table:style-name="ce28">
            <text:p>1804942</text:p>
          </table:table-cell>
          <table:table-cell office:value-type="float" office:value="402564" table:style-name="ce4">
            <text:p>402564</text:p>
          </table:table-cell>
          <table:table-cell office:value-type="string" table:style-name="ce3">
            <text:p>Escola Secundária Professor Doutor Flávio F. Pinto Resende, Cinfães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Cinfães</text:p>
          </table:table-cell>
          <table:table-cell office:value-type="string" table:style-name="ce3">
            <text:p>Público</text:p>
          </table:table-cell>
          <table:table-cell office:value-type="float" office:value="65" table:style-name="ce4">
            <text:p>65</text:p>
          </table:table-cell>
          <table:table-cell office:value-type="percentage" office:value="0.36923076923076897" table:style-name="ce21">
            <text:p>37%</text:p>
          </table:table-cell>
          <table:table-cell office:value-type="percentage" office:value="0.40198184096835998" table:style-name="ce21">
            <text:p>40%</text:p>
          </table:table-cell>
          <table:table-cell office:value-type="percentage" office:value="-3.2751071737591203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805257" table:style-name="ce28">
            <text:p>1805257</text:p>
          </table:table-cell>
          <table:table-cell office:value-type="float" office:value="402898" table:style-name="ce4">
            <text:p>402898</text:p>
          </table:table-cell>
          <table:table-cell office:value-type="string" table:style-name="ce3">
            <text:p>Escola Básica e Secundária da Sé, Lamego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Lamego</text:p>
          </table:table-cell>
          <table:table-cell office:value-type="string" table:style-name="ce3">
            <text:p>Público</text:p>
          </table:table-cell>
          <table:table-cell office:value-type="float" office:value="292" table:style-name="ce4">
            <text:p>292</text:p>
          </table:table-cell>
          <table:table-cell office:value-type="percentage" office:value="0.45205479452054798" table:style-name="ce21">
            <text:p>45%</text:p>
          </table:table-cell>
          <table:table-cell office:value-type="percentage" office:value="0.42523141136033499" table:style-name="ce21">
            <text:p>43%</text:p>
          </table:table-cell>
          <table:table-cell office:value-type="percentage" office:value="2.6823383160213099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805921" table:style-name="ce28">
            <text:p>1805921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e Lamego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Lamego</text:p>
          </table:table-cell>
          <table:table-cell office:value-type="string" table:style-name="ce3">
            <text:p>Público</text:p>
          </table:table-cell>
          <table:table-cell office:value-type="float" office:value="420" table:style-name="ce4">
            <text:p>420</text:p>
          </table:table-cell>
          <table:table-cell office:value-type="percentage" office:value="0.43333333333333302" table:style-name="ce21">
            <text:p>43%</text:p>
          </table:table-cell>
          <table:table-cell office:value-type="percentage" office:value="0.408489200400039" table:style-name="ce21">
            <text:p>41%</text:p>
          </table:table-cell>
          <table:table-cell office:value-type="percentage" office:value="2.48441329332948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806731" table:style-name="ce28">
            <text:p>1806731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Ana de Castro Osório, Mangualde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Mangualde</text:p>
          </table:table-cell>
          <table:table-cell office:value-type="string" table:style-name="ce3">
            <text:p>Público</text:p>
          </table:table-cell>
          <table:table-cell office:value-type="float" office:value="498" table:style-name="ce4">
            <text:p>498</text:p>
          </table:table-cell>
          <table:table-cell office:value-type="percentage" office:value="0.45381526104417702" table:style-name="ce21">
            <text:p>45%</text:p>
          </table:table-cell>
          <table:table-cell office:value-type="percentage" office:value="0.49960355827258002" table:style-name="ce21">
            <text:p>50%</text:p>
          </table:table-cell>
          <table:table-cell office:value-type="percentage" office:value="-4.5788297228402899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807935" table:style-name="ce28">
            <text:p>1807935</text:p>
          </table:table-cell>
          <table:table-cell office:value-type="float" office:value="310402" table:style-name="ce4">
            <text:p>310402</text:p>
          </table:table-cell>
          <table:table-cell office:value-type="string" table:style-name="ce3">
            <text:p>Escola Básica e Secundária de Moimenta da Beira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Moimenta da Beira</text:p>
          </table:table-cell>
          <table:table-cell office:value-type="string" table:style-name="ce3">
            <text:p>Público</text:p>
          </table:table-cell>
          <table:table-cell office:value-type="float" office:value="280" table:style-name="ce4">
            <text:p>280</text:p>
          </table:table-cell>
          <table:table-cell office:value-type="percentage" office:value="0.4" table:style-name="ce21">
            <text:p>40%</text:p>
          </table:table-cell>
          <table:table-cell office:value-type="percentage" office:value="0.36411844567129997" table:style-name="ce21">
            <text:p>36%</text:p>
          </table:table-cell>
          <table:table-cell office:value-type="percentage" office:value="3.5881554328700403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808317" table:style-name="ce28">
            <text:p>1808317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r. José Lopes de Oliveira, Mortágua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Mortágua</text:p>
          </table:table-cell>
          <table:table-cell office:value-type="string" table:style-name="ce3">
            <text:p>Público</text:p>
          </table:table-cell>
          <table:table-cell office:value-type="float" office:value="201" table:style-name="ce4">
            <text:p>201</text:p>
          </table:table-cell>
          <table:table-cell office:value-type="percentage" office:value="0.51243781094527396" table:style-name="ce21">
            <text:p>51%</text:p>
          </table:table-cell>
          <table:table-cell office:value-type="percentage" office:value="0.43982372116149099" table:style-name="ce21">
            <text:p>44%</text:p>
          </table:table-cell>
          <table:table-cell office:value-type="percentage" office:value="7.2614089783782795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1809125" table:style-name="ce28">
            <text:p>1809125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r. Fortunato de Almeida, Nelas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Nelas</text:p>
          </table:table-cell>
          <table:table-cell office:value-type="string" table:style-name="ce3">
            <text:p>Público</text:p>
          </table:table-cell>
          <table:table-cell office:value-type="float" office:value="242" table:style-name="ce4">
            <text:p>242</text:p>
          </table:table-cell>
          <table:table-cell office:value-type="percentage" office:value="0.45041322314049598" table:style-name="ce21">
            <text:p>45%</text:p>
          </table:table-cell>
          <table:table-cell office:value-type="percentage" office:value="0.486482482570953" table:style-name="ce21">
            <text:p>49%</text:p>
          </table:table-cell>
          <table:table-cell office:value-type="percentage" office:value="-3.6069259430457301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809877" table:style-name="ce28">
            <text:p>1809877</text:p>
          </table:table-cell>
          <table:table-cell office:value-type="float" office:value="345842" table:style-name="ce4">
            <text:p>345842</text:p>
          </table:table-cell>
          <table:table-cell office:value-type="string" table:style-name="ce3">
            <text:p>Escola Básica e Secundária Eng. Dionísio Augusto Cunha, Canas de Senhorim, Nelas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Nelas</text:p>
          </table:table-cell>
          <table:table-cell office:value-type="string" table:style-name="ce3">
            <text:p>Público</text:p>
          </table:table-cell>
          <table:table-cell office:value-type="float" office:value="153" table:style-name="ce4">
            <text:p>153</text:p>
          </table:table-cell>
          <table:table-cell office:value-type="percentage" office:value="0.50326797385620903" table:style-name="ce21">
            <text:p>50%</text:p>
          </table:table-cell>
          <table:table-cell office:value-type="percentage" office:value="0.386258399992776" table:style-name="ce21">
            <text:p>39%</text:p>
          </table:table-cell>
          <table:table-cell office:value-type="percentage" office:value="0.117009573863433" table:style-name="ce22">
            <text:p>12%</text:p>
          </table:table-cell>
          <table:table-cell table:number-columns-repeated="16374"/>
        </table:table-row>
        <table:table-row table:style-name="ro1">
          <table:table-cell office:value-type="float" office:value="1810946" table:style-name="ce28">
            <text:p>1810946</text:p>
          </table:table-cell>
          <table:table-cell office:value-type="float" office:value="346299" table:style-name="ce4">
            <text:p>346299</text:p>
          </table:table-cell>
          <table:table-cell office:value-type="string" table:style-name="ce3">
            <text:p>Escola Básica e Secundária de Oliveira de Frades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Oliveira de Frades</text:p>
          </table:table-cell>
          <table:table-cell office:value-type="string" table:style-name="ce3">
            <text:p>Público</text:p>
          </table:table-cell>
          <table:table-cell office:value-type="float" office:value="255" table:style-name="ce4">
            <text:p>255</text:p>
          </table:table-cell>
          <table:table-cell office:value-type="percentage" office:value="0.435294117647059" table:style-name="ce21">
            <text:p>44%</text:p>
          </table:table-cell>
          <table:table-cell office:value-type="percentage" office:value="0.417549273862653" table:style-name="ce21">
            <text:p>42%</text:p>
          </table:table-cell>
          <table:table-cell office:value-type="percentage" office:value="1.7744843784405599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811436" table:style-name="ce28">
            <text:p>1811436</text:p>
          </table:table-cell>
          <table:table-cell office:value-type="float" office:value="346019" table:style-name="ce4">
            <text:p>346019</text:p>
          </table:table-cell>
          <table:table-cell office:value-type="string" table:style-name="ce3">
            <text:p>Escola Básica e Secundária de Penalva do Castelo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Penalva do Castelo</text:p>
          </table:table-cell>
          <table:table-cell office:value-type="string" table:style-name="ce3">
            <text:p>Público</text:p>
          </table:table-cell>
          <table:table-cell office:value-type="float" office:value="185" table:style-name="ce4">
            <text:p>185</text:p>
          </table:table-cell>
          <table:table-cell office:value-type="percentage" office:value="0.45405405405405402" table:style-name="ce21">
            <text:p>45%</text:p>
          </table:table-cell>
          <table:table-cell office:value-type="percentage" office:value="0.416391928859906" table:style-name="ce21">
            <text:p>42%</text:p>
          </table:table-cell>
          <table:table-cell office:value-type="percentage" office:value="3.7662125194148403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812936" table:style-name="ce28">
            <text:p>1812936</text:p>
          </table:table-cell>
          <table:table-cell office:value-type="float" office:value="345155" table:style-name="ce4">
            <text:p>345155</text:p>
          </table:table-cell>
          <table:table-cell office:value-type="string" table:style-name="ce3">
            <text:p>Escola Básica Álvaro Coutinho - o Magriço, Penedono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Penedono</text:p>
          </table:table-cell>
          <table:table-cell office:value-type="string" table:style-name="ce3">
            <text:p>Público</text:p>
          </table:table-cell>
          <table:table-cell office:value-type="float" office:value="84" table:style-name="ce4">
            <text:p>84</text:p>
          </table:table-cell>
          <table:table-cell office:value-type="percentage" office:value="0.36904761904761901" table:style-name="ce21">
            <text:p>37%</text:p>
          </table:table-cell>
          <table:table-cell office:value-type="percentage" office:value="0.40436706723430299" table:style-name="ce21">
            <text:p>40%</text:p>
          </table:table-cell>
          <table:table-cell office:value-type="percentage" office:value="-3.53194481866844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813608" table:style-name="ce28">
            <text:p>1813608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xternato D. Afonso Henriques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Resende</text:p>
          </table:table-cell>
          <table:table-cell office:value-type="string" table:style-name="ce3">
            <text:p>Privado</text:p>
          </table:table-cell>
          <table:table-cell office:value-type="float" office:value="107" table:style-name="ce4">
            <text:p>107</text:p>
          </table:table-cell>
          <table:table-cell office:value-type="percentage" office:value="0.47663551401869197" table:style-name="ce21">
            <text:p>48%</text:p>
          </table:table-cell>
          <table:table-cell office:value-type="percentage" office:value="0.52795670774200698" table:style-name="ce21">
            <text:p>53%</text:p>
          </table:table-cell>
          <table:table-cell office:value-type="percentage" office:value="-5.1321193723314999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813701" table:style-name="ce28">
            <text:p>1813701</text:p>
          </table:table-cell>
          <table:table-cell office:value-type="float" office:value="401262" table:style-name="ce4">
            <text:p>401262</text:p>
          </table:table-cell>
          <table:table-cell office:value-type="string" table:style-name="ce3">
            <text:p>Escola Secundária de Resende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Resende</text:p>
          </table:table-cell>
          <table:table-cell office:value-type="string" table:style-name="ce3">
            <text:p>Público</text:p>
          </table:table-cell>
          <table:table-cell office:value-type="float" office:value="213" table:style-name="ce4">
            <text:p>213</text:p>
          </table:table-cell>
          <table:table-cell office:value-type="percentage" office:value="0.32863849765258202" table:style-name="ce21">
            <text:p>33%</text:p>
          </table:table-cell>
          <table:table-cell office:value-type="percentage" office:value="0.35961447268317498" table:style-name="ce21">
            <text:p>36%</text:p>
          </table:table-cell>
          <table:table-cell office:value-type="percentage" office:value="-3.0975975030593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814142" table:style-name="ce28">
            <text:p>1814142</text:p>
          </table:table-cell>
          <table:table-cell office:value-type="float" office:value="403088" table:style-name="ce4">
            <text:p>403088</text:p>
          </table:table-cell>
          <table:table-cell office:value-type="string" table:style-name="ce3">
            <text:p>Escola Secundária de Santa Comba Dão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Santa Comba Dão</text:p>
          </table:table-cell>
          <table:table-cell office:value-type="string" table:style-name="ce3">
            <text:p>Público</text:p>
          </table:table-cell>
          <table:table-cell office:value-type="float" office:value="286" table:style-name="ce4">
            <text:p>286</text:p>
          </table:table-cell>
          <table:table-cell office:value-type="percentage" office:value="0.48951048951048998" table:style-name="ce21">
            <text:p>49%</text:p>
          </table:table-cell>
          <table:table-cell office:value-type="percentage" office:value="0.41375156079818698" table:style-name="ce21">
            <text:p>41%</text:p>
          </table:table-cell>
          <table:table-cell office:value-type="percentage" office:value="7.5758928712302998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815360" table:style-name="ce28">
            <text:p>1815360</text:p>
          </table:table-cell>
          <table:table-cell office:value-type="float" office:value="346287" table:style-name="ce4">
            <text:p>346287</text:p>
          </table:table-cell>
          <table:table-cell office:value-type="string" table:style-name="ce3">
            <text:p>Escola Básica e Secundária de São João da Pesqueira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São João da Pesqueira</text:p>
          </table:table-cell>
          <table:table-cell office:value-type="string" table:style-name="ce3">
            <text:p>Público</text:p>
          </table:table-cell>
          <table:table-cell office:value-type="float" office:value="170" table:style-name="ce4">
            <text:p>170</text:p>
          </table:table-cell>
          <table:table-cell office:value-type="percentage" office:value="0.317647058823529" table:style-name="ce21">
            <text:p>32%</text:p>
          </table:table-cell>
          <table:table-cell office:value-type="percentage" office:value="0.36011531952807402" table:style-name="ce21">
            <text:p>36%</text:p>
          </table:table-cell>
          <table:table-cell office:value-type="percentage" office:value="-4.2468260704544201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816332" table:style-name="ce28">
            <text:p>1816332</text:p>
          </table:table-cell>
          <table:table-cell office:value-type="float" office:value="330309" table:style-name="ce4">
            <text:p>330309</text:p>
          </table:table-cell>
          <table:table-cell office:value-type="string" table:style-name="ce3">
            <text:p>Escola Básica de Santa Cruz da Trapa, São Pedro do Sul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São Pedro do Sul</text:p>
          </table:table-cell>
          <table:table-cell office:value-type="string" table:style-name="ce3">
            <text:p>Público</text:p>
          </table:table-cell>
          <table:table-cell office:value-type="float" office:value="102" table:style-name="ce4">
            <text:p>102</text:p>
          </table:table-cell>
          <table:table-cell office:value-type="percentage" office:value="0.38235294117647101" table:style-name="ce21">
            <text:p>38%</text:p>
          </table:table-cell>
          <table:table-cell office:value-type="percentage" office:value="0.42305156412262102" table:style-name="ce21">
            <text:p>42%</text:p>
          </table:table-cell>
          <table:table-cell office:value-type="percentage" office:value="-4.06986229461501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816992" table:style-name="ce28">
            <text:p>1816992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n.º 2 de São Pedro do Sul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São Pedro do Sul</text:p>
          </table:table-cell>
          <table:table-cell office:value-type="string" table:style-name="ce3">
            <text:p>Público</text:p>
          </table:table-cell>
          <table:table-cell office:value-type="float" office:value="327" table:style-name="ce4">
            <text:p>327</text:p>
          </table:table-cell>
          <table:table-cell office:value-type="percentage" office:value="0.470948012232416" table:style-name="ce21">
            <text:p>47%</text:p>
          </table:table-cell>
          <table:table-cell office:value-type="percentage" office:value="0.48405996636290999" table:style-name="ce21">
            <text:p>48%</text:p>
          </table:table-cell>
          <table:table-cell office:value-type="percentage" office:value="-1.3111954130493901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817158" table:style-name="ce28">
            <text:p>1817158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Ferreira Lapa, Sátão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Sátão</text:p>
          </table:table-cell>
          <table:table-cell office:value-type="string" table:style-name="ce3">
            <text:p>Público</text:p>
          </table:table-cell>
          <table:table-cell office:value-type="float" office:value="89" table:style-name="ce4">
            <text:p>89</text:p>
          </table:table-cell>
          <table:table-cell office:value-type="percentage" office:value="0.37078651685393299" table:style-name="ce21">
            <text:p>37%</text:p>
          </table:table-cell>
          <table:table-cell office:value-type="percentage" office:value="0.38898633187922899" table:style-name="ce21">
            <text:p>39%</text:p>
          </table:table-cell>
          <table:table-cell office:value-type="percentage" office:value="-1.8199815025296499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1817696" table:style-name="ce28">
            <text:p>1817696</text:p>
          </table:table-cell>
          <table:table-cell office:value-type="float" office:value="403064" table:style-name="ce4">
            <text:p>403064</text:p>
          </table:table-cell>
          <table:table-cell office:value-type="string" table:style-name="ce3">
            <text:p>Escola Secundária Frei Rosa Viterbo, Sátão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Sátão</text:p>
          </table:table-cell>
          <table:table-cell office:value-type="string" table:style-name="ce3">
            <text:p>Público</text:p>
          </table:table-cell>
          <table:table-cell office:value-type="float" office:value="158" table:style-name="ce4">
            <text:p>158</text:p>
          </table:table-cell>
          <table:table-cell office:value-type="percentage" office:value="0.639240506329114" table:style-name="ce21">
            <text:p>64%</text:p>
          </table:table-cell>
          <table:table-cell office:value-type="percentage" office:value="0.59765627862043103" table:style-name="ce21">
            <text:p>60%</text:p>
          </table:table-cell>
          <table:table-cell office:value-type="percentage" office:value="4.1584227708682898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818661" table:style-name="ce28">
            <text:p>1818661</text:p>
          </table:table-cell>
          <table:table-cell office:value-type="float" office:value="345106" table:style-name="ce4">
            <text:p>345106</text:p>
          </table:table-cell>
          <table:table-cell office:value-type="string" table:style-name="ce3">
            <text:p>Escola Básica Padre João Rodrigues, Veiga, Sernancelhe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Sernancelhe</text:p>
          </table:table-cell>
          <table:table-cell office:value-type="string" table:style-name="ce3">
            <text:p>Público</text:p>
          </table:table-cell>
          <table:table-cell office:value-type="float" office:value="113" table:style-name="ce4">
            <text:p>113</text:p>
          </table:table-cell>
          <table:table-cell office:value-type="percentage" office:value="0.38938053097345099" table:style-name="ce21">
            <text:p>39%</text:p>
          </table:table-cell>
          <table:table-cell office:value-type="percentage" office:value="0.48552205950188498" table:style-name="ce21">
            <text:p>49%</text:p>
          </table:table-cell>
          <table:table-cell office:value-type="percentage" office:value="-9.6141528528433495E-2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1819030" table:style-name="ce28">
            <text:p>1819030</text:p>
          </table:table-cell>
          <table:table-cell office:value-type="float" office:value="345684" table:style-name="ce4">
            <text:p>345684</text:p>
          </table:table-cell>
          <table:table-cell office:value-type="string" table:style-name="ce3">
            <text:p>Escola Básica e Secundária Abel Botelho, Tabuaço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Tabuaço</text:p>
          </table:table-cell>
          <table:table-cell office:value-type="string" table:style-name="ce3">
            <text:p>Público</text:p>
          </table:table-cell>
          <table:table-cell office:value-type="float" office:value="111" table:style-name="ce4">
            <text:p>111</text:p>
          </table:table-cell>
          <table:table-cell office:value-type="percentage" office:value="0.35135135135135098" table:style-name="ce21">
            <text:p>35%</text:p>
          </table:table-cell>
          <table:table-cell office:value-type="percentage" office:value="0.26738036457075498" table:style-name="ce21">
            <text:p>27%</text:p>
          </table:table-cell>
          <table:table-cell office:value-type="percentage" office:value="8.3970986780595905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820735" table:style-name="ce28">
            <text:p>1820735</text:p>
          </table:table-cell>
          <table:table-cell office:value-type="float" office:value="346275" table:style-name="ce4">
            <text:p>346275</text:p>
          </table:table-cell>
          <table:table-cell office:value-type="string" table:style-name="ce3">
            <text:p>Escola Básica e Secundária Dr. José Leite de Vasconcelos, Tarouca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Tarouca</text:p>
          </table:table-cell>
          <table:table-cell office:value-type="string" table:style-name="ce3">
            <text:p>Público</text:p>
          </table:table-cell>
          <table:table-cell office:value-type="float" office:value="178" table:style-name="ce4">
            <text:p>178</text:p>
          </table:table-cell>
          <table:table-cell office:value-type="percentage" office:value="0.36516853932584298" table:style-name="ce21">
            <text:p>37%</text:p>
          </table:table-cell>
          <table:table-cell office:value-type="percentage" office:value="0.362936828817572" table:style-name="ce21">
            <text:p>36%</text:p>
          </table:table-cell>
          <table:table-cell office:value-type="percentage" office:value="2.2317105082706101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1821220" table:style-name="ce28">
            <text:p>1821220</text:p>
          </table:table-cell>
          <table:table-cell office:value-type="float" office:value="404688" table:style-name="ce4">
            <text:p>404688</text:p>
          </table:table-cell>
          <table:table-cell office:value-type="string" table:style-name="ce3">
            <text:p>Escola Secundária de Molelos, Tondela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Tondela</text:p>
          </table:table-cell>
          <table:table-cell office:value-type="string" table:style-name="ce3">
            <text:p>Público</text:p>
          </table:table-cell>
          <table:table-cell office:value-type="float" office:value="128" table:style-name="ce4">
            <text:p>128</text:p>
          </table:table-cell>
          <table:table-cell office:value-type="percentage" office:value="0.3828125" table:style-name="ce21">
            <text:p>38%</text:p>
          </table:table-cell>
          <table:table-cell office:value-type="percentage" office:value="0.426862986020416" table:style-name="ce21">
            <text:p>43%</text:p>
          </table:table-cell>
          <table:table-cell office:value-type="percentage" office:value="-4.40504860204163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1821552" table:style-name="ce28">
            <text:p>1821552</text:p>
          </table:table-cell>
          <table:table-cell office:value-type="float" office:value="345090" table:style-name="ce4">
            <text:p>345090</text:p>
          </table:table-cell>
          <table:table-cell office:value-type="string" table:style-name="ce3">
            <text:p>Escola Básica de Campo de Besteiros, Tondela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Tondela</text:p>
          </table:table-cell>
          <table:table-cell office:value-type="string" table:style-name="ce3">
            <text:p>Público</text:p>
          </table:table-cell>
          <table:table-cell office:value-type="float" office:value="153" table:style-name="ce4">
            <text:p>153</text:p>
          </table:table-cell>
          <table:table-cell office:value-type="percentage" office:value="0.59477124183006502" table:style-name="ce21">
            <text:p>59%</text:p>
          </table:table-cell>
          <table:table-cell office:value-type="percentage" office:value="0.47305159072605102" table:style-name="ce21">
            <text:p>47%</text:p>
          </table:table-cell>
          <table:table-cell office:value-type="percentage" office:value="0.121719651104014" table:style-name="ce22">
            <text:p>12%</text:p>
          </table:table-cell>
          <table:table-cell table:number-columns-repeated="16374"/>
        </table:table-row>
        <table:table-row table:style-name="ro1">
          <table:table-cell office:value-type="float" office:value="1821681" table:style-name="ce28">
            <text:p>1821681</text:p>
          </table:table-cell>
          <table:table-cell office:value-type="float" office:value="340480" table:style-name="ce4">
            <text:p>340480</text:p>
          </table:table-cell>
          <table:table-cell office:value-type="string" table:style-name="ce3">
            <text:p>Escola Básica de Caramulo, Tondela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Tondela</text:p>
          </table:table-cell>
          <table:table-cell office:value-type="string" table:style-name="ce3">
            <text:p>Público</text:p>
          </table:table-cell>
          <table:table-cell office:value-type="float" office:value="62" table:style-name="ce4">
            <text:p>62</text:p>
          </table:table-cell>
          <table:table-cell office:value-type="percentage" office:value="0.467741935483871" table:style-name="ce21">
            <text:p>47%</text:p>
          </table:table-cell>
          <table:table-cell office:value-type="percentage" office:value="0.39614201347514499" table:style-name="ce21">
            <text:p>40%</text:p>
          </table:table-cell>
          <table:table-cell office:value-type="percentage" office:value="7.1599922008726002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1821927" table:style-name="ce28">
            <text:p>1821927</text:p>
          </table:table-cell>
          <table:table-cell office:value-type="float" office:value="403052" table:style-name="ce4">
            <text:p>403052</text:p>
          </table:table-cell>
          <table:table-cell office:value-type="string" table:style-name="ce3">
            <text:p>Escola Secundária de Tondela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Tondela</text:p>
          </table:table-cell>
          <table:table-cell office:value-type="string" table:style-name="ce3">
            <text:p>Público</text:p>
          </table:table-cell>
          <table:table-cell office:value-type="float" office:value="264" table:style-name="ce4">
            <text:p>264</text:p>
          </table:table-cell>
          <table:table-cell office:value-type="percentage" office:value="0.59090909090909105" table:style-name="ce21">
            <text:p>59%</text:p>
          </table:table-cell>
          <table:table-cell office:value-type="percentage" office:value="0.53831793866574795" table:style-name="ce21">
            <text:p>54%</text:p>
          </table:table-cell>
          <table:table-cell office:value-type="percentage" office:value="5.2591152243342897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822353" table:style-name="ce28">
            <text:p>1822353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Aquilino Ribeiro, Vila Nova de Paiva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Vila Nova de Paiva</text:p>
          </table:table-cell>
          <table:table-cell office:value-type="string" table:style-name="ce3">
            <text:p>Público</text:p>
          </table:table-cell>
          <table:table-cell office:value-type="float" office:value="136" table:style-name="ce4">
            <text:p>136</text:p>
          </table:table-cell>
          <table:table-cell office:value-type="percentage" office:value="0.433823529411765" table:style-name="ce21">
            <text:p>43%</text:p>
          </table:table-cell>
          <table:table-cell office:value-type="percentage" office:value="0.46518568413489397" table:style-name="ce21">
            <text:p>47%</text:p>
          </table:table-cell>
          <table:table-cell office:value-type="percentage" office:value="-3.1362154723129698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1823050" table:style-name="ce28">
            <text:p>1823050</text:p>
          </table:table-cell>
          <table:table-cell office:value-type="float" office:value="401626" table:style-name="ce4">
            <text:p>401626</text:p>
          </table:table-cell>
          <table:table-cell office:value-type="string" table:style-name="ce3">
            <text:p>Escola Secundária Emídio Navarro, 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Público</text:p>
          </table:table-cell>
          <table:table-cell office:value-type="float" office:value="258" table:style-name="ce4">
            <text:p>258</text:p>
          </table:table-cell>
          <table:table-cell office:value-type="percentage" office:value="0.724806201550388" table:style-name="ce21">
            <text:p>72%</text:p>
          </table:table-cell>
          <table:table-cell office:value-type="percentage" office:value="0.62049296198073001" table:style-name="ce21">
            <text:p>62%</text:p>
          </table:table-cell>
          <table:table-cell office:value-type="percentage" office:value="0.104313239569657" table:style-name="ce22">
            <text:p>10%</text:p>
          </table:table-cell>
          <table:table-cell table:number-columns-repeated="16374"/>
        </table:table-row>
        <table:table-row table:style-name="ro1">
          <table:table-cell office:value-type="float" office:value="1823105" table:style-name="ce28">
            <text:p>1823105</text:p>
          </table:table-cell>
          <table:table-cell office:value-type="float" office:value="380465" table:style-name="ce4">
            <text:p>380465</text:p>
          </table:table-cell>
          <table:table-cell office:value-type="string" table:style-name="ce3">
            <text:p>Colégio da Imaculada Conceição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Privado</text:p>
          </table:table-cell>
          <table:table-cell office:value-type="float" office:value="108" table:style-name="ce4">
            <text:p>108</text:p>
          </table:table-cell>
          <table:table-cell office:value-type="percentage" office:value="0.79629629629629595" table:style-name="ce21">
            <text:p>80%</text:p>
          </table:table-cell>
          <table:table-cell office:value-type="percentage" office:value="0.75987761480514304" table:style-name="ce21">
            <text:p>76%</text:p>
          </table:table-cell>
          <table:table-cell office:value-type="percentage" office:value="3.6418681491152703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823204" table:style-name="ce28">
            <text:p>1823204</text:p>
          </table:table-cell>
          <table:table-cell office:value-type="float" office:value="340820" table:style-name="ce4">
            <text:p>340820</text:p>
          </table:table-cell>
          <table:table-cell office:value-type="string" table:style-name="ce3">
            <text:p>Escola Básica D. Luis Loureiro, Silgueiros, 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Público</text:p>
          </table:table-cell>
          <table:table-cell office:value-type="float" office:value="89" table:style-name="ce4">
            <text:p>89</text:p>
          </table:table-cell>
          <table:table-cell office:value-type="percentage" office:value="0.38202247191011202" table:style-name="ce21">
            <text:p>38%</text:p>
          </table:table-cell>
          <table:table-cell office:value-type="percentage" office:value="0.34679196211593899" table:style-name="ce21">
            <text:p>35%</text:p>
          </table:table-cell>
          <table:table-cell office:value-type="percentage" office:value="3.5230509794173498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823487" table:style-name="ce28">
            <text:p>1823487</text:p>
          </table:table-cell>
          <table:table-cell office:value-type="float" office:value="380463" table:style-name="ce4">
            <text:p>380463</text:p>
          </table:table-cell>
          <table:table-cell office:value-type="string" table:style-name="ce3">
            <text:p>Colégio "Via Sacra"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Privado</text:p>
          </table:table-cell>
          <table:table-cell office:value-type="float" office:value="250" table:style-name="ce4">
            <text:p>250</text:p>
          </table:table-cell>
          <table:table-cell office:value-type="percentage" office:value="0.89200000000000002" table:style-name="ce21">
            <text:p>89%</text:p>
          </table:table-cell>
          <table:table-cell office:value-type="percentage" office:value="0.77697039577512805" table:style-name="ce21">
            <text:p>78%</text:p>
          </table:table-cell>
          <table:table-cell office:value-type="percentage" office:value="0.115029604224872" table:style-name="ce22">
            <text:p>12%</text:p>
          </table:table-cell>
          <table:table-cell table:number-columns-repeated="16374"/>
        </table:table-row>
        <table:table-row table:style-name="ro1">
          <table:table-cell office:value-type="float" office:value="1823491" table:style-name="ce28">
            <text:p>1823491</text:p>
          </table:table-cell>
          <table:table-cell office:value-type="float" office:value="400002" table:style-name="ce4">
            <text:p>400002</text:p>
          </table:table-cell>
          <table:table-cell office:value-type="string" table:style-name="ce3">
            <text:p>Escola Secundária Alves Martins, 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Público</text:p>
          </table:table-cell>
          <table:table-cell office:value-type="float" office:value="156" table:style-name="ce4">
            <text:p>156</text:p>
          </table:table-cell>
          <table:table-cell office:value-type="percentage" office:value="0.69871794871794901" table:style-name="ce21">
            <text:p>70%</text:p>
          </table:table-cell>
          <table:table-cell office:value-type="percentage" office:value="0.65286004171241896" table:style-name="ce21">
            <text:p>65%</text:p>
          </table:table-cell>
          <table:table-cell office:value-type="percentage" office:value="4.5857907005530101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1823500" table:style-name="ce28">
            <text:p>1823500</text:p>
          </table:table-cell>
          <table:table-cell office:value-type="float" office:value="381096" table:style-name="ce4">
            <text:p>381096</text:p>
          </table:table-cell>
          <table:table-cell office:value-type="string" table:style-name="ce3">
            <text:p>Escola Básica Integrada e Secundária "Jean Piaget"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Privado</text:p>
          </table:table-cell>
          <table:table-cell office:value-type="float" office:value="149" table:style-name="ce4">
            <text:p>149</text:p>
          </table:table-cell>
          <table:table-cell office:value-type="percentage" office:value="0.37583892617449699" table:style-name="ce21">
            <text:p>38%</text:p>
          </table:table-cell>
          <table:table-cell office:value-type="percentage" office:value="0.430297608469218" table:style-name="ce21">
            <text:p>43%</text:p>
          </table:table-cell>
          <table:table-cell office:value-type="percentage" office:value="-5.44586822947212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1823567" table:style-name="ce28">
            <text:p>1823567</text:p>
          </table:table-cell>
          <table:table-cell office:value-type="float" office:value="341745" table:style-name="ce4">
            <text:p>341745</text:p>
          </table:table-cell>
          <table:table-cell office:value-type="string" table:style-name="ce3">
            <text:p>Escola Básica Infante D. Henrique, Repeses, 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Público</text:p>
          </table:table-cell>
          <table:table-cell office:value-type="float" office:value="387" table:style-name="ce4">
            <text:p>387</text:p>
          </table:table-cell>
          <table:table-cell office:value-type="percentage" office:value="0.65891472868217005" table:style-name="ce21">
            <text:p>66%</text:p>
          </table:table-cell>
          <table:table-cell office:value-type="percentage" office:value="0.58192970391282395" table:style-name="ce21">
            <text:p>58%</text:p>
          </table:table-cell>
          <table:table-cell office:value-type="percentage" office:value="7.6985024769346905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1823568" table:style-name="ce28">
            <text:p>1823568</text:p>
          </table:table-cell>
          <table:table-cell office:value-type="float" office:value="343444" table:style-name="ce4">
            <text:p>343444</text:p>
          </table:table-cell>
          <table:table-cell office:value-type="string" table:style-name="ce3">
            <text:p>Escola Básica de Viso, 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Público</text:p>
          </table:table-cell>
          <table:table-cell office:value-type="float" office:value="348" table:style-name="ce4">
            <text:p>348</text:p>
          </table:table-cell>
          <table:table-cell office:value-type="percentage" office:value="0.45977011494252901" table:style-name="ce21">
            <text:p>46%</text:p>
          </table:table-cell>
          <table:table-cell office:value-type="percentage" office:value="0.47317890949075703" table:style-name="ce21">
            <text:p>47%</text:p>
          </table:table-cell>
          <table:table-cell office:value-type="percentage" office:value="-1.34087945482287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823569" table:style-name="ce28">
            <text:p>1823569</text:p>
          </table:table-cell>
          <table:table-cell office:value-type="float" office:value="345076" table:style-name="ce4">
            <text:p>345076</text:p>
          </table:table-cell>
          <table:table-cell office:value-type="string" table:style-name="ce3">
            <text:p>Escola Básica n.º 3 de Mundão, 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Público</text:p>
          </table:table-cell>
          <table:table-cell office:value-type="float" office:value="170" table:style-name="ce4">
            <text:p>170</text:p>
          </table:table-cell>
          <table:table-cell office:value-type="percentage" office:value="0.49411764705882399" table:style-name="ce21">
            <text:p>49%</text:p>
          </table:table-cell>
          <table:table-cell office:value-type="percentage" office:value="0.50625031219029604" table:style-name="ce21">
            <text:p>51%</text:p>
          </table:table-cell>
          <table:table-cell office:value-type="percentage" office:value="-1.21326651314727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823615" table:style-name="ce28">
            <text:p>1823615</text:p>
          </table:table-cell>
          <table:table-cell office:value-type="float" office:value="340730" table:style-name="ce4">
            <text:p>340730</text:p>
          </table:table-cell>
          <table:table-cell office:value-type="string" table:style-name="ce3">
            <text:p>Escola Básica D. Duarte, Vil de Soito, 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Público</text:p>
          </table:table-cell>
          <table:table-cell office:value-type="float" office:value="130" table:style-name="ce4">
            <text:p>130</text:p>
          </table:table-cell>
          <table:table-cell office:value-type="percentage" office:value="0.492307692307692" table:style-name="ce21">
            <text:p>49%</text:p>
          </table:table-cell>
          <table:table-cell office:value-type="percentage" office:value="0.45379743561590602" table:style-name="ce21">
            <text:p>45%</text:p>
          </table:table-cell>
          <table:table-cell office:value-type="percentage" office:value="3.85102566917866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1823819" table:style-name="ce28">
            <text:p>1823819</text:p>
          </table:table-cell>
          <table:table-cell office:value-type="float" office:value="402977" table:style-name="ce4">
            <text:p>402977</text:p>
          </table:table-cell>
          <table:table-cell office:value-type="string" table:style-name="ce3">
            <text:p>Escola Secundária Viriato, Abraveses, 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Público</text:p>
          </table:table-cell>
          <table:table-cell office:value-type="float" office:value="102" table:style-name="ce4">
            <text:p>102</text:p>
          </table:table-cell>
          <table:table-cell office:value-type="percentage" office:value="0.480392156862745" table:style-name="ce21">
            <text:p>48%</text:p>
          </table:table-cell>
          <table:table-cell office:value-type="percentage" office:value="0.45471299727106201" table:style-name="ce21">
            <text:p>45%</text:p>
          </table:table-cell>
          <table:table-cell office:value-type="percentage" office:value="2.5679159591683098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1823962" table:style-name="ce28">
            <text:p>1823962</text:p>
          </table:table-cell>
          <table:table-cell office:value-type="float" office:value="341101" table:style-name="ce4">
            <text:p>341101</text:p>
          </table:table-cell>
          <table:table-cell office:value-type="string" table:style-name="ce3">
            <text:p>Escola Básica Dr. Azeredo Perdigão, Abraveses, 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Público</text:p>
          </table:table-cell>
          <table:table-cell office:value-type="float" office:value="299" table:style-name="ce4">
            <text:p>299</text:p>
          </table:table-cell>
          <table:table-cell office:value-type="percentage" office:value="0.46488294314381301" table:style-name="ce21">
            <text:p>46%</text:p>
          </table:table-cell>
          <table:table-cell office:value-type="percentage" office:value="0.47622509466254098" table:style-name="ce21">
            <text:p>48%</text:p>
          </table:table-cell>
          <table:table-cell office:value-type="percentage" office:value="-1.13421515187286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1823994" table:style-name="ce28">
            <text:p>1823994</text:p>
          </table:table-cell>
          <table:table-cell office:value-type="float" office:value="341710" table:style-name="ce4">
            <text:p>341710</text:p>
          </table:table-cell>
          <table:table-cell office:value-type="string" table:style-name="ce3">
            <text:p>Escola Básica Grão Vasco, 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Público</text:p>
          </table:table-cell>
          <table:table-cell office:value-type="float" office:value="496" table:style-name="ce4">
            <text:p>496</text:p>
          </table:table-cell>
          <table:table-cell office:value-type="percentage" office:value="0.66935483870967705" table:style-name="ce21">
            <text:p>67%</text:p>
          </table:table-cell>
          <table:table-cell office:value-type="percentage" office:value="0.61024230677475599" table:style-name="ce21">
            <text:p>61%</text:p>
          </table:table-cell>
          <table:table-cell office:value-type="percentage" office:value="5.9112531934921497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1824324" table:style-name="ce28">
            <text:p>1824324</text:p>
          </table:table-cell>
          <table:table-cell office:value-type="float" office:value="403027" table:style-name="ce4">
            <text:p>403027</text:p>
          </table:table-cell>
          <table:table-cell office:value-type="string" table:style-name="ce3">
            <text:p>Escola Secundária de Vouzela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Vouzela</text:p>
          </table:table-cell>
          <table:table-cell office:value-type="string" table:style-name="ce3">
            <text:p>Público</text:p>
          </table:table-cell>
          <table:table-cell office:value-type="float" office:value="173" table:style-name="ce4">
            <text:p>173</text:p>
          </table:table-cell>
          <table:table-cell office:value-type="percentage" office:value="0.52601156069364197" table:style-name="ce21">
            <text:p>53%</text:p>
          </table:table-cell>
          <table:table-cell office:value-type="percentage" office:value="0.50199159753901501" table:style-name="ce21">
            <text:p>50%</text:p>
          </table:table-cell>
          <table:table-cell office:value-type="percentage" office:value="2.4019963154626501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1824407" table:style-name="ce28">
            <text:p>1824407</text:p>
          </table:table-cell>
          <table:table-cell office:value-type="float" office:value="330292" table:style-name="ce4">
            <text:p>330292</text:p>
          </table:table-cell>
          <table:table-cell office:value-type="string" table:style-name="ce3">
            <text:p>Escola Básica de Campia, Vouzela</text:p>
          </table:table-cell>
          <table:table-cell office:value-type="string" table:style-name="ce3">
            <text:p>Viseu</text:p>
          </table:table-cell>
          <table:table-cell office:value-type="string" table:style-name="ce3">
            <text:p>Vouzela</text:p>
          </table:table-cell>
          <table:table-cell office:value-type="string" table:style-name="ce3">
            <text:p>Público</text:p>
          </table:table-cell>
          <table:table-cell office:value-type="float" office:value="72" table:style-name="ce4">
            <text:p>72</text:p>
          </table:table-cell>
          <table:table-cell office:value-type="percentage" office:value="0.47222222222222199" table:style-name="ce21">
            <text:p>47%</text:p>
          </table:table-cell>
          <table:table-cell office:value-type="percentage" office:value="0.46225470731680601" table:style-name="ce21">
            <text:p>46%</text:p>
          </table:table-cell>
          <table:table-cell office:value-type="percentage" office:value="9.9675149054157201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201450" table:style-name="ce28">
            <text:p>201450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r. Manuel Brito Camacho, Aljustrel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Aljustrel</text:p>
          </table:table-cell>
          <table:table-cell office:value-type="string" table:style-name="ce3">
            <text:p>Público</text:p>
          </table:table-cell>
          <table:table-cell office:value-type="float" office:value="175" table:style-name="ce4">
            <text:p>175</text:p>
          </table:table-cell>
          <table:table-cell office:value-type="percentage" office:value="0.24" table:style-name="ce21">
            <text:p>24%</text:p>
          </table:table-cell>
          <table:table-cell office:value-type="percentage" office:value="0.31756746715538098" table:style-name="ce21">
            <text:p>32%</text:p>
          </table:table-cell>
          <table:table-cell office:value-type="percentage" office:value="-7.7567467155380695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202249" table:style-name="ce28">
            <text:p>202249</text:p>
          </table:table-cell>
          <table:table-cell office:value-type="float" office:value="345805" table:style-name="ce4">
            <text:p>345805</text:p>
          </table:table-cell>
          <table:table-cell office:value-type="string" table:style-name="ce3">
            <text:p>Escola Básica e Secundária Dr. João Brito Camacho, Almodôvar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Almodôvar</text:p>
          </table:table-cell>
          <table:table-cell office:value-type="string" table:style-name="ce3">
            <text:p>Público</text:p>
          </table:table-cell>
          <table:table-cell office:value-type="float" office:value="143" table:style-name="ce4">
            <text:p>143</text:p>
          </table:table-cell>
          <table:table-cell office:value-type="percentage" office:value="0.39860139860139898" table:style-name="ce21">
            <text:p>40%</text:p>
          </table:table-cell>
          <table:table-cell office:value-type="percentage" office:value="0.42089512654050498" table:style-name="ce21">
            <text:p>42%</text:p>
          </table:table-cell>
          <table:table-cell office:value-type="percentage" office:value="-2.2293727939106299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203001" table:style-name="ce28">
            <text:p>203001</text:p>
          </table:table-cell>
          <table:table-cell office:value-type="float" office:value="331077" table:style-name="ce4">
            <text:p>331077</text:p>
          </table:table-cell>
          <table:table-cell office:value-type="string" table:style-name="ce3">
            <text:p>Escola Básica n.º 1 de Alvito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Alvito</text:p>
          </table:table-cell>
          <table:table-cell office:value-type="string" table:style-name="ce3">
            <text:p>Público</text:p>
          </table:table-cell>
          <table:table-cell office:value-type="float" office:value="55" table:style-name="ce4">
            <text:p>55</text:p>
          </table:table-cell>
          <table:table-cell office:value-type="percentage" office:value="0.2" table:style-name="ce21">
            <text:p>20%</text:p>
          </table:table-cell>
          <table:table-cell office:value-type="percentage" office:value="0.35747641879647402" table:style-name="ce21">
            <text:p>36%</text:p>
          </table:table-cell>
          <table:table-cell office:value-type="percentage" office:value="-0.157476418796474" table:style-name="ce22">
            <text:p>-16%</text:p>
          </table:table-cell>
          <table:table-cell table:number-columns-repeated="16374"/>
        </table:table-row>
        <table:table-row table:style-name="ro1">
          <table:table-cell office:value-type="float" office:value="205017" table:style-name="ce28">
            <text:p>205017</text:p>
          </table:table-cell>
          <table:table-cell office:value-type="float" office:value="404615" table:style-name="ce4">
            <text:p>404615</text:p>
          </table:table-cell>
          <table:table-cell office:value-type="string" table:style-name="ce3">
            <text:p>Escola Secundária D. Manuel I, Bej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Público</text:p>
          </table:table-cell>
          <table:table-cell office:value-type="float" office:value="160" table:style-name="ce4">
            <text:p>160</text:p>
          </table:table-cell>
          <table:table-cell office:value-type="percentage" office:value="0.75" table:style-name="ce21">
            <text:p>75%</text:p>
          </table:table-cell>
          <table:table-cell office:value-type="percentage" office:value="0.65094781190427597" table:style-name="ce21">
            <text:p>65%</text:p>
          </table:table-cell>
          <table:table-cell office:value-type="percentage" office:value="9.9052188095723401E-2" table:style-name="ce22">
            <text:p>10%</text:p>
          </table:table-cell>
          <table:table-cell table:number-columns-repeated="16374"/>
        </table:table-row>
        <table:table-row table:style-name="ro1">
          <table:table-cell office:value-type="float" office:value="205196" table:style-name="ce28">
            <text:p>205196</text:p>
          </table:table-cell>
          <table:table-cell office:value-type="float" office:value="404627" table:style-name="ce4">
            <text:p>404627</text:p>
          </table:table-cell>
          <table:table-cell office:value-type="string" table:style-name="ce3">
            <text:p>Escola Secundária Diogo de Gouveia, Bej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Público</text:p>
          </table:table-cell>
          <table:table-cell office:value-type="float" office:value="133" table:style-name="ce4">
            <text:p>133</text:p>
          </table:table-cell>
          <table:table-cell office:value-type="percentage" office:value="0.61654135338345895" table:style-name="ce21">
            <text:p>62%</text:p>
          </table:table-cell>
          <table:table-cell office:value-type="percentage" office:value="0.58250331916008502" table:style-name="ce21">
            <text:p>58%</text:p>
          </table:table-cell>
          <table:table-cell office:value-type="percentage" office:value="3.4038034223373898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205247" table:style-name="ce28">
            <text:p>205247</text:p>
          </table:table-cell>
          <table:table-cell office:value-type="float" office:value="380656" table:style-name="ce4">
            <text:p>380656</text:p>
          </table:table-cell>
          <table:table-cell office:value-type="string" table:style-name="ce3">
            <text:p>Externato "António Sérgio"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Privado</text:p>
          </table:table-cell>
          <table:table-cell office:value-type="float" office:value="155" table:style-name="ce4">
            <text:p>155</text:p>
          </table:table-cell>
          <table:table-cell office:value-type="percentage" office:value="0.36129032258064497" table:style-name="ce21">
            <text:p>36%</text:p>
          </table:table-cell>
          <table:table-cell office:value-type="percentage" office:value="0.39552233123064301" table:style-name="ce21">
            <text:p>40%</text:p>
          </table:table-cell>
          <table:table-cell office:value-type="percentage" office:value="-3.4232008649997897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205335" table:style-name="ce28">
            <text:p>205335</text:p>
          </table:table-cell>
          <table:table-cell office:value-type="float" office:value="343080" table:style-name="ce4">
            <text:p>343080</text:p>
          </table:table-cell>
          <table:table-cell office:value-type="string" table:style-name="ce3">
            <text:p>Escola Básica de Santiago Maior, Bej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Público</text:p>
          </table:table-cell>
          <table:table-cell office:value-type="float" office:value="208" table:style-name="ce4">
            <text:p>208</text:p>
          </table:table-cell>
          <table:table-cell office:value-type="percentage" office:value="0.355769230769231" table:style-name="ce21">
            <text:p>36%</text:p>
          </table:table-cell>
          <table:table-cell office:value-type="percentage" office:value="0.38421133985997302" table:style-name="ce21">
            <text:p>38%</text:p>
          </table:table-cell>
          <table:table-cell office:value-type="percentage" office:value="-2.84421090907424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205458" table:style-name="ce28">
            <text:p>205458</text:p>
          </table:table-cell>
          <table:table-cell office:value-type="float" office:value="343043" table:style-name="ce4">
            <text:p>343043</text:p>
          </table:table-cell>
          <table:table-cell office:value-type="string" table:style-name="ce3">
            <text:p>Escola Básica de Santa Maria, Bej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Público</text:p>
          </table:table-cell>
          <table:table-cell office:value-type="float" office:value="148" table:style-name="ce4">
            <text:p>148</text:p>
          </table:table-cell>
          <table:table-cell office:value-type="percentage" office:value="0.25675675675675702" table:style-name="ce21">
            <text:p>26%</text:p>
          </table:table-cell>
          <table:table-cell office:value-type="percentage" office:value="0.29996650686422999" table:style-name="ce21">
            <text:p>30%</text:p>
          </table:table-cell>
          <table:table-cell office:value-type="percentage" office:value="-4.3209750107473001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205976" table:style-name="ce28">
            <text:p>205976</text:p>
          </table:table-cell>
          <table:table-cell office:value-type="float" office:value="342312" table:style-name="ce4">
            <text:p>342312</text:p>
          </table:table-cell>
          <table:table-cell office:value-type="string" table:style-name="ce3">
            <text:p>Escola Básica Mário Beirão, Bej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Público</text:p>
          </table:table-cell>
          <table:table-cell office:value-type="float" office:value="221" table:style-name="ce4">
            <text:p>221</text:p>
          </table:table-cell>
          <table:table-cell office:value-type="percentage" office:value="0.32579185520361997" table:style-name="ce21">
            <text:p>33%</text:p>
          </table:table-cell>
          <table:table-cell office:value-type="percentage" office:value="0.36363344601564901" table:style-name="ce21">
            <text:p>36%</text:p>
          </table:table-cell>
          <table:table-cell office:value-type="percentage" office:value="-3.7841590812028598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206824" table:style-name="ce28">
            <text:p>206824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r. António Colaço, Castro Verde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Castro Verde</text:p>
          </table:table-cell>
          <table:table-cell office:value-type="string" table:style-name="ce3">
            <text:p>Público</text:p>
          </table:table-cell>
          <table:table-cell office:value-type="float" office:value="196" table:style-name="ce4">
            <text:p>196</text:p>
          </table:table-cell>
          <table:table-cell office:value-type="percentage" office:value="0.39285714285714302" table:style-name="ce21">
            <text:p>39%</text:p>
          </table:table-cell>
          <table:table-cell office:value-type="percentage" office:value="0.46168857224492199" table:style-name="ce21">
            <text:p>46%</text:p>
          </table:table-cell>
          <table:table-cell office:value-type="percentage" office:value="-6.8831429387779502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207320" table:style-name="ce28">
            <text:p>207320</text:p>
          </table:table-cell>
          <table:table-cell office:value-type="float" office:value="330978" table:style-name="ce4">
            <text:p>330978</text:p>
          </table:table-cell>
          <table:table-cell office:value-type="string" table:style-name="ce3">
            <text:p>Escola Básica Fialho de Almeida, Cub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Cuba</text:p>
          </table:table-cell>
          <table:table-cell office:value-type="string" table:style-name="ce3">
            <text:p>Público</text:p>
          </table:table-cell>
          <table:table-cell office:value-type="float" office:value="108" table:style-name="ce4">
            <text:p>108</text:p>
          </table:table-cell>
          <table:table-cell office:value-type="percentage" office:value="0.25" table:style-name="ce21">
            <text:p>25%</text:p>
          </table:table-cell>
          <table:table-cell office:value-type="percentage" office:value="0.42449325533415999" table:style-name="ce21">
            <text:p>42%</text:p>
          </table:table-cell>
          <table:table-cell office:value-type="percentage" office:value="-0.17449325533415999" table:style-name="ce22">
            <text:p>-17%</text:p>
          </table:table-cell>
          <table:table-cell table:number-columns-repeated="16374"/>
        </table:table-row>
        <table:table-row table:style-name="ro1">
          <table:table-cell office:value-type="float" office:value="208469" table:style-name="ce28">
            <text:p>208469</text:p>
          </table:table-cell>
          <table:table-cell office:value-type="float" office:value="345878" table:style-name="ce4">
            <text:p>345878</text:p>
          </table:table-cell>
          <table:table-cell office:value-type="string" table:style-name="ce3">
            <text:p>Escola Básica e Secundária José Gomes Ferreira, Ferreira do Alentejo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Ferreira do Alentejo</text:p>
          </table:table-cell>
          <table:table-cell office:value-type="string" table:style-name="ce3">
            <text:p>Público</text:p>
          </table:table-cell>
          <table:table-cell office:value-type="float" office:value="119" table:style-name="ce4">
            <text:p>119</text:p>
          </table:table-cell>
          <table:table-cell office:value-type="percentage" office:value="0.22689075630252101" table:style-name="ce21">
            <text:p>23%</text:p>
          </table:table-cell>
          <table:table-cell office:value-type="percentage" office:value="0.34833140777904997" table:style-name="ce21">
            <text:p>35%</text:p>
          </table:table-cell>
          <table:table-cell office:value-type="percentage" office:value="-0.12144065147652899" table:style-name="ce22">
            <text:p>-12%</text:p>
          </table:table-cell>
          <table:table-cell table:number-columns-repeated="16374"/>
        </table:table-row>
        <table:table-row table:style-name="ro1">
          <table:table-cell office:value-type="float" office:value="209872" table:style-name="ce28">
            <text:p>209872</text:p>
          </table:table-cell>
          <table:table-cell office:value-type="float" office:value="346135" table:style-name="ce4">
            <text:p>346135</text:p>
          </table:table-cell>
          <table:table-cell office:value-type="string" table:style-name="ce3">
            <text:p>Escola Básica e Secundária de São Sebastião, Mértol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Mértola</text:p>
          </table:table-cell>
          <table:table-cell office:value-type="string" table:style-name="ce3">
            <text:p>Público</text:p>
          </table:table-cell>
          <table:table-cell office:value-type="float" office:value="122" table:style-name="ce4">
            <text:p>122</text:p>
          </table:table-cell>
          <table:table-cell office:value-type="percentage" office:value="0.34426229508196698" table:style-name="ce21">
            <text:p>34%</text:p>
          </table:table-cell>
          <table:table-cell office:value-type="percentage" office:value="0.363447758499931" table:style-name="ce21">
            <text:p>36%</text:p>
          </table:table-cell>
          <table:table-cell office:value-type="percentage" office:value="-1.918546341796410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210443" table:style-name="ce28">
            <text:p>210443</text:p>
          </table:table-cell>
          <table:table-cell office:value-type="float" office:value="342294" table:style-name="ce4">
            <text:p>342294</text:p>
          </table:table-cell>
          <table:table-cell office:value-type="string" table:style-name="ce3">
            <text:p>Escola Básica de Mour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Moura</text:p>
          </table:table-cell>
          <table:table-cell office:value-type="string" table:style-name="ce3">
            <text:p>Público</text:p>
          </table:table-cell>
          <table:table-cell office:value-type="float" office:value="97" table:style-name="ce4">
            <text:p>97</text:p>
          </table:table-cell>
          <table:table-cell office:value-type="percentage" office:value="0.14432989690721601" table:style-name="ce21">
            <text:p>14%</text:p>
          </table:table-cell>
          <table:table-cell office:value-type="percentage" office:value="0.199104640519293" table:style-name="ce21">
            <text:p>20%</text:p>
          </table:table-cell>
          <table:table-cell office:value-type="percentage" office:value="-5.4774743612076598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210453" table:style-name="ce28">
            <text:p>210453</text:p>
          </table:table-cell>
          <table:table-cell office:value-type="float" office:value="330644" table:style-name="ce4">
            <text:p>330644</text:p>
          </table:table-cell>
          <table:table-cell office:value-type="string" table:style-name="ce3">
            <text:p>Escola Básica de Amareleja, Mour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Moura</text:p>
          </table:table-cell>
          <table:table-cell office:value-type="string" table:style-name="ce3">
            <text:p>Público</text:p>
          </table:table-cell>
          <table:table-cell office:value-type="float" office:value="139" table:style-name="ce4">
            <text:p>139</text:p>
          </table:table-cell>
          <table:table-cell office:value-type="percentage" office:value="0.17266187050359699" table:style-name="ce21">
            <text:p>17%</text:p>
          </table:table-cell>
          <table:table-cell office:value-type="percentage" office:value="0.26047014930496198" table:style-name="ce21">
            <text:p>26%</text:p>
          </table:table-cell>
          <table:table-cell office:value-type="percentage" office:value="-8.7808278801365103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210956" table:style-name="ce28">
            <text:p>210956</text:p>
          </table:table-cell>
          <table:table-cell office:value-type="float" office:value="402308" table:style-name="ce4">
            <text:p>402308</text:p>
          </table:table-cell>
          <table:table-cell office:value-type="string" table:style-name="ce3">
            <text:p>Escola Secundária de Mour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Moura</text:p>
          </table:table-cell>
          <table:table-cell office:value-type="string" table:style-name="ce3">
            <text:p>Público</text:p>
          </table:table-cell>
          <table:table-cell office:value-type="float" office:value="173" table:style-name="ce4">
            <text:p>173</text:p>
          </table:table-cell>
          <table:table-cell office:value-type="percentage" office:value="0.45664739884393102" table:style-name="ce21">
            <text:p>46%</text:p>
          </table:table-cell>
          <table:table-cell office:value-type="percentage" office:value="0.39015291000354102" table:style-name="ce21">
            <text:p>39%</text:p>
          </table:table-cell>
          <table:table-cell office:value-type="percentage" office:value="6.6494488840389304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211289" table:style-name="ce28">
            <text:p>211289</text:p>
          </table:table-cell>
          <table:table-cell office:value-type="float" office:value="340972" table:style-name="ce4">
            <text:p>340972</text:p>
          </table:table-cell>
          <table:table-cell office:value-type="string" table:style-name="ce3">
            <text:p>Escola Básica Damião de Odemira, Odemir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Odemira</text:p>
          </table:table-cell>
          <table:table-cell office:value-type="string" table:style-name="ce3">
            <text:p>Público</text:p>
          </table:table-cell>
          <table:table-cell office:value-type="float" office:value="167" table:style-name="ce4">
            <text:p>167</text:p>
          </table:table-cell>
          <table:table-cell office:value-type="percentage" office:value="0.29940119760479" table:style-name="ce21">
            <text:p>30%</text:p>
          </table:table-cell>
          <table:table-cell office:value-type="percentage" office:value="0.437560887778219" table:style-name="ce21">
            <text:p>44%</text:p>
          </table:table-cell>
          <table:table-cell office:value-type="percentage" office:value="-0.138159690173429" table:style-name="ce22">
            <text:p>-14%</text:p>
          </table:table-cell>
          <table:table-cell table:number-columns-repeated="16374"/>
        </table:table-row>
        <table:table-row table:style-name="ro1">
          <table:table-cell office:value-type="float" office:value="211774" table:style-name="ce28">
            <text:p>211774</text:p>
          </table:table-cell>
          <table:table-cell office:value-type="float" office:value="330668" table:style-name="ce4">
            <text:p>330668</text:p>
          </table:table-cell>
          <table:table-cell office:value-type="string" table:style-name="ce3">
            <text:p>Escola Básica Aviador Brito Paes, Colos, Odemir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Odemira</text:p>
          </table:table-cell>
          <table:table-cell office:value-type="string" table:style-name="ce3">
            <text:p>Público</text:p>
          </table:table-cell>
          <table:table-cell office:value-type="float" office:value="63" table:style-name="ce4">
            <text:p>63</text:p>
          </table:table-cell>
          <table:table-cell office:value-type="percentage" office:value="0.19047619047618999" table:style-name="ce21">
            <text:p>19%</text:p>
          </table:table-cell>
          <table:table-cell office:value-type="percentage" office:value="0.396166319515249" table:style-name="ce21">
            <text:p>40%</text:p>
          </table:table-cell>
          <table:table-cell office:value-type="percentage" office:value="-0.20569012903905801" table:style-name="ce22">
            <text:p>-21%</text:p>
          </table:table-cell>
          <table:table-cell table:number-columns-repeated="16374"/>
        </table:table-row>
        <table:table-row table:style-name="ro1">
          <table:table-cell office:value-type="float" office:value="211889" table:style-name="ce28">
            <text:p>211889</text:p>
          </table:table-cell>
          <table:table-cell office:value-type="float" office:value="500367" table:style-name="ce4">
            <text:p>500367</text:p>
          </table:table-cell>
          <table:table-cell office:value-type="string" table:style-name="ce3">
            <text:p>Colégio de Nossa Senhora da Graç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Odemira</text:p>
          </table:table-cell>
          <table:table-cell office:value-type="string" table:style-name="ce3">
            <text:p>Privado</text:p>
          </table:table-cell>
          <table:table-cell office:value-type="float" office:value="186" table:style-name="ce4">
            <text:p>186</text:p>
          </table:table-cell>
          <table:table-cell office:value-type="percentage" office:value="0.31720430107526898" table:style-name="ce21">
            <text:p>32%</text:p>
          </table:table-cell>
          <table:table-cell office:value-type="percentage" office:value="0.379249698464795" table:style-name="ce21">
            <text:p>38%</text:p>
          </table:table-cell>
          <table:table-cell office:value-type="percentage" office:value="-6.2045397389525997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211975" table:style-name="ce28">
            <text:p>211975</text:p>
          </table:table-cell>
          <table:table-cell office:value-type="float" office:value="330498" table:style-name="ce4">
            <text:p>330498</text:p>
          </table:table-cell>
          <table:table-cell office:value-type="string" table:style-name="ce3">
            <text:p>Escola Básica Engenheiro Manuel R. Amaro da Costa, São Teotónio, Odemir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Odemira</text:p>
          </table:table-cell>
          <table:table-cell office:value-type="string" table:style-name="ce3">
            <text:p>Público</text:p>
          </table:table-cell>
          <table:table-cell office:value-type="float" office:value="137" table:style-name="ce4">
            <text:p>137</text:p>
          </table:table-cell>
          <table:table-cell office:value-type="percentage" office:value="0.40875912408759102" table:style-name="ce21">
            <text:p>41%</text:p>
          </table:table-cell>
          <table:table-cell office:value-type="percentage" office:value="0.41827802839963901" table:style-name="ce21">
            <text:p>42%</text:p>
          </table:table-cell>
          <table:table-cell office:value-type="percentage" office:value="-9.5189043120477296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212724" table:style-name="ce28">
            <text:p>212724</text:p>
          </table:table-cell>
          <table:table-cell office:value-type="float" office:value="346159" table:style-name="ce4">
            <text:p>346159</text:p>
          </table:table-cell>
          <table:table-cell office:value-type="string" table:style-name="ce3">
            <text:p>Escola Básica e Secundária de Ourique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Ourique</text:p>
          </table:table-cell>
          <table:table-cell office:value-type="string" table:style-name="ce3">
            <text:p>Público</text:p>
          </table:table-cell>
          <table:table-cell office:value-type="float" office:value="125" table:style-name="ce4">
            <text:p>125</text:p>
          </table:table-cell>
          <table:table-cell office:value-type="percentage" office:value="0.34399999999999997" table:style-name="ce21">
            <text:p>34%</text:p>
          </table:table-cell>
          <table:table-cell office:value-type="percentage" office:value="0.38192853381729602" table:style-name="ce21">
            <text:p>38%</text:p>
          </table:table-cell>
          <table:table-cell office:value-type="percentage" office:value="-3.79285338172956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213345" table:style-name="ce28">
            <text:p>213345</text:p>
          </table:table-cell>
          <table:table-cell office:value-type="float" office:value="330589" table:style-name="ce4">
            <text:p>330589</text:p>
          </table:table-cell>
          <table:table-cell office:value-type="string" table:style-name="ce3">
            <text:p>Escola Básica n.º 1 de Vila Nova de S. Bento, Serp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Serpa</text:p>
          </table:table-cell>
          <table:table-cell office:value-type="string" table:style-name="ce3">
            <text:p>Público</text:p>
          </table:table-cell>
          <table:table-cell office:value-type="float" office:value="88" table:style-name="ce4">
            <text:p>88</text:p>
          </table:table-cell>
          <table:table-cell office:value-type="percentage" office:value="0.204545454545455" table:style-name="ce21">
            <text:p>20%</text:p>
          </table:table-cell>
          <table:table-cell office:value-type="percentage" office:value="0.27012462906067503" table:style-name="ce21">
            <text:p>27%</text:p>
          </table:table-cell>
          <table:table-cell office:value-type="percentage" office:value="-6.5579174515220898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213372" table:style-name="ce28">
            <text:p>213372</text:p>
          </table:table-cell>
          <table:table-cell office:value-type="float" office:value="330413" table:style-name="ce4">
            <text:p>330413</text:p>
          </table:table-cell>
          <table:table-cell office:value-type="string" table:style-name="ce3">
            <text:p>Escola Básica de Abade Correia da Serra, Serp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Serpa</text:p>
          </table:table-cell>
          <table:table-cell office:value-type="string" table:style-name="ce3">
            <text:p>Público</text:p>
          </table:table-cell>
          <table:table-cell office:value-type="float" office:value="132" table:style-name="ce4">
            <text:p>132</text:p>
          </table:table-cell>
          <table:table-cell office:value-type="percentage" office:value="0.53030303030303005" table:style-name="ce21">
            <text:p>53%</text:p>
          </table:table-cell>
          <table:table-cell office:value-type="percentage" office:value="0.48174962549560901" table:style-name="ce21">
            <text:p>48%</text:p>
          </table:table-cell>
          <table:table-cell office:value-type="percentage" office:value="4.8553404807421201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213575" table:style-name="ce28">
            <text:p>213575</text:p>
          </table:table-cell>
          <table:table-cell office:value-type="float" office:value="330656" table:style-name="ce4">
            <text:p>330656</text:p>
          </table:table-cell>
          <table:table-cell office:value-type="string" table:style-name="ce3">
            <text:p>Escola Básica de Pias, Serp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Serpa</text:p>
          </table:table-cell>
          <table:table-cell office:value-type="string" table:style-name="ce3">
            <text:p>Público</text:p>
          </table:table-cell>
          <table:table-cell office:value-type="float" office:value="90" table:style-name="ce4">
            <text:p>90</text:p>
          </table:table-cell>
          <table:table-cell office:value-type="percentage" office:value="0.266666666666667" table:style-name="ce21">
            <text:p>27%</text:p>
          </table:table-cell>
          <table:table-cell office:value-type="percentage" office:value="0.34102500095002303" table:style-name="ce21">
            <text:p>34%</text:p>
          </table:table-cell>
          <table:table-cell office:value-type="percentage" office:value="-7.4358334283356697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214039" table:style-name="ce28">
            <text:p>214039</text:p>
          </table:table-cell>
          <table:table-cell office:value-type="float" office:value="330516" table:style-name="ce4">
            <text:p>330516</text:p>
          </table:table-cell>
          <table:table-cell office:value-type="string" table:style-name="ce3">
            <text:p>Escola Básica Frei António Chagas, Vidigueira</text:p>
          </table:table-cell>
          <table:table-cell office:value-type="string" table:style-name="ce3">
            <text:p>Beja</text:p>
          </table:table-cell>
          <table:table-cell office:value-type="string" table:style-name="ce3">
            <text:p>Vidigueira</text:p>
          </table:table-cell>
          <table:table-cell office:value-type="string" table:style-name="ce3">
            <text:p>Público</text:p>
          </table:table-cell>
          <table:table-cell office:value-type="float" office:value="120" table:style-name="ce4">
            <text:p>120</text:p>
          </table:table-cell>
          <table:table-cell office:value-type="percentage" office:value="0.17499999999999999" table:style-name="ce21">
            <text:p>18%</text:p>
          </table:table-cell>
          <table:table-cell office:value-type="percentage" office:value="0.41690732776911499" table:style-name="ce21">
            <text:p>42%</text:p>
          </table:table-cell>
          <table:table-cell office:value-type="percentage" office:value="-0.241907327769115" table:style-name="ce22">
            <text:p>-24%</text:p>
          </table:table-cell>
          <table:table-cell table:number-columns-repeated="16374"/>
        </table:table-row>
        <table:table-row table:style-name="ro1">
          <table:table-cell office:value-type="float" office:value="301001" table:style-name="ce28">
            <text:p>301001</text:p>
          </table:table-cell>
          <table:table-cell office:value-type="float" office:value="403805" table:style-name="ce4">
            <text:p>403805</text:p>
          </table:table-cell>
          <table:table-cell office:value-type="string" table:style-name="ce3">
            <text:p>Escola Secundária de Amare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Amares</text:p>
          </table:table-cell>
          <table:table-cell office:value-type="string" table:style-name="ce3">
            <text:p>Público</text:p>
          </table:table-cell>
          <table:table-cell office:value-type="float" office:value="365" table:style-name="ce4">
            <text:p>365</text:p>
          </table:table-cell>
          <table:table-cell office:value-type="percentage" office:value="0.43835616438356201" table:style-name="ce21">
            <text:p>44%</text:p>
          </table:table-cell>
          <table:table-cell office:value-type="percentage" office:value="0.40066226177069397" table:style-name="ce21">
            <text:p>40%</text:p>
          </table:table-cell>
          <table:table-cell office:value-type="percentage" office:value="3.7693902612867501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301858" table:style-name="ce28">
            <text:p>301858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e Amare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Amares</text:p>
          </table:table-cell>
          <table:table-cell office:value-type="string" table:style-name="ce3">
            <text:p>Público</text:p>
          </table:table-cell>
          <table:table-cell office:value-type="float" office:value="141" table:style-name="ce4">
            <text:p>141</text:p>
          </table:table-cell>
          <table:table-cell office:value-type="percentage" office:value="0.23404255319148901" table:style-name="ce21">
            <text:p>23%</text:p>
          </table:table-cell>
          <table:table-cell office:value-type="percentage" office:value="0.257378806869553" table:style-name="ce21">
            <text:p>26%</text:p>
          </table:table-cell>
          <table:table-cell office:value-type="percentage" office:value="-2.3336253678063999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302096" table:style-name="ce28">
            <text:p>302096</text:p>
          </table:table-cell>
          <table:table-cell office:value-type="float" office:value="403799" table:style-name="ce4">
            <text:p>403799</text:p>
          </table:table-cell>
          <table:table-cell office:value-type="string" table:style-name="ce3">
            <text:p>Escola Secundária de Barcelo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arcelos</text:p>
          </table:table-cell>
          <table:table-cell office:value-type="string" table:style-name="ce3">
            <text:p>Público</text:p>
          </table:table-cell>
          <table:table-cell office:value-type="float" office:value="176" table:style-name="ce4">
            <text:p>176</text:p>
          </table:table-cell>
          <table:table-cell office:value-type="percentage" office:value="0.66477272727272696" table:style-name="ce21">
            <text:p>66%</text:p>
          </table:table-cell>
          <table:table-cell office:value-type="percentage" office:value="0.55225610411988302" table:style-name="ce21">
            <text:p>55%</text:p>
          </table:table-cell>
          <table:table-cell office:value-type="percentage" office:value="0.112516623152844" table:style-name="ce22">
            <text:p>11%</text:p>
          </table:table-cell>
          <table:table-cell table:number-columns-repeated="16374"/>
        </table:table-row>
        <table:table-row table:style-name="ro1">
          <table:table-cell office:value-type="float" office:value="302185" table:style-name="ce28">
            <text:p>302185</text:p>
          </table:table-cell>
          <table:table-cell office:value-type="float" office:value="330681" table:style-name="ce4">
            <text:p>330681</text:p>
          </table:table-cell>
          <table:table-cell office:value-type="string" table:style-name="ce3">
            <text:p>Escola Básica de Fragoso, Barcelo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arcelos</text:p>
          </table:table-cell>
          <table:table-cell office:value-type="string" table:style-name="ce3">
            <text:p>Público</text:p>
          </table:table-cell>
          <table:table-cell office:value-type="float" office:value="159" table:style-name="ce4">
            <text:p>159</text:p>
          </table:table-cell>
          <table:table-cell office:value-type="percentage" office:value="0.52201257861635197" table:style-name="ce21">
            <text:p>52%</text:p>
          </table:table-cell>
          <table:table-cell office:value-type="percentage" office:value="0.42997856415998797" table:style-name="ce21">
            <text:p>43%</text:p>
          </table:table-cell>
          <table:table-cell office:value-type="percentage" office:value="9.2034014456364194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302238" table:style-name="ce28">
            <text:p>302238</text:p>
          </table:table-cell>
          <table:table-cell office:value-type="float" office:value="341691" table:style-name="ce4">
            <text:p>341691</text:p>
          </table:table-cell>
          <table:table-cell office:value-type="string" table:style-name="ce3">
            <text:p>Escola Básica Gonçalo Nunes, Arcozelo, Barcelo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arcelos</text:p>
          </table:table-cell>
          <table:table-cell office:value-type="string" table:style-name="ce3">
            <text:p>Público</text:p>
          </table:table-cell>
          <table:table-cell office:value-type="float" office:value="196" table:style-name="ce4">
            <text:p>196</text:p>
          </table:table-cell>
          <table:table-cell office:value-type="percentage" office:value="0.397959183673469" table:style-name="ce21">
            <text:p>40%</text:p>
          </table:table-cell>
          <table:table-cell office:value-type="percentage" office:value="0.40285680654085199" table:style-name="ce21">
            <text:p>40%</text:p>
          </table:table-cell>
          <table:table-cell office:value-type="percentage" office:value="-4.8976228673825702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302247" table:style-name="ce28">
            <text:p>302247</text:p>
          </table:table-cell>
          <table:table-cell office:value-type="float" office:value="343687" table:style-name="ce4">
            <text:p>343687</text:p>
          </table:table-cell>
          <table:table-cell office:value-type="string" table:style-name="ce3">
            <text:p>Escola Básica e Secundária Vale d’Este, Viatodos, Barcelo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arcelos</text:p>
          </table:table-cell>
          <table:table-cell office:value-type="string" table:style-name="ce3">
            <text:p>Público</text:p>
          </table:table-cell>
          <table:table-cell office:value-type="float" office:value="291" table:style-name="ce4">
            <text:p>291</text:p>
          </table:table-cell>
          <table:table-cell office:value-type="percentage" office:value="0.41237113402061898" table:style-name="ce21">
            <text:p>41%</text:p>
          </table:table-cell>
          <table:table-cell office:value-type="percentage" office:value="0.41980063925042699" table:style-name="ce21">
            <text:p>42%</text:p>
          </table:table-cell>
          <table:table-cell office:value-type="percentage" office:value="-7.4295052298086499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302294" table:style-name="ce28">
            <text:p>302294</text:p>
          </table:table-cell>
          <table:table-cell office:value-type="float" office:value="380596" table:style-name="ce4">
            <text:p>380596</text:p>
          </table:table-cell>
          <table:table-cell office:value-type="string" table:style-name="ce3">
            <text:p>Colégio "La Salle"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arcelos</text:p>
          </table:table-cell>
          <table:table-cell office:value-type="string" table:style-name="ce3">
            <text:p>Privado</text:p>
          </table:table-cell>
          <table:table-cell office:value-type="float" office:value="198" table:style-name="ce4">
            <text:p>198</text:p>
          </table:table-cell>
          <table:table-cell office:value-type="percentage" office:value="0.61111111111111105" table:style-name="ce21">
            <text:p>61%</text:p>
          </table:table-cell>
          <table:table-cell office:value-type="percentage" office:value="0.57861055803467698" table:style-name="ce21">
            <text:p>58%</text:p>
          </table:table-cell>
          <table:table-cell office:value-type="percentage" office:value="3.2500553076433701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302317" table:style-name="ce28">
            <text:p>302317</text:p>
          </table:table-cell>
          <table:table-cell office:value-type="float" office:value="343675" table:style-name="ce4">
            <text:p>343675</text:p>
          </table:table-cell>
          <table:table-cell office:value-type="string" table:style-name="ce3">
            <text:p>Escola Básica Rosa Ramalho, Barcelinhos, Barcelo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arcelos</text:p>
          </table:table-cell>
          <table:table-cell office:value-type="string" table:style-name="ce3">
            <text:p>Público</text:p>
          </table:table-cell>
          <table:table-cell office:value-type="float" office:value="257" table:style-name="ce4">
            <text:p>257</text:p>
          </table:table-cell>
          <table:table-cell office:value-type="percentage" office:value="0.56809338521400798" table:style-name="ce21">
            <text:p>57%</text:p>
          </table:table-cell>
          <table:table-cell office:value-type="percentage" office:value="0.44484681562605899" table:style-name="ce21">
            <text:p>44%</text:p>
          </table:table-cell>
          <table:table-cell office:value-type="percentage" office:value="0.123246569587949" table:style-name="ce22">
            <text:p>12%</text:p>
          </table:table-cell>
          <table:table-cell table:number-columns-repeated="16374"/>
        </table:table-row>
        <table:table-row table:style-name="ro1">
          <table:table-cell office:value-type="float" office:value="302471" table:style-name="ce28">
            <text:p>302471</text:p>
          </table:table-cell>
          <table:table-cell office:value-type="float" office:value="330164" table:style-name="ce4">
            <text:p>330164</text:p>
          </table:table-cell>
          <table:table-cell office:value-type="string" table:style-name="ce3">
            <text:p>Escola Básica e Secundária de Vila Cova, Barcelo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arcelos</text:p>
          </table:table-cell>
          <table:table-cell office:value-type="string" table:style-name="ce3">
            <text:p>Público</text:p>
          </table:table-cell>
          <table:table-cell office:value-type="float" office:value="155" table:style-name="ce4">
            <text:p>155</text:p>
          </table:table-cell>
          <table:table-cell office:value-type="percentage" office:value="0.71612903225806501" table:style-name="ce21">
            <text:p>72%</text:p>
          </table:table-cell>
          <table:table-cell office:value-type="percentage" office:value="0.55337523835524105" table:style-name="ce21">
            <text:p>55%</text:p>
          </table:table-cell>
          <table:table-cell office:value-type="percentage" office:value="0.16275379390282399" table:style-name="ce22">
            <text:p>16%</text:p>
          </table:table-cell>
          <table:table-cell table:number-columns-repeated="16374"/>
        </table:table-row>
        <table:table-row table:style-name="ro1">
          <table:table-cell office:value-type="float" office:value="302624" table:style-name="ce28">
            <text:p>302624</text:p>
          </table:table-cell>
          <table:table-cell office:value-type="float" office:value="343651" table:style-name="ce4">
            <text:p>343651</text:p>
          </table:table-cell>
          <table:table-cell office:value-type="string" table:style-name="ce3">
            <text:p>Escola Básica e Secundária de Vale do Tamel, Lijó, Barcelo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arcelos</text:p>
          </table:table-cell>
          <table:table-cell office:value-type="string" table:style-name="ce3">
            <text:p>Público</text:p>
          </table:table-cell>
          <table:table-cell office:value-type="float" office:value="324" table:style-name="ce4">
            <text:p>324</text:p>
          </table:table-cell>
          <table:table-cell office:value-type="percentage" office:value="0.42901234567901197" table:style-name="ce21">
            <text:p>43%</text:p>
          </table:table-cell>
          <table:table-cell office:value-type="percentage" office:value="0.44631302697898101" table:style-name="ce21">
            <text:p>45%</text:p>
          </table:table-cell>
          <table:table-cell office:value-type="percentage" office:value="-1.7300681299969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302706" table:style-name="ce28">
            <text:p>302706</text:p>
          </table:table-cell>
          <table:table-cell office:value-type="float" office:value="523586" table:style-name="ce4">
            <text:p>523586</text:p>
          </table:table-cell>
          <table:table-cell office:value-type="string" table:style-name="ce3">
            <text:p>Conservatório de Música de Barcelo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arcelos</text:p>
          </table:table-cell>
          <table:table-cell office:value-type="string" table:style-name="ce3">
            <text:p>Privado</text:p>
          </table:table-cell>
          <table:table-cell office:value-type="float" office:value="102" table:style-name="ce4">
            <text:p>102</text:p>
          </table:table-cell>
          <table:table-cell office:value-type="percentage" office:value="0.84313725490196101" table:style-name="ce21">
            <text:p>84%</text:p>
          </table:table-cell>
          <table:table-cell office:value-type="percentage" office:value="0.63377451341600599" table:style-name="ce21">
            <text:p>63%</text:p>
          </table:table-cell>
          <table:table-cell office:value-type="percentage" office:value="0.20936274148595499" table:style-name="ce22">
            <text:p>21%</text:p>
          </table:table-cell>
          <table:table-cell table:number-columns-repeated="16374"/>
        </table:table-row>
        <table:table-row table:style-name="ro1">
          <table:table-cell office:value-type="float" office:value="302707" table:style-name="ce28">
            <text:p>302707</text:p>
          </table:table-cell>
          <table:table-cell office:value-type="float" office:value="400750" table:style-name="ce4">
            <text:p>400750</text:p>
          </table:table-cell>
          <table:table-cell office:value-type="string" table:style-name="ce3">
            <text:p>Escola Secundária Alcaides de Faria, Barcelo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arcelos</text:p>
          </table:table-cell>
          <table:table-cell office:value-type="string" table:style-name="ce3">
            <text:p>Público</text:p>
          </table:table-cell>
          <table:table-cell office:value-type="float" office:value="430" table:style-name="ce4">
            <text:p>430</text:p>
          </table:table-cell>
          <table:table-cell office:value-type="percentage" office:value="0.502325581395349" table:style-name="ce21">
            <text:p>50%</text:p>
          </table:table-cell>
          <table:table-cell office:value-type="percentage" office:value="0.48841378910522598" table:style-name="ce21">
            <text:p>49%</text:p>
          </table:table-cell>
          <table:table-cell office:value-type="percentage" office:value="1.3911792290122399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302719" table:style-name="ce28">
            <text:p>302719</text:p>
          </table:table-cell>
          <table:table-cell office:value-type="float" office:value="403787" table:style-name="ce4">
            <text:p>403787</text:p>
          </table:table-cell>
          <table:table-cell office:value-type="string" table:style-name="ce3">
            <text:p>Escola Secundária de Barcelinhos, Barcelo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arcelos</text:p>
          </table:table-cell>
          <table:table-cell office:value-type="string" table:style-name="ce3">
            <text:p>Público</text:p>
          </table:table-cell>
          <table:table-cell office:value-type="float" office:value="180" table:style-name="ce4">
            <text:p>180</text:p>
          </table:table-cell>
          <table:table-cell office:value-type="percentage" office:value="0.70555555555555605" table:style-name="ce21">
            <text:p>71%</text:p>
          </table:table-cell>
          <table:table-cell office:value-type="percentage" office:value="0.58046212443311096" table:style-name="ce21">
            <text:p>58%</text:p>
          </table:table-cell>
          <table:table-cell office:value-type="percentage" office:value="0.125093431122445" table:style-name="ce22">
            <text:p>13%</text:p>
          </table:table-cell>
          <table:table-cell table:number-columns-repeated="16374"/>
        </table:table-row>
        <table:table-row table:style-name="ro1">
          <table:table-cell office:value-type="float" office:value="302759" table:style-name="ce28">
            <text:p>302759</text:p>
          </table:table-cell>
          <table:table-cell office:value-type="float" office:value="302759" table:style-name="ce4">
            <text:p>302759</text:p>
          </table:table-cell>
          <table:table-cell office:value-type="string" table:style-name="ce3">
            <text:p>DIDÁLVI - Cooperativa de Ensino de Alvito - S. Pedro, CRL.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arcelos</text:p>
          </table:table-cell>
          <table:table-cell office:value-type="string" table:style-name="ce3">
            <text:p>Privado</text:p>
          </table:table-cell>
          <table:table-cell office:value-type="float" office:value="521" table:style-name="ce4">
            <text:p>521</text:p>
          </table:table-cell>
          <table:table-cell office:value-type="percentage" office:value="0.63147792706334005" table:style-name="ce21">
            <text:p>63%</text:p>
          </table:table-cell>
          <table:table-cell office:value-type="percentage" office:value="0.58144923772846502" table:style-name="ce21">
            <text:p>58%</text:p>
          </table:table-cell>
          <table:table-cell office:value-type="percentage" office:value="5.0028689334874303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302791" table:style-name="ce28">
            <text:p>302791</text:p>
          </table:table-cell>
          <table:table-cell office:value-type="float" office:value="343663" table:style-name="ce4">
            <text:p>343663</text:p>
          </table:table-cell>
          <table:table-cell office:value-type="string" table:style-name="ce3">
            <text:p>Escola Básica de Manhente, Barcelo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arcelos</text:p>
          </table:table-cell>
          <table:table-cell office:value-type="string" table:style-name="ce3">
            <text:p>Público</text:p>
          </table:table-cell>
          <table:table-cell office:value-type="float" office:value="212" table:style-name="ce4">
            <text:p>212</text:p>
          </table:table-cell>
          <table:table-cell office:value-type="percentage" office:value="0.52830188679245305" table:style-name="ce21">
            <text:p>53%</text:p>
          </table:table-cell>
          <table:table-cell office:value-type="percentage" office:value="0.39307444019961901" table:style-name="ce21">
            <text:p>39%</text:p>
          </table:table-cell>
          <table:table-cell office:value-type="percentage" office:value="0.13522744659283401" table:style-name="ce22">
            <text:p>14%</text:p>
          </table:table-cell>
          <table:table-cell table:number-columns-repeated="16374"/>
        </table:table-row>
        <table:table-row table:style-name="ro1">
          <table:table-cell office:value-type="float" office:value="302865" table:style-name="ce28">
            <text:p>302865</text:p>
          </table:table-cell>
          <table:table-cell office:value-type="float" office:value="340017" table:style-name="ce4">
            <text:p>340017</text:p>
          </table:table-cell>
          <table:table-cell office:value-type="string" table:style-name="ce3">
            <text:p>Escola Básica Abel Varzim, Barrancos, Barcelo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arcelos</text:p>
          </table:table-cell>
          <table:table-cell office:value-type="string" table:style-name="ce3">
            <text:p>Público</text:p>
          </table:table-cell>
          <table:table-cell office:value-type="float" office:value="277" table:style-name="ce4">
            <text:p>277</text:p>
          </table:table-cell>
          <table:table-cell office:value-type="percentage" office:value="0.40794223826714798" table:style-name="ce21">
            <text:p>41%</text:p>
          </table:table-cell>
          <table:table-cell office:value-type="percentage" office:value="0.38194606230241601" table:style-name="ce21">
            <text:p>38%</text:p>
          </table:table-cell>
          <table:table-cell office:value-type="percentage" office:value="2.5996175964731999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303089" table:style-name="ce28">
            <text:p>303089</text:p>
          </table:table-cell>
          <table:table-cell office:value-type="float" office:value="402205" table:style-name="ce4">
            <text:p>402205</text:p>
          </table:table-cell>
          <table:table-cell office:value-type="string" table:style-name="ce3">
            <text:p>Escola Secundária de Maximinos, 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úblico</text:p>
          </table:table-cell>
          <table:table-cell office:value-type="float" office:value="175" table:style-name="ce4">
            <text:p>175</text:p>
          </table:table-cell>
          <table:table-cell office:value-type="percentage" office:value="0.38285714285714301" table:style-name="ce21">
            <text:p>38%</text:p>
          </table:table-cell>
          <table:table-cell office:value-type="percentage" office:value="0.39652501868048701" table:style-name="ce21">
            <text:p>40%</text:p>
          </table:table-cell>
          <table:table-cell office:value-type="percentage" office:value="-1.3667875823344401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303090" table:style-name="ce28">
            <text:p>303090</text:p>
          </table:table-cell>
          <table:table-cell office:value-type="float" office:value="345611" table:style-name="ce4">
            <text:p>345611</text:p>
          </table:table-cell>
          <table:table-cell office:value-type="string" table:style-name="ce3">
            <text:p>Escola Básica de Lamaçães, 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úblico</text:p>
          </table:table-cell>
          <table:table-cell office:value-type="float" office:value="465" table:style-name="ce4">
            <text:p>465</text:p>
          </table:table-cell>
          <table:table-cell office:value-type="percentage" office:value="0.52043010752688201" table:style-name="ce21">
            <text:p>52%</text:p>
          </table:table-cell>
          <table:table-cell office:value-type="percentage" office:value="0.50230604166988302" table:style-name="ce21">
            <text:p>50%</text:p>
          </table:table-cell>
          <table:table-cell office:value-type="percentage" office:value="1.8124065856999001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303120" table:style-name="ce28">
            <text:p>303120</text:p>
          </table:table-cell>
          <table:table-cell office:value-type="float" office:value="341587" table:style-name="ce4">
            <text:p>341587</text:p>
          </table:table-cell>
          <table:table-cell office:value-type="string" table:style-name="ce3">
            <text:p>Escola Básica Frei Caetano Brandão, Maximinos, 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úblico</text:p>
          </table:table-cell>
          <table:table-cell office:value-type="float" office:value="236" table:style-name="ce4">
            <text:p>236</text:p>
          </table:table-cell>
          <table:table-cell office:value-type="percentage" office:value="0.47881355932203401" table:style-name="ce21">
            <text:p>48%</text:p>
          </table:table-cell>
          <table:table-cell office:value-type="percentage" office:value="0.44797188826496998" table:style-name="ce21">
            <text:p>45%</text:p>
          </table:table-cell>
          <table:table-cell office:value-type="percentage" office:value="3.0841671057064299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303139" table:style-name="ce28">
            <text:p>303139</text:p>
          </table:table-cell>
          <table:table-cell office:value-type="float" office:value="500513" table:style-name="ce4">
            <text:p>500513</text:p>
          </table:table-cell>
          <table:table-cell office:value-type="string" table:style-name="ce3">
            <text:p>Externato "Paulo VI"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rivado</text:p>
          </table:table-cell>
          <table:table-cell office:value-type="float" office:value="90" table:style-name="ce4">
            <text:p>90</text:p>
          </table:table-cell>
          <table:table-cell office:value-type="percentage" office:value="0.76666666666666705" table:style-name="ce21">
            <text:p>77%</text:p>
          </table:table-cell>
          <table:table-cell office:value-type="percentage" office:value="0.68161326399899402" table:style-name="ce21">
            <text:p>68%</text:p>
          </table:table-cell>
          <table:table-cell office:value-type="percentage" office:value="8.5053402667672903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303173" table:style-name="ce28">
            <text:p>303173</text:p>
          </table:table-cell>
          <table:table-cell office:value-type="float" office:value="401122" table:style-name="ce4">
            <text:p>401122</text:p>
          </table:table-cell>
          <table:table-cell office:value-type="string" table:style-name="ce3">
            <text:p>Escola Secundária Carlos Amarante, 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úblico</text:p>
          </table:table-cell>
          <table:table-cell office:value-type="float" office:value="176" table:style-name="ce4">
            <text:p>176</text:p>
          </table:table-cell>
          <table:table-cell office:value-type="percentage" office:value="0.77840909090909105" table:style-name="ce21">
            <text:p>78%</text:p>
          </table:table-cell>
          <table:table-cell office:value-type="percentage" office:value="0.66901014275339199" table:style-name="ce21">
            <text:p>67%</text:p>
          </table:table-cell>
          <table:table-cell office:value-type="percentage" office:value="0.10939894815569801" table:style-name="ce22">
            <text:p>11%</text:p>
          </table:table-cell>
          <table:table-cell table:number-columns-repeated="16374"/>
        </table:table-row>
        <table:table-row table:style-name="ro1">
          <table:table-cell office:value-type="float" office:value="303185" table:style-name="ce28">
            <text:p>303185</text:p>
          </table:table-cell>
          <table:table-cell office:value-type="float" office:value="345635" table:style-name="ce4">
            <text:p>345635</text:p>
          </table:table-cell>
          <table:table-cell office:value-type="string" table:style-name="ce3">
            <text:p>Escola Básica de Real, 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úblico</text:p>
          </table:table-cell>
          <table:table-cell office:value-type="float" office:value="483" table:style-name="ce4">
            <text:p>483</text:p>
          </table:table-cell>
          <table:table-cell office:value-type="percentage" office:value="0.47826086956521702" table:style-name="ce21">
            <text:p>48%</text:p>
          </table:table-cell>
          <table:table-cell office:value-type="percentage" office:value="0.515141746577917" table:style-name="ce21">
            <text:p>52%</text:p>
          </table:table-cell>
          <table:table-cell office:value-type="percentage" office:value="-3.6880877012699598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303209" table:style-name="ce28">
            <text:p>303209</text:p>
          </table:table-cell>
          <table:table-cell office:value-type="float" office:value="344485" table:style-name="ce4">
            <text:p>344485</text:p>
          </table:table-cell>
          <table:table-cell office:value-type="string" table:style-name="ce3">
            <text:p>Escola Básica de Trigal de Santa Maria, 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úblico</text:p>
          </table:table-cell>
          <table:table-cell office:value-type="float" office:value="184" table:style-name="ce4">
            <text:p>184</text:p>
          </table:table-cell>
          <table:table-cell office:value-type="percentage" office:value="0.52173913043478304" table:style-name="ce21">
            <text:p>52%</text:p>
          </table:table-cell>
          <table:table-cell office:value-type="percentage" office:value="0.43337993469333302" table:style-name="ce21">
            <text:p>43%</text:p>
          </table:table-cell>
          <table:table-cell office:value-type="percentage" office:value="8.8359195741449195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303210" table:style-name="ce28">
            <text:p>303210</text:p>
          </table:table-cell>
          <table:table-cell office:value-type="float" office:value="341540" table:style-name="ce4">
            <text:p>341540</text:p>
          </table:table-cell>
          <table:table-cell office:value-type="string" table:style-name="ce3">
            <text:p>Escola Básica Dr. Francisco Sanches, 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úblico</text:p>
          </table:table-cell>
          <table:table-cell office:value-type="float" office:value="487" table:style-name="ce4">
            <text:p>487</text:p>
          </table:table-cell>
          <table:table-cell office:value-type="percentage" office:value="0.316221765913758" table:style-name="ce21">
            <text:p>32%</text:p>
          </table:table-cell>
          <table:table-cell office:value-type="percentage" office:value="0.35426666182942601" table:style-name="ce21">
            <text:p>35%</text:p>
          </table:table-cell>
          <table:table-cell office:value-type="percentage" office:value="-3.8044895915668703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303252" table:style-name="ce28">
            <text:p>303252</text:p>
          </table:table-cell>
          <table:table-cell office:value-type="float" office:value="500586" table:style-name="ce4">
            <text:p>500586</text:p>
          </table:table-cell>
          <table:table-cell office:value-type="string" table:style-name="ce3">
            <text:p>Colégio "D. Diogo de Sousa"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rivado</text:p>
          </table:table-cell>
          <table:table-cell office:value-type="float" office:value="450" table:style-name="ce4">
            <text:p>450</text:p>
          </table:table-cell>
          <table:table-cell office:value-type="percentage" office:value="0.96444444444444399" table:style-name="ce21">
            <text:p>96%</text:p>
          </table:table-cell>
          <table:table-cell office:value-type="percentage" office:value="0.86396798871996305" table:style-name="ce21">
            <text:p>86%</text:p>
          </table:table-cell>
          <table:table-cell office:value-type="percentage" office:value="0.10047645572448199" table:style-name="ce22">
            <text:p>10%</text:p>
          </table:table-cell>
          <table:table-cell table:number-columns-repeated="16374"/>
        </table:table-row>
        <table:table-row table:style-name="ro1">
          <table:table-cell office:value-type="float" office:value="303264" table:style-name="ce28">
            <text:p>303264</text:p>
          </table:table-cell>
          <table:table-cell office:value-type="float" office:value="303264" table:style-name="ce4">
            <text:p>303264</text:p>
          </table:table-cell>
          <table:table-cell office:value-type="string" table:style-name="ce3">
            <text:p>Colégio João Paulo II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rivado</text:p>
          </table:table-cell>
          <table:table-cell office:value-type="float" office:value="128" table:style-name="ce4">
            <text:p>128</text:p>
          </table:table-cell>
          <table:table-cell office:value-type="percentage" office:value="0.84375" table:style-name="ce21">
            <text:p>84%</text:p>
          </table:table-cell>
          <table:table-cell office:value-type="percentage" office:value="0.76574638440162901" table:style-name="ce21">
            <text:p>77%</text:p>
          </table:table-cell>
          <table:table-cell office:value-type="percentage" office:value="7.8003615598370601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303331" table:style-name="ce28">
            <text:p>303331</text:p>
          </table:table-cell>
          <table:table-cell office:value-type="float" office:value="340224" table:style-name="ce4">
            <text:p>340224</text:p>
          </table:table-cell>
          <table:table-cell office:value-type="string" table:style-name="ce3">
            <text:p>Escola Básica André Soares, 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úblico</text:p>
          </table:table-cell>
          <table:table-cell office:value-type="float" office:value="620" table:style-name="ce4">
            <text:p>620</text:p>
          </table:table-cell>
          <table:table-cell office:value-type="percentage" office:value="0.54838709677419395" table:style-name="ce21">
            <text:p>55%</text:p>
          </table:table-cell>
          <table:table-cell office:value-type="percentage" office:value="0.505312738404187" table:style-name="ce21">
            <text:p>51%</text:p>
          </table:table-cell>
          <table:table-cell office:value-type="percentage" office:value="4.3074358370006401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303432" table:style-name="ce28">
            <text:p>303432</text:p>
          </table:table-cell>
          <table:table-cell office:value-type="float" office:value="343470" table:style-name="ce4">
            <text:p>343470</text:p>
          </table:table-cell>
          <table:table-cell office:value-type="string" table:style-name="ce3">
            <text:p>Escola Básica de Palmeira, 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úblico</text:p>
          </table:table-cell>
          <table:table-cell office:value-type="float" office:value="338" table:style-name="ce4">
            <text:p>338</text:p>
          </table:table-cell>
          <table:table-cell office:value-type="percentage" office:value="0.45857988165680502" table:style-name="ce21">
            <text:p>46%</text:p>
          </table:table-cell>
          <table:table-cell office:value-type="percentage" office:value="0.45571396107603201" table:style-name="ce21">
            <text:p>46%</text:p>
          </table:table-cell>
          <table:table-cell office:value-type="percentage" office:value="2.8659205807723899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303471" table:style-name="ce28">
            <text:p>303471</text:p>
          </table:table-cell>
          <table:table-cell office:value-type="float" office:value="345623" table:style-name="ce4">
            <text:p>345623</text:p>
          </table:table-cell>
          <table:table-cell office:value-type="string" table:style-name="ce3">
            <text:p>Escola Básica de Celeirós, 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úblico</text:p>
          </table:table-cell>
          <table:table-cell office:value-type="float" office:value="282" table:style-name="ce4">
            <text:p>282</text:p>
          </table:table-cell>
          <table:table-cell office:value-type="percentage" office:value="0.44326241134751798" table:style-name="ce21">
            <text:p>44%</text:p>
          </table:table-cell>
          <table:table-cell office:value-type="percentage" office:value="0.43248104930187697" table:style-name="ce21">
            <text:p>43%</text:p>
          </table:table-cell>
          <table:table-cell office:value-type="percentage" office:value="1.0781362045641001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303517" table:style-name="ce28">
            <text:p>303517</text:p>
          </table:table-cell>
          <table:table-cell office:value-type="float" office:value="500604" table:style-name="ce4">
            <text:p>500604</text:p>
          </table:table-cell>
          <table:table-cell office:value-type="string" table:style-name="ce3">
            <text:p>Colégio Teresiano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rivado</text:p>
          </table:table-cell>
          <table:table-cell office:value-type="float" office:value="150" table:style-name="ce4">
            <text:p>150</text:p>
          </table:table-cell>
          <table:table-cell office:value-type="percentage" office:value="0.87333333333333296" table:style-name="ce21">
            <text:p>87%</text:p>
          </table:table-cell>
          <table:table-cell office:value-type="percentage" office:value="0.82075467044642603" table:style-name="ce21">
            <text:p>82%</text:p>
          </table:table-cell>
          <table:table-cell office:value-type="percentage" office:value="5.2578662886907102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303633" table:style-name="ce28">
            <text:p>303633</text:p>
          </table:table-cell>
          <table:table-cell office:value-type="float" office:value="404251" table:style-name="ce4">
            <text:p>404251</text:p>
          </table:table-cell>
          <table:table-cell office:value-type="string" table:style-name="ce3">
            <text:p>Escola Artística do Conservatório de Música Calouste Gulbenkian, 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úblico</text:p>
          </table:table-cell>
          <table:table-cell office:value-type="float" office:value="154" table:style-name="ce4">
            <text:p>154</text:p>
          </table:table-cell>
          <table:table-cell office:value-type="percentage" office:value="0.94805194805194803" table:style-name="ce21">
            <text:p>95%</text:p>
          </table:table-cell>
          <table:table-cell office:value-type="percentage" office:value="0.80551878152245604" table:style-name="ce21">
            <text:p>81%</text:p>
          </table:table-cell>
          <table:table-cell office:value-type="percentage" office:value="0.14253316652949199" table:style-name="ce22">
            <text:p>14%</text:p>
          </table:table-cell>
          <table:table-cell table:number-columns-repeated="16374"/>
        </table:table-row>
        <table:table-row table:style-name="ro1">
          <table:table-cell office:value-type="float" office:value="303689" table:style-name="ce28">
            <text:p>303689</text:p>
          </table:table-cell>
          <table:table-cell office:value-type="float" office:value="343640" table:style-name="ce4">
            <text:p>343640</text:p>
          </table:table-cell>
          <table:table-cell office:value-type="string" table:style-name="ce3">
            <text:p>Escola Básica de Braga Oeste, Cabreiros, 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úblico</text:p>
          </table:table-cell>
          <table:table-cell office:value-type="float" office:value="251" table:style-name="ce4">
            <text:p>251</text:p>
          </table:table-cell>
          <table:table-cell office:value-type="percentage" office:value="0.47011952191235101" table:style-name="ce21">
            <text:p>47%</text:p>
          </table:table-cell>
          <table:table-cell office:value-type="percentage" office:value="0.40330895415353502" table:style-name="ce21">
            <text:p>40%</text:p>
          </table:table-cell>
          <table:table-cell office:value-type="percentage" office:value="6.6810567758815206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303753" table:style-name="ce28">
            <text:p>303753</text:p>
          </table:table-cell>
          <table:table-cell office:value-type="float" office:value="400737" table:style-name="ce4">
            <text:p>400737</text:p>
          </table:table-cell>
          <table:table-cell office:value-type="string" table:style-name="ce3">
            <text:p>Escola Secundária Alberto Sampaio, 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úblico</text:p>
          </table:table-cell>
          <table:table-cell office:value-type="float" office:value="88" table:style-name="ce4">
            <text:p>88</text:p>
          </table:table-cell>
          <table:table-cell office:value-type="percentage" office:value="0.65909090909090895" table:style-name="ce21">
            <text:p>66%</text:p>
          </table:table-cell>
          <table:table-cell office:value-type="percentage" office:value="0.613988446947908" table:style-name="ce21">
            <text:p>61%</text:p>
          </table:table-cell>
          <table:table-cell office:value-type="percentage" office:value="4.5102462143000802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303801" table:style-name="ce28">
            <text:p>303801</text:p>
          </table:table-cell>
          <table:table-cell office:value-type="float" office:value="345647" table:style-name="ce4">
            <text:p>345647</text:p>
          </table:table-cell>
          <table:table-cell office:value-type="string" table:style-name="ce3">
            <text:p>Escola Básica de Nogueira, 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úblico</text:p>
          </table:table-cell>
          <table:table-cell office:value-type="float" office:value="324" table:style-name="ce4">
            <text:p>324</text:p>
          </table:table-cell>
          <table:table-cell office:value-type="percentage" office:value="0.52469135802469102" table:style-name="ce21">
            <text:p>52%</text:p>
          </table:table-cell>
          <table:table-cell office:value-type="percentage" office:value="0.45124446423279801" table:style-name="ce21">
            <text:p>45%</text:p>
          </table:table-cell>
          <table:table-cell office:value-type="percentage" office:value="7.3446893791893397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303817" table:style-name="ce28">
            <text:p>303817</text:p>
          </table:table-cell>
          <table:table-cell office:value-type="float" office:value="346652" table:style-name="ce4">
            <text:p>346652</text:p>
          </table:table-cell>
          <table:table-cell office:value-type="string" table:style-name="ce3">
            <text:p>Escola Básica de Mosteiro e Cávado, Panóias, 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úblico</text:p>
          </table:table-cell>
          <table:table-cell office:value-type="float" office:value="316" table:style-name="ce4">
            <text:p>316</text:p>
          </table:table-cell>
          <table:table-cell office:value-type="percentage" office:value="0.477848101265823" table:style-name="ce21">
            <text:p>48%</text:p>
          </table:table-cell>
          <table:table-cell office:value-type="percentage" office:value="0.40078686282777998" table:style-name="ce21">
            <text:p>40%</text:p>
          </table:table-cell>
          <table:table-cell office:value-type="percentage" office:value="7.7061238438043106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303829" table:style-name="ce28">
            <text:p>303829</text:p>
          </table:table-cell>
          <table:table-cell office:value-type="float" office:value="380590" table:style-name="ce4">
            <text:p>380590</text:p>
          </table:table-cell>
          <table:table-cell office:value-type="string" table:style-name="ce3">
            <text:p>Externato "Infante D. Henrique"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rivado</text:p>
          </table:table-cell>
          <table:table-cell office:value-type="float" office:value="529" table:style-name="ce4">
            <text:p>529</text:p>
          </table:table-cell>
          <table:table-cell office:value-type="percentage" office:value="0.60302457466918702" table:style-name="ce21">
            <text:p>60%</text:p>
          </table:table-cell>
          <table:table-cell office:value-type="percentage" office:value="0.52309556146564495" table:style-name="ce21">
            <text:p>52%</text:p>
          </table:table-cell>
          <table:table-cell office:value-type="percentage" office:value="7.9929013203542496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303910" table:style-name="ce28">
            <text:p>303910</text:p>
          </table:table-cell>
          <table:table-cell office:value-type="float" office:value="345659" table:style-name="ce4">
            <text:p>345659</text:p>
          </table:table-cell>
          <table:table-cell office:value-type="string" table:style-name="ce3">
            <text:p>Escola Básica de Gualtar, 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úblico</text:p>
          </table:table-cell>
          <table:table-cell office:value-type="float" office:value="395" table:style-name="ce4">
            <text:p>395</text:p>
          </table:table-cell>
          <table:table-cell office:value-type="percentage" office:value="0.52911392405063296" table:style-name="ce21">
            <text:p>53%</text:p>
          </table:table-cell>
          <table:table-cell office:value-type="percentage" office:value="0.49970842105032898" table:style-name="ce21">
            <text:p>50%</text:p>
          </table:table-cell>
          <table:table-cell office:value-type="percentage" office:value="2.94055030003041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304240" table:style-name="ce28">
            <text:p>304240</text:p>
          </table:table-cell>
          <table:table-cell office:value-type="float" office:value="345600" table:style-name="ce4">
            <text:p>345600</text:p>
          </table:table-cell>
          <table:table-cell office:value-type="string" table:style-name="ce3">
            <text:p>Escola Básica e Secundária de Cabeceiras de Basto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Cabeceiras de Basto</text:p>
          </table:table-cell>
          <table:table-cell office:value-type="string" table:style-name="ce3">
            <text:p>Público</text:p>
          </table:table-cell>
          <table:table-cell office:value-type="float" office:value="367" table:style-name="ce4">
            <text:p>367</text:p>
          </table:table-cell>
          <table:table-cell office:value-type="percentage" office:value="0.403269754768392" table:style-name="ce21">
            <text:p>40%</text:p>
          </table:table-cell>
          <table:table-cell office:value-type="percentage" office:value="0.41259236330583898" table:style-name="ce21">
            <text:p>41%</text:p>
          </table:table-cell>
          <table:table-cell office:value-type="percentage" office:value="-9.3226085374465192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304746" table:style-name="ce28">
            <text:p>304746</text:p>
          </table:table-cell>
          <table:table-cell office:value-type="float" office:value="344461" table:style-name="ce4">
            <text:p>344461</text:p>
          </table:table-cell>
          <table:table-cell office:value-type="string" table:style-name="ce3">
            <text:p>Escola Básica do Arco de Baúlhe, Cabeceiras de Basto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Cabeceiras de Basto</text:p>
          </table:table-cell>
          <table:table-cell office:value-type="string" table:style-name="ce3">
            <text:p>Público</text:p>
          </table:table-cell>
          <table:table-cell office:value-type="float" office:value="190" table:style-name="ce4">
            <text:p>190</text:p>
          </table:table-cell>
          <table:table-cell office:value-type="percentage" office:value="0.326315789473684" table:style-name="ce21">
            <text:p>33%</text:p>
          </table:table-cell>
          <table:table-cell office:value-type="percentage" office:value="0.36443073721338598" table:style-name="ce21">
            <text:p>36%</text:p>
          </table:table-cell>
          <table:table-cell office:value-type="percentage" office:value="-3.81149477397019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305314" table:style-name="ce28">
            <text:p>305314</text:p>
          </table:table-cell>
          <table:table-cell office:value-type="float" office:value="341629" table:style-name="ce4">
            <text:p>341629</text:p>
          </table:table-cell>
          <table:table-cell office:value-type="string" table:style-name="ce3">
            <text:p>Escola Básica de Gandarela, Celorico de Basto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Celorico de Basto</text:p>
          </table:table-cell>
          <table:table-cell office:value-type="string" table:style-name="ce3">
            <text:p>Público</text:p>
          </table:table-cell>
          <table:table-cell office:value-type="float" office:value="117" table:style-name="ce4">
            <text:p>117</text:p>
          </table:table-cell>
          <table:table-cell office:value-type="percentage" office:value="0.37606837606837601" table:style-name="ce21">
            <text:p>38%</text:p>
          </table:table-cell>
          <table:table-cell office:value-type="percentage" office:value="0.41522101272234102" table:style-name="ce21">
            <text:p>42%</text:p>
          </table:table-cell>
          <table:table-cell office:value-type="percentage" office:value="-3.9152636653964901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305328" table:style-name="ce28">
            <text:p>305328</text:p>
          </table:table-cell>
          <table:table-cell office:value-type="float" office:value="342282" table:style-name="ce4">
            <text:p>342282</text:p>
          </table:table-cell>
          <table:table-cell office:value-type="string" table:style-name="ce3">
            <text:p>Escola Básica da Mota, Celorico de Basto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Celorico de Basto</text:p>
          </table:table-cell>
          <table:table-cell office:value-type="string" table:style-name="ce3">
            <text:p>Público</text:p>
          </table:table-cell>
          <table:table-cell office:value-type="float" office:value="120" table:style-name="ce4">
            <text:p>120</text:p>
          </table:table-cell>
          <table:table-cell office:value-type="percentage" office:value="0.25" table:style-name="ce21">
            <text:p>25%</text:p>
          </table:table-cell>
          <table:table-cell office:value-type="percentage" office:value="0.33623832341083398" table:style-name="ce21">
            <text:p>34%</text:p>
          </table:table-cell>
          <table:table-cell office:value-type="percentage" office:value="-8.62383234108339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305958" table:style-name="ce28">
            <text:p>305958</text:p>
          </table:table-cell>
          <table:table-cell office:value-type="float" office:value="345726" table:style-name="ce4">
            <text:p>345726</text:p>
          </table:table-cell>
          <table:table-cell office:value-type="string" table:style-name="ce3">
            <text:p>Escola Básica e Secundária de Celorico de Basto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Celorico de Basto</text:p>
          </table:table-cell>
          <table:table-cell office:value-type="string" table:style-name="ce3">
            <text:p>Público</text:p>
          </table:table-cell>
          <table:table-cell office:value-type="float" office:value="247" table:style-name="ce4">
            <text:p>247</text:p>
          </table:table-cell>
          <table:table-cell office:value-type="percentage" office:value="0.396761133603239" table:style-name="ce21">
            <text:p>40%</text:p>
          </table:table-cell>
          <table:table-cell office:value-type="percentage" office:value="0.354027964866308" table:style-name="ce21">
            <text:p>35%</text:p>
          </table:table-cell>
          <table:table-cell office:value-type="percentage" office:value="4.2733168736930997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306016" table:style-name="ce28">
            <text:p>306016</text:p>
          </table:table-cell>
          <table:table-cell office:value-type="float" office:value="330954" table:style-name="ce4">
            <text:p>330954</text:p>
          </table:table-cell>
          <table:table-cell office:value-type="string" table:style-name="ce3">
            <text:p>Escola Básica de Forjães, Esposende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Esposende</text:p>
          </table:table-cell>
          <table:table-cell office:value-type="string" table:style-name="ce3">
            <text:p>Público</text:p>
          </table:table-cell>
          <table:table-cell office:value-type="float" office:value="135" table:style-name="ce4">
            <text:p>135</text:p>
          </table:table-cell>
          <table:table-cell office:value-type="percentage" office:value="0.57037037037036997" table:style-name="ce21">
            <text:p>57%</text:p>
          </table:table-cell>
          <table:table-cell office:value-type="percentage" office:value="0.53785087107243601" table:style-name="ce21">
            <text:p>54%</text:p>
          </table:table-cell>
          <table:table-cell office:value-type="percentage" office:value="3.2519499297934101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306499" table:style-name="ce28">
            <text:p>306499</text:p>
          </table:table-cell>
          <table:table-cell office:value-type="float" office:value="401882" table:style-name="ce4">
            <text:p>401882</text:p>
          </table:table-cell>
          <table:table-cell office:value-type="string" table:style-name="ce3">
            <text:p>Escola Secundária Henrique Medina, Esposende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Esposende</text:p>
          </table:table-cell>
          <table:table-cell office:value-type="string" table:style-name="ce3">
            <text:p>Público</text:p>
          </table:table-cell>
          <table:table-cell office:value-type="float" office:value="279" table:style-name="ce4">
            <text:p>279</text:p>
          </table:table-cell>
          <table:table-cell office:value-type="percentage" office:value="0.63440860215053796" table:style-name="ce21">
            <text:p>63%</text:p>
          </table:table-cell>
          <table:table-cell office:value-type="percentage" office:value="0.54253284099833099" table:style-name="ce21">
            <text:p>54%</text:p>
          </table:table-cell>
          <table:table-cell office:value-type="percentage" office:value="9.1875761152206997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306510" table:style-name="ce28">
            <text:p>306510</text:p>
          </table:table-cell>
          <table:table-cell office:value-type="float" office:value="346810" table:style-name="ce4">
            <text:p>346810</text:p>
          </table:table-cell>
          <table:table-cell office:value-type="string" table:style-name="ce3">
            <text:p>Escola Básica António Rodrigues Sampaio, Esposende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Esposende</text:p>
          </table:table-cell>
          <table:table-cell office:value-type="string" table:style-name="ce3">
            <text:p>Público</text:p>
          </table:table-cell>
          <table:table-cell office:value-type="float" office:value="204" table:style-name="ce4">
            <text:p>204</text:p>
          </table:table-cell>
          <table:table-cell office:value-type="percentage" office:value="0.41176470588235298" table:style-name="ce21">
            <text:p>41%</text:p>
          </table:table-cell>
          <table:table-cell office:value-type="percentage" office:value="0.39043954258200497" table:style-name="ce21">
            <text:p>39%</text:p>
          </table:table-cell>
          <table:table-cell office:value-type="percentage" office:value="2.1325163300348199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306645" table:style-name="ce28">
            <text:p>306645</text:p>
          </table:table-cell>
          <table:table-cell office:value-type="float" office:value="330980" table:style-name="ce4">
            <text:p>330980</text:p>
          </table:table-cell>
          <table:table-cell office:value-type="string" table:style-name="ce3">
            <text:p>Escola Básica de Apúlia, Esposende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Esposende</text:p>
          </table:table-cell>
          <table:table-cell office:value-type="string" table:style-name="ce3">
            <text:p>Público</text:p>
          </table:table-cell>
          <table:table-cell office:value-type="float" office:value="190" table:style-name="ce4">
            <text:p>190</text:p>
          </table:table-cell>
          <table:table-cell office:value-type="percentage" office:value="0.51052631578947405" table:style-name="ce21">
            <text:p>51%</text:p>
          </table:table-cell>
          <table:table-cell office:value-type="percentage" office:value="0.405836816555462" table:style-name="ce21">
            <text:p>41%</text:p>
          </table:table-cell>
          <table:table-cell office:value-type="percentage" office:value="0.104689499234012" table:style-name="ce22">
            <text:p>10%</text:p>
          </table:table-cell>
          <table:table-cell table:number-columns-repeated="16374"/>
        </table:table-row>
        <table:table-row table:style-name="ro1">
          <table:table-cell office:value-type="float" office:value="306901" table:style-name="ce28">
            <text:p>306901</text:p>
          </table:table-cell>
          <table:table-cell office:value-type="float" office:value="340248" table:style-name="ce4">
            <text:p>340248</text:p>
          </table:table-cell>
          <table:table-cell office:value-type="string" table:style-name="ce3">
            <text:p>Escola Básica Antonio Correia Oliveira, Esposende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Esposende</text:p>
          </table:table-cell>
          <table:table-cell office:value-type="string" table:style-name="ce3">
            <text:p>Público</text:p>
          </table:table-cell>
          <table:table-cell office:value-type="float" office:value="268" table:style-name="ce4">
            <text:p>268</text:p>
          </table:table-cell>
          <table:table-cell office:value-type="percentage" office:value="0.52611940298507498" table:style-name="ce21">
            <text:p>53%</text:p>
          </table:table-cell>
          <table:table-cell office:value-type="percentage" office:value="0.40859309186506199" table:style-name="ce21">
            <text:p>41%</text:p>
          </table:table-cell>
          <table:table-cell office:value-type="percentage" office:value="0.11752631112001199" table:style-name="ce22">
            <text:p>12%</text:p>
          </table:table-cell>
          <table:table-cell table:number-columns-repeated="16374"/>
        </table:table-row>
        <table:table-row table:style-name="ro1">
          <table:table-cell office:value-type="float" office:value="307051" table:style-name="ce28">
            <text:p>307051</text:p>
          </table:table-cell>
          <table:table-cell office:value-type="float" office:value="346755" table:style-name="ce4">
            <text:p>346755</text:p>
          </table:table-cell>
          <table:table-cell office:value-type="string" table:style-name="ce3">
            <text:p>Escola Básica de Arões - Santa Cristina, Fafe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Fafe</text:p>
          </table:table-cell>
          <table:table-cell office:value-type="string" table:style-name="ce3">
            <text:p>Público</text:p>
          </table:table-cell>
          <table:table-cell office:value-type="float" office:value="208" table:style-name="ce4">
            <text:p>208</text:p>
          </table:table-cell>
          <table:table-cell office:value-type="percentage" office:value="0.35096153846153799" table:style-name="ce21">
            <text:p>35%</text:p>
          </table:table-cell>
          <table:table-cell office:value-type="percentage" office:value="0.45400527329852303" table:style-name="ce21">
            <text:p>45%</text:p>
          </table:table-cell>
          <table:table-cell office:value-type="percentage" office:value="-0.10304373483698399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307210" table:style-name="ce28">
            <text:p>307210</text:p>
          </table:table-cell>
          <table:table-cell office:value-type="float" office:value="500460" table:style-name="ce4">
            <text:p>500460</text:p>
          </table:table-cell>
          <table:table-cell office:value-type="string" table:style-name="ce3">
            <text:p>Associação Cultural e Recreativa de Fornelo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Fafe</text:p>
          </table:table-cell>
          <table:table-cell office:value-type="string" table:style-name="ce3">
            <text:p>Privado</text:p>
          </table:table-cell>
          <table:table-cell office:value-type="float" office:value="99" table:style-name="ce4">
            <text:p>99</text:p>
          </table:table-cell>
          <table:table-cell office:value-type="percentage" office:value="0.83838383838383801" table:style-name="ce21">
            <text:p>84%</text:p>
          </table:table-cell>
          <table:table-cell office:value-type="percentage" office:value="0.84653079395840303" table:style-name="ce21">
            <text:p>85%</text:p>
          </table:table-cell>
          <table:table-cell office:value-type="percentage" office:value="-8.14695557456456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307258" table:style-name="ce28">
            <text:p>307258</text:p>
          </table:table-cell>
          <table:table-cell office:value-type="float" office:value="342269" table:style-name="ce4">
            <text:p>342269</text:p>
          </table:table-cell>
          <table:table-cell office:value-type="string" table:style-name="ce3">
            <text:p>Escola Básica de Montelongo, Fafe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Fafe</text:p>
          </table:table-cell>
          <table:table-cell office:value-type="string" table:style-name="ce3">
            <text:p>Público</text:p>
          </table:table-cell>
          <table:table-cell office:value-type="float" office:value="251" table:style-name="ce4">
            <text:p>251</text:p>
          </table:table-cell>
          <table:table-cell office:value-type="percentage" office:value="0.27490039840637398" table:style-name="ce21">
            <text:p>27%</text:p>
          </table:table-cell>
          <table:table-cell office:value-type="percentage" office:value="0.38194006641210398" table:style-name="ce21">
            <text:p>38%</text:p>
          </table:table-cell>
          <table:table-cell office:value-type="percentage" office:value="-0.10703966800572901" table:style-name="ce22">
            <text:p>-11%</text:p>
          </table:table-cell>
          <table:table-cell table:number-columns-repeated="16374"/>
        </table:table-row>
        <table:table-row table:style-name="ro1">
          <table:table-cell office:value-type="float" office:value="307402" table:style-name="ce28">
            <text:p>307402</text:p>
          </table:table-cell>
          <table:table-cell office:value-type="float" office:value="342749" table:style-name="ce4">
            <text:p>342749</text:p>
          </table:table-cell>
          <table:table-cell office:value-type="string" table:style-name="ce3">
            <text:p>Escola Básica Prof. Carlos Teixeira, Fafe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Fafe</text:p>
          </table:table-cell>
          <table:table-cell office:value-type="string" table:style-name="ce3">
            <text:p>Público</text:p>
          </table:table-cell>
          <table:table-cell office:value-type="float" office:value="563" table:style-name="ce4">
            <text:p>563</text:p>
          </table:table-cell>
          <table:table-cell office:value-type="percentage" office:value="0.54884547069271805" table:style-name="ce21">
            <text:p>55%</text:p>
          </table:table-cell>
          <table:table-cell office:value-type="percentage" office:value="0.51258490547564395" table:style-name="ce21">
            <text:p>51%</text:p>
          </table:table-cell>
          <table:table-cell office:value-type="percentage" office:value="3.6260565217073701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307650" table:style-name="ce28">
            <text:p>307650</text:p>
          </table:table-cell>
          <table:table-cell office:value-type="float" office:value="345581" table:style-name="ce4">
            <text:p>345581</text:p>
          </table:table-cell>
          <table:table-cell office:value-type="string" table:style-name="ce3">
            <text:p>Escola Básica Padre Joaquim Flores, Revelhe, Fafe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Fafe</text:p>
          </table:table-cell>
          <table:table-cell office:value-type="string" table:style-name="ce3">
            <text:p>Público</text:p>
          </table:table-cell>
          <table:table-cell office:value-type="float" office:value="291" table:style-name="ce4">
            <text:p>291</text:p>
          </table:table-cell>
          <table:table-cell office:value-type="percentage" office:value="0.323024054982818" table:style-name="ce21">
            <text:p>32%</text:p>
          </table:table-cell>
          <table:table-cell office:value-type="percentage" office:value="0.33912434407537201" table:style-name="ce21">
            <text:p>34%</text:p>
          </table:table-cell>
          <table:table-cell office:value-type="percentage" office:value="-1.610028909255420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307811" table:style-name="ce28">
            <text:p>307811</text:p>
          </table:table-cell>
          <table:table-cell office:value-type="float" office:value="343122" table:style-name="ce4">
            <text:p>343122</text:p>
          </table:table-cell>
          <table:table-cell office:value-type="string" table:style-name="ce3">
            <text:p>Escola Básica de Silvares, São Martinho, Fafe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Fafe</text:p>
          </table:table-cell>
          <table:table-cell office:value-type="string" table:style-name="ce3">
            <text:p>Público</text:p>
          </table:table-cell>
          <table:table-cell office:value-type="float" office:value="118" table:style-name="ce4">
            <text:p>118</text:p>
          </table:table-cell>
          <table:table-cell office:value-type="percentage" office:value="0.355932203389831" table:style-name="ce21">
            <text:p>36%</text:p>
          </table:table-cell>
          <table:table-cell office:value-type="percentage" office:value="0.331673863758909" table:style-name="ce21">
            <text:p>33%</text:p>
          </table:table-cell>
          <table:table-cell office:value-type="percentage" office:value="2.4258339630921499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308010" table:style-name="ce28">
            <text:p>308010</text:p>
          </table:table-cell>
          <table:table-cell office:value-type="float" office:value="345570" table:style-name="ce4">
            <text:p>345570</text:p>
          </table:table-cell>
          <table:table-cell office:value-type="string" table:style-name="ce3">
            <text:p>Escola Básica Arquiteto Fernando Távora, Fermentões, Guimarãe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Guimarães</text:p>
          </table:table-cell>
          <table:table-cell office:value-type="string" table:style-name="ce3">
            <text:p>Público</text:p>
          </table:table-cell>
          <table:table-cell office:value-type="float" office:value="190" table:style-name="ce4">
            <text:p>190</text:p>
          </table:table-cell>
          <table:table-cell office:value-type="percentage" office:value="0.394736842105263" table:style-name="ce21">
            <text:p>39%</text:p>
          </table:table-cell>
          <table:table-cell office:value-type="percentage" office:value="0.406536404688428" table:style-name="ce21">
            <text:p>41%</text:p>
          </table:table-cell>
          <table:table-cell office:value-type="percentage" office:value="-1.1799562583164599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308066" table:style-name="ce28">
            <text:p>308066</text:p>
          </table:table-cell>
          <table:table-cell office:value-type="float" office:value="346846" table:style-name="ce4">
            <text:p>346846</text:p>
          </table:table-cell>
          <table:table-cell office:value-type="string" table:style-name="ce3">
            <text:p>Escola Básica de Abação, Guimarãe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Guimarães</text:p>
          </table:table-cell>
          <table:table-cell office:value-type="string" table:style-name="ce3">
            <text:p>Público</text:p>
          </table:table-cell>
          <table:table-cell office:value-type="float" office:value="231" table:style-name="ce4">
            <text:p>231</text:p>
          </table:table-cell>
          <table:table-cell office:value-type="percentage" office:value="0.38095238095238099" table:style-name="ce21">
            <text:p>38%</text:p>
          </table:table-cell>
          <table:table-cell office:value-type="percentage" office:value="0.37658957389438702" table:style-name="ce21">
            <text:p>38%</text:p>
          </table:table-cell>
          <table:table-cell office:value-type="percentage" office:value="4.3628070579943201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308169" table:style-name="ce28">
            <text:p>308169</text:p>
          </table:table-cell>
          <table:table-cell office:value-type="float" office:value="345568" table:style-name="ce4">
            <text:p>345568</text:p>
          </table:table-cell>
          <table:table-cell office:value-type="string" table:style-name="ce3">
            <text:p>Escola Básica do Vale de São Torcato, Guimarãe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Guimarães</text:p>
          </table:table-cell>
          <table:table-cell office:value-type="string" table:style-name="ce3">
            <text:p>Público</text:p>
          </table:table-cell>
          <table:table-cell office:value-type="float" office:value="230" table:style-name="ce4">
            <text:p>230</text:p>
          </table:table-cell>
          <table:table-cell office:value-type="percentage" office:value="0.495652173913044" table:style-name="ce21">
            <text:p>50%</text:p>
          </table:table-cell>
          <table:table-cell office:value-type="percentage" office:value="0.44639727390856598" table:style-name="ce21">
            <text:p>45%</text:p>
          </table:table-cell>
          <table:table-cell office:value-type="percentage" office:value="4.9254900004477097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308224" table:style-name="ce28">
            <text:p>308224</text:p>
          </table:table-cell>
          <table:table-cell office:value-type="float" office:value="343249" table:style-name="ce4">
            <text:p>343249</text:p>
          </table:table-cell>
          <table:table-cell office:value-type="string" table:style-name="ce3">
            <text:p>Escola Básica Virgínia Moura, Moreira de Cónegos, Guimarãe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Guimarães</text:p>
          </table:table-cell>
          <table:table-cell office:value-type="string" table:style-name="ce3">
            <text:p>Público</text:p>
          </table:table-cell>
          <table:table-cell office:value-type="float" office:value="227" table:style-name="ce4">
            <text:p>227</text:p>
          </table:table-cell>
          <table:table-cell office:value-type="percentage" office:value="0.52422907488986803" table:style-name="ce21">
            <text:p>52%</text:p>
          </table:table-cell>
          <table:table-cell office:value-type="percentage" office:value="0.466811150190169" table:style-name="ce21">
            <text:p>47%</text:p>
          </table:table-cell>
          <table:table-cell office:value-type="percentage" office:value="5.74179246996986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308335" table:style-name="ce28">
            <text:p>308335</text:p>
          </table:table-cell>
          <table:table-cell office:value-type="float" office:value="340674" table:style-name="ce4">
            <text:p>340674</text:p>
          </table:table-cell>
          <table:table-cell office:value-type="string" table:style-name="ce3">
            <text:p>Escola Básica D. Afonso Henriques, Creixomil, Guimarãe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Guimarães</text:p>
          </table:table-cell>
          <table:table-cell office:value-type="string" table:style-name="ce3">
            <text:p>Público</text:p>
          </table:table-cell>
          <table:table-cell office:value-type="float" office:value="328" table:style-name="ce4">
            <text:p>328</text:p>
          </table:table-cell>
          <table:table-cell office:value-type="percentage" office:value="0.48780487804877998" table:style-name="ce21">
            <text:p>49%</text:p>
          </table:table-cell>
          <table:table-cell office:value-type="percentage" office:value="0.45447729716264301" table:style-name="ce21">
            <text:p>45%</text:p>
          </table:table-cell>
          <table:table-cell office:value-type="percentage" office:value="3.3327580886137902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308374" table:style-name="ce28">
            <text:p>308374</text:p>
          </table:table-cell>
          <table:table-cell office:value-type="float" office:value="342622" table:style-name="ce4">
            <text:p>342622</text:p>
          </table:table-cell>
          <table:table-cell office:value-type="string" table:style-name="ce3">
            <text:p>Escola Básica de Pevidém, Selho - São Jorge, Guimarãe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Guimarães</text:p>
          </table:table-cell>
          <table:table-cell office:value-type="string" table:style-name="ce3">
            <text:p>Público</text:p>
          </table:table-cell>
          <table:table-cell office:value-type="float" office:value="271" table:style-name="ce4">
            <text:p>271</text:p>
          </table:table-cell>
          <table:table-cell office:value-type="percentage" office:value="0.56088560885608896" table:style-name="ce21">
            <text:p>56%</text:p>
          </table:table-cell>
          <table:table-cell office:value-type="percentage" office:value="0.47211391217595999" table:style-name="ce21">
            <text:p>47%</text:p>
          </table:table-cell>
          <table:table-cell office:value-type="percentage" office:value="8.8771696680128603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308394" table:style-name="ce28">
            <text:p>308394</text:p>
          </table:table-cell>
          <table:table-cell office:value-type="float" office:value="345556" table:style-name="ce4">
            <text:p>345556</text:p>
          </table:table-cell>
          <table:table-cell office:value-type="string" table:style-name="ce3">
            <text:p>Escola Básica Gil Vicente, Urgeses, Guimarãe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Guimarães</text:p>
          </table:table-cell>
          <table:table-cell office:value-type="string" table:style-name="ce3">
            <text:p>Público</text:p>
          </table:table-cell>
          <table:table-cell office:value-type="float" office:value="220" table:style-name="ce4">
            <text:p>220</text:p>
          </table:table-cell>
          <table:table-cell office:value-type="percentage" office:value="0.37727272727272698" table:style-name="ce21">
            <text:p>38%</text:p>
          </table:table-cell>
          <table:table-cell office:value-type="percentage" office:value="0.35379013356487998" table:style-name="ce21">
            <text:p>35%</text:p>
          </table:table-cell>
          <table:table-cell office:value-type="percentage" office:value="2.3482593707846802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308408" table:style-name="ce28">
            <text:p>308408</text:p>
          </table:table-cell>
          <table:table-cell office:value-type="float" office:value="343638" table:style-name="ce4">
            <text:p>343638</text:p>
          </table:table-cell>
          <table:table-cell office:value-type="string" table:style-name="ce3">
            <text:p>Escola Básica Professor Abel Salazar, Guimarãe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Guimarães</text:p>
          </table:table-cell>
          <table:table-cell office:value-type="string" table:style-name="ce3">
            <text:p>Público</text:p>
          </table:table-cell>
          <table:table-cell office:value-type="float" office:value="367" table:style-name="ce4">
            <text:p>367</text:p>
          </table:table-cell>
          <table:table-cell office:value-type="percentage" office:value="0.50681198910081704" table:style-name="ce21">
            <text:p>51%</text:p>
          </table:table-cell>
          <table:table-cell office:value-type="percentage" office:value="0.44355111282153198" table:style-name="ce21">
            <text:p>44%</text:p>
          </table:table-cell>
          <table:table-cell office:value-type="percentage" office:value="6.3260876279285699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308432" table:style-name="ce28">
            <text:p>308432</text:p>
          </table:table-cell>
          <table:table-cell office:value-type="float" office:value="341873" table:style-name="ce4">
            <text:p>341873</text:p>
          </table:table-cell>
          <table:table-cell office:value-type="string" table:style-name="ce3">
            <text:p>Escola Básica Professor João de Meira, Guimarãe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Guimarães</text:p>
          </table:table-cell>
          <table:table-cell office:value-type="string" table:style-name="ce3">
            <text:p>Público</text:p>
          </table:table-cell>
          <table:table-cell office:value-type="float" office:value="512" table:style-name="ce4">
            <text:p>512</text:p>
          </table:table-cell>
          <table:table-cell office:value-type="percentage" office:value="0.708984375" table:style-name="ce21">
            <text:p>71%</text:p>
          </table:table-cell>
          <table:table-cell office:value-type="percentage" office:value="0.65284449163645697" table:style-name="ce21">
            <text:p>65%</text:p>
          </table:table-cell>
          <table:table-cell office:value-type="percentage" office:value="5.6139883363543003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308445" table:style-name="ce28">
            <text:p>308445</text:p>
          </table:table-cell>
          <table:table-cell office:value-type="float" office:value="341368" table:style-name="ce4">
            <text:p>341368</text:p>
          </table:table-cell>
          <table:table-cell office:value-type="string" table:style-name="ce3">
            <text:p>Escola Básica Egas Moniz, Guimarãe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Guimarães</text:p>
          </table:table-cell>
          <table:table-cell office:value-type="string" table:style-name="ce3">
            <text:p>Público</text:p>
          </table:table-cell>
          <table:table-cell office:value-type="float" office:value="236" table:style-name="ce4">
            <text:p>236</text:p>
          </table:table-cell>
          <table:table-cell office:value-type="percentage" office:value="0.55084745762711895" table:style-name="ce21">
            <text:p>55%</text:p>
          </table:table-cell>
          <table:table-cell office:value-type="percentage" office:value="0.502644831762732" table:style-name="ce21">
            <text:p>50%</text:p>
          </table:table-cell>
          <table:table-cell office:value-type="percentage" office:value="4.82026258643862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308553" table:style-name="ce28">
            <text:p>308553</text:p>
          </table:table-cell>
          <table:table-cell office:value-type="float" office:value="346834" table:style-name="ce4">
            <text:p>346834</text:p>
          </table:table-cell>
          <table:table-cell office:value-type="string" table:style-name="ce3">
            <text:p>Escola Básica e Secundária Santos Simões, Guimarãe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Guimarães</text:p>
          </table:table-cell>
          <table:table-cell office:value-type="string" table:style-name="ce3">
            <text:p>Público</text:p>
          </table:table-cell>
          <table:table-cell office:value-type="float" office:value="347" table:style-name="ce4">
            <text:p>347</text:p>
          </table:table-cell>
          <table:table-cell office:value-type="percentage" office:value="0.50432276657060504" table:style-name="ce21">
            <text:p>50%</text:p>
          </table:table-cell>
          <table:table-cell office:value-type="percentage" office:value="0.50635863595571196" table:style-name="ce21">
            <text:p>51%</text:p>
          </table:table-cell>
          <table:table-cell office:value-type="percentage" office:value="-2.0358693851069399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308664" table:style-name="ce28">
            <text:p>308664</text:p>
          </table:table-cell>
          <table:table-cell office:value-type="float" office:value="500410" table:style-name="ce4">
            <text:p>500410</text:p>
          </table:table-cell>
          <table:table-cell office:value-type="string" table:style-name="ce3">
            <text:p>Colégio de Nossa Senhora da Conceição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Guimarães</text:p>
          </table:table-cell>
          <table:table-cell office:value-type="string" table:style-name="ce3">
            <text:p>Privado</text:p>
          </table:table-cell>
          <table:table-cell office:value-type="float" office:value="146" table:style-name="ce4">
            <text:p>146</text:p>
          </table:table-cell>
          <table:table-cell office:value-type="percentage" office:value="0.97260273972602695" table:style-name="ce21">
            <text:p>97%</text:p>
          </table:table-cell>
          <table:table-cell office:value-type="percentage" office:value="0.83737427462978198" table:style-name="ce21">
            <text:p>84%</text:p>
          </table:table-cell>
          <table:table-cell office:value-type="percentage" office:value="0.135228465096245" table:style-name="ce22">
            <text:p>14%</text:p>
          </table:table-cell>
          <table:table-cell table:number-columns-repeated="16374"/>
        </table:table-row>
        <table:table-row table:style-name="ro1">
          <table:table-cell office:value-type="float" office:value="308768" table:style-name="ce28">
            <text:p>308768</text:p>
          </table:table-cell>
          <table:table-cell office:value-type="float" office:value="340467" table:style-name="ce4">
            <text:p>340467</text:p>
          </table:table-cell>
          <table:table-cell office:value-type="string" table:style-name="ce3">
            <text:p>Escola Básica de Caldas de Vizela, Vizel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Vizela</text:p>
          </table:table-cell>
          <table:table-cell office:value-type="string" table:style-name="ce3">
            <text:p>Público</text:p>
          </table:table-cell>
          <table:table-cell office:value-type="float" office:value="366" table:style-name="ce4">
            <text:p>366</text:p>
          </table:table-cell>
          <table:table-cell office:value-type="percentage" office:value="0.44535519125683098" table:style-name="ce21">
            <text:p>45%</text:p>
          </table:table-cell>
          <table:table-cell office:value-type="percentage" office:value="0.45482857880722199" table:style-name="ce21">
            <text:p>45%</text:p>
          </table:table-cell>
          <table:table-cell office:value-type="percentage" office:value="-9.4733875503909305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308788" table:style-name="ce28">
            <text:p>308788</text:p>
          </table:table-cell>
          <table:table-cell office:value-type="float" office:value="340443" table:style-name="ce4">
            <text:p>340443</text:p>
          </table:table-cell>
          <table:table-cell office:value-type="string" table:style-name="ce3">
            <text:p>Escola Básica de Briteiros, Guimarãe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Guimarães</text:p>
          </table:table-cell>
          <table:table-cell office:value-type="string" table:style-name="ce3">
            <text:p>Público</text:p>
          </table:table-cell>
          <table:table-cell office:value-type="float" office:value="207" table:style-name="ce4">
            <text:p>207</text:p>
          </table:table-cell>
          <table:table-cell office:value-type="percentage" office:value="0.352657004830918" table:style-name="ce21">
            <text:p>35%</text:p>
          </table:table-cell>
          <table:table-cell office:value-type="percentage" office:value="0.42535916694461001" table:style-name="ce21">
            <text:p>43%</text:p>
          </table:table-cell>
          <table:table-cell office:value-type="percentage" office:value="-7.2702162113692195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308854" table:style-name="ce28">
            <text:p>308854</text:p>
          </table:table-cell>
          <table:table-cell office:value-type="float" office:value="340455" table:style-name="ce4">
            <text:p>340455</text:p>
          </table:table-cell>
          <table:table-cell office:value-type="string" table:style-name="ce3">
            <text:p>Escola Básica das Taipas, Caldas das Taipas, Guimarãe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Guimarães</text:p>
          </table:table-cell>
          <table:table-cell office:value-type="string" table:style-name="ce3">
            <text:p>Público</text:p>
          </table:table-cell>
          <table:table-cell office:value-type="float" office:value="407" table:style-name="ce4">
            <text:p>407</text:p>
          </table:table-cell>
          <table:table-cell office:value-type="percentage" office:value="0.48402948402948398" table:style-name="ce21">
            <text:p>48%</text:p>
          </table:table-cell>
          <table:table-cell office:value-type="percentage" office:value="0.422002969137318" table:style-name="ce21">
            <text:p>42%</text:p>
          </table:table-cell>
          <table:table-cell office:value-type="percentage" office:value="6.20265148921657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308875" table:style-name="ce28">
            <text:p>308875</text:p>
          </table:table-cell>
          <table:table-cell office:value-type="float" office:value="500411" table:style-name="ce4">
            <text:p>500411</text:p>
          </table:table-cell>
          <table:table-cell office:value-type="string" table:style-name="ce3">
            <text:p>Colégio do Ave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Guimarães</text:p>
          </table:table-cell>
          <table:table-cell office:value-type="string" table:style-name="ce3">
            <text:p>Privado</text:p>
          </table:table-cell>
          <table:table-cell office:value-type="float" office:value="96" table:style-name="ce4">
            <text:p>96</text:p>
          </table:table-cell>
          <table:table-cell office:value-type="percentage" office:value="0.86458333333333304" table:style-name="ce21">
            <text:p>86%</text:p>
          </table:table-cell>
          <table:table-cell office:value-type="percentage" office:value="0.84292518470204303" table:style-name="ce21">
            <text:p>84%</text:p>
          </table:table-cell>
          <table:table-cell office:value-type="percentage" office:value="2.1658148631289901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308980" table:style-name="ce28">
            <text:p>308980</text:p>
          </table:table-cell>
          <table:table-cell office:value-type="float" office:value="342981" table:style-name="ce4">
            <text:p>342981</text:p>
          </table:table-cell>
          <table:table-cell office:value-type="string" table:style-name="ce3">
            <text:p>Escola Básica e Secundária Arqueólogo Mário Cardoso, Ponte, Guimarães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Guimarães</text:p>
          </table:table-cell>
          <table:table-cell office:value-type="string" table:style-name="ce3">
            <text:p>Público</text:p>
          </table:table-cell>
          <table:table-cell office:value-type="float" office:value="296" table:style-name="ce4">
            <text:p>296</text:p>
          </table:table-cell>
          <table:table-cell office:value-type="percentage" office:value="0.46621621621621601" table:style-name="ce21">
            <text:p>47%</text:p>
          </table:table-cell>
          <table:table-cell office:value-type="percentage" office:value="0.47266502447390701" table:style-name="ce21">
            <text:p>47%</text:p>
          </table:table-cell>
          <table:table-cell office:value-type="percentage" office:value="-6.4488082576904804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309167" table:style-name="ce28">
            <text:p>309167</text:p>
          </table:table-cell>
          <table:table-cell office:value-type="float" office:value="402588" table:style-name="ce4">
            <text:p>402588</text:p>
          </table:table-cell>
          <table:table-cell office:value-type="string" table:style-name="ce3">
            <text:p>Escola Secundária de Póvoa de Lanhoso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óvoa de Lanhoso</text:p>
          </table:table-cell>
          <table:table-cell office:value-type="string" table:style-name="ce3">
            <text:p>Público</text:p>
          </table:table-cell>
          <table:table-cell office:value-type="float" office:value="166" table:style-name="ce4">
            <text:p>166</text:p>
          </table:table-cell>
          <table:table-cell office:value-type="percentage" office:value="0.53614457831325302" table:style-name="ce21">
            <text:p>54%</text:p>
          </table:table-cell>
          <table:table-cell office:value-type="percentage" office:value="0.44586836320610002" table:style-name="ce21">
            <text:p>45%</text:p>
          </table:table-cell>
          <table:table-cell office:value-type="percentage" office:value="9.0276215107152794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309719" table:style-name="ce28">
            <text:p>309719</text:p>
          </table:table-cell>
          <table:table-cell office:value-type="float" office:value="343626" table:style-name="ce4">
            <text:p>343626</text:p>
          </table:table-cell>
          <table:table-cell office:value-type="string" table:style-name="ce3">
            <text:p>Escola Básica do Ave, Póvoa de Lanhoso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óvoa de Lanhoso</text:p>
          </table:table-cell>
          <table:table-cell office:value-type="string" table:style-name="ce3">
            <text:p>Público</text:p>
          </table:table-cell>
          <table:table-cell office:value-type="float" office:value="168" table:style-name="ce4">
            <text:p>168</text:p>
          </table:table-cell>
          <table:table-cell office:value-type="percentage" office:value="0.38095238095238099" table:style-name="ce21">
            <text:p>38%</text:p>
          </table:table-cell>
          <table:table-cell office:value-type="percentage" office:value="0.41026685009089098" table:style-name="ce21">
            <text:p>41%</text:p>
          </table:table-cell>
          <table:table-cell office:value-type="percentage" office:value="-2.93144691385098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309979" table:style-name="ce28">
            <text:p>309979</text:p>
          </table:table-cell>
          <table:table-cell office:value-type="float" office:value="342786" table:style-name="ce4">
            <text:p>342786</text:p>
          </table:table-cell>
          <table:table-cell office:value-type="string" table:style-name="ce3">
            <text:p>Escola Básica Gonçalo Sampaio, Póvoa de Lanhoso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Póvoa de Lanhoso</text:p>
          </table:table-cell>
          <table:table-cell office:value-type="string" table:style-name="ce3">
            <text:p>Público</text:p>
          </table:table-cell>
          <table:table-cell office:value-type="float" office:value="356" table:style-name="ce4">
            <text:p>356</text:p>
          </table:table-cell>
          <table:table-cell office:value-type="percentage" office:value="0.39044943820224698" table:style-name="ce21">
            <text:p>39%</text:p>
          </table:table-cell>
          <table:table-cell office:value-type="percentage" office:value="0.36936070584305802" table:style-name="ce21">
            <text:p>37%</text:p>
          </table:table-cell>
          <table:table-cell office:value-type="percentage" office:value="2.1088732359189101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310057" table:style-name="ce28">
            <text:p>310057</text:p>
          </table:table-cell>
          <table:table-cell office:value-type="float" office:value="345465" table:style-name="ce4">
            <text:p>345465</text:p>
          </table:table-cell>
          <table:table-cell office:value-type="string" table:style-name="ce3">
            <text:p>Escola Básica de Rio Caldo, Terras de Bouro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Terras de Bouro</text:p>
          </table:table-cell>
          <table:table-cell office:value-type="string" table:style-name="ce3">
            <text:p>Público</text:p>
          </table:table-cell>
          <table:table-cell office:value-type="float" office:value="67" table:style-name="ce4">
            <text:p>67</text:p>
          </table:table-cell>
          <table:table-cell office:value-type="percentage" office:value="0.38805970149253699" table:style-name="ce21">
            <text:p>39%</text:p>
          </table:table-cell>
          <table:table-cell office:value-type="percentage" office:value="0.42098335965585698" table:style-name="ce21">
            <text:p>42%</text:p>
          </table:table-cell>
          <table:table-cell office:value-type="percentage" office:value="-3.2923658163319498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310736" table:style-name="ce28">
            <text:p>310736</text:p>
          </table:table-cell>
          <table:table-cell office:value-type="float" office:value="345994" table:style-name="ce4">
            <text:p>345994</text:p>
          </table:table-cell>
          <table:table-cell office:value-type="string" table:style-name="ce3">
            <text:p>Escola Básica e Secundária de Terras de Bouro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Terras de Bouro</text:p>
          </table:table-cell>
          <table:table-cell office:value-type="string" table:style-name="ce3">
            <text:p>Público</text:p>
          </table:table-cell>
          <table:table-cell office:value-type="float" office:value="117" table:style-name="ce4">
            <text:p>117</text:p>
          </table:table-cell>
          <table:table-cell office:value-type="percentage" office:value="0.341880341880342" table:style-name="ce21">
            <text:p>34%</text:p>
          </table:table-cell>
          <table:table-cell office:value-type="percentage" office:value="0.41129366565302999" table:style-name="ce21">
            <text:p>41%</text:p>
          </table:table-cell>
          <table:table-cell office:value-type="percentage" office:value="-6.9413323772687704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311345" table:style-name="ce28">
            <text:p>311345</text:p>
          </table:table-cell>
          <table:table-cell office:value-type="float" office:value="343389" table:style-name="ce4">
            <text:p>343389</text:p>
          </table:table-cell>
          <table:table-cell office:value-type="string" table:style-name="ce3">
            <text:p>Escola Básica e Secundária Vieira de Araújo, Vieira do Minho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Vieira do Minho</text:p>
          </table:table-cell>
          <table:table-cell office:value-type="string" table:style-name="ce3">
            <text:p>Público</text:p>
          </table:table-cell>
          <table:table-cell office:value-type="float" office:value="313" table:style-name="ce4">
            <text:p>313</text:p>
          </table:table-cell>
          <table:table-cell office:value-type="percentage" office:value="0.405750798722045" table:style-name="ce21">
            <text:p>41%</text:p>
          </table:table-cell>
          <table:table-cell office:value-type="percentage" office:value="0.41338263492668298" table:style-name="ce21">
            <text:p>41%</text:p>
          </table:table-cell>
          <table:table-cell office:value-type="percentage" office:value="-7.6318362046385998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312014" table:style-name="ce28">
            <text:p>312014</text:p>
          </table:table-cell>
          <table:table-cell office:value-type="float" office:value="500458" table:style-name="ce4">
            <text:p>500458</text:p>
          </table:table-cell>
          <table:table-cell office:value-type="string" table:style-name="ce3">
            <text:p>Externato "Delfim Ferreira"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Vila Nova de Famalicão</text:p>
          </table:table-cell>
          <table:table-cell office:value-type="string" table:style-name="ce3">
            <text:p>Privado</text:p>
          </table:table-cell>
          <table:table-cell office:value-type="float" office:value="425" table:style-name="ce4">
            <text:p>425</text:p>
          </table:table-cell>
          <table:table-cell office:value-type="percentage" office:value="0.621176470588235" table:style-name="ce21">
            <text:p>62%</text:p>
          </table:table-cell>
          <table:table-cell office:value-type="percentage" office:value="0.63810497334055305" table:style-name="ce21">
            <text:p>64%</text:p>
          </table:table-cell>
          <table:table-cell office:value-type="percentage" office:value="-1.6928502752317599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312137" table:style-name="ce28">
            <text:p>312137</text:p>
          </table:table-cell>
          <table:table-cell office:value-type="float" office:value="380597" table:style-name="ce4">
            <text:p>380597</text:p>
          </table:table-cell>
          <table:table-cell office:value-type="string" table:style-name="ce3">
            <text:p>Didáxis - Vale de S. Cosme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Vila Nova de Famalicão</text:p>
          </table:table-cell>
          <table:table-cell office:value-type="string" table:style-name="ce3">
            <text:p>Privado</text:p>
          </table:table-cell>
          <table:table-cell office:value-type="float" office:value="569" table:style-name="ce4">
            <text:p>569</text:p>
          </table:table-cell>
          <table:table-cell office:value-type="percentage" office:value="0.55887521968365605" table:style-name="ce21">
            <text:p>56%</text:p>
          </table:table-cell>
          <table:table-cell office:value-type="percentage" office:value="0.50032151827954696" table:style-name="ce21">
            <text:p>50%</text:p>
          </table:table-cell>
          <table:table-cell office:value-type="percentage" office:value="5.8553701404108399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312179" table:style-name="ce28">
            <text:p>312179</text:p>
          </table:table-cell>
          <table:table-cell office:value-type="float" office:value="330401" table:style-name="ce4">
            <text:p>330401</text:p>
          </table:table-cell>
          <table:table-cell office:value-type="string" table:style-name="ce3">
            <text:p>Escola Básica de Pedome, Vila Nova de Famalicão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Vila Nova de Famalicão</text:p>
          </table:table-cell>
          <table:table-cell office:value-type="string" table:style-name="ce3">
            <text:p>Público</text:p>
          </table:table-cell>
          <table:table-cell office:value-type="float" office:value="183" table:style-name="ce4">
            <text:p>183</text:p>
          </table:table-cell>
          <table:table-cell office:value-type="percentage" office:value="0.404371584699454" table:style-name="ce21">
            <text:p>40%</text:p>
          </table:table-cell>
          <table:table-cell office:value-type="percentage" office:value="0.45534950173216698" table:style-name="ce21">
            <text:p>46%</text:p>
          </table:table-cell>
          <table:table-cell office:value-type="percentage" office:value="-5.0977917032713503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312187" table:style-name="ce28">
            <text:p>312187</text:p>
          </table:table-cell>
          <table:table-cell office:value-type="float" office:value="345453" table:style-name="ce4">
            <text:p>345453</text:p>
          </table:table-cell>
          <table:table-cell office:value-type="string" table:style-name="ce3">
            <text:p>Escola Básica de Ribeirão, Vila Nova de Famalicão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Vila Nova de Famalicão</text:p>
          </table:table-cell>
          <table:table-cell office:value-type="string" table:style-name="ce3">
            <text:p>Público</text:p>
          </table:table-cell>
          <table:table-cell office:value-type="float" office:value="491" table:style-name="ce4">
            <text:p>491</text:p>
          </table:table-cell>
          <table:table-cell office:value-type="percentage" office:value="0.46028513238289198" table:style-name="ce21">
            <text:p>46%</text:p>
          </table:table-cell>
          <table:table-cell office:value-type="percentage" office:value="0.425135604947949" table:style-name="ce21">
            <text:p>43%</text:p>
          </table:table-cell>
          <table:table-cell office:value-type="percentage" office:value="3.5149527434943102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312323" table:style-name="ce28">
            <text:p>312323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Bernardino Machado, Joane, Vila Nova de Famalicão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Vila Nova de Famalicão</text:p>
          </table:table-cell>
          <table:table-cell office:value-type="string" table:style-name="ce3">
            <text:p>Público</text:p>
          </table:table-cell>
          <table:table-cell office:value-type="float" office:value="538" table:style-name="ce4">
            <text:p>538</text:p>
          </table:table-cell>
          <table:table-cell office:value-type="percentage" office:value="0.53345724907063197" table:style-name="ce21">
            <text:p>53%</text:p>
          </table:table-cell>
          <table:table-cell office:value-type="percentage" office:value="0.46473029192431498" table:style-name="ce21">
            <text:p>46%</text:p>
          </table:table-cell>
          <table:table-cell office:value-type="percentage" office:value="6.8726957146317005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312395" table:style-name="ce28">
            <text:p>312395</text:p>
          </table:table-cell>
          <table:table-cell office:value-type="float" office:value="380601" table:style-name="ce4">
            <text:p>380601</text:p>
          </table:table-cell>
          <table:table-cell office:value-type="string" table:style-name="ce3">
            <text:p>Didáxis - Riba de Ave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Vila Nova de Famalicão</text:p>
          </table:table-cell>
          <table:table-cell office:value-type="string" table:style-name="ce3">
            <text:p>Privado</text:p>
          </table:table-cell>
          <table:table-cell office:value-type="float" office:value="448" table:style-name="ce4">
            <text:p>448</text:p>
          </table:table-cell>
          <table:table-cell office:value-type="percentage" office:value="0.38839285714285698" table:style-name="ce21">
            <text:p>39%</text:p>
          </table:table-cell>
          <table:table-cell office:value-type="percentage" office:value="0.53591688334863397" table:style-name="ce21">
            <text:p>54%</text:p>
          </table:table-cell>
          <table:table-cell office:value-type="percentage" office:value="-0.14752402620577701" table:style-name="ce22">
            <text:p>-15%</text:p>
          </table:table-cell>
          <table:table-cell table:number-columns-repeated="16374"/>
        </table:table-row>
        <table:table-row table:style-name="ro1">
          <table:table-cell office:value-type="float" office:value="312521" table:style-name="ce28">
            <text:p>312521</text:p>
          </table:table-cell>
          <table:table-cell office:value-type="float" office:value="401377" table:style-name="ce4">
            <text:p>401377</text:p>
          </table:table-cell>
          <table:table-cell office:value-type="string" table:style-name="ce3">
            <text:p>Escola Secundária D. Sancho I, Vila Nova de Famalicão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Vila Nova de Famalicão</text:p>
          </table:table-cell>
          <table:table-cell office:value-type="string" table:style-name="ce3">
            <text:p>Público</text:p>
          </table:table-cell>
          <table:table-cell office:value-type="float" office:value="426" table:style-name="ce4">
            <text:p>426</text:p>
          </table:table-cell>
          <table:table-cell office:value-type="percentage" office:value="0.53755868544600904" table:style-name="ce21">
            <text:p>54%</text:p>
          </table:table-cell>
          <table:table-cell office:value-type="percentage" office:value="0.53578435514800704" table:style-name="ce21">
            <text:p>54%</text:p>
          </table:table-cell>
          <table:table-cell office:value-type="percentage" office:value="1.7743302980025299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312604" table:style-name="ce28">
            <text:p>312604</text:p>
          </table:table-cell>
          <table:table-cell office:value-type="float" office:value="340856" table:style-name="ce4">
            <text:p>340856</text:p>
          </table:table-cell>
          <table:table-cell office:value-type="string" table:style-name="ce3">
            <text:p>Escola Básica D. Maria II, Gavião, Vila Nova de Famalicão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Vila Nova de Famalicão</text:p>
          </table:table-cell>
          <table:table-cell office:value-type="string" table:style-name="ce3">
            <text:p>Público</text:p>
          </table:table-cell>
          <table:table-cell office:value-type="float" office:value="229" table:style-name="ce4">
            <text:p>229</text:p>
          </table:table-cell>
          <table:table-cell office:value-type="percentage" office:value="0.44104803493449801" table:style-name="ce21">
            <text:p>44%</text:p>
          </table:table-cell>
          <table:table-cell office:value-type="percentage" office:value="0.371007971118125" table:style-name="ce21">
            <text:p>37%</text:p>
          </table:table-cell>
          <table:table-cell office:value-type="percentage" office:value="7.0040063816372705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312640" table:style-name="ce28">
            <text:p>312640</text:p>
          </table:table-cell>
          <table:table-cell office:value-type="float" office:value="330000" table:style-name="ce4">
            <text:p>330000</text:p>
          </table:table-cell>
          <table:table-cell office:value-type="string" table:style-name="ce3">
            <text:p>Escola Básica Conde de Arnoso, Vila Nova de Famalicão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Vila Nova de Famalicão</text:p>
          </table:table-cell>
          <table:table-cell office:value-type="string" table:style-name="ce3">
            <text:p>Público</text:p>
          </table:table-cell>
          <table:table-cell office:value-type="float" office:value="84" table:style-name="ce4">
            <text:p>84</text:p>
          </table:table-cell>
          <table:table-cell office:value-type="percentage" office:value="0.5" table:style-name="ce21">
            <text:p>50%</text:p>
          </table:table-cell>
          <table:table-cell office:value-type="percentage" office:value="0.405774064025472" table:style-name="ce21">
            <text:p>41%</text:p>
          </table:table-cell>
          <table:table-cell office:value-type="percentage" office:value="9.4225935974528094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312746" table:style-name="ce28">
            <text:p>312746</text:p>
          </table:table-cell>
          <table:table-cell office:value-type="float" office:value="341915" table:style-name="ce4">
            <text:p>341915</text:p>
          </table:table-cell>
          <table:table-cell office:value-type="string" table:style-name="ce3">
            <text:p>Escola Básica Júlio Brandão, Vila Nova de Famalicão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Vila Nova de Famalicão</text:p>
          </table:table-cell>
          <table:table-cell office:value-type="string" table:style-name="ce3">
            <text:p>Público</text:p>
          </table:table-cell>
          <table:table-cell office:value-type="float" office:value="579" table:style-name="ce4">
            <text:p>579</text:p>
          </table:table-cell>
          <table:table-cell office:value-type="percentage" office:value="0.590673575129534" table:style-name="ce21">
            <text:p>59%</text:p>
          </table:table-cell>
          <table:table-cell office:value-type="percentage" office:value="0.56714814060099705" table:style-name="ce21">
            <text:p>57%</text:p>
          </table:table-cell>
          <table:table-cell office:value-type="percentage" office:value="2.3525434528536501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312787" table:style-name="ce28">
            <text:p>312787</text:p>
          </table:table-cell>
          <table:table-cell office:value-type="float" office:value="330395" table:style-name="ce4">
            <text:p>330395</text:p>
          </table:table-cell>
          <table:table-cell office:value-type="string" table:style-name="ce3">
            <text:p>Escola Básica de Gondifelos, Vila Nova de Famalicão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Vila Nova de Famalicão</text:p>
          </table:table-cell>
          <table:table-cell office:value-type="string" table:style-name="ce3">
            <text:p>Público</text:p>
          </table:table-cell>
          <table:table-cell office:value-type="float" office:value="159" table:style-name="ce4">
            <text:p>159</text:p>
          </table:table-cell>
          <table:table-cell office:value-type="percentage" office:value="0.43396226415094302" table:style-name="ce21">
            <text:p>43%</text:p>
          </table:table-cell>
          <table:table-cell office:value-type="percentage" office:value="0.454057166788638" table:style-name="ce21">
            <text:p>45%</text:p>
          </table:table-cell>
          <table:table-cell office:value-type="percentage" office:value="-2.0094902637694399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313126" table:style-name="ce28">
            <text:p>313126</text:p>
          </table:table-cell>
          <table:table-cell office:value-type="float" office:value="342695" table:style-name="ce4">
            <text:p>342695</text:p>
          </table:table-cell>
          <table:table-cell office:value-type="string" table:style-name="ce3">
            <text:p>Escola Básica de Prado, Vila Verde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Vila Verde</text:p>
          </table:table-cell>
          <table:table-cell office:value-type="string" table:style-name="ce3">
            <text:p>Público</text:p>
          </table:table-cell>
          <table:table-cell office:value-type="float" office:value="248" table:style-name="ce4">
            <text:p>248</text:p>
          </table:table-cell>
          <table:table-cell office:value-type="percentage" office:value="0.44758064516128998" table:style-name="ce21">
            <text:p>45%</text:p>
          </table:table-cell>
          <table:table-cell office:value-type="percentage" office:value="0.37469763919647397" table:style-name="ce21">
            <text:p>37%</text:p>
          </table:table-cell>
          <table:table-cell office:value-type="percentage" office:value="7.2883005964816602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313135" table:style-name="ce28">
            <text:p>313135</text:p>
          </table:table-cell>
          <table:table-cell office:value-type="float" office:value="345428" table:style-name="ce4">
            <text:p>345428</text:p>
          </table:table-cell>
          <table:table-cell office:value-type="string" table:style-name="ce3">
            <text:p>Escola Básica de Moure e Ribeira do Neiva, Ribeira, Vila Verde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Vila Verde</text:p>
          </table:table-cell>
          <table:table-cell office:value-type="string" table:style-name="ce3">
            <text:p>Público</text:p>
          </table:table-cell>
          <table:table-cell office:value-type="float" office:value="182" table:style-name="ce4">
            <text:p>182</text:p>
          </table:table-cell>
          <table:table-cell office:value-type="percentage" office:value="0.33516483516483497" table:style-name="ce21">
            <text:p>34%</text:p>
          </table:table-cell>
          <table:table-cell office:value-type="percentage" office:value="0.371919025630081" table:style-name="ce21">
            <text:p>37%</text:p>
          </table:table-cell>
          <table:table-cell office:value-type="percentage" office:value="-3.6754190465246001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313507" table:style-name="ce28">
            <text:p>313507</text:p>
          </table:table-cell>
          <table:table-cell office:value-type="float" office:value="345430" table:style-name="ce4">
            <text:p>345430</text:p>
          </table:table-cell>
          <table:table-cell office:value-type="string" table:style-name="ce3">
            <text:p>Escola Básica de Vila Verde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Vila Verde</text:p>
          </table:table-cell>
          <table:table-cell office:value-type="string" table:style-name="ce3">
            <text:p>Público</text:p>
          </table:table-cell>
          <table:table-cell office:value-type="float" office:value="386" table:style-name="ce4">
            <text:p>386</text:p>
          </table:table-cell>
          <table:table-cell office:value-type="percentage" office:value="0.61917098445595897" table:style-name="ce21">
            <text:p>62%</text:p>
          </table:table-cell>
          <table:table-cell office:value-type="percentage" office:value="0.52069681880102603" table:style-name="ce21">
            <text:p>52%</text:p>
          </table:table-cell>
          <table:table-cell office:value-type="percentage" office:value="9.8474165654932597E-2" table:style-name="ce22">
            <text:p>10%</text:p>
          </table:table-cell>
          <table:table-cell table:number-columns-repeated="16374"/>
        </table:table-row>
        <table:table-row table:style-name="ro1">
          <table:table-cell office:value-type="float" office:value="313540" table:style-name="ce28">
            <text:p>313540</text:p>
          </table:table-cell>
          <table:table-cell office:value-type="float" office:value="346482" table:style-name="ce4">
            <text:p>346482</text:p>
          </table:table-cell>
          <table:table-cell office:value-type="string" table:style-name="ce3">
            <text:p>Escola Básica Monsenhor Elísio Araújo, Vila Verde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Vila Verde</text:p>
          </table:table-cell>
          <table:table-cell office:value-type="string" table:style-name="ce3">
            <text:p>Público</text:p>
          </table:table-cell>
          <table:table-cell office:value-type="float" office:value="245" table:style-name="ce4">
            <text:p>245</text:p>
          </table:table-cell>
          <table:table-cell office:value-type="percentage" office:value="0.37959183673469399" table:style-name="ce21">
            <text:p>38%</text:p>
          </table:table-cell>
          <table:table-cell office:value-type="percentage" office:value="0.39093216898231498" table:style-name="ce21">
            <text:p>39%</text:p>
          </table:table-cell>
          <table:table-cell office:value-type="percentage" office:value="-1.13403322476208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313611" table:style-name="ce28">
            <text:p>313611</text:p>
          </table:table-cell>
          <table:table-cell office:value-type="float" office:value="342944" table:style-name="ce4">
            <text:p>342944</text:p>
          </table:table-cell>
          <table:table-cell office:value-type="string" table:style-name="ce3">
            <text:p>Escola Básica de Ribeira do Neiva, Vila Verde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Vila Verde</text:p>
          </table:table-cell>
          <table:table-cell office:value-type="string" table:style-name="ce3">
            <text:p>Público</text:p>
          </table:table-cell>
          <table:table-cell office:value-type="float" office:value="128" table:style-name="ce4">
            <text:p>128</text:p>
          </table:table-cell>
          <table:table-cell office:value-type="percentage" office:value="0.3359375" table:style-name="ce21">
            <text:p>34%</text:p>
          </table:table-cell>
          <table:table-cell office:value-type="percentage" office:value="0.28195332678148" table:style-name="ce21">
            <text:p>28%</text:p>
          </table:table-cell>
          <table:table-cell office:value-type="percentage" office:value="5.39841732185199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313847" table:style-name="ce28">
            <text:p>313847</text:p>
          </table:table-cell>
          <table:table-cell office:value-type="float" office:value="403751" table:style-name="ce4">
            <text:p>403751</text:p>
          </table:table-cell>
          <table:table-cell office:value-type="string" table:style-name="ce3">
            <text:p>Escola Secundária de Vila Verde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Vila Verde</text:p>
          </table:table-cell>
          <table:table-cell office:value-type="string" table:style-name="ce3">
            <text:p>Público</text:p>
          </table:table-cell>
          <table:table-cell office:value-type="float" office:value="96" table:style-name="ce4">
            <text:p>96</text:p>
          </table:table-cell>
          <table:table-cell office:value-type="percentage" office:value="0.3125" table:style-name="ce21">
            <text:p>31%</text:p>
          </table:table-cell>
          <table:table-cell office:value-type="percentage" office:value="0.35176200577661998" table:style-name="ce21">
            <text:p>35%</text:p>
          </table:table-cell>
          <table:table-cell office:value-type="percentage" office:value="-3.92620057766195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314182" table:style-name="ce28">
            <text:p>314182</text:p>
          </table:table-cell>
          <table:table-cell office:value-type="float" office:value="346822" table:style-name="ce4">
            <text:p>346822</text:p>
          </table:table-cell>
          <table:table-cell office:value-type="string" table:style-name="ce3">
            <text:p>Escola Básica e Secundária de Ínfias, Vizel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Vizela</text:p>
          </table:table-cell>
          <table:table-cell office:value-type="string" table:style-name="ce3">
            <text:p>Público</text:p>
          </table:table-cell>
          <table:table-cell office:value-type="float" office:value="285" table:style-name="ce4">
            <text:p>285</text:p>
          </table:table-cell>
          <table:table-cell office:value-type="percentage" office:value="0.38596491228070201" table:style-name="ce21">
            <text:p>39%</text:p>
          </table:table-cell>
          <table:table-cell office:value-type="percentage" office:value="0.41066344288923001" table:style-name="ce21">
            <text:p>41%</text:p>
          </table:table-cell>
          <table:table-cell office:value-type="percentage" office:value="-2.4698530608528502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314247" table:style-name="ce28">
            <text:p>314247</text:p>
          </table:table-cell>
          <table:table-cell office:value-type="float" office:value="380140" table:style-name="ce4">
            <text:p>380140</text:p>
          </table:table-cell>
          <table:table-cell office:value-type="string" table:style-name="ce3">
            <text:p>Colégio de Vizela</text:p>
          </table:table-cell>
          <table:table-cell office:value-type="string" table:style-name="ce3">
            <text:p>Braga</text:p>
          </table:table-cell>
          <table:table-cell office:value-type="string" table:style-name="ce3">
            <text:p>Vizela</text:p>
          </table:table-cell>
          <table:table-cell office:value-type="string" table:style-name="ce3">
            <text:p>Privado</text:p>
          </table:table-cell>
          <table:table-cell office:value-type="float" office:value="126" table:style-name="ce4">
            <text:p>126</text:p>
          </table:table-cell>
          <table:table-cell office:value-type="percentage" office:value="0.46825396825396798" table:style-name="ce21">
            <text:p>47%</text:p>
          </table:table-cell>
          <table:table-cell office:value-type="percentage" office:value="0.58502245707983802" table:style-name="ce21">
            <text:p>59%</text:p>
          </table:table-cell>
          <table:table-cell office:value-type="percentage" office:value="-0.11676848882587" table:style-name="ce22">
            <text:p>-12%</text:p>
          </table:table-cell>
          <table:table-cell table:number-columns-repeated="16374"/>
        </table:table-row>
        <table:table-row table:style-name="ro1">
          <table:table-cell office:value-type="float" office:value="401878" table:style-name="ce28">
            <text:p>401878</text:p>
          </table:table-cell>
          <table:table-cell office:value-type="float" office:value="346160" table:style-name="ce4">
            <text:p>346160</text:p>
          </table:table-cell>
          <table:table-cell office:value-type="string" table:style-name="ce3">
            <text:p>Escola Básica e Secundária de Alfândega da Fé</text:p>
          </table:table-cell>
          <table:table-cell office:value-type="string" table:style-name="ce3">
            <text:p>Bragança</text:p>
          </table:table-cell>
          <table:table-cell office:value-type="string" table:style-name="ce3">
            <text:p>Alfândega da Fé</text:p>
          </table:table-cell>
          <table:table-cell office:value-type="string" table:style-name="ce3">
            <text:p>Público</text:p>
          </table:table-cell>
          <table:table-cell office:value-type="float" office:value="87" table:style-name="ce4">
            <text:p>87</text:p>
          </table:table-cell>
          <table:table-cell office:value-type="percentage" office:value="0.252873563218391" table:style-name="ce21">
            <text:p>25%</text:p>
          </table:table-cell>
          <table:table-cell office:value-type="percentage" office:value="0.35567865091678702" table:style-name="ce21">
            <text:p>36%</text:p>
          </table:table-cell>
          <table:table-cell office:value-type="percentage" office:value="-0.102805087698396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402268" table:style-name="ce28">
            <text:p>402268</text:p>
          </table:table-cell>
          <table:table-cell office:value-type="float" office:value="401638" table:style-name="ce4">
            <text:p>401638</text:p>
          </table:table-cell>
          <table:table-cell office:value-type="string" table:style-name="ce3">
            <text:p>Escola Secundária Emídio Garcia, Bragança</text:p>
          </table:table-cell>
          <table:table-cell office:value-type="string" table:style-name="ce3">
            <text:p>Bragança</text:p>
          </table:table-cell>
          <table:table-cell office:value-type="string" table:style-name="ce3">
            <text:p>Bragança</text:p>
          </table:table-cell>
          <table:table-cell office:value-type="string" table:style-name="ce3">
            <text:p>Público</text:p>
          </table:table-cell>
          <table:table-cell office:value-type="float" office:value="420" table:style-name="ce4">
            <text:p>420</text:p>
          </table:table-cell>
          <table:table-cell office:value-type="percentage" office:value="0.57857142857142896" table:style-name="ce21">
            <text:p>58%</text:p>
          </table:table-cell>
          <table:table-cell office:value-type="percentage" office:value="0.51232905055174305" table:style-name="ce21">
            <text:p>51%</text:p>
          </table:table-cell>
          <table:table-cell office:value-type="percentage" office:value="6.6242378019685494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402272" table:style-name="ce28">
            <text:p>402272</text:p>
          </table:table-cell>
          <table:table-cell office:value-type="float" office:value="400671" table:style-name="ce4">
            <text:p>400671</text:p>
          </table:table-cell>
          <table:table-cell office:value-type="string" table:style-name="ce3">
            <text:p>Escola Secundária Abade de Baçal, Bragança</text:p>
          </table:table-cell>
          <table:table-cell office:value-type="string" table:style-name="ce3">
            <text:p>Bragança</text:p>
          </table:table-cell>
          <table:table-cell office:value-type="string" table:style-name="ce3">
            <text:p>Bragança</text:p>
          </table:table-cell>
          <table:table-cell office:value-type="string" table:style-name="ce3">
            <text:p>Público</text:p>
          </table:table-cell>
          <table:table-cell office:value-type="float" office:value="213" table:style-name="ce4">
            <text:p>213</text:p>
          </table:table-cell>
          <table:table-cell office:value-type="percentage" office:value="0.36150234741783999" table:style-name="ce21">
            <text:p>36%</text:p>
          </table:table-cell>
          <table:table-cell office:value-type="percentage" office:value="0.38171006871288299" table:style-name="ce21">
            <text:p>38%</text:p>
          </table:table-cell>
          <table:table-cell office:value-type="percentage" office:value="-2.0207721295042499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402347" table:style-name="ce28">
            <text:p>402347</text:p>
          </table:table-cell>
          <table:table-cell office:value-type="float" office:value="402230" table:style-name="ce4">
            <text:p>402230</text:p>
          </table:table-cell>
          <table:table-cell office:value-type="string" table:style-name="ce3">
            <text:p>Escola Básica e Secundária Miguel Torga, Bragança</text:p>
          </table:table-cell>
          <table:table-cell office:value-type="string" table:style-name="ce3">
            <text:p>Bragança</text:p>
          </table:table-cell>
          <table:table-cell office:value-type="string" table:style-name="ce3">
            <text:p>Bragança</text:p>
          </table:table-cell>
          <table:table-cell office:value-type="string" table:style-name="ce3">
            <text:p>Público</text:p>
          </table:table-cell>
          <table:table-cell office:value-type="float" office:value="126" table:style-name="ce4">
            <text:p>126</text:p>
          </table:table-cell>
          <table:table-cell office:value-type="percentage" office:value="0.55555555555555503" table:style-name="ce21">
            <text:p>56%</text:p>
          </table:table-cell>
          <table:table-cell office:value-type="percentage" office:value="0.51583989595208701" table:style-name="ce21">
            <text:p>52%</text:p>
          </table:table-cell>
          <table:table-cell office:value-type="percentage" office:value="3.9715659603468102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403561" table:style-name="ce28">
            <text:p>403561</text:p>
          </table:table-cell>
          <table:table-cell office:value-type="float" office:value="346172" table:style-name="ce4">
            <text:p>346172</text:p>
          </table:table-cell>
          <table:table-cell office:value-type="string" table:style-name="ce3">
            <text:p>Escola Básica e Secundária de Carrazeda de Ansiães</text:p>
          </table:table-cell>
          <table:table-cell office:value-type="string" table:style-name="ce3">
            <text:p>Bragança</text:p>
          </table:table-cell>
          <table:table-cell office:value-type="string" table:style-name="ce3">
            <text:p>Carrazeda de Ansiães</text:p>
          </table:table-cell>
          <table:table-cell office:value-type="string" table:style-name="ce3">
            <text:p>Público</text:p>
          </table:table-cell>
          <table:table-cell office:value-type="float" office:value="119" table:style-name="ce4">
            <text:p>119</text:p>
          </table:table-cell>
          <table:table-cell office:value-type="percentage" office:value="0.29411764705882398" table:style-name="ce21">
            <text:p>29%</text:p>
          </table:table-cell>
          <table:table-cell office:value-type="percentage" office:value="0.36392868318513699" table:style-name="ce21">
            <text:p>36%</text:p>
          </table:table-cell>
          <table:table-cell office:value-type="percentage" office:value="-6.98110361263133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404745" table:style-name="ce28">
            <text:p>404745</text:p>
          </table:table-cell>
          <table:table-cell office:value-type="float" office:value="345404" table:style-name="ce4">
            <text:p>345404</text:p>
          </table:table-cell>
          <table:table-cell office:value-type="string" table:style-name="ce3">
            <text:p>Escola Básica Guerra Junqueiro, Freixo de Espada à Cinta</text:p>
          </table:table-cell>
          <table:table-cell office:value-type="string" table:style-name="ce3">
            <text:p>Bragança</text:p>
          </table:table-cell>
          <table:table-cell office:value-type="string" table:style-name="ce3">
            <text:p>Freixo de Espada à Cinta</text:p>
          </table:table-cell>
          <table:table-cell office:value-type="string" table:style-name="ce3">
            <text:p>Público</text:p>
          </table:table-cell>
          <table:table-cell office:value-type="float" office:value="81" table:style-name="ce4">
            <text:p>81</text:p>
          </table:table-cell>
          <table:table-cell office:value-type="percentage" office:value="0.234567901234568" table:style-name="ce21">
            <text:p>23%</text:p>
          </table:table-cell>
          <table:table-cell office:value-type="percentage" office:value="0.25509266751436699" table:style-name="ce21">
            <text:p>26%</text:p>
          </table:table-cell>
          <table:table-cell office:value-type="percentage" office:value="-2.052476627979870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405195" table:style-name="ce28">
            <text:p>405195</text:p>
          </table:table-cell>
          <table:table-cell office:value-type="float" office:value="345398" table:style-name="ce4">
            <text:p>345398</text:p>
          </table:table-cell>
          <table:table-cell office:value-type="string" table:style-name="ce3">
            <text:p>Escola Básica e Secundária de Macedo de Cavaleiros</text:p>
          </table:table-cell>
          <table:table-cell office:value-type="string" table:style-name="ce3">
            <text:p>Bragança</text:p>
          </table:table-cell>
          <table:table-cell office:value-type="string" table:style-name="ce3">
            <text:p>Macedo de Cavaleiros</text:p>
          </table:table-cell>
          <table:table-cell office:value-type="string" table:style-name="ce3">
            <text:p>Público</text:p>
          </table:table-cell>
          <table:table-cell office:value-type="float" office:value="262" table:style-name="ce4">
            <text:p>262</text:p>
          </table:table-cell>
          <table:table-cell office:value-type="percentage" office:value="0.45038167938931301" table:style-name="ce21">
            <text:p>45%</text:p>
          </table:table-cell>
          <table:table-cell office:value-type="percentage" office:value="0.417087195951658" table:style-name="ce21">
            <text:p>42%</text:p>
          </table:table-cell>
          <table:table-cell office:value-type="percentage" office:value="3.32944834376546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405457" table:style-name="ce28">
            <text:p>405457</text:p>
          </table:table-cell>
          <table:table-cell office:value-type="string" table:style-name="ce4">
            <text:p>*</text:p>
          </table:table-cell>
          <table:table-cell office:value-type="string" table:style-name="ce3">
            <text:p>Colégio Ultramarino de Nossa Senhora da Paz</text:p>
          </table:table-cell>
          <table:table-cell office:value-type="string" table:style-name="ce3">
            <text:p>Bragança</text:p>
          </table:table-cell>
          <table:table-cell office:value-type="string" table:style-name="ce3">
            <text:p>Macedo de Cavaleiros</text:p>
          </table:table-cell>
          <table:table-cell office:value-type="string" table:style-name="ce3">
            <text:p>Privado</text:p>
          </table:table-cell>
          <table:table-cell office:value-type="float" office:value="66" table:style-name="ce4">
            <text:p>66</text:p>
          </table:table-cell>
          <table:table-cell office:value-type="percentage" office:value="0.46969696969697" table:style-name="ce21">
            <text:p>47%</text:p>
          </table:table-cell>
          <table:table-cell office:value-type="percentage" office:value="0.35062440496320402" table:style-name="ce21">
            <text:p>35%</text:p>
          </table:table-cell>
          <table:table-cell office:value-type="percentage" office:value="0.119072564733765" table:style-name="ce22">
            <text:p>12%</text:p>
          </table:table-cell>
          <table:table-cell table:number-columns-repeated="16374"/>
        </table:table-row>
        <table:table-row table:style-name="ro1">
          <table:table-cell office:value-type="float" office:value="406691" table:style-name="ce28">
            <text:p>406691</text:p>
          </table:table-cell>
          <table:table-cell office:value-type="float" office:value="403738" table:style-name="ce4">
            <text:p>403738</text:p>
          </table:table-cell>
          <table:table-cell office:value-type="string" table:style-name="ce3">
            <text:p>Escola Básica e Secundária de Miranda do Douro</text:p>
          </table:table-cell>
          <table:table-cell office:value-type="string" table:style-name="ce3">
            <text:p>Bragança</text:p>
          </table:table-cell>
          <table:table-cell office:value-type="string" table:style-name="ce3">
            <text:p>Miranda do Douro</text:p>
          </table:table-cell>
          <table:table-cell office:value-type="string" table:style-name="ce3">
            <text:p>Público</text:p>
          </table:table-cell>
          <table:table-cell office:value-type="float" office:value="76" table:style-name="ce4">
            <text:p>76</text:p>
          </table:table-cell>
          <table:table-cell office:value-type="percentage" office:value="0.394736842105263" table:style-name="ce21">
            <text:p>39%</text:p>
          </table:table-cell>
          <table:table-cell office:value-type="percentage" office:value="0.502516131332019" table:style-name="ce21">
            <text:p>50%</text:p>
          </table:table-cell>
          <table:table-cell office:value-type="percentage" office:value="-0.107779289226756" table:style-name="ce22">
            <text:p>-11%</text:p>
          </table:table-cell>
          <table:table-cell table:number-columns-repeated="16374"/>
        </table:table-row>
        <table:table-row table:style-name="ro1">
          <table:table-cell office:value-type="float" office:value="407570" table:style-name="ce28">
            <text:p>407570</text:p>
          </table:table-cell>
          <table:table-cell office:value-type="string" table:style-name="ce4">
            <text:p>*</text:p>
          </table:table-cell>
          <table:table-cell office:value-type="string" table:style-name="ce3">
            <text:p>Colégio da Torre Dona Chama</text:p>
          </table:table-cell>
          <table:table-cell office:value-type="string" table:style-name="ce3">
            <text:p>Bragança</text:p>
          </table:table-cell>
          <table:table-cell office:value-type="string" table:style-name="ce3">
            <text:p>Mirandela</text:p>
          </table:table-cell>
          <table:table-cell office:value-type="string" table:style-name="ce3">
            <text:p>Privado</text:p>
          </table:table-cell>
          <table:table-cell office:value-type="float" office:value="61" table:style-name="ce4">
            <text:p>61</text:p>
          </table:table-cell>
          <table:table-cell office:value-type="percentage" office:value="0.24590163934426201" table:style-name="ce21">
            <text:p>25%</text:p>
          </table:table-cell>
          <table:table-cell office:value-type="percentage" office:value="0.42634745190761902" table:style-name="ce21">
            <text:p>43%</text:p>
          </table:table-cell>
          <table:table-cell office:value-type="percentage" office:value="-0.18044581256335701" table:style-name="ce22">
            <text:p>-18%</text:p>
          </table:table-cell>
          <table:table-cell table:number-columns-repeated="16374"/>
        </table:table-row>
        <table:table-row table:style-name="ro1">
          <table:table-cell office:value-type="float" office:value="407754" table:style-name="ce28">
            <text:p>407754</text:p>
          </table:table-cell>
          <table:table-cell office:value-type="float" office:value="403702" table:style-name="ce4">
            <text:p>403702</text:p>
          </table:table-cell>
          <table:table-cell office:value-type="string" table:style-name="ce3">
            <text:p>Escola Secundária de Mirandela</text:p>
          </table:table-cell>
          <table:table-cell office:value-type="string" table:style-name="ce3">
            <text:p>Bragança</text:p>
          </table:table-cell>
          <table:table-cell office:value-type="string" table:style-name="ce3">
            <text:p>Mirandela</text:p>
          </table:table-cell>
          <table:table-cell office:value-type="string" table:style-name="ce3">
            <text:p>Público</text:p>
          </table:table-cell>
          <table:table-cell office:value-type="float" office:value="447" table:style-name="ce4">
            <text:p>447</text:p>
          </table:table-cell>
          <table:table-cell office:value-type="percentage" office:value="0.39821029082774101" table:style-name="ce21">
            <text:p>40%</text:p>
          </table:table-cell>
          <table:table-cell office:value-type="percentage" office:value="0.39957467818977799" table:style-name="ce21">
            <text:p>40%</text:p>
          </table:table-cell>
          <table:table-cell office:value-type="percentage" office:value="-1.3643873620372499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408677" table:style-name="ce28">
            <text:p>408677</text:p>
          </table:table-cell>
          <table:table-cell office:value-type="float" office:value="403684" table:style-name="ce4">
            <text:p>403684</text:p>
          </table:table-cell>
          <table:table-cell office:value-type="string" table:style-name="ce3">
            <text:p>Escola Básica e Secundária do Mogadouro</text:p>
          </table:table-cell>
          <table:table-cell office:value-type="string" table:style-name="ce3">
            <text:p>Bragança</text:p>
          </table:table-cell>
          <table:table-cell office:value-type="string" table:style-name="ce3">
            <text:p>Mogadouro</text:p>
          </table:table-cell>
          <table:table-cell office:value-type="string" table:style-name="ce3">
            <text:p>Público</text:p>
          </table:table-cell>
          <table:table-cell office:value-type="float" office:value="169" table:style-name="ce4">
            <text:p>169</text:p>
          </table:table-cell>
          <table:table-cell office:value-type="percentage" office:value="0.34319526627218899" table:style-name="ce21">
            <text:p>34%</text:p>
          </table:table-cell>
          <table:table-cell office:value-type="percentage" office:value="0.36476837085444003" table:style-name="ce21">
            <text:p>36%</text:p>
          </table:table-cell>
          <table:table-cell office:value-type="percentage" office:value="-2.1573104582250899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409629" table:style-name="ce28">
            <text:p>409629</text:p>
          </table:table-cell>
          <table:table-cell office:value-type="float" office:value="343420" table:style-name="ce4">
            <text:p>343420</text:p>
          </table:table-cell>
          <table:table-cell office:value-type="string" table:style-name="ce3">
            <text:p>Escola Básica e Secundária Dr. Ramiro Salgado, Torre de Moncorvo</text:p>
          </table:table-cell>
          <table:table-cell office:value-type="string" table:style-name="ce3">
            <text:p>Bragança</text:p>
          </table:table-cell>
          <table:table-cell office:value-type="string" table:style-name="ce3">
            <text:p>Torre de Moncorvo</text:p>
          </table:table-cell>
          <table:table-cell office:value-type="string" table:style-name="ce3">
            <text:p>Público</text:p>
          </table:table-cell>
          <table:table-cell office:value-type="float" office:value="117" table:style-name="ce4">
            <text:p>117</text:p>
          </table:table-cell>
          <table:table-cell office:value-type="percentage" office:value="0.35042735042735002" table:style-name="ce21">
            <text:p>35%</text:p>
          </table:table-cell>
          <table:table-cell office:value-type="percentage" office:value="0.41784359563162499" table:style-name="ce21">
            <text:p>42%</text:p>
          </table:table-cell>
          <table:table-cell office:value-type="percentage" office:value="-6.7416245204274999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410378" table:style-name="ce28">
            <text:p>410378</text:p>
          </table:table-cell>
          <table:table-cell office:value-type="float" office:value="346184" table:style-name="ce4">
            <text:p>346184</text:p>
          </table:table-cell>
          <table:table-cell office:value-type="string" table:style-name="ce3">
            <text:p>Escola Básica e Secundária de Vila Flor</text:p>
          </table:table-cell>
          <table:table-cell office:value-type="string" table:style-name="ce3">
            <text:p>Bragança</text:p>
          </table:table-cell>
          <table:table-cell office:value-type="string" table:style-name="ce3">
            <text:p>Vila Flor</text:p>
          </table:table-cell>
          <table:table-cell office:value-type="string" table:style-name="ce3">
            <text:p>Público</text:p>
          </table:table-cell>
          <table:table-cell office:value-type="float" office:value="151" table:style-name="ce4">
            <text:p>151</text:p>
          </table:table-cell>
          <table:table-cell office:value-type="percentage" office:value="0.30463576158940397" table:style-name="ce21">
            <text:p>30%</text:p>
          </table:table-cell>
          <table:table-cell office:value-type="percentage" office:value="0.32993385538929798" table:style-name="ce21">
            <text:p>33%</text:p>
          </table:table-cell>
          <table:table-cell office:value-type="percentage" office:value="-2.52980937998942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411953" table:style-name="ce28">
            <text:p>411953</text:p>
          </table:table-cell>
          <table:table-cell office:value-type="float" office:value="345374" table:style-name="ce4">
            <text:p>345374</text:p>
          </table:table-cell>
          <table:table-cell office:value-type="string" table:style-name="ce3">
            <text:p>Escola Básica de Vimioso</text:p>
          </table:table-cell>
          <table:table-cell office:value-type="string" table:style-name="ce3">
            <text:p>Bragança</text:p>
          </table:table-cell>
          <table:table-cell office:value-type="string" table:style-name="ce3">
            <text:p>Vimioso</text:p>
          </table:table-cell>
          <table:table-cell office:value-type="string" table:style-name="ce3">
            <text:p>Público</text:p>
          </table:table-cell>
          <table:table-cell office:value-type="float" office:value="56" table:style-name="ce4">
            <text:p>56</text:p>
          </table:table-cell>
          <table:table-cell office:value-type="percentage" office:value="0.214285714285714" table:style-name="ce21">
            <text:p>21%</text:p>
          </table:table-cell>
          <table:table-cell office:value-type="percentage" office:value="0.318622097629843" table:style-name="ce21">
            <text:p>32%</text:p>
          </table:table-cell>
          <table:table-cell office:value-type="percentage" office:value="-0.10433638334412899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412497" table:style-name="ce28">
            <text:p>412497</text:p>
          </table:table-cell>
          <table:table-cell office:value-type="float" office:value="403672" table:style-name="ce4">
            <text:p>403672</text:p>
          </table:table-cell>
          <table:table-cell office:value-type="string" table:style-name="ce3">
            <text:p>Escola Básica e Secundária D. Afonso III, Vinhais</text:p>
          </table:table-cell>
          <table:table-cell office:value-type="string" table:style-name="ce3">
            <text:p>Bragança</text:p>
          </table:table-cell>
          <table:table-cell office:value-type="string" table:style-name="ce3">
            <text:p>Vinhais</text:p>
          </table:table-cell>
          <table:table-cell office:value-type="string" table:style-name="ce3">
            <text:p>Público</text:p>
          </table:table-cell>
          <table:table-cell office:value-type="float" office:value="94" table:style-name="ce4">
            <text:p>94</text:p>
          </table:table-cell>
          <table:table-cell office:value-type="percentage" office:value="0.319148936170213" table:style-name="ce21">
            <text:p>32%</text:p>
          </table:table-cell>
          <table:table-cell office:value-type="percentage" office:value="0.36294194827146697" table:style-name="ce21">
            <text:p>36%</text:p>
          </table:table-cell>
          <table:table-cell office:value-type="percentage" office:value="-4.3793012101253997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501605" table:style-name="ce28">
            <text:p>501605</text:p>
          </table:table-cell>
          <table:table-cell office:value-type="float" office:value="346007" table:style-name="ce4">
            <text:p>346007</text:p>
          </table:table-cell>
          <table:table-cell office:value-type="string" table:style-name="ce3">
            <text:p>Escola Básica e Secundária Pedro Álvares Cabral, Belmonte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Belmonte</text:p>
          </table:table-cell>
          <table:table-cell office:value-type="string" table:style-name="ce3">
            <text:p>Público</text:p>
          </table:table-cell>
          <table:table-cell office:value-type="float" office:value="144" table:style-name="ce4">
            <text:p>144</text:p>
          </table:table-cell>
          <table:table-cell office:value-type="percentage" office:value="0.30555555555555602" table:style-name="ce21">
            <text:p>31%</text:p>
          </table:table-cell>
          <table:table-cell office:value-type="percentage" office:value="0.40351713644442899" table:style-name="ce21">
            <text:p>40%</text:p>
          </table:table-cell>
          <table:table-cell office:value-type="percentage" office:value="-9.7961580888873107E-2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502266" table:style-name="ce28">
            <text:p>502266</text:p>
          </table:table-cell>
          <table:table-cell office:value-type="float" office:value="340595" table:style-name="ce4">
            <text:p>340595</text:p>
          </table:table-cell>
          <table:table-cell office:value-type="string" table:style-name="ce3">
            <text:p>Escola Básica Cidade de Castelo Branco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Público</text:p>
          </table:table-cell>
          <table:table-cell office:value-type="float" office:value="255" table:style-name="ce4">
            <text:p>255</text:p>
          </table:table-cell>
          <table:table-cell office:value-type="percentage" office:value="0.54117647058823504" table:style-name="ce21">
            <text:p>54%</text:p>
          </table:table-cell>
          <table:table-cell office:value-type="percentage" office:value="0.47646431041447601" table:style-name="ce21">
            <text:p>48%</text:p>
          </table:table-cell>
          <table:table-cell office:value-type="percentage" office:value="6.4712160173759803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502392" table:style-name="ce28">
            <text:p>502392</text:p>
          </table:table-cell>
          <table:table-cell office:value-type="float" office:value="402576" table:style-name="ce4">
            <text:p>402576</text:p>
          </table:table-cell>
          <table:table-cell office:value-type="string" table:style-name="ce3">
            <text:p>Escola Básica Professor Doutor António Sena Faria de Vasconcelos, Castelo Branco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Público</text:p>
          </table:table-cell>
          <table:table-cell office:value-type="float" office:value="145" table:style-name="ce4">
            <text:p>145</text:p>
          </table:table-cell>
          <table:table-cell office:value-type="percentage" office:value="0.34482758620689702" table:style-name="ce21">
            <text:p>34%</text:p>
          </table:table-cell>
          <table:table-cell office:value-type="percentage" office:value="0.348930488446278" table:style-name="ce21">
            <text:p>35%</text:p>
          </table:table-cell>
          <table:table-cell office:value-type="percentage" office:value="-4.1029022393813596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502518" table:style-name="ce28">
            <text:p>502518</text:p>
          </table:table-cell>
          <table:table-cell office:value-type="float" office:value="403660" table:style-name="ce4">
            <text:p>403660</text:p>
          </table:table-cell>
          <table:table-cell office:value-type="string" table:style-name="ce3">
            <text:p>Escola Básica e Secundária de Alcains, Castelo Branco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Público</text:p>
          </table:table-cell>
          <table:table-cell office:value-type="float" office:value="174" table:style-name="ce4">
            <text:p>174</text:p>
          </table:table-cell>
          <table:table-cell office:value-type="percentage" office:value="0.44827586206896602" table:style-name="ce21">
            <text:p>45%</text:p>
          </table:table-cell>
          <table:table-cell office:value-type="percentage" office:value="0.38543471496006199" table:style-name="ce21">
            <text:p>39%</text:p>
          </table:table-cell>
          <table:table-cell office:value-type="percentage" office:value="6.2841147108903997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502755" table:style-name="ce28">
            <text:p>502755</text:p>
          </table:table-cell>
          <table:table-cell office:value-type="float" office:value="402321" table:style-name="ce4">
            <text:p>402321</text:p>
          </table:table-cell>
          <table:table-cell office:value-type="string" table:style-name="ce3">
            <text:p>Escola Secundária Nuno Álvares, Castelo Branco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Público</text:p>
          </table:table-cell>
          <table:table-cell office:value-type="float" office:value="112" table:style-name="ce4">
            <text:p>112</text:p>
          </table:table-cell>
          <table:table-cell office:value-type="percentage" office:value="0.625" table:style-name="ce21">
            <text:p>63%</text:p>
          </table:table-cell>
          <table:table-cell office:value-type="percentage" office:value="0.59045927013518495" table:style-name="ce21">
            <text:p>59%</text:p>
          </table:table-cell>
          <table:table-cell office:value-type="percentage" office:value="3.4540729864814899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502837" table:style-name="ce28">
            <text:p>502837</text:p>
          </table:table-cell>
          <table:table-cell office:value-type="float" office:value="340029" table:style-name="ce4">
            <text:p>340029</text:p>
          </table:table-cell>
          <table:table-cell office:value-type="string" table:style-name="ce3">
            <text:p>Escola Básica Afonso de Paiva, Castelo Branco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Público</text:p>
          </table:table-cell>
          <table:table-cell office:value-type="float" office:value="312" table:style-name="ce4">
            <text:p>312</text:p>
          </table:table-cell>
          <table:table-cell office:value-type="percentage" office:value="0.53205128205128205" table:style-name="ce21">
            <text:p>53%</text:p>
          </table:table-cell>
          <table:table-cell office:value-type="percentage" office:value="0.47618259008128899" table:style-name="ce21">
            <text:p>48%</text:p>
          </table:table-cell>
          <table:table-cell office:value-type="percentage" office:value="5.58686919699935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502967" table:style-name="ce28">
            <text:p>502967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João Roiz de Castelo Branco, Castelo Branco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Público</text:p>
          </table:table-cell>
          <table:table-cell office:value-type="float" office:value="295" table:style-name="ce4">
            <text:p>295</text:p>
          </table:table-cell>
          <table:table-cell office:value-type="percentage" office:value="0.50847457627118597" table:style-name="ce21">
            <text:p>51%</text:p>
          </table:table-cell>
          <table:table-cell office:value-type="percentage" office:value="0.49970013165164001" table:style-name="ce21">
            <text:p>50%</text:p>
          </table:table-cell>
          <table:table-cell office:value-type="percentage" office:value="8.7744446195468298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503050" table:style-name="ce28">
            <text:p>503050</text:p>
          </table:table-cell>
          <table:table-cell office:value-type="float" office:value="345350" table:style-name="ce4">
            <text:p>345350</text:p>
          </table:table-cell>
          <table:table-cell office:value-type="string" table:style-name="ce3">
            <text:p>Escola Básica n.º 2 de Teixoso, Covilhã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Covilhã</text:p>
          </table:table-cell>
          <table:table-cell office:value-type="string" table:style-name="ce3">
            <text:p>Público</text:p>
          </table:table-cell>
          <table:table-cell office:value-type="float" office:value="103" table:style-name="ce4">
            <text:p>103</text:p>
          </table:table-cell>
          <table:table-cell office:value-type="percentage" office:value="0.50485436893203905" table:style-name="ce21">
            <text:p>50%</text:p>
          </table:table-cell>
          <table:table-cell office:value-type="percentage" office:value="0.41176415700521002" table:style-name="ce21">
            <text:p>41%</text:p>
          </table:table-cell>
          <table:table-cell office:value-type="percentage" office:value="9.3090211926829106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503098" table:style-name="ce28">
            <text:p>503098</text:p>
          </table:table-cell>
          <table:table-cell office:value-type="float" office:value="345349" table:style-name="ce4">
            <text:p>345349</text:p>
          </table:table-cell>
          <table:table-cell office:value-type="string" table:style-name="ce3">
            <text:p>Escola Básica de Tortosendo, Covilhã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Covilhã</text:p>
          </table:table-cell>
          <table:table-cell office:value-type="string" table:style-name="ce3">
            <text:p>Público</text:p>
          </table:table-cell>
          <table:table-cell office:value-type="float" office:value="177" table:style-name="ce4">
            <text:p>177</text:p>
          </table:table-cell>
          <table:table-cell office:value-type="percentage" office:value="0.33333333333333298" table:style-name="ce21">
            <text:p>33%</text:p>
          </table:table-cell>
          <table:table-cell office:value-type="percentage" office:value="0.356264031479268" table:style-name="ce21">
            <text:p>36%</text:p>
          </table:table-cell>
          <table:table-cell office:value-type="percentage" office:value="-2.2930698145934399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503153" table:style-name="ce28">
            <text:p>503153</text:p>
          </table:table-cell>
          <table:table-cell office:value-type="float" office:value="330115" table:style-name="ce4">
            <text:p>330115</text:p>
          </table:table-cell>
          <table:table-cell office:value-type="string" table:style-name="ce3">
            <text:p>Escola Básica de São Domingos, Cantar-Galo, Covilhã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Covilhã</text:p>
          </table:table-cell>
          <table:table-cell office:value-type="string" table:style-name="ce3">
            <text:p>Público</text:p>
          </table:table-cell>
          <table:table-cell office:value-type="float" office:value="123" table:style-name="ce4">
            <text:p>123</text:p>
          </table:table-cell>
          <table:table-cell office:value-type="percentage" office:value="0.39837398373983701" table:style-name="ce21">
            <text:p>40%</text:p>
          </table:table-cell>
          <table:table-cell office:value-type="percentage" office:value="0.40238849154885598" table:style-name="ce21">
            <text:p>40%</text:p>
          </table:table-cell>
          <table:table-cell office:value-type="percentage" office:value="-4.0145078090187396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503563" table:style-name="ce28">
            <text:p>503563</text:p>
          </table:table-cell>
          <table:table-cell office:value-type="float" office:value="345337" table:style-name="ce4">
            <text:p>345337</text:p>
          </table:table-cell>
          <table:table-cell office:value-type="string" table:style-name="ce3">
            <text:p>Escola Básica n.º 2 de Paúl, Covilhã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Covilhã</text:p>
          </table:table-cell>
          <table:table-cell office:value-type="string" table:style-name="ce3">
            <text:p>Público</text:p>
          </table:table-cell>
          <table:table-cell office:value-type="float" office:value="69" table:style-name="ce4">
            <text:p>69</text:p>
          </table:table-cell>
          <table:table-cell office:value-type="percentage" office:value="0.39130434782608697" table:style-name="ce21">
            <text:p>39%</text:p>
          </table:table-cell>
          <table:table-cell office:value-type="percentage" office:value="0.34539502077683898" table:style-name="ce21">
            <text:p>35%</text:p>
          </table:table-cell>
          <table:table-cell office:value-type="percentage" office:value="4.5909327049248001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503784" table:style-name="ce28">
            <text:p>503784</text:p>
          </table:table-cell>
          <table:table-cell office:value-type="float" office:value="401092" table:style-name="ce4">
            <text:p>401092</text:p>
          </table:table-cell>
          <table:table-cell office:value-type="string" table:style-name="ce3">
            <text:p>Escola Secundária Campos de Melo, Covilhã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Covilhã</text:p>
          </table:table-cell>
          <table:table-cell office:value-type="string" table:style-name="ce3">
            <text:p>Público</text:p>
          </table:table-cell>
          <table:table-cell office:value-type="float" office:value="112" table:style-name="ce4">
            <text:p>112</text:p>
          </table:table-cell>
          <table:table-cell office:value-type="percentage" office:value="0.41964285714285698" table:style-name="ce21">
            <text:p>42%</text:p>
          </table:table-cell>
          <table:table-cell office:value-type="percentage" office:value="0.37733530115219099" table:style-name="ce21">
            <text:p>38%</text:p>
          </table:table-cell>
          <table:table-cell office:value-type="percentage" office:value="4.23075559906664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503865" table:style-name="ce28">
            <text:p>503865</text:p>
          </table:table-cell>
          <table:table-cell office:value-type="float" office:value="404676" table:style-name="ce4">
            <text:p>404676</text:p>
          </table:table-cell>
          <table:table-cell office:value-type="string" table:style-name="ce3">
            <text:p>Escola Secundária Quinta das Palmeiras, Covilhã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Covilhã</text:p>
          </table:table-cell>
          <table:table-cell office:value-type="string" table:style-name="ce3">
            <text:p>Público</text:p>
          </table:table-cell>
          <table:table-cell office:value-type="float" office:value="394" table:style-name="ce4">
            <text:p>394</text:p>
          </table:table-cell>
          <table:table-cell office:value-type="percentage" office:value="0.81218274111675104" table:style-name="ce21">
            <text:p>81%</text:p>
          </table:table-cell>
          <table:table-cell office:value-type="percentage" office:value="0.66560645584338096" table:style-name="ce21">
            <text:p>67%</text:p>
          </table:table-cell>
          <table:table-cell office:value-type="percentage" office:value="0.14657628527337099" table:style-name="ce22">
            <text:p>15%</text:p>
          </table:table-cell>
          <table:table-cell table:number-columns-repeated="16374"/>
        </table:table-row>
        <table:table-row table:style-name="ro1">
          <table:table-cell office:value-type="float" office:value="503911" table:style-name="ce28">
            <text:p>503911</text:p>
          </table:table-cell>
          <table:table-cell office:value-type="float" office:value="401821" table:style-name="ce4">
            <text:p>401821</text:p>
          </table:table-cell>
          <table:table-cell office:value-type="string" table:style-name="ce3">
            <text:p>Escola Secundária Frei Heitor Pinto, Covilhã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Covilhã</text:p>
          </table:table-cell>
          <table:table-cell office:value-type="string" table:style-name="ce3">
            <text:p>Público</text:p>
          </table:table-cell>
          <table:table-cell office:value-type="float" office:value="134" table:style-name="ce4">
            <text:p>134</text:p>
          </table:table-cell>
          <table:table-cell office:value-type="percentage" office:value="0.30597014925373101" table:style-name="ce21">
            <text:p>31%</text:p>
          </table:table-cell>
          <table:table-cell office:value-type="percentage" office:value="0.33238693091013" table:style-name="ce21">
            <text:p>33%</text:p>
          </table:table-cell>
          <table:table-cell office:value-type="percentage" office:value="-2.64167816563988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504507" table:style-name="ce28">
            <text:p>504507</text:p>
          </table:table-cell>
          <table:table-cell office:value-type="float" office:value="345313" table:style-name="ce4">
            <text:p>345313</text:p>
          </table:table-cell>
          <table:table-cell office:value-type="string" table:style-name="ce3">
            <text:p>Escola Básica Serra da Gardunha, Fundão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Fundão</text:p>
          </table:table-cell>
          <table:table-cell office:value-type="string" table:style-name="ce3">
            <text:p>Público</text:p>
          </table:table-cell>
          <table:table-cell office:value-type="float" office:value="226" table:style-name="ce4">
            <text:p>226</text:p>
          </table:table-cell>
          <table:table-cell office:value-type="percentage" office:value="0.56194690265486702" table:style-name="ce21">
            <text:p>56%</text:p>
          </table:table-cell>
          <table:table-cell office:value-type="percentage" office:value="0.47984375591324802" table:style-name="ce21">
            <text:p>48%</text:p>
          </table:table-cell>
          <table:table-cell office:value-type="percentage" office:value="8.2103146741619407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504766" table:style-name="ce28">
            <text:p>504766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João Franco, Fundão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Fundão</text:p>
          </table:table-cell>
          <table:table-cell office:value-type="string" table:style-name="ce3">
            <text:p>Público</text:p>
          </table:table-cell>
          <table:table-cell office:value-type="float" office:value="309" table:style-name="ce4">
            <text:p>309</text:p>
          </table:table-cell>
          <table:table-cell office:value-type="percentage" office:value="0.46925566343042102" table:style-name="ce21">
            <text:p>47%</text:p>
          </table:table-cell>
          <table:table-cell office:value-type="percentage" office:value="0.43078305686241802" table:style-name="ce21">
            <text:p>43%</text:p>
          </table:table-cell>
          <table:table-cell office:value-type="percentage" office:value="3.84726065680032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504900" table:style-name="ce28">
            <text:p>504900</text:p>
          </table:table-cell>
          <table:table-cell office:value-type="float" office:value="380634" table:style-name="ce4">
            <text:p>380634</text:p>
          </table:table-cell>
          <table:table-cell office:value-type="string" table:style-name="ce3">
            <text:p>Externato "Capitão Santiago de Carvalho"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Fundão</text:p>
          </table:table-cell>
          <table:table-cell office:value-type="string" table:style-name="ce3">
            <text:p>Privado</text:p>
          </table:table-cell>
          <table:table-cell office:value-type="float" office:value="62" table:style-name="ce4">
            <text:p>62</text:p>
          </table:table-cell>
          <table:table-cell office:value-type="percentage" office:value="0.25806451612903197" table:style-name="ce21">
            <text:p>26%</text:p>
          </table:table-cell>
          <table:table-cell office:value-type="percentage" office:value="0.37400033164623597" table:style-name="ce21">
            <text:p>37%</text:p>
          </table:table-cell>
          <table:table-cell office:value-type="percentage" office:value="-0.115935815517204" table:style-name="ce22">
            <text:p>-12%</text:p>
          </table:table-cell>
          <table:table-cell table:number-columns-repeated="16374"/>
        </table:table-row>
        <table:table-row table:style-name="ro1">
          <table:table-cell office:value-type="float" office:value="505437" table:style-name="ce28">
            <text:p>505437</text:p>
          </table:table-cell>
          <table:table-cell office:value-type="float" office:value="345880" table:style-name="ce4">
            <text:p>345880</text:p>
          </table:table-cell>
          <table:table-cell office:value-type="string" table:style-name="ce3">
            <text:p>Escola Básica e Secundária José Silvestre Ribeiro, Idanha-a-Nova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Idanha-a-Nova</text:p>
          </table:table-cell>
          <table:table-cell office:value-type="string" table:style-name="ce3">
            <text:p>Público</text:p>
          </table:table-cell>
          <table:table-cell office:value-type="float" office:value="144" table:style-name="ce4">
            <text:p>144</text:p>
          </table:table-cell>
          <table:table-cell office:value-type="percentage" office:value="0.22916666666666699" table:style-name="ce21">
            <text:p>23%</text:p>
          </table:table-cell>
          <table:table-cell office:value-type="percentage" office:value="0.278250704351867" table:style-name="ce21">
            <text:p>28%</text:p>
          </table:table-cell>
          <table:table-cell office:value-type="percentage" office:value="-4.9084037685200602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506188" table:style-name="ce28">
            <text:p>506188</text:p>
          </table:table-cell>
          <table:table-cell office:value-type="float" office:value="345970" table:style-name="ce4">
            <text:p>345970</text:p>
          </table:table-cell>
          <table:table-cell office:value-type="string" table:style-name="ce3">
            <text:p>Escola Básica e Secundária Padre António de Andrade, Oleiros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Oleiros</text:p>
          </table:table-cell>
          <table:table-cell office:value-type="string" table:style-name="ce3">
            <text:p>Público</text:p>
          </table:table-cell>
          <table:table-cell office:value-type="float" office:value="69" table:style-name="ce4">
            <text:p>69</text:p>
          </table:table-cell>
          <table:table-cell office:value-type="percentage" office:value="0.53623188405797095" table:style-name="ce21">
            <text:p>54%</text:p>
          </table:table-cell>
          <table:table-cell office:value-type="percentage" office:value="0.420966023754135" table:style-name="ce21">
            <text:p>42%</text:p>
          </table:table-cell>
          <table:table-cell office:value-type="percentage" office:value="0.115265860303836" table:style-name="ce22">
            <text:p>12%</text:p>
          </table:table-cell>
          <table:table-cell table:number-columns-repeated="16374"/>
        </table:table-row>
        <table:table-row table:style-name="ro1">
          <table:table-cell office:value-type="float" office:value="507106" table:style-name="ce28">
            <text:p>507106</text:p>
          </table:table-cell>
          <table:table-cell office:value-type="float" office:value="342956" table:style-name="ce4">
            <text:p>342956</text:p>
          </table:table-cell>
          <table:table-cell office:value-type="string" table:style-name="ce3">
            <text:p>Escola Básica e Secundária Ribeiro Sanches, Penamacor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Penamacor</text:p>
          </table:table-cell>
          <table:table-cell office:value-type="string" table:style-name="ce3">
            <text:p>Público</text:p>
          </table:table-cell>
          <table:table-cell office:value-type="float" office:value="81" table:style-name="ce4">
            <text:p>81</text:p>
          </table:table-cell>
          <table:table-cell office:value-type="percentage" office:value="0.43209876543209902" table:style-name="ce21">
            <text:p>43%</text:p>
          </table:table-cell>
          <table:table-cell office:value-type="percentage" office:value="0.32699385123124702" table:style-name="ce21">
            <text:p>33%</text:p>
          </table:table-cell>
          <table:table-cell office:value-type="percentage" office:value="0.105104914200852" table:style-name="ce22">
            <text:p>11%</text:p>
          </table:table-cell>
          <table:table-cell table:number-columns-repeated="16374"/>
        </table:table-row>
        <table:table-row table:style-name="ro1">
          <table:table-cell office:value-type="float" office:value="508242" table:style-name="ce28">
            <text:p>508242</text:p>
          </table:table-cell>
          <table:table-cell office:value-type="float" office:value="346100" table:style-name="ce4">
            <text:p>346100</text:p>
          </table:table-cell>
          <table:table-cell office:value-type="string" table:style-name="ce3">
            <text:p>Escola Básica e Secundária Pedro da Fonseca, Proença-a-Nova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Proença-a-Nova</text:p>
          </table:table-cell>
          <table:table-cell office:value-type="string" table:style-name="ce3">
            <text:p>Público</text:p>
          </table:table-cell>
          <table:table-cell office:value-type="float" office:value="138" table:style-name="ce4">
            <text:p>138</text:p>
          </table:table-cell>
          <table:table-cell office:value-type="percentage" office:value="0.49275362318840599" table:style-name="ce21">
            <text:p>49%</text:p>
          </table:table-cell>
          <table:table-cell office:value-type="percentage" office:value="0.493546070434772" table:style-name="ce21">
            <text:p>49%</text:p>
          </table:table-cell>
          <table:table-cell office:value-type="percentage" office:value="-7.9244724636598604E-4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509151" table:style-name="ce28">
            <text:p>509151</text:p>
          </table:table-cell>
          <table:table-cell office:value-type="float" office:value="380750" table:style-name="ce4">
            <text:p>380750</text:p>
          </table:table-cell>
          <table:table-cell office:value-type="string" table:style-name="ce3">
            <text:p>Instituto "Vaz Serra"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Sertã</text:p>
          </table:table-cell>
          <table:table-cell office:value-type="string" table:style-name="ce3">
            <text:p>Privado</text:p>
          </table:table-cell>
          <table:table-cell office:value-type="float" office:value="123" table:style-name="ce4">
            <text:p>123</text:p>
          </table:table-cell>
          <table:table-cell office:value-type="percentage" office:value="0.35772357723577197" table:style-name="ce21">
            <text:p>36%</text:p>
          </table:table-cell>
          <table:table-cell office:value-type="percentage" office:value="0.43695208685216302" table:style-name="ce21">
            <text:p>44%</text:p>
          </table:table-cell>
          <table:table-cell office:value-type="percentage" office:value="-7.9228509616390594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509602" table:style-name="ce28">
            <text:p>509602</text:p>
          </table:table-cell>
          <table:table-cell office:value-type="float" office:value="342464" table:style-name="ce4">
            <text:p>342464</text:p>
          </table:table-cell>
          <table:table-cell office:value-type="string" table:style-name="ce3">
            <text:p>Escola Básica Padre António Lourenço Farinha, Sertã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Sertã</text:p>
          </table:table-cell>
          <table:table-cell office:value-type="string" table:style-name="ce3">
            <text:p>Público</text:p>
          </table:table-cell>
          <table:table-cell office:value-type="float" office:value="280" table:style-name="ce4">
            <text:p>280</text:p>
          </table:table-cell>
          <table:table-cell office:value-type="percentage" office:value="0.45" table:style-name="ce21">
            <text:p>45%</text:p>
          </table:table-cell>
          <table:table-cell office:value-type="percentage" office:value="0.444570292242493" table:style-name="ce21">
            <text:p>44%</text:p>
          </table:table-cell>
          <table:table-cell office:value-type="percentage" office:value="5.4297077575070898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510409" table:style-name="ce28">
            <text:p>510409</text:p>
          </table:table-cell>
          <table:table-cell office:value-type="float" office:value="330036" table:style-name="ce4">
            <text:p>330036</text:p>
          </table:table-cell>
          <table:table-cell office:value-type="string" table:style-name="ce3">
            <text:p>Escola Básica e Secundária do Centro de Portugal, Vila de Rei</text:p>
          </table:table-cell>
          <table:table-cell office:value-type="string" table:style-name="ce3">
            <text:p>Castelo Branco</text:p>
          </table:table-cell>
          <table:table-cell office:value-type="string" table:style-name="ce3">
            <text:p>Vila de Rei</text:p>
          </table:table-cell>
          <table:table-cell office:value-type="string" table:style-name="ce3">
            <text:p>Público</text:p>
          </table:table-cell>
          <table:table-cell office:value-type="float" office:value="81" table:style-name="ce4">
            <text:p>81</text:p>
          </table:table-cell>
          <table:table-cell office:value-type="percentage" office:value="0.44444444444444398" table:style-name="ce21">
            <text:p>44%</text:p>
          </table:table-cell>
          <table:table-cell office:value-type="percentage" office:value="0.33971491956952798" table:style-name="ce21">
            <text:p>34%</text:p>
          </table:table-cell>
          <table:table-cell office:value-type="percentage" office:value="0.104729524874917" table:style-name="ce22">
            <text:p>10%</text:p>
          </table:table-cell>
          <table:table-cell table:number-columns-repeated="16374"/>
        </table:table-row>
        <table:table-row table:style-name="ro1">
          <table:table-cell office:value-type="float" office:value="601215" table:style-name="ce28">
            <text:p>601215</text:p>
          </table:table-cell>
          <table:table-cell office:value-type="float" office:value="345040" table:style-name="ce4">
            <text:p>345040</text:p>
          </table:table-cell>
          <table:table-cell office:value-type="string" table:style-name="ce3">
            <text:p>Escola Básica Professor Mendes Ferrão, Coja, Arganil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Arganil</text:p>
          </table:table-cell>
          <table:table-cell office:value-type="string" table:style-name="ce3">
            <text:p>Público</text:p>
          </table:table-cell>
          <table:table-cell office:value-type="float" office:value="57" table:style-name="ce4">
            <text:p>57</text:p>
          </table:table-cell>
          <table:table-cell office:value-type="percentage" office:value="0.40350877192982498" table:style-name="ce21">
            <text:p>40%</text:p>
          </table:table-cell>
          <table:table-cell office:value-type="percentage" office:value="0.40898063854053002" table:style-name="ce21">
            <text:p>41%</text:p>
          </table:table-cell>
          <table:table-cell office:value-type="percentage" office:value="-5.4718666107053298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601549" table:style-name="ce28">
            <text:p>601549</text:p>
          </table:table-cell>
          <table:table-cell office:value-type="float" office:value="345052" table:style-name="ce4">
            <text:p>345052</text:p>
          </table:table-cell>
          <table:table-cell office:value-type="string" table:style-name="ce3">
            <text:p>Escola Básica n.º 2 de Arganil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Arganil</text:p>
          </table:table-cell>
          <table:table-cell office:value-type="string" table:style-name="ce3">
            <text:p>Público</text:p>
          </table:table-cell>
          <table:table-cell office:value-type="float" office:value="186" table:style-name="ce4">
            <text:p>186</text:p>
          </table:table-cell>
          <table:table-cell office:value-type="percentage" office:value="0.36559139784946199" table:style-name="ce21">
            <text:p>37%</text:p>
          </table:table-cell>
          <table:table-cell office:value-type="percentage" office:value="0.33618774541477298" table:style-name="ce21">
            <text:p>34%</text:p>
          </table:table-cell>
          <table:table-cell office:value-type="percentage" office:value="2.94036524346897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602068" table:style-name="ce28">
            <text:p>602068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Pedro Teixei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antanhede</text:p>
          </table:table-cell>
          <table:table-cell office:value-type="string" table:style-name="ce3">
            <text:p>Privado</text:p>
          </table:table-cell>
          <table:table-cell office:value-type="float" office:value="61" table:style-name="ce4">
            <text:p>61</text:p>
          </table:table-cell>
          <table:table-cell office:value-type="percentage" office:value="0.34426229508196698" table:style-name="ce21">
            <text:p>34%</text:p>
          </table:table-cell>
          <table:table-cell office:value-type="percentage" office:value="0.39588119021179802" table:style-name="ce21">
            <text:p>40%</text:p>
          </table:table-cell>
          <table:table-cell office:value-type="percentage" office:value="-5.1618895129830797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602263" table:style-name="ce28">
            <text:p>602263</text:p>
          </table:table-cell>
          <table:table-cell office:value-type="float" office:value="523677" table:style-name="ce4">
            <text:p>523677</text:p>
          </table:table-cell>
          <table:table-cell office:value-type="string" table:style-name="ce3">
            <text:p>Academia de Música de Cantanhede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antanhede</text:p>
          </table:table-cell>
          <table:table-cell office:value-type="string" table:style-name="ce3">
            <text:p>Privado</text:p>
          </table:table-cell>
          <table:table-cell office:value-type="float" office:value="51" table:style-name="ce4">
            <text:p>51</text:p>
          </table:table-cell>
          <table:table-cell office:value-type="percentage" office:value="0.62745098039215697" table:style-name="ce21">
            <text:p>63%</text:p>
          </table:table-cell>
          <table:table-cell office:value-type="percentage" office:value="0.56549864043851805" table:style-name="ce21">
            <text:p>57%</text:p>
          </table:table-cell>
          <table:table-cell office:value-type="percentage" office:value="6.1952339953638899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602289" table:style-name="ce28">
            <text:p>602289</text:p>
          </table:table-cell>
          <table:table-cell office:value-type="float" office:value="345908" table:style-name="ce4">
            <text:p>345908</text:p>
          </table:table-cell>
          <table:table-cell office:value-type="string" table:style-name="ce3">
            <text:p>Escola Básica e Secundária João Garcia Bacelar, Tocha, Cantanhede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antanhede</text:p>
          </table:table-cell>
          <table:table-cell office:value-type="string" table:style-name="ce3">
            <text:p>Público</text:p>
          </table:table-cell>
          <table:table-cell office:value-type="float" office:value="161" table:style-name="ce4">
            <text:p>161</text:p>
          </table:table-cell>
          <table:table-cell office:value-type="percentage" office:value="0.60869565217391297" table:style-name="ce21">
            <text:p>61%</text:p>
          </table:table-cell>
          <table:table-cell office:value-type="percentage" office:value="0.52436272423229802" table:style-name="ce21">
            <text:p>52%</text:p>
          </table:table-cell>
          <table:table-cell office:value-type="percentage" office:value="8.4332927941614802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602324" table:style-name="ce28">
            <text:p>602324</text:p>
          </table:table-cell>
          <table:table-cell office:value-type="float" office:value="340509" table:style-name="ce4">
            <text:p>340509</text:p>
          </table:table-cell>
          <table:table-cell office:value-type="string" table:style-name="ce3">
            <text:p>Escola Básica Carlos de Oliveira, Febres, Cantanhede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antanhede</text:p>
          </table:table-cell>
          <table:table-cell office:value-type="string" table:style-name="ce3">
            <text:p>Público</text:p>
          </table:table-cell>
          <table:table-cell office:value-type="float" office:value="135" table:style-name="ce4">
            <text:p>135</text:p>
          </table:table-cell>
          <table:table-cell office:value-type="percentage" office:value="0.42962962962963003" table:style-name="ce21">
            <text:p>43%</text:p>
          </table:table-cell>
          <table:table-cell office:value-type="percentage" office:value="0.43265054788574903" table:style-name="ce21">
            <text:p>43%</text:p>
          </table:table-cell>
          <table:table-cell office:value-type="percentage" office:value="-3.0209182561190102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602859" table:style-name="ce28">
            <text:p>602859</text:p>
          </table:table-cell>
          <table:table-cell office:value-type="string" table:style-name="ce4">
            <text:p>*</text:p>
          </table:table-cell>
          <table:table-cell office:value-type="string" table:style-name="ce3">
            <text:p>Centro de Estudos Educativos de Ançã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antanhede</text:p>
          </table:table-cell>
          <table:table-cell office:value-type="string" table:style-name="ce3">
            <text:p>Privado</text:p>
          </table:table-cell>
          <table:table-cell office:value-type="float" office:value="169" table:style-name="ce4">
            <text:p>169</text:p>
          </table:table-cell>
          <table:table-cell office:value-type="percentage" office:value="0.42603550295858" table:style-name="ce21">
            <text:p>43%</text:p>
          </table:table-cell>
          <table:table-cell office:value-type="percentage" office:value="0.45250657832223001" table:style-name="ce21">
            <text:p>45%</text:p>
          </table:table-cell>
          <table:table-cell office:value-type="percentage" office:value="-2.6471075363650301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602909" table:style-name="ce28">
            <text:p>602909</text:p>
          </table:table-cell>
          <table:table-cell office:value-type="float" office:value="345039" table:style-name="ce4">
            <text:p>345039</text:p>
          </table:table-cell>
          <table:table-cell office:value-type="string" table:style-name="ce3">
            <text:p>Escola Básica Marquês de Marialva, Cantanhede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antanhede</text:p>
          </table:table-cell>
          <table:table-cell office:value-type="string" table:style-name="ce3">
            <text:p>Público</text:p>
          </table:table-cell>
          <table:table-cell office:value-type="float" office:value="371" table:style-name="ce4">
            <text:p>371</text:p>
          </table:table-cell>
          <table:table-cell office:value-type="percentage" office:value="0.51752021563342299" table:style-name="ce21">
            <text:p>52%</text:p>
          </table:table-cell>
          <table:table-cell office:value-type="percentage" office:value="0.51933609598854202" table:style-name="ce21">
            <text:p>52%</text:p>
          </table:table-cell>
          <table:table-cell office:value-type="percentage" office:value="-1.81588035511871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603009" table:style-name="ce28">
            <text:p>603009</text:p>
          </table:table-cell>
          <table:table-cell office:value-type="float" office:value="345015" table:style-name="ce4">
            <text:p>345015</text:p>
          </table:table-cell>
          <table:table-cell office:value-type="string" table:style-name="ce3">
            <text:p>Escola Básica n.º 2 de São Silvestre, 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úblico</text:p>
          </table:table-cell>
          <table:table-cell office:value-type="float" office:value="99" table:style-name="ce4">
            <text:p>99</text:p>
          </table:table-cell>
          <table:table-cell office:value-type="percentage" office:value="0.55555555555555602" table:style-name="ce21">
            <text:p>56%</text:p>
          </table:table-cell>
          <table:table-cell office:value-type="percentage" office:value="0.46522201256214002" table:style-name="ce21">
            <text:p>47%</text:p>
          </table:table-cell>
          <table:table-cell office:value-type="percentage" office:value="9.0333542993415894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603052" table:style-name="ce28">
            <text:p>603052</text:p>
          </table:table-cell>
          <table:table-cell office:value-type="float" office:value="342658" table:style-name="ce4">
            <text:p>342658</text:p>
          </table:table-cell>
          <table:table-cell office:value-type="string" table:style-name="ce3">
            <text:p>Escola Básica Poeta Manuel da Silva Gaio, Santa Clara, 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úblico</text:p>
          </table:table-cell>
          <table:table-cell office:value-type="float" office:value="53" table:style-name="ce4">
            <text:p>53</text:p>
          </table:table-cell>
          <table:table-cell office:value-type="percentage" office:value="0.113207547169811" table:style-name="ce21">
            <text:p>11%</text:p>
          </table:table-cell>
          <table:table-cell office:value-type="percentage" office:value="0.30304821009018301" table:style-name="ce21">
            <text:p>30%</text:p>
          </table:table-cell>
          <table:table-cell office:value-type="percentage" office:value="-0.18984066292037099" table:style-name="ce22">
            <text:p>-19%</text:p>
          </table:table-cell>
          <table:table-cell table:number-columns-repeated="16374"/>
        </table:table-row>
        <table:table-row table:style-name="ro1">
          <table:table-cell office:value-type="float" office:value="603089" table:style-name="ce28">
            <text:p>603089</text:p>
          </table:table-cell>
          <table:table-cell office:value-type="string" table:style-name="ce4">
            <text:p>*</text:p>
          </table:table-cell>
          <table:table-cell office:value-type="string" table:style-name="ce3">
            <text:p>Instituto Educativo de Lordemão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rivado</text:p>
          </table:table-cell>
          <table:table-cell office:value-type="float" office:value="264" table:style-name="ce4">
            <text:p>264</text:p>
          </table:table-cell>
          <table:table-cell office:value-type="percentage" office:value="0.51136363636363602" table:style-name="ce21">
            <text:p>51%</text:p>
          </table:table-cell>
          <table:table-cell office:value-type="percentage" office:value="0.553421428335933" table:style-name="ce21">
            <text:p>55%</text:p>
          </table:table-cell>
          <table:table-cell office:value-type="percentage" office:value="-4.2057791972297101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603176" table:style-name="ce28">
            <text:p>603176</text:p>
          </table:table-cell>
          <table:table-cell office:value-type="string" table:style-name="ce4">
            <text:p>*</text:p>
          </table:table-cell>
          <table:table-cell office:value-type="string" table:style-name="ce3">
            <text:p>St. Paul’s School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rivado</text:p>
          </table:table-cell>
          <table:table-cell office:value-type="float" office:value="132" table:style-name="ce4">
            <text:p>132</text:p>
          </table:table-cell>
          <table:table-cell office:value-type="percentage" office:value="0.54545454545454497" table:style-name="ce21">
            <text:p>55%</text:p>
          </table:table-cell>
          <table:table-cell office:value-type="percentage" office:value="0.52237155727621398" table:style-name="ce21">
            <text:p>52%</text:p>
          </table:table-cell>
          <table:table-cell office:value-type="percentage" office:value="2.3082988178331799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603177" table:style-name="ce28">
            <text:p>603177</text:p>
          </table:table-cell>
          <table:table-cell office:value-type="float" office:value="342580" table:style-name="ce4">
            <text:p>342580</text:p>
          </table:table-cell>
          <table:table-cell office:value-type="string" table:style-name="ce3">
            <text:p>Escola Básica Rainha Santa Isabel, Pedrulha, 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úblico</text:p>
          </table:table-cell>
          <table:table-cell office:value-type="float" office:value="187" table:style-name="ce4">
            <text:p>187</text:p>
          </table:table-cell>
          <table:table-cell office:value-type="percentage" office:value="0.40641711229946498" table:style-name="ce21">
            <text:p>41%</text:p>
          </table:table-cell>
          <table:table-cell office:value-type="percentage" office:value="0.45029831691147099" table:style-name="ce21">
            <text:p>45%</text:p>
          </table:table-cell>
          <table:table-cell office:value-type="percentage" office:value="-4.3881204612005703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603321" table:style-name="ce28">
            <text:p>603321</text:p>
          </table:table-cell>
          <table:table-cell office:value-type="float" office:value="345003" table:style-name="ce4">
            <text:p>345003</text:p>
          </table:table-cell>
          <table:table-cell office:value-type="string" table:style-name="ce3">
            <text:p>Escola Básica de Ceira, 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úblico</text:p>
          </table:table-cell>
          <table:table-cell office:value-type="float" office:value="86" table:style-name="ce4">
            <text:p>86</text:p>
          </table:table-cell>
          <table:table-cell office:value-type="percentage" office:value="0.47674418604651198" table:style-name="ce21">
            <text:p>48%</text:p>
          </table:table-cell>
          <table:table-cell office:value-type="percentage" office:value="0.47684776581236399" table:style-name="ce21">
            <text:p>48%</text:p>
          </table:table-cell>
          <table:table-cell office:value-type="percentage" office:value="-1.03579765852136E-4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603332" table:style-name="ce28">
            <text:p>603332</text:p>
          </table:table-cell>
          <table:table-cell office:value-type="float" office:value="500811" table:style-name="ce4">
            <text:p>500811</text:p>
          </table:table-cell>
          <table:table-cell office:value-type="string" table:style-name="ce3">
            <text:p>Colégio da Rainha Stª Isabel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rivado</text:p>
          </table:table-cell>
          <table:table-cell office:value-type="float" office:value="248" table:style-name="ce4">
            <text:p>248</text:p>
          </table:table-cell>
          <table:table-cell office:value-type="percentage" office:value="0.90322580645161299" table:style-name="ce21">
            <text:p>90%</text:p>
          </table:table-cell>
          <table:table-cell office:value-type="percentage" office:value="0.80234292052138501" table:style-name="ce21">
            <text:p>80%</text:p>
          </table:table-cell>
          <table:table-cell office:value-type="percentage" office:value="0.100882885930228" table:style-name="ce22">
            <text:p>10%</text:p>
          </table:table-cell>
          <table:table-cell table:number-columns-repeated="16374"/>
        </table:table-row>
        <table:table-row table:style-name="ro1">
          <table:table-cell office:value-type="float" office:value="603341" table:style-name="ce28">
            <text:p>603341</text:p>
          </table:table-cell>
          <table:table-cell office:value-type="float" office:value="603341" table:style-name="ce4">
            <text:p>603341</text:p>
          </table:table-cell>
          <table:table-cell office:value-type="string" table:style-name="ce3">
            <text:p>Colégio Bissaya Barreto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rivado</text:p>
          </table:table-cell>
          <table:table-cell office:value-type="float" office:value="92" table:style-name="ce4">
            <text:p>92</text:p>
          </table:table-cell>
          <table:table-cell office:value-type="percentage" office:value="0.83695652173913004" table:style-name="ce21">
            <text:p>84%</text:p>
          </table:table-cell>
          <table:table-cell office:value-type="percentage" office:value="0.73534574783211504" table:style-name="ce21">
            <text:p>74%</text:p>
          </table:table-cell>
          <table:table-cell office:value-type="percentage" office:value="0.10161077390701501" table:style-name="ce22">
            <text:p>10%</text:p>
          </table:table-cell>
          <table:table-cell table:number-columns-repeated="16374"/>
        </table:table-row>
        <table:table-row table:style-name="ro1">
          <table:table-cell office:value-type="float" office:value="603355" table:style-name="ce28">
            <text:p>603355</text:p>
          </table:table-cell>
          <table:table-cell office:value-type="float" office:value="341411" table:style-name="ce4">
            <text:p>341411</text:p>
          </table:table-cell>
          <table:table-cell office:value-type="string" table:style-name="ce3">
            <text:p>Escola Básica Eugénio de Castro, 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úblico</text:p>
          </table:table-cell>
          <table:table-cell office:value-type="float" office:value="253" table:style-name="ce4">
            <text:p>253</text:p>
          </table:table-cell>
          <table:table-cell office:value-type="percentage" office:value="0.66007905138339895" table:style-name="ce21">
            <text:p>66%</text:p>
          </table:table-cell>
          <table:table-cell office:value-type="percentage" office:value="0.60512676244546504" table:style-name="ce21">
            <text:p>61%</text:p>
          </table:table-cell>
          <table:table-cell office:value-type="percentage" office:value="5.4952288937934503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603405" table:style-name="ce28">
            <text:p>603405</text:p>
          </table:table-cell>
          <table:table-cell office:value-type="float" office:value="402590" table:style-name="ce4">
            <text:p>402590</text:p>
          </table:table-cell>
          <table:table-cell office:value-type="string" table:style-name="ce3">
            <text:p>Escola Básica e Secundária Quinta das Flores, 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úblico</text:p>
          </table:table-cell>
          <table:table-cell office:value-type="float" office:value="252" table:style-name="ce4">
            <text:p>252</text:p>
          </table:table-cell>
          <table:table-cell office:value-type="percentage" office:value="0.80158730158730196" table:style-name="ce21">
            <text:p>80%</text:p>
          </table:table-cell>
          <table:table-cell office:value-type="percentage" office:value="0.67095289859841001" table:style-name="ce21">
            <text:p>67%</text:p>
          </table:table-cell>
          <table:table-cell office:value-type="percentage" office:value="0.13063440298889201" table:style-name="ce22">
            <text:p>13%</text:p>
          </table:table-cell>
          <table:table-cell table:number-columns-repeated="16374"/>
        </table:table-row>
        <table:table-row table:style-name="ro1">
          <table:table-cell office:value-type="float" office:value="603409" table:style-name="ce28">
            <text:p>603409</text:p>
          </table:table-cell>
          <table:table-cell office:value-type="float" office:value="523707" table:style-name="ce4">
            <text:p>523707</text:p>
          </table:table-cell>
          <table:table-cell office:value-type="string" table:style-name="ce3">
            <text:p>Escola de Música São Teotónio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rivado</text:p>
          </table:table-cell>
          <table:table-cell office:value-type="float" office:value="79" table:style-name="ce4">
            <text:p>79</text:p>
          </table:table-cell>
          <table:table-cell office:value-type="percentage" office:value="0.936708860759494" table:style-name="ce21">
            <text:p>94%</text:p>
          </table:table-cell>
          <table:table-cell office:value-type="percentage" office:value="0.79168160278306499" table:style-name="ce21">
            <text:p>79%</text:p>
          </table:table-cell>
          <table:table-cell office:value-type="percentage" office:value="0.14502725797642799" table:style-name="ce22">
            <text:p>15%</text:p>
          </table:table-cell>
          <table:table-cell table:number-columns-repeated="16374"/>
        </table:table-row>
        <table:table-row table:style-name="ro1">
          <table:table-cell office:value-type="float" office:value="603425" table:style-name="ce28">
            <text:p>603425</text:p>
          </table:table-cell>
          <table:table-cell office:value-type="string" table:style-name="ce4">
            <text:p>*</text:p>
          </table:table-cell>
          <table:table-cell office:value-type="string" table:style-name="ce3">
            <text:p>Instituto Educativo de Souselas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rivado</text:p>
          </table:table-cell>
          <table:table-cell office:value-type="float" office:value="212" table:style-name="ce4">
            <text:p>212</text:p>
          </table:table-cell>
          <table:table-cell office:value-type="percentage" office:value="0.43396226415094302" table:style-name="ce21">
            <text:p>43%</text:p>
          </table:table-cell>
          <table:table-cell office:value-type="percentage" office:value="0.43869150885019098" table:style-name="ce21">
            <text:p>44%</text:p>
          </table:table-cell>
          <table:table-cell office:value-type="percentage" office:value="-4.7292446992471997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603444" table:style-name="ce28">
            <text:p>603444</text:p>
          </table:table-cell>
          <table:table-cell office:value-type="float" office:value="342142" table:style-name="ce4">
            <text:p>342142</text:p>
          </table:table-cell>
          <table:table-cell office:value-type="string" table:style-name="ce3">
            <text:p>Escola Básica Martim de Freitas, 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úblico</text:p>
          </table:table-cell>
          <table:table-cell office:value-type="float" office:value="471" table:style-name="ce4">
            <text:p>471</text:p>
          </table:table-cell>
          <table:table-cell office:value-type="percentage" office:value="0.67303609341825898" table:style-name="ce21">
            <text:p>67%</text:p>
          </table:table-cell>
          <table:table-cell office:value-type="percentage" office:value="0.601717711937095" table:style-name="ce21">
            <text:p>60%</text:p>
          </table:table-cell>
          <table:table-cell office:value-type="percentage" office:value="7.1318381481163998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603511" table:style-name="ce28">
            <text:p>603511</text:p>
          </table:table-cell>
          <table:table-cell office:value-type="float" office:value="400257" table:style-name="ce4">
            <text:p>400257</text:p>
          </table:table-cell>
          <table:table-cell office:value-type="string" table:style-name="ce3">
            <text:p>Escola Secundária Infanta D. Maria, 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úblico</text:p>
          </table:table-cell>
          <table:table-cell office:value-type="float" office:value="270" table:style-name="ce4">
            <text:p>270</text:p>
          </table:table-cell>
          <table:table-cell office:value-type="percentage" office:value="0.89259259259259305" table:style-name="ce21">
            <text:p>89%</text:p>
          </table:table-cell>
          <table:table-cell office:value-type="percentage" office:value="0.80373416580488499" table:style-name="ce21">
            <text:p>80%</text:p>
          </table:table-cell>
          <table:table-cell office:value-type="percentage" office:value="8.8858426787708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603668" table:style-name="ce28">
            <text:p>603668</text:p>
          </table:table-cell>
          <table:table-cell office:value-type="float" office:value="380451" table:style-name="ce4">
            <text:p>380451</text:p>
          </table:table-cell>
          <table:table-cell office:value-type="string" table:style-name="ce3">
            <text:p>Colégio da Imaculada Conceição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rivado</text:p>
          </table:table-cell>
          <table:table-cell office:value-type="float" office:value="311" table:style-name="ce4">
            <text:p>311</text:p>
          </table:table-cell>
          <table:table-cell office:value-type="percentage" office:value="0.65594855305466204" table:style-name="ce21">
            <text:p>66%</text:p>
          </table:table-cell>
          <table:table-cell office:value-type="percentage" office:value="0.63949542114774804" table:style-name="ce21">
            <text:p>64%</text:p>
          </table:table-cell>
          <table:table-cell office:value-type="percentage" office:value="1.6453131906913901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603749" table:style-name="ce28">
            <text:p>603749</text:p>
          </table:table-cell>
          <table:table-cell office:value-type="float" office:value="345027" table:style-name="ce4">
            <text:p>345027</text:p>
          </table:table-cell>
          <table:table-cell office:value-type="string" table:style-name="ce3">
            <text:p>Escola Básica n.º 2 de Taveiro, 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úblico</text:p>
          </table:table-cell>
          <table:table-cell office:value-type="float" office:value="109" table:style-name="ce4">
            <text:p>109</text:p>
          </table:table-cell>
          <table:table-cell office:value-type="percentage" office:value="0.45871559633027498" table:style-name="ce21">
            <text:p>46%</text:p>
          </table:table-cell>
          <table:table-cell office:value-type="percentage" office:value="0.45263849390584598" table:style-name="ce21">
            <text:p>45%</text:p>
          </table:table-cell>
          <table:table-cell office:value-type="percentage" office:value="6.0771024244296304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603775" table:style-name="ce28">
            <text:p>603775</text:p>
          </table:table-cell>
          <table:table-cell office:value-type="float" office:value="341757" table:style-name="ce4">
            <text:p>341757</text:p>
          </table:table-cell>
          <table:table-cell office:value-type="string" table:style-name="ce3">
            <text:p>Escola Básica Inês de Castro, São Martinho do Bispo, 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úblico</text:p>
          </table:table-cell>
          <table:table-cell office:value-type="float" office:value="181" table:style-name="ce4">
            <text:p>181</text:p>
          </table:table-cell>
          <table:table-cell office:value-type="percentage" office:value="0.54696132596685099" table:style-name="ce21">
            <text:p>55%</text:p>
          </table:table-cell>
          <table:table-cell office:value-type="percentage" office:value="0.46757608143474899" table:style-name="ce21">
            <text:p>47%</text:p>
          </table:table-cell>
          <table:table-cell office:value-type="percentage" office:value="7.9385244532101995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603872" table:style-name="ce28">
            <text:p>603872</text:p>
          </table:table-cell>
          <table:table-cell office:value-type="float" office:value="400294" table:style-name="ce4">
            <text:p>400294</text:p>
          </table:table-cell>
          <table:table-cell office:value-type="string" table:style-name="ce3">
            <text:p>Escola Secundária José Falcão, 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úblico</text:p>
          </table:table-cell>
          <table:table-cell office:value-type="float" office:value="72" table:style-name="ce4">
            <text:p>72</text:p>
          </table:table-cell>
          <table:table-cell office:value-type="percentage" office:value="0.63888888888888895" table:style-name="ce21">
            <text:p>64%</text:p>
          </table:table-cell>
          <table:table-cell office:value-type="percentage" office:value="0.58929743441233295" table:style-name="ce21">
            <text:p>59%</text:p>
          </table:table-cell>
          <table:table-cell office:value-type="percentage" office:value="4.9591454476555497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603954" table:style-name="ce28">
            <text:p>603954</text:p>
          </table:table-cell>
          <table:table-cell office:value-type="float" office:value="500940" table:style-name="ce4">
            <text:p>500940</text:p>
          </table:table-cell>
          <table:table-cell office:value-type="string" table:style-name="ce3">
            <text:p>Colégio de S. Teotónio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rivado</text:p>
          </table:table-cell>
          <table:table-cell office:value-type="float" office:value="131" table:style-name="ce4">
            <text:p>131</text:p>
          </table:table-cell>
          <table:table-cell office:value-type="percentage" office:value="0.74809160305343503" table:style-name="ce21">
            <text:p>75%</text:p>
          </table:table-cell>
          <table:table-cell office:value-type="percentage" office:value="0.65915063185505696" table:style-name="ce21">
            <text:p>66%</text:p>
          </table:table-cell>
          <table:table-cell office:value-type="percentage" office:value="8.8940971198378599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603970" table:style-name="ce28">
            <text:p>603970</text:p>
          </table:table-cell>
          <table:table-cell office:value-type="float" office:value="341344" table:style-name="ce4">
            <text:p>341344</text:p>
          </table:table-cell>
          <table:table-cell office:value-type="string" table:style-name="ce3">
            <text:p>Escola Básica Dr.ª Maria Alice Gouveia, 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úblico</text:p>
          </table:table-cell>
          <table:table-cell office:value-type="float" office:value="311" table:style-name="ce4">
            <text:p>311</text:p>
          </table:table-cell>
          <table:table-cell office:value-type="percentage" office:value="0.57877813504823195" table:style-name="ce21">
            <text:p>58%</text:p>
          </table:table-cell>
          <table:table-cell office:value-type="percentage" office:value="0.55793960507627005" table:style-name="ce21">
            <text:p>56%</text:p>
          </table:table-cell>
          <table:table-cell office:value-type="percentage" office:value="2.0838529971961901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604908" table:style-name="ce28">
            <text:p>604908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n.º 2 de Condeixa-a-Nov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Condeixa-a-Nova</text:p>
          </table:table-cell>
          <table:table-cell office:value-type="string" table:style-name="ce3">
            <text:p>Público</text:p>
          </table:table-cell>
          <table:table-cell office:value-type="float" office:value="310" table:style-name="ce4">
            <text:p>310</text:p>
          </table:table-cell>
          <table:table-cell office:value-type="percentage" office:value="0.52258064516128999" table:style-name="ce21">
            <text:p>52%</text:p>
          </table:table-cell>
          <table:table-cell office:value-type="percentage" office:value="0.50521166138949103" table:style-name="ce21">
            <text:p>51%</text:p>
          </table:table-cell>
          <table:table-cell office:value-type="percentage" office:value="1.73689837717989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605017" table:style-name="ce28">
            <text:p>605017</text:p>
          </table:table-cell>
          <table:table-cell office:value-type="float" office:value="344989" table:style-name="ce4">
            <text:p>344989</text:p>
          </table:table-cell>
          <table:table-cell office:value-type="string" table:style-name="ce3">
            <text:p>Escola Básica Pintor Mário Augusto, Alhadas, Figueira da Foz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Figueira da Foz</text:p>
          </table:table-cell>
          <table:table-cell office:value-type="string" table:style-name="ce3">
            <text:p>Público</text:p>
          </table:table-cell>
          <table:table-cell office:value-type="float" office:value="144" table:style-name="ce4">
            <text:p>144</text:p>
          </table:table-cell>
          <table:table-cell office:value-type="percentage" office:value="0.43055555555555602" table:style-name="ce21">
            <text:p>43%</text:p>
          </table:table-cell>
          <table:table-cell office:value-type="percentage" office:value="0.42221886843198497" table:style-name="ce21">
            <text:p>42%</text:p>
          </table:table-cell>
          <table:table-cell office:value-type="percentage" office:value="8.3366871235701408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605082" table:style-name="ce28">
            <text:p>605082</text:p>
          </table:table-cell>
          <table:table-cell office:value-type="float" office:value="344990" table:style-name="ce4">
            <text:p>344990</text:p>
          </table:table-cell>
          <table:table-cell office:value-type="string" table:style-name="ce3">
            <text:p>Escola Básica Dr. Pedrosa Veríssimo, Paião, Figueira da Foz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Figueira da Foz</text:p>
          </table:table-cell>
          <table:table-cell office:value-type="string" table:style-name="ce3">
            <text:p>Público</text:p>
          </table:table-cell>
          <table:table-cell office:value-type="float" office:value="262" table:style-name="ce4">
            <text:p>262</text:p>
          </table:table-cell>
          <table:table-cell office:value-type="percentage" office:value="0.49618320610687" table:style-name="ce21">
            <text:p>50%</text:p>
          </table:table-cell>
          <table:table-cell office:value-type="percentage" office:value="0.44992740798923198" table:style-name="ce21">
            <text:p>45%</text:p>
          </table:table-cell>
          <table:table-cell office:value-type="percentage" office:value="4.6255798117638101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605247" table:style-name="ce28">
            <text:p>605247</text:p>
          </table:table-cell>
          <table:table-cell office:value-type="string" table:style-name="ce4">
            <text:p>*</text:p>
          </table:table-cell>
          <table:table-cell office:value-type="string" table:style-name="ce3">
            <text:p>Colégio de Quiaios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Figueira da Foz</text:p>
          </table:table-cell>
          <table:table-cell office:value-type="string" table:style-name="ce3">
            <text:p>Privado</text:p>
          </table:table-cell>
          <table:table-cell office:value-type="float" office:value="58" table:style-name="ce4">
            <text:p>58</text:p>
          </table:table-cell>
          <table:table-cell office:value-type="percentage" office:value="0.18965517241379301" table:style-name="ce21">
            <text:p>19%</text:p>
          </table:table-cell>
          <table:table-cell office:value-type="percentage" office:value="0.26543215588279201" table:style-name="ce21">
            <text:p>27%</text:p>
          </table:table-cell>
          <table:table-cell office:value-type="percentage" office:value="-7.5776983468998402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605296" table:style-name="ce28">
            <text:p>605296</text:p>
          </table:table-cell>
          <table:table-cell office:value-type="float" office:value="341230" table:style-name="ce4">
            <text:p>341230</text:p>
          </table:table-cell>
          <table:table-cell office:value-type="string" table:style-name="ce3">
            <text:p>Escola Básica João de Barros, Figueira da Foz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Figueira da Foz</text:p>
          </table:table-cell>
          <table:table-cell office:value-type="string" table:style-name="ce3">
            <text:p>Público</text:p>
          </table:table-cell>
          <table:table-cell office:value-type="float" office:value="289" table:style-name="ce4">
            <text:p>289</text:p>
          </table:table-cell>
          <table:table-cell office:value-type="percentage" office:value="0.64013840830449797" table:style-name="ce21">
            <text:p>64%</text:p>
          </table:table-cell>
          <table:table-cell office:value-type="percentage" office:value="0.53013832415930295" table:style-name="ce21">
            <text:p>53%</text:p>
          </table:table-cell>
          <table:table-cell office:value-type="percentage" office:value="0.11000008414519501" table:style-name="ce22">
            <text:p>11%</text:p>
          </table:table-cell>
          <table:table-cell table:number-columns-repeated="16374"/>
        </table:table-row>
        <table:table-row table:style-name="ro1">
          <table:table-cell office:value-type="float" office:value="605319" table:style-name="ce28">
            <text:p>605319</text:p>
          </table:table-cell>
          <table:table-cell office:value-type="float" office:value="401225" table:style-name="ce4">
            <text:p>401225</text:p>
          </table:table-cell>
          <table:table-cell office:value-type="string" table:style-name="ce3">
            <text:p>Escola Secundária Cristina Torres, Figueira da Foz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Figueira da Foz</text:p>
          </table:table-cell>
          <table:table-cell office:value-type="string" table:style-name="ce3">
            <text:p>Público</text:p>
          </table:table-cell>
          <table:table-cell office:value-type="float" office:value="186" table:style-name="ce4">
            <text:p>186</text:p>
          </table:table-cell>
          <table:table-cell office:value-type="percentage" office:value="0.467741935483871" table:style-name="ce21">
            <text:p>47%</text:p>
          </table:table-cell>
          <table:table-cell office:value-type="percentage" office:value="0.45649479629449002" table:style-name="ce21">
            <text:p>46%</text:p>
          </table:table-cell>
          <table:table-cell office:value-type="percentage" office:value="1.12471391893807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605390" table:style-name="ce28">
            <text:p>605390</text:p>
          </table:table-cell>
          <table:table-cell office:value-type="float" office:value="344977" table:style-name="ce4">
            <text:p>344977</text:p>
          </table:table-cell>
          <table:table-cell office:value-type="string" table:style-name="ce3">
            <text:p>Escola Básica Infante D. Pedro, Buarcos, Figueira da Foz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Figueira da Foz</text:p>
          </table:table-cell>
          <table:table-cell office:value-type="string" table:style-name="ce3">
            <text:p>Público</text:p>
          </table:table-cell>
          <table:table-cell office:value-type="float" office:value="197" table:style-name="ce4">
            <text:p>197</text:p>
          </table:table-cell>
          <table:table-cell office:value-type="percentage" office:value="0.42639593908629397" table:style-name="ce21">
            <text:p>43%</text:p>
          </table:table-cell>
          <table:table-cell office:value-type="percentage" office:value="0.39594202282927299" table:style-name="ce21">
            <text:p>40%</text:p>
          </table:table-cell>
          <table:table-cell office:value-type="percentage" office:value="3.0453916257021901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605462" table:style-name="ce28">
            <text:p>605462</text:p>
          </table:table-cell>
          <table:table-cell office:value-type="float" office:value="401470" table:style-name="ce4">
            <text:p>401470</text:p>
          </table:table-cell>
          <table:table-cell office:value-type="string" table:style-name="ce3">
            <text:p>Escola Secundária Dr. Joaquim de Carvalho, Figueira da Foz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Figueira da Foz</text:p>
          </table:table-cell>
          <table:table-cell office:value-type="string" table:style-name="ce3">
            <text:p>Público</text:p>
          </table:table-cell>
          <table:table-cell office:value-type="float" office:value="382" table:style-name="ce4">
            <text:p>382</text:p>
          </table:table-cell>
          <table:table-cell office:value-type="percentage" office:value="0.735602094240838" table:style-name="ce21">
            <text:p>74%</text:p>
          </table:table-cell>
          <table:table-cell office:value-type="percentage" office:value="0.62799813130568904" table:style-name="ce21">
            <text:p>63%</text:p>
          </table:table-cell>
          <table:table-cell office:value-type="percentage" office:value="0.107603962935149" table:style-name="ce22">
            <text:p>11%</text:p>
          </table:table-cell>
          <table:table-cell table:number-columns-repeated="16374"/>
        </table:table-row>
        <table:table-row table:style-name="ro1">
          <table:table-cell office:value-type="float" office:value="606992" table:style-name="ce28">
            <text:p>606992</text:p>
          </table:table-cell>
          <table:table-cell office:value-type="float" office:value="344965" table:style-name="ce4">
            <text:p>344965</text:p>
          </table:table-cell>
          <table:table-cell office:value-type="string" table:style-name="ce3">
            <text:p>Escola Básica de Góis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Góis</text:p>
          </table:table-cell>
          <table:table-cell office:value-type="string" table:style-name="ce3">
            <text:p>Público</text:p>
          </table:table-cell>
          <table:table-cell office:value-type="float" office:value="66" table:style-name="ce4">
            <text:p>66</text:p>
          </table:table-cell>
          <table:table-cell office:value-type="percentage" office:value="0.24242424242424199" table:style-name="ce21">
            <text:p>24%</text:p>
          </table:table-cell>
          <table:table-cell office:value-type="percentage" office:value="0.318788807180308" table:style-name="ce21">
            <text:p>32%</text:p>
          </table:table-cell>
          <table:table-cell office:value-type="percentage" office:value="-7.63645647560659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607001" table:style-name="ce28">
            <text:p>607001</text:p>
          </table:table-cell>
          <table:table-cell office:value-type="float" office:value="331107" table:style-name="ce4">
            <text:p>331107</text:p>
          </table:table-cell>
          <table:table-cell office:value-type="string" table:style-name="ce3">
            <text:p>Escola Básica n.º 1 de Lousã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Lousã</text:p>
          </table:table-cell>
          <table:table-cell office:value-type="string" table:style-name="ce3">
            <text:p>Público</text:p>
          </table:table-cell>
          <table:table-cell office:value-type="float" office:value="196" table:style-name="ce4">
            <text:p>196</text:p>
          </table:table-cell>
          <table:table-cell office:value-type="percentage" office:value="0.42857142857142899" table:style-name="ce21">
            <text:p>43%</text:p>
          </table:table-cell>
          <table:table-cell office:value-type="percentage" office:value="0.50556310312189001" table:style-name="ce21">
            <text:p>51%</text:p>
          </table:table-cell>
          <table:table-cell office:value-type="percentage" office:value="-7.6991674550461006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607473" table:style-name="ce28">
            <text:p>607473</text:p>
          </table:table-cell>
          <table:table-cell office:value-type="float" office:value="403842" table:style-name="ce4">
            <text:p>403842</text:p>
          </table:table-cell>
          <table:table-cell office:value-type="string" table:style-name="ce3">
            <text:p>Escola Secundária de Lousã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Lousã</text:p>
          </table:table-cell>
          <table:table-cell office:value-type="string" table:style-name="ce3">
            <text:p>Público</text:p>
          </table:table-cell>
          <table:table-cell office:value-type="float" office:value="257" table:style-name="ce4">
            <text:p>257</text:p>
          </table:table-cell>
          <table:table-cell office:value-type="percentage" office:value="0.439688715953307" table:style-name="ce21">
            <text:p>44%</text:p>
          </table:table-cell>
          <table:table-cell office:value-type="percentage" office:value="0.41601081531855399" table:style-name="ce21">
            <text:p>42%</text:p>
          </table:table-cell>
          <table:table-cell office:value-type="percentage" office:value="2.36779006347533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608447" table:style-name="ce28">
            <text:p>608447</text:p>
          </table:table-cell>
          <table:table-cell office:value-type="float" office:value="403830" table:style-name="ce4">
            <text:p>403830</text:p>
          </table:table-cell>
          <table:table-cell office:value-type="string" table:style-name="ce3">
            <text:p>Escola Secundária Dr.ª Maria Cândida, Mi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Mira</text:p>
          </table:table-cell>
          <table:table-cell office:value-type="string" table:style-name="ce3">
            <text:p>Público</text:p>
          </table:table-cell>
          <table:table-cell office:value-type="float" office:value="203" table:style-name="ce4">
            <text:p>203</text:p>
          </table:table-cell>
          <table:table-cell office:value-type="percentage" office:value="0.42857142857142899" table:style-name="ce21">
            <text:p>43%</text:p>
          </table:table-cell>
          <table:table-cell office:value-type="percentage" office:value="0.43916426259271801" table:style-name="ce21">
            <text:p>44%</text:p>
          </table:table-cell>
          <table:table-cell office:value-type="percentage" office:value="-1.05928340212894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609579" table:style-name="ce28">
            <text:p>609579</text:p>
          </table:table-cell>
          <table:table-cell office:value-type="float" office:value="345866" table:style-name="ce4">
            <text:p>345866</text:p>
          </table:table-cell>
          <table:table-cell office:value-type="string" table:style-name="ce3">
            <text:p>Escola Básica e Secundária José Falcão, Miranda do Corvo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Miranda do Corvo</text:p>
          </table:table-cell>
          <table:table-cell office:value-type="string" table:style-name="ce3">
            <text:p>Público</text:p>
          </table:table-cell>
          <table:table-cell office:value-type="float" office:value="222" table:style-name="ce4">
            <text:p>222</text:p>
          </table:table-cell>
          <table:table-cell office:value-type="percentage" office:value="0.58108108108108103" table:style-name="ce21">
            <text:p>58%</text:p>
          </table:table-cell>
          <table:table-cell office:value-type="percentage" office:value="0.449844409262319" table:style-name="ce21">
            <text:p>45%</text:p>
          </table:table-cell>
          <table:table-cell office:value-type="percentage" office:value="0.131236671818762" table:style-name="ce22">
            <text:p>13%</text:p>
          </table:table-cell>
          <table:table-cell table:number-columns-repeated="16374"/>
        </table:table-row>
        <table:table-row table:style-name="ro1">
          <table:table-cell office:value-type="float" office:value="609819" table:style-name="ce28">
            <text:p>609819</text:p>
          </table:table-cell>
          <table:table-cell office:value-type="float" office:value="330577" table:style-name="ce4">
            <text:p>330577</text:p>
          </table:table-cell>
          <table:table-cell office:value-type="string" table:style-name="ce3">
            <text:p>Escola Básica Professor Doutor Ferrer Correia, Senhor da Serra, Miranda do Corvo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Miranda do Corvo</text:p>
          </table:table-cell>
          <table:table-cell office:value-type="string" table:style-name="ce3">
            <text:p>Público</text:p>
          </table:table-cell>
          <table:table-cell office:value-type="float" office:value="65" table:style-name="ce4">
            <text:p>65</text:p>
          </table:table-cell>
          <table:table-cell office:value-type="percentage" office:value="0.43076923076923102" table:style-name="ce21">
            <text:p>43%</text:p>
          </table:table-cell>
          <table:table-cell office:value-type="percentage" office:value="0.30665582021913701" table:style-name="ce21">
            <text:p>31%</text:p>
          </table:table-cell>
          <table:table-cell office:value-type="percentage" office:value="0.12411341055009401" table:style-name="ce22">
            <text:p>12%</text:p>
          </table:table-cell>
          <table:table-cell table:number-columns-repeated="16374"/>
        </table:table-row>
        <table:table-row table:style-name="ro1">
          <table:table-cell office:value-type="float" office:value="610020" table:style-name="ce28">
            <text:p>610020</text:p>
          </table:table-cell>
          <table:table-cell office:value-type="float" office:value="330840" table:style-name="ce4">
            <text:p>330840</text:p>
          </table:table-cell>
          <table:table-cell office:value-type="string" table:style-name="ce3">
            <text:p>Escola Básica de Pereira, Montemor-o-Velho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Montemor-o-Velho</text:p>
          </table:table-cell>
          <table:table-cell office:value-type="string" table:style-name="ce3">
            <text:p>Público</text:p>
          </table:table-cell>
          <table:table-cell office:value-type="float" office:value="60" table:style-name="ce4">
            <text:p>60</text:p>
          </table:table-cell>
          <table:table-cell office:value-type="percentage" office:value="0.43333333333333302" table:style-name="ce21">
            <text:p>43%</text:p>
          </table:table-cell>
          <table:table-cell office:value-type="percentage" office:value="0.46538591188241901" table:style-name="ce21">
            <text:p>47%</text:p>
          </table:table-cell>
          <table:table-cell office:value-type="percentage" office:value="-3.2052578549085803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610035" table:style-name="ce28">
            <text:p>610035</text:p>
          </table:table-cell>
          <table:table-cell office:value-type="float" office:value="341216" table:style-name="ce4">
            <text:p>341216</text:p>
          </table:table-cell>
          <table:table-cell office:value-type="string" table:style-name="ce3">
            <text:p>Escola Básica Dr. José dos Santos Bessa, Carapinheira, Montemor-o-Velho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Montemor-o-Velho</text:p>
          </table:table-cell>
          <table:table-cell office:value-type="string" table:style-name="ce3">
            <text:p>Público</text:p>
          </table:table-cell>
          <table:table-cell office:value-type="float" office:value="129" table:style-name="ce4">
            <text:p>129</text:p>
          </table:table-cell>
          <table:table-cell office:value-type="percentage" office:value="0.58914728682170503" table:style-name="ce21">
            <text:p>59%</text:p>
          </table:table-cell>
          <table:table-cell office:value-type="percentage" office:value="0.47551854666946902" table:style-name="ce21">
            <text:p>48%</text:p>
          </table:table-cell>
          <table:table-cell office:value-type="percentage" office:value="0.11362874015223701" table:style-name="ce22">
            <text:p>11%</text:p>
          </table:table-cell>
          <table:table-cell table:number-columns-repeated="16374"/>
        </table:table-row>
        <table:table-row table:style-name="ro1">
          <table:table-cell office:value-type="float" office:value="610807" table:style-name="ce28">
            <text:p>610807</text:p>
          </table:table-cell>
          <table:table-cell office:value-type="float" office:value="344941" table:style-name="ce4">
            <text:p>344941</text:p>
          </table:table-cell>
          <table:table-cell office:value-type="string" table:style-name="ce3">
            <text:p>Escola Básica de Arazede, Montemor-o-Velho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Montemor-o-Velho</text:p>
          </table:table-cell>
          <table:table-cell office:value-type="string" table:style-name="ce3">
            <text:p>Público</text:p>
          </table:table-cell>
          <table:table-cell office:value-type="float" office:value="90" table:style-name="ce4">
            <text:p>90</text:p>
          </table:table-cell>
          <table:table-cell office:value-type="percentage" office:value="0.45555555555555599" table:style-name="ce21">
            <text:p>46%</text:p>
          </table:table-cell>
          <table:table-cell office:value-type="percentage" office:value="0.41533419540636701" table:style-name="ce21">
            <text:p>42%</text:p>
          </table:table-cell>
          <table:table-cell office:value-type="percentage" office:value="4.0221360149188902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610991" table:style-name="ce28">
            <text:p>610991</text:p>
          </table:table-cell>
          <table:table-cell office:value-type="float" office:value="400520" table:style-name="ce4">
            <text:p>400520</text:p>
          </table:table-cell>
          <table:table-cell office:value-type="string" table:style-name="ce3">
            <text:p>Escola Básica e Secundária de Montemor-o-Velho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Montemor-o-Velho</text:p>
          </table:table-cell>
          <table:table-cell office:value-type="string" table:style-name="ce3">
            <text:p>Público</text:p>
          </table:table-cell>
          <table:table-cell office:value-type="float" office:value="221" table:style-name="ce4">
            <text:p>221</text:p>
          </table:table-cell>
          <table:table-cell office:value-type="percentage" office:value="0.57013574660633504" table:style-name="ce21">
            <text:p>57%</text:p>
          </table:table-cell>
          <table:table-cell office:value-type="percentage" office:value="0.50917473897151899" table:style-name="ce21">
            <text:p>51%</text:p>
          </table:table-cell>
          <table:table-cell office:value-type="percentage" office:value="6.0961007634816197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611009" table:style-name="ce28">
            <text:p>611009</text:p>
          </table:table-cell>
          <table:table-cell office:value-type="float" office:value="330048" table:style-name="ce4">
            <text:p>330048</text:p>
          </table:table-cell>
          <table:table-cell office:value-type="string" table:style-name="ce3">
            <text:p>Escola Básica de Cordinha, Oliveira do Hospital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Oliveira do Hospital</text:p>
          </table:table-cell>
          <table:table-cell office:value-type="string" table:style-name="ce3">
            <text:p>Público</text:p>
          </table:table-cell>
          <table:table-cell office:value-type="float" office:value="60" table:style-name="ce4">
            <text:p>60</text:p>
          </table:table-cell>
          <table:table-cell office:value-type="percentage" office:value="0.33333333333333298" table:style-name="ce21">
            <text:p>33%</text:p>
          </table:table-cell>
          <table:table-cell office:value-type="percentage" office:value="0.36210875546218102" table:style-name="ce21">
            <text:p>36%</text:p>
          </table:table-cell>
          <table:table-cell office:value-type="percentage" office:value="-2.87754221288474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611698" table:style-name="ce28">
            <text:p>611698</text:p>
          </table:table-cell>
          <table:table-cell office:value-type="float" office:value="330851" table:style-name="ce4">
            <text:p>330851</text:p>
          </table:table-cell>
          <table:table-cell office:value-type="string" table:style-name="ce3">
            <text:p>Escola Básica de Ponte das Três Entradas, Oliveira do Hospital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Oliveira do Hospital</text:p>
          </table:table-cell>
          <table:table-cell office:value-type="string" table:style-name="ce3">
            <text:p>Público</text:p>
          </table:table-cell>
          <table:table-cell office:value-type="float" office:value="56" table:style-name="ce4">
            <text:p>56</text:p>
          </table:table-cell>
          <table:table-cell office:value-type="percentage" office:value="0.375" table:style-name="ce21">
            <text:p>38%</text:p>
          </table:table-cell>
          <table:table-cell office:value-type="percentage" office:value="0.36634767098832799" table:style-name="ce21">
            <text:p>37%</text:p>
          </table:table-cell>
          <table:table-cell office:value-type="percentage" office:value="8.6523290116718096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611850" table:style-name="ce28">
            <text:p>611850</text:p>
          </table:table-cell>
          <table:table-cell office:value-type="float" office:value="330206" table:style-name="ce4">
            <text:p>330206</text:p>
          </table:table-cell>
          <table:table-cell office:value-type="string" table:style-name="ce3">
            <text:p>Escola Básica de Lagares da Beira, Oliveira do Hospital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Oliveira do Hospital</text:p>
          </table:table-cell>
          <table:table-cell office:value-type="string" table:style-name="ce3">
            <text:p>Público</text:p>
          </table:table-cell>
          <table:table-cell office:value-type="float" office:value="61" table:style-name="ce4">
            <text:p>61</text:p>
          </table:table-cell>
          <table:table-cell office:value-type="percentage" office:value="0.34426229508196698" table:style-name="ce21">
            <text:p>34%</text:p>
          </table:table-cell>
          <table:table-cell office:value-type="percentage" office:value="0.35828275464756498" table:style-name="ce21">
            <text:p>36%</text:p>
          </table:table-cell>
          <table:table-cell office:value-type="percentage" office:value="-1.4020459565597901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611865" table:style-name="ce28">
            <text:p>611865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n.º 2 de Oliveira do Hospital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Oliveira do Hospital</text:p>
          </table:table-cell>
          <table:table-cell office:value-type="string" table:style-name="ce3">
            <text:p>Público</text:p>
          </table:table-cell>
          <table:table-cell office:value-type="float" office:value="336" table:style-name="ce4">
            <text:p>336</text:p>
          </table:table-cell>
          <table:table-cell office:value-type="percentage" office:value="0.44940476190476197" table:style-name="ce21">
            <text:p>45%</text:p>
          </table:table-cell>
          <table:table-cell office:value-type="percentage" office:value="0.493989760731256" table:style-name="ce21">
            <text:p>49%</text:p>
          </table:table-cell>
          <table:table-cell office:value-type="percentage" office:value="-4.4584998826494401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612842" table:style-name="ce28">
            <text:p>612842</text:p>
          </table:table-cell>
          <table:table-cell office:value-type="float" office:value="330190" table:style-name="ce4">
            <text:p>330190</text:p>
          </table:table-cell>
          <table:table-cell office:value-type="string" table:style-name="ce3">
            <text:p>Escola Básica e Secundária Escalada, Pampilhosa da Serr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ampilhosa da Serra</text:p>
          </table:table-cell>
          <table:table-cell office:value-type="string" table:style-name="ce3">
            <text:p>Público</text:p>
          </table:table-cell>
          <table:table-cell office:value-type="float" office:value="65" table:style-name="ce4">
            <text:p>65</text:p>
          </table:table-cell>
          <table:table-cell office:value-type="percentage" office:value="0.246153846153846" table:style-name="ce21">
            <text:p>25%</text:p>
          </table:table-cell>
          <table:table-cell office:value-type="percentage" office:value="0.32148132168640597" table:style-name="ce21">
            <text:p>32%</text:p>
          </table:table-cell>
          <table:table-cell office:value-type="percentage" office:value="-7.5327475532559404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613159" table:style-name="ce28">
            <text:p>613159</text:p>
          </table:table-cell>
          <table:table-cell office:value-type="float" office:value="403817" table:style-name="ce4">
            <text:p>403817</text:p>
          </table:table-cell>
          <table:table-cell office:value-type="string" table:style-name="ce3">
            <text:p>Escola Básica e Secundária de Penacov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enacova</text:p>
          </table:table-cell>
          <table:table-cell office:value-type="string" table:style-name="ce3">
            <text:p>Público</text:p>
          </table:table-cell>
          <table:table-cell office:value-type="float" office:value="190" table:style-name="ce4">
            <text:p>190</text:p>
          </table:table-cell>
          <table:table-cell office:value-type="percentage" office:value="0.54210526315789498" table:style-name="ce21">
            <text:p>54%</text:p>
          </table:table-cell>
          <table:table-cell office:value-type="percentage" office:value="0.45246851186278098" table:style-name="ce21">
            <text:p>45%</text:p>
          </table:table-cell>
          <table:table-cell office:value-type="percentage" office:value="8.9636751295114003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613180" table:style-name="ce28">
            <text:p>613180</text:p>
          </table:table-cell>
          <table:table-cell office:value-type="float" office:value="344928" table:style-name="ce4">
            <text:p>344928</text:p>
          </table:table-cell>
          <table:table-cell office:value-type="string" table:style-name="ce3">
            <text:p>Escola Básica de São Pedro de Alva, Penacov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enacova</text:p>
          </table:table-cell>
          <table:table-cell office:value-type="string" table:style-name="ce3">
            <text:p>Público</text:p>
          </table:table-cell>
          <table:table-cell office:value-type="float" office:value="60" table:style-name="ce4">
            <text:p>60</text:p>
          </table:table-cell>
          <table:table-cell office:value-type="percentage" office:value="0.4" table:style-name="ce21">
            <text:p>40%</text:p>
          </table:table-cell>
          <table:table-cell office:value-type="percentage" office:value="0.45151533507588498" table:style-name="ce21">
            <text:p>45%</text:p>
          </table:table-cell>
          <table:table-cell office:value-type="percentage" office:value="-5.1515335075884697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614467" table:style-name="ce28">
            <text:p>614467</text:p>
          </table:table-cell>
          <table:table-cell office:value-type="float" office:value="330085" table:style-name="ce4">
            <text:p>330085</text:p>
          </table:table-cell>
          <table:table-cell office:value-type="string" table:style-name="ce3">
            <text:p>Escola Básica Infante D. Pedro, Penel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Penela</text:p>
          </table:table-cell>
          <table:table-cell office:value-type="string" table:style-name="ce3">
            <text:p>Público</text:p>
          </table:table-cell>
          <table:table-cell office:value-type="float" office:value="111" table:style-name="ce4">
            <text:p>111</text:p>
          </table:table-cell>
          <table:table-cell office:value-type="percentage" office:value="0.51351351351351304" table:style-name="ce21">
            <text:p>51%</text:p>
          </table:table-cell>
          <table:table-cell office:value-type="percentage" office:value="0.47619949588349197" table:style-name="ce21">
            <text:p>48%</text:p>
          </table:table-cell>
          <table:table-cell office:value-type="percentage" office:value="3.7314017630021699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615304" table:style-name="ce28">
            <text:p>615304</text:p>
          </table:table-cell>
          <table:table-cell office:value-type="float" office:value="400350" table:style-name="ce4">
            <text:p>400350</text:p>
          </table:table-cell>
          <table:table-cell office:value-type="string" table:style-name="ce3">
            <text:p>Escola Básica e Secundária Martinho Árias, Soure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Soure</text:p>
          </table:table-cell>
          <table:table-cell office:value-type="string" table:style-name="ce3">
            <text:p>Público</text:p>
          </table:table-cell>
          <table:table-cell office:value-type="float" office:value="233" table:style-name="ce4">
            <text:p>233</text:p>
          </table:table-cell>
          <table:table-cell office:value-type="percentage" office:value="0.49785407725321901" table:style-name="ce21">
            <text:p>50%</text:p>
          </table:table-cell>
          <table:table-cell office:value-type="percentage" office:value="0.43156688874029397" table:style-name="ce21">
            <text:p>43%</text:p>
          </table:table-cell>
          <table:table-cell office:value-type="percentage" office:value="6.6287188512925102E-2" table:style-name="ce22">
            <text:p>7%</text:p>
          </table:table-cell>
          <table:table-cell table:number-columns-repeated="16374"/>
        </table:table-row>
        <table:table-row table:style-name="ro1">
          <table:table-cell office:value-type="float" office:value="615733" table:style-name="ce28">
            <text:p>615733</text:p>
          </table:table-cell>
          <table:table-cell office:value-type="float" office:value="380736" table:style-name="ce4">
            <text:p>380736</text:p>
          </table:table-cell>
          <table:table-cell office:value-type="string" table:style-name="ce3">
            <text:p>Instituto "Pedro Hispano"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Soure</text:p>
          </table:table-cell>
          <table:table-cell office:value-type="string" table:style-name="ce3">
            <text:p>Privado</text:p>
          </table:table-cell>
          <table:table-cell office:value-type="float" office:value="145" table:style-name="ce4">
            <text:p>145</text:p>
          </table:table-cell>
          <table:table-cell office:value-type="percentage" office:value="0.48275862068965503" table:style-name="ce21">
            <text:p>48%</text:p>
          </table:table-cell>
          <table:table-cell office:value-type="percentage" office:value="0.52031478474954096" table:style-name="ce21">
            <text:p>52%</text:p>
          </table:table-cell>
          <table:table-cell office:value-type="percentage" office:value="-3.7556164059885398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616029" table:style-name="ce28">
            <text:p>616029</text:p>
          </table:table-cell>
          <table:table-cell office:value-type="float" office:value="330863" table:style-name="ce4">
            <text:p>330863</text:p>
          </table:table-cell>
          <table:table-cell office:value-type="string" table:style-name="ce3">
            <text:p>Escola Básica Margarida Fierro Caeiro da Matta, Midões, Tábu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Tábua</text:p>
          </table:table-cell>
          <table:table-cell office:value-type="string" table:style-name="ce3">
            <text:p>Público</text:p>
          </table:table-cell>
          <table:table-cell office:value-type="float" office:value="62" table:style-name="ce4">
            <text:p>62</text:p>
          </table:table-cell>
          <table:table-cell office:value-type="percentage" office:value="0.35483870967741898" table:style-name="ce21">
            <text:p>35%</text:p>
          </table:table-cell>
          <table:table-cell office:value-type="percentage" office:value="0.271194006518654" table:style-name="ce21">
            <text:p>27%</text:p>
          </table:table-cell>
          <table:table-cell office:value-type="percentage" office:value="8.3644703158765002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616943" table:style-name="ce28">
            <text:p>616943</text:p>
          </table:table-cell>
          <table:table-cell office:value-type="float" office:value="403647" table:style-name="ce4">
            <text:p>403647</text:p>
          </table:table-cell>
          <table:table-cell office:value-type="string" table:style-name="ce3">
            <text:p>Escola Secundária de Tábua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Tábua</text:p>
          </table:table-cell>
          <table:table-cell office:value-type="string" table:style-name="ce3">
            <text:p>Público</text:p>
          </table:table-cell>
          <table:table-cell office:value-type="float" office:value="238" table:style-name="ce4">
            <text:p>238</text:p>
          </table:table-cell>
          <table:table-cell office:value-type="percentage" office:value="0.34873949579831898" table:style-name="ce21">
            <text:p>35%</text:p>
          </table:table-cell>
          <table:table-cell office:value-type="percentage" office:value="0.37151242163992199" table:style-name="ce21">
            <text:p>37%</text:p>
          </table:table-cell>
          <table:table-cell office:value-type="percentage" office:value="-2.27729258416027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617192" table:style-name="ce28">
            <text:p>617192</text:p>
          </table:table-cell>
          <table:table-cell office:value-type="float" office:value="345751" table:style-name="ce4">
            <text:p>345751</text:p>
          </table:table-cell>
          <table:table-cell office:value-type="string" table:style-name="ce3">
            <text:p>Escola Básica e Secundária Dr. Daniel de Matos, Vila Nova de Poiares</text:p>
          </table:table-cell>
          <table:table-cell office:value-type="string" table:style-name="ce3">
            <text:p>Coimbra</text:p>
          </table:table-cell>
          <table:table-cell office:value-type="string" table:style-name="ce3">
            <text:p>Vila Nova de Poiares</text:p>
          </table:table-cell>
          <table:table-cell office:value-type="string" table:style-name="ce3">
            <text:p>Público</text:p>
          </table:table-cell>
          <table:table-cell office:value-type="float" office:value="196" table:style-name="ce4">
            <text:p>196</text:p>
          </table:table-cell>
          <table:table-cell office:value-type="percentage" office:value="0.44897959183673503" table:style-name="ce21">
            <text:p>45%</text:p>
          </table:table-cell>
          <table:table-cell office:value-type="percentage" office:value="0.409509844550978" table:style-name="ce21">
            <text:p>41%</text:p>
          </table:table-cell>
          <table:table-cell office:value-type="percentage" office:value="3.94697472857563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701167" table:style-name="ce28">
            <text:p>701167</text:p>
          </table:table-cell>
          <table:table-cell office:value-type="float" office:value="330474" table:style-name="ce4">
            <text:p>330474</text:p>
          </table:table-cell>
          <table:table-cell office:value-type="string" table:style-name="ce3">
            <text:p>Escola Básica Diogo Lopes Sequeira, Alandroal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Alandroal</text:p>
          </table:table-cell>
          <table:table-cell office:value-type="string" table:style-name="ce3">
            <text:p>Público</text:p>
          </table:table-cell>
          <table:table-cell office:value-type="float" office:value="100" table:style-name="ce4">
            <text:p>100</text:p>
          </table:table-cell>
          <table:table-cell office:value-type="percentage" office:value="0.41" table:style-name="ce21">
            <text:p>41%</text:p>
          </table:table-cell>
          <table:table-cell office:value-type="percentage" office:value="0.427183909551833" table:style-name="ce21">
            <text:p>43%</text:p>
          </table:table-cell>
          <table:table-cell office:value-type="percentage" office:value="-1.718390955183260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702889" table:style-name="ce28">
            <text:p>702889</text:p>
          </table:table-cell>
          <table:table-cell office:value-type="float" office:value="345738" table:style-name="ce4">
            <text:p>345738</text:p>
          </table:table-cell>
          <table:table-cell office:value-type="string" table:style-name="ce3">
            <text:p>Escola Básica e Secundária Cunha Rivara, Arraiolos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Arraiolos</text:p>
          </table:table-cell>
          <table:table-cell office:value-type="string" table:style-name="ce3">
            <text:p>Público</text:p>
          </table:table-cell>
          <table:table-cell office:value-type="float" office:value="147" table:style-name="ce4">
            <text:p>147</text:p>
          </table:table-cell>
          <table:table-cell office:value-type="percentage" office:value="0.46258503401360501" table:style-name="ce21">
            <text:p>46%</text:p>
          </table:table-cell>
          <table:table-cell office:value-type="percentage" office:value="0.43157708319735599" table:style-name="ce21">
            <text:p>43%</text:p>
          </table:table-cell>
          <table:table-cell office:value-type="percentage" office:value="3.1007950816249401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703591" table:style-name="ce28">
            <text:p>703591</text:p>
          </table:table-cell>
          <table:table-cell office:value-type="float" office:value="342476" table:style-name="ce4">
            <text:p>342476</text:p>
          </table:table-cell>
          <table:table-cell office:value-type="string" table:style-name="ce3">
            <text:p>Escola Básica Padre Bento Pereira, Borba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Borba</text:p>
          </table:table-cell>
          <table:table-cell office:value-type="string" table:style-name="ce3">
            <text:p>Público</text:p>
          </table:table-cell>
          <table:table-cell office:value-type="float" office:value="150" table:style-name="ce4">
            <text:p>150</text:p>
          </table:table-cell>
          <table:table-cell office:value-type="percentage" office:value="0.43333333333333302" table:style-name="ce21">
            <text:p>43%</text:p>
          </table:table-cell>
          <table:table-cell office:value-type="percentage" office:value="0.43577226600972002" table:style-name="ce21">
            <text:p>44%</text:p>
          </table:table-cell>
          <table:table-cell office:value-type="percentage" office:value="-2.4389326763869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704665" table:style-name="ce28">
            <text:p>704665</text:p>
          </table:table-cell>
          <table:table-cell office:value-type="float" office:value="402643" table:style-name="ce4">
            <text:p>402643</text:p>
          </table:table-cell>
          <table:table-cell office:value-type="string" table:style-name="ce3">
            <text:p>Escola Secundária Rainha Santa Isabel, Estremoz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Estremoz</text:p>
          </table:table-cell>
          <table:table-cell office:value-type="string" table:style-name="ce3">
            <text:p>Público</text:p>
          </table:table-cell>
          <table:table-cell office:value-type="float" office:value="182" table:style-name="ce4">
            <text:p>182</text:p>
          </table:table-cell>
          <table:table-cell office:value-type="percentage" office:value="0.50549450549450503" table:style-name="ce21">
            <text:p>51%</text:p>
          </table:table-cell>
          <table:table-cell office:value-type="percentage" office:value="0.47061791009924597" table:style-name="ce21">
            <text:p>47%</text:p>
          </table:table-cell>
          <table:table-cell office:value-type="percentage" office:value="3.4876595395259599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704719" table:style-name="ce28">
            <text:p>704719</text:p>
          </table:table-cell>
          <table:table-cell office:value-type="float" office:value="343109" table:style-name="ce4">
            <text:p>343109</text:p>
          </table:table-cell>
          <table:table-cell office:value-type="string" table:style-name="ce3">
            <text:p>Escola Básica Sebastião da Gama, Estremoz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Estremoz</text:p>
          </table:table-cell>
          <table:table-cell office:value-type="string" table:style-name="ce3">
            <text:p>Público</text:p>
          </table:table-cell>
          <table:table-cell office:value-type="float" office:value="115" table:style-name="ce4">
            <text:p>115</text:p>
          </table:table-cell>
          <table:table-cell office:value-type="percentage" office:value="0.46086956521739098" table:style-name="ce21">
            <text:p>46%</text:p>
          </table:table-cell>
          <table:table-cell office:value-type="percentage" office:value="0.35675726415749098" table:style-name="ce21">
            <text:p>36%</text:p>
          </table:table-cell>
          <table:table-cell office:value-type="percentage" office:value="0.10411230105990001" table:style-name="ce22">
            <text:p>10%</text:p>
          </table:table-cell>
          <table:table-cell table:number-columns-repeated="16374"/>
        </table:table-row>
        <table:table-row table:style-name="ro1">
          <table:table-cell office:value-type="float" office:value="705009" table:style-name="ce28">
            <text:p>705009</text:p>
          </table:table-cell>
          <table:table-cell office:value-type="float" office:value="343456" table:style-name="ce4">
            <text:p>343456</text:p>
          </table:table-cell>
          <table:table-cell office:value-type="string" table:style-name="ce3">
            <text:p>Escola Básica Conde de Vilalva, Évora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Público</text:p>
          </table:table-cell>
          <table:table-cell office:value-type="float" office:value="310" table:style-name="ce4">
            <text:p>310</text:p>
          </table:table-cell>
          <table:table-cell office:value-type="percentage" office:value="0.43548387096774199" table:style-name="ce21">
            <text:p>44%</text:p>
          </table:table-cell>
          <table:table-cell office:value-type="percentage" office:value="0.45275155037431303" table:style-name="ce21">
            <text:p>45%</text:p>
          </table:table-cell>
          <table:table-cell office:value-type="percentage" office:value="-1.72676794065709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705209" table:style-name="ce28">
            <text:p>705209</text:p>
          </table:table-cell>
          <table:table-cell office:value-type="float" office:value="402795" table:style-name="ce4">
            <text:p>402795</text:p>
          </table:table-cell>
          <table:table-cell office:value-type="string" table:style-name="ce3">
            <text:p>Escola Secundária Severim de Faria, Évora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Público</text:p>
          </table:table-cell>
          <table:table-cell office:value-type="float" office:value="305" table:style-name="ce4">
            <text:p>305</text:p>
          </table:table-cell>
          <table:table-cell office:value-type="percentage" office:value="0.55737704918032804" table:style-name="ce21">
            <text:p>56%</text:p>
          </table:table-cell>
          <table:table-cell office:value-type="percentage" office:value="0.53051203523879598" table:style-name="ce21">
            <text:p>53%</text:p>
          </table:table-cell>
          <table:table-cell office:value-type="percentage" office:value="2.6865013941532401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705306" table:style-name="ce28">
            <text:p>705306</text:p>
          </table:table-cell>
          <table:table-cell office:value-type="float" office:value="330929" table:style-name="ce4">
            <text:p>330929</text:p>
          </table:table-cell>
          <table:table-cell office:value-type="string" table:style-name="ce3">
            <text:p>Escola Básica Manuel Ferreira Patrício, Évora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Público</text:p>
          </table:table-cell>
          <table:table-cell office:value-type="float" office:value="182" table:style-name="ce4">
            <text:p>182</text:p>
          </table:table-cell>
          <table:table-cell office:value-type="percentage" office:value="0.32967032967033" table:style-name="ce21">
            <text:p>33%</text:p>
          </table:table-cell>
          <table:table-cell office:value-type="percentage" office:value="0.38700404361721702" table:style-name="ce21">
            <text:p>39%</text:p>
          </table:table-cell>
          <table:table-cell office:value-type="percentage" office:value="-5.7333713946887598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705389" table:style-name="ce28">
            <text:p>705389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André de Resende, Évora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Público</text:p>
          </table:table-cell>
          <table:table-cell office:value-type="float" office:value="380" table:style-name="ce4">
            <text:p>380</text:p>
          </table:table-cell>
          <table:table-cell office:value-type="percentage" office:value="0.576315789473684" table:style-name="ce21">
            <text:p>58%</text:p>
          </table:table-cell>
          <table:table-cell office:value-type="percentage" office:value="0.487495547014484" table:style-name="ce21">
            <text:p>49%</text:p>
          </table:table-cell>
          <table:table-cell office:value-type="percentage" office:value="8.8820242459200296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705644" table:style-name="ce28">
            <text:p>705644</text:p>
          </table:table-cell>
          <table:table-cell office:value-type="float" office:value="343020" table:style-name="ce4">
            <text:p>343020</text:p>
          </table:table-cell>
          <table:table-cell office:value-type="string" table:style-name="ce3">
            <text:p>Escola Básica de Santa Clara, Évora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Público</text:p>
          </table:table-cell>
          <table:table-cell office:value-type="float" office:value="178" table:style-name="ce4">
            <text:p>178</text:p>
          </table:table-cell>
          <table:table-cell office:value-type="percentage" office:value="0.47752808988764001" table:style-name="ce21">
            <text:p>48%</text:p>
          </table:table-cell>
          <table:table-cell office:value-type="percentage" office:value="0.42993401025533701" table:style-name="ce21">
            <text:p>43%</text:p>
          </table:table-cell>
          <table:table-cell office:value-type="percentage" office:value="4.7594079632303603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705740" table:style-name="ce28">
            <text:p>705740</text:p>
          </table:table-cell>
          <table:table-cell office:value-type="float" office:value="380640" table:style-name="ce4">
            <text:p>380640</text:p>
          </table:table-cell>
          <table:table-cell office:value-type="string" table:style-name="ce3">
            <text:p>Os Salesianos - Colégio de Évora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Privado</text:p>
          </table:table-cell>
          <table:table-cell office:value-type="float" office:value="147" table:style-name="ce4">
            <text:p>147</text:p>
          </table:table-cell>
          <table:table-cell office:value-type="percentage" office:value="0.78911564625850295" table:style-name="ce21">
            <text:p>79%</text:p>
          </table:table-cell>
          <table:table-cell office:value-type="percentage" office:value="0.78103831737037099" table:style-name="ce21">
            <text:p>78%</text:p>
          </table:table-cell>
          <table:table-cell office:value-type="percentage" office:value="8.0773288881318597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706800" table:style-name="ce28">
            <text:p>706800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São João de Deus, Montemor-o-Novo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Montemor-o-Novo</text:p>
          </table:table-cell>
          <table:table-cell office:value-type="string" table:style-name="ce3">
            <text:p>Público</text:p>
          </table:table-cell>
          <table:table-cell office:value-type="float" office:value="359" table:style-name="ce4">
            <text:p>359</text:p>
          </table:table-cell>
          <table:table-cell office:value-type="percentage" office:value="0.437325905292479" table:style-name="ce21">
            <text:p>44%</text:p>
          </table:table-cell>
          <table:table-cell office:value-type="percentage" office:value="0.40058369207005201" table:style-name="ce21">
            <text:p>40%</text:p>
          </table:table-cell>
          <table:table-cell office:value-type="percentage" office:value="3.6742213222427399E-2" table:style-name="ce22">
            <text:p>4%</text:p>
          </table:table-cell>
          <table:table-cell table:number-columns-repeated="16374"/>
        </table:table-row>
        <table:table-row table:style-name="ro1">
          <table:table-cell office:value-type="float" office:value="707735" table:style-name="ce28">
            <text:p>707735</text:p>
          </table:table-cell>
          <table:table-cell office:value-type="float" office:value="346410" table:style-name="ce4">
            <text:p>346410</text:p>
          </table:table-cell>
          <table:table-cell office:value-type="string" table:style-name="ce3">
            <text:p>Escola Básica e Secundária de Mora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Mora</text:p>
          </table:table-cell>
          <table:table-cell office:value-type="string" table:style-name="ce3">
            <text:p>Público</text:p>
          </table:table-cell>
          <table:table-cell office:value-type="float" office:value="93" table:style-name="ce4">
            <text:p>93</text:p>
          </table:table-cell>
          <table:table-cell office:value-type="percentage" office:value="0.25806451612903197" table:style-name="ce21">
            <text:p>26%</text:p>
          </table:table-cell>
          <table:table-cell office:value-type="percentage" office:value="0.32744606207902299" table:style-name="ce21">
            <text:p>33%</text:p>
          </table:table-cell>
          <table:table-cell office:value-type="percentage" office:value="-6.9381545949990395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708504" table:style-name="ce28">
            <text:p>708504</text:p>
          </table:table-cell>
          <table:table-cell office:value-type="float" office:value="330632" table:style-name="ce4">
            <text:p>330632</text:p>
          </table:table-cell>
          <table:table-cell office:value-type="string" table:style-name="ce3">
            <text:p>Escola Básica de Mourão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Mourão</text:p>
          </table:table-cell>
          <table:table-cell office:value-type="string" table:style-name="ce3">
            <text:p>Público</text:p>
          </table:table-cell>
          <table:table-cell office:value-type="float" office:value="62" table:style-name="ce4">
            <text:p>62</text:p>
          </table:table-cell>
          <table:table-cell office:value-type="percentage" office:value="0.19354838709677399" table:style-name="ce21">
            <text:p>19%</text:p>
          </table:table-cell>
          <table:table-cell office:value-type="percentage" office:value="0.288052858780601" table:style-name="ce21">
            <text:p>29%</text:p>
          </table:table-cell>
          <table:table-cell office:value-type="percentage" office:value="-9.4504471683827196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709026" table:style-name="ce28">
            <text:p>709026</text:p>
          </table:table-cell>
          <table:table-cell office:value-type="float" office:value="340765" table:style-name="ce4">
            <text:p>340765</text:p>
          </table:table-cell>
          <table:table-cell office:value-type="string" table:style-name="ce3">
            <text:p>Escola Básica e Secundária D. João de Portel, Portel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Portel</text:p>
          </table:table-cell>
          <table:table-cell office:value-type="string" table:style-name="ce3">
            <text:p>Público</text:p>
          </table:table-cell>
          <table:table-cell office:value-type="float" office:value="125" table:style-name="ce4">
            <text:p>125</text:p>
          </table:table-cell>
          <table:table-cell office:value-type="percentage" office:value="0.29599999999999999" table:style-name="ce21">
            <text:p>30%</text:p>
          </table:table-cell>
          <table:table-cell office:value-type="percentage" office:value="0.33180496816289501" table:style-name="ce21">
            <text:p>33%</text:p>
          </table:table-cell>
          <table:table-cell office:value-type="percentage" office:value="-3.5804968162895197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710605" table:style-name="ce28">
            <text:p>710605</text:p>
          </table:table-cell>
          <table:table-cell office:value-type="float" office:value="345775" table:style-name="ce4">
            <text:p>345775</text:p>
          </table:table-cell>
          <table:table-cell office:value-type="string" table:style-name="ce3">
            <text:p>Escola Básica e Secundária Dr. Hernâni Cidade, Redondo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Redondo</text:p>
          </table:table-cell>
          <table:table-cell office:value-type="string" table:style-name="ce3">
            <text:p>Público</text:p>
          </table:table-cell>
          <table:table-cell office:value-type="float" office:value="143" table:style-name="ce4">
            <text:p>143</text:p>
          </table:table-cell>
          <table:table-cell office:value-type="percentage" office:value="0.41258741258741299" table:style-name="ce21">
            <text:p>41%</text:p>
          </table:table-cell>
          <table:table-cell office:value-type="percentage" office:value="0.43223762979463098" table:style-name="ce21">
            <text:p>43%</text:p>
          </table:table-cell>
          <table:table-cell office:value-type="percentage" office:value="-1.965021720721800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711254" table:style-name="ce28">
            <text:p>711254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António Gião, Reguengos de Monsaraz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Reguengos de Monsaraz</text:p>
          </table:table-cell>
          <table:table-cell office:value-type="string" table:style-name="ce3">
            <text:p>Público</text:p>
          </table:table-cell>
          <table:table-cell office:value-type="float" office:value="310" table:style-name="ce4">
            <text:p>310</text:p>
          </table:table-cell>
          <table:table-cell office:value-type="percentage" office:value="0.38387096774193502" table:style-name="ce21">
            <text:p>38%</text:p>
          </table:table-cell>
          <table:table-cell office:value-type="percentage" office:value="0.42146533043221501" table:style-name="ce21">
            <text:p>42%</text:p>
          </table:table-cell>
          <table:table-cell office:value-type="percentage" office:value="-3.7594362690279402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712269" table:style-name="ce28">
            <text:p>712269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n.º 1 de Vendas Novas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Vendas Novas</text:p>
          </table:table-cell>
          <table:table-cell office:value-type="string" table:style-name="ce3">
            <text:p>Público</text:p>
          </table:table-cell>
          <table:table-cell office:value-type="float" office:value="280" table:style-name="ce4">
            <text:p>280</text:p>
          </table:table-cell>
          <table:table-cell office:value-type="percentage" office:value="0.28571428571428598" table:style-name="ce21">
            <text:p>29%</text:p>
          </table:table-cell>
          <table:table-cell office:value-type="percentage" office:value="0.38930182343266401" table:style-name="ce21">
            <text:p>39%</text:p>
          </table:table-cell>
          <table:table-cell office:value-type="percentage" office:value="-0.103587537718378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713124" table:style-name="ce28">
            <text:p>713124</text:p>
          </table:table-cell>
          <table:table-cell office:value-type="float" office:value="330620" table:style-name="ce4">
            <text:p>330620</text:p>
          </table:table-cell>
          <table:table-cell office:value-type="string" table:style-name="ce3">
            <text:p>Escola Básica de Alcáçovas, Viana do Alentejo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Viana do Alentejo</text:p>
          </table:table-cell>
          <table:table-cell office:value-type="string" table:style-name="ce3">
            <text:p>Público</text:p>
          </table:table-cell>
          <table:table-cell office:value-type="float" office:value="61" table:style-name="ce4">
            <text:p>61</text:p>
          </table:table-cell>
          <table:table-cell office:value-type="percentage" office:value="0.36065573770491799" table:style-name="ce21">
            <text:p>36%</text:p>
          </table:table-cell>
          <table:table-cell office:value-type="percentage" office:value="0.41754187798047399" table:style-name="ce21">
            <text:p>42%</text:p>
          </table:table-cell>
          <table:table-cell office:value-type="percentage" office:value="-5.6886140275555601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713804" table:style-name="ce28">
            <text:p>713804</text:p>
          </table:table-cell>
          <table:table-cell office:value-type="float" office:value="345787" table:style-name="ce4">
            <text:p>345787</text:p>
          </table:table-cell>
          <table:table-cell office:value-type="string" table:style-name="ce3">
            <text:p>Escola Básica e Secundária Dr. Isidoro de Sousa, Viana do Alentejo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Viana do Alentejo</text:p>
          </table:table-cell>
          <table:table-cell office:value-type="string" table:style-name="ce3">
            <text:p>Público</text:p>
          </table:table-cell>
          <table:table-cell office:value-type="float" office:value="104" table:style-name="ce4">
            <text:p>104</text:p>
          </table:table-cell>
          <table:table-cell office:value-type="percentage" office:value="0.38461538461538503" table:style-name="ce21">
            <text:p>38%</text:p>
          </table:table-cell>
          <table:table-cell office:value-type="percentage" office:value="0.38568872338654198" table:style-name="ce21">
            <text:p>39%</text:p>
          </table:table-cell>
          <table:table-cell office:value-type="percentage" office:value="-1.0733387711569201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714317" table:style-name="ce28">
            <text:p>714317</text:p>
          </table:table-cell>
          <table:table-cell office:value-type="float" office:value="401900" table:style-name="ce4">
            <text:p>401900</text:p>
          </table:table-cell>
          <table:table-cell office:value-type="string" table:style-name="ce3">
            <text:p>Escola Secundária Públia Hortênsia de Castro, Vila Viçosa</text:p>
          </table:table-cell>
          <table:table-cell office:value-type="string" table:style-name="ce3">
            <text:p>Évora</text:p>
          </table:table-cell>
          <table:table-cell office:value-type="string" table:style-name="ce3">
            <text:p>Vila Viçosa</text:p>
          </table:table-cell>
          <table:table-cell office:value-type="string" table:style-name="ce3">
            <text:p>Público</text:p>
          </table:table-cell>
          <table:table-cell office:value-type="float" office:value="216" table:style-name="ce4">
            <text:p>216</text:p>
          </table:table-cell>
          <table:table-cell office:value-type="percentage" office:value="0.36111111111111099" table:style-name="ce21">
            <text:p>36%</text:p>
          </table:table-cell>
          <table:table-cell office:value-type="percentage" office:value="0.47854529626401898" table:style-name="ce21">
            <text:p>48%</text:p>
          </table:table-cell>
          <table:table-cell office:value-type="percentage" office:value="-0.117434185152908" table:style-name="ce22">
            <text:p>-12%</text:p>
          </table:table-cell>
          <table:table-cell table:number-columns-repeated="16374"/>
        </table:table-row>
        <table:table-row table:style-name="ro1">
          <table:table-cell office:value-type="float" office:value="801001" table:style-name="ce28">
            <text:p>801001</text:p>
          </table:table-cell>
          <table:table-cell office:value-type="float" office:value="310499" table:style-name="ce4">
            <text:p>310499</text:p>
          </table:table-cell>
          <table:table-cell office:value-type="string" table:style-name="ce3">
            <text:p>Escola Básica da Guia, Albufeira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Albufeira</text:p>
          </table:table-cell>
          <table:table-cell office:value-type="string" table:style-name="ce3">
            <text:p>Público</text:p>
          </table:table-cell>
          <table:table-cell office:value-type="float" office:value="140" table:style-name="ce4">
            <text:p>140</text:p>
          </table:table-cell>
          <table:table-cell office:value-type="percentage" office:value="0.28571428571428598" table:style-name="ce21">
            <text:p>29%</text:p>
          </table:table-cell>
          <table:table-cell office:value-type="percentage" office:value="0.326153997840615" table:style-name="ce21">
            <text:p>33%</text:p>
          </table:table-cell>
          <table:table-cell office:value-type="percentage" office:value="-4.0439712126329699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801532" table:style-name="ce28">
            <text:p>801532</text:p>
          </table:table-cell>
          <table:table-cell office:value-type="float" office:value="340066" table:style-name="ce4">
            <text:p>340066</text:p>
          </table:table-cell>
          <table:table-cell office:value-type="string" table:style-name="ce3">
            <text:p>Escola Básica Prof.ª Diamantina Negrão, Albufeira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Albufeira</text:p>
          </table:table-cell>
          <table:table-cell office:value-type="string" table:style-name="ce3">
            <text:p>Público</text:p>
          </table:table-cell>
          <table:table-cell office:value-type="float" office:value="220" table:style-name="ce4">
            <text:p>220</text:p>
          </table:table-cell>
          <table:table-cell office:value-type="percentage" office:value="0.395454545454545" table:style-name="ce21">
            <text:p>40%</text:p>
          </table:table-cell>
          <table:table-cell office:value-type="percentage" office:value="0.40364715274171198" table:style-name="ce21">
            <text:p>40%</text:p>
          </table:table-cell>
          <table:table-cell office:value-type="percentage" office:value="-8.1926072871666908E-3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801587" table:style-name="ce28">
            <text:p>801587</text:p>
          </table:table-cell>
          <table:table-cell office:value-type="float" office:value="346883" table:style-name="ce4">
            <text:p>346883</text:p>
          </table:table-cell>
          <table:table-cell office:value-type="string" table:style-name="ce3">
            <text:p>Escola Básica e Secundária de Albufeira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Albufeira</text:p>
          </table:table-cell>
          <table:table-cell office:value-type="string" table:style-name="ce3">
            <text:p>Público</text:p>
          </table:table-cell>
          <table:table-cell office:value-type="float" office:value="199" table:style-name="ce4">
            <text:p>199</text:p>
          </table:table-cell>
          <table:table-cell office:value-type="percentage" office:value="0.31155778894472402" table:style-name="ce21">
            <text:p>31%</text:p>
          </table:table-cell>
          <table:table-cell office:value-type="percentage" office:value="0.32993697057774901" table:style-name="ce21">
            <text:p>33%</text:p>
          </table:table-cell>
          <table:table-cell office:value-type="percentage" office:value="-1.837918163302540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801596" table:style-name="ce28">
            <text:p>801596</text:p>
          </table:table-cell>
          <table:table-cell office:value-type="float" office:value="344898" table:style-name="ce4">
            <text:p>344898</text:p>
          </table:table-cell>
          <table:table-cell office:value-type="string" table:style-name="ce3">
            <text:p>Escola Básica de Ferreiras, Albufeira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Albufeira</text:p>
          </table:table-cell>
          <table:table-cell office:value-type="string" table:style-name="ce3">
            <text:p>Público</text:p>
          </table:table-cell>
          <table:table-cell office:value-type="float" office:value="159" table:style-name="ce4">
            <text:p>159</text:p>
          </table:table-cell>
          <table:table-cell office:value-type="percentage" office:value="0.26415094339622602" table:style-name="ce21">
            <text:p>26%</text:p>
          </table:table-cell>
          <table:table-cell office:value-type="percentage" office:value="0.29028081341782003" table:style-name="ce21">
            <text:p>29%</text:p>
          </table:table-cell>
          <table:table-cell office:value-type="percentage" office:value="-2.61298700215933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801667" table:style-name="ce28">
            <text:p>801667</text:p>
          </table:table-cell>
          <table:table-cell office:value-type="float" office:value="340868" table:style-name="ce4">
            <text:p>340868</text:p>
          </table:table-cell>
          <table:table-cell office:value-type="string" table:style-name="ce3">
            <text:p>Escola Básica D. Martim Fernandes, Albufeira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Albufeira</text:p>
          </table:table-cell>
          <table:table-cell office:value-type="string" table:style-name="ce3">
            <text:p>Público</text:p>
          </table:table-cell>
          <table:table-cell office:value-type="float" office:value="198" table:style-name="ce4">
            <text:p>198</text:p>
          </table:table-cell>
          <table:table-cell office:value-type="percentage" office:value="0.48989898989899" table:style-name="ce21">
            <text:p>49%</text:p>
          </table:table-cell>
          <table:table-cell office:value-type="percentage" office:value="0.47387755790708502" table:style-name="ce21">
            <text:p>47%</text:p>
          </table:table-cell>
          <table:table-cell office:value-type="percentage" office:value="1.6021431991904801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801790" table:style-name="ce28">
            <text:p>801790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r. Francisco Cabrita, Albufeira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Albufeira</text:p>
          </table:table-cell>
          <table:table-cell office:value-type="string" table:style-name="ce3">
            <text:p>Público</text:p>
          </table:table-cell>
          <table:table-cell office:value-type="float" office:value="254" table:style-name="ce4">
            <text:p>254</text:p>
          </table:table-cell>
          <table:table-cell office:value-type="percentage" office:value="0.33464566929133899" table:style-name="ce21">
            <text:p>33%</text:p>
          </table:table-cell>
          <table:table-cell office:value-type="percentage" office:value="0.41753166650117801" table:style-name="ce21">
            <text:p>42%</text:p>
          </table:table-cell>
          <table:table-cell office:value-type="percentage" office:value="-8.2885997209839593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801888" table:style-name="ce28">
            <text:p>801888</text:p>
          </table:table-cell>
          <table:table-cell office:value-type="float" office:value="330917" table:style-name="ce4">
            <text:p>330917</text:p>
          </table:table-cell>
          <table:table-cell office:value-type="string" table:style-name="ce3">
            <text:p>Escola Básica de Paderne, Albufeira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Albufeira</text:p>
          </table:table-cell>
          <table:table-cell office:value-type="string" table:style-name="ce3">
            <text:p>Público</text:p>
          </table:table-cell>
          <table:table-cell office:value-type="float" office:value="86" table:style-name="ce4">
            <text:p>86</text:p>
          </table:table-cell>
          <table:table-cell office:value-type="percentage" office:value="0.46511627906976699" table:style-name="ce21">
            <text:p>47%</text:p>
          </table:table-cell>
          <table:table-cell office:value-type="percentage" office:value="0.37294069361899301" table:style-name="ce21">
            <text:p>37%</text:p>
          </table:table-cell>
          <table:table-cell office:value-type="percentage" office:value="9.2175585450774103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803258" table:style-name="ce28">
            <text:p>803258</text:p>
          </table:table-cell>
          <table:table-cell office:value-type="float" office:value="330905" table:style-name="ce4">
            <text:p>330905</text:p>
          </table:table-cell>
          <table:table-cell office:value-type="string" table:style-name="ce3">
            <text:p>Escola Básica de Aljezur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Aljezur</text:p>
          </table:table-cell>
          <table:table-cell office:value-type="string" table:style-name="ce3">
            <text:p>Público</text:p>
          </table:table-cell>
          <table:table-cell office:value-type="float" office:value="105" table:style-name="ce4">
            <text:p>105</text:p>
          </table:table-cell>
          <table:table-cell office:value-type="percentage" office:value="0.371428571428571" table:style-name="ce21">
            <text:p>37%</text:p>
          </table:table-cell>
          <table:table-cell office:value-type="percentage" office:value="0.38673253305183802" table:style-name="ce21">
            <text:p>39%</text:p>
          </table:table-cell>
          <table:table-cell office:value-type="percentage" office:value="-1.53039616232669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804973" table:style-name="ce28">
            <text:p>804973</text:p>
          </table:table-cell>
          <table:table-cell office:value-type="float" office:value="344862" table:style-name="ce4">
            <text:p>344862</text:p>
          </table:table-cell>
          <table:table-cell office:value-type="string" table:style-name="ce3">
            <text:p>Escola Básica de Castro Marim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Castro Marim</text:p>
          </table:table-cell>
          <table:table-cell office:value-type="string" table:style-name="ce3">
            <text:p>Público</text:p>
          </table:table-cell>
          <table:table-cell office:value-type="float" office:value="115" table:style-name="ce4">
            <text:p>115</text:p>
          </table:table-cell>
          <table:table-cell office:value-type="percentage" office:value="0.39130434782608697" table:style-name="ce21">
            <text:p>39%</text:p>
          </table:table-cell>
          <table:table-cell office:value-type="percentage" office:value="0.34340390196097698" table:style-name="ce21">
            <text:p>34%</text:p>
          </table:table-cell>
          <table:table-cell office:value-type="percentage" office:value="4.7900445865109803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805009" table:style-name="ce28">
            <text:p>805009</text:p>
          </table:table-cell>
          <table:table-cell office:value-type="float" office:value="340686" table:style-name="ce4">
            <text:p>340686</text:p>
          </table:table-cell>
          <table:table-cell office:value-type="string" table:style-name="ce3">
            <text:p>Escola Básica D. Afonso III, Far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Público</text:p>
          </table:table-cell>
          <table:table-cell office:value-type="float" office:value="267" table:style-name="ce4">
            <text:p>267</text:p>
          </table:table-cell>
          <table:table-cell office:value-type="percentage" office:value="0.35580524344569298" table:style-name="ce21">
            <text:p>36%</text:p>
          </table:table-cell>
          <table:table-cell office:value-type="percentage" office:value="0.40325274679363798" table:style-name="ce21">
            <text:p>40%</text:p>
          </table:table-cell>
          <table:table-cell office:value-type="percentage" office:value="-4.7447503347944703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805100" table:style-name="ce28">
            <text:p>805100</text:p>
          </table:table-cell>
          <table:table-cell office:value-type="float" office:value="501062" table:style-name="ce4">
            <text:p>501062</text:p>
          </table:table-cell>
          <table:table-cell office:value-type="string" table:style-name="ce3">
            <text:p>Colégio de N.ª Sr.ª do Alt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Privado</text:p>
          </table:table-cell>
          <table:table-cell office:value-type="float" office:value="76" table:style-name="ce4">
            <text:p>76</text:p>
          </table:table-cell>
          <table:table-cell office:value-type="percentage" office:value="0.93421052631578905" table:style-name="ce21">
            <text:p>93%</text:p>
          </table:table-cell>
          <table:table-cell office:value-type="percentage" office:value="0.87917153066621101" table:style-name="ce21">
            <text:p>88%</text:p>
          </table:table-cell>
          <table:table-cell office:value-type="percentage" office:value="5.5038995649578697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805415" table:style-name="ce28">
            <text:p>805415</text:p>
          </table:table-cell>
          <table:table-cell office:value-type="float" office:value="346615" table:style-name="ce4">
            <text:p>346615</text:p>
          </table:table-cell>
          <table:table-cell office:value-type="string" table:style-name="ce3">
            <text:p>Escola Básica Poeta Emiliano da Costa, Estoi, Far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Público</text:p>
          </table:table-cell>
          <table:table-cell office:value-type="float" office:value="143" table:style-name="ce4">
            <text:p>143</text:p>
          </table:table-cell>
          <table:table-cell office:value-type="percentage" office:value="0.25174825174825199" table:style-name="ce21">
            <text:p>25%</text:p>
          </table:table-cell>
          <table:table-cell office:value-type="percentage" office:value="0.33583695493816701" table:style-name="ce21">
            <text:p>34%</text:p>
          </table:table-cell>
          <table:table-cell office:value-type="percentage" office:value="-8.4088703189915306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805473" table:style-name="ce28">
            <text:p>805473</text:p>
          </table:table-cell>
          <table:table-cell office:value-type="float" office:value="344850" table:style-name="ce4">
            <text:p>344850</text:p>
          </table:table-cell>
          <table:table-cell office:value-type="string" table:style-name="ce3">
            <text:p>Escola Básica de Montenegro, Far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Público</text:p>
          </table:table-cell>
          <table:table-cell office:value-type="float" office:value="248" table:style-name="ce4">
            <text:p>248</text:p>
          </table:table-cell>
          <table:table-cell office:value-type="percentage" office:value="0.38709677419354799" table:style-name="ce21">
            <text:p>39%</text:p>
          </table:table-cell>
          <table:table-cell office:value-type="percentage" office:value="0.43914694082906902" table:style-name="ce21">
            <text:p>44%</text:p>
          </table:table-cell>
          <table:table-cell office:value-type="percentage" office:value="-5.2050166635521103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805585" table:style-name="ce28">
            <text:p>805585</text:p>
          </table:table-cell>
          <table:table-cell office:value-type="float" office:value="341435" table:style-name="ce4">
            <text:p>341435</text:p>
          </table:table-cell>
          <table:table-cell office:value-type="string" table:style-name="ce3">
            <text:p>Escola Básica Santo António, Far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Público</text:p>
          </table:table-cell>
          <table:table-cell office:value-type="float" office:value="442" table:style-name="ce4">
            <text:p>442</text:p>
          </table:table-cell>
          <table:table-cell office:value-type="percentage" office:value="0.45927601809954699" table:style-name="ce21">
            <text:p>46%</text:p>
          </table:table-cell>
          <table:table-cell office:value-type="percentage" office:value="0.47304849454604198" table:style-name="ce21">
            <text:p>47%</text:p>
          </table:table-cell>
          <table:table-cell office:value-type="percentage" office:value="-1.37724764464946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805660" table:style-name="ce28">
            <text:p>805660</text:p>
          </table:table-cell>
          <table:table-cell office:value-type="float" office:value="341198" table:style-name="ce4">
            <text:p>341198</text:p>
          </table:table-cell>
          <table:table-cell office:value-type="string" table:style-name="ce3">
            <text:p>Escola Básica Dr. José de Jesus Neves Júnior, Far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Público</text:p>
          </table:table-cell>
          <table:table-cell office:value-type="float" office:value="154" table:style-name="ce4">
            <text:p>154</text:p>
          </table:table-cell>
          <table:table-cell office:value-type="percentage" office:value="0.38961038961039002" table:style-name="ce21">
            <text:p>39%</text:p>
          </table:table-cell>
          <table:table-cell office:value-type="percentage" office:value="0.42487947722316199" table:style-name="ce21">
            <text:p>42%</text:p>
          </table:table-cell>
          <table:table-cell office:value-type="percentage" office:value="-3.5269087612772698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805823" table:style-name="ce28">
            <text:p>805823</text:p>
          </table:table-cell>
          <table:table-cell office:value-type="float" office:value="341186" table:style-name="ce4">
            <text:p>341186</text:p>
          </table:table-cell>
          <table:table-cell office:value-type="string" table:style-name="ce3">
            <text:p>Escola Básica Dr. Joaquim Rocha Peixoto Magalhães, Far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Público</text:p>
          </table:table-cell>
          <table:table-cell office:value-type="float" office:value="577" table:style-name="ce4">
            <text:p>577</text:p>
          </table:table-cell>
          <table:table-cell office:value-type="percentage" office:value="0.61005199306759095" table:style-name="ce21">
            <text:p>61%</text:p>
          </table:table-cell>
          <table:table-cell office:value-type="percentage" office:value="0.60466216032959097" table:style-name="ce21">
            <text:p>60%</text:p>
          </table:table-cell>
          <table:table-cell office:value-type="percentage" office:value="5.3898327379996698E-3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806059" table:style-name="ce28">
            <text:p>806059</text:p>
          </table:table-cell>
          <table:table-cell office:value-type="float" office:value="501190" table:style-name="ce4">
            <text:p>501190</text:p>
          </table:table-cell>
          <table:table-cell office:value-type="string" table:style-name="ce3">
            <text:p>NOBEL - International School Algarve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Lagoa</text:p>
          </table:table-cell>
          <table:table-cell office:value-type="string" table:style-name="ce3">
            <text:p>Privado</text:p>
          </table:table-cell>
          <table:table-cell office:value-type="float" office:value="92" table:style-name="ce4">
            <text:p>92</text:p>
          </table:table-cell>
          <table:table-cell office:value-type="percentage" office:value="0.59782608695652195" table:style-name="ce21">
            <text:p>60%</text:p>
          </table:table-cell>
          <table:table-cell office:value-type="percentage" office:value="0.62518643598701795" table:style-name="ce21">
            <text:p>63%</text:p>
          </table:table-cell>
          <table:table-cell office:value-type="percentage" office:value="-2.7360349030496198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806284" table:style-name="ce28">
            <text:p>806284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Jacinto Correia, Lagoa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Lagoa</text:p>
          </table:table-cell>
          <table:table-cell office:value-type="string" table:style-name="ce3">
            <text:p>Público</text:p>
          </table:table-cell>
          <table:table-cell office:value-type="float" office:value="299" table:style-name="ce4">
            <text:p>299</text:p>
          </table:table-cell>
          <table:table-cell office:value-type="percentage" office:value="0.36120401337792601" table:style-name="ce21">
            <text:p>36%</text:p>
          </table:table-cell>
          <table:table-cell office:value-type="percentage" office:value="0.40841039892283798" table:style-name="ce21">
            <text:p>41%</text:p>
          </table:table-cell>
          <table:table-cell office:value-type="percentage" office:value="-4.7206385544911598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806296" table:style-name="ce28">
            <text:p>806296</text:p>
          </table:table-cell>
          <table:table-cell office:value-type="float" office:value="344450" table:style-name="ce4">
            <text:p>344450</text:p>
          </table:table-cell>
          <table:table-cell office:value-type="string" table:style-name="ce3">
            <text:p>Escola Básica Rio Arade, Parchal, Lagoa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Lagoa</text:p>
          </table:table-cell>
          <table:table-cell office:value-type="string" table:style-name="ce3">
            <text:p>Público</text:p>
          </table:table-cell>
          <table:table-cell office:value-type="float" office:value="149" table:style-name="ce4">
            <text:p>149</text:p>
          </table:table-cell>
          <table:table-cell office:value-type="percentage" office:value="0.322147651006711" table:style-name="ce21">
            <text:p>32%</text:p>
          </table:table-cell>
          <table:table-cell office:value-type="percentage" office:value="0.38129637783276898" table:style-name="ce21">
            <text:p>38%</text:p>
          </table:table-cell>
          <table:table-cell office:value-type="percentage" office:value="-5.9148726826057603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806719" table:style-name="ce28">
            <text:p>806719</text:p>
          </table:table-cell>
          <table:table-cell office:value-type="float" office:value="344849" table:style-name="ce4">
            <text:p>344849</text:p>
          </table:table-cell>
          <table:table-cell office:value-type="string" table:style-name="ce3">
            <text:p>Escola Básica Professor João Cónim, Estômbar, Lagoa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Lagoa</text:p>
          </table:table-cell>
          <table:table-cell office:value-type="string" table:style-name="ce3">
            <text:p>Público</text:p>
          </table:table-cell>
          <table:table-cell office:value-type="float" office:value="132" table:style-name="ce4">
            <text:p>132</text:p>
          </table:table-cell>
          <table:table-cell office:value-type="percentage" office:value="0.25" table:style-name="ce21">
            <text:p>25%</text:p>
          </table:table-cell>
          <table:table-cell office:value-type="percentage" office:value="0.31002756529827502" table:style-name="ce21">
            <text:p>31%</text:p>
          </table:table-cell>
          <table:table-cell office:value-type="percentage" office:value="-6.0027565298275402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807000" table:style-name="ce28">
            <text:p>807000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Tecnopolis de Lagos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Lagos</text:p>
          </table:table-cell>
          <table:table-cell office:value-type="string" table:style-name="ce3">
            <text:p>Público</text:p>
          </table:table-cell>
          <table:table-cell office:value-type="float" office:value="443" table:style-name="ce4">
            <text:p>443</text:p>
          </table:table-cell>
          <table:table-cell office:value-type="percentage" office:value="0.32505643340857798" table:style-name="ce21">
            <text:p>33%</text:p>
          </table:table-cell>
          <table:table-cell office:value-type="percentage" office:value="0.320764321374368" table:style-name="ce21">
            <text:p>32%</text:p>
          </table:table-cell>
          <table:table-cell office:value-type="percentage" office:value="4.29211203421038E-3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807008" table:style-name="ce28">
            <text:p>807008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as Naus, Lagos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Lagos</text:p>
          </table:table-cell>
          <table:table-cell office:value-type="string" table:style-name="ce3">
            <text:p>Público</text:p>
          </table:table-cell>
          <table:table-cell office:value-type="float" office:value="405" table:style-name="ce4">
            <text:p>405</text:p>
          </table:table-cell>
          <table:table-cell office:value-type="percentage" office:value="0.47407407407407398" table:style-name="ce21">
            <text:p>47%</text:p>
          </table:table-cell>
          <table:table-cell office:value-type="percentage" office:value="0.45021016395346303" table:style-name="ce21">
            <text:p>45%</text:p>
          </table:table-cell>
          <table:table-cell office:value-type="percentage" office:value="2.3863910120611499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808032" table:style-name="ce28">
            <text:p>808032</text:p>
          </table:table-cell>
          <table:table-cell office:value-type="float" office:value="341400" table:style-name="ce4">
            <text:p>341400</text:p>
          </table:table-cell>
          <table:table-cell office:value-type="string" table:style-name="ce3">
            <text:p>Escola Básica Eng. Duarte Pacheco, Loulé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Loulé</text:p>
          </table:table-cell>
          <table:table-cell office:value-type="string" table:style-name="ce3">
            <text:p>Público</text:p>
          </table:table-cell>
          <table:table-cell office:value-type="float" office:value="303" table:style-name="ce4">
            <text:p>303</text:p>
          </table:table-cell>
          <table:table-cell office:value-type="percentage" office:value="0.42574257425742601" table:style-name="ce21">
            <text:p>43%</text:p>
          </table:table-cell>
          <table:table-cell office:value-type="percentage" office:value="0.46793929022626402" table:style-name="ce21">
            <text:p>47%</text:p>
          </table:table-cell>
          <table:table-cell office:value-type="percentage" office:value="-4.21967159688382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808038" table:style-name="ce28">
            <text:p>808038</text:p>
          </table:table-cell>
          <table:table-cell office:value-type="float" office:value="501396" table:style-name="ce4">
            <text:p>501396</text:p>
          </table:table-cell>
          <table:table-cell office:value-type="string" table:style-name="ce3">
            <text:p>Colégio Internacional de Vilamoura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Loulé</text:p>
          </table:table-cell>
          <table:table-cell office:value-type="string" table:style-name="ce3">
            <text:p>Privado</text:p>
          </table:table-cell>
          <table:table-cell office:value-type="float" office:value="51" table:style-name="ce4">
            <text:p>51</text:p>
          </table:table-cell>
          <table:table-cell office:value-type="percentage" office:value="0.86274509803921595" table:style-name="ce21">
            <text:p>86%</text:p>
          </table:table-cell>
          <table:table-cell office:value-type="percentage" office:value="0.80218047322645003" table:style-name="ce21">
            <text:p>80%</text:p>
          </table:table-cell>
          <table:table-cell office:value-type="percentage" office:value="6.0564624812765901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808125" table:style-name="ce28">
            <text:p>808125</text:p>
          </table:table-cell>
          <table:table-cell office:value-type="float" office:value="330267" table:style-name="ce4">
            <text:p>330267</text:p>
          </table:table-cell>
          <table:table-cell office:value-type="string" table:style-name="ce3">
            <text:p>Escola Básica Prof. Dr. Aníbal Cavaco Silva, Boliqueime, Loulé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Loulé</text:p>
          </table:table-cell>
          <table:table-cell office:value-type="string" table:style-name="ce3">
            <text:p>Público</text:p>
          </table:table-cell>
          <table:table-cell office:value-type="float" office:value="175" table:style-name="ce4">
            <text:p>175</text:p>
          </table:table-cell>
          <table:table-cell office:value-type="percentage" office:value="0.36" table:style-name="ce21">
            <text:p>36%</text:p>
          </table:table-cell>
          <table:table-cell office:value-type="percentage" office:value="0.37993335400573602" table:style-name="ce21">
            <text:p>38%</text:p>
          </table:table-cell>
          <table:table-cell office:value-type="percentage" office:value="-1.9933354005736301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808306" table:style-name="ce28">
            <text:p>808306</text:p>
          </table:table-cell>
          <table:table-cell office:value-type="float" office:value="341083" table:style-name="ce4">
            <text:p>341083</text:p>
          </table:table-cell>
          <table:table-cell office:value-type="string" table:style-name="ce3">
            <text:p>Escola Básica Dr. António de Sousa Agostinho, Almancil, Loulé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Loulé</text:p>
          </table:table-cell>
          <table:table-cell office:value-type="string" table:style-name="ce3">
            <text:p>Público</text:p>
          </table:table-cell>
          <table:table-cell office:value-type="float" office:value="266" table:style-name="ce4">
            <text:p>266</text:p>
          </table:table-cell>
          <table:table-cell office:value-type="percentage" office:value="0.349624060150376" table:style-name="ce21">
            <text:p>35%</text:p>
          </table:table-cell>
          <table:table-cell office:value-type="percentage" office:value="0.36643626688580899" table:style-name="ce21">
            <text:p>37%</text:p>
          </table:table-cell>
          <table:table-cell office:value-type="percentage" office:value="-1.6812206735432999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808497" table:style-name="ce28">
            <text:p>808497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São Pedro do Mar, Quarteira, Loulé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Loulé</text:p>
          </table:table-cell>
          <table:table-cell office:value-type="string" table:style-name="ce3">
            <text:p>Público</text:p>
          </table:table-cell>
          <table:table-cell office:value-type="float" office:value="300" table:style-name="ce4">
            <text:p>300</text:p>
          </table:table-cell>
          <table:table-cell office:value-type="percentage" office:value="0.31666666666666698" table:style-name="ce21">
            <text:p>32%</text:p>
          </table:table-cell>
          <table:table-cell office:value-type="percentage" office:value="0.39110442600810802" table:style-name="ce21">
            <text:p>39%</text:p>
          </table:table-cell>
          <table:table-cell office:value-type="percentage" office:value="-7.4437759341441506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808627" table:style-name="ce28">
            <text:p>808627</text:p>
          </table:table-cell>
          <table:table-cell office:value-type="float" office:value="342865" table:style-name="ce4">
            <text:p>342865</text:p>
          </table:table-cell>
          <table:table-cell office:value-type="string" table:style-name="ce3">
            <text:p>Escola Básica D. Dinis, Quarteira, Loulé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Loulé</text:p>
          </table:table-cell>
          <table:table-cell office:value-type="string" table:style-name="ce3">
            <text:p>Público</text:p>
          </table:table-cell>
          <table:table-cell office:value-type="float" office:value="202" table:style-name="ce4">
            <text:p>202</text:p>
          </table:table-cell>
          <table:table-cell office:value-type="percentage" office:value="0.30693069306930698" table:style-name="ce21">
            <text:p>31%</text:p>
          </table:table-cell>
          <table:table-cell office:value-type="percentage" office:value="0.29510882867654897" table:style-name="ce21">
            <text:p>30%</text:p>
          </table:table-cell>
          <table:table-cell office:value-type="percentage" office:value="1.18218643927581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808651" table:style-name="ce28">
            <text:p>808651</text:p>
          </table:table-cell>
          <table:table-cell office:value-type="float" office:value="330279" table:style-name="ce4">
            <text:p>330279</text:p>
          </table:table-cell>
          <table:table-cell office:value-type="string" table:style-name="ce3">
            <text:p>Escola Básica Professor Sebastião José Pires Teixeira, Salir, Loulé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Loulé</text:p>
          </table:table-cell>
          <table:table-cell office:value-type="string" table:style-name="ce3">
            <text:p>Público</text:p>
          </table:table-cell>
          <table:table-cell office:value-type="float" office:value="117" table:style-name="ce4">
            <text:p>117</text:p>
          </table:table-cell>
          <table:table-cell office:value-type="percentage" office:value="0.341880341880342" table:style-name="ce21">
            <text:p>34%</text:p>
          </table:table-cell>
          <table:table-cell office:value-type="percentage" office:value="0.36549120565904403" table:style-name="ce21">
            <text:p>37%</text:p>
          </table:table-cell>
          <table:table-cell office:value-type="percentage" office:value="-2.36108637787024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808923" table:style-name="ce28">
            <text:p>808923</text:p>
          </table:table-cell>
          <table:table-cell office:value-type="float" office:value="341964" table:style-name="ce4">
            <text:p>341964</text:p>
          </table:table-cell>
          <table:table-cell office:value-type="string" table:style-name="ce3">
            <text:p>Escola Básica Padre João Coelho Cabanita, Loulé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Loulé</text:p>
          </table:table-cell>
          <table:table-cell office:value-type="string" table:style-name="ce3">
            <text:p>Público</text:p>
          </table:table-cell>
          <table:table-cell office:value-type="float" office:value="382" table:style-name="ce4">
            <text:p>382</text:p>
          </table:table-cell>
          <table:table-cell office:value-type="percentage" office:value="0.44764397905759201" table:style-name="ce21">
            <text:p>45%</text:p>
          </table:table-cell>
          <table:table-cell office:value-type="percentage" office:value="0.41904274008120501" table:style-name="ce21">
            <text:p>42%</text:p>
          </table:table-cell>
          <table:table-cell office:value-type="percentage" office:value="2.8601238976387101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809941" table:style-name="ce28">
            <text:p>809941</text:p>
          </table:table-cell>
          <table:table-cell office:value-type="float" office:value="344837" table:style-name="ce4">
            <text:p>344837</text:p>
          </table:table-cell>
          <table:table-cell office:value-type="string" table:style-name="ce3">
            <text:p>Escola Básica Manuel do Nascimento, Monchique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Monchique</text:p>
          </table:table-cell>
          <table:table-cell office:value-type="string" table:style-name="ce3">
            <text:p>Público</text:p>
          </table:table-cell>
          <table:table-cell office:value-type="float" office:value="96" table:style-name="ce4">
            <text:p>96</text:p>
          </table:table-cell>
          <table:table-cell office:value-type="percentage" office:value="0.44791666666666702" table:style-name="ce21">
            <text:p>45%</text:p>
          </table:table-cell>
          <table:table-cell office:value-type="percentage" office:value="0.36083391124892999" table:style-name="ce21">
            <text:p>36%</text:p>
          </table:table-cell>
          <table:table-cell office:value-type="percentage" office:value="8.7082755417736593E-2" table:style-name="ce22">
            <text:p>9%</text:p>
          </table:table-cell>
          <table:table-cell table:number-columns-repeated="16374"/>
        </table:table-row>
        <table:table-row table:style-name="ro1">
          <table:table-cell office:value-type="float" office:value="810114" table:style-name="ce28">
            <text:p>810114</text:p>
          </table:table-cell>
          <table:table-cell office:value-type="float" office:value="342385" table:style-name="ce4">
            <text:p>342385</text:p>
          </table:table-cell>
          <table:table-cell office:value-type="string" table:style-name="ce3">
            <text:p>Escola Básica João da Rosa, Olhã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Olhão</text:p>
          </table:table-cell>
          <table:table-cell office:value-type="string" table:style-name="ce3">
            <text:p>Público</text:p>
          </table:table-cell>
          <table:table-cell office:value-type="float" office:value="207" table:style-name="ce4">
            <text:p>207</text:p>
          </table:table-cell>
          <table:table-cell office:value-type="percentage" office:value="0.34299516908212602" table:style-name="ce21">
            <text:p>34%</text:p>
          </table:table-cell>
          <table:table-cell office:value-type="percentage" office:value="0.373466457082546" table:style-name="ce21">
            <text:p>37%</text:p>
          </table:table-cell>
          <table:table-cell office:value-type="percentage" office:value="-3.047128800042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810394" table:style-name="ce28">
            <text:p>810394</text:p>
          </table:table-cell>
          <table:table-cell office:value-type="float" office:value="345817" table:style-name="ce4">
            <text:p>345817</text:p>
          </table:table-cell>
          <table:table-cell office:value-type="string" table:style-name="ce3">
            <text:p>Escola Básica Dr. João Lúcio, Fuseta, Olhã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Olhão</text:p>
          </table:table-cell>
          <table:table-cell office:value-type="string" table:style-name="ce3">
            <text:p>Público</text:p>
          </table:table-cell>
          <table:table-cell office:value-type="float" office:value="65" table:style-name="ce4">
            <text:p>65</text:p>
          </table:table-cell>
          <table:table-cell office:value-type="percentage" office:value="0.29230769230769199" table:style-name="ce21">
            <text:p>29%</text:p>
          </table:table-cell>
          <table:table-cell office:value-type="percentage" office:value="0.35383866512963802" table:style-name="ce21">
            <text:p>35%</text:p>
          </table:table-cell>
          <table:table-cell office:value-type="percentage" office:value="-6.1530972821945397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810409" table:style-name="ce28">
            <text:p>810409</text:p>
          </table:table-cell>
          <table:table-cell office:value-type="float" office:value="346627" table:style-name="ce4">
            <text:p>346627</text:p>
          </table:table-cell>
          <table:table-cell office:value-type="string" table:style-name="ce3">
            <text:p>Escola Básica Dr. António João Eusébio, Moncarapacho, Olhã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Olhão</text:p>
          </table:table-cell>
          <table:table-cell office:value-type="string" table:style-name="ce3">
            <text:p>Público</text:p>
          </table:table-cell>
          <table:table-cell office:value-type="float" office:value="143" table:style-name="ce4">
            <text:p>143</text:p>
          </table:table-cell>
          <table:table-cell office:value-type="percentage" office:value="0.41958041958042003" table:style-name="ce21">
            <text:p>42%</text:p>
          </table:table-cell>
          <table:table-cell office:value-type="percentage" office:value="0.43442429199631799" table:style-name="ce21">
            <text:p>43%</text:p>
          </table:table-cell>
          <table:table-cell office:value-type="percentage" office:value="-1.48438724158987E-2" table:style-name="ce22">
            <text:p>-1%</text:p>
          </table:table-cell>
          <table:table-cell table:number-columns-repeated="16374"/>
        </table:table-row>
        <table:table-row table:style-name="ro1">
          <table:table-cell office:value-type="float" office:value="810452" table:style-name="ce28">
            <text:p>810452</text:p>
          </table:table-cell>
          <table:table-cell office:value-type="float" office:value="341046" table:style-name="ce4">
            <text:p>341046</text:p>
          </table:table-cell>
          <table:table-cell office:value-type="string" table:style-name="ce3">
            <text:p>Escola Básica Dr. Alberto Iria, Olhã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Olhão</text:p>
          </table:table-cell>
          <table:table-cell office:value-type="string" table:style-name="ce3">
            <text:p>Público</text:p>
          </table:table-cell>
          <table:table-cell office:value-type="float" office:value="247" table:style-name="ce4">
            <text:p>247</text:p>
          </table:table-cell>
          <table:table-cell office:value-type="percentage" office:value="0.29554655870445301" table:style-name="ce21">
            <text:p>30%</text:p>
          </table:table-cell>
          <table:table-cell office:value-type="percentage" office:value="0.273210300122466" table:style-name="ce21">
            <text:p>27%</text:p>
          </table:table-cell>
          <table:table-cell office:value-type="percentage" office:value="2.23362585819874E-2" table:style-name="ce22">
            <text:p>2%</text:p>
          </table:table-cell>
          <table:table-cell table:number-columns-repeated="16374"/>
        </table:table-row>
        <table:table-row table:style-name="ro1">
          <table:table-cell office:value-type="float" office:value="810464" table:style-name="ce28">
            <text:p>810464</text:p>
          </table:table-cell>
          <table:table-cell office:value-type="float" office:value="342830" table:style-name="ce4">
            <text:p>342830</text:p>
          </table:table-cell>
          <table:table-cell office:value-type="string" table:style-name="ce3">
            <text:p>Escola Básica Professor Paula Nogueira, Olhã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Olhão</text:p>
          </table:table-cell>
          <table:table-cell office:value-type="string" table:style-name="ce3">
            <text:p>Público</text:p>
          </table:table-cell>
          <table:table-cell office:value-type="float" office:value="185" table:style-name="ce4">
            <text:p>185</text:p>
          </table:table-cell>
          <table:table-cell office:value-type="percentage" office:value="0.35135135135135098" table:style-name="ce21">
            <text:p>35%</text:p>
          </table:table-cell>
          <table:table-cell office:value-type="percentage" office:value="0.38597030622423001" table:style-name="ce21">
            <text:p>39%</text:p>
          </table:table-cell>
          <table:table-cell office:value-type="percentage" office:value="-3.4618954872878999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810637" table:style-name="ce28">
            <text:p>810637</text:p>
          </table:table-cell>
          <table:table-cell office:value-type="float" office:value="342373" table:style-name="ce4">
            <text:p>342373</text:p>
          </table:table-cell>
          <table:table-cell office:value-type="string" table:style-name="ce3">
            <text:p>Escola Básica José Carlos da Maia, Olhã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Olhão</text:p>
          </table:table-cell>
          <table:table-cell office:value-type="string" table:style-name="ce3">
            <text:p>Público</text:p>
          </table:table-cell>
          <table:table-cell office:value-type="float" office:value="307" table:style-name="ce4">
            <text:p>307</text:p>
          </table:table-cell>
          <table:table-cell office:value-type="percentage" office:value="0.449511400651466" table:style-name="ce21">
            <text:p>45%</text:p>
          </table:table-cell>
          <table:table-cell office:value-type="percentage" office:value="0.43498912160070102" table:style-name="ce21">
            <text:p>43%</text:p>
          </table:table-cell>
          <table:table-cell office:value-type="percentage" office:value="1.45222790507644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810790" table:style-name="ce28">
            <text:p>810790</text:p>
          </table:table-cell>
          <table:table-cell office:value-type="float" office:value="810790" table:style-name="ce4">
            <text:p>810790</text:p>
          </table:table-cell>
          <table:table-cell office:value-type="string" table:style-name="ce3">
            <text:p>Colégio Bernardette de Jesus Romeira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Olhão</text:p>
          </table:table-cell>
          <table:table-cell office:value-type="string" table:style-name="ce3">
            <text:p>Privado</text:p>
          </table:table-cell>
          <table:table-cell office:value-type="float" office:value="57" table:style-name="ce4">
            <text:p>57</text:p>
          </table:table-cell>
          <table:table-cell office:value-type="percentage" office:value="0.63157894736842102" table:style-name="ce21">
            <text:p>63%</text:p>
          </table:table-cell>
          <table:table-cell office:value-type="percentage" office:value="0.67552857817834" table:style-name="ce21">
            <text:p>68%</text:p>
          </table:table-cell>
          <table:table-cell office:value-type="percentage" office:value="-4.3949630809918698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811000" table:style-name="ce28">
            <text:p>811000</text:p>
          </table:table-cell>
          <table:table-cell office:value-type="float" office:value="346895" table:style-name="ce4">
            <text:p>346895</text:p>
          </table:table-cell>
          <table:table-cell office:value-type="string" table:style-name="ce3">
            <text:p>Escola Básica e Secundária da Bemposta, Portimã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Portimão</text:p>
          </table:table-cell>
          <table:table-cell office:value-type="string" table:style-name="ce3">
            <text:p>Público</text:p>
          </table:table-cell>
          <table:table-cell office:value-type="float" office:value="327" table:style-name="ce4">
            <text:p>327</text:p>
          </table:table-cell>
          <table:table-cell office:value-type="percentage" office:value="0.46788990825688098" table:style-name="ce21">
            <text:p>47%</text:p>
          </table:table-cell>
          <table:table-cell office:value-type="percentage" office:value="0.46711789569137702" table:style-name="ce21">
            <text:p>47%</text:p>
          </table:table-cell>
          <table:table-cell office:value-type="percentage" office:value="7.7201256550352105E-4" table:style-name="ce22">
            <text:p>0%</text:p>
          </table:table-cell>
          <table:table-cell table:number-columns-repeated="16374"/>
        </table:table-row>
        <table:table-row table:style-name="ro1">
          <table:table-cell office:value-type="float" office:value="811049" table:style-name="ce28">
            <text:p>811049</text:p>
          </table:table-cell>
          <table:table-cell office:value-type="float" office:value="344448" table:style-name="ce4">
            <text:p>344448</text:p>
          </table:table-cell>
          <table:table-cell office:value-type="string" table:style-name="ce3">
            <text:p>Escola Básica José Sobral, Mexilhoeira Grande, Portimã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Portimão</text:p>
          </table:table-cell>
          <table:table-cell office:value-type="string" table:style-name="ce3">
            <text:p>Público</text:p>
          </table:table-cell>
          <table:table-cell office:value-type="float" office:value="86" table:style-name="ce4">
            <text:p>86</text:p>
          </table:table-cell>
          <table:table-cell office:value-type="percentage" office:value="0.337209302325581" table:style-name="ce21">
            <text:p>34%</text:p>
          </table:table-cell>
          <table:table-cell office:value-type="percentage" office:value="0.38937378850703802" table:style-name="ce21">
            <text:p>39%</text:p>
          </table:table-cell>
          <table:table-cell office:value-type="percentage" office:value="-5.2164486181456103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811445" table:style-name="ce28">
            <text:p>811445</text:p>
          </table:table-cell>
          <table:table-cell office:value-type="float" office:value="342671" table:style-name="ce4">
            <text:p>342671</text:p>
          </table:table-cell>
          <table:table-cell office:value-type="string" table:style-name="ce3">
            <text:p>Escola Básica Júdice Fialho, Portimã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Portimão</text:p>
          </table:table-cell>
          <table:table-cell office:value-type="string" table:style-name="ce3">
            <text:p>Público</text:p>
          </table:table-cell>
          <table:table-cell office:value-type="float" office:value="312" table:style-name="ce4">
            <text:p>312</text:p>
          </table:table-cell>
          <table:table-cell office:value-type="percentage" office:value="0.33012820512820501" table:style-name="ce21">
            <text:p>33%</text:p>
          </table:table-cell>
          <table:table-cell office:value-type="percentage" office:value="0.43314932552834901" table:style-name="ce21">
            <text:p>43%</text:p>
          </table:table-cell>
          <table:table-cell office:value-type="percentage" office:value="-0.103021120400144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811550" table:style-name="ce28">
            <text:p>811550</text:p>
          </table:table-cell>
          <table:table-cell office:value-type="float" office:value="346536" table:style-name="ce4">
            <text:p>346536</text:p>
          </table:table-cell>
          <table:table-cell office:value-type="string" table:style-name="ce3">
            <text:p>Escola Básica Eng. Nuno Mergulhão, Portimã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Portimão</text:p>
          </table:table-cell>
          <table:table-cell office:value-type="string" table:style-name="ce3">
            <text:p>Público</text:p>
          </table:table-cell>
          <table:table-cell office:value-type="float" office:value="152" table:style-name="ce4">
            <text:p>152</text:p>
          </table:table-cell>
          <table:table-cell office:value-type="percentage" office:value="0.15131578947368399" table:style-name="ce21">
            <text:p>15%</text:p>
          </table:table-cell>
          <table:table-cell office:value-type="percentage" office:value="0.21380253582588801" table:style-name="ce21">
            <text:p>21%</text:p>
          </table:table-cell>
          <table:table-cell office:value-type="percentage" office:value="-6.2486746352203699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811674" table:style-name="ce28">
            <text:p>811674</text:p>
          </table:table-cell>
          <table:table-cell office:value-type="float" office:value="340870" table:style-name="ce4">
            <text:p>340870</text:p>
          </table:table-cell>
          <table:table-cell office:value-type="string" table:style-name="ce3">
            <text:p>Escola Básica D. Martinho de Castelo Branco, Portimã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Portimão</text:p>
          </table:table-cell>
          <table:table-cell office:value-type="string" table:style-name="ce3">
            <text:p>Público</text:p>
          </table:table-cell>
          <table:table-cell office:value-type="float" office:value="473" table:style-name="ce4">
            <text:p>473</text:p>
          </table:table-cell>
          <table:table-cell office:value-type="percentage" office:value="0.47568710359408001" table:style-name="ce21">
            <text:p>48%</text:p>
          </table:table-cell>
          <table:table-cell office:value-type="percentage" office:value="0.46148664065005401" table:style-name="ce21">
            <text:p>46%</text:p>
          </table:table-cell>
          <table:table-cell office:value-type="percentage" office:value="1.4200462944026101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811868" table:style-name="ce28">
            <text:p>811868</text:p>
          </table:table-cell>
          <table:table-cell office:value-type="float" office:value="342816" table:style-name="ce4">
            <text:p>342816</text:p>
          </table:table-cell>
          <table:table-cell office:value-type="string" table:style-name="ce3">
            <text:p>Escola Básica Prof. José Buísel, Portimã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Portimão</text:p>
          </table:table-cell>
          <table:table-cell office:value-type="string" table:style-name="ce3">
            <text:p>Público</text:p>
          </table:table-cell>
          <table:table-cell office:value-type="float" office:value="276" table:style-name="ce4">
            <text:p>276</text:p>
          </table:table-cell>
          <table:table-cell office:value-type="percentage" office:value="0.405797101449275" table:style-name="ce21">
            <text:p>41%</text:p>
          </table:table-cell>
          <table:table-cell office:value-type="percentage" office:value="0.43476195624208402" table:style-name="ce21">
            <text:p>43%</text:p>
          </table:table-cell>
          <table:table-cell office:value-type="percentage" office:value="-2.8964854792808602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811902" table:style-name="ce28">
            <text:p>811902</text:p>
          </table:table-cell>
          <table:table-cell office:value-type="float" office:value="340789" table:style-name="ce4">
            <text:p>340789</text:p>
          </table:table-cell>
          <table:table-cell office:value-type="string" table:style-name="ce3">
            <text:p>Escola Básica D. João II, Alvor, Portimã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Portimão</text:p>
          </table:table-cell>
          <table:table-cell office:value-type="string" table:style-name="ce3">
            <text:p>Público</text:p>
          </table:table-cell>
          <table:table-cell office:value-type="float" office:value="73" table:style-name="ce4">
            <text:p>73</text:p>
          </table:table-cell>
          <table:table-cell office:value-type="percentage" office:value="0.27397260273972601" table:style-name="ce21">
            <text:p>27%</text:p>
          </table:table-cell>
          <table:table-cell office:value-type="percentage" office:value="0.24757459704364501" table:style-name="ce21">
            <text:p>25%</text:p>
          </table:table-cell>
          <table:table-cell office:value-type="percentage" office:value="2.63980056960809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812010" table:style-name="ce28">
            <text:p>812010</text:p>
          </table:table-cell>
          <table:table-cell office:value-type="float" office:value="343195" table:style-name="ce4">
            <text:p>343195</text:p>
          </table:table-cell>
          <table:table-cell office:value-type="string" table:style-name="ce3">
            <text:p>Escola Básica Poeta Bernardo de Passos, São Brás de Alportel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São Brás de Alportel</text:p>
          </table:table-cell>
          <table:table-cell office:value-type="string" table:style-name="ce3">
            <text:p>Público</text:p>
          </table:table-cell>
          <table:table-cell office:value-type="float" office:value="307" table:style-name="ce4">
            <text:p>307</text:p>
          </table:table-cell>
          <table:table-cell office:value-type="percentage" office:value="0.44625407166123798" table:style-name="ce21">
            <text:p>45%</text:p>
          </table:table-cell>
          <table:table-cell office:value-type="percentage" office:value="0.432257563829064" table:style-name="ce21">
            <text:p>43%</text:p>
          </table:table-cell>
          <table:table-cell office:value-type="percentage" office:value="1.39965078321734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813121" table:style-name="ce28">
            <text:p>813121</text:p>
          </table:table-cell>
          <table:table-cell office:value-type="float" office:value="344813" table:style-name="ce4">
            <text:p>344813</text:p>
          </table:table-cell>
          <table:table-cell office:value-type="string" table:style-name="ce3">
            <text:p>Escola Básica de Algoz, Silves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Silves</text:p>
          </table:table-cell>
          <table:table-cell office:value-type="string" table:style-name="ce3">
            <text:p>Público</text:p>
          </table:table-cell>
          <table:table-cell office:value-type="float" office:value="137" table:style-name="ce4">
            <text:p>137</text:p>
          </table:table-cell>
          <table:table-cell office:value-type="percentage" office:value="0.233576642335766" table:style-name="ce21">
            <text:p>23%</text:p>
          </table:table-cell>
          <table:table-cell office:value-type="percentage" office:value="0.32059503131196998" table:style-name="ce21">
            <text:p>32%</text:p>
          </table:table-cell>
          <table:table-cell office:value-type="percentage" office:value="-8.7018388976203495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813354" table:style-name="ce28">
            <text:p>813354</text:p>
          </table:table-cell>
          <table:table-cell office:value-type="float" office:value="344801" table:style-name="ce4">
            <text:p>344801</text:p>
          </table:table-cell>
          <table:table-cell office:value-type="string" table:style-name="ce3">
            <text:p>Escola Básica Dr. António da Costa Contreiras, Armação de Pêra, Silves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Silves</text:p>
          </table:table-cell>
          <table:table-cell office:value-type="string" table:style-name="ce3">
            <text:p>Público</text:p>
          </table:table-cell>
          <table:table-cell office:value-type="float" office:value="221" table:style-name="ce4">
            <text:p>221</text:p>
          </table:table-cell>
          <table:table-cell office:value-type="percentage" office:value="0.33484162895927599" table:style-name="ce21">
            <text:p>33%</text:p>
          </table:table-cell>
          <table:table-cell office:value-type="percentage" office:value="0.44773385284429601" table:style-name="ce21">
            <text:p>45%</text:p>
          </table:table-cell>
          <table:table-cell office:value-type="percentage" office:value="-0.11289222388502" table:style-name="ce22">
            <text:p>-11%</text:p>
          </table:table-cell>
          <table:table-cell table:number-columns-repeated="16374"/>
        </table:table-row>
        <table:table-row table:style-name="ro1">
          <table:table-cell office:value-type="float" office:value="813825" table:style-name="ce28">
            <text:p>813825</text:p>
          </table:table-cell>
          <table:table-cell office:value-type="float" office:value="344825" table:style-name="ce4">
            <text:p>344825</text:p>
          </table:table-cell>
          <table:table-cell office:value-type="string" table:style-name="ce3">
            <text:p>Escola Básica Dr. Garcia Domingues, Silves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Silves</text:p>
          </table:table-cell>
          <table:table-cell office:value-type="string" table:style-name="ce3">
            <text:p>Público</text:p>
          </table:table-cell>
          <table:table-cell office:value-type="float" office:value="253" table:style-name="ce4">
            <text:p>253</text:p>
          </table:table-cell>
          <table:table-cell office:value-type="percentage" office:value="0.41106719367588901" table:style-name="ce21">
            <text:p>41%</text:p>
          </table:table-cell>
          <table:table-cell office:value-type="percentage" office:value="0.39641393133855002" table:style-name="ce21">
            <text:p>40%</text:p>
          </table:table-cell>
          <table:table-cell office:value-type="percentage" office:value="1.46532623373392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813897" table:style-name="ce28">
            <text:p>813897</text:p>
          </table:table-cell>
          <table:table-cell office:value-type="float" office:value="345891" table:style-name="ce4">
            <text:p>345891</text:p>
          </table:table-cell>
          <table:table-cell office:value-type="string" table:style-name="ce3">
            <text:p>Escola Básica João de Deus, São Bartolomeu de Messines, Silves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Silves</text:p>
          </table:table-cell>
          <table:table-cell office:value-type="string" table:style-name="ce3">
            <text:p>Público</text:p>
          </table:table-cell>
          <table:table-cell office:value-type="float" office:value="178" table:style-name="ce4">
            <text:p>178</text:p>
          </table:table-cell>
          <table:table-cell office:value-type="percentage" office:value="0.45505617977528101" table:style-name="ce21">
            <text:p>46%</text:p>
          </table:table-cell>
          <table:table-cell office:value-type="percentage" office:value="0.42403986638695901" table:style-name="ce21">
            <text:p>42%</text:p>
          </table:table-cell>
          <table:table-cell office:value-type="percentage" office:value="3.10163133883221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814040" table:style-name="ce28">
            <text:p>814040</text:p>
          </table:table-cell>
          <table:table-cell office:value-type="float" office:value="340911" table:style-name="ce4">
            <text:p>340911</text:p>
          </table:table-cell>
          <table:table-cell office:value-type="string" table:style-name="ce3">
            <text:p>Escola Básica D. Paio Peres Correia, Tavira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Tavira</text:p>
          </table:table-cell>
          <table:table-cell office:value-type="string" table:style-name="ce3">
            <text:p>Público</text:p>
          </table:table-cell>
          <table:table-cell office:value-type="float" office:value="254" table:style-name="ce4">
            <text:p>254</text:p>
          </table:table-cell>
          <table:table-cell office:value-type="percentage" office:value="0.37401574803149601" table:style-name="ce21">
            <text:p>37%</text:p>
          </table:table-cell>
          <table:table-cell office:value-type="percentage" office:value="0.39004551360617401" table:style-name="ce21">
            <text:p>39%</text:p>
          </table:table-cell>
          <table:table-cell office:value-type="percentage" office:value="-1.60297655746784E-2" table:style-name="ce22">
            <text:p>-2%</text:p>
          </table:table-cell>
          <table:table-cell table:number-columns-repeated="16374"/>
        </table:table-row>
        <table:table-row table:style-name="ro1">
          <table:table-cell office:value-type="float" office:value="814995" table:style-name="ce28">
            <text:p>814995</text:p>
          </table:table-cell>
          <table:table-cell office:value-type="float" office:value="340844" table:style-name="ce4">
            <text:p>340844</text:p>
          </table:table-cell>
          <table:table-cell office:value-type="string" table:style-name="ce3">
            <text:p>Escola Básica D. Manuel I, Tavira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Tavira</text:p>
          </table:table-cell>
          <table:table-cell office:value-type="string" table:style-name="ce3">
            <text:p>Público</text:p>
          </table:table-cell>
          <table:table-cell office:value-type="float" office:value="381" table:style-name="ce4">
            <text:p>381</text:p>
          </table:table-cell>
          <table:table-cell office:value-type="percentage" office:value="0.40157480314960597" table:style-name="ce21">
            <text:p>40%</text:p>
          </table:table-cell>
          <table:table-cell office:value-type="percentage" office:value="0.45499814091398599" table:style-name="ce21">
            <text:p>45%</text:p>
          </table:table-cell>
          <table:table-cell office:value-type="percentage" office:value="-5.3423337764379498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815934" table:style-name="ce28">
            <text:p>815934</text:p>
          </table:table-cell>
          <table:table-cell office:value-type="float" office:value="344795" table:style-name="ce4">
            <text:p>344795</text:p>
          </table:table-cell>
          <table:table-cell office:value-type="string" table:style-name="ce3">
            <text:p>Escola Básica São Vicente, Vila do Bisp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Vila do Bispo</text:p>
          </table:table-cell>
          <table:table-cell office:value-type="string" table:style-name="ce3">
            <text:p>Público</text:p>
          </table:table-cell>
          <table:table-cell office:value-type="float" office:value="136" table:style-name="ce4">
            <text:p>136</text:p>
          </table:table-cell>
          <table:table-cell office:value-type="percentage" office:value="0.22794117647058801" table:style-name="ce21">
            <text:p>23%</text:p>
          </table:table-cell>
          <table:table-cell office:value-type="percentage" office:value="0.32496423603814201" table:style-name="ce21">
            <text:p>32%</text:p>
          </table:table-cell>
          <table:table-cell office:value-type="percentage" office:value="-9.7023059567553402E-2" table:style-name="ce22">
            <text:p>-10%</text:p>
          </table:table-cell>
          <table:table-cell table:number-columns-repeated="16374"/>
        </table:table-row>
        <table:table-row table:style-name="ro1">
          <table:table-cell office:value-type="float" office:value="816159" table:style-name="ce28">
            <text:p>816159</text:p>
          </table:table-cell>
          <table:table-cell office:value-type="float" office:value="340753" table:style-name="ce4">
            <text:p>340753</text:p>
          </table:table-cell>
          <table:table-cell office:value-type="string" table:style-name="ce3">
            <text:p>Escola Básica D. José I, Vila Real de Santo Antóni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Vila Real de Santo António</text:p>
          </table:table-cell>
          <table:table-cell office:value-type="string" table:style-name="ce3">
            <text:p>Público</text:p>
          </table:table-cell>
          <table:table-cell office:value-type="float" office:value="195" table:style-name="ce4">
            <text:p>195</text:p>
          </table:table-cell>
          <table:table-cell office:value-type="percentage" office:value="0.21025641025641001" table:style-name="ce21">
            <text:p>21%</text:p>
          </table:table-cell>
          <table:table-cell office:value-type="percentage" office:value="0.27327180151594499" table:style-name="ce21">
            <text:p>27%</text:p>
          </table:table-cell>
          <table:table-cell office:value-type="percentage" office:value="-6.3015391259534495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816345" table:style-name="ce28">
            <text:p>816345</text:p>
          </table:table-cell>
          <table:table-cell office:value-type="float" office:value="346494" table:style-name="ce4">
            <text:p>346494</text:p>
          </table:table-cell>
          <table:table-cell office:value-type="string" table:style-name="ce3">
            <text:p>Escola Básica Infante D. Fernando, Vila Nova de Cacela, Vila Real de Santo Antóni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Vila Real de Santo António</text:p>
          </table:table-cell>
          <table:table-cell office:value-type="string" table:style-name="ce3">
            <text:p>Público</text:p>
          </table:table-cell>
          <table:table-cell office:value-type="float" office:value="124" table:style-name="ce4">
            <text:p>124</text:p>
          </table:table-cell>
          <table:table-cell office:value-type="percentage" office:value="0.30645161290322598" table:style-name="ce21">
            <text:p>31%</text:p>
          </table:table-cell>
          <table:table-cell office:value-type="percentage" office:value="0.34303271123975698" table:style-name="ce21">
            <text:p>34%</text:p>
          </table:table-cell>
          <table:table-cell office:value-type="percentage" office:value="-3.6581098336531198E-2" table:style-name="ce22">
            <text:p>-4%</text:p>
          </table:table-cell>
          <table:table-cell table:number-columns-repeated="16374"/>
        </table:table-row>
        <table:table-row table:style-name="ro1">
          <table:table-cell office:value-type="float" office:value="816411" table:style-name="ce28">
            <text:p>816411</text:p>
          </table:table-cell>
          <table:table-cell office:value-type="float" office:value="344783" table:style-name="ce4">
            <text:p>344783</text:p>
          </table:table-cell>
          <table:table-cell office:value-type="string" table:style-name="ce3">
            <text:p>Escola Básica de Monte Gordo, Vila Real de Santo Antóni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Vila Real de Santo António</text:p>
          </table:table-cell>
          <table:table-cell office:value-type="string" table:style-name="ce3">
            <text:p>Público</text:p>
          </table:table-cell>
          <table:table-cell office:value-type="float" office:value="104" table:style-name="ce4">
            <text:p>104</text:p>
          </table:table-cell>
          <table:table-cell office:value-type="percentage" office:value="0.15384615384615399" table:style-name="ce21">
            <text:p>15%</text:p>
          </table:table-cell>
          <table:table-cell office:value-type="percentage" office:value="0.27078165503693202" table:style-name="ce21">
            <text:p>27%</text:p>
          </table:table-cell>
          <table:table-cell office:value-type="percentage" office:value="-0.116935501190778" table:style-name="ce22">
            <text:p>-12%</text:p>
          </table:table-cell>
          <table:table-cell table:number-columns-repeated="16374"/>
        </table:table-row>
        <table:table-row table:style-name="ro1">
          <table:table-cell office:value-type="float" office:value="816980" table:style-name="ce28">
            <text:p>816980</text:p>
          </table:table-cell>
          <table:table-cell office:value-type="float" office:value="403726" table:style-name="ce4">
            <text:p>403726</text:p>
          </table:table-cell>
          <table:table-cell office:value-type="string" table:style-name="ce3">
            <text:p>Escola Secundária de Vila Real de Santo António</text:p>
          </table:table-cell>
          <table:table-cell office:value-type="string" table:style-name="ce3">
            <text:p>Faro</text:p>
          </table:table-cell>
          <table:table-cell office:value-type="string" table:style-name="ce3">
            <text:p>Vila Real de Santo António</text:p>
          </table:table-cell>
          <table:table-cell office:value-type="string" table:style-name="ce3">
            <text:p>Público</text:p>
          </table:table-cell>
          <table:table-cell office:value-type="float" office:value="153" table:style-name="ce4">
            <text:p>153</text:p>
          </table:table-cell>
          <table:table-cell office:value-type="percentage" office:value="0.45751633986928097" table:style-name="ce21">
            <text:p>46%</text:p>
          </table:table-cell>
          <table:table-cell office:value-type="percentage" office:value="0.44428335295541699" table:style-name="ce21">
            <text:p>44%</text:p>
          </table:table-cell>
          <table:table-cell office:value-type="percentage" office:value="1.3232986913864399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901707" table:style-name="ce28">
            <text:p>901707</text:p>
          </table:table-cell>
          <table:table-cell office:value-type="float" office:value="346380" table:style-name="ce4">
            <text:p>346380</text:p>
          </table:table-cell>
          <table:table-cell office:value-type="string" table:style-name="ce3">
            <text:p>Escola Básica e Secundária Padre José Augusto da Fonseca, Aguiar da Beira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Aguiar da Beira</text:p>
          </table:table-cell>
          <table:table-cell office:value-type="string" table:style-name="ce3">
            <text:p>Público</text:p>
          </table:table-cell>
          <table:table-cell office:value-type="float" office:value="110" table:style-name="ce4">
            <text:p>110</text:p>
          </table:table-cell>
          <table:table-cell office:value-type="percentage" office:value="0.40909090909090901" table:style-name="ce21">
            <text:p>41%</text:p>
          </table:table-cell>
          <table:table-cell office:value-type="percentage" office:value="0.43657952444519799" table:style-name="ce21">
            <text:p>44%</text:p>
          </table:table-cell>
          <table:table-cell office:value-type="percentage" office:value="-2.7488615354289099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902777" table:style-name="ce28">
            <text:p>902777</text:p>
          </table:table-cell>
          <table:table-cell office:value-type="float" office:value="346378" table:style-name="ce4">
            <text:p>346378</text:p>
          </table:table-cell>
          <table:table-cell office:value-type="string" table:style-name="ce3">
            <text:p>Escola Básica e Secundária de Vilar Formoso, Almeida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Almeida</text:p>
          </table:table-cell>
          <table:table-cell office:value-type="string" table:style-name="ce3">
            <text:p>Público</text:p>
          </table:table-cell>
          <table:table-cell office:value-type="float" office:value="66" table:style-name="ce4">
            <text:p>66</text:p>
          </table:table-cell>
          <table:table-cell office:value-type="percentage" office:value="0.59090909090909105" table:style-name="ce21">
            <text:p>59%</text:p>
          </table:table-cell>
          <table:table-cell office:value-type="percentage" office:value="0.53860809174999802" table:style-name="ce21">
            <text:p>54%</text:p>
          </table:table-cell>
          <table:table-cell office:value-type="percentage" office:value="5.23009991590924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903883" table:style-name="ce28">
            <text:p>903883</text:p>
          </table:table-cell>
          <table:table-cell office:value-type="float" office:value="346070" table:style-name="ce4">
            <text:p>346070</text:p>
          </table:table-cell>
          <table:table-cell office:value-type="string" table:style-name="ce3">
            <text:p>Escola Básica e Secundária Sacadura Cabral, Celorico da Beira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Celorico da Beira</text:p>
          </table:table-cell>
          <table:table-cell office:value-type="string" table:style-name="ce3">
            <text:p>Público</text:p>
          </table:table-cell>
          <table:table-cell office:value-type="float" office:value="168" table:style-name="ce4">
            <text:p>168</text:p>
          </table:table-cell>
          <table:table-cell office:value-type="percentage" office:value="0.34523809523809501" table:style-name="ce21">
            <text:p>35%</text:p>
          </table:table-cell>
          <table:table-cell office:value-type="percentage" office:value="0.42558834066264201" table:style-name="ce21">
            <text:p>43%</text:p>
          </table:table-cell>
          <table:table-cell office:value-type="percentage" office:value="-8.0350245424546898E-2" table:style-name="ce22">
            <text:p>-8%</text:p>
          </table:table-cell>
          <table:table-cell table:number-columns-repeated="16374"/>
        </table:table-row>
        <table:table-row table:style-name="ro1">
          <table:table-cell office:value-type="float" office:value="904816" table:style-name="ce28">
            <text:p>904816</text:p>
          </table:table-cell>
          <table:table-cell office:value-type="float" office:value="403714" table:style-name="ce4">
            <text:p>403714</text:p>
          </table:table-cell>
          <table:table-cell office:value-type="string" table:style-name="ce3">
            <text:p>Escola Secundária de Figueira de Castelo Rodrigo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Figueira de Castelo Rodrigo</text:p>
          </table:table-cell>
          <table:table-cell office:value-type="string" table:style-name="ce3">
            <text:p>Público</text:p>
          </table:table-cell>
          <table:table-cell office:value-type="float" office:value="86" table:style-name="ce4">
            <text:p>86</text:p>
          </table:table-cell>
          <table:table-cell office:value-type="percentage" office:value="0.17441860465116299" table:style-name="ce21">
            <text:p>17%</text:p>
          </table:table-cell>
          <table:table-cell office:value-type="percentage" office:value="0.265724809131412" table:style-name="ce21">
            <text:p>27%</text:p>
          </table:table-cell>
          <table:table-cell office:value-type="percentage" office:value="-9.1306204480249106E-2" table:style-name="ce22">
            <text:p>-9%</text:p>
          </table:table-cell>
          <table:table-cell table:number-columns-repeated="16374"/>
        </table:table-row>
        <table:table-row table:style-name="ro1">
          <table:table-cell office:value-type="float" office:value="905382" table:style-name="ce28">
            <text:p>905382</text:p>
          </table:table-cell>
          <table:table-cell office:value-type="float" office:value="346366" table:style-name="ce4">
            <text:p>346366</text:p>
          </table:table-cell>
          <table:table-cell office:value-type="string" table:style-name="ce3">
            <text:p>Escola Básica e Secundária de Fornos de Algodres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Fornos de Algodres</text:p>
          </table:table-cell>
          <table:table-cell office:value-type="string" table:style-name="ce3">
            <text:p>Público</text:p>
          </table:table-cell>
          <table:table-cell office:value-type="float" office:value="103" table:style-name="ce4">
            <text:p>103</text:p>
          </table:table-cell>
          <table:table-cell office:value-type="percentage" office:value="0.56310679611650505" table:style-name="ce21">
            <text:p>56%</text:p>
          </table:table-cell>
          <table:table-cell office:value-type="percentage" office:value="0.386186951809108" table:style-name="ce21">
            <text:p>39%</text:p>
          </table:table-cell>
          <table:table-cell office:value-type="percentage" office:value="0.17691984430739699" table:style-name="ce22">
            <text:p>18%</text:p>
          </table:table-cell>
          <table:table-cell table:number-columns-repeated="16374"/>
        </table:table-row>
        <table:table-row table:style-name="ro1">
          <table:table-cell office:value-type="float" office:value="906690" table:style-name="ce28">
            <text:p>906690</text:p>
          </table:table-cell>
          <table:table-cell office:value-type="float" office:value="401870" table:style-name="ce4">
            <text:p>401870</text:p>
          </table:table-cell>
          <table:table-cell office:value-type="string" table:style-name="ce3">
            <text:p>Escola Secundária de Gouveia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Gouveia</text:p>
          </table:table-cell>
          <table:table-cell office:value-type="string" table:style-name="ce3">
            <text:p>Público</text:p>
          </table:table-cell>
          <table:table-cell office:value-type="float" office:value="198" table:style-name="ce4">
            <text:p>198</text:p>
          </table:table-cell>
          <table:table-cell office:value-type="percentage" office:value="0.42424242424242398" table:style-name="ce21">
            <text:p>42%</text:p>
          </table:table-cell>
          <table:table-cell office:value-type="percentage" office:value="0.47699862902771001" table:style-name="ce21">
            <text:p>48%</text:p>
          </table:table-cell>
          <table:table-cell office:value-type="percentage" office:value="-5.27562047852859E-2" table:style-name="ce22">
            <text:p>-5%</text:p>
          </table:table-cell>
          <table:table-cell table:number-columns-repeated="16374"/>
        </table:table-row>
        <table:table-row table:style-name="ro1">
          <table:table-cell office:value-type="float" office:value="907186" table:style-name="ce28">
            <text:p>907186</text:p>
          </table:table-cell>
          <table:table-cell office:value-type="float" office:value="346500" table:style-name="ce4">
            <text:p>346500</text:p>
          </table:table-cell>
          <table:table-cell office:value-type="string" table:style-name="ce3">
            <text:p>Escola Básica Carolina Beatriz Ângelo, Guarda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Público</text:p>
          </table:table-cell>
          <table:table-cell office:value-type="float" office:value="150" table:style-name="ce4">
            <text:p>150</text:p>
          </table:table-cell>
          <table:table-cell office:value-type="percentage" office:value="0.52" table:style-name="ce21">
            <text:p>52%</text:p>
          </table:table-cell>
          <table:table-cell office:value-type="percentage" office:value="0.43743346513179099" table:style-name="ce21">
            <text:p>44%</text:p>
          </table:table-cell>
          <table:table-cell office:value-type="percentage" office:value="8.2566534868209196E-2" table:style-name="ce22">
            <text:p>8%</text:p>
          </table:table-cell>
          <table:table-cell table:number-columns-repeated="16374"/>
        </table:table-row>
        <table:table-row table:style-name="ro1">
          <table:table-cell office:value-type="float" office:value="907230" table:style-name="ce28">
            <text:p>907230</text:p>
          </table:table-cell>
          <table:table-cell office:value-type="float" office:value="402886" table:style-name="ce4">
            <text:p>402886</text:p>
          </table:table-cell>
          <table:table-cell office:value-type="string" table:style-name="ce3">
            <text:p>Escola Básica e Secundária da Sé, Guarda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Público</text:p>
          </table:table-cell>
          <table:table-cell office:value-type="float" office:value="235" table:style-name="ce4">
            <text:p>235</text:p>
          </table:table-cell>
          <table:table-cell office:value-type="percentage" office:value="0.57872340425531899" table:style-name="ce21">
            <text:p>58%</text:p>
          </table:table-cell>
          <table:table-cell office:value-type="percentage" office:value="0.52247232658158305" table:style-name="ce21">
            <text:p>52%</text:p>
          </table:table-cell>
          <table:table-cell office:value-type="percentage" office:value="5.6251077673736001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907334" table:style-name="ce28">
            <text:p>907334</text:p>
          </table:table-cell>
          <table:table-cell office:value-type="float" office:value="400701" table:style-name="ce4">
            <text:p>400701</text:p>
          </table:table-cell>
          <table:table-cell office:value-type="string" table:style-name="ce3">
            <text:p>Escola Secundária Afonso de Albuquerque, Guarda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Público</text:p>
          </table:table-cell>
          <table:table-cell office:value-type="float" office:value="492" table:style-name="ce4">
            <text:p>492</text:p>
          </table:table-cell>
          <table:table-cell office:value-type="percentage" office:value="0.59959349593495903" table:style-name="ce21">
            <text:p>60%</text:p>
          </table:table-cell>
          <table:table-cell office:value-type="percentage" office:value="0.569664029926365" table:style-name="ce21">
            <text:p>57%</text:p>
          </table:table-cell>
          <table:table-cell office:value-type="percentage" office:value="2.9929466008594599E-2" table:style-name="ce22">
            <text:p>3%</text:p>
          </table:table-cell>
          <table:table-cell table:number-columns-repeated="16374"/>
        </table:table-row>
        <table:table-row table:style-name="ro1">
          <table:table-cell office:value-type="float" office:value="907452" table:style-name="ce28">
            <text:p>907452</text:p>
          </table:table-cell>
          <table:table-cell office:value-type="float" office:value="380106" table:style-name="ce4">
            <text:p>380106</text:p>
          </table:table-cell>
          <table:table-cell office:value-type="string" table:style-name="ce3">
            <text:p>Escola Regional Dr. José Dinis da Fonseca, Arrifana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Privado</text:p>
          </table:table-cell>
          <table:table-cell office:value-type="float" office:value="110" table:style-name="ce4">
            <text:p>110</text:p>
          </table:table-cell>
          <table:table-cell office:value-type="percentage" office:value="0.61818181818181805" table:style-name="ce21">
            <text:p>62%</text:p>
          </table:table-cell>
          <table:table-cell office:value-type="percentage" office:value="0.60596878944093902" table:style-name="ce21">
            <text:p>61%</text:p>
          </table:table-cell>
          <table:table-cell office:value-type="percentage" office:value="1.2213028740879E-2" table:style-name="ce22">
            <text:p>1%</text:p>
          </table:table-cell>
          <table:table-cell table:number-columns-repeated="16374"/>
        </table:table-row>
        <table:table-row table:style-name="ro1">
          <table:table-cell office:value-type="float" office:value="907986" table:style-name="ce28">
            <text:p>907986</text:p>
          </table:table-cell>
          <table:table-cell office:value-type="float" office:value="343237" table:style-name="ce4">
            <text:p>343237</text:p>
          </table:table-cell>
          <table:table-cell office:value-type="string" table:style-name="ce3">
            <text:p>Escola Básica de São Miguel, Guarda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Público</text:p>
          </table:table-cell>
          <table:table-cell office:value-type="float" office:value="144" table:style-name="ce4">
            <text:p>144</text:p>
          </table:table-cell>
          <table:table-cell office:value-type="percentage" office:value="0.4375" table:style-name="ce21">
            <text:p>44%</text:p>
          </table:table-cell>
          <table:table-cell office:value-type="percentage" office:value="0.373021403606008" table:style-name="ce21">
            <text:p>37%</text:p>
          </table:table-cell>
          <table:table-cell office:value-type="percentage" office:value="6.4478596393992005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908063" table:style-name="ce28">
            <text:p>908063</text:p>
          </table:table-cell>
          <table:table-cell office:value-type="float" office:value="342063" table:style-name="ce4">
            <text:p>342063</text:p>
          </table:table-cell>
          <table:table-cell office:value-type="string" table:style-name="ce3">
            <text:p>Escola Básica e Secundária de Manteigas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Manteigas</text:p>
          </table:table-cell>
          <table:table-cell office:value-type="string" table:style-name="ce3">
            <text:p>Público</text:p>
          </table:table-cell>
          <table:table-cell office:value-type="float" office:value="69" table:style-name="ce4">
            <text:p>69</text:p>
          </table:table-cell>
          <table:table-cell office:value-type="percentage" office:value="0.565217391304348" table:style-name="ce21">
            <text:p>57%</text:p>
          </table:table-cell>
          <table:table-cell office:value-type="percentage" office:value="0.50300716894605002" table:style-name="ce21">
            <text:p>50%</text:p>
          </table:table-cell>
          <table:table-cell office:value-type="percentage" office:value="6.2210222358297401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909050" table:style-name="ce28">
            <text:p>909050</text:p>
          </table:table-cell>
          <table:table-cell office:value-type="float" office:value="346354" table:style-name="ce4">
            <text:p>346354</text:p>
          </table:table-cell>
          <table:table-cell office:value-type="string" table:style-name="ce3">
            <text:p>Escola Básica e Secundária de Meda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Meda</text:p>
          </table:table-cell>
          <table:table-cell office:value-type="string" table:style-name="ce3">
            <text:p>Público</text:p>
          </table:table-cell>
          <table:table-cell office:value-type="float" office:value="90" table:style-name="ce4">
            <text:p>90</text:p>
          </table:table-cell>
          <table:table-cell office:value-type="percentage" office:value="0.2" table:style-name="ce21">
            <text:p>20%</text:p>
          </table:table-cell>
          <table:table-cell office:value-type="percentage" office:value="0.270842492805976" table:style-name="ce21">
            <text:p>27%</text:p>
          </table:table-cell>
          <table:table-cell office:value-type="percentage" office:value="-7.0842492805975904E-2" table:style-name="ce22">
            <text:p>-7%</text:p>
          </table:table-cell>
          <table:table-cell table:number-columns-repeated="16374"/>
        </table:table-row>
        <table:table-row table:style-name="ro1">
          <table:table-cell office:value-type="float" office:value="910279" table:style-name="ce28">
            <text:p>910279</text:p>
          </table:table-cell>
          <table:table-cell office:value-type="float" office:value="403623" table:style-name="ce4">
            <text:p>403623</text:p>
          </table:table-cell>
          <table:table-cell office:value-type="string" table:style-name="ce3">
            <text:p>Escola Secundária de Pinhel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Pinhel</text:p>
          </table:table-cell>
          <table:table-cell office:value-type="string" table:style-name="ce3">
            <text:p>Público</text:p>
          </table:table-cell>
          <table:table-cell office:value-type="float" office:value="178" table:style-name="ce4">
            <text:p>178</text:p>
          </table:table-cell>
          <table:table-cell office:value-type="percentage" office:value="0.426966292134831" table:style-name="ce21">
            <text:p>43%</text:p>
          </table:table-cell>
          <table:table-cell office:value-type="percentage" office:value="0.48992392314591998" table:style-name="ce21">
            <text:p>49%</text:p>
          </table:table-cell>
          <table:table-cell office:value-type="percentage" office:value="-6.2957631011088505E-2" table:style-name="ce22">
            <text:p>-6%</text:p>
          </table:table-cell>
          <table:table-cell table:number-columns-repeated="16374"/>
        </table:table-row>
        <table:table-row table:style-name="ro1">
          <table:table-cell office:value-type="float" office:value="911829" table:style-name="ce28">
            <text:p>911829</text:p>
          </table:table-cell>
          <table:table-cell office:value-type="float" office:value="403611" table:style-name="ce4">
            <text:p>403611</text:p>
          </table:table-cell>
          <table:table-cell office:value-type="string" table:style-name="ce3">
            <text:p>Escola Secundária de Sabugal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Sabugal</text:p>
          </table:table-cell>
          <table:table-cell office:value-type="string" table:style-name="ce3">
            <text:p>Público</text:p>
          </table:table-cell>
          <table:table-cell office:value-type="float" office:value="124" table:style-name="ce4">
            <text:p>124</text:p>
          </table:table-cell>
          <table:table-cell office:value-type="percentage" office:value="0.47580645161290303" table:style-name="ce21">
            <text:p>48%</text:p>
          </table:table-cell>
          <table:table-cell office:value-type="percentage" office:value="0.41267610186552001" table:style-name="ce21">
            <text:p>41%</text:p>
          </table:table-cell>
          <table:table-cell office:value-type="percentage" office:value="6.3130349747383296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912009" table:style-name="ce28">
            <text:p>912009</text:p>
          </table:table-cell>
          <table:table-cell office:value-type="float" office:value="341010" table:style-name="ce4">
            <text:p>341010</text:p>
          </table:table-cell>
          <table:table-cell office:value-type="string" table:style-name="ce3">
            <text:p>Escola Básica Dr. Abranches Ferrão, Seia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Seia</text:p>
          </table:table-cell>
          <table:table-cell office:value-type="string" table:style-name="ce3">
            <text:p>Público</text:p>
          </table:table-cell>
          <table:table-cell office:value-type="float" office:value="85" table:style-name="ce4">
            <text:p>85</text:p>
          </table:table-cell>
          <table:table-cell office:value-type="percentage" office:value="0.4" table:style-name="ce21">
            <text:p>40%</text:p>
          </table:table-cell>
          <table:table-cell office:value-type="percentage" office:value="0.35220153978419899" table:style-name="ce21">
            <text:p>35%</text:p>
          </table:table-cell>
          <table:table-cell office:value-type="percentage" office:value="4.7798460215800698E-2" table:style-name="ce22">
            <text:p>5%</text:p>
          </table:table-cell>
          <table:table-cell table:number-columns-repeated="16374"/>
        </table:table-row>
        <table:table-row table:style-name="ro1">
          <table:table-cell office:value-type="float" office:value="912010" table:style-name="ce28">
            <text:p>912010</text:p>
          </table:table-cell>
          <table:table-cell office:value-type="float" office:value="344758" table:style-name="ce4">
            <text:p>344758</text:p>
          </table:table-cell>
          <table:table-cell office:value-type="string" table:style-name="ce3">
            <text:p>Escola Básica Dr. Guilherme Correia de Carvalho, Seia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Seia</text:p>
          </table:table-cell>
          <table:table-cell office:value-type="string" table:style-name="ce3">
            <text:p>Público</text:p>
          </table:table-cell>
          <table:table-cell office:value-type="float" office:value="215" table:style-name="ce4">
            <text:p>215</text:p>
          </table:table-cell>
          <table:table-cell office:value-type="percentage" office:value="0.55348837209302304" table:style-name="ce21">
            <text:p>55%</text:p>
          </table:table-cell>
          <table:table-cell office:value-type="percentage" office:value="0.49439425369499901" table:style-name="ce21">
            <text:p>49%</text:p>
          </table:table-cell>
          <table:table-cell office:value-type="percentage" office:value="5.9094118398024399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912615" table:style-name="ce28">
            <text:p>912615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xternato Evaristo Nogueira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Seia</text:p>
          </table:table-cell>
          <table:table-cell office:value-type="string" table:style-name="ce3">
            <text:p>Privado</text:p>
          </table:table-cell>
          <table:table-cell office:value-type="float" office:value="98" table:style-name="ce4">
            <text:p>98</text:p>
          </table:table-cell>
          <table:table-cell office:value-type="percentage" office:value="0.31632653061224503" table:style-name="ce21">
            <text:p>32%</text:p>
          </table:table-cell>
          <table:table-cell office:value-type="percentage" office:value="0.43160404267282998" table:style-name="ce21">
            <text:p>43%</text:p>
          </table:table-cell>
          <table:table-cell office:value-type="percentage" office:value="-0.11527751206058599" table:style-name="ce22">
            <text:p>-12%</text:p>
          </table:table-cell>
          <table:table-cell table:number-columns-repeated="16374"/>
        </table:table-row>
        <table:table-row table:style-name="ro1">
          <table:table-cell office:value-type="float" office:value="912797" table:style-name="ce28">
            <text:p>912797</text:p>
          </table:table-cell>
          <table:table-cell office:value-type="float" office:value="343298" table:style-name="ce4">
            <text:p>343298</text:p>
          </table:table-cell>
          <table:table-cell office:value-type="string" table:style-name="ce3">
            <text:p>Escola Básica de Tourais-Paranhos, Seia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Seia</text:p>
          </table:table-cell>
          <table:table-cell office:value-type="string" table:style-name="ce3">
            <text:p>Público</text:p>
          </table:table-cell>
          <table:table-cell office:value-type="float" office:value="60" table:style-name="ce4">
            <text:p>60</text:p>
          </table:table-cell>
          <table:table-cell office:value-type="percentage" office:value="0.45" table:style-name="ce21">
            <text:p>45%</text:p>
          </table:table-cell>
          <table:table-cell office:value-type="percentage" office:value="0.39317356375370299" table:style-name="ce21">
            <text:p>39%</text:p>
          </table:table-cell>
          <table:table-cell office:value-type="percentage" office:value="5.6826436246296602E-2" table:style-name="ce22">
            <text:p>6%</text:p>
          </table:table-cell>
          <table:table-cell table:number-columns-repeated="16374"/>
        </table:table-row>
        <table:table-row table:style-name="ro1">
          <table:table-cell office:value-type="float" office:value="913322" table:style-name="ce28">
            <text:p>913322</text:p>
          </table:table-cell>
          <table:table-cell office:value-type="string" table:style-name="ce4">
            <text:p>*</text:p>
          </table:table-cell>
          <table:table-cell office:value-type="string" table:style-name="ce3">
            <text:p>Escola Básica de Trancoso</text:p>
          </table:table-cell>
          <table:table-cell office:value-type="string" table:style-name="ce3">
            <text:p>Guarda</text:p>
          </table:table-cell>
          <table:table-cell office:value-type="string" table:style-name="ce3">
            <text:p>Trancoso</text:p>
          </table:table-cell>
          <table:table-cell office:value-type="string" table:style-name="ce3">
            <text:p>Público</text:p>
          </table:table-cell>
          <table:table-cell office:value-type="float" office:value="194" table:style-name="ce4">
            <text:p>194</text:p>
          </table:table-cell>
          <table:table-cell office:value-type="percentage" office:value="0.44329896907216498" table:style-name="ce21">
            <text:p>44%</text:p>
          </table:table-cell>
          <table:table-cell office:value-type="percentage" office:value="0.47205429632203399" table:style-name="ce21">
            <text:p>47%</text:p>
          </table:table-cell>
          <table:table-cell office:value-type="percentage" office:value="-2.8755327249869001E-2" table:style-name="ce22">
            <text:p>-3%</text:p>
          </table:table-cell>
          <table:table-cell table:number-columns-repeated="16374"/>
        </table:table-row>
        <table:table-row table:style-name="ro1">
          <table:table-cell office:value-type="float" office:value="914907" table:style-name="ce29">
            <text:p>914907</text:p>
          </table:table-cell>
          <table:table-cell office:value-type="float" office:value="402904" table:style-name="ce26">
            <text:p>402904</text:p>
          </table:table-cell>
          <table:table-cell office:value-type="string" table:style-name="ce18">
            <text:p>Escola Básica e Secundária Tenente Coronel Adão Carrapatoso, Vila Nova de Foz Côa</text:p>
          </table:table-cell>
          <table:table-cell office:value-type="string" table:style-name="ce18">
            <text:p>Guarda</text:p>
          </table:table-cell>
          <table:table-cell office:value-type="string" table:style-name="ce18">
            <text:p>Vila Nova de Foz Côa</text:p>
          </table:table-cell>
          <table:table-cell office:value-type="string" table:style-name="ce18">
            <text:p>Público</text:p>
          </table:table-cell>
          <table:table-cell office:value-type="float" office:value="149" table:style-name="ce26">
            <text:p>149</text:p>
          </table:table-cell>
          <table:table-cell office:value-type="percentage" office:value="0.39597315436241598" table:style-name="ce23">
            <text:p>40%</text:p>
          </table:table-cell>
          <table:table-cell office:value-type="percentage" office:value="0.39887082811187202" table:style-name="ce23">
            <text:p>40%</text:p>
          </table:table-cell>
          <table:table-cell office:value-type="percentage" office:value="-2.89767374945575E-3" table:style-name="ce24">
            <text:p>0%</text:p>
          </table:table-cell>
          <table:table-cell table:number-columns-repeated="16374"/>
        </table:table-row>
        <table:table-row table:style-name="ro1">
          <table:table-cell table:number-columns-repeated="16384" table:style-name="ce9"/>
        </table:table-row>
        <table:table-row table:style-name="ro1">
          <table:table-cell office:value-type="string" table:style-name="ce8">
            <text:p><text:span text:style-name="T2">Fonte:</text:span><text:s/>Bases de dados do Júri Nacional de Exames e informação reportada pelas escolas aos sistemas de informação do Ministério da Educação. Apuramentos DGEEC.</text:p>
          </table:table-cell>
          <table:table-cell table:style-name="ce8"/>
          <table:table-cell table:number-columns-repeated="8" table:style-name="ce9"/>
          <table:table-cell table:number-columns-repeated="16374"/>
        </table:table-row>
        <table:table-row table:style-name="ro1">
          <table:table-cell table:number-columns-repeated="2" table:style-name="ce8"/>
          <table:table-cell table:number-columns-repeated="8" table:style-name="ce9"/>
          <table:table-cell table:number-columns-repeated="16374"/>
        </table:table-row>
        <table:table-row table:style-name="ro1">
          <table:table-cell table:number-columns-repeated="10" table:style-name="ce9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38">
            <text:p><text:span text:style-name="T2">Nota 1:</text:span><text:s/>Nesta lista apenas se apresentam valores para as escolas de Portugal Continental com um mínimo de 50 alunos na amostra agregada dos três anos 2017 - 2019.</text:p>
          </table:table-cell>
          <table:covered-table-cell table:number-columns-repeated="7"/>
          <table:table-cell table:number-columns-repeated="2" table:style-name="ce9"/>
          <table:table-cell table:number-columns-repeated="16374"/>
        </table:table-row>
        <table:table-row table:style-name="ro1">
          <table:table-cell table:number-columns-repeated="10" table:style-name="ce9"/>
          <table:table-cell table:number-columns-repeated="16374"/>
        </table:table-row>
        <table:table-row table:style-name="ro1">
          <table:table-cell office:value-type="string" table:style-name="ce6">
            <text:p>Nota 2:</text:p>
          </table:table-cell>
          <table:table-cell table:style-name="ce6"/>
          <table:table-cell table:number-columns-repeated="3" table:style-name="ce7"/>
          <table:table-cell table:number-columns-repeated="5" table:style-name="ce9"/>
          <table:table-cell table:number-columns-repeated="16374"/>
        </table:table-row>
        <table:table-row table:style-name="ro4">
          <table:table-cell table:number-columns-spanned="8" table:number-rows-spanned="1" table:style-name="ce35"/>
          <table:covered-table-cell table:number-columns-repeated="7"/>
          <table:table-cell table:number-columns-repeated="2" table:style-name="ce9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5">
            <text:p>O indicador dos percursos diretos de sucesso analisa a percentagem de alunos da escola que obtêm classificação positiva nas duas provas finais do 9.º ano, após um percurso sem retenções nos 7.º e 8.º anos de escolaridade. Estes podem ser considerados percursos diretos de sucesso no 3.º ciclo do ensino básico geral ou artístico.<text:s/></text:p>
            <text:p/>
            <text:p>A percentagem de percursos diretos de sucesso entre os alunos da escola é comparada com a percentagem média nacional para alunos que, três anos antes, imediatamente antes de iniciarem o 3.º ciclo, tinham idade e perfil socioeconómico semelhantes aos dos alunos da escola.<text:s/></text:p>
            <text:p/>
            <text:p>Tendo os dois grupos o mesmo perfil à entrada do 3.º ciclo, o objetivo é perceber se o trabalho desenvolvido ao longo do ciclo conduziu a resultados também iguais, ou se, pelo contrário, os alunos da escola se destacaram pela positiva / negativa dos seus colegas nacionais.<text:s/></text:p>
            <text:p/>
            <text:p>Assim, a principal variável de interesse é a<text:s/><text:span text:style-name="T2">diferença</text:span><text:span text:style-name="T1"><text:s/></text:span>entre a percentagem percursos diretos de sucesso na escola e a média nacional para alunos com perfil anterior semelhante (coluna I). Por exemplo, se esta diferença for de 8 pontos, isto significa que a percentagem de percursos de sucesso na escola esteve 8 pontos percentuais acima da média nacional (média calculada para alunos com perfil anterior semelhante).</text:p>
            <text:p/>
            <text:p/>
          </table:table-cell>
          <table:covered-table-cell table:number-columns-repeated="7"/>
          <table:table-cell table:number-columns-repeated="2" table:style-name="ce9"/>
          <table:table-cell table:number-columns-repeated="16374"/>
        </table:table-row>
        <table:table-row table:style-name="ro4">
          <table:table-cell table:number-columns-repeated="8" table:style-name="ce9"/>
          <table:table-cell table:number-columns-repeated="16376" table:style-name="ce5"/>
        </table:table-row>
        <table:table-row table:style-name="ro6">
          <table:table-cell office:value-type="string" table:number-columns-spanned="8" table:number-rows-spanned="1" table:style-name="ce35">
            <text:p><text:span text:style-name="T2">As principais vantagens deste indicador são:</text:span></text:p>
            <text:p/>
            <text:p><text:span text:style-name="T2">1)</text:span><text:s/>Leva em conta o nível dos alunos que a escola recebe à entrada do 3.º ciclo, logo é mais justo para a escola e não incentiva a seleção de alunos.</text:p>
            <text:p/>
            <text:p><text:span text:style-name="T2">2)</text:span><text:s/>Ao valorizar o sucesso durante todo o percurso no 3.º ciclo, não premeia a retenção.</text:p>
            <text:p/>
            <text:p><text:span text:style-name="T2">3)</text:span><text:s/>Combina as avaliações interna e externa, pelo que é bastante robusto.</text:p>
            <text:p/>
            <text:p><text:span text:style-name="T2">4)</text:span><text:s/>Ao considerar os resultados agregados dos últimos três anos, valoriza também a<text:s/><text:span text:style-name="T2">consistência</text:span><text:s/>de resultados na escola, e não os desvios fortuitos que podem surgir nos resultados anuais.</text:p>
          </table:table-cell>
          <table:covered-table-cell table:number-columns-repeated="7"/>
          <table:table-cell table:number-columns-repeated="2" table:style-name="ce9"/>
          <table:table-cell table:number-columns-repeated="16374"/>
        </table:table-row>
        <table:table-row table:number-rows-repeated="2" table:style-name="ro1">
          <table:table-cell table:number-columns-repeated="10" table:style-name="ce9"/>
          <table:table-cell table:number-columns-repeated="16374"/>
        </table:table-row>
        <table:table-row table:style-name="ro1">
          <table:table-cell office:value-type="string" table:style-name="ce6">
            <text:p>Nota *:<text:s/><text:span text:style-name="T1">A escola não consta na base de dados ENEB2019 e não realizou provas finais do 3.º ciclo em 2019.</text:span></text:p>
          </table:table-cell>
          <table:table-cell table:number-columns-repeated="9" table:style-name="ce9"/>
          <table:table-cell table:number-columns-repeated="16374"/>
        </table:table-row>
        <table:table-row table:number-rows-repeated="6" table:style-name="ro1">
          <table:table-cell table:number-columns-repeated="10" table:style-name="ce9"/>
          <table:table-cell table:number-columns-repeated="16374"/>
        </table:table-row>
        <table:table-row table:number-rows-repeated="1047413" table:style-name="ro1">
          <table:table-cell table:number-columns-repeated="16384"/>
        </table:table-row>
      </table:table>
      <table:table table:name="PercursosDiretosSucessoConcelho" table:style-name="ta2">
        <table:table-column table:style-name="co5" table:default-cell-style-name="ce5"/>
        <table:table-column table:style-name="co2" table:default-cell-style-name="ce5"/>
        <table:table-column table:style-name="co7" table:default-cell-style-name="ce5"/>
        <table:table-column table:style-name="co11" table:default-cell-style-name="ce5"/>
        <table:table-column table:style-name="co8" table:default-cell-style-name="ce5"/>
        <table:table-column table:style-name="co12" table:default-cell-style-name="ce5"/>
        <table:table-column table:style-name="co10" table:number-columns-repeated="16378" table:default-cell-style-name="ce5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sultados dos concelhos no indicador global dos percursos diretos de sucesso: 3.º ciclo do ensino básico geral e cursos artísticos.</text:p>
          </table:table-cell>
          <table:table-cell table:number-columns-repeated="16383" table:style-name="ce5"/>
        </table:table-row>
        <table:table-row table:number-rows-repeated="2" table:style-name="ro1">
          <table:table-cell table:number-columns-repeated="16384"/>
        </table:table-row>
        <table:table-row table:style-name="ro7">
          <table:table-cell table:number-columns-repeated="2" table:style-name="ce5"/>
          <table:table-cell office:value-type="string" table:number-columns-spanned="4" table:number-rows-spanned="1" table:style-name="ce40">
            <text:p>Resultado do último triénio (2017 - 2019)</text:p>
          </table:table-cell>
          <table:covered-table-cell table:number-columns-repeated="3"/>
          <table:table-cell table:number-columns-repeated="16378"/>
        </table:table-row>
        <table:table-row table:style-name="ro8">
          <table:table-cell office:value-type="string" table:style-name="ce30">
            <text:p>Concelho</text:p>
          </table:table-cell>
          <table:table-cell office:value-type="string" table:style-name="ce31">
            <text:p>Distrito</text:p>
          </table:table-cell>
          <table:table-cell office:value-type="string" table:style-name="ce31">
            <text:p>N.º de alunos do concelho na amostra<text:s/></text:p>
          </table:table-cell>
          <table:table-cell office:value-type="string" table:style-name="ce31">
            <text:p>Percentagem de percursos diretos de sucesso no concelho</text:p>
          </table:table-cell>
          <table:table-cell office:value-type="string" table:style-name="ce32">
            <text:p>Percentagem de percursos diretos de sucesso entre os alunos do país com perfil semelhante (média nacional)</text:p>
          </table:table-cell>
          <table:table-cell office:value-type="string" table:style-name="ce33">
            <text:p>Resultado do concelho face à média nacional <text:s text:c="15"/>(diferença entre a percentagem de percursos diretos de sucesso no concelho e a média nacional, em pontos percentuais)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Fornos de Algodres</text:p>
          </table:table-cell>
          <table:table-cell office:value-type="string" table:style-name="ce15">
            <text:p>Guarda</text:p>
          </table:table-cell>
          <table:table-cell office:value-type="float" office:value="103" table:style-name="ce25">
            <text:p>103</text:p>
          </table:table-cell>
          <table:table-cell office:value-type="percentage" office:value="0.56310679611650505" table:style-name="ce19">
            <text:p>56%</text:p>
          </table:table-cell>
          <table:table-cell office:value-type="percentage" office:value="0.386186951809108" table:style-name="ce19">
            <text:p>39%</text:p>
          </table:table-cell>
          <table:table-cell office:value-type="percentage" office:value="0.17691984430739699" table:style-name="ce20">
            <text:p>18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Barrancos</text:p>
          </table:table-cell>
          <table:table-cell office:value-type="string" table:style-name="ce3">
            <text:p>Beja</text:p>
          </table:table-cell>
          <table:table-cell office:value-type="float" office:value="38" table:style-name="ce4">
            <text:p>38</text:p>
          </table:table-cell>
          <table:table-cell office:value-type="percentage" office:value="0.55263157894736803" table:style-name="ce21">
            <text:p>55%</text:p>
          </table:table-cell>
          <table:table-cell office:value-type="percentage" office:value="0.37964007411056799" table:style-name="ce21">
            <text:p>38%</text:p>
          </table:table-cell>
          <table:table-cell office:value-type="percentage" office:value="0.17299150483680001" table:style-name="ce22">
            <text:p>17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ardoal</text:p>
          </table:table-cell>
          <table:table-cell office:value-type="string" table:style-name="ce3">
            <text:p>Santarém</text:p>
          </table:table-cell>
          <table:table-cell office:value-type="float" office:value="108" table:style-name="ce4">
            <text:p>108</text:p>
          </table:table-cell>
          <table:table-cell office:value-type="percentage" office:value="0.49074074074074098" table:style-name="ce21">
            <text:p>49%</text:p>
          </table:table-cell>
          <table:table-cell office:value-type="percentage" office:value="0.34781003790672699" table:style-name="ce21">
            <text:p>35%</text:p>
          </table:table-cell>
          <table:table-cell office:value-type="percentage" office:value="0.14293070283401399" table:style-name="ce22">
            <text:p>1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iranda do Corvo</text:p>
          </table:table-cell>
          <table:table-cell office:value-type="string" table:style-name="ce3">
            <text:p>Coimbra</text:p>
          </table:table-cell>
          <table:table-cell office:value-type="float" office:value="287" table:style-name="ce4">
            <text:p>287</text:p>
          </table:table-cell>
          <table:table-cell office:value-type="percentage" office:value="0.54703832752613202" table:style-name="ce21">
            <text:p>55%</text:p>
          </table:table-cell>
          <table:table-cell office:value-type="percentage" office:value="0.41741493787623202" table:style-name="ce21">
            <text:p>42%</text:p>
          </table:table-cell>
          <table:table-cell office:value-type="percentage" office:value="0.1296233896499" table:style-name="ce22">
            <text:p>1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Oleiros</text:p>
          </table:table-cell>
          <table:table-cell office:value-type="string" table:style-name="ce3">
            <text:p>Castelo Branco</text:p>
          </table:table-cell>
          <table:table-cell office:value-type="float" office:value="69" table:style-name="ce4">
            <text:p>69</text:p>
          </table:table-cell>
          <table:table-cell office:value-type="percentage" office:value="0.53623188405797095" table:style-name="ce21">
            <text:p>54%</text:p>
          </table:table-cell>
          <table:table-cell office:value-type="percentage" office:value="0.420966023754135" table:style-name="ce21">
            <text:p>42%</text:p>
          </table:table-cell>
          <table:table-cell office:value-type="percentage" office:value="0.115265860303836" table:style-name="ce22">
            <text:p>1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enamacor</text:p>
          </table:table-cell>
          <table:table-cell office:value-type="string" table:style-name="ce3">
            <text:p>Castelo Branco</text:p>
          </table:table-cell>
          <table:table-cell office:value-type="float" office:value="81" table:style-name="ce4">
            <text:p>81</text:p>
          </table:table-cell>
          <table:table-cell office:value-type="percentage" office:value="0.43209876543209902" table:style-name="ce21">
            <text:p>43%</text:p>
          </table:table-cell>
          <table:table-cell office:value-type="percentage" office:value="0.32699385123124702" table:style-name="ce21">
            <text:p>33%</text:p>
          </table:table-cell>
          <table:table-cell office:value-type="percentage" office:value="0.105104914200852" table:style-name="ce22">
            <text:p>1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la de Rei</text:p>
          </table:table-cell>
          <table:table-cell office:value-type="string" table:style-name="ce3">
            <text:p>Castelo Branco</text:p>
          </table:table-cell>
          <table:table-cell office:value-type="float" office:value="81" table:style-name="ce4">
            <text:p>81</text:p>
          </table:table-cell>
          <table:table-cell office:value-type="percentage" office:value="0.44444444444444398" table:style-name="ce21">
            <text:p>44%</text:p>
          </table:table-cell>
          <table:table-cell office:value-type="percentage" office:value="0.33971491956952798" table:style-name="ce21">
            <text:p>34%</text:p>
          </table:table-cell>
          <table:table-cell office:value-type="percentage" office:value="0.104729524874917" table:style-name="ce22">
            <text:p>1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ampo Maior</text:p>
          </table:table-cell>
          <table:table-cell office:value-type="string" table:style-name="ce3">
            <text:p>Portalegre</text:p>
          </table:table-cell>
          <table:table-cell office:value-type="float" office:value="242" table:style-name="ce4">
            <text:p>242</text:p>
          </table:table-cell>
          <table:table-cell office:value-type="percentage" office:value="0.44214876033057898" table:style-name="ce21">
            <text:p>44%</text:p>
          </table:table-cell>
          <table:table-cell office:value-type="percentage" office:value="0.35406560344584398" table:style-name="ce21">
            <text:p>35%</text:p>
          </table:table-cell>
          <table:table-cell office:value-type="percentage" office:value="8.8083156884734795E-2" table:style-name="ce22">
            <text:p>9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onchique</text:p>
          </table:table-cell>
          <table:table-cell office:value-type="string" table:style-name="ce3">
            <text:p>Faro</text:p>
          </table:table-cell>
          <table:table-cell office:value-type="float" office:value="96" table:style-name="ce4">
            <text:p>96</text:p>
          </table:table-cell>
          <table:table-cell office:value-type="percentage" office:value="0.44791666666666702" table:style-name="ce21">
            <text:p>45%</text:p>
          </table:table-cell>
          <table:table-cell office:value-type="percentage" office:value="0.36083391124892999" table:style-name="ce21">
            <text:p>36%</text:p>
          </table:table-cell>
          <table:table-cell office:value-type="percentage" office:value="8.7082755417736593E-2" table:style-name="ce22">
            <text:p>9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onte de Lima</text:p>
          </table:table-cell>
          <table:table-cell office:value-type="string" table:style-name="ce3">
            <text:p>Viana do Castelo</text:p>
          </table:table-cell>
          <table:table-cell office:value-type="float" office:value="1265" table:style-name="ce4">
            <text:p>1265</text:p>
          </table:table-cell>
          <table:table-cell office:value-type="percentage" office:value="0.539920948616601" table:style-name="ce21">
            <text:p>54%</text:p>
          </table:table-cell>
          <table:table-cell office:value-type="percentage" office:value="0.45457143174235298" table:style-name="ce21">
            <text:p>45%</text:p>
          </table:table-cell>
          <table:table-cell office:value-type="percentage" office:value="8.5349516874248202E-2" table:style-name="ce22">
            <text:p>9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Ferreira do Zêzere</text:p>
          </table:table-cell>
          <table:table-cell office:value-type="string" table:style-name="ce3">
            <text:p>Santarém</text:p>
          </table:table-cell>
          <table:table-cell office:value-type="float" office:value="185" table:style-name="ce4">
            <text:p>185</text:p>
          </table:table-cell>
          <table:table-cell office:value-type="percentage" office:value="0.43783783783783797" table:style-name="ce21">
            <text:p>44%</text:p>
          </table:table-cell>
          <table:table-cell office:value-type="percentage" office:value="0.353648264980847" table:style-name="ce21">
            <text:p>35%</text:p>
          </table:table-cell>
          <table:table-cell office:value-type="percentage" office:value="8.4189572856990399E-2" table:style-name="ce22">
            <text:p>8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Tabuaço</text:p>
          </table:table-cell>
          <table:table-cell office:value-type="string" table:style-name="ce3">
            <text:p>Viseu</text:p>
          </table:table-cell>
          <table:table-cell office:value-type="float" office:value="111" table:style-name="ce4">
            <text:p>111</text:p>
          </table:table-cell>
          <table:table-cell office:value-type="percentage" office:value="0.35135135135135098" table:style-name="ce21">
            <text:p>35%</text:p>
          </table:table-cell>
          <table:table-cell office:value-type="percentage" office:value="0.26738036457075498" table:style-name="ce21">
            <text:p>27%</text:p>
          </table:table-cell>
          <table:table-cell office:value-type="percentage" office:value="8.3970986780596002E-2" table:style-name="ce22">
            <text:p>8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lijó</text:p>
          </table:table-cell>
          <table:table-cell office:value-type="string" table:style-name="ce3">
            <text:p>Vila Real</text:p>
          </table:table-cell>
          <table:table-cell office:value-type="float" office:value="255" table:style-name="ce4">
            <text:p>255</text:p>
          </table:table-cell>
          <table:table-cell office:value-type="percentage" office:value="0.45098039215686297" table:style-name="ce21">
            <text:p>45%</text:p>
          </table:table-cell>
          <table:table-cell office:value-type="percentage" office:value="0.37062636988233" table:style-name="ce21">
            <text:p>37%</text:p>
          </table:table-cell>
          <table:table-cell office:value-type="percentage" office:value="8.0354022274533199E-2" table:style-name="ce22">
            <text:p>8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Esposende</text:p>
          </table:table-cell>
          <table:table-cell office:value-type="string" table:style-name="ce3">
            <text:p>Braga</text:p>
          </table:table-cell>
          <table:table-cell office:value-type="float" office:value="1076" table:style-name="ce4">
            <text:p>1076</text:p>
          </table:table-cell>
          <table:table-cell office:value-type="percentage" office:value="0.53531598513011103" table:style-name="ce21">
            <text:p>54%</text:p>
          </table:table-cell>
          <table:table-cell office:value-type="percentage" office:value="0.45561165491209699" table:style-name="ce21">
            <text:p>46%</text:p>
          </table:table-cell>
          <table:table-cell office:value-type="percentage" office:value="7.9704330218014194E-2" table:style-name="ce22">
            <text:p>8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anta Comba Dão</text:p>
          </table:table-cell>
          <table:table-cell office:value-type="string" table:style-name="ce3">
            <text:p>Viseu</text:p>
          </table:table-cell>
          <table:table-cell office:value-type="float" office:value="286" table:style-name="ce4">
            <text:p>286</text:p>
          </table:table-cell>
          <table:table-cell office:value-type="percentage" office:value="0.48951048951048998" table:style-name="ce21">
            <text:p>49%</text:p>
          </table:table-cell>
          <table:table-cell office:value-type="percentage" office:value="0.41375156079818698" table:style-name="ce21">
            <text:p>41%</text:p>
          </table:table-cell>
          <table:table-cell office:value-type="percentage" office:value="7.5758928712302998E-2" table:style-name="ce22">
            <text:p>8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elgaço</text:p>
          </table:table-cell>
          <table:table-cell office:value-type="string" table:style-name="ce3">
            <text:p>Viana do Castelo</text:p>
          </table:table-cell>
          <table:table-cell office:value-type="float" office:value="162" table:style-name="ce4">
            <text:p>162</text:p>
          </table:table-cell>
          <table:table-cell office:value-type="percentage" office:value="0.54320987654320996" table:style-name="ce21">
            <text:p>54%</text:p>
          </table:table-cell>
          <table:table-cell office:value-type="percentage" office:value="0.47044725124071901" table:style-name="ce21">
            <text:p>47%</text:p>
          </table:table-cell>
          <table:table-cell office:value-type="percentage" office:value="7.2762625302491293E-2" table:style-name="ce22">
            <text:p>7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ortágua</text:p>
          </table:table-cell>
          <table:table-cell office:value-type="string" table:style-name="ce3">
            <text:p>Viseu</text:p>
          </table:table-cell>
          <table:table-cell office:value-type="float" office:value="201" table:style-name="ce4">
            <text:p>201</text:p>
          </table:table-cell>
          <table:table-cell office:value-type="percentage" office:value="0.51243781094527396" table:style-name="ce21">
            <text:p>51%</text:p>
          </table:table-cell>
          <table:table-cell office:value-type="percentage" office:value="0.43982372116149099" table:style-name="ce21">
            <text:p>44%</text:p>
          </table:table-cell>
          <table:table-cell office:value-type="percentage" office:value="7.2614089783782795E-2" table:style-name="ce22">
            <text:p>7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nsião</text:p>
          </table:table-cell>
          <table:table-cell office:value-type="string" table:style-name="ce3">
            <text:p>Leiria</text:p>
          </table:table-cell>
          <table:table-cell office:value-type="float" office:value="352" table:style-name="ce4">
            <text:p>352</text:p>
          </table:table-cell>
          <table:table-cell office:value-type="percentage" office:value="0.57670454545454497" table:style-name="ce21">
            <text:p>58%</text:p>
          </table:table-cell>
          <table:table-cell office:value-type="percentage" office:value="0.506836570978344" table:style-name="ce21">
            <text:p>51%</text:p>
          </table:table-cell>
          <table:table-cell office:value-type="percentage" office:value="6.9867974476201106E-2" table:style-name="ce22">
            <text:p>7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anteigas</text:p>
          </table:table-cell>
          <table:table-cell office:value-type="string" table:style-name="ce3">
            <text:p>Guarda</text:p>
          </table:table-cell>
          <table:table-cell office:value-type="float" office:value="69" table:style-name="ce4">
            <text:p>69</text:p>
          </table:table-cell>
          <table:table-cell office:value-type="percentage" office:value="0.565217391304348" table:style-name="ce21">
            <text:p>57%</text:p>
          </table:table-cell>
          <table:table-cell office:value-type="percentage" office:value="0.50300716894605002" table:style-name="ce21">
            <text:p>50%</text:p>
          </table:table-cell>
          <table:table-cell office:value-type="percentage" office:value="6.2210222358297401E-2" table:style-name="ce22">
            <text:p>6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Estremoz</text:p>
          </table:table-cell>
          <table:table-cell office:value-type="string" table:style-name="ce3">
            <text:p>Évora</text:p>
          </table:table-cell>
          <table:table-cell office:value-type="float" office:value="297" table:style-name="ce4">
            <text:p>297</text:p>
          </table:table-cell>
          <table:table-cell office:value-type="percentage" office:value="0.48821548821548799" table:style-name="ce21">
            <text:p>49%</text:p>
          </table:table-cell>
          <table:table-cell office:value-type="percentage" office:value="0.42653045459991301" table:style-name="ce21">
            <text:p>43%</text:p>
          </table:table-cell>
          <table:table-cell office:value-type="percentage" office:value="6.1685033615575001E-2" table:style-name="ce22">
            <text:p>6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aredes de Coura</text:p>
          </table:table-cell>
          <table:table-cell office:value-type="string" table:style-name="ce3">
            <text:p>Viana do Castelo</text:p>
          </table:table-cell>
          <table:table-cell office:value-type="float" office:value="227" table:style-name="ce4">
            <text:p>227</text:p>
          </table:table-cell>
          <table:table-cell office:value-type="percentage" office:value="0.444933920704846" table:style-name="ce21">
            <text:p>44%</text:p>
          </table:table-cell>
          <table:table-cell office:value-type="percentage" office:value="0.38340368906245098" table:style-name="ce21">
            <text:p>38%</text:p>
          </table:table-cell>
          <table:table-cell office:value-type="percentage" office:value="6.1530231642394802E-2" table:style-name="ce22">
            <text:p>6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ontemor-o-Velho</text:p>
          </table:table-cell>
          <table:table-cell office:value-type="string" table:style-name="ce3">
            <text:p>Coimbra</text:p>
          </table:table-cell>
          <table:table-cell office:value-type="float" office:value="500" table:style-name="ce4">
            <text:p>500</text:p>
          </table:table-cell>
          <table:table-cell office:value-type="percentage" office:value="0.53800000000000003" table:style-name="ce21">
            <text:p>54%</text:p>
          </table:table-cell>
          <table:table-cell office:value-type="percentage" office:value="0.47834548426517098" table:style-name="ce21">
            <text:p>48%</text:p>
          </table:table-cell>
          <table:table-cell office:value-type="percentage" office:value="5.9654515734829598E-2" table:style-name="ce22">
            <text:p>6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Figueira da Foz</text:p>
          </table:table-cell>
          <table:table-cell office:value-type="string" table:style-name="ce3">
            <text:p>Coimbra</text:p>
          </table:table-cell>
          <table:table-cell office:value-type="float" office:value="1529" table:style-name="ce4">
            <text:p>1529</text:p>
          </table:table-cell>
          <table:table-cell office:value-type="percentage" office:value="0.55068672334859403" table:style-name="ce21">
            <text:p>55%</text:p>
          </table:table-cell>
          <table:table-cell office:value-type="percentage" office:value="0.49145637417995902" table:style-name="ce21">
            <text:p>49%</text:p>
          </table:table-cell>
          <table:table-cell office:value-type="percentage" office:value="5.9230349168635302E-2" table:style-name="ce22">
            <text:p>6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ovilhã</text:p>
          </table:table-cell>
          <table:table-cell office:value-type="string" table:style-name="ce3">
            <text:p>Castelo Branco</text:p>
          </table:table-cell>
          <table:table-cell office:value-type="float" office:value="1145" table:style-name="ce4">
            <text:p>1145</text:p>
          </table:table-cell>
          <table:table-cell office:value-type="percentage" office:value="0.52925764192139702" table:style-name="ce21">
            <text:p>53%</text:p>
          </table:table-cell>
          <table:table-cell office:value-type="percentage" office:value="0.47087748696589499" table:style-name="ce21">
            <text:p>47%</text:p>
          </table:table-cell>
          <table:table-cell office:value-type="percentage" office:value="5.8380154955502597E-2" table:style-name="ce22">
            <text:p>6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Barcelos</text:p>
          </table:table-cell>
          <table:table-cell office:value-type="string" table:style-name="ce3">
            <text:p>Braga</text:p>
          </table:table-cell>
          <table:table-cell office:value-type="float" office:value="3478" table:style-name="ce4">
            <text:p>3478</text:p>
          </table:table-cell>
          <table:table-cell office:value-type="percentage" office:value="0.54571592869465202" table:style-name="ce21">
            <text:p>55%</text:p>
          </table:table-cell>
          <table:table-cell office:value-type="percentage" office:value="0.48797202312872301" table:style-name="ce21">
            <text:p>49%</text:p>
          </table:table-cell>
          <table:table-cell office:value-type="percentage" office:value="5.7743905565929399E-2" table:style-name="ce22">
            <text:p>6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enacova</text:p>
          </table:table-cell>
          <table:table-cell office:value-type="string" table:style-name="ce3">
            <text:p>Coimbra</text:p>
          </table:table-cell>
          <table:table-cell office:value-type="float" office:value="250" table:style-name="ce4">
            <text:p>250</text:p>
          </table:table-cell>
          <table:table-cell office:value-type="percentage" office:value="0.50800000000000001" table:style-name="ce21">
            <text:p>51%</text:p>
          </table:table-cell>
          <table:table-cell office:value-type="percentage" office:value="0.45223974943392597" table:style-name="ce21">
            <text:p>45%</text:p>
          </table:table-cell>
          <table:table-cell office:value-type="percentage" office:value="5.5760250566074199E-2" table:style-name="ce22">
            <text:p>6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ealhada</text:p>
          </table:table-cell>
          <table:table-cell office:value-type="string" table:style-name="ce3">
            <text:p>Aveiro</text:p>
          </table:table-cell>
          <table:table-cell office:value-type="float" office:value="444" table:style-name="ce4">
            <text:p>444</text:p>
          </table:table-cell>
          <table:table-cell office:value-type="percentage" office:value="0.55405405405405395" table:style-name="ce21">
            <text:p>55%</text:p>
          </table:table-cell>
          <table:table-cell office:value-type="percentage" office:value="0.50116675699306701" table:style-name="ce21">
            <text:p>50%</text:p>
          </table:table-cell>
          <table:table-cell office:value-type="percentage" office:value="5.2887297060986903E-2" table:style-name="ce22">
            <text:p>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ever do Vouga</text:p>
          </table:table-cell>
          <table:table-cell office:value-type="string" table:style-name="ce3">
            <text:p>Aveiro</text:p>
          </table:table-cell>
          <table:table-cell office:value-type="float" office:value="336" table:style-name="ce4">
            <text:p>336</text:p>
          </table:table-cell>
          <table:table-cell office:value-type="percentage" office:value="0.514880952380952" table:style-name="ce21">
            <text:p>51%</text:p>
          </table:table-cell>
          <table:table-cell office:value-type="percentage" office:value="0.462344921299914" table:style-name="ce21">
            <text:p>46%</text:p>
          </table:table-cell>
          <table:table-cell office:value-type="percentage" office:value="5.2536031081038E-2" table:style-name="ce22">
            <text:p>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onstância</text:p>
          </table:table-cell>
          <table:table-cell office:value-type="string" table:style-name="ce3">
            <text:p>Santarém</text:p>
          </table:table-cell>
          <table:table-cell office:value-type="float" office:value="145" table:style-name="ce4">
            <text:p>145</text:p>
          </table:table-cell>
          <table:table-cell office:value-type="percentage" office:value="0.48965517241379303" table:style-name="ce21">
            <text:p>49%</text:p>
          </table:table-cell>
          <table:table-cell office:value-type="percentage" office:value="0.43719373269602002" table:style-name="ce21">
            <text:p>44%</text:p>
          </table:table-cell>
          <table:table-cell office:value-type="percentage" office:value="5.2461439717772902E-2" table:style-name="ce22">
            <text:p>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acedo de Cavaleiros</text:p>
          </table:table-cell>
          <table:table-cell office:value-type="string" table:style-name="ce3">
            <text:p>Bragança</text:p>
          </table:table-cell>
          <table:table-cell office:value-type="float" office:value="328" table:style-name="ce4">
            <text:p>328</text:p>
          </table:table-cell>
          <table:table-cell office:value-type="percentage" office:value="0.45426829268292701" table:style-name="ce21">
            <text:p>45%</text:p>
          </table:table-cell>
          <table:table-cell office:value-type="percentage" office:value="0.403713585569835" table:style-name="ce21">
            <text:p>40%</text:p>
          </table:table-cell>
          <table:table-cell office:value-type="percentage" office:value="5.05547071130917E-2" table:style-name="ce22">
            <text:p>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ale de Cambra</text:p>
          </table:table-cell>
          <table:table-cell office:value-type="string" table:style-name="ce3">
            <text:p>Aveiro</text:p>
          </table:table-cell>
          <table:table-cell office:value-type="float" office:value="578" table:style-name="ce4">
            <text:p>578</text:p>
          </table:table-cell>
          <table:table-cell office:value-type="percentage" office:value="0.54152249134948105" table:style-name="ce21">
            <text:p>54%</text:p>
          </table:table-cell>
          <table:table-cell office:value-type="percentage" office:value="0.49193302327252297" table:style-name="ce21">
            <text:p>49%</text:p>
          </table:table-cell>
          <table:table-cell office:value-type="percentage" office:value="4.9589468076958403E-2" table:style-name="ce22">
            <text:p>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lcanena</text:p>
          </table:table-cell>
          <table:table-cell office:value-type="string" table:style-name="ce3">
            <text:p>Santarém</text:p>
          </table:table-cell>
          <table:table-cell office:value-type="float" office:value="316" table:style-name="ce4">
            <text:p>316</text:p>
          </table:table-cell>
          <table:table-cell office:value-type="percentage" office:value="0.55379746835443" table:style-name="ce21">
            <text:p>55%</text:p>
          </table:table-cell>
          <table:table-cell office:value-type="percentage" office:value="0.50528251761639997" table:style-name="ce21">
            <text:p>51%</text:p>
          </table:table-cell>
          <table:table-cell office:value-type="percentage" office:value="4.8514950738030797E-2" table:style-name="ce22">
            <text:p>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la Pouca de Aguiar</text:p>
          </table:table-cell>
          <table:table-cell office:value-type="string" table:style-name="ce3">
            <text:p>Vila Real</text:p>
          </table:table-cell>
          <table:table-cell office:value-type="float" office:value="290" table:style-name="ce4">
            <text:p>290</text:p>
          </table:table-cell>
          <table:table-cell office:value-type="percentage" office:value="0.46551724137931" table:style-name="ce21">
            <text:p>47%</text:p>
          </table:table-cell>
          <table:table-cell office:value-type="percentage" office:value="0.41706702434696202" table:style-name="ce21">
            <text:p>42%</text:p>
          </table:table-cell>
          <table:table-cell office:value-type="percentage" office:value="4.8450217032348197E-2" table:style-name="ce22">
            <text:p>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anto Tirso</text:p>
          </table:table-cell>
          <table:table-cell office:value-type="string" table:style-name="ce3">
            <text:p>Porto</text:p>
          </table:table-cell>
          <table:table-cell office:value-type="float" office:value="2272" table:style-name="ce4">
            <text:p>2272</text:p>
          </table:table-cell>
          <table:table-cell office:value-type="percentage" office:value="0.52728873239436602" table:style-name="ce21">
            <text:p>53%</text:p>
          </table:table-cell>
          <table:table-cell office:value-type="percentage" office:value="0.47888979133843701" table:style-name="ce21">
            <text:p>48%</text:p>
          </table:table-cell>
          <table:table-cell office:value-type="percentage" office:value="4.8398941055928797E-2" table:style-name="ce22">
            <text:p>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astro Marim</text:p>
          </table:table-cell>
          <table:table-cell office:value-type="string" table:style-name="ce3">
            <text:p>Faro</text:p>
          </table:table-cell>
          <table:table-cell office:value-type="float" office:value="115" table:style-name="ce4">
            <text:p>115</text:p>
          </table:table-cell>
          <table:table-cell office:value-type="percentage" office:value="0.39130434782608697" table:style-name="ce21">
            <text:p>39%</text:p>
          </table:table-cell>
          <table:table-cell office:value-type="percentage" office:value="0.34340390196097698" table:style-name="ce21">
            <text:p>34%</text:p>
          </table:table-cell>
          <table:table-cell office:value-type="percentage" office:value="4.7900445865109803E-2" table:style-name="ce22">
            <text:p>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Leiria</text:p>
          </table:table-cell>
          <table:table-cell office:value-type="string" table:style-name="ce3">
            <text:p>Leiria</text:p>
          </table:table-cell>
          <table:table-cell office:value-type="float" office:value="3495" table:style-name="ce4">
            <text:p>3495</text:p>
          </table:table-cell>
          <table:table-cell office:value-type="percentage" office:value="0.56595135908440597" table:style-name="ce21">
            <text:p>57%</text:p>
          </table:table-cell>
          <table:table-cell office:value-type="percentage" office:value="0.52035641526046506" table:style-name="ce21">
            <text:p>52%</text:p>
          </table:table-cell>
          <table:table-cell office:value-type="percentage" office:value="4.5594943823941102E-2" table:style-name="ce22">
            <text:p>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oimbra</text:p>
          </table:table-cell>
          <table:table-cell office:value-type="string" table:style-name="ce3">
            <text:p>Coimbra</text:p>
          </table:table-cell>
          <table:table-cell office:value-type="float" office:value="3996" table:style-name="ce4">
            <text:p>3996</text:p>
          </table:table-cell>
          <table:table-cell office:value-type="percentage" office:value="0.63788788788788797" table:style-name="ce21">
            <text:p>64%</text:p>
          </table:table-cell>
          <table:table-cell office:value-type="percentage" office:value="0.59281313863430896" table:style-name="ce21">
            <text:p>59%</text:p>
          </table:table-cell>
          <table:table-cell office:value-type="percentage" office:value="4.5074749253579502E-2" table:style-name="ce22">
            <text:p>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Guarda</text:p>
          </table:table-cell>
          <table:table-cell office:value-type="string" table:style-name="ce3">
            <text:p>Guarda</text:p>
          </table:table-cell>
          <table:table-cell office:value-type="float" office:value="1131" table:style-name="ce4">
            <text:p>1131</text:p>
          </table:table-cell>
          <table:table-cell office:value-type="percentage" office:value="0.56587091069849704" table:style-name="ce21">
            <text:p>57%</text:p>
          </table:table-cell>
          <table:table-cell office:value-type="percentage" office:value="0.52081553333154795" table:style-name="ce21">
            <text:p>52%</text:p>
          </table:table-cell>
          <table:table-cell office:value-type="percentage" office:value="4.5055377366949201E-2" table:style-name="ce22">
            <text:p>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antiago do Cacém</text:p>
          </table:table-cell>
          <table:table-cell office:value-type="string" table:style-name="ce3">
            <text:p>Setúbal</text:p>
          </table:table-cell>
          <table:table-cell office:value-type="float" office:value="700" table:style-name="ce4">
            <text:p>700</text:p>
          </table:table-cell>
          <table:table-cell office:value-type="percentage" office:value="0.46714285714285703" table:style-name="ce21">
            <text:p>47%</text:p>
          </table:table-cell>
          <table:table-cell office:value-type="percentage" office:value="0.42228640245954702" table:style-name="ce21">
            <text:p>42%</text:p>
          </table:table-cell>
          <table:table-cell office:value-type="percentage" office:value="4.4856454683310502E-2" table:style-name="ce22">
            <text:p>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veiro</text:p>
          </table:table-cell>
          <table:table-cell office:value-type="string" table:style-name="ce3">
            <text:p>Aveiro</text:p>
          </table:table-cell>
          <table:table-cell office:value-type="float" office:value="2396" table:style-name="ce4">
            <text:p>2396</text:p>
          </table:table-cell>
          <table:table-cell office:value-type="percentage" office:value="0.57136894824707896" table:style-name="ce21">
            <text:p>57%</text:p>
          </table:table-cell>
          <table:table-cell office:value-type="percentage" office:value="0.52783276324429695" table:style-name="ce21">
            <text:p>53%</text:p>
          </table:table-cell>
          <table:table-cell office:value-type="percentage" office:value="4.3536185002781599E-2" table:style-name="ce22">
            <text:p>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Tondela</text:p>
          </table:table-cell>
          <table:table-cell office:value-type="string" table:style-name="ce3">
            <text:p>Viseu</text:p>
          </table:table-cell>
          <table:table-cell office:value-type="float" office:value="652" table:style-name="ce4">
            <text:p>652</text:p>
          </table:table-cell>
          <table:table-cell office:value-type="percentage" office:value="0.52300613496932502" table:style-name="ce21">
            <text:p>52%</text:p>
          </table:table-cell>
          <table:table-cell office:value-type="percentage" office:value="0.48078992158188899" table:style-name="ce21">
            <text:p>48%</text:p>
          </table:table-cell>
          <table:table-cell office:value-type="percentage" office:value="4.2216213387436197E-2" table:style-name="ce22">
            <text:p>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Oliveira de Azeméis</text:p>
          </table:table-cell>
          <table:table-cell office:value-type="string" table:style-name="ce3">
            <text:p>Aveiro</text:p>
          </table:table-cell>
          <table:table-cell office:value-type="float" office:value="1762" table:style-name="ce4">
            <text:p>1762</text:p>
          </table:table-cell>
          <table:table-cell office:value-type="percentage" office:value="0.49716231555051099" table:style-name="ce21">
            <text:p>50%</text:p>
          </table:table-cell>
          <table:table-cell office:value-type="percentage" office:value="0.45516470293627798" table:style-name="ce21">
            <text:p>46%</text:p>
          </table:table-cell>
          <table:table-cell office:value-type="percentage" office:value="4.1997612614232502E-2" table:style-name="ce22">
            <text:p>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la Nova da Barquinha</text:p>
          </table:table-cell>
          <table:table-cell office:value-type="string" table:style-name="ce3">
            <text:p>Santarém</text:p>
          </table:table-cell>
          <table:table-cell office:value-type="float" office:value="180" table:style-name="ce4">
            <text:p>180</text:p>
          </table:table-cell>
          <table:table-cell office:value-type="percentage" office:value="0.46111111111111103" table:style-name="ce21">
            <text:p>46%</text:p>
          </table:table-cell>
          <table:table-cell office:value-type="percentage" office:value="0.42031863363544503" table:style-name="ce21">
            <text:p>42%</text:p>
          </table:table-cell>
          <table:table-cell office:value-type="percentage" office:value="4.0792477475665799E-2" table:style-name="ce22">
            <text:p>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seu</text:p>
          </table:table-cell>
          <table:table-cell office:value-type="string" table:style-name="ce3">
            <text:p>Viseu</text:p>
          </table:table-cell>
          <table:table-cell office:value-type="float" office:value="2942" table:style-name="ce4">
            <text:p>2942</text:p>
          </table:table-cell>
          <table:table-cell office:value-type="percentage" office:value="0.60435078178110102" table:style-name="ce21">
            <text:p>60%</text:p>
          </table:table-cell>
          <table:table-cell office:value-type="percentage" office:value="0.56410708672217102" table:style-name="ce21">
            <text:p>56%</text:p>
          </table:table-cell>
          <table:table-cell office:value-type="percentage" office:value="4.0243695058930003E-2" table:style-name="ce22">
            <text:p>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Braga</text:p>
          </table:table-cell>
          <table:table-cell office:value-type="string" table:style-name="ce3">
            <text:p>Braga</text:p>
          </table:table-cell>
          <table:table-cell office:value-type="float" office:value="6412" table:style-name="ce4">
            <text:p>6412</text:p>
          </table:table-cell>
          <table:table-cell office:value-type="percentage" office:value="0.56456643792888295" table:style-name="ce21">
            <text:p>56%</text:p>
          </table:table-cell>
          <table:table-cell office:value-type="percentage" office:value="0.52459560756187695" table:style-name="ce21">
            <text:p>52%</text:p>
          </table:table-cell>
          <table:table-cell office:value-type="percentage" office:value="3.9970830367006299E-2" table:style-name="ce22">
            <text:p>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la Nova de Poiares</text:p>
          </table:table-cell>
          <table:table-cell office:value-type="string" table:style-name="ce3">
            <text:p>Coimbra</text:p>
          </table:table-cell>
          <table:table-cell office:value-type="float" office:value="196" table:style-name="ce4">
            <text:p>196</text:p>
          </table:table-cell>
          <table:table-cell office:value-type="percentage" office:value="0.44897959183673503" table:style-name="ce21">
            <text:p>45%</text:p>
          </table:table-cell>
          <table:table-cell office:value-type="percentage" office:value="0.409509844550978" table:style-name="ce21">
            <text:p>41%</text:p>
          </table:table-cell>
          <table:table-cell office:value-type="percentage" office:value="3.94697472857563E-2" table:style-name="ce22">
            <text:p>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rcos de Valdevez</text:p>
          </table:table-cell>
          <table:table-cell office:value-type="string" table:style-name="ce3">
            <text:p>Viana do Castelo</text:p>
          </table:table-cell>
          <table:table-cell office:value-type="float" office:value="504" table:style-name="ce4">
            <text:p>504</text:p>
          </table:table-cell>
          <table:table-cell office:value-type="percentage" office:value="0.43650793650793701" table:style-name="ce21">
            <text:p>44%</text:p>
          </table:table-cell>
          <table:table-cell office:value-type="percentage" office:value="0.39747880309156203" table:style-name="ce21">
            <text:p>40%</text:p>
          </table:table-cell>
          <table:table-cell office:value-type="percentage" office:value="3.9029133416374998E-2" table:style-name="ce22">
            <text:p>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Fundão</text:p>
          </table:table-cell>
          <table:table-cell office:value-type="string" table:style-name="ce3">
            <text:p>Castelo Branco</text:p>
          </table:table-cell>
          <table:table-cell office:value-type="float" office:value="646" table:style-name="ce4">
            <text:p>646</text:p>
          </table:table-cell>
          <table:table-cell office:value-type="percentage" office:value="0.48142414860681099" table:style-name="ce21">
            <text:p>48%</text:p>
          </table:table-cell>
          <table:table-cell office:value-type="percentage" office:value="0.44266634090682599" table:style-name="ce21">
            <text:p>44%</text:p>
          </table:table-cell>
          <table:table-cell office:value-type="percentage" office:value="3.87578076999852E-2" table:style-name="ce22">
            <text:p>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la Verde</text:p>
          </table:table-cell>
          <table:table-cell office:value-type="string" table:style-name="ce3">
            <text:p>Braga</text:p>
          </table:table-cell>
          <table:table-cell office:value-type="float" office:value="1285" table:style-name="ce4">
            <text:p>1285</text:p>
          </table:table-cell>
          <table:table-cell office:value-type="percentage" office:value="0.44902723735408601" table:style-name="ce21">
            <text:p>45%</text:p>
          </table:table-cell>
          <table:table-cell office:value-type="percentage" office:value="0.41030413153762602" table:style-name="ce21">
            <text:p>41%</text:p>
          </table:table-cell>
          <table:table-cell office:value-type="percentage" office:value="3.87231058164599E-2" table:style-name="ce22">
            <text:p>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enalva do Castelo</text:p>
          </table:table-cell>
          <table:table-cell office:value-type="string" table:style-name="ce3">
            <text:p>Viseu</text:p>
          </table:table-cell>
          <table:table-cell office:value-type="float" office:value="185" table:style-name="ce4">
            <text:p>185</text:p>
          </table:table-cell>
          <table:table-cell office:value-type="percentage" office:value="0.45405405405405402" table:style-name="ce21">
            <text:p>45%</text:p>
          </table:table-cell>
          <table:table-cell office:value-type="percentage" office:value="0.416391928859906" table:style-name="ce21">
            <text:p>42%</text:p>
          </table:table-cell>
          <table:table-cell office:value-type="percentage" office:value="3.7662125194148501E-2" table:style-name="ce22">
            <text:p>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enela</text:p>
          </table:table-cell>
          <table:table-cell office:value-type="string" table:style-name="ce3">
            <text:p>Coimbra</text:p>
          </table:table-cell>
          <table:table-cell office:value-type="float" office:value="111" table:style-name="ce4">
            <text:p>111</text:p>
          </table:table-cell>
          <table:table-cell office:value-type="percentage" office:value="0.51351351351351304" table:style-name="ce21">
            <text:p>51%</text:p>
          </table:table-cell>
          <table:table-cell office:value-type="percentage" office:value="0.47619949588349197" table:style-name="ce21">
            <text:p>48%</text:p>
          </table:table-cell>
          <table:table-cell office:value-type="percentage" office:value="3.7314017630021797E-2" table:style-name="ce22">
            <text:p>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astelo Branco</text:p>
          </table:table-cell>
          <table:table-cell office:value-type="string" table:style-name="ce3">
            <text:p>Castelo Branco</text:p>
          </table:table-cell>
          <table:table-cell office:value-type="float" office:value="1316" table:style-name="ce4">
            <text:p>1316</text:p>
          </table:table-cell>
          <table:table-cell office:value-type="percentage" office:value="0.49924012158054698" table:style-name="ce21">
            <text:p>50%</text:p>
          </table:table-cell>
          <table:table-cell office:value-type="percentage" office:value="0.462211384837178" table:style-name="ce21">
            <text:p>46%</text:p>
          </table:table-cell>
          <table:table-cell office:value-type="percentage" office:value="3.7028736743368901E-2" table:style-name="ce22">
            <text:p>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ontemor-o-Novo</text:p>
          </table:table-cell>
          <table:table-cell office:value-type="string" table:style-name="ce3">
            <text:p>Évora</text:p>
          </table:table-cell>
          <table:table-cell office:value-type="float" office:value="359" table:style-name="ce4">
            <text:p>359</text:p>
          </table:table-cell>
          <table:table-cell office:value-type="percentage" office:value="0.437325905292479" table:style-name="ce21">
            <text:p>44%</text:p>
          </table:table-cell>
          <table:table-cell office:value-type="percentage" office:value="0.40058369207005201" table:style-name="ce21">
            <text:p>40%</text:p>
          </table:table-cell>
          <table:table-cell office:value-type="percentage" office:value="3.6742213222427399E-2" table:style-name="ce22">
            <text:p>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Guimarães</text:p>
          </table:table-cell>
          <table:table-cell office:value-type="string" table:style-name="ce3">
            <text:p>Braga</text:p>
          </table:table-cell>
          <table:table-cell office:value-type="float" office:value="4320" table:style-name="ce4">
            <text:p>4320</text:p>
          </table:table-cell>
          <table:table-cell office:value-type="percentage" office:value="0.52824074074074101" table:style-name="ce21">
            <text:p>53%</text:p>
          </table:table-cell>
          <table:table-cell office:value-type="percentage" office:value="0.49213975608013" table:style-name="ce21">
            <text:p>49%</text:p>
          </table:table-cell>
          <table:table-cell office:value-type="percentage" office:value="3.6100984660611103E-2" table:style-name="ce22">
            <text:p>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oimenta da Beira</text:p>
          </table:table-cell>
          <table:table-cell office:value-type="string" table:style-name="ce3">
            <text:p>Viseu</text:p>
          </table:table-cell>
          <table:table-cell office:value-type="float" office:value="280" table:style-name="ce4">
            <text:p>280</text:p>
          </table:table-cell>
          <table:table-cell office:value-type="percentage" office:value="0.4" table:style-name="ce21">
            <text:p>40%</text:p>
          </table:table-cell>
          <table:table-cell office:value-type="percentage" office:value="0.36411844567129997" table:style-name="ce21">
            <text:p>36%</text:p>
          </table:table-cell>
          <table:table-cell office:value-type="percentage" office:value="3.5881554328700299E-2" table:style-name="ce22">
            <text:p>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Ribeira de Pena</text:p>
          </table:table-cell>
          <table:table-cell office:value-type="string" table:style-name="ce3">
            <text:p>Vila Real</text:p>
          </table:table-cell>
          <table:table-cell office:value-type="float" office:value="163" table:style-name="ce4">
            <text:p>163</text:p>
          </table:table-cell>
          <table:table-cell office:value-type="percentage" office:value="0.42331288343558299" table:style-name="ce21">
            <text:p>42%</text:p>
          </table:table-cell>
          <table:table-cell office:value-type="percentage" office:value="0.38817369544813601" table:style-name="ce21">
            <text:p>39%</text:p>
          </table:table-cell>
          <table:table-cell office:value-type="percentage" office:value="3.5139187987446502E-2" table:style-name="ce22">
            <text:p>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rronches</text:p>
          </table:table-cell>
          <table:table-cell office:value-type="string" table:style-name="ce3">
            <text:p>Portalegre</text:p>
          </table:table-cell>
          <table:table-cell office:value-type="float" office:value="52" table:style-name="ce4">
            <text:p>52</text:p>
          </table:table-cell>
          <table:table-cell office:value-type="percentage" office:value="0.42307692307692302" table:style-name="ce21">
            <text:p>42%</text:p>
          </table:table-cell>
          <table:table-cell office:value-type="percentage" office:value="0.38867942919715198" table:style-name="ce21">
            <text:p>39%</text:p>
          </table:table-cell>
          <table:table-cell office:value-type="percentage" office:value="3.4397493879770799E-2" table:style-name="ce22">
            <text:p>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Bragança</text:p>
          </table:table-cell>
          <table:table-cell office:value-type="string" table:style-name="ce3">
            <text:p>Bragança</text:p>
          </table:table-cell>
          <table:table-cell office:value-type="float" office:value="796" table:style-name="ce4">
            <text:p>796</text:p>
          </table:table-cell>
          <table:table-cell office:value-type="percentage" office:value="0.49623115577889398" table:style-name="ce21">
            <text:p>50%</text:p>
          </table:table-cell>
          <table:table-cell office:value-type="percentage" office:value="0.46191233130730103" table:style-name="ce21">
            <text:p>46%</text:p>
          </table:table-cell>
          <table:table-cell office:value-type="percentage" office:value="3.4318824471593103E-2" table:style-name="ce22">
            <text:p>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hamusca</text:p>
          </table:table-cell>
          <table:table-cell office:value-type="string" table:style-name="ce3">
            <text:p>Santarém</text:p>
          </table:table-cell>
          <table:table-cell office:value-type="float" office:value="208" table:style-name="ce4">
            <text:p>208</text:p>
          </table:table-cell>
          <table:table-cell office:value-type="percentage" office:value="0.456730769230769" table:style-name="ce21">
            <text:p>46%</text:p>
          </table:table-cell>
          <table:table-cell office:value-type="percentage" office:value="0.42264447318209197" table:style-name="ce21">
            <text:p>42%</text:p>
          </table:table-cell>
          <table:table-cell office:value-type="percentage" office:value="3.4086296048676898E-2" table:style-name="ce22">
            <text:p>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óvoa de Varzim</text:p>
          </table:table-cell>
          <table:table-cell office:value-type="string" table:style-name="ce3">
            <text:p>Porto</text:p>
          </table:table-cell>
          <table:table-cell office:value-type="float" office:value="2308" table:style-name="ce4">
            <text:p>2308</text:p>
          </table:table-cell>
          <table:table-cell office:value-type="percentage" office:value="0.56889081455805901" table:style-name="ce21">
            <text:p>57%</text:p>
          </table:table-cell>
          <table:table-cell office:value-type="percentage" office:value="0.534870846103082" table:style-name="ce21">
            <text:p>53%</text:p>
          </table:table-cell>
          <table:table-cell office:value-type="percentage" office:value="3.4019968454976603E-2" table:style-name="ce22">
            <text:p>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Entroncamento</text:p>
          </table:table-cell>
          <table:table-cell office:value-type="string" table:style-name="ce3">
            <text:p>Santarém</text:p>
          </table:table-cell>
          <table:table-cell office:value-type="float" office:value="604" table:style-name="ce4">
            <text:p>604</text:p>
          </table:table-cell>
          <table:table-cell office:value-type="percentage" office:value="0.55463576158940397" table:style-name="ce21">
            <text:p>55%</text:p>
          </table:table-cell>
          <table:table-cell office:value-type="percentage" office:value="0.52079647372487403" table:style-name="ce21">
            <text:p>52%</text:p>
          </table:table-cell>
          <table:table-cell office:value-type="percentage" office:value="3.3839287864530401E-2" table:style-name="ce22">
            <text:p>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Ourém</text:p>
          </table:table-cell>
          <table:table-cell office:value-type="string" table:style-name="ce3">
            <text:p>Santarém</text:p>
          </table:table-cell>
          <table:table-cell office:value-type="float" office:value="1606" table:style-name="ce4">
            <text:p>1606</text:p>
          </table:table-cell>
          <table:table-cell office:value-type="percentage" office:value="0.49813200498131999" table:style-name="ce21">
            <text:p>50%</text:p>
          </table:table-cell>
          <table:table-cell office:value-type="percentage" office:value="0.46470637606226101" table:style-name="ce21">
            <text:p>46%</text:p>
          </table:table-cell>
          <table:table-cell office:value-type="percentage" office:value="3.3425628919059001E-2" table:style-name="ce22">
            <text:p>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rruda dos Vinhos</text:p>
          </table:table-cell>
          <table:table-cell office:value-type="string" table:style-name="ce3">
            <text:p>Lisboa</text:p>
          </table:table-cell>
          <table:table-cell office:value-type="float" office:value="660" table:style-name="ce4">
            <text:p>660</text:p>
          </table:table-cell>
          <table:table-cell office:value-type="percentage" office:value="0.648484848484848" table:style-name="ce21">
            <text:p>65%</text:p>
          </table:table-cell>
          <table:table-cell office:value-type="percentage" office:value="0.61528384111677603" table:style-name="ce21">
            <text:p>62%</text:p>
          </table:table-cell>
          <table:table-cell office:value-type="percentage" office:value="3.3201007368072702E-2" table:style-name="ce22">
            <text:p>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astelo de Vide</text:p>
          </table:table-cell>
          <table:table-cell office:value-type="string" table:style-name="ce3">
            <text:p>Portalegre</text:p>
          </table:table-cell>
          <table:table-cell office:value-type="float" office:value="53" table:style-name="ce4">
            <text:p>53</text:p>
          </table:table-cell>
          <table:table-cell office:value-type="percentage" office:value="0.43396226415094302" table:style-name="ce21">
            <text:p>43%</text:p>
          </table:table-cell>
          <table:table-cell office:value-type="percentage" office:value="0.40222457472183198" table:style-name="ce21">
            <text:p>40%</text:p>
          </table:table-cell>
          <table:table-cell office:value-type="percentage" office:value="3.1737689429111399E-2" table:style-name="ce22">
            <text:p>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rraiolos</text:p>
          </table:table-cell>
          <table:table-cell office:value-type="string" table:style-name="ce3">
            <text:p>Évora</text:p>
          </table:table-cell>
          <table:table-cell office:value-type="float" office:value="147" table:style-name="ce4">
            <text:p>147</text:p>
          </table:table-cell>
          <table:table-cell office:value-type="percentage" office:value="0.46258503401360501" table:style-name="ce21">
            <text:p>46%</text:p>
          </table:table-cell>
          <table:table-cell office:value-type="percentage" office:value="0.43157708319735599" table:style-name="ce21">
            <text:p>43%</text:p>
          </table:table-cell>
          <table:table-cell office:value-type="percentage" office:value="3.1007950816249501E-2" table:style-name="ce22">
            <text:p>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ana do Castelo</text:p>
          </table:table-cell>
          <table:table-cell office:value-type="string" table:style-name="ce3">
            <text:p>Viana do Castelo</text:p>
          </table:table-cell>
          <table:table-cell office:value-type="float" office:value="2429" table:style-name="ce4">
            <text:p>2429</text:p>
          </table:table-cell>
          <table:table-cell office:value-type="percentage" office:value="0.55207904487443404" table:style-name="ce21">
            <text:p>55%</text:p>
          </table:table-cell>
          <table:table-cell office:value-type="percentage" office:value="0.52115511690834604" table:style-name="ce21">
            <text:p>52%</text:p>
          </table:table-cell>
          <table:table-cell office:value-type="percentage" office:value="3.0923927966088199E-2" table:style-name="ce22">
            <text:p>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Estarreja</text:p>
          </table:table-cell>
          <table:table-cell office:value-type="string" table:style-name="ce3">
            <text:p>Aveiro</text:p>
          </table:table-cell>
          <table:table-cell office:value-type="float" office:value="671" table:style-name="ce4">
            <text:p>671</text:p>
          </table:table-cell>
          <table:table-cell office:value-type="percentage" office:value="0.463487332339791" table:style-name="ce21">
            <text:p>46%</text:p>
          </table:table-cell>
          <table:table-cell office:value-type="percentage" office:value="0.433125869054373" table:style-name="ce21">
            <text:p>43%</text:p>
          </table:table-cell>
          <table:table-cell office:value-type="percentage" office:value="3.0361463285418101E-2" table:style-name="ce22">
            <text:p>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Trofa</text:p>
          </table:table-cell>
          <table:table-cell office:value-type="string" table:style-name="ce3">
            <text:p>Porto</text:p>
          </table:table-cell>
          <table:table-cell office:value-type="float" office:value="1181" table:style-name="ce4">
            <text:p>1181</text:p>
          </table:table-cell>
          <table:table-cell office:value-type="percentage" office:value="0.48602878916172698" table:style-name="ce21">
            <text:p>49%</text:p>
          </table:table-cell>
          <table:table-cell office:value-type="percentage" office:value="0.45590219870639997" table:style-name="ce21">
            <text:p>46%</text:p>
          </table:table-cell>
          <table:table-cell office:value-type="percentage" office:value="3.0126590455327298E-2" table:style-name="ce22">
            <text:p>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rouca</text:p>
          </table:table-cell>
          <table:table-cell office:value-type="string" table:style-name="ce3">
            <text:p>Aveiro</text:p>
          </table:table-cell>
          <table:table-cell office:value-type="float" office:value="646" table:style-name="ce4">
            <text:p>646</text:p>
          </table:table-cell>
          <table:table-cell office:value-type="percentage" office:value="0.47987616099071201" table:style-name="ce21">
            <text:p>48%</text:p>
          </table:table-cell>
          <table:table-cell office:value-type="percentage" office:value="0.45003514945115602" table:style-name="ce21">
            <text:p>45%</text:p>
          </table:table-cell>
          <table:table-cell office:value-type="percentage" office:value="2.9841011539556098E-2" table:style-name="ce22">
            <text:p>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Fronteira</text:p>
          </table:table-cell>
          <table:table-cell office:value-type="string" table:style-name="ce3">
            <text:p>Portalegre</text:p>
          </table:table-cell>
          <table:table-cell office:value-type="float" office:value="66" table:style-name="ce4">
            <text:p>66</text:p>
          </table:table-cell>
          <table:table-cell office:value-type="percentage" office:value="0.37878787878787901" table:style-name="ce21">
            <text:p>38%</text:p>
          </table:table-cell>
          <table:table-cell office:value-type="percentage" office:value="0.35007994190077502" table:style-name="ce21">
            <text:p>35%</text:p>
          </table:table-cell>
          <table:table-cell office:value-type="percentage" office:value="2.87079368871038E-2" table:style-name="ce22">
            <text:p>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oure</text:p>
          </table:table-cell>
          <table:table-cell office:value-type="string" table:style-name="ce3">
            <text:p>Coimbra</text:p>
          </table:table-cell>
          <table:table-cell office:value-type="float" office:value="378" table:style-name="ce4">
            <text:p>378</text:p>
          </table:table-cell>
          <table:table-cell office:value-type="percentage" office:value="0.49206349206349198" table:style-name="ce21">
            <text:p>49%</text:p>
          </table:table-cell>
          <table:table-cell office:value-type="percentage" office:value="0.46561039382320601" table:style-name="ce21">
            <text:p>47%</text:p>
          </table:table-cell>
          <table:table-cell office:value-type="percentage" office:value="2.6453098240286198E-2" table:style-name="ce22">
            <text:p>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la do Conde</text:p>
          </table:table-cell>
          <table:table-cell office:value-type="string" table:style-name="ce3">
            <text:p>Porto</text:p>
          </table:table-cell>
          <table:table-cell office:value-type="float" office:value="2136" table:style-name="ce4">
            <text:p>2136</text:p>
          </table:table-cell>
          <table:table-cell office:value-type="percentage" office:value="0.465355805243446" table:style-name="ce21">
            <text:p>47%</text:p>
          </table:table-cell>
          <table:table-cell office:value-type="percentage" office:value="0.43891194723876298" table:style-name="ce21">
            <text:p>44%</text:p>
          </table:table-cell>
          <table:table-cell office:value-type="percentage" office:value="2.6443858004682699E-2" table:style-name="ce22">
            <text:p>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óvoa de Lanhoso</text:p>
          </table:table-cell>
          <table:table-cell office:value-type="string" table:style-name="ce3">
            <text:p>Braga</text:p>
          </table:table-cell>
          <table:table-cell office:value-type="float" office:value="690" table:style-name="ce4">
            <text:p>690</text:p>
          </table:table-cell>
          <table:table-cell office:value-type="percentage" office:value="0.42318840579710099" table:style-name="ce21">
            <text:p>42%</text:p>
          </table:table-cell>
          <table:table-cell office:value-type="percentage" office:value="0.39772665273566798" table:style-name="ce21">
            <text:p>40%</text:p>
          </table:table-cell>
          <table:table-cell office:value-type="percentage" office:value="2.5461753061433199E-2" table:style-name="ce22">
            <text:p>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ontalegre</text:p>
          </table:table-cell>
          <table:table-cell office:value-type="string" table:style-name="ce3">
            <text:p>Vila Real</text:p>
          </table:table-cell>
          <table:table-cell office:value-type="float" office:value="199" table:style-name="ce4">
            <text:p>199</text:p>
          </table:table-cell>
          <table:table-cell office:value-type="percentage" office:value="0.38693467336683401" table:style-name="ce21">
            <text:p>39%</text:p>
          </table:table-cell>
          <table:table-cell office:value-type="percentage" office:value="0.361559344570692" table:style-name="ce21">
            <text:p>36%</text:p>
          </table:table-cell>
          <table:table-cell office:value-type="percentage" office:value="2.5375328796142599E-2" table:style-name="ce22">
            <text:p>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la Real</text:p>
          </table:table-cell>
          <table:table-cell office:value-type="string" table:style-name="ce3">
            <text:p>Vila Real</text:p>
          </table:table-cell>
          <table:table-cell office:value-type="float" office:value="1512" table:style-name="ce4">
            <text:p>1512</text:p>
          </table:table-cell>
          <table:table-cell office:value-type="percentage" office:value="0.55224867724867699" table:style-name="ce21">
            <text:p>55%</text:p>
          </table:table-cell>
          <table:table-cell office:value-type="percentage" office:value="0.527049702853438" table:style-name="ce21">
            <text:p>53%</text:p>
          </table:table-cell>
          <table:table-cell office:value-type="percentage" office:value="2.51989743952395E-2" table:style-name="ce22">
            <text:p>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Ílhavo</text:p>
          </table:table-cell>
          <table:table-cell office:value-type="string" table:style-name="ce3">
            <text:p>Aveiro</text:p>
          </table:table-cell>
          <table:table-cell office:value-type="float" office:value="858" table:style-name="ce4">
            <text:p>858</text:p>
          </table:table-cell>
          <table:table-cell office:value-type="percentage" office:value="0.46386946386946398" table:style-name="ce21">
            <text:p>46%</text:p>
          </table:table-cell>
          <table:table-cell office:value-type="percentage" office:value="0.43893212145652999" table:style-name="ce21">
            <text:p>44%</text:p>
          </table:table-cell>
          <table:table-cell office:value-type="percentage" office:value="2.4937342412934101E-2" table:style-name="ce22">
            <text:p>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Ovar</text:p>
          </table:table-cell>
          <table:table-cell office:value-type="string" table:style-name="ce3">
            <text:p>Aveiro</text:p>
          </table:table-cell>
          <table:table-cell office:value-type="float" office:value="1555" table:style-name="ce4">
            <text:p>1555</text:p>
          </table:table-cell>
          <table:table-cell office:value-type="percentage" office:value="0.46302250803858502" table:style-name="ce21">
            <text:p>46%</text:p>
          </table:table-cell>
          <table:table-cell office:value-type="percentage" office:value="0.43829128021927" table:style-name="ce21">
            <text:p>44%</text:p>
          </table:table-cell>
          <table:table-cell office:value-type="percentage" office:value="2.47312278193152E-2" table:style-name="ce22">
            <text:p>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astanheira de Pêra</text:p>
          </table:table-cell>
          <table:table-cell office:value-type="string" table:style-name="ce3">
            <text:p>Leiria</text:p>
          </table:table-cell>
          <table:table-cell office:value-type="float" office:value="61" table:style-name="ce4">
            <text:p>61</text:p>
          </table:table-cell>
          <table:table-cell office:value-type="percentage" office:value="0.39344262295082" table:style-name="ce21">
            <text:p>39%</text:p>
          </table:table-cell>
          <table:table-cell office:value-type="percentage" office:value="0.36930466596834499" table:style-name="ce21">
            <text:p>37%</text:p>
          </table:table-cell>
          <table:table-cell office:value-type="percentage" office:value="2.41379569824746E-2" table:style-name="ce22">
            <text:p>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Nelas</text:p>
          </table:table-cell>
          <table:table-cell office:value-type="string" table:style-name="ce3">
            <text:p>Viseu</text:p>
          </table:table-cell>
          <table:table-cell office:value-type="float" office:value="395" table:style-name="ce4">
            <text:p>395</text:p>
          </table:table-cell>
          <table:table-cell office:value-type="percentage" office:value="0.47088607594936699" table:style-name="ce21">
            <text:p>47%</text:p>
          </table:table-cell>
          <table:table-cell office:value-type="percentage" office:value="0.44766150881282402" table:style-name="ce21">
            <text:p>45%</text:p>
          </table:table-cell>
          <table:table-cell office:value-type="percentage" office:value="2.32245671365434E-2" table:style-name="ce22">
            <text:p>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Lamego</text:p>
          </table:table-cell>
          <table:table-cell office:value-type="string" table:style-name="ce3">
            <text:p>Viseu</text:p>
          </table:table-cell>
          <table:table-cell office:value-type="float" office:value="759" table:style-name="ce4">
            <text:p>759</text:p>
          </table:table-cell>
          <table:table-cell office:value-type="percentage" office:value="0.45718050065876198" table:style-name="ce21">
            <text:p>46%</text:p>
          </table:table-cell>
          <table:table-cell office:value-type="percentage" office:value="0.43506574617529098" table:style-name="ce21">
            <text:p>44%</text:p>
          </table:table-cell>
          <table:table-cell office:value-type="percentage" office:value="2.21147544834705E-2" table:style-name="ce22">
            <text:p>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Évora</text:p>
          </table:table-cell>
          <table:table-cell office:value-type="string" table:style-name="ce3">
            <text:p>Évora</text:p>
          </table:table-cell>
          <table:table-cell office:value-type="float" office:value="1538" table:style-name="ce4">
            <text:p>1538</text:p>
          </table:table-cell>
          <table:table-cell office:value-type="percentage" office:value="0.51495448634590402" table:style-name="ce21">
            <text:p>51%</text:p>
          </table:table-cell>
          <table:table-cell office:value-type="percentage" office:value="0.49353828546756301" table:style-name="ce21">
            <text:p>49%</text:p>
          </table:table-cell>
          <table:table-cell office:value-type="percentage" office:value="2.1416200878341101E-2" table:style-name="ce22">
            <text:p>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rganil</text:p>
          </table:table-cell>
          <table:table-cell office:value-type="string" table:style-name="ce3">
            <text:p>Coimbra</text:p>
          </table:table-cell>
          <table:table-cell office:value-type="float" office:value="243" table:style-name="ce4">
            <text:p>243</text:p>
          </table:table-cell>
          <table:table-cell office:value-type="percentage" office:value="0.374485596707819" table:style-name="ce21">
            <text:p>37%</text:p>
          </table:table-cell>
          <table:table-cell office:value-type="percentage" office:value="0.35326262158007399" table:style-name="ce21">
            <text:p>35%</text:p>
          </table:table-cell>
          <table:table-cell office:value-type="percentage" office:value="2.1222975127745101E-2" table:style-name="ce22">
            <text:p>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arvão</text:p>
          </table:table-cell>
          <table:table-cell office:value-type="string" table:style-name="ce3">
            <text:p>Portalegre</text:p>
          </table:table-cell>
          <table:table-cell office:value-type="float" office:value="65" table:style-name="ce4">
            <text:p>65</text:p>
          </table:table-cell>
          <table:table-cell office:value-type="percentage" office:value="0.35384615384615398" table:style-name="ce21">
            <text:p>35%</text:p>
          </table:table-cell>
          <table:table-cell office:value-type="percentage" office:value="0.33273817521325899" table:style-name="ce21">
            <text:p>33%</text:p>
          </table:table-cell>
          <table:table-cell office:value-type="percentage" office:value="2.1107978632894601E-2" table:style-name="ce22">
            <text:p>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mares</text:p>
          </table:table-cell>
          <table:table-cell office:value-type="string" table:style-name="ce3">
            <text:p>Braga</text:p>
          </table:table-cell>
          <table:table-cell office:value-type="float" office:value="506" table:style-name="ce4">
            <text:p>506</text:p>
          </table:table-cell>
          <table:table-cell office:value-type="percentage" office:value="0.38142292490118601" table:style-name="ce21">
            <text:p>38%</text:p>
          </table:table-cell>
          <table:table-cell office:value-type="percentage" office:value="0.36073544923895301" table:style-name="ce21">
            <text:p>36%</text:p>
          </table:table-cell>
          <table:table-cell office:value-type="percentage" office:value="2.0687475662232498E-2" table:style-name="ce22">
            <text:p>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ouzela</text:p>
          </table:table-cell>
          <table:table-cell office:value-type="string" table:style-name="ce3">
            <text:p>Viseu</text:p>
          </table:table-cell>
          <table:table-cell office:value-type="float" office:value="245" table:style-name="ce4">
            <text:p>245</text:p>
          </table:table-cell>
          <table:table-cell office:value-type="percentage" office:value="0.51020408163265296" table:style-name="ce21">
            <text:p>51%</text:p>
          </table:table-cell>
          <table:table-cell office:value-type="percentage" office:value="0.49031381755534598" table:style-name="ce21">
            <text:p>49%</text:p>
          </table:table-cell>
          <table:table-cell office:value-type="percentage" office:value="1.9890264077307401E-2" table:style-name="ce22">
            <text:p>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Rio Maior</text:p>
          </table:table-cell>
          <table:table-cell office:value-type="string" table:style-name="ce3">
            <text:p>Santarém</text:p>
          </table:table-cell>
          <table:table-cell office:value-type="float" office:value="507" table:style-name="ce4">
            <text:p>507</text:p>
          </table:table-cell>
          <table:table-cell office:value-type="percentage" office:value="0.48520710059171601" table:style-name="ce21">
            <text:p>49%</text:p>
          </table:table-cell>
          <table:table-cell office:value-type="percentage" office:value="0.466160657522942" table:style-name="ce21">
            <text:p>47%</text:p>
          </table:table-cell>
          <table:table-cell office:value-type="percentage" office:value="1.9046443068773899E-2" table:style-name="ce22">
            <text:p>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abugal</text:p>
          </table:table-cell>
          <table:table-cell office:value-type="string" table:style-name="ce3">
            <text:p>Guarda</text:p>
          </table:table-cell>
          <table:table-cell office:value-type="float" office:value="203" table:style-name="ce4">
            <text:p>203</text:p>
          </table:table-cell>
          <table:table-cell office:value-type="percentage" office:value="0.44334975369458102" table:style-name="ce21">
            <text:p>44%</text:p>
          </table:table-cell>
          <table:table-cell office:value-type="percentage" office:value="0.42445037752783898" table:style-name="ce21">
            <text:p>42%</text:p>
          </table:table-cell>
          <table:table-cell office:value-type="percentage" office:value="1.8899376166742601E-2" table:style-name="ce22">
            <text:p>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Oliveira de Frades</text:p>
          </table:table-cell>
          <table:table-cell office:value-type="string" table:style-name="ce3">
            <text:p>Viseu</text:p>
          </table:table-cell>
          <table:table-cell office:value-type="float" office:value="255" table:style-name="ce4">
            <text:p>255</text:p>
          </table:table-cell>
          <table:table-cell office:value-type="percentage" office:value="0.435294117647059" table:style-name="ce21">
            <text:p>44%</text:p>
          </table:table-cell>
          <table:table-cell office:value-type="percentage" office:value="0.417549273862653" table:style-name="ce21">
            <text:p>42%</text:p>
          </table:table-cell>
          <table:table-cell office:value-type="percentage" office:value="1.77448437844057E-2" table:style-name="ce22">
            <text:p>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ondeixa-a-Nova</text:p>
          </table:table-cell>
          <table:table-cell office:value-type="string" table:style-name="ce3">
            <text:p>Coimbra</text:p>
          </table:table-cell>
          <table:table-cell office:value-type="float" office:value="310" table:style-name="ce4">
            <text:p>310</text:p>
          </table:table-cell>
          <table:table-cell office:value-type="percentage" office:value="0.52258064516128999" table:style-name="ce21">
            <text:p>52%</text:p>
          </table:table-cell>
          <table:table-cell office:value-type="percentage" office:value="0.50521166138949103" table:style-name="ce21">
            <text:p>51%</text:p>
          </table:table-cell>
          <table:table-cell office:value-type="percentage" office:value="1.73689837717989E-2" table:style-name="ce22">
            <text:p>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aredes</text:p>
          </table:table-cell>
          <table:table-cell office:value-type="string" table:style-name="ce3">
            <text:p>Porto</text:p>
          </table:table-cell>
          <table:table-cell office:value-type="float" office:value="2891" table:style-name="ce4">
            <text:p>2891</text:p>
          </table:table-cell>
          <table:table-cell office:value-type="percentage" office:value="0.44586648218609498" table:style-name="ce21">
            <text:p>45%</text:p>
          </table:table-cell>
          <table:table-cell office:value-type="percentage" office:value="0.42865655647720702" table:style-name="ce21">
            <text:p>43%</text:p>
          </table:table-cell>
          <table:table-cell office:value-type="percentage" office:value="1.72099257088878E-2" table:style-name="ce22">
            <text:p>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Lisboa</text:p>
          </table:table-cell>
          <table:table-cell office:value-type="string" table:style-name="ce3">
            <text:p>Lisboa</text:p>
          </table:table-cell>
          <table:table-cell office:value-type="float" office:value="17294" table:style-name="ce4">
            <text:p>17294</text:p>
          </table:table-cell>
          <table:table-cell office:value-type="percentage" office:value="0.56279634555337099" table:style-name="ce21">
            <text:p>56%</text:p>
          </table:table-cell>
          <table:table-cell office:value-type="percentage" office:value="0.54679481155995602" table:style-name="ce21">
            <text:p>55%</text:p>
          </table:table-cell>
          <table:table-cell office:value-type="percentage" office:value="1.60015339934148E-2" table:style-name="ce22">
            <text:p>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lvaiázere</text:p>
          </table:table-cell>
          <table:table-cell office:value-type="string" table:style-name="ce3">
            <text:p>Leiria</text:p>
          </table:table-cell>
          <table:table-cell office:value-type="float" office:value="132" table:style-name="ce4">
            <text:p>132</text:p>
          </table:table-cell>
          <table:table-cell office:value-type="percentage" office:value="0.5" table:style-name="ce21">
            <text:p>50%</text:p>
          </table:table-cell>
          <table:table-cell office:value-type="percentage" office:value="0.48408099587673398" table:style-name="ce21">
            <text:p>48%</text:p>
          </table:table-cell>
          <table:table-cell office:value-type="percentage" office:value="1.59190041232662E-2" table:style-name="ce22">
            <text:p>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eso da Régua</text:p>
          </table:table-cell>
          <table:table-cell office:value-type="string" table:style-name="ce3">
            <text:p>Vila Real</text:p>
          </table:table-cell>
          <table:table-cell office:value-type="float" office:value="560" table:style-name="ce4">
            <text:p>560</text:p>
          </table:table-cell>
          <table:table-cell office:value-type="percentage" office:value="0.46071428571428602" table:style-name="ce21">
            <text:p>46%</text:p>
          </table:table-cell>
          <table:table-cell office:value-type="percentage" office:value="0.445994481578114" table:style-name="ce21">
            <text:p>45%</text:p>
          </table:table-cell>
          <table:table-cell office:value-type="percentage" office:value="1.4719804136172E-2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lenquer</text:p>
          </table:table-cell>
          <table:table-cell office:value-type="string" table:style-name="ce3">
            <text:p>Lisboa</text:p>
          </table:table-cell>
          <table:table-cell office:value-type="float" office:value="1131" table:style-name="ce4">
            <text:p>1131</text:p>
          </table:table-cell>
          <table:table-cell office:value-type="percentage" office:value="0.42970822281167098" table:style-name="ce21">
            <text:p>43%</text:p>
          </table:table-cell>
          <table:table-cell office:value-type="percentage" office:value="0.41550720649327499" table:style-name="ce21">
            <text:p>42%</text:p>
          </table:table-cell>
          <table:table-cell office:value-type="percentage" office:value="1.42010163183962E-2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ão Brás de Alportel</text:p>
          </table:table-cell>
          <table:table-cell office:value-type="string" table:style-name="ce3">
            <text:p>Faro</text:p>
          </table:table-cell>
          <table:table-cell office:value-type="float" office:value="307" table:style-name="ce4">
            <text:p>307</text:p>
          </table:table-cell>
          <table:table-cell office:value-type="percentage" office:value="0.44625407166123798" table:style-name="ce21">
            <text:p>45%</text:p>
          </table:table-cell>
          <table:table-cell office:value-type="percentage" office:value="0.432257563829064" table:style-name="ce21">
            <text:p>43%</text:p>
          </table:table-cell>
          <table:table-cell office:value-type="percentage" office:value="1.39965078321734E-2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Torres Novas</text:p>
          </table:table-cell>
          <table:table-cell office:value-type="string" table:style-name="ce3">
            <text:p>Santarém</text:p>
          </table:table-cell>
          <table:table-cell office:value-type="float" office:value="895" table:style-name="ce4">
            <text:p>895</text:p>
          </table:table-cell>
          <table:table-cell office:value-type="percentage" office:value="0.49608938547485998" table:style-name="ce21">
            <text:p>50%</text:p>
          </table:table-cell>
          <table:table-cell office:value-type="percentage" office:value="0.482285878158349" table:style-name="ce21">
            <text:p>48%</text:p>
          </table:table-cell>
          <table:table-cell office:value-type="percentage" office:value="1.3803507316511201E-2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almela</text:p>
          </table:table-cell>
          <table:table-cell office:value-type="string" table:style-name="ce3">
            <text:p>Setúbal</text:p>
          </table:table-cell>
          <table:table-cell office:value-type="float" office:value="2020" table:style-name="ce4">
            <text:p>2020</text:p>
          </table:table-cell>
          <table:table-cell office:value-type="percentage" office:value="0.46584158415841598" table:style-name="ce21">
            <text:p>47%</text:p>
          </table:table-cell>
          <table:table-cell office:value-type="percentage" office:value="0.45219995365765298" table:style-name="ce21">
            <text:p>45%</text:p>
          </table:table-cell>
          <table:table-cell office:value-type="percentage" office:value="1.36416305007632E-2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Lagos</text:p>
          </table:table-cell>
          <table:table-cell office:value-type="string" table:style-name="ce3">
            <text:p>Faro</text:p>
          </table:table-cell>
          <table:table-cell office:value-type="float" office:value="848" table:style-name="ce4">
            <text:p>848</text:p>
          </table:table-cell>
          <table:table-cell office:value-type="percentage" office:value="0.39622641509433998" table:style-name="ce21">
            <text:p>40%</text:p>
          </table:table-cell>
          <table:table-cell office:value-type="percentage" office:value="0.38258692307782699" table:style-name="ce21">
            <text:p>38%</text:p>
          </table:table-cell>
          <table:table-cell office:value-type="percentage" office:value="1.36394920165126E-2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átão</text:p>
          </table:table-cell>
          <table:table-cell office:value-type="string" table:style-name="ce3">
            <text:p>Viseu</text:p>
          </table:table-cell>
          <table:table-cell office:value-type="float" office:value="295" table:style-name="ce4">
            <text:p>295</text:p>
          </table:table-cell>
          <table:table-cell office:value-type="percentage" office:value="0.52542372881355903" table:style-name="ce21">
            <text:p>53%</text:p>
          </table:table-cell>
          <table:table-cell office:value-type="percentage" office:value="0.51231332332548396" table:style-name="ce21">
            <text:p>51%</text:p>
          </table:table-cell>
          <table:table-cell office:value-type="percentage" office:value="1.3110405488075801E-2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Espinho</text:p>
          </table:table-cell>
          <table:table-cell office:value-type="string" table:style-name="ce3">
            <text:p>Aveiro</text:p>
          </table:table-cell>
          <table:table-cell office:value-type="float" office:value="1197" table:style-name="ce4">
            <text:p>1197</text:p>
          </table:table-cell>
          <table:table-cell office:value-type="percentage" office:value="0.53049289891395202" table:style-name="ce21">
            <text:p>53%</text:p>
          </table:table-cell>
          <table:table-cell office:value-type="percentage" office:value="0.51779353931449201" table:style-name="ce21">
            <text:p>52%</text:p>
          </table:table-cell>
          <table:table-cell office:value-type="percentage" office:value="1.26993595994595E-2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eia</text:p>
          </table:table-cell>
          <table:table-cell office:value-type="string" table:style-name="ce3">
            <text:p>Guarda</text:p>
          </table:table-cell>
          <table:table-cell office:value-type="float" office:value="494" table:style-name="ce4">
            <text:p>494</text:p>
          </table:table-cell>
          <table:table-cell office:value-type="percentage" office:value="0.44736842105263203" table:style-name="ce21">
            <text:p>45%</text:p>
          </table:table-cell>
          <table:table-cell office:value-type="percentage" office:value="0.43469860357534201" table:style-name="ce21">
            <text:p>43%</text:p>
          </table:table-cell>
          <table:table-cell office:value-type="percentage" office:value="1.26698174772899E-2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afra</text:p>
          </table:table-cell>
          <table:table-cell office:value-type="string" table:style-name="ce3">
            <text:p>Lisboa</text:p>
          </table:table-cell>
          <table:table-cell office:value-type="float" office:value="2614" table:style-name="ce4">
            <text:p>2614</text:p>
          </table:table-cell>
          <table:table-cell office:value-type="percentage" office:value="0.52257077276205099" table:style-name="ce21">
            <text:p>52%</text:p>
          </table:table-cell>
          <table:table-cell office:value-type="percentage" office:value="0.51009556643435106" table:style-name="ce21">
            <text:p>51%</text:p>
          </table:table-cell>
          <table:table-cell office:value-type="percentage" office:value="1.24752063276997E-2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ombal</text:p>
          </table:table-cell>
          <table:table-cell office:value-type="string" table:style-name="ce3">
            <text:p>Leiria</text:p>
          </table:table-cell>
          <table:table-cell office:value-type="float" office:value="1556" table:style-name="ce4">
            <text:p>1556</text:p>
          </table:table-cell>
          <table:table-cell office:value-type="percentage" office:value="0.47943444730077101" table:style-name="ce21">
            <text:p>48%</text:p>
          </table:table-cell>
          <table:table-cell office:value-type="percentage" office:value="0.46796749501532803" table:style-name="ce21">
            <text:p>47%</text:p>
          </table:table-cell>
          <table:table-cell office:value-type="percentage" office:value="1.14669522854433E-2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ascais</text:p>
          </table:table-cell>
          <table:table-cell office:value-type="string" table:style-name="ce3">
            <text:p>Lisboa</text:p>
          </table:table-cell>
          <table:table-cell office:value-type="float" office:value="6575" table:style-name="ce4">
            <text:p>6575</text:p>
          </table:table-cell>
          <table:table-cell office:value-type="percentage" office:value="0.53171102661597003" table:style-name="ce21">
            <text:p>53%</text:p>
          </table:table-cell>
          <table:table-cell office:value-type="percentage" office:value="0.52124112679395196" table:style-name="ce21">
            <text:p>52%</text:p>
          </table:table-cell>
          <table:table-cell office:value-type="percentage" office:value="1.0469899822018101E-2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orto</text:p>
          </table:table-cell>
          <table:table-cell office:value-type="string" table:style-name="ce3">
            <text:p>Porto</text:p>
          </table:table-cell>
          <table:table-cell office:value-type="float" office:value="7647" table:style-name="ce4">
            <text:p>7647</text:p>
          </table:table-cell>
          <table:table-cell office:value-type="percentage" office:value="0.54897345364195105" table:style-name="ce21">
            <text:p>55%</text:p>
          </table:table-cell>
          <table:table-cell office:value-type="percentage" office:value="0.538523611466309" table:style-name="ce21">
            <text:p>54%</text:p>
          </table:table-cell>
          <table:table-cell office:value-type="percentage" office:value="1.04498421756425E-2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Águeda</text:p>
          </table:table-cell>
          <table:table-cell office:value-type="string" table:style-name="ce3">
            <text:p>Aveiro</text:p>
          </table:table-cell>
          <table:table-cell office:value-type="float" office:value="1242" table:style-name="ce4">
            <text:p>1242</text:p>
          </table:table-cell>
          <table:table-cell office:value-type="percentage" office:value="0.47987117552334901" table:style-name="ce21">
            <text:p>48%</text:p>
          </table:table-cell>
          <table:table-cell office:value-type="percentage" office:value="0.46970238263279701" table:style-name="ce21">
            <text:p>47%</text:p>
          </table:table-cell>
          <table:table-cell office:value-type="percentage" office:value="1.0168792890552E-2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abrosa</text:p>
          </table:table-cell>
          <table:table-cell office:value-type="string" table:style-name="ce3">
            <text:p>Vila Real</text:p>
          </table:table-cell>
          <table:table-cell office:value-type="float" office:value="134" table:style-name="ce4">
            <text:p>134</text:p>
          </table:table-cell>
          <table:table-cell office:value-type="percentage" office:value="0.402985074626866" table:style-name="ce21">
            <text:p>40%</text:p>
          </table:table-cell>
          <table:table-cell office:value-type="percentage" office:value="0.39318311661889399" table:style-name="ce21">
            <text:p>39%</text:p>
          </table:table-cell>
          <table:table-cell office:value-type="percentage" office:value="9.8019580079713696E-3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la Nova de Famalicão</text:p>
          </table:table-cell>
          <table:table-cell office:value-type="string" table:style-name="ce3">
            <text:p>Braga</text:p>
          </table:table-cell>
          <table:table-cell office:value-type="float" office:value="4131" table:style-name="ce4">
            <text:p>4131</text:p>
          </table:table-cell>
          <table:table-cell office:value-type="percentage" office:value="0.514645364318567" table:style-name="ce21">
            <text:p>51%</text:p>
          </table:table-cell>
          <table:table-cell office:value-type="percentage" office:value="0.50494495381198401" table:style-name="ce21">
            <text:p>50%</text:p>
          </table:table-cell>
          <table:table-cell office:value-type="percentage" office:value="9.7004105065832107E-3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onção</text:p>
          </table:table-cell>
          <table:table-cell office:value-type="string" table:style-name="ce3">
            <text:p>Viana do Castelo</text:p>
          </table:table-cell>
          <table:table-cell office:value-type="float" office:value="397" table:style-name="ce4">
            <text:p>397</text:p>
          </table:table-cell>
          <table:table-cell office:value-type="percentage" office:value="0.478589420654912" table:style-name="ce21">
            <text:p>48%</text:p>
          </table:table-cell>
          <table:table-cell office:value-type="percentage" office:value="0.46993548951967501" table:style-name="ce21">
            <text:p>47%</text:p>
          </table:table-cell>
          <table:table-cell office:value-type="percentage" office:value="8.6539311352371896E-3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alpaços</text:p>
          </table:table-cell>
          <table:table-cell office:value-type="string" table:style-name="ce3">
            <text:p>Vila Real</text:p>
          </table:table-cell>
          <table:table-cell office:value-type="float" office:value="306" table:style-name="ce4">
            <text:p>306</text:p>
          </table:table-cell>
          <table:table-cell office:value-type="percentage" office:value="0.38562091503267998" table:style-name="ce21">
            <text:p>39%</text:p>
          </table:table-cell>
          <table:table-cell office:value-type="percentage" office:value="0.37711053122835397" table:style-name="ce21">
            <text:p>38%</text:p>
          </table:table-cell>
          <table:table-cell office:value-type="percentage" office:value="8.5103838043260795E-3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antanhede</text:p>
          </table:table-cell>
          <table:table-cell office:value-type="string" table:style-name="ce3">
            <text:p>Coimbra</text:p>
          </table:table-cell>
          <table:table-cell office:value-type="float" office:value="948" table:style-name="ce4">
            <text:p>948</text:p>
          </table:table-cell>
          <table:table-cell office:value-type="percentage" office:value="0.49894514767932502" table:style-name="ce21">
            <text:p>50%</text:p>
          </table:table-cell>
          <table:table-cell office:value-type="percentage" office:value="0.49047121221462697" table:style-name="ce21">
            <text:p>49%</text:p>
          </table:table-cell>
          <table:table-cell office:value-type="percentage" office:value="8.47393546469828E-3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Batalha</text:p>
          </table:table-cell>
          <table:table-cell office:value-type="string" table:style-name="ce3">
            <text:p>Leiria</text:p>
          </table:table-cell>
          <table:table-cell office:value-type="float" office:value="465" table:style-name="ce4">
            <text:p>465</text:p>
          </table:table-cell>
          <table:table-cell office:value-type="percentage" office:value="0.483870967741936" table:style-name="ce21">
            <text:p>48%</text:p>
          </table:table-cell>
          <table:table-cell office:value-type="percentage" office:value="0.47567212903982298" table:style-name="ce21">
            <text:p>48%</text:p>
          </table:table-cell>
          <table:table-cell office:value-type="percentage" office:value="8.1988387021120507E-3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Gondomar</text:p>
          </table:table-cell>
          <table:table-cell office:value-type="string" table:style-name="ce3">
            <text:p>Porto</text:p>
          </table:table-cell>
          <table:table-cell office:value-type="float" office:value="4219" table:style-name="ce4">
            <text:p>4219</text:p>
          </table:table-cell>
          <table:table-cell office:value-type="percentage" office:value="0.45982460298649003" table:style-name="ce21">
            <text:p>46%</text:p>
          </table:table-cell>
          <table:table-cell office:value-type="percentage" office:value="0.45168196978758202" table:style-name="ce21">
            <text:p>45%</text:p>
          </table:table-cell>
          <table:table-cell office:value-type="percentage" office:value="8.1426331989076003E-3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agos</text:p>
          </table:table-cell>
          <table:table-cell office:value-type="string" table:style-name="ce3">
            <text:p>Aveiro</text:p>
          </table:table-cell>
          <table:table-cell office:value-type="float" office:value="676" table:style-name="ce4">
            <text:p>676</text:p>
          </table:table-cell>
          <table:table-cell office:value-type="percentage" office:value="0.47189349112425999" table:style-name="ce21">
            <text:p>47%</text:p>
          </table:table-cell>
          <table:table-cell office:value-type="percentage" office:value="0.46415169803513101" table:style-name="ce21">
            <text:p>46%</text:p>
          </table:table-cell>
          <table:table-cell office:value-type="percentage" office:value="7.7417930891292303E-3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aldas da Rainha</text:p>
          </table:table-cell>
          <table:table-cell office:value-type="string" table:style-name="ce3">
            <text:p>Leiria</text:p>
          </table:table-cell>
          <table:table-cell office:value-type="float" office:value="1771" table:style-name="ce4">
            <text:p>1771</text:p>
          </table:table-cell>
          <table:table-cell office:value-type="percentage" office:value="0.46583850931677001" table:style-name="ce21">
            <text:p>47%</text:p>
          </table:table-cell>
          <table:table-cell office:value-type="percentage" office:value="0.458356639408811" table:style-name="ce21">
            <text:p>46%</text:p>
          </table:table-cell>
          <table:table-cell office:value-type="percentage" office:value="7.4818699079593201E-3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onte da Barca</text:p>
          </table:table-cell>
          <table:table-cell office:value-type="string" table:style-name="ce3">
            <text:p>Viana do Castelo</text:p>
          </table:table-cell>
          <table:table-cell office:value-type="float" office:value="279" table:style-name="ce4">
            <text:p>279</text:p>
          </table:table-cell>
          <table:table-cell office:value-type="percentage" office:value="0.38709677419354799" table:style-name="ce21">
            <text:p>39%</text:p>
          </table:table-cell>
          <table:table-cell office:value-type="percentage" office:value="0.38104771188571801" table:style-name="ce21">
            <text:p>38%</text:p>
          </table:table-cell>
          <table:table-cell office:value-type="percentage" office:value="6.0490623078301997E-3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antarém</text:p>
          </table:table-cell>
          <table:table-cell office:value-type="string" table:style-name="ce3">
            <text:p>Santarém</text:p>
          </table:table-cell>
          <table:table-cell office:value-type="float" office:value="1778" table:style-name="ce4">
            <text:p>1778</text:p>
          </table:table-cell>
          <table:table-cell office:value-type="percentage" office:value="0.52812148481439802" table:style-name="ce21">
            <text:p>53%</text:p>
          </table:table-cell>
          <table:table-cell office:value-type="percentage" office:value="0.52262482757619599" table:style-name="ce21">
            <text:p>52%</text:p>
          </table:table-cell>
          <table:table-cell office:value-type="percentage" office:value="5.4966572382018197E-3" table:style-name="ce22">
            <text:p>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Óbidos</text:p>
          </table:table-cell>
          <table:table-cell office:value-type="string" table:style-name="ce3">
            <text:p>Leiria</text:p>
          </table:table-cell>
          <table:table-cell office:value-type="float" office:value="267" table:style-name="ce4">
            <text:p>267</text:p>
          </table:table-cell>
          <table:table-cell office:value-type="percentage" office:value="0.367041198501873" table:style-name="ce21">
            <text:p>37%</text:p>
          </table:table-cell>
          <table:table-cell office:value-type="percentage" office:value="0.36311244304200802" table:style-name="ce21">
            <text:p>36%</text:p>
          </table:table-cell>
          <table:table-cell office:value-type="percentage" office:value="3.9287554598642299E-3" table:style-name="ce22">
            <text:p>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urtosa</text:p>
          </table:table-cell>
          <table:table-cell office:value-type="string" table:style-name="ce3">
            <text:p>Aveiro</text:p>
          </table:table-cell>
          <table:table-cell office:value-type="float" office:value="286" table:style-name="ce4">
            <text:p>286</text:p>
          </table:table-cell>
          <table:table-cell office:value-type="percentage" office:value="0.36713286713286702" table:style-name="ce21">
            <text:p>37%</text:p>
          </table:table-cell>
          <table:table-cell office:value-type="percentage" office:value="0.36351181931486398" table:style-name="ce21">
            <text:p>36%</text:p>
          </table:table-cell>
          <table:table-cell office:value-type="percentage" office:value="3.6210478180029098E-3" table:style-name="ce22">
            <text:p>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ão João da Madeira</text:p>
          </table:table-cell>
          <table:table-cell office:value-type="string" table:style-name="ce3">
            <text:p>Aveiro</text:p>
          </table:table-cell>
          <table:table-cell office:value-type="float" office:value="1125" table:style-name="ce4">
            <text:p>1125</text:p>
          </table:table-cell>
          <table:table-cell office:value-type="percentage" office:value="0.55644444444444396" table:style-name="ce21">
            <text:p>56%</text:p>
          </table:table-cell>
          <table:table-cell office:value-type="percentage" office:value="0.55353941454054001" table:style-name="ce21">
            <text:p>55%</text:p>
          </table:table-cell>
          <table:table-cell office:value-type="percentage" office:value="2.9050299039043099E-3" table:style-name="ce22">
            <text:p>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ortalegre</text:p>
          </table:table-cell>
          <table:table-cell office:value-type="string" table:style-name="ce3">
            <text:p>Portalegre</text:p>
          </table:table-cell>
          <table:table-cell office:value-type="float" office:value="662" table:style-name="ce4">
            <text:p>662</text:p>
          </table:table-cell>
          <table:table-cell office:value-type="percentage" office:value="0.47129909365558897" table:style-name="ce21">
            <text:p>47%</text:p>
          </table:table-cell>
          <table:table-cell office:value-type="percentage" office:value="0.46845541372398503" table:style-name="ce21">
            <text:p>47%</text:p>
          </table:table-cell>
          <table:table-cell office:value-type="percentage" office:value="2.8436799316044299E-3" table:style-name="ce22">
            <text:p>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enafiel</text:p>
          </table:table-cell>
          <table:table-cell office:value-type="string" table:style-name="ce3">
            <text:p>Porto</text:p>
          </table:table-cell>
          <table:table-cell office:value-type="float" office:value="2360" table:style-name="ce4">
            <text:p>2360</text:p>
          </table:table-cell>
          <table:table-cell office:value-type="percentage" office:value="0.41525423728813599" table:style-name="ce21">
            <text:p>42%</text:p>
          </table:table-cell>
          <table:table-cell office:value-type="percentage" office:value="0.412886691598295" table:style-name="ce21">
            <text:p>41%</text:p>
          </table:table-cell>
          <table:table-cell office:value-type="percentage" office:value="2.3675456898404998E-3" table:style-name="ce22">
            <text:p>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Tarouca</text:p>
          </table:table-cell>
          <table:table-cell office:value-type="string" table:style-name="ce3">
            <text:p>Viseu</text:p>
          </table:table-cell>
          <table:table-cell office:value-type="float" office:value="178" table:style-name="ce4">
            <text:p>178</text:p>
          </table:table-cell>
          <table:table-cell office:value-type="percentage" office:value="0.36516853932584298" table:style-name="ce21">
            <text:p>37%</text:p>
          </table:table-cell>
          <table:table-cell office:value-type="percentage" office:value="0.362936828817572" table:style-name="ce21">
            <text:p>36%</text:p>
          </table:table-cell>
          <table:table-cell office:value-type="percentage" office:value="2.23171050827063E-3" table:style-name="ce22">
            <text:p>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aia</text:p>
          </table:table-cell>
          <table:table-cell office:value-type="string" table:style-name="ce3">
            <text:p>Porto</text:p>
          </table:table-cell>
          <table:table-cell office:value-type="float" office:value="4103" table:style-name="ce4">
            <text:p>4103</text:p>
          </table:table-cell>
          <table:table-cell office:value-type="percentage" office:value="0.50987082622471402" table:style-name="ce21">
            <text:p>51%</text:p>
          </table:table-cell>
          <table:table-cell office:value-type="percentage" office:value="0.50773054918450899" table:style-name="ce21">
            <text:p>51%</text:p>
          </table:table-cell>
          <table:table-cell office:value-type="percentage" office:value="2.14027704020425E-3" table:style-name="ce22">
            <text:p>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Gavião</text:p>
          </table:table-cell>
          <table:table-cell office:value-type="string" table:style-name="ce3">
            <text:p>Portalegre</text:p>
          </table:table-cell>
          <table:table-cell office:value-type="float" office:value="90" table:style-name="ce4">
            <text:p>90</text:p>
          </table:table-cell>
          <table:table-cell office:value-type="percentage" office:value="0.31111111111111101" table:style-name="ce21">
            <text:p>31%</text:p>
          </table:table-cell>
          <table:table-cell office:value-type="percentage" office:value="0.31077821563754299" table:style-name="ce21">
            <text:p>31%</text:p>
          </table:table-cell>
          <table:table-cell office:value-type="percentage" office:value="3.3289547356794299E-4" table:style-name="ce22">
            <text:p>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Tábua</text:p>
          </table:table-cell>
          <table:table-cell office:value-type="string" table:style-name="ce3">
            <text:p>Coimbra</text:p>
          </table:table-cell>
          <table:table-cell office:value-type="float" office:value="300" table:style-name="ce4">
            <text:p>300</text:p>
          </table:table-cell>
          <table:table-cell office:value-type="percentage" office:value="0.35" table:style-name="ce21">
            <text:p>35%</text:p>
          </table:table-cell>
          <table:table-cell office:value-type="percentage" office:value="0.350779949181527" table:style-name="ce21">
            <text:p>35%</text:p>
          </table:table-cell>
          <table:table-cell office:value-type="percentage" office:value="-7.7994918152672101E-4" table:style-name="ce22">
            <text:p>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ines</text:p>
          </table:table-cell>
          <table:table-cell office:value-type="string" table:style-name="ce3">
            <text:p>Setúbal</text:p>
          </table:table-cell>
          <table:table-cell office:value-type="float" office:value="383" table:style-name="ce4">
            <text:p>383</text:p>
          </table:table-cell>
          <table:table-cell office:value-type="percentage" office:value="0.417754569190601" table:style-name="ce21">
            <text:p>42%</text:p>
          </table:table-cell>
          <table:table-cell office:value-type="percentage" office:value="0.42001409777064602" table:style-name="ce21">
            <text:p>42%</text:p>
          </table:table-cell>
          <table:table-cell office:value-type="percentage" office:value="-2.2595285800451701E-3" table:style-name="ce22">
            <text:p>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zambuja</text:p>
          </table:table-cell>
          <table:table-cell office:value-type="string" table:style-name="ce3">
            <text:p>Lisboa</text:p>
          </table:table-cell>
          <table:table-cell office:value-type="float" office:value="561" table:style-name="ce4">
            <text:p>561</text:p>
          </table:table-cell>
          <table:table-cell office:value-type="percentage" office:value="0.37254901960784298" table:style-name="ce21">
            <text:p>37%</text:p>
          </table:table-cell>
          <table:table-cell office:value-type="percentage" office:value="0.37494712997760898" table:style-name="ce21">
            <text:p>37%</text:p>
          </table:table-cell>
          <table:table-cell office:value-type="percentage" office:value="-2.3981103697655799E-3" table:style-name="ce22">
            <text:p>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Borba</text:p>
          </table:table-cell>
          <table:table-cell office:value-type="string" table:style-name="ce3">
            <text:p>Évora</text:p>
          </table:table-cell>
          <table:table-cell office:value-type="float" office:value="150" table:style-name="ce4">
            <text:p>150</text:p>
          </table:table-cell>
          <table:table-cell office:value-type="percentage" office:value="0.43333333333333302" table:style-name="ce21">
            <text:p>43%</text:p>
          </table:table-cell>
          <table:table-cell office:value-type="percentage" office:value="0.43577226600972002" table:style-name="ce21">
            <text:p>44%</text:p>
          </table:table-cell>
          <table:table-cell office:value-type="percentage" office:value="-2.4389326763868901E-3" table:style-name="ce22">
            <text:p>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aços de Ferreira</text:p>
          </table:table-cell>
          <table:table-cell office:value-type="string" table:style-name="ce3">
            <text:p>Porto</text:p>
          </table:table-cell>
          <table:table-cell office:value-type="float" office:value="1894" table:style-name="ce4">
            <text:p>1894</text:p>
          </table:table-cell>
          <table:table-cell office:value-type="percentage" office:value="0.44508975712777199" table:style-name="ce21">
            <text:p>45%</text:p>
          </table:table-cell>
          <table:table-cell office:value-type="percentage" office:value="0.447720361786201" table:style-name="ce21">
            <text:p>45%</text:p>
          </table:table-cell>
          <table:table-cell office:value-type="percentage" office:value="-2.6306046584290599E-3" table:style-name="ce22">
            <text:p>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la Nova de Foz Côa</text:p>
          </table:table-cell>
          <table:table-cell office:value-type="string" table:style-name="ce3">
            <text:p>Guarda</text:p>
          </table:table-cell>
          <table:table-cell office:value-type="float" office:value="149" table:style-name="ce4">
            <text:p>149</text:p>
          </table:table-cell>
          <table:table-cell office:value-type="percentage" office:value="0.39597315436241598" table:style-name="ce21">
            <text:p>40%</text:p>
          </table:table-cell>
          <table:table-cell office:value-type="percentage" office:value="0.39887082811187202" table:style-name="ce21">
            <text:p>40%</text:p>
          </table:table-cell>
          <table:table-cell office:value-type="percentage" office:value="-2.89767374945575E-3" table:style-name="ce22">
            <text:p>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haves</text:p>
          </table:table-cell>
          <table:table-cell office:value-type="string" table:style-name="ce3">
            <text:p>Vila Real</text:p>
          </table:table-cell>
          <table:table-cell office:value-type="float" office:value="1043" table:style-name="ce4">
            <text:p>1043</text:p>
          </table:table-cell>
          <table:table-cell office:value-type="percentage" office:value="0.48705656759347998" table:style-name="ce21">
            <text:p>49%</text:p>
          </table:table-cell>
          <table:table-cell office:value-type="percentage" office:value="0.49099293227164598" table:style-name="ce21">
            <text:p>49%</text:p>
          </table:table-cell>
          <table:table-cell office:value-type="percentage" office:value="-3.93636467816544E-3" table:style-name="ce22">
            <text:p>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Tomar</text:p>
          </table:table-cell>
          <table:table-cell office:value-type="string" table:style-name="ce3">
            <text:p>Santarém</text:p>
          </table:table-cell>
          <table:table-cell office:value-type="float" office:value="1007" table:style-name="ce4">
            <text:p>1007</text:p>
          </table:table-cell>
          <table:table-cell office:value-type="percentage" office:value="0.458788480635551" table:style-name="ce21">
            <text:p>46%</text:p>
          </table:table-cell>
          <table:table-cell office:value-type="percentage" office:value="0.46280781673559901" table:style-name="ce21">
            <text:p>46%</text:p>
          </table:table-cell>
          <table:table-cell office:value-type="percentage" office:value="-4.0193361000473897E-3" table:style-name="ce22">
            <text:p>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anta Maria da Feira</text:p>
          </table:table-cell>
          <table:table-cell office:value-type="string" table:style-name="ce3">
            <text:p>Aveiro</text:p>
          </table:table-cell>
          <table:table-cell office:value-type="float" office:value="3857" table:style-name="ce4">
            <text:p>3857</text:p>
          </table:table-cell>
          <table:table-cell office:value-type="percentage" office:value="0.46046149857402102" table:style-name="ce21">
            <text:p>46%</text:p>
          </table:table-cell>
          <table:table-cell office:value-type="percentage" office:value="0.46457247361510501" table:style-name="ce21">
            <text:p>46%</text:p>
          </table:table-cell>
          <table:table-cell office:value-type="percentage" office:value="-4.1109750410832698E-3" table:style-name="ce22">
            <text:p>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Torres Vedras</text:p>
          </table:table-cell>
          <table:table-cell office:value-type="string" table:style-name="ce3">
            <text:p>Lisboa</text:p>
          </table:table-cell>
          <table:table-cell office:value-type="float" office:value="2731" table:style-name="ce4">
            <text:p>2731</text:p>
          </table:table-cell>
          <table:table-cell office:value-type="percentage" office:value="0.43830098864884698" table:style-name="ce21">
            <text:p>44%</text:p>
          </table:table-cell>
          <table:table-cell office:value-type="percentage" office:value="0.44286059227028401" table:style-name="ce21">
            <text:p>44%</text:p>
          </table:table-cell>
          <table:table-cell office:value-type="percentage" office:value="-4.55960362143739E-3" table:style-name="ce22">
            <text:p>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Beja</text:p>
          </table:table-cell>
          <table:table-cell office:value-type="string" table:style-name="ce3">
            <text:p>Beja</text:p>
          </table:table-cell>
          <table:table-cell office:value-type="float" office:value="1025" table:style-name="ce4">
            <text:p>1025</text:p>
          </table:table-cell>
          <table:table-cell office:value-type="percentage" office:value="0.431219512195122" table:style-name="ce21">
            <text:p>43%</text:p>
          </table:table-cell>
          <table:table-cell office:value-type="percentage" office:value="0.43668736192191698" table:style-name="ce21">
            <text:p>44%</text:p>
          </table:table-cell>
          <table:table-cell office:value-type="percentage" office:value="-5.4678497267947896E-3" table:style-name="ce22">
            <text:p>-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Oeiras</text:p>
          </table:table-cell>
          <table:table-cell office:value-type="string" table:style-name="ce3">
            <text:p>Lisboa</text:p>
          </table:table-cell>
          <table:table-cell office:value-type="float" office:value="4731" table:style-name="ce4">
            <text:p>4731</text:p>
          </table:table-cell>
          <table:table-cell office:value-type="percentage" office:value="0.51025153244557198" table:style-name="ce21">
            <text:p>51%</text:p>
          </table:table-cell>
          <table:table-cell office:value-type="percentage" office:value="0.51683050014897403" table:style-name="ce21">
            <text:p>52%</text:p>
          </table:table-cell>
          <table:table-cell office:value-type="percentage" office:value="-6.5789677034026398E-3" table:style-name="ce22">
            <text:p>-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Oliveira do Bairro</text:p>
          </table:table-cell>
          <table:table-cell office:value-type="string" table:style-name="ce3">
            <text:p>Aveiro</text:p>
          </table:table-cell>
          <table:table-cell office:value-type="float" office:value="660" table:style-name="ce4">
            <text:p>660</text:p>
          </table:table-cell>
          <table:table-cell office:value-type="percentage" office:value="0.46818181818181798" table:style-name="ce21">
            <text:p>47%</text:p>
          </table:table-cell>
          <table:table-cell office:value-type="percentage" office:value="0.475007214815375" table:style-name="ce21">
            <text:p>48%</text:p>
          </table:table-cell>
          <table:table-cell office:value-type="percentage" office:value="-6.8253966335572397E-3" table:style-name="ce22">
            <text:p>-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eira do Minho</text:p>
          </table:table-cell>
          <table:table-cell office:value-type="string" table:style-name="ce3">
            <text:p>Braga</text:p>
          </table:table-cell>
          <table:table-cell office:value-type="float" office:value="313" table:style-name="ce4">
            <text:p>313</text:p>
          </table:table-cell>
          <table:table-cell office:value-type="percentage" office:value="0.405750798722045" table:style-name="ce21">
            <text:p>41%</text:p>
          </table:table-cell>
          <table:table-cell office:value-type="percentage" office:value="0.41338263492668298" table:style-name="ce21">
            <text:p>41%</text:p>
          </table:table-cell>
          <table:table-cell office:value-type="percentage" office:value="-7.6318362046386302E-3" table:style-name="ce22">
            <text:p>-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lmeirim</text:p>
          </table:table-cell>
          <table:table-cell office:value-type="string" table:style-name="ce3">
            <text:p>Santarém</text:p>
          </table:table-cell>
          <table:table-cell office:value-type="float" office:value="610" table:style-name="ce4">
            <text:p>610</text:p>
          </table:table-cell>
          <table:table-cell office:value-type="percentage" office:value="0.44426229508196702" table:style-name="ce21">
            <text:p>44%</text:p>
          </table:table-cell>
          <table:table-cell office:value-type="percentage" office:value="0.45213145363593799" table:style-name="ce21">
            <text:p>45%</text:p>
          </table:table-cell>
          <table:table-cell office:value-type="percentage" office:value="-7.8691585539704904E-3" table:style-name="ce22">
            <text:p>-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atosinhos</text:p>
          </table:table-cell>
          <table:table-cell office:value-type="string" table:style-name="ce3">
            <text:p>Porto</text:p>
          </table:table-cell>
          <table:table-cell office:value-type="float" office:value="4342" table:style-name="ce4">
            <text:p>4342</text:p>
          </table:table-cell>
          <table:table-cell office:value-type="percentage" office:value="0.443804698295716" table:style-name="ce21">
            <text:p>44%</text:p>
          </table:table-cell>
          <table:table-cell office:value-type="percentage" office:value="0.45170670738350499" table:style-name="ce21">
            <text:p>45%</text:p>
          </table:table-cell>
          <table:table-cell office:value-type="percentage" office:value="-7.9020090877883597E-3" table:style-name="ce22">
            <text:p>-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la Nova de Gaia</text:p>
          </table:table-cell>
          <table:table-cell office:value-type="string" table:style-name="ce3">
            <text:p>Porto</text:p>
          </table:table-cell>
          <table:table-cell office:value-type="float" office:value="8370" table:style-name="ce4">
            <text:p>8370</text:p>
          </table:table-cell>
          <table:table-cell office:value-type="percentage" office:value="0.44074074074074099" table:style-name="ce21">
            <text:p>44%</text:p>
          </table:table-cell>
          <table:table-cell office:value-type="percentage" office:value="0.44922248123370601" table:style-name="ce21">
            <text:p>45%</text:p>
          </table:table-cell>
          <table:table-cell office:value-type="percentage" office:value="-8.4817404929653801E-3" table:style-name="ce22">
            <text:p>-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Golegã</text:p>
          </table:table-cell>
          <table:table-cell office:value-type="string" table:style-name="ce3">
            <text:p>Santarém</text:p>
          </table:table-cell>
          <table:table-cell office:value-type="float" office:value="122" table:style-name="ce4">
            <text:p>122</text:p>
          </table:table-cell>
          <table:table-cell office:value-type="percentage" office:value="0.36885245901639302" table:style-name="ce21">
            <text:p>37%</text:p>
          </table:table-cell>
          <table:table-cell office:value-type="percentage" office:value="0.37748673252409398" table:style-name="ce21">
            <text:p>38%</text:p>
          </table:table-cell>
          <table:table-cell office:value-type="percentage" office:value="-8.6342735077006398E-3" table:style-name="ce22">
            <text:p>-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arco de Canaveses</text:p>
          </table:table-cell>
          <table:table-cell office:value-type="string" table:style-name="ce3">
            <text:p>Porto</text:p>
          </table:table-cell>
          <table:table-cell office:value-type="float" office:value="1694" table:style-name="ce4">
            <text:p>1694</text:p>
          </table:table-cell>
          <table:table-cell office:value-type="percentage" office:value="0.38724911452184202" table:style-name="ce21">
            <text:p>39%</text:p>
          </table:table-cell>
          <table:table-cell office:value-type="percentage" office:value="0.395913053660708" table:style-name="ce21">
            <text:p>40%</text:p>
          </table:table-cell>
          <table:table-cell office:value-type="percentage" office:value="-8.6639391388657894E-3" table:style-name="ce22">
            <text:p>-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elorico de Basto</text:p>
          </table:table-cell>
          <table:table-cell office:value-type="string" table:style-name="ce3">
            <text:p>Braga</text:p>
          </table:table-cell>
          <table:table-cell office:value-type="float" office:value="484" table:style-name="ce4">
            <text:p>484</text:p>
          </table:table-cell>
          <table:table-cell office:value-type="percentage" office:value="0.35537190082644599" table:style-name="ce21">
            <text:p>36%</text:p>
          </table:table-cell>
          <table:table-cell office:value-type="percentage" office:value="0.364409844255769" table:style-name="ce21">
            <text:p>36%</text:p>
          </table:table-cell>
          <table:table-cell office:value-type="percentage" office:value="-9.0379434293224106E-3" table:style-name="ce22">
            <text:p>-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Olhão</text:p>
          </table:table-cell>
          <table:table-cell office:value-type="string" table:style-name="ce3">
            <text:p>Faro</text:p>
          </table:table-cell>
          <table:table-cell office:value-type="float" office:value="1211" table:style-name="ce4">
            <text:p>1211</text:p>
          </table:table-cell>
          <table:table-cell office:value-type="percentage" office:value="0.38150289017340999" table:style-name="ce21">
            <text:p>38%</text:p>
          </table:table-cell>
          <table:table-cell office:value-type="percentage" office:value="0.39088685687390601" table:style-name="ce21">
            <text:p>39%</text:p>
          </table:table-cell>
          <table:table-cell office:value-type="percentage" office:value="-9.3839667004953393E-3" table:style-name="ce22">
            <text:p>-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lcobaça</text:p>
          </table:table-cell>
          <table:table-cell office:value-type="string" table:style-name="ce3">
            <text:p>Leiria</text:p>
          </table:table-cell>
          <table:table-cell office:value-type="float" office:value="1515" table:style-name="ce4">
            <text:p>1515</text:p>
          </table:table-cell>
          <table:table-cell office:value-type="percentage" office:value="0.43036303630362999" table:style-name="ce21">
            <text:p>43%</text:p>
          </table:table-cell>
          <table:table-cell office:value-type="percentage" office:value="0.43993270126668599" table:style-name="ce21">
            <text:p>44%</text:p>
          </table:table-cell>
          <table:table-cell office:value-type="percentage" office:value="-9.5696649630557708E-3" table:style-name="ce22">
            <text:p>-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Lousada</text:p>
          </table:table-cell>
          <table:table-cell office:value-type="string" table:style-name="ce3">
            <text:p>Porto</text:p>
          </table:table-cell>
          <table:table-cell office:value-type="float" office:value="1574" table:style-name="ce4">
            <text:p>1574</text:p>
          </table:table-cell>
          <table:table-cell office:value-type="percentage" office:value="0.41359593392630201" table:style-name="ce21">
            <text:p>41%</text:p>
          </table:table-cell>
          <table:table-cell office:value-type="percentage" office:value="0.42348780279692" table:style-name="ce21">
            <text:p>42%</text:p>
          </table:table-cell>
          <table:table-cell office:value-type="percentage" office:value="-9.8918688706178103E-3" table:style-name="ce22">
            <text:p>-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ira</text:p>
          </table:table-cell>
          <table:table-cell office:value-type="string" table:style-name="ce3">
            <text:p>Coimbra</text:p>
          </table:table-cell>
          <table:table-cell office:value-type="float" office:value="203" table:style-name="ce4">
            <text:p>203</text:p>
          </table:table-cell>
          <table:table-cell office:value-type="percentage" office:value="0.42857142857142899" table:style-name="ce21">
            <text:p>43%</text:p>
          </table:table-cell>
          <table:table-cell office:value-type="percentage" office:value="0.43916426259271801" table:style-name="ce21">
            <text:p>44%</text:p>
          </table:table-cell>
          <table:table-cell office:value-type="percentage" office:value="-1.05928340212895E-2" table:style-name="ce22">
            <text:p>-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oruche</text:p>
          </table:table-cell>
          <table:table-cell office:value-type="string" table:style-name="ce3">
            <text:p>Santarém</text:p>
          </table:table-cell>
          <table:table-cell office:value-type="float" office:value="428" table:style-name="ce4">
            <text:p>428</text:p>
          </table:table-cell>
          <table:table-cell office:value-type="percentage" office:value="0.39719626168224298" table:style-name="ce21">
            <text:p>40%</text:p>
          </table:table-cell>
          <table:table-cell office:value-type="percentage" office:value="0.40805842356670402" table:style-name="ce21">
            <text:p>41%</text:p>
          </table:table-cell>
          <table:table-cell office:value-type="percentage" office:value="-1.08621618844608E-2" table:style-name="ce22">
            <text:p>-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nadia</text:p>
          </table:table-cell>
          <table:table-cell office:value-type="string" table:style-name="ce3">
            <text:p>Aveiro</text:p>
          </table:table-cell>
          <table:table-cell office:value-type="float" office:value="792" table:style-name="ce4">
            <text:p>792</text:p>
          </table:table-cell>
          <table:table-cell office:value-type="percentage" office:value="0.58964646464646497" table:style-name="ce21">
            <text:p>59%</text:p>
          </table:table-cell>
          <table:table-cell office:value-type="percentage" office:value="0.601153507737618" table:style-name="ce21">
            <text:p>60%</text:p>
          </table:table-cell>
          <table:table-cell office:value-type="percentage" office:value="-1.1507043091153499E-2" table:style-name="ce22">
            <text:p>-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lmada</text:p>
          </table:table-cell>
          <table:table-cell office:value-type="string" table:style-name="ce3">
            <text:p>Setúbal</text:p>
          </table:table-cell>
          <table:table-cell office:value-type="float" office:value="5119" table:style-name="ce4">
            <text:p>5119</text:p>
          </table:table-cell>
          <table:table-cell office:value-type="percentage" office:value="0.42137136159406102" table:style-name="ce21">
            <text:p>42%</text:p>
          </table:table-cell>
          <table:table-cell office:value-type="percentage" office:value="0.43410129208257497" table:style-name="ce21">
            <text:p>43%</text:p>
          </table:table-cell>
          <table:table-cell office:value-type="percentage" office:value="-1.2729930488513499E-2" table:style-name="ce22">
            <text:p>-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marante</text:p>
          </table:table-cell>
          <table:table-cell office:value-type="string" table:style-name="ce3">
            <text:p>Porto</text:p>
          </table:table-cell>
          <table:table-cell office:value-type="float" office:value="1852" table:style-name="ce4">
            <text:p>1852</text:p>
          </table:table-cell>
          <table:table-cell office:value-type="percentage" office:value="0.43574514038876899" table:style-name="ce21">
            <text:p>44%</text:p>
          </table:table-cell>
          <table:table-cell office:value-type="percentage" office:value="0.44906726826110699" table:style-name="ce21">
            <text:p>45%</text:p>
          </table:table-cell>
          <table:table-cell office:value-type="percentage" office:value="-1.33221278723383E-2" table:style-name="ce22">
            <text:p>-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roença-a-Nova</text:p>
          </table:table-cell>
          <table:table-cell office:value-type="string" table:style-name="ce3">
            <text:p>Castelo Branco</text:p>
          </table:table-cell>
          <table:table-cell office:value-type="float" office:value="162" table:style-name="ce4">
            <text:p>162</text:p>
          </table:table-cell>
          <table:table-cell office:value-type="percentage" office:value="0.45061728395061701" table:style-name="ce21">
            <text:p>45%</text:p>
          </table:table-cell>
          <table:table-cell office:value-type="percentage" office:value="0.46451376468594402" table:style-name="ce21">
            <text:p>46%</text:p>
          </table:table-cell>
          <table:table-cell office:value-type="percentage" office:value="-1.3896480735327E-2" table:style-name="ce22">
            <text:p>-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oura</text:p>
          </table:table-cell>
          <table:table-cell office:value-type="string" table:style-name="ce3">
            <text:p>Beja</text:p>
          </table:table-cell>
          <table:table-cell office:value-type="float" office:value="409" table:style-name="ce4">
            <text:p>409</text:p>
          </table:table-cell>
          <table:table-cell office:value-type="percentage" office:value="0.28606356968215202" table:style-name="ce21">
            <text:p>29%</text:p>
          </table:table-cell>
          <table:table-cell office:value-type="percentage" office:value="0.300770059448347" table:style-name="ce21">
            <text:p>30%</text:p>
          </table:table-cell>
          <table:table-cell office:value-type="percentage" office:value="-1.47064897661951E-2" table:style-name="ce22">
            <text:p>-1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edrógão Grande</text:p>
          </table:table-cell>
          <table:table-cell office:value-type="string" table:style-name="ce3">
            <text:p>Leiria</text:p>
          </table:table-cell>
          <table:table-cell office:value-type="float" office:value="82" table:style-name="ce4">
            <text:p>82</text:p>
          </table:table-cell>
          <table:table-cell office:value-type="percentage" office:value="0.31707317073170699" table:style-name="ce21">
            <text:p>32%</text:p>
          </table:table-cell>
          <table:table-cell office:value-type="percentage" office:value="0.33211724122404901" table:style-name="ce21">
            <text:p>33%</text:p>
          </table:table-cell>
          <table:table-cell office:value-type="percentage" office:value="-1.50440704923417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ljezur</text:p>
          </table:table-cell>
          <table:table-cell office:value-type="string" table:style-name="ce3">
            <text:p>Faro</text:p>
          </table:table-cell>
          <table:table-cell office:value-type="float" office:value="105" table:style-name="ce4">
            <text:p>105</text:p>
          </table:table-cell>
          <table:table-cell office:value-type="percentage" office:value="0.371428571428571" table:style-name="ce21">
            <text:p>37%</text:p>
          </table:table-cell>
          <table:table-cell office:value-type="percentage" office:value="0.38673253305183802" table:style-name="ce21">
            <text:p>39%</text:p>
          </table:table-cell>
          <table:table-cell office:value-type="percentage" office:value="-1.53039616232669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artaxo</text:p>
          </table:table-cell>
          <table:table-cell office:value-type="string" table:style-name="ce3">
            <text:p>Santarém</text:p>
          </table:table-cell>
          <table:table-cell office:value-type="float" office:value="629" table:style-name="ce4">
            <text:p>629</text:p>
          </table:table-cell>
          <table:table-cell office:value-type="percentage" office:value="0.39745627980922099" table:style-name="ce21">
            <text:p>40%</text:p>
          </table:table-cell>
          <table:table-cell office:value-type="percentage" office:value="0.41297670039995799" table:style-name="ce21">
            <text:p>41%</text:p>
          </table:table-cell>
          <table:table-cell office:value-type="percentage" office:value="-1.55204205907366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Elvas</text:p>
          </table:table-cell>
          <table:table-cell office:value-type="string" table:style-name="ce3">
            <text:p>Portalegre</text:p>
          </table:table-cell>
          <table:table-cell office:value-type="float" office:value="605" table:style-name="ce4">
            <text:p>605</text:p>
          </table:table-cell>
          <table:table-cell office:value-type="percentage" office:value="0.38016528925619802" table:style-name="ce21">
            <text:p>38%</text:p>
          </table:table-cell>
          <table:table-cell office:value-type="percentage" office:value="0.39623062722478097" table:style-name="ce21">
            <text:p>40%</text:p>
          </table:table-cell>
          <table:table-cell office:value-type="percentage" office:value="-1.6065337968583001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astelo de Paiva</text:p>
          </table:table-cell>
          <table:table-cell office:value-type="string" table:style-name="ce3">
            <text:p>Aveiro</text:p>
          </table:table-cell>
          <table:table-cell office:value-type="float" office:value="596" table:style-name="ce4">
            <text:p>596</text:p>
          </table:table-cell>
          <table:table-cell office:value-type="percentage" office:value="0.399328859060403" table:style-name="ce21">
            <text:p>40%</text:p>
          </table:table-cell>
          <table:table-cell office:value-type="percentage" office:value="0.41545425995213298" table:style-name="ce21">
            <text:p>42%</text:p>
          </table:table-cell>
          <table:table-cell office:value-type="percentage" office:value="-1.6125400891730202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Loulé</text:p>
          </table:table-cell>
          <table:table-cell office:value-type="string" table:style-name="ce3">
            <text:p>Faro</text:p>
          </table:table-cell>
          <table:table-cell office:value-type="float" office:value="1797" table:style-name="ce4">
            <text:p>1797</text:p>
          </table:table-cell>
          <table:table-cell office:value-type="percentage" office:value="0.38842515303283198" table:style-name="ce21">
            <text:p>39%</text:p>
          </table:table-cell>
          <table:table-cell office:value-type="percentage" office:value="0.40468257474175501" table:style-name="ce21">
            <text:p>40%</text:p>
          </table:table-cell>
          <table:table-cell office:value-type="percentage" office:value="-1.62574217089228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lter do Chão</text:p>
          </table:table-cell>
          <table:table-cell office:value-type="string" table:style-name="ce3">
            <text:p>Portalegre</text:p>
          </table:table-cell>
          <table:table-cell office:value-type="float" office:value="72" table:style-name="ce4">
            <text:p>72</text:p>
          </table:table-cell>
          <table:table-cell office:value-type="percentage" office:value="0.34722222222222199" table:style-name="ce21">
            <text:p>35%</text:p>
          </table:table-cell>
          <table:table-cell office:value-type="percentage" office:value="0.363799143255019" table:style-name="ce21">
            <text:p>36%</text:p>
          </table:table-cell>
          <table:table-cell office:value-type="percentage" office:value="-1.65769210327971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landroal</text:p>
          </table:table-cell>
          <table:table-cell office:value-type="string" table:style-name="ce3">
            <text:p>Évora</text:p>
          </table:table-cell>
          <table:table-cell office:value-type="float" office:value="100" table:style-name="ce4">
            <text:p>100</text:p>
          </table:table-cell>
          <table:table-cell office:value-type="percentage" office:value="0.41" table:style-name="ce21">
            <text:p>41%</text:p>
          </table:table-cell>
          <table:table-cell office:value-type="percentage" office:value="0.427183909551833" table:style-name="ce21">
            <text:p>43%</text:p>
          </table:table-cell>
          <table:table-cell office:value-type="percentage" office:value="-1.7183909551832601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abeceiras de Basto</text:p>
          </table:table-cell>
          <table:table-cell office:value-type="string" table:style-name="ce3">
            <text:p>Braga</text:p>
          </table:table-cell>
          <table:table-cell office:value-type="float" office:value="557" table:style-name="ce4">
            <text:p>557</text:p>
          </table:table-cell>
          <table:table-cell office:value-type="percentage" office:value="0.37701974865350102" table:style-name="ce21">
            <text:p>38%</text:p>
          </table:table-cell>
          <table:table-cell office:value-type="percentage" office:value="0.39616380144306301" table:style-name="ce21">
            <text:p>40%</text:p>
          </table:table-cell>
          <table:table-cell office:value-type="percentage" office:value="-1.9144052789562299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értola</text:p>
          </table:table-cell>
          <table:table-cell office:value-type="string" table:style-name="ce3">
            <text:p>Beja</text:p>
          </table:table-cell>
          <table:table-cell office:value-type="float" office:value="122" table:style-name="ce4">
            <text:p>122</text:p>
          </table:table-cell>
          <table:table-cell office:value-type="percentage" office:value="0.34426229508196698" table:style-name="ce21">
            <text:p>34%</text:p>
          </table:table-cell>
          <table:table-cell office:value-type="percentage" office:value="0.363447758499931" table:style-name="ce21">
            <text:p>36%</text:p>
          </table:table-cell>
          <table:table-cell office:value-type="percentage" office:value="-1.9185463417964101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obral de Monte Agraço</text:p>
          </table:table-cell>
          <table:table-cell office:value-type="string" table:style-name="ce3">
            <text:p>Lisboa</text:p>
          </table:table-cell>
          <table:table-cell office:value-type="float" office:value="298" table:style-name="ce4">
            <text:p>298</text:p>
          </table:table-cell>
          <table:table-cell office:value-type="percentage" office:value="0.389261744966443" table:style-name="ce21">
            <text:p>39%</text:p>
          </table:table-cell>
          <table:table-cell office:value-type="percentage" office:value="0.40866423017857301" table:style-name="ce21">
            <text:p>41%</text:p>
          </table:table-cell>
          <table:table-cell office:value-type="percentage" office:value="-1.9402485212129901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Redondo</text:p>
          </table:table-cell>
          <table:table-cell office:value-type="string" table:style-name="ce3">
            <text:p>Évora</text:p>
          </table:table-cell>
          <table:table-cell office:value-type="float" office:value="143" table:style-name="ce4">
            <text:p>143</text:p>
          </table:table-cell>
          <table:table-cell office:value-type="percentage" office:value="0.41258741258741299" table:style-name="ce21">
            <text:p>41%</text:p>
          </table:table-cell>
          <table:table-cell office:value-type="percentage" office:value="0.43223762979462999" table:style-name="ce21">
            <text:p>43%</text:p>
          </table:table-cell>
          <table:table-cell office:value-type="percentage" office:value="-1.96502172072179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ontijo</text:p>
          </table:table-cell>
          <table:table-cell office:value-type="string" table:style-name="ce3">
            <text:p>Setúbal</text:p>
          </table:table-cell>
          <table:table-cell office:value-type="float" office:value="1455" table:style-name="ce4">
            <text:p>1455</text:p>
          </table:table-cell>
          <table:table-cell office:value-type="percentage" office:value="0.38350515463917501" table:style-name="ce21">
            <text:p>38%</text:p>
          </table:table-cell>
          <table:table-cell office:value-type="percentage" office:value="0.40316265885751701" table:style-name="ce21">
            <text:p>40%</text:p>
          </table:table-cell>
          <table:table-cell office:value-type="percentage" office:value="-1.9657504218342201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ão Pedro do Sul</text:p>
          </table:table-cell>
          <table:table-cell office:value-type="string" table:style-name="ce3">
            <text:p>Viseu</text:p>
          </table:table-cell>
          <table:table-cell office:value-type="float" office:value="429" table:style-name="ce4">
            <text:p>429</text:p>
          </table:table-cell>
          <table:table-cell office:value-type="percentage" office:value="0.44988344988345003" table:style-name="ce21">
            <text:p>45%</text:p>
          </table:table-cell>
          <table:table-cell office:value-type="percentage" office:value="0.46955447212396001" table:style-name="ce21">
            <text:p>47%</text:p>
          </table:table-cell>
          <table:table-cell office:value-type="percentage" office:value="-1.9671022240510001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Lousã</text:p>
          </table:table-cell>
          <table:table-cell office:value-type="string" table:style-name="ce3">
            <text:p>Coimbra</text:p>
          </table:table-cell>
          <table:table-cell office:value-type="float" office:value="453" table:style-name="ce4">
            <text:p>453</text:p>
          </table:table-cell>
          <table:table-cell office:value-type="percentage" office:value="0.43487858719646799" table:style-name="ce21">
            <text:p>43%</text:p>
          </table:table-cell>
          <table:table-cell office:value-type="percentage" office:value="0.454757500549136" table:style-name="ce21">
            <text:p>45%</text:p>
          </table:table-cell>
          <table:table-cell office:value-type="percentage" office:value="-1.9878913352668299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Fafe</text:p>
          </table:table-cell>
          <table:table-cell office:value-type="string" table:style-name="ce3">
            <text:p>Braga</text:p>
          </table:table-cell>
          <table:table-cell office:value-type="float" office:value="1530" table:style-name="ce4">
            <text:p>1530</text:p>
          </table:table-cell>
          <table:table-cell office:value-type="percentage" office:value="0.43790849673202598" table:style-name="ce21">
            <text:p>44%</text:p>
          </table:table-cell>
          <table:table-cell office:value-type="percentage" office:value="0.45785268232005499" table:style-name="ce21">
            <text:p>46%</text:p>
          </table:table-cell>
          <table:table-cell office:value-type="percentage" office:value="-1.9944185588029299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lbufeira</text:p>
          </table:table-cell>
          <table:table-cell office:value-type="string" table:style-name="ce3">
            <text:p>Faro</text:p>
          </table:table-cell>
          <table:table-cell office:value-type="float" office:value="1256" table:style-name="ce4">
            <text:p>1256</text:p>
          </table:table-cell>
          <table:table-cell office:value-type="percentage" office:value="0.36066878980891698" table:style-name="ce21">
            <text:p>36%</text:p>
          </table:table-cell>
          <table:table-cell office:value-type="percentage" office:value="0.38075616177341098" table:style-name="ce21">
            <text:p>38%</text:p>
          </table:table-cell>
          <table:table-cell office:value-type="percentage" office:value="-2.0087371964494099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arregal do Sal</text:p>
          </table:table-cell>
          <table:table-cell office:value-type="string" table:style-name="ce3">
            <text:p>Viseu</text:p>
          </table:table-cell>
          <table:table-cell office:value-type="float" office:value="250" table:style-name="ce4">
            <text:p>250</text:p>
          </table:table-cell>
          <table:table-cell office:value-type="percentage" office:value="0.44400000000000001" table:style-name="ce21">
            <text:p>44%</text:p>
          </table:table-cell>
          <table:table-cell office:value-type="percentage" office:value="0.46440585552826202" table:style-name="ce21">
            <text:p>46%</text:p>
          </table:table-cell>
          <table:table-cell office:value-type="percentage" office:value="-2.04058555282619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ertã</text:p>
          </table:table-cell>
          <table:table-cell office:value-type="string" table:style-name="ce3">
            <text:p>Castelo Branco</text:p>
          </table:table-cell>
          <table:table-cell office:value-type="float" office:value="403" table:style-name="ce4">
            <text:p>403</text:p>
          </table:table-cell>
          <table:table-cell office:value-type="percentage" office:value="0.42183622828784101" table:style-name="ce21">
            <text:p>42%</text:p>
          </table:table-cell>
          <table:table-cell office:value-type="percentage" office:value="0.44224513278092797" table:style-name="ce21">
            <text:p>44%</text:p>
          </table:table-cell>
          <table:table-cell office:value-type="percentage" office:value="-2.0408904493087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Freixo de Espada à Cinta</text:p>
          </table:table-cell>
          <table:table-cell office:value-type="string" table:style-name="ce3">
            <text:p>Bragança</text:p>
          </table:table-cell>
          <table:table-cell office:value-type="float" office:value="81" table:style-name="ce4">
            <text:p>81</text:p>
          </table:table-cell>
          <table:table-cell office:value-type="percentage" office:value="0.234567901234568" table:style-name="ce21">
            <text:p>23%</text:p>
          </table:table-cell>
          <table:table-cell office:value-type="percentage" office:value="0.25509266751436699" table:style-name="ce21">
            <text:p>26%</text:p>
          </table:table-cell>
          <table:table-cell office:value-type="percentage" office:value="-2.0524766279798701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ogadouro</text:p>
          </table:table-cell>
          <table:table-cell office:value-type="string" table:style-name="ce3">
            <text:p>Bragança</text:p>
          </table:table-cell>
          <table:table-cell office:value-type="float" office:value="169" table:style-name="ce4">
            <text:p>169</text:p>
          </table:table-cell>
          <table:table-cell office:value-type="percentage" office:value="0.34319526627218899" table:style-name="ce21">
            <text:p>34%</text:p>
          </table:table-cell>
          <table:table-cell office:value-type="percentage" office:value="0.36476837085444003" table:style-name="ce21">
            <text:p>36%</text:p>
          </table:table-cell>
          <table:table-cell office:value-type="percentage" office:value="-2.1573104582250899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ana do Alentejo</text:p>
          </table:table-cell>
          <table:table-cell office:value-type="string" table:style-name="ce3">
            <text:p>Évora</text:p>
          </table:table-cell>
          <table:table-cell office:value-type="float" office:value="165" table:style-name="ce4">
            <text:p>165</text:p>
          </table:table-cell>
          <table:table-cell office:value-type="percentage" office:value="0.37575757575757601" table:style-name="ce21">
            <text:p>38%</text:p>
          </table:table-cell>
          <table:table-cell office:value-type="percentage" office:value="0.39746473811520699" table:style-name="ce21">
            <text:p>40%</text:p>
          </table:table-cell>
          <table:table-cell office:value-type="percentage" office:value="-2.17071623576316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Faro</text:p>
          </table:table-cell>
          <table:table-cell office:value-type="string" table:style-name="ce3">
            <text:p>Faro</text:p>
          </table:table-cell>
          <table:table-cell office:value-type="float" office:value="1907" table:style-name="ce4">
            <text:p>1907</text:p>
          </table:table-cell>
          <table:table-cell office:value-type="percentage" office:value="0.47876245411641299" table:style-name="ce21">
            <text:p>48%</text:p>
          </table:table-cell>
          <table:table-cell office:value-type="percentage" office:value="0.50069616476045697" table:style-name="ce21">
            <text:p>50%</text:p>
          </table:table-cell>
          <table:table-cell office:value-type="percentage" office:value="-2.1933710644044101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Loures</text:p>
          </table:table-cell>
          <table:table-cell office:value-type="string" table:style-name="ce3">
            <text:p>Lisboa</text:p>
          </table:table-cell>
          <table:table-cell office:value-type="float" office:value="5160" table:style-name="ce4">
            <text:p>5160</text:p>
          </table:table-cell>
          <table:table-cell office:value-type="percentage" office:value="0.415697674418605" table:style-name="ce21">
            <text:p>42%</text:p>
          </table:table-cell>
          <table:table-cell office:value-type="percentage" office:value="0.43792193828584502" table:style-name="ce21">
            <text:p>44%</text:p>
          </table:table-cell>
          <table:table-cell office:value-type="percentage" office:value="-2.2224263867240201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lmodôvar</text:p>
          </table:table-cell>
          <table:table-cell office:value-type="string" table:style-name="ce3">
            <text:p>Beja</text:p>
          </table:table-cell>
          <table:table-cell office:value-type="float" office:value="143" table:style-name="ce4">
            <text:p>143</text:p>
          </table:table-cell>
          <table:table-cell office:value-type="percentage" office:value="0.39860139860139898" table:style-name="ce21">
            <text:p>40%</text:p>
          </table:table-cell>
          <table:table-cell office:value-type="percentage" office:value="0.42089512654050498" table:style-name="ce21">
            <text:p>42%</text:p>
          </table:table-cell>
          <table:table-cell office:value-type="percentage" office:value="-2.2293727939106198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lmeida</text:p>
          </table:table-cell>
          <table:table-cell office:value-type="string" table:style-name="ce3">
            <text:p>Guarda</text:p>
          </table:table-cell>
          <table:table-cell office:value-type="float" office:value="114" table:style-name="ce4">
            <text:p>114</text:p>
          </table:table-cell>
          <table:table-cell office:value-type="percentage" office:value="0.5" table:style-name="ce21">
            <text:p>50%</text:p>
          </table:table-cell>
          <table:table-cell office:value-type="percentage" office:value="0.52498968121904299" table:style-name="ce21">
            <text:p>52%</text:p>
          </table:table-cell>
          <table:table-cell office:value-type="percentage" office:value="-2.49896812190432E-2" table:style-name="ce22">
            <text:p>-2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la Flor</text:p>
          </table:table-cell>
          <table:table-cell office:value-type="string" table:style-name="ce3">
            <text:p>Bragança</text:p>
          </table:table-cell>
          <table:table-cell office:value-type="float" office:value="151" table:style-name="ce4">
            <text:p>151</text:p>
          </table:table-cell>
          <table:table-cell office:value-type="percentage" office:value="0.30463576158940397" table:style-name="ce21">
            <text:p>30%</text:p>
          </table:table-cell>
          <table:table-cell office:value-type="percentage" office:value="0.32993385538929798" table:style-name="ce21">
            <text:p>33%</text:p>
          </table:table-cell>
          <table:table-cell office:value-type="percentage" office:value="-2.52980937998942E-2" table:style-name="ce22">
            <text:p>-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irandela</text:p>
          </table:table-cell>
          <table:table-cell office:value-type="string" table:style-name="ce3">
            <text:p>Bragança</text:p>
          </table:table-cell>
          <table:table-cell office:value-type="float" office:value="516" table:style-name="ce4">
            <text:p>516</text:p>
          </table:table-cell>
          <table:table-cell office:value-type="percentage" office:value="0.37596899224806202" table:style-name="ce21">
            <text:p>38%</text:p>
          </table:table-cell>
          <table:table-cell office:value-type="percentage" office:value="0.40156582770376997" table:style-name="ce21">
            <text:p>40%</text:p>
          </table:table-cell>
          <table:table-cell office:value-type="percentage" office:value="-2.5596835455707501E-2" table:style-name="ce22">
            <text:p>-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alongo</text:p>
          </table:table-cell>
          <table:table-cell office:value-type="string" table:style-name="ce3">
            <text:p>Porto</text:p>
          </table:table-cell>
          <table:table-cell office:value-type="float" office:value="2970" table:style-name="ce4">
            <text:p>2970</text:p>
          </table:table-cell>
          <table:table-cell office:value-type="percentage" office:value="0.40639730639730598" table:style-name="ce21">
            <text:p>41%</text:p>
          </table:table-cell>
          <table:table-cell office:value-type="percentage" office:value="0.43237034509708699" table:style-name="ce21">
            <text:p>43%</text:p>
          </table:table-cell>
          <table:table-cell office:value-type="percentage" office:value="-2.5973038699781001E-2" table:style-name="ce22">
            <text:p>-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ortimão</text:p>
          </table:table-cell>
          <table:table-cell office:value-type="string" table:style-name="ce3">
            <text:p>Faro</text:p>
          </table:table-cell>
          <table:table-cell office:value-type="float" office:value="1699" table:style-name="ce4">
            <text:p>1699</text:p>
          </table:table-cell>
          <table:table-cell office:value-type="percentage" office:value="0.39140670982931097" table:style-name="ce21">
            <text:p>39%</text:p>
          </table:table-cell>
          <table:table-cell office:value-type="percentage" office:value="0.41802513198795899" table:style-name="ce21">
            <text:p>42%</text:p>
          </table:table-cell>
          <table:table-cell office:value-type="percentage" office:value="-2.6618422158648E-2" table:style-name="ce22">
            <text:p>-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lcochete</text:p>
          </table:table-cell>
          <table:table-cell office:value-type="string" table:style-name="ce3">
            <text:p>Setúbal</text:p>
          </table:table-cell>
          <table:table-cell office:value-type="float" office:value="606" table:style-name="ce4">
            <text:p>606</text:p>
          </table:table-cell>
          <table:table-cell office:value-type="percentage" office:value="0.45049504950495101" table:style-name="ce21">
            <text:p>45%</text:p>
          </table:table-cell>
          <table:table-cell office:value-type="percentage" office:value="0.47714807126861197" table:style-name="ce21">
            <text:p>48%</text:p>
          </table:table-cell>
          <table:table-cell office:value-type="percentage" office:value="-2.66530217636613E-2" table:style-name="ce22">
            <text:p>-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esão Frio</text:p>
          </table:table-cell>
          <table:table-cell office:value-type="string" table:style-name="ce3">
            <text:p>Vila Real</text:p>
          </table:table-cell>
          <table:table-cell office:value-type="float" office:value="163" table:style-name="ce4">
            <text:p>163</text:p>
          </table:table-cell>
          <table:table-cell office:value-type="percentage" office:value="0.220858895705521" table:style-name="ce21">
            <text:p>22%</text:p>
          </table:table-cell>
          <table:table-cell office:value-type="percentage" office:value="0.24755720961966099" table:style-name="ce21">
            <text:p>25%</text:p>
          </table:table-cell>
          <table:table-cell office:value-type="percentage" office:value="-2.6698313914139401E-2" table:style-name="ce22">
            <text:p>-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guiar da Beira</text:p>
          </table:table-cell>
          <table:table-cell office:value-type="string" table:style-name="ce3">
            <text:p>Guarda</text:p>
          </table:table-cell>
          <table:table-cell office:value-type="float" office:value="110" table:style-name="ce4">
            <text:p>110</text:p>
          </table:table-cell>
          <table:table-cell office:value-type="percentage" office:value="0.40909090909090901" table:style-name="ce21">
            <text:p>41%</text:p>
          </table:table-cell>
          <table:table-cell office:value-type="percentage" office:value="0.43657952444519799" table:style-name="ce21">
            <text:p>44%</text:p>
          </table:table-cell>
          <table:table-cell office:value-type="percentage" office:value="-2.7488615354289099E-2" table:style-name="ce22">
            <text:p>-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Figueiró dos Vinhos</text:p>
          </table:table-cell>
          <table:table-cell office:value-type="string" table:style-name="ce3">
            <text:p>Leiria</text:p>
          </table:table-cell>
          <table:table-cell office:value-type="float" office:value="112" table:style-name="ce4">
            <text:p>112</text:p>
          </table:table-cell>
          <table:table-cell office:value-type="percentage" office:value="0.33928571428571402" table:style-name="ce21">
            <text:p>34%</text:p>
          </table:table-cell>
          <table:table-cell office:value-type="percentage" office:value="0.36730321512210601" table:style-name="ce21">
            <text:p>37%</text:p>
          </table:table-cell>
          <table:table-cell office:value-type="percentage" office:value="-2.8017500836392199E-2" table:style-name="ce22">
            <text:p>-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ação</text:p>
          </table:table-cell>
          <table:table-cell office:value-type="string" table:style-name="ce3">
            <text:p>Santarém</text:p>
          </table:table-cell>
          <table:table-cell office:value-type="float" office:value="119" table:style-name="ce4">
            <text:p>119</text:p>
          </table:table-cell>
          <table:table-cell office:value-type="percentage" office:value="0.35294117647058798" table:style-name="ce21">
            <text:p>35%</text:p>
          </table:table-cell>
          <table:table-cell office:value-type="percentage" office:value="0.381059681635398" table:style-name="ce21">
            <text:p>38%</text:p>
          </table:table-cell>
          <table:table-cell office:value-type="percentage" office:value="-2.8118505164809401E-2" table:style-name="ce22">
            <text:p>-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alença</text:p>
          </table:table-cell>
          <table:table-cell office:value-type="string" table:style-name="ce3">
            <text:p>Viana do Castelo</text:p>
          </table:table-cell>
          <table:table-cell office:value-type="float" office:value="264" table:style-name="ce4">
            <text:p>264</text:p>
          </table:table-cell>
          <table:table-cell office:value-type="percentage" office:value="0.38257575757575801" table:style-name="ce21">
            <text:p>38%</text:p>
          </table:table-cell>
          <table:table-cell office:value-type="percentage" office:value="0.41100798682978801" table:style-name="ce21">
            <text:p>41%</text:p>
          </table:table-cell>
          <table:table-cell office:value-type="percentage" office:value="-2.8432229254030401E-2" table:style-name="ce22">
            <text:p>-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rato</text:p>
          </table:table-cell>
          <table:table-cell office:value-type="string" table:style-name="ce3">
            <text:p>Portalegre</text:p>
          </table:table-cell>
          <table:table-cell office:value-type="float" office:value="72" table:style-name="ce4">
            <text:p>72</text:p>
          </table:table-cell>
          <table:table-cell office:value-type="percentage" office:value="0.31944444444444398" table:style-name="ce21">
            <text:p>32%</text:p>
          </table:table-cell>
          <table:table-cell office:value-type="percentage" office:value="0.34839142514409099" table:style-name="ce21">
            <text:p>35%</text:p>
          </table:table-cell>
          <table:table-cell office:value-type="percentage" office:value="-2.8946980699647001E-2" table:style-name="ce22">
            <text:p>-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Trancoso</text:p>
          </table:table-cell>
          <table:table-cell office:value-type="string" table:style-name="ce3">
            <text:p>Guarda</text:p>
          </table:table-cell>
          <table:table-cell office:value-type="float" office:value="237" table:style-name="ce4">
            <text:p>237</text:p>
          </table:table-cell>
          <table:table-cell office:value-type="percentage" office:value="0.430379746835443" table:style-name="ce21">
            <text:p>43%</text:p>
          </table:table-cell>
          <table:table-cell office:value-type="percentage" office:value="0.45985535623742801" table:style-name="ce21">
            <text:p>46%</text:p>
          </table:table-cell>
          <table:table-cell office:value-type="percentage" office:value="-2.9475609401984602E-2" table:style-name="ce22">
            <text:p>-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la Nova de Paiva</text:p>
          </table:table-cell>
          <table:table-cell office:value-type="string" table:style-name="ce3">
            <text:p>Viseu</text:p>
          </table:table-cell>
          <table:table-cell office:value-type="float" office:value="136" table:style-name="ce4">
            <text:p>136</text:p>
          </table:table-cell>
          <table:table-cell office:value-type="percentage" office:value="0.433823529411765" table:style-name="ce21">
            <text:p>43%</text:p>
          </table:table-cell>
          <table:table-cell office:value-type="percentage" office:value="0.46518568413489397" table:style-name="ce21">
            <text:p>47%</text:p>
          </table:table-cell>
          <table:table-cell office:value-type="percentage" office:value="-3.1362154723129698E-2" table:style-name="ce22">
            <text:p>-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aminha</text:p>
          </table:table-cell>
          <table:table-cell office:value-type="string" table:style-name="ce3">
            <text:p>Viana do Castelo</text:p>
          </table:table-cell>
          <table:table-cell office:value-type="float" office:value="407" table:style-name="ce4">
            <text:p>407</text:p>
          </table:table-cell>
          <table:table-cell office:value-type="percentage" office:value="0.48648648648648701" table:style-name="ce21">
            <text:p>49%</text:p>
          </table:table-cell>
          <table:table-cell office:value-type="percentage" office:value="0.51820367735569794" table:style-name="ce21">
            <text:p>52%</text:p>
          </table:table-cell>
          <table:table-cell office:value-type="percentage" office:value="-3.1717190869211702E-2" table:style-name="ce22">
            <text:p>-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Felgueiras</text:p>
          </table:table-cell>
          <table:table-cell office:value-type="string" table:style-name="ce3">
            <text:p>Porto</text:p>
          </table:table-cell>
          <table:table-cell office:value-type="float" office:value="1862" table:style-name="ce4">
            <text:p>1862</text:p>
          </table:table-cell>
          <table:table-cell office:value-type="percentage" office:value="0.35660580021482302" table:style-name="ce21">
            <text:p>36%</text:p>
          </table:table-cell>
          <table:table-cell office:value-type="percentage" office:value="0.38853064629815598" table:style-name="ce21">
            <text:p>39%</text:p>
          </table:table-cell>
          <table:table-cell office:value-type="percentage" office:value="-3.1924846083333097E-2" table:style-name="ce22">
            <text:p>-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erpa</text:p>
          </table:table-cell>
          <table:table-cell office:value-type="string" table:style-name="ce3">
            <text:p>Beja</text:p>
          </table:table-cell>
          <table:table-cell office:value-type="float" office:value="348" table:style-name="ce4">
            <text:p>348</text:p>
          </table:table-cell>
          <table:table-cell office:value-type="percentage" office:value="0.33908045977011497" table:style-name="ce21">
            <text:p>34%</text:p>
          </table:table-cell>
          <table:table-cell office:value-type="percentage" office:value="0.371077784789486" table:style-name="ce21">
            <text:p>37%</text:p>
          </table:table-cell>
          <table:table-cell office:value-type="percentage" office:value="-3.1997325019371303E-2" table:style-name="ce22">
            <text:p>-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Oliveira do Hospital</text:p>
          </table:table-cell>
          <table:table-cell office:value-type="string" table:style-name="ce3">
            <text:p>Coimbra</text:p>
          </table:table-cell>
          <table:table-cell office:value-type="float" office:value="513" table:style-name="ce4">
            <text:p>513</text:p>
          </table:table-cell>
          <table:table-cell office:value-type="percentage" office:value="0.41520467836257302" table:style-name="ce21">
            <text:p>42%</text:p>
          </table:table-cell>
          <table:table-cell office:value-type="percentage" office:value="0.44849474179781801" table:style-name="ce21">
            <text:p>45%</text:p>
          </table:table-cell>
          <table:table-cell office:value-type="percentage" office:value="-3.3290063435245203E-2" table:style-name="ce22">
            <text:p>-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alvaterra de Magos</text:p>
          </table:table-cell>
          <table:table-cell office:value-type="string" table:style-name="ce3">
            <text:p>Santarém</text:p>
          </table:table-cell>
          <table:table-cell office:value-type="float" office:value="579" table:style-name="ce4">
            <text:p>579</text:p>
          </table:table-cell>
          <table:table-cell office:value-type="percentage" office:value="0.364421416234888" table:style-name="ce21">
            <text:p>36%</text:p>
          </table:table-cell>
          <table:table-cell office:value-type="percentage" office:value="0.39834466381775202" table:style-name="ce21">
            <text:p>40%</text:p>
          </table:table-cell>
          <table:table-cell office:value-type="percentage" office:value="-3.3923247582864302E-2" table:style-name="ce22">
            <text:p>-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rmamar</text:p>
          </table:table-cell>
          <table:table-cell office:value-type="string" table:style-name="ce3">
            <text:p>Viseu</text:p>
          </table:table-cell>
          <table:table-cell office:value-type="float" office:value="168" table:style-name="ce4">
            <text:p>168</text:p>
          </table:table-cell>
          <table:table-cell office:value-type="percentage" office:value="0.32142857142857101" table:style-name="ce21">
            <text:p>32%</text:p>
          </table:table-cell>
          <table:table-cell office:value-type="percentage" office:value="0.35580741461642901" table:style-name="ce21">
            <text:p>36%</text:p>
          </table:table-cell>
          <table:table-cell office:value-type="percentage" office:value="-3.4378843187857902E-2" table:style-name="ce22">
            <text:p>-3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ilves</text:p>
          </table:table-cell>
          <table:table-cell office:value-type="string" table:style-name="ce3">
            <text:p>Faro</text:p>
          </table:table-cell>
          <table:table-cell office:value-type="float" office:value="789" table:style-name="ce4">
            <text:p>789</text:p>
          </table:table-cell>
          <table:table-cell office:value-type="percentage" office:value="0.368821292775665" table:style-name="ce21">
            <text:p>37%</text:p>
          </table:table-cell>
          <table:table-cell office:value-type="percentage" office:value="0.40385617441554" table:style-name="ce21">
            <text:p>40%</text:p>
          </table:table-cell>
          <table:table-cell office:value-type="percentage" office:value="-3.5034881639874803E-2" table:style-name="ce22">
            <text:p>-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enedono</text:p>
          </table:table-cell>
          <table:table-cell office:value-type="string" table:style-name="ce3">
            <text:p>Viseu</text:p>
          </table:table-cell>
          <table:table-cell office:value-type="float" office:value="84" table:style-name="ce4">
            <text:p>84</text:p>
          </table:table-cell>
          <table:table-cell office:value-type="percentage" office:value="0.36904761904761901" table:style-name="ce21">
            <text:p>37%</text:p>
          </table:table-cell>
          <table:table-cell office:value-type="percentage" office:value="0.40436706723430299" table:style-name="ce21">
            <text:p>40%</text:p>
          </table:table-cell>
          <table:table-cell office:value-type="percentage" office:value="-3.53194481866844E-2" table:style-name="ce22">
            <text:p>-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ortel</text:p>
          </table:table-cell>
          <table:table-cell office:value-type="string" table:style-name="ce3">
            <text:p>Évora</text:p>
          </table:table-cell>
          <table:table-cell office:value-type="float" office:value="125" table:style-name="ce4">
            <text:p>125</text:p>
          </table:table-cell>
          <table:table-cell office:value-type="percentage" office:value="0.29599999999999999" table:style-name="ce21">
            <text:p>30%</text:p>
          </table:table-cell>
          <table:table-cell office:value-type="percentage" office:value="0.33180496816289501" table:style-name="ce21">
            <text:p>33%</text:p>
          </table:table-cell>
          <table:table-cell office:value-type="percentage" office:value="-3.5804968162895301E-2" table:style-name="ce22">
            <text:p>-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eixal</text:p>
          </table:table-cell>
          <table:table-cell office:value-type="string" table:style-name="ce3">
            <text:p>Setúbal</text:p>
          </table:table-cell>
          <table:table-cell office:value-type="float" office:value="4292" table:style-name="ce4">
            <text:p>4292</text:p>
          </table:table-cell>
          <table:table-cell office:value-type="percentage" office:value="0.39794967381174301" table:style-name="ce21">
            <text:p>40%</text:p>
          </table:table-cell>
          <table:table-cell office:value-type="percentage" office:value="0.435207566092075" table:style-name="ce21">
            <text:p>44%</text:p>
          </table:table-cell>
          <table:table-cell office:value-type="percentage" office:value="-3.7257892280332397E-2" table:style-name="ce22">
            <text:p>-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Reguengos de Monsaraz</text:p>
          </table:table-cell>
          <table:table-cell office:value-type="string" table:style-name="ce3">
            <text:p>Évora</text:p>
          </table:table-cell>
          <table:table-cell office:value-type="float" office:value="310" table:style-name="ce4">
            <text:p>310</text:p>
          </table:table-cell>
          <table:table-cell office:value-type="percentage" office:value="0.38387096774193502" table:style-name="ce21">
            <text:p>38%</text:p>
          </table:table-cell>
          <table:table-cell office:value-type="percentage" office:value="0.42146533043221501" table:style-name="ce21">
            <text:p>42%</text:p>
          </table:table-cell>
          <table:table-cell office:value-type="percentage" office:value="-3.7594362690279298E-2" table:style-name="ce22">
            <text:p>-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lbergaria-a-Velha</text:p>
          </table:table-cell>
          <table:table-cell office:value-type="string" table:style-name="ce3">
            <text:p>Aveiro</text:p>
          </table:table-cell>
          <table:table-cell office:value-type="float" office:value="755" table:style-name="ce4">
            <text:p>755</text:p>
          </table:table-cell>
          <table:table-cell office:value-type="percentage" office:value="0.41986754966887402" table:style-name="ce21">
            <text:p>42%</text:p>
          </table:table-cell>
          <table:table-cell office:value-type="percentage" office:value="0.45762855632432897" table:style-name="ce21">
            <text:p>46%</text:p>
          </table:table-cell>
          <table:table-cell office:value-type="percentage" office:value="-3.7761006655454697E-2" table:style-name="ce22">
            <text:p>-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Resende</text:p>
          </table:table-cell>
          <table:table-cell office:value-type="string" table:style-name="ce3">
            <text:p>Viseu</text:p>
          </table:table-cell>
          <table:table-cell office:value-type="float" office:value="320" table:style-name="ce4">
            <text:p>320</text:p>
          </table:table-cell>
          <table:table-cell office:value-type="percentage" office:value="0.37812499999999999" table:style-name="ce21">
            <text:p>38%</text:p>
          </table:table-cell>
          <table:table-cell office:value-type="percentage" office:value="0.41590390753097201" table:style-name="ce21">
            <text:p>42%</text:p>
          </table:table-cell>
          <table:table-cell office:value-type="percentage" office:value="-3.7778907530971899E-2" table:style-name="ce22">
            <text:p>-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Ourique</text:p>
          </table:table-cell>
          <table:table-cell office:value-type="string" table:style-name="ce3">
            <text:p>Beja</text:p>
          </table:table-cell>
          <table:table-cell office:value-type="float" office:value="125" table:style-name="ce4">
            <text:p>125</text:p>
          </table:table-cell>
          <table:table-cell office:value-type="percentage" office:value="0.34399999999999997" table:style-name="ce21">
            <text:p>34%</text:p>
          </table:table-cell>
          <table:table-cell office:value-type="percentage" office:value="0.38192853381729602" table:style-name="ce21">
            <text:p>38%</text:p>
          </table:table-cell>
          <table:table-cell office:value-type="percentage" office:value="-3.79285338172956E-2" table:style-name="ce22">
            <text:p>-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zela</text:p>
          </table:table-cell>
          <table:table-cell office:value-type="string" table:style-name="ce3">
            <text:p>Braga</text:p>
          </table:table-cell>
          <table:table-cell office:value-type="float" office:value="803" table:style-name="ce4">
            <text:p>803</text:p>
          </table:table-cell>
          <table:table-cell office:value-type="percentage" office:value="0.42341220423412201" table:style-name="ce21">
            <text:p>42%</text:p>
          </table:table-cell>
          <table:table-cell office:value-type="percentage" office:value="0.46142733168708999" table:style-name="ce21">
            <text:p>46%</text:p>
          </table:table-cell>
          <table:table-cell office:value-type="percentage" office:value="-3.8015127452968298E-2" table:style-name="ce22">
            <text:p>-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etúbal</text:p>
          </table:table-cell>
          <table:table-cell office:value-type="string" table:style-name="ce3">
            <text:p>Setúbal</text:p>
          </table:table-cell>
          <table:table-cell office:value-type="float" office:value="3493" table:style-name="ce4">
            <text:p>3493</text:p>
          </table:table-cell>
          <table:table-cell office:value-type="percentage" office:value="0.39393071858001699" table:style-name="ce21">
            <text:p>39%</text:p>
          </table:table-cell>
          <table:table-cell office:value-type="percentage" office:value="0.43196004409327299" table:style-name="ce21">
            <text:p>43%</text:p>
          </table:table-cell>
          <table:table-cell office:value-type="percentage" office:value="-3.8029325513255503E-2" table:style-name="ce22">
            <text:p>-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Tavira</text:p>
          </table:table-cell>
          <table:table-cell office:value-type="string" table:style-name="ce3">
            <text:p>Faro</text:p>
          </table:table-cell>
          <table:table-cell office:value-type="float" office:value="635" table:style-name="ce4">
            <text:p>635</text:p>
          </table:table-cell>
          <table:table-cell office:value-type="percentage" office:value="0.39055118110236198" table:style-name="ce21">
            <text:p>39%</text:p>
          </table:table-cell>
          <table:table-cell office:value-type="percentage" office:value="0.42901708999086102" table:style-name="ce21">
            <text:p>43%</text:p>
          </table:table-cell>
          <table:table-cell office:value-type="percentage" office:value="-3.8465908888499198E-2" table:style-name="ce22">
            <text:p>-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brantes</text:p>
          </table:table-cell>
          <table:table-cell office:value-type="string" table:style-name="ce3">
            <text:p>Santarém</text:p>
          </table:table-cell>
          <table:table-cell office:value-type="float" office:value="847" table:style-name="ce4">
            <text:p>847</text:p>
          </table:table-cell>
          <table:table-cell office:value-type="percentage" office:value="0.38370720188902002" table:style-name="ce21">
            <text:p>38%</text:p>
          </table:table-cell>
          <table:table-cell office:value-type="percentage" office:value="0.423053344287385" table:style-name="ce21">
            <text:p>42%</text:p>
          </table:table-cell>
          <table:table-cell office:value-type="percentage" office:value="-3.9346142398364897E-2" table:style-name="ce22">
            <text:p>-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Gouveia</text:p>
          </table:table-cell>
          <table:table-cell office:value-type="string" table:style-name="ce3">
            <text:p>Guarda</text:p>
          </table:table-cell>
          <table:table-cell office:value-type="float" office:value="239" table:style-name="ce4">
            <text:p>239</text:p>
          </table:table-cell>
          <table:table-cell office:value-type="percentage" office:value="0.44351464435146398" table:style-name="ce21">
            <text:p>44%</text:p>
          </table:table-cell>
          <table:table-cell office:value-type="percentage" office:value="0.48287003850967603" table:style-name="ce21">
            <text:p>48%</text:p>
          </table:table-cell>
          <table:table-cell office:value-type="percentage" office:value="-3.93553941582118E-2" table:style-name="ce22">
            <text:p>-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lpiarça</text:p>
          </table:table-cell>
          <table:table-cell office:value-type="string" table:style-name="ce3">
            <text:p>Santarém</text:p>
          </table:table-cell>
          <table:table-cell office:value-type="float" office:value="192" table:style-name="ce4">
            <text:p>192</text:p>
          </table:table-cell>
          <table:table-cell office:value-type="percentage" office:value="0.34375" table:style-name="ce21">
            <text:p>34%</text:p>
          </table:table-cell>
          <table:table-cell office:value-type="percentage" office:value="0.38334845948476598" table:style-name="ce21">
            <text:p>38%</text:p>
          </table:table-cell>
          <table:table-cell office:value-type="percentage" office:value="-3.9598459484766403E-2" table:style-name="ce22">
            <text:p>-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Benavente</text:p>
          </table:table-cell>
          <table:table-cell office:value-type="string" table:style-name="ce3">
            <text:p>Santarém</text:p>
          </table:table-cell>
          <table:table-cell office:value-type="float" office:value="902" table:style-name="ce4">
            <text:p>902</text:p>
          </table:table-cell>
          <table:table-cell office:value-type="percentage" office:value="0.32926829268292701" table:style-name="ce21">
            <text:p>33%</text:p>
          </table:table-cell>
          <table:table-cell office:value-type="percentage" office:value="0.37045135106862798" table:style-name="ce21">
            <text:p>37%</text:p>
          </table:table-cell>
          <table:table-cell office:value-type="percentage" office:value="-4.1183058385700903E-2" table:style-name="ce22">
            <text:p>-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la Franca de Xira</text:p>
          </table:table-cell>
          <table:table-cell office:value-type="string" table:style-name="ce3">
            <text:p>Lisboa</text:p>
          </table:table-cell>
          <table:table-cell office:value-type="float" office:value="3839" table:style-name="ce4">
            <text:p>3839</text:p>
          </table:table-cell>
          <table:table-cell office:value-type="percentage" office:value="0.38473560823130998" table:style-name="ce21">
            <text:p>38%</text:p>
          </table:table-cell>
          <table:table-cell office:value-type="percentage" office:value="0.426342210190086" table:style-name="ce21">
            <text:p>43%</text:p>
          </table:table-cell>
          <table:table-cell office:value-type="percentage" office:value="-4.1606601958775698E-2" table:style-name="ce22">
            <text:p>-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ão João da Pesqueira</text:p>
          </table:table-cell>
          <table:table-cell office:value-type="string" table:style-name="ce3">
            <text:p>Viseu</text:p>
          </table:table-cell>
          <table:table-cell office:value-type="float" office:value="170" table:style-name="ce4">
            <text:p>170</text:p>
          </table:table-cell>
          <table:table-cell office:value-type="percentage" office:value="0.317647058823529" table:style-name="ce21">
            <text:p>32%</text:p>
          </table:table-cell>
          <table:table-cell office:value-type="percentage" office:value="0.36011531952807402" table:style-name="ce21">
            <text:p>36%</text:p>
          </table:table-cell>
          <table:table-cell office:value-type="percentage" office:value="-4.2468260704544097E-2" table:style-name="ce22">
            <text:p>-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nhais</text:p>
          </table:table-cell>
          <table:table-cell office:value-type="string" table:style-name="ce3">
            <text:p>Bragança</text:p>
          </table:table-cell>
          <table:table-cell office:value-type="float" office:value="94" table:style-name="ce4">
            <text:p>94</text:p>
          </table:table-cell>
          <table:table-cell office:value-type="percentage" office:value="0.319148936170213" table:style-name="ce21">
            <text:p>32%</text:p>
          </table:table-cell>
          <table:table-cell office:value-type="percentage" office:value="0.36294194827146697" table:style-name="ce21">
            <text:p>36%</text:p>
          </table:table-cell>
          <table:table-cell office:value-type="percentage" office:value="-4.3793012101254102E-2" table:style-name="ce22">
            <text:p>-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Lourinhã</text:p>
          </table:table-cell>
          <table:table-cell office:value-type="string" table:style-name="ce3">
            <text:p>Lisboa</text:p>
          </table:table-cell>
          <table:table-cell office:value-type="float" office:value="617" table:style-name="ce4">
            <text:p>617</text:p>
          </table:table-cell>
          <table:table-cell office:value-type="percentage" office:value="0.38087520259319302" table:style-name="ce21">
            <text:p>38%</text:p>
          </table:table-cell>
          <table:table-cell office:value-type="percentage" office:value="0.42551564685298798" table:style-name="ce21">
            <text:p>43%</text:p>
          </table:table-cell>
          <table:table-cell office:value-type="percentage" office:value="-4.4640444259794798E-2" table:style-name="ce22">
            <text:p>-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eniche</text:p>
          </table:table-cell>
          <table:table-cell office:value-type="string" table:style-name="ce3">
            <text:p>Leiria</text:p>
          </table:table-cell>
          <table:table-cell office:value-type="float" office:value="687" table:style-name="ce4">
            <text:p>687</text:p>
          </table:table-cell>
          <table:table-cell office:value-type="percentage" office:value="0.34788937409024701" table:style-name="ce21">
            <text:p>35%</text:p>
          </table:table-cell>
          <table:table-cell office:value-type="percentage" office:value="0.39267754361276502" table:style-name="ce21">
            <text:p>39%</text:p>
          </table:table-cell>
          <table:table-cell office:value-type="percentage" office:value="-4.4788169522517698E-2" table:style-name="ce22">
            <text:p>-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madora</text:p>
          </table:table-cell>
          <table:table-cell office:value-type="string" table:style-name="ce3">
            <text:p>Lisboa</text:p>
          </table:table-cell>
          <table:table-cell office:value-type="float" office:value="3655" table:style-name="ce4">
            <text:p>3655</text:p>
          </table:table-cell>
          <table:table-cell office:value-type="percentage" office:value="0.33105335157318699" table:style-name="ce21">
            <text:p>33%</text:p>
          </table:table-cell>
          <table:table-cell office:value-type="percentage" office:value="0.37601480299865297" table:style-name="ce21">
            <text:p>38%</text:p>
          </table:table-cell>
          <table:table-cell office:value-type="percentage" office:value="-4.4961451425465503E-2" table:style-name="ce22">
            <text:p>-4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ondim de Basto</text:p>
          </table:table-cell>
          <table:table-cell office:value-type="string" table:style-name="ce3">
            <text:p>Vila Real</text:p>
          </table:table-cell>
          <table:table-cell office:value-type="float" office:value="214" table:style-name="ce4">
            <text:p>214</text:p>
          </table:table-cell>
          <table:table-cell office:value-type="percentage" office:value="0.38785046728972" table:style-name="ce21">
            <text:p>39%</text:p>
          </table:table-cell>
          <table:table-cell office:value-type="percentage" office:value="0.432913097483759" table:style-name="ce21">
            <text:p>43%</text:p>
          </table:table-cell>
          <table:table-cell office:value-type="percentage" office:value="-4.50626301940397E-2" table:style-name="ce22">
            <text:p>-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intra</text:p>
          </table:table-cell>
          <table:table-cell office:value-type="string" table:style-name="ce3">
            <text:p>Lisboa</text:p>
          </table:table-cell>
          <table:table-cell office:value-type="float" office:value="10402" table:style-name="ce4">
            <text:p>10402</text:p>
          </table:table-cell>
          <table:table-cell office:value-type="percentage" office:value="0.36118054220342199" table:style-name="ce21">
            <text:p>36%</text:p>
          </table:table-cell>
          <table:table-cell office:value-type="percentage" office:value="0.406684635299771" table:style-name="ce21">
            <text:p>41%</text:p>
          </table:table-cell>
          <table:table-cell office:value-type="percentage" office:value="-4.55040930963483E-2" table:style-name="ce22">
            <text:p>-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arinha Grande</text:p>
          </table:table-cell>
          <table:table-cell office:value-type="string" table:style-name="ce3">
            <text:p>Leiria</text:p>
          </table:table-cell>
          <table:table-cell office:value-type="float" office:value="1124" table:style-name="ce4">
            <text:p>1124</text:p>
          </table:table-cell>
          <table:table-cell office:value-type="percentage" office:value="0.42704626334519602" table:style-name="ce21">
            <text:p>43%</text:p>
          </table:table-cell>
          <table:table-cell office:value-type="percentage" office:value="0.47275080503141798" table:style-name="ce21">
            <text:p>47%</text:p>
          </table:table-cell>
          <table:table-cell office:value-type="percentage" office:value="-4.57045416862224E-2" table:style-name="ce22">
            <text:p>-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angualde</text:p>
          </table:table-cell>
          <table:table-cell office:value-type="string" table:style-name="ce3">
            <text:p>Viseu</text:p>
          </table:table-cell>
          <table:table-cell office:value-type="float" office:value="498" table:style-name="ce4">
            <text:p>498</text:p>
          </table:table-cell>
          <table:table-cell office:value-type="percentage" office:value="0.45381526104417702" table:style-name="ce21">
            <text:p>45%</text:p>
          </table:table-cell>
          <table:table-cell office:value-type="percentage" office:value="0.49960355827258002" table:style-name="ce21">
            <text:p>50%</text:p>
          </table:table-cell>
          <table:table-cell office:value-type="percentage" office:value="-4.5788297228402802E-2" table:style-name="ce22">
            <text:p>-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la Real de Santo António</text:p>
          </table:table-cell>
          <table:table-cell office:value-type="string" table:style-name="ce3">
            <text:p>Faro</text:p>
          </table:table-cell>
          <table:table-cell office:value-type="float" office:value="576" table:style-name="ce4">
            <text:p>576</text:p>
          </table:table-cell>
          <table:table-cell office:value-type="percentage" office:value="0.28645833333333298" table:style-name="ce21">
            <text:p>29%</text:p>
          </table:table-cell>
          <table:table-cell office:value-type="percentage" office:value="0.33326510870721998" table:style-name="ce21">
            <text:p>33%</text:p>
          </table:table-cell>
          <table:table-cell office:value-type="percentage" office:value="-4.6806775373886701E-2" table:style-name="ce22">
            <text:p>-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onte de Sor</text:p>
          </table:table-cell>
          <table:table-cell office:value-type="string" table:style-name="ce3">
            <text:p>Portalegre</text:p>
          </table:table-cell>
          <table:table-cell office:value-type="float" office:value="385" table:style-name="ce4">
            <text:p>385</text:p>
          </table:table-cell>
          <table:table-cell office:value-type="percentage" office:value="0.36363636363636398" table:style-name="ce21">
            <text:p>36%</text:p>
          </table:table-cell>
          <table:table-cell office:value-type="percentage" office:value="0.41061045493543802" table:style-name="ce21">
            <text:p>41%</text:p>
          </table:table-cell>
          <table:table-cell office:value-type="percentage" office:value="-4.69740912990744E-2" table:style-name="ce22">
            <text:p>-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Barreiro</text:p>
          </table:table-cell>
          <table:table-cell office:value-type="string" table:style-name="ce3">
            <text:p>Setúbal</text:p>
          </table:table-cell>
          <table:table-cell office:value-type="float" office:value="2456" table:style-name="ce4">
            <text:p>2456</text:p>
          </table:table-cell>
          <table:table-cell office:value-type="percentage" office:value="0.38070032573289903" table:style-name="ce21">
            <text:p>38%</text:p>
          </table:table-cell>
          <table:table-cell office:value-type="percentage" office:value="0.42776407851411402" table:style-name="ce21">
            <text:p>43%</text:p>
          </table:table-cell>
          <table:table-cell office:value-type="percentage" office:value="-4.70637527812146E-2" table:style-name="ce22">
            <text:p>-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urça</text:p>
          </table:table-cell>
          <table:table-cell office:value-type="string" table:style-name="ce3">
            <text:p>Vila Real</text:p>
          </table:table-cell>
          <table:table-cell office:value-type="float" office:value="150" table:style-name="ce4">
            <text:p>150</text:p>
          </table:table-cell>
          <table:table-cell office:value-type="percentage" office:value="0.30666666666666698" table:style-name="ce21">
            <text:p>31%</text:p>
          </table:table-cell>
          <table:table-cell office:value-type="percentage" office:value="0.35566289684726798" table:style-name="ce21">
            <text:p>36%</text:p>
          </table:table-cell>
          <table:table-cell office:value-type="percentage" office:value="-4.8996230180601397E-2" table:style-name="ce22">
            <text:p>-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Idanha-a-Nova</text:p>
          </table:table-cell>
          <table:table-cell office:value-type="string" table:style-name="ce3">
            <text:p>Castelo Branco</text:p>
          </table:table-cell>
          <table:table-cell office:value-type="float" office:value="144" table:style-name="ce4">
            <text:p>144</text:p>
          </table:table-cell>
          <table:table-cell office:value-type="percentage" office:value="0.22916666666666699" table:style-name="ce21">
            <text:p>23%</text:p>
          </table:table-cell>
          <table:table-cell office:value-type="percentage" office:value="0.278250704351867" table:style-name="ce21">
            <text:p>28%</text:p>
          </table:table-cell>
          <table:table-cell office:value-type="percentage" office:value="-4.9084037685200699E-2" table:style-name="ce22">
            <text:p>-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Lagoa</text:p>
          </table:table-cell>
          <table:table-cell office:value-type="string" table:style-name="ce3">
            <text:p>Faro</text:p>
          </table:table-cell>
          <table:table-cell office:value-type="float" office:value="672" table:style-name="ce4">
            <text:p>672</text:p>
          </table:table-cell>
          <table:table-cell office:value-type="percentage" office:value="0.36309523809523803" table:style-name="ce21">
            <text:p>36%</text:p>
          </table:table-cell>
          <table:table-cell office:value-type="percentage" office:value="0.41275098259700799" table:style-name="ce21">
            <text:p>41%</text:p>
          </table:table-cell>
          <table:table-cell office:value-type="percentage" office:value="-4.9655744501769503E-2" table:style-name="ce22">
            <text:p>-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iranda do Douro</text:p>
          </table:table-cell>
          <table:table-cell office:value-type="string" table:style-name="ce3">
            <text:p>Bragança</text:p>
          </table:table-cell>
          <table:table-cell office:value-type="float" office:value="119" table:style-name="ce4">
            <text:p>119</text:p>
          </table:table-cell>
          <table:table-cell office:value-type="percentage" office:value="0.47058823529411797" table:style-name="ce21">
            <text:p>47%</text:p>
          </table:table-cell>
          <table:table-cell office:value-type="percentage" office:value="0.52110733244600405" table:style-name="ce21">
            <text:p>52%</text:p>
          </table:table-cell>
          <table:table-cell office:value-type="percentage" office:value="-5.0519097151886197E-2" table:style-name="ce22">
            <text:p>-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Boticas</text:p>
          </table:table-cell>
          <table:table-cell office:value-type="string" table:style-name="ce3">
            <text:p>Vila Real</text:p>
          </table:table-cell>
          <table:table-cell office:value-type="float" office:value="130" table:style-name="ce4">
            <text:p>130</text:p>
          </table:table-cell>
          <table:table-cell office:value-type="percentage" office:value="0.35384615384615398" table:style-name="ce21">
            <text:p>35%</text:p>
          </table:table-cell>
          <table:table-cell office:value-type="percentage" office:value="0.40627893436059398" table:style-name="ce21">
            <text:p>41%</text:p>
          </table:table-cell>
          <table:table-cell office:value-type="percentage" office:value="-5.24327805144401E-2" table:style-name="ce22">
            <text:p>-5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Terras de Bouro</text:p>
          </table:table-cell>
          <table:table-cell office:value-type="string" table:style-name="ce3">
            <text:p>Braga</text:p>
          </table:table-cell>
          <table:table-cell office:value-type="float" office:value="184" table:style-name="ce4">
            <text:p>184</text:p>
          </table:table-cell>
          <table:table-cell office:value-type="percentage" office:value="0.35869565217391303" table:style-name="ce21">
            <text:p>36%</text:p>
          </table:table-cell>
          <table:table-cell office:value-type="percentage" office:value="0.41482197814319" table:style-name="ce21">
            <text:p>41%</text:p>
          </table:table-cell>
          <table:table-cell office:value-type="percentage" office:value="-5.61263259692764E-2" table:style-name="ce22">
            <text:p>-6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Odivelas</text:p>
          </table:table-cell>
          <table:table-cell office:value-type="string" table:style-name="ce3">
            <text:p>Lisboa</text:p>
          </table:table-cell>
          <table:table-cell office:value-type="float" office:value="3958" table:style-name="ce4">
            <text:p>3958</text:p>
          </table:table-cell>
          <table:table-cell office:value-type="percentage" office:value="0.36584133400707403" table:style-name="ce21">
            <text:p>37%</text:p>
          </table:table-cell>
          <table:table-cell office:value-type="percentage" office:value="0.42232629986471698" table:style-name="ce21">
            <text:p>42%</text:p>
          </table:table-cell>
          <table:table-cell office:value-type="percentage" office:value="-5.6484965857642302E-2" table:style-name="ce22">
            <text:p>-6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Bombarral</text:p>
          </table:table-cell>
          <table:table-cell office:value-type="string" table:style-name="ce3">
            <text:p>Leiria</text:p>
          </table:table-cell>
          <table:table-cell office:value-type="float" office:value="333" table:style-name="ce4">
            <text:p>333</text:p>
          </table:table-cell>
          <table:table-cell office:value-type="percentage" office:value="0.33333333333333298" table:style-name="ce21">
            <text:p>33%</text:p>
          </table:table-cell>
          <table:table-cell office:value-type="percentage" office:value="0.39203890103632899" table:style-name="ce21">
            <text:p>39%</text:p>
          </table:table-cell>
          <table:table-cell office:value-type="percentage" office:value="-5.8705567702995599E-2" table:style-name="ce22">
            <text:p>-6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orto de Mós</text:p>
          </table:table-cell>
          <table:table-cell office:value-type="string" table:style-name="ce3">
            <text:p>Leiria</text:p>
          </table:table-cell>
          <table:table-cell office:value-type="float" office:value="765" table:style-name="ce4">
            <text:p>765</text:p>
          </table:table-cell>
          <table:table-cell office:value-type="percentage" office:value="0.422222222222222" table:style-name="ce21">
            <text:p>42%</text:p>
          </table:table-cell>
          <table:table-cell office:value-type="percentage" office:value="0.481573660806771" table:style-name="ce21">
            <text:p>48%</text:p>
          </table:table-cell>
          <table:table-cell office:value-type="percentage" office:value="-5.93514385845492E-2" table:style-name="ce22">
            <text:p>-6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lcácer do Sal</text:p>
          </table:table-cell>
          <table:table-cell office:value-type="string" table:style-name="ce3">
            <text:p>Setúbal</text:p>
          </table:table-cell>
          <table:table-cell office:value-type="float" office:value="284" table:style-name="ce4">
            <text:p>284</text:p>
          </table:table-cell>
          <table:table-cell office:value-type="percentage" office:value="0.264084507042254" table:style-name="ce21">
            <text:p>26%</text:p>
          </table:table-cell>
          <table:table-cell office:value-type="percentage" office:value="0.32413695630587902" table:style-name="ce21">
            <text:p>32%</text:p>
          </table:table-cell>
          <table:table-cell office:value-type="percentage" office:value="-6.0052449263625102E-2" table:style-name="ce22">
            <text:p>-6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oita</text:p>
          </table:table-cell>
          <table:table-cell office:value-type="string" table:style-name="ce3">
            <text:p>Setúbal</text:p>
          </table:table-cell>
          <table:table-cell office:value-type="float" office:value="1706" table:style-name="ce4">
            <text:p>1706</text:p>
          </table:table-cell>
          <table:table-cell office:value-type="percentage" office:value="0.273739742086753" table:style-name="ce21">
            <text:p>27%</text:p>
          </table:table-cell>
          <table:table-cell office:value-type="percentage" office:value="0.33396298526339901" table:style-name="ce21">
            <text:p>33%</text:p>
          </table:table-cell>
          <table:table-cell office:value-type="percentage" office:value="-6.0223243176646103E-2" table:style-name="ce22">
            <text:p>-6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inhel</text:p>
          </table:table-cell>
          <table:table-cell office:value-type="string" table:style-name="ce3">
            <text:p>Guarda</text:p>
          </table:table-cell>
          <table:table-cell office:value-type="float" office:value="178" table:style-name="ce4">
            <text:p>178</text:p>
          </table:table-cell>
          <table:table-cell office:value-type="percentage" office:value="0.426966292134831" table:style-name="ce21">
            <text:p>43%</text:p>
          </table:table-cell>
          <table:table-cell office:value-type="percentage" office:value="0.48992392314591998" table:style-name="ce21">
            <text:p>49%</text:p>
          </table:table-cell>
          <table:table-cell office:value-type="percentage" office:value="-6.2957631011088505E-2" table:style-name="ce22">
            <text:p>-6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astro Daire</text:p>
          </table:table-cell>
          <table:table-cell office:value-type="string" table:style-name="ce3">
            <text:p>Viseu</text:p>
          </table:table-cell>
          <table:table-cell office:value-type="float" office:value="410" table:style-name="ce4">
            <text:p>410</text:p>
          </table:table-cell>
          <table:table-cell office:value-type="percentage" office:value="0.41463414634146301" table:style-name="ce21">
            <text:p>41%</text:p>
          </table:table-cell>
          <table:table-cell office:value-type="percentage" office:value="0.47879367897944702" table:style-name="ce21">
            <text:p>48%</text:p>
          </table:table-cell>
          <table:table-cell office:value-type="percentage" office:value="-6.4159532637984101E-2" table:style-name="ce22">
            <text:p>-6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Torre de Moncorvo</text:p>
          </table:table-cell>
          <table:table-cell office:value-type="string" table:style-name="ce3">
            <text:p>Bragança</text:p>
          </table:table-cell>
          <table:table-cell office:value-type="float" office:value="117" table:style-name="ce4">
            <text:p>117</text:p>
          </table:table-cell>
          <table:table-cell office:value-type="percentage" office:value="0.35042735042735002" table:style-name="ce21">
            <text:p>35%</text:p>
          </table:table-cell>
          <table:table-cell office:value-type="percentage" office:value="0.41784359563162499" table:style-name="ce21">
            <text:p>42%</text:p>
          </table:table-cell>
          <table:table-cell office:value-type="percentage" office:value="-6.7416245204274999E-2" table:style-name="ce22">
            <text:p>-7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ousel</text:p>
          </table:table-cell>
          <table:table-cell office:value-type="string" table:style-name="ce3">
            <text:p>Portalegre</text:p>
          </table:table-cell>
          <table:table-cell office:value-type="float" office:value="113" table:style-name="ce4">
            <text:p>113</text:p>
          </table:table-cell>
          <table:table-cell office:value-type="percentage" office:value="0.221238938053097" table:style-name="ce21">
            <text:p>22%</text:p>
          </table:table-cell>
          <table:table-cell office:value-type="percentage" office:value="0.28880850633030702" table:style-name="ce21">
            <text:p>29%</text:p>
          </table:table-cell>
          <table:table-cell office:value-type="percentage" office:value="-6.7569568277210099E-2" table:style-name="ce22">
            <text:p>-7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astro Verde</text:p>
          </table:table-cell>
          <table:table-cell office:value-type="string" table:style-name="ce3">
            <text:p>Beja</text:p>
          </table:table-cell>
          <table:table-cell office:value-type="float" office:value="196" table:style-name="ce4">
            <text:p>196</text:p>
          </table:table-cell>
          <table:table-cell office:value-type="percentage" office:value="0.39285714285714302" table:style-name="ce21">
            <text:p>39%</text:p>
          </table:table-cell>
          <table:table-cell office:value-type="percentage" office:value="0.46168857224492199" table:style-name="ce21">
            <text:p>46%</text:p>
          </table:table-cell>
          <table:table-cell office:value-type="percentage" office:value="-6.8831429387779502E-2" table:style-name="ce22">
            <text:p>-7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ora</text:p>
          </table:table-cell>
          <table:table-cell office:value-type="string" table:style-name="ce3">
            <text:p>Évora</text:p>
          </table:table-cell>
          <table:table-cell office:value-type="float" office:value="93" table:style-name="ce4">
            <text:p>93</text:p>
          </table:table-cell>
          <table:table-cell office:value-type="percentage" office:value="0.25806451612903197" table:style-name="ce21">
            <text:p>26%</text:p>
          </table:table-cell>
          <table:table-cell office:value-type="percentage" office:value="0.32744606207902299" table:style-name="ce21">
            <text:p>33%</text:p>
          </table:table-cell>
          <table:table-cell office:value-type="percentage" office:value="-6.9381545949990395E-2" table:style-name="ce22">
            <text:p>-7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arrazeda de Ansiães</text:p>
          </table:table-cell>
          <table:table-cell office:value-type="string" table:style-name="ce3">
            <text:p>Bragança</text:p>
          </table:table-cell>
          <table:table-cell office:value-type="float" office:value="119" table:style-name="ce4">
            <text:p>119</text:p>
          </table:table-cell>
          <table:table-cell office:value-type="percentage" office:value="0.29411764705882398" table:style-name="ce21">
            <text:p>29%</text:p>
          </table:table-cell>
          <table:table-cell office:value-type="percentage" office:value="0.36392868318513699" table:style-name="ce21">
            <text:p>36%</text:p>
          </table:table-cell>
          <table:table-cell office:value-type="percentage" office:value="-6.98110361263133E-2" table:style-name="ce22">
            <text:p>-7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eda</text:p>
          </table:table-cell>
          <table:table-cell office:value-type="string" table:style-name="ce3">
            <text:p>Guarda</text:p>
          </table:table-cell>
          <table:table-cell office:value-type="float" office:value="90" table:style-name="ce4">
            <text:p>90</text:p>
          </table:table-cell>
          <table:table-cell office:value-type="percentage" office:value="0.2" table:style-name="ce21">
            <text:p>20%</text:p>
          </table:table-cell>
          <table:table-cell office:value-type="percentage" office:value="0.270842492805976" table:style-name="ce21">
            <text:p>27%</text:p>
          </table:table-cell>
          <table:table-cell office:value-type="percentage" office:value="-7.0842492805975904E-2" table:style-name="ce22">
            <text:p>-7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Baião</text:p>
          </table:table-cell>
          <table:table-cell office:value-type="string" table:style-name="ce3">
            <text:p>Porto</text:p>
          </table:table-cell>
          <table:table-cell office:value-type="float" office:value="546" table:style-name="ce4">
            <text:p>546</text:p>
          </table:table-cell>
          <table:table-cell office:value-type="percentage" office:value="0.26556776556776601" table:style-name="ce21">
            <text:p>27%</text:p>
          </table:table-cell>
          <table:table-cell office:value-type="percentage" office:value="0.33669522138185498" table:style-name="ce21">
            <text:p>34%</text:p>
          </table:table-cell>
          <table:table-cell office:value-type="percentage" office:value="-7.1127455814089094E-2" table:style-name="ce22">
            <text:p>-7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esimbra</text:p>
          </table:table-cell>
          <table:table-cell office:value-type="string" table:style-name="ce3">
            <text:p>Setúbal</text:p>
          </table:table-cell>
          <table:table-cell office:value-type="float" office:value="1652" table:style-name="ce4">
            <text:p>1652</text:p>
          </table:table-cell>
          <table:table-cell office:value-type="percentage" office:value="0.31416464891041201" table:style-name="ce21">
            <text:p>31%</text:p>
          </table:table-cell>
          <table:table-cell office:value-type="percentage" office:value="0.38622139806669098" table:style-name="ce21">
            <text:p>39%</text:p>
          </table:table-cell>
          <table:table-cell office:value-type="percentage" office:value="-7.2056749156279007E-2" table:style-name="ce22">
            <text:p>-7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Odemira</text:p>
          </table:table-cell>
          <table:table-cell office:value-type="string" table:style-name="ce3">
            <text:p>Beja</text:p>
          </table:table-cell>
          <table:table-cell office:value-type="float" office:value="591" table:style-name="ce4">
            <text:p>591</text:p>
          </table:table-cell>
          <table:table-cell office:value-type="percentage" office:value="0.33671742808798599" table:style-name="ce21">
            <text:p>34%</text:p>
          </table:table-cell>
          <table:table-cell office:value-type="percentage" office:value="0.41123339086732502" table:style-name="ce21">
            <text:p>41%</text:p>
          </table:table-cell>
          <table:table-cell office:value-type="percentage" office:value="-7.4515962779338502E-2" table:style-name="ce22">
            <text:p>-7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Pampilhosa da Serra</text:p>
          </table:table-cell>
          <table:table-cell office:value-type="string" table:style-name="ce3">
            <text:p>Coimbra</text:p>
          </table:table-cell>
          <table:table-cell office:value-type="float" office:value="65" table:style-name="ce4">
            <text:p>65</text:p>
          </table:table-cell>
          <table:table-cell office:value-type="percentage" office:value="0.246153846153846" table:style-name="ce21">
            <text:p>25%</text:p>
          </table:table-cell>
          <table:table-cell office:value-type="percentage" office:value="0.32148132168640597" table:style-name="ce21">
            <text:p>32%</text:p>
          </table:table-cell>
          <table:table-cell office:value-type="percentage" office:value="-7.5327475532559404E-2" table:style-name="ce22">
            <text:p>-8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Góis</text:p>
          </table:table-cell>
          <table:table-cell office:value-type="string" table:style-name="ce3">
            <text:p>Coimbra</text:p>
          </table:table-cell>
          <table:table-cell office:value-type="float" office:value="66" table:style-name="ce4">
            <text:p>66</text:p>
          </table:table-cell>
          <table:table-cell office:value-type="percentage" office:value="0.24242424242424199" table:style-name="ce21">
            <text:p>24%</text:p>
          </table:table-cell>
          <table:table-cell office:value-type="percentage" office:value="0.318788807180308" table:style-name="ce21">
            <text:p>32%</text:p>
          </table:table-cell>
          <table:table-cell office:value-type="percentage" office:value="-7.63645647560659E-2" table:style-name="ce22">
            <text:p>-8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ljustrel</text:p>
          </table:table-cell>
          <table:table-cell office:value-type="string" table:style-name="ce3">
            <text:p>Beja</text:p>
          </table:table-cell>
          <table:table-cell office:value-type="float" office:value="175" table:style-name="ce4">
            <text:p>175</text:p>
          </table:table-cell>
          <table:table-cell office:value-type="percentage" office:value="0.24" table:style-name="ce21">
            <text:p>24%</text:p>
          </table:table-cell>
          <table:table-cell office:value-type="percentage" office:value="0.31756746715538098" table:style-name="ce21">
            <text:p>32%</text:p>
          </table:table-cell>
          <table:table-cell office:value-type="percentage" office:value="-7.7567467155380695E-2" table:style-name="ce22">
            <text:p>-8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elorico da Beira</text:p>
          </table:table-cell>
          <table:table-cell office:value-type="string" table:style-name="ce3">
            <text:p>Guarda</text:p>
          </table:table-cell>
          <table:table-cell office:value-type="float" office:value="168" table:style-name="ce4">
            <text:p>168</text:p>
          </table:table-cell>
          <table:table-cell office:value-type="percentage" office:value="0.34523809523809501" table:style-name="ce21">
            <text:p>35%</text:p>
          </table:table-cell>
          <table:table-cell office:value-type="percentage" office:value="0.42558834066264201" table:style-name="ce21">
            <text:p>43%</text:p>
          </table:table-cell>
          <table:table-cell office:value-type="percentage" office:value="-8.0350245424546801E-2" table:style-name="ce22">
            <text:p>-8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lcoutim</text:p>
          </table:table-cell>
          <table:table-cell office:value-type="string" table:style-name="ce3">
            <text:p>Faro</text:p>
          </table:table-cell>
          <table:table-cell office:value-type="float" office:value="50" table:style-name="ce4">
            <text:p>50</text:p>
          </table:table-cell>
          <table:table-cell office:value-type="percentage" office:value="0.32" table:style-name="ce21">
            <text:p>32%</text:p>
          </table:table-cell>
          <table:table-cell office:value-type="percentage" office:value="0.400790277997773" table:style-name="ce21">
            <text:p>40%</text:p>
          </table:table-cell>
          <table:table-cell office:value-type="percentage" office:value="-8.0790277997773399E-2" table:style-name="ce22">
            <text:p>-8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endas Novas</text:p>
          </table:table-cell>
          <table:table-cell office:value-type="string" table:style-name="ce3">
            <text:p>Évora</text:p>
          </table:table-cell>
          <table:table-cell office:value-type="float" office:value="317" table:style-name="ce4">
            <text:p>317</text:p>
          </table:table-cell>
          <table:table-cell office:value-type="percentage" office:value="0.33123028391167197" table:style-name="ce21">
            <text:p>33%</text:p>
          </table:table-cell>
          <table:table-cell office:value-type="percentage" office:value="0.41383286876386199" table:style-name="ce21">
            <text:p>41%</text:p>
          </table:table-cell>
          <table:table-cell office:value-type="percentage" office:value="-8.2602584852189603E-2" table:style-name="ce22">
            <text:p>-8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Grândola</text:p>
          </table:table-cell>
          <table:table-cell office:value-type="string" table:style-name="ce3">
            <text:p>Setúbal</text:p>
          </table:table-cell>
          <table:table-cell office:value-type="float" office:value="393" table:style-name="ce4">
            <text:p>393</text:p>
          </table:table-cell>
          <table:table-cell office:value-type="percentage" office:value="0.300254452926209" table:style-name="ce21">
            <text:p>30%</text:p>
          </table:table-cell>
          <table:table-cell office:value-type="percentage" office:value="0.38639797505461199" table:style-name="ce21">
            <text:p>39%</text:p>
          </table:table-cell>
          <table:table-cell office:value-type="percentage" office:value="-8.61435221284029E-2" table:style-name="ce22">
            <text:p>-9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Nazaré</text:p>
          </table:table-cell>
          <table:table-cell office:value-type="string" table:style-name="ce3">
            <text:p>Leiria</text:p>
          </table:table-cell>
          <table:table-cell office:value-type="float" office:value="341" table:style-name="ce4">
            <text:p>341</text:p>
          </table:table-cell>
          <table:table-cell office:value-type="percentage" office:value="0.29618768328445699" table:style-name="ce21">
            <text:p>30%</text:p>
          </table:table-cell>
          <table:table-cell office:value-type="percentage" office:value="0.38594957663317297" table:style-name="ce21">
            <text:p>39%</text:p>
          </table:table-cell>
          <table:table-cell office:value-type="percentage" office:value="-8.9761893348715704E-2" table:style-name="ce22">
            <text:p>-9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Figueira de Castelo Rodrigo</text:p>
          </table:table-cell>
          <table:table-cell office:value-type="string" table:style-name="ce3">
            <text:p>Guarda</text:p>
          </table:table-cell>
          <table:table-cell office:value-type="float" office:value="86" table:style-name="ce4">
            <text:p>86</text:p>
          </table:table-cell>
          <table:table-cell office:value-type="percentage" office:value="0.17441860465116299" table:style-name="ce21">
            <text:p>17%</text:p>
          </table:table-cell>
          <table:table-cell office:value-type="percentage" office:value="0.265724809131412" table:style-name="ce21">
            <text:p>27%</text:p>
          </table:table-cell>
          <table:table-cell office:value-type="percentage" office:value="-9.1306204480249106E-2" table:style-name="ce22">
            <text:p>-9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infães</text:p>
          </table:table-cell>
          <table:table-cell office:value-type="string" table:style-name="ce3">
            <text:p>Viseu</text:p>
          </table:table-cell>
          <table:table-cell office:value-type="float" office:value="583" table:style-name="ce4">
            <text:p>583</text:p>
          </table:table-cell>
          <table:table-cell office:value-type="percentage" office:value="0.32246998284734102" table:style-name="ce21">
            <text:p>32%</text:p>
          </table:table-cell>
          <table:table-cell office:value-type="percentage" office:value="0.41422768126922999" table:style-name="ce21">
            <text:p>41%</text:p>
          </table:table-cell>
          <table:table-cell office:value-type="percentage" office:value="-9.1757698421888703E-2" table:style-name="ce22">
            <text:p>-9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Mourão</text:p>
          </table:table-cell>
          <table:table-cell office:value-type="string" table:style-name="ce3">
            <text:p>Évora</text:p>
          </table:table-cell>
          <table:table-cell office:value-type="float" office:value="62" table:style-name="ce4">
            <text:p>62</text:p>
          </table:table-cell>
          <table:table-cell office:value-type="percentage" office:value="0.19354838709677399" table:style-name="ce21">
            <text:p>19%</text:p>
          </table:table-cell>
          <table:table-cell office:value-type="percentage" office:value="0.288052858780601" table:style-name="ce21">
            <text:p>29%</text:p>
          </table:table-cell>
          <table:table-cell office:value-type="percentage" office:value="-9.4504471683827196E-2" table:style-name="ce22">
            <text:p>-9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adaval</text:p>
          </table:table-cell>
          <table:table-cell office:value-type="string" table:style-name="ce3">
            <text:p>Lisboa</text:p>
          </table:table-cell>
          <table:table-cell office:value-type="float" office:value="285" table:style-name="ce4">
            <text:p>285</text:p>
          </table:table-cell>
          <table:table-cell office:value-type="percentage" office:value="0.266666666666667" table:style-name="ce21">
            <text:p>27%</text:p>
          </table:table-cell>
          <table:table-cell office:value-type="percentage" office:value="0.36280547948224001" table:style-name="ce21">
            <text:p>36%</text:p>
          </table:table-cell>
          <table:table-cell office:value-type="percentage" office:value="-9.6138812815573294E-2" table:style-name="ce22">
            <text:p>-1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ernancelhe</text:p>
          </table:table-cell>
          <table:table-cell office:value-type="string" table:style-name="ce3">
            <text:p>Viseu</text:p>
          </table:table-cell>
          <table:table-cell office:value-type="float" office:value="113" table:style-name="ce4">
            <text:p>113</text:p>
          </table:table-cell>
          <table:table-cell office:value-type="percentage" office:value="0.38938053097345099" table:style-name="ce21">
            <text:p>39%</text:p>
          </table:table-cell>
          <table:table-cell office:value-type="percentage" office:value="0.48552205950188498" table:style-name="ce21">
            <text:p>49%</text:p>
          </table:table-cell>
          <table:table-cell office:value-type="percentage" office:value="-9.6141528528433606E-2" table:style-name="ce22">
            <text:p>-1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la do Bispo</text:p>
          </table:table-cell>
          <table:table-cell office:value-type="string" table:style-name="ce3">
            <text:p>Faro</text:p>
          </table:table-cell>
          <table:table-cell office:value-type="float" office:value="136" table:style-name="ce4">
            <text:p>136</text:p>
          </table:table-cell>
          <table:table-cell office:value-type="percentage" office:value="0.22794117647058801" table:style-name="ce21">
            <text:p>23%</text:p>
          </table:table-cell>
          <table:table-cell office:value-type="percentage" office:value="0.32496423603814201" table:style-name="ce21">
            <text:p>32%</text:p>
          </table:table-cell>
          <table:table-cell office:value-type="percentage" office:value="-9.7023059567553402E-2" table:style-name="ce22">
            <text:p>-1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Belmonte</text:p>
          </table:table-cell>
          <table:table-cell office:value-type="string" table:style-name="ce3">
            <text:p>Castelo Branco</text:p>
          </table:table-cell>
          <table:table-cell office:value-type="float" office:value="144" table:style-name="ce4">
            <text:p>144</text:p>
          </table:table-cell>
          <table:table-cell office:value-type="percentage" office:value="0.30555555555555602" table:style-name="ce21">
            <text:p>31%</text:p>
          </table:table-cell>
          <table:table-cell office:value-type="percentage" office:value="0.40351713644442899" table:style-name="ce21">
            <text:p>40%</text:p>
          </table:table-cell>
          <table:table-cell office:value-type="percentage" office:value="-9.7961580888873204E-2" table:style-name="ce22">
            <text:p>-1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Alfândega da Fé</text:p>
          </table:table-cell>
          <table:table-cell office:value-type="string" table:style-name="ce3">
            <text:p>Bragança</text:p>
          </table:table-cell>
          <table:table-cell office:value-type="float" office:value="87" table:style-name="ce4">
            <text:p>87</text:p>
          </table:table-cell>
          <table:table-cell office:value-type="percentage" office:value="0.252873563218391" table:style-name="ce21">
            <text:p>25%</text:p>
          </table:table-cell>
          <table:table-cell office:value-type="percentage" office:value="0.35567865091678702" table:style-name="ce21">
            <text:p>36%</text:p>
          </table:table-cell>
          <table:table-cell office:value-type="percentage" office:value="-0.102805087698396" table:style-name="ce22">
            <text:p>-10%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Vimioso</text:p>
          </table:table-cell>
          <table:table-cell office:value-type="string" table:style-name="ce3">
            <text:p>Bragança</text:p>
          </table:table-cell>
          <table:table-cell office:value-type="float" office:value="56" table:style-name="ce4">
            <text:p>56</text:p>
          </table:table-cell>
          <table:table-cell office:value-type="percentage" office:value="0.214285714285714" table:style-name="ce21">
            <text:p>21%</text:p>
          </table:table-cell>
          <table:table-cell office:value-type="percentage" office:value="0.318622097629843" table:style-name="ce21">
            <text:p>32%</text:p>
          </table:table-cell>
          <table:table-cell office:value-type="percentage" office:value="-0.10433638334412899" table:style-name="ce22">
            <text:p>-10%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16">
            <text:p>Vila Nova de Cerveira</text:p>
          </table:table-cell>
          <table:table-cell office:value-type="string" table:style-name="ce3">
            <text:p>Viana do Castelo</text:p>
          </table:table-cell>
          <table:table-cell office:value-type="float" office:value="285" table:style-name="ce4">
            <text:p>285</text:p>
          </table:table-cell>
          <table:table-cell office:value-type="percentage" office:value="0.35087719298245601" table:style-name="ce21">
            <text:p>35%</text:p>
          </table:table-cell>
          <table:table-cell office:value-type="percentage" office:value="0.45549841238165201" table:style-name="ce21">
            <text:p>46%</text:p>
          </table:table-cell>
          <table:table-cell office:value-type="percentage" office:value="-0.104621219399195" table:style-name="ce22">
            <text:p>-10%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16">
            <text:p>Monforte</text:p>
          </table:table-cell>
          <table:table-cell office:value-type="string" table:style-name="ce3">
            <text:p>Portalegre</text:p>
          </table:table-cell>
          <table:table-cell office:value-type="float" office:value="63" table:style-name="ce4">
            <text:p>63</text:p>
          </table:table-cell>
          <table:table-cell office:value-type="percentage" office:value="0.25396825396825401" table:style-name="ce21">
            <text:p>25%</text:p>
          </table:table-cell>
          <table:table-cell office:value-type="percentage" office:value="0.36971311834668602" table:style-name="ce21">
            <text:p>37%</text:p>
          </table:table-cell>
          <table:table-cell office:value-type="percentage" office:value="-0.115744864378432" table:style-name="ce22">
            <text:p>-12%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16">
            <text:p>Avis</text:p>
          </table:table-cell>
          <table:table-cell office:value-type="string" table:style-name="ce3">
            <text:p>Portalegre</text:p>
          </table:table-cell>
          <table:table-cell office:value-type="float" office:value="82" table:style-name="ce4">
            <text:p>82</text:p>
          </table:table-cell>
          <table:table-cell office:value-type="percentage" office:value="0.18292682926829301" table:style-name="ce21">
            <text:p>18%</text:p>
          </table:table-cell>
          <table:table-cell office:value-type="percentage" office:value="0.29977457561207799" table:style-name="ce21">
            <text:p>30%</text:p>
          </table:table-cell>
          <table:table-cell office:value-type="percentage" office:value="-0.116847746343785" table:style-name="ce22">
            <text:p>-12%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16">
            <text:p>Vila Viçosa</text:p>
          </table:table-cell>
          <table:table-cell office:value-type="string" table:style-name="ce3">
            <text:p>Évora</text:p>
          </table:table-cell>
          <table:table-cell office:value-type="float" office:value="216" table:style-name="ce4">
            <text:p>216</text:p>
          </table:table-cell>
          <table:table-cell office:value-type="percentage" office:value="0.36111111111111099" table:style-name="ce21">
            <text:p>36%</text:p>
          </table:table-cell>
          <table:table-cell office:value-type="percentage" office:value="0.47854529626401898" table:style-name="ce21">
            <text:p>48%</text:p>
          </table:table-cell>
          <table:table-cell office:value-type="percentage" office:value="-0.117434185152908" table:style-name="ce22">
            <text:p>-12%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16">
            <text:p>Ferreira do Alentejo</text:p>
          </table:table-cell>
          <table:table-cell office:value-type="string" table:style-name="ce3">
            <text:p>Beja</text:p>
          </table:table-cell>
          <table:table-cell office:value-type="float" office:value="119" table:style-name="ce4">
            <text:p>119</text:p>
          </table:table-cell>
          <table:table-cell office:value-type="percentage" office:value="0.22689075630252101" table:style-name="ce21">
            <text:p>23%</text:p>
          </table:table-cell>
          <table:table-cell office:value-type="percentage" office:value="0.34833140777904997" table:style-name="ce21">
            <text:p>35%</text:p>
          </table:table-cell>
          <table:table-cell office:value-type="percentage" office:value="-0.12144065147652899" table:style-name="ce22">
            <text:p>-12%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16">
            <text:p>Santa Marta de Penaguião</text:p>
          </table:table-cell>
          <table:table-cell office:value-type="string" table:style-name="ce3">
            <text:p>Vila Real</text:p>
          </table:table-cell>
          <table:table-cell office:value-type="float" office:value="130" table:style-name="ce4">
            <text:p>130</text:p>
          </table:table-cell>
          <table:table-cell office:value-type="percentage" office:value="0.17692307692307699" table:style-name="ce21">
            <text:p>18%</text:p>
          </table:table-cell>
          <table:table-cell office:value-type="percentage" office:value="0.299617660521587" table:style-name="ce21">
            <text:p>30%</text:p>
          </table:table-cell>
          <table:table-cell office:value-type="percentage" office:value="-0.12269458359851" table:style-name="ce22">
            <text:p>-12%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16">
            <text:p>Nisa</text:p>
          </table:table-cell>
          <table:table-cell office:value-type="string" table:style-name="ce3">
            <text:p>Portalegre</text:p>
          </table:table-cell>
          <table:table-cell office:value-type="float" office:value="122" table:style-name="ce4">
            <text:p>122</text:p>
          </table:table-cell>
          <table:table-cell office:value-type="percentage" office:value="0.27049180327868899" table:style-name="ce21">
            <text:p>27%</text:p>
          </table:table-cell>
          <table:table-cell office:value-type="percentage" office:value="0.40174805137150998" table:style-name="ce21">
            <text:p>40%</text:p>
          </table:table-cell>
          <table:table-cell office:value-type="percentage" office:value="-0.13125624809282099" table:style-name="ce22">
            <text:p>-13%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16">
            <text:p>Alvito</text:p>
          </table:table-cell>
          <table:table-cell office:value-type="string" table:style-name="ce3">
            <text:p>Beja</text:p>
          </table:table-cell>
          <table:table-cell office:value-type="float" office:value="55" table:style-name="ce4">
            <text:p>55</text:p>
          </table:table-cell>
          <table:table-cell office:value-type="percentage" office:value="0.2" table:style-name="ce21">
            <text:p>20%</text:p>
          </table:table-cell>
          <table:table-cell office:value-type="percentage" office:value="0.35747641879647402" table:style-name="ce21">
            <text:p>36%</text:p>
          </table:table-cell>
          <table:table-cell office:value-type="percentage" office:value="-0.157476418796474" table:style-name="ce22">
            <text:p>-16%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16">
            <text:p>Cuba</text:p>
          </table:table-cell>
          <table:table-cell office:value-type="string" table:style-name="ce3">
            <text:p>Beja</text:p>
          </table:table-cell>
          <table:table-cell office:value-type="float" office:value="108" table:style-name="ce4">
            <text:p>108</text:p>
          </table:table-cell>
          <table:table-cell office:value-type="percentage" office:value="0.25" table:style-name="ce21">
            <text:p>25%</text:p>
          </table:table-cell>
          <table:table-cell office:value-type="percentage" office:value="0.42449325533415999" table:style-name="ce21">
            <text:p>42%</text:p>
          </table:table-cell>
          <table:table-cell office:value-type="percentage" office:value="-0.17449325533415999" table:style-name="ce22">
            <text:p>-17%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16">
            <text:p>Vila Velha de Ródão</text:p>
          </table:table-cell>
          <table:table-cell office:value-type="string" table:style-name="ce3">
            <text:p>Castelo Branco</text:p>
          </table:table-cell>
          <table:table-cell office:value-type="float" office:value="38" table:style-name="ce4">
            <text:p>38</text:p>
          </table:table-cell>
          <table:table-cell office:value-type="percentage" office:value="0.21052631578947401" table:style-name="ce21">
            <text:p>21%</text:p>
          </table:table-cell>
          <table:table-cell office:value-type="percentage" office:value="0.39505886395956302" table:style-name="ce21">
            <text:p>40%</text:p>
          </table:table-cell>
          <table:table-cell office:value-type="percentage" office:value="-0.18453254817008999" table:style-name="ce22">
            <text:p>-18%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17">
            <text:p>Vidigueira</text:p>
          </table:table-cell>
          <table:table-cell office:value-type="string" table:style-name="ce18">
            <text:p>Beja</text:p>
          </table:table-cell>
          <table:table-cell office:value-type="float" office:value="120" table:style-name="ce26">
            <text:p>120</text:p>
          </table:table-cell>
          <table:table-cell office:value-type="percentage" office:value="0.17499999999999999" table:style-name="ce23">
            <text:p>18%</text:p>
          </table:table-cell>
          <table:table-cell office:value-type="percentage" office:value="0.41690732776911499" table:style-name="ce23">
            <text:p>42%</text:p>
          </table:table-cell>
          <table:table-cell office:value-type="percentage" office:value="-0.241907327769115" table:style-name="ce24">
            <text:p>-24%</text:p>
          </table:table-cell>
          <table:table-cell table:number-columns-repeated="16378" table:style-name="ce5"/>
        </table:table-row>
        <table:table-row table:style-name="ro1">
          <table:table-cell table:number-columns-repeated="6" table:style-name="ce9"/>
          <table:table-cell table:number-columns-repeated="16378" table:style-name="ce5"/>
        </table:table-row>
        <table:table-row table:style-name="ro1">
          <table:table-cell office:value-type="string" table:style-name="ce8">
            <text:p><text:span text:style-name="T2">Fonte:</text:span><text:s/>Bases de dados do Júri Nacional de Exames e informação reportada pelas escolas aos sistemas de informação do Ministério da Educação. Apuramentos DGEEC.</text:p>
          </table:table-cell>
          <table:table-cell table:number-columns-repeated="6" table:style-name="ce9"/>
          <table:table-cell table:number-columns-repeated="16377" table:style-name="ce5"/>
        </table:table-row>
        <table:table-row table:style-name="ro1">
          <table:table-cell table:style-name="ce8"/>
          <table:table-cell table:number-columns-repeated="6" table:style-name="ce9"/>
          <table:table-cell table:number-columns-repeated="16377" table:style-name="ce5"/>
        </table:table-row>
        <table:table-row table:style-name="ro1">
          <table:table-cell office:value-type="string" table:number-columns-spanned="7" table:number-rows-spanned="1" table:style-name="ce38">
            <text:p><text:span text:style-name="T2">Nota 1:</text:span><text:s/>Nesta lista apenas se apresentam valores para os concelhos de Portugal Continental.</text:p>
          </table:table-cell>
          <table:covered-table-cell table:number-columns-repeated="6"/>
          <table:table-cell table:number-columns-repeated="2" table:style-name="ce9"/>
          <table:table-cell table:number-columns-repeated="16375"/>
        </table:table-row>
        <table:table-row table:style-name="ro9">
          <table:table-cell table:number-columns-repeated="7" table:style-name="ce10"/>
          <table:table-cell table:number-columns-repeated="2" table:style-name="ce9"/>
          <table:table-cell table:number-columns-repeated="16375"/>
        </table:table-row>
        <table:table-row table:style-name="ro1">
          <table:table-cell office:value-type="string" table:style-name="ce6">
            <text:p>Nota 2:</text:p>
          </table:table-cell>
          <table:table-cell table:number-columns-repeated="3" table:style-name="ce7"/>
          <table:table-cell table:number-columns-repeated="3" table:style-name="ce9"/>
          <table:table-cell table:number-columns-repeated="16377" table:style-name="ce5"/>
        </table:table-row>
        <table:table-row table:style-name="ro10">
          <table:table-cell table:number-columns-spanned="7" table:number-rows-spanned="1" table:style-name="ce35"/>
          <table:covered-table-cell table:number-columns-repeated="6"/>
          <table:table-cell table:number-columns-repeated="16377" table:style-name="ce5"/>
        </table:table-row>
        <table:table-row table:style-name="ro11">
          <table:table-cell office:value-type="string" table:number-columns-spanned="7" table:number-rows-spanned="1" table:style-name="ce35">
            <text:p>O indicador dos percursos diretos de sucesso analisa a percentagem de alunos do concelho que obtêm classificação positiva nas duas provas finais do 9.º ano, após um percurso sem retenções nos 7.º e 8.º anos de escolaridade. Estes podem ser considerados percursos diretos de sucesso no 3.º ciclo do ensino básico geral ou artístico.<text:s/></text:p>
            <text:p/>
            <text:p>A percentagem de percursos diretos de sucesso entre os alunos do concelho é comparada com a percentagem média nacional para alunos que, três anos antes, imediatamente antes de iniciarem o 3.º ciclo, tinham idade e perfil socioeconómico semelhantes aos dos alunos do concelho.<text:s/></text:p>
            <text:p/>
            <text:p>Tendo os dois grupos o mesmo perfil à entrada do 3.º ciclo, o objetivo é perceber se o trabalho desenvolvido ao longo do ciclo conduziu a resultados também iguais, ou se, pelo contrário, os alunos do concelho se destacaram pela positiva / negativa dos seus colegas nacionais.<text:s/></text:p>
            <text:p/>
            <text:p>Assim, a principal variável de interesse é a<text:s/><text:span text:style-name="T2">diferença</text:span><text:span text:style-name="T1"><text:s/></text:span>entre a percentagem percursos diretos de sucesso no concelho e a média nacional para alunos com perfil anterior semelhante (coluna F). Por exemplo, se esta diferença for de 8 pontos, isto significa que a percentagem de percursos de sucesso no concelho esteve 8 pontos percentuais acima da média nacional (média calculada para alunos com perfil anterior semelhante).</text:p>
            <text:p/>
            <text:p/>
          </table:table-cell>
          <table:covered-table-cell table:number-columns-repeated="6"/>
          <table:table-cell table:number-columns-repeated="16377" table:style-name="ce5"/>
        </table:table-row>
        <table:table-row table:number-rows-repeated="1048284" table:style-name="ro1">
          <table:table-cell table:number-columns-repeated="16384"/>
        </table:table-row>
      </table:table>
      <table:database-ranges>
        <table:database-range table:target-range-address="PercursosDiretosSucessoEscolas.A6:PercursosDiretosSucessoEscolas.J114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agem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-</meta:initial-creator>
    <dc:creator>Luís Martinho (DGEEC)</dc:creator>
    <meta:creation-date>2016-11-03T11:55:27Z</meta:creation-date>
    <dc:date>2020-03-04T14:56:10Z</dc:date>
  </office:meta>
</office:document-meta>
</file>